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12cm"/>
    </style:style>
    <style:style style:name="co2" style:family="table-column">
      <style:table-column-properties fo:break-before="auto" style:column-width="3.251cm"/>
    </style:style>
    <style:style style:name="co3" style:family="table-column">
      <style:table-column-properties fo:break-before="auto" style:column-width="1.7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491" table:default-cell-style-name="Default"/>
        <table:table-row table:style-name="ro1">
          <table:table-cell office:value-type="string">
            <text:p>Training Set Error</text:p>
            <draw:frame table:end-cell-address="Arkusz1.C36" table:end-x="1.502cm" table:end-y="0.273cm" draw:z-index="0" draw:style-name="gr1" draw:text-style-name="P1" svg:width="7.84cm" svg:height="16.099cm" svg:x="0cm" svg:y="0cm">
              <draw:object draw:notify-on-update-of-ranges="Arkusz1.A1:Arkusz1.A1 Arkusz1.A2:Arkusz1.A501 Arkusz1.B1:Arkusz1.B1 Arkusz1.B2:Arkusz1.B50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office:value-type="string">
            <text:p>Verifying Set Error</text:p>
          </table:table-cell>
          <table:table-cell office:value-type="string">
            <text:p>Training Set Error</text:p>
            <draw:frame table:end-cell-address="Arkusz1.E36" table:end-x="2.976cm" table:end-y="0.247cm" draw:z-index="1" draw:style-name="gr1" draw:text-style-name="P1" svg:width="7.674cm" svg:height="15.967cm" svg:x="1.641cm" svg:y="0.106cm">
              <draw:object draw:notify-on-update-of-ranges="Arkusz1.C1:Arkusz1.C1 Arkusz1.C2:Arkusz1.C501 Arkusz1.D1:Arkusz1.D1 Arkusz1.D2:Arkusz1.D50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office:value-type="string">
            <text:p>Verifying Set Error</text:p>
          </table:table-cell>
          <table:table-cell office:value-type="string">
            <text:p>Training Set Error</text:p>
          </table:table-cell>
          <table:table-cell office:value-type="string">
            <text:p>Verifying Set Error</text:p>
            <draw:frame table:end-cell-address="Arkusz1.H37" table:end-x="1.462cm" table:end-y="0.114cm" draw:z-index="2" draw:style-name="gr1" draw:text-style-name="P1" svg:width="7.785cm" svg:height="16.285cm" svg:x="0.015cm" svg:y="0.106cm">
              <draw:object draw:notify-on-update-of-ranges="Arkusz1.E1:Arkusz1.E1 Arkusz1.E2:Arkusz1.E501 Arkusz1.F1:Arkusz1.F1 Arkusz1.F2:Arkusz1.F501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office:value-type="string">
            <text:p>Training Set Error</text:p>
          </table:table-cell>
          <table:table-cell office:value-type="string">
            <text:p>Verifying Set Error</text:p>
            <draw:frame table:end-cell-address="Arkusz1.J36" table:end-x="3.157cm" table:end-y="0.406cm" draw:z-index="3" draw:style-name="gr1" draw:text-style-name="P1" svg:width="7.896cm" svg:height="15.966cm" svg:x="1.6cm" svg:y="0.266cm">
              <draw:object draw:notify-on-update-of-ranges="Arkusz1.G1:Arkusz1.G1 Arkusz1.G2:Arkusz1.G501 Arkusz1.H1:Arkusz1.H1 Arkusz1.H2:Arkusz1.H501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office:value-type="string">
            <text:p>Training Set Error</text:p>
          </table:table-cell>
          <table:table-cell office:value-type="string">
            <text:p>Verifying Set Error</text:p>
          </table:table-cell>
          <table:table-cell>
            <draw:frame table:end-cell-address="Arkusz1.O36" table:end-x="1.526cm" table:end-y="0.406cm" draw:z-index="4" draw:style-name="gr1" draw:text-style-name="P1" svg:width="8.478cm" svg:height="16.126cm" svg:x="0.141cm" svg:y="0.106cm">
              <draw:object draw:notify-on-update-of-ranges="Arkusz1.I1:Arkusz1.I1 Arkusz1.I2:Arkusz1.I501 Arkusz1.J1:Arkusz1.J1 Arkusz1.J2:Arkusz1.J501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490"/>
        </table:table-row>
        <table:table-row table:style-name="ro2">
          <table:table-cell office:value-type="float" office:value="0.261297">
            <text:p>0,261297</text:p>
          </table:table-cell>
          <table:table-cell office:value-type="float" office:value="0.25188">
            <text:p>0,25188</text:p>
          </table:table-cell>
          <table:table-cell office:value-type="float" office:value="0.397048">
            <text:p>0,397048</text:p>
          </table:table-cell>
          <table:table-cell office:value-type="float" office:value="0.188181">
            <text:p>0,188181</text:p>
          </table:table-cell>
          <table:table-cell office:value-type="float" office:value="0.261748">
            <text:p>0,261748</text:p>
          </table:table-cell>
          <table:table-cell office:value-type="float" office:value="0.18104">
            <text:p>0,18104</text:p>
          </table:table-cell>
          <table:table-cell office:value-type="float" office:value="0.298353">
            <text:p>0,298353</text:p>
          </table:table-cell>
          <table:table-cell office:value-type="float" office:value="0.235073">
            <text:p>0,235073</text:p>
          </table:table-cell>
          <table:table-cell office:value-type="float" office:value="0.267722">
            <text:p>0,267722</text:p>
          </table:table-cell>
          <table:table-cell office:value-type="float" office:value="0.228375">
            <text:p>0,228375</text:p>
          </table:table-cell>
          <table:table-cell table:number-columns-repeated="491"/>
        </table:table-row>
        <table:table-row table:style-name="ro2">
          <table:table-cell office:value-type="float" office:value="0.239433">
            <text:p>0,239433</text:p>
          </table:table-cell>
          <table:table-cell office:value-type="float" office:value="0.231784">
            <text:p>0,231784</text:p>
          </table:table-cell>
          <table:table-cell office:value-type="float" office:value="0.186936">
            <text:p>0,186936</text:p>
          </table:table-cell>
          <table:table-cell office:value-type="float" office:value="0.178612">
            <text:p>0,178612</text:p>
          </table:table-cell>
          <table:table-cell office:value-type="float" office:value="0.176385">
            <text:p>0,176385</text:p>
          </table:table-cell>
          <table:table-cell office:value-type="float" office:value="0.162245">
            <text:p>0,162245</text:p>
          </table:table-cell>
          <table:table-cell office:value-type="float" office:value="0.189297">
            <text:p>0,189297</text:p>
          </table:table-cell>
          <table:table-cell office:value-type="float" office:value="0.153061">
            <text:p>0,153061</text:p>
          </table:table-cell>
          <table:table-cell office:value-type="float" office:value="0.205341">
            <text:p>0,205341</text:p>
          </table:table-cell>
          <table:table-cell office:value-type="float" office:value="0.180056">
            <text:p>0,180056</text:p>
          </table:table-cell>
          <table:table-cell table:number-columns-repeated="491"/>
        </table:table-row>
        <table:table-row table:style-name="ro2">
          <table:table-cell office:value-type="float" office:value="0.217066">
            <text:p>0,217066</text:p>
          </table:table-cell>
          <table:table-cell office:value-type="float" office:value="0.209921">
            <text:p>0,209921</text:p>
          </table:table-cell>
          <table:table-cell office:value-type="float" office:value="0.169322">
            <text:p>0,169322</text:p>
          </table:table-cell>
          <table:table-cell office:value-type="float" office:value="0.1753">
            <text:p>0,1753</text:p>
          </table:table-cell>
          <table:table-cell office:value-type="float" office:value="0.16014">
            <text:p>0,16014</text:p>
          </table:table-cell>
          <table:table-cell office:value-type="float" office:value="0.163967">
            <text:p>0,163967</text:p>
          </table:table-cell>
          <table:table-cell office:value-type="float" office:value="0.133073">
            <text:p>0,133073</text:p>
          </table:table-cell>
          <table:table-cell office:value-type="float" office:value="0.113579">
            <text:p>0,113579</text:p>
          </table:table-cell>
          <table:table-cell office:value-type="float" office:value="0.179471">
            <text:p>0,179471</text:p>
          </table:table-cell>
          <table:table-cell office:value-type="float" office:value="0.166752">
            <text:p>0,166752</text:p>
          </table:table-cell>
          <table:table-cell table:number-columns-repeated="491"/>
        </table:table-row>
        <table:table-row table:style-name="ro2">
          <table:table-cell office:value-type="float" office:value="0.205561">
            <text:p>0,205561</text:p>
          </table:table-cell>
          <table:table-cell office:value-type="float" office:value="0.192879">
            <text:p>0,192879</text:p>
          </table:table-cell>
          <table:table-cell office:value-type="float" office:value="0.167959">
            <text:p>0,167959</text:p>
          </table:table-cell>
          <table:table-cell office:value-type="float" office:value="0.161532">
            <text:p>0,161532</text:p>
          </table:table-cell>
          <table:table-cell office:value-type="float" office:value="0.153378">
            <text:p>0,153378</text:p>
          </table:table-cell>
          <table:table-cell office:value-type="float" office:value="0.144159">
            <text:p>0,144159</text:p>
          </table:table-cell>
          <table:table-cell office:value-type="float" office:value="0.109077">
            <text:p>0,109077</text:p>
          </table:table-cell>
          <table:table-cell office:value-type="float" office:value="0.088347">
            <text:p>0,088347</text:p>
          </table:table-cell>
          <table:table-cell office:value-type="float" office:value="0.160349">
            <text:p>0,160349</text:p>
          </table:table-cell>
          <table:table-cell office:value-type="float" office:value="0.151059">
            <text:p>0,151059</text:p>
          </table:table-cell>
          <table:table-cell table:number-columns-repeated="491"/>
        </table:table-row>
        <table:table-row table:style-name="ro2">
          <table:table-cell office:value-type="float" office:value="0.189153">
            <text:p>0,189153</text:p>
          </table:table-cell>
          <table:table-cell office:value-type="float" office:value="0.179912">
            <text:p>0,179912</text:p>
          </table:table-cell>
          <table:table-cell office:value-type="float" office:value="0.163505">
            <text:p>0,163505</text:p>
          </table:table-cell>
          <table:table-cell office:value-type="float" office:value="0.152802">
            <text:p>0,152802</text:p>
          </table:table-cell>
          <table:table-cell office:value-type="float" office:value="0.147242">
            <text:p>0,147242</text:p>
          </table:table-cell>
          <table:table-cell office:value-type="float" office:value="0.139761">
            <text:p>0,139761</text:p>
          </table:table-cell>
          <table:table-cell office:value-type="float" office:value="0.093022">
            <text:p>0,093022</text:p>
          </table:table-cell>
          <table:table-cell office:value-type="float" office:value="0.094008">
            <text:p>0,094008</text:p>
          </table:table-cell>
          <table:table-cell office:value-type="float" office:value="0.145749">
            <text:p>0,145749</text:p>
          </table:table-cell>
          <table:table-cell office:value-type="float" office:value="0.140919">
            <text:p>0,140919</text:p>
          </table:table-cell>
          <table:table-cell table:number-columns-repeated="491"/>
        </table:table-row>
        <table:table-row table:style-name="ro2">
          <table:table-cell office:value-type="float" office:value="0.176032">
            <text:p>0,176032</text:p>
          </table:table-cell>
          <table:table-cell office:value-type="float" office:value="0.167722">
            <text:p>0,167722</text:p>
          </table:table-cell>
          <table:table-cell office:value-type="float" office:value="0.155158">
            <text:p>0,155158</text:p>
          </table:table-cell>
          <table:table-cell office:value-type="float" office:value="0.15225">
            <text:p>0,15225</text:p>
          </table:table-cell>
          <table:table-cell office:value-type="float" office:value="0.144453">
            <text:p>0,144453</text:p>
          </table:table-cell>
          <table:table-cell office:value-type="float" office:value="0.133948">
            <text:p>0,133948</text:p>
          </table:table-cell>
          <table:table-cell office:value-type="float" office:value="0.08779">
            <text:p>0,08779</text:p>
          </table:table-cell>
          <table:table-cell office:value-type="float" office:value="0.089023">
            <text:p>0,089023</text:p>
          </table:table-cell>
          <table:table-cell office:value-type="float" office:value="0.142263">
            <text:p>0,142263</text:p>
          </table:table-cell>
          <table:table-cell office:value-type="float" office:value="0.142835">
            <text:p>0,142835</text:p>
          </table:table-cell>
          <table:table-cell table:number-columns-repeated="491"/>
        </table:table-row>
        <table:table-row table:style-name="ro2">
          <table:table-cell office:value-type="float" office:value="0.163493">
            <text:p>0,163493</text:p>
          </table:table-cell>
          <table:table-cell office:value-type="float" office:value="0.162364">
            <text:p>0,162364</text:p>
          </table:table-cell>
          <table:table-cell office:value-type="float" office:value="0.14742">
            <text:p>0,14742</text:p>
          </table:table-cell>
          <table:table-cell office:value-type="float" office:value="0.136751">
            <text:p>0,136751</text:p>
          </table:table-cell>
          <table:table-cell office:value-type="float" office:value="0.134408">
            <text:p>0,134408</text:p>
          </table:table-cell>
          <table:table-cell office:value-type="float" office:value="0.13134">
            <text:p>0,13134</text:p>
          </table:table-cell>
          <table:table-cell office:value-type="float" office:value="0.090703">
            <text:p>0,090703</text:p>
          </table:table-cell>
          <table:table-cell office:value-type="float" office:value="0.089602">
            <text:p>0,089602</text:p>
          </table:table-cell>
          <table:table-cell office:value-type="float" office:value="0.140212">
            <text:p>0,140212</text:p>
          </table:table-cell>
          <table:table-cell office:value-type="float" office:value="0.140923">
            <text:p>0,140923</text:p>
          </table:table-cell>
          <table:table-cell table:number-columns-repeated="491"/>
        </table:table-row>
        <table:table-row table:style-name="ro2">
          <table:table-cell office:value-type="float" office:value="0.154753">
            <text:p>0,154753</text:p>
          </table:table-cell>
          <table:table-cell office:value-type="float" office:value="0.149079">
            <text:p>0,149079</text:p>
          </table:table-cell>
          <table:table-cell office:value-type="float" office:value="0.147271">
            <text:p>0,147271</text:p>
          </table:table-cell>
          <table:table-cell office:value-type="float" office:value="0.144717">
            <text:p>0,144717</text:p>
          </table:table-cell>
          <table:table-cell office:value-type="float" office:value="0.127832">
            <text:p>0,127832</text:p>
          </table:table-cell>
          <table:table-cell office:value-type="float" office:value="0.133703">
            <text:p>0,133703</text:p>
          </table:table-cell>
          <table:table-cell office:value-type="float" office:value="0.085672">
            <text:p>0,085672</text:p>
          </table:table-cell>
          <table:table-cell office:value-type="float" office:value="0.092746">
            <text:p>0,092746</text:p>
          </table:table-cell>
          <table:table-cell office:value-type="float" office:value="0.1377">
            <text:p>0,1377</text:p>
          </table:table-cell>
          <table:table-cell office:value-type="float" office:value="0.135018">
            <text:p>0,135018</text:p>
          </table:table-cell>
          <table:table-cell table:number-columns-repeated="491"/>
        </table:table-row>
        <table:table-row table:style-name="ro2">
          <table:table-cell office:value-type="float" office:value="0.1465">
            <text:p>0,1465</text:p>
          </table:table-cell>
          <table:table-cell office:value-type="float" office:value="0.143794">
            <text:p>0,143794</text:p>
          </table:table-cell>
          <table:table-cell office:value-type="float" office:value="0.143931">
            <text:p>0,143931</text:p>
          </table:table-cell>
          <table:table-cell office:value-type="float" office:value="0.137948">
            <text:p>0,137948</text:p>
          </table:table-cell>
          <table:table-cell office:value-type="float" office:value="0.126112">
            <text:p>0,126112</text:p>
          </table:table-cell>
          <table:table-cell office:value-type="float" office:value="0.121249">
            <text:p>0,121249</text:p>
          </table:table-cell>
          <table:table-cell office:value-type="float" office:value="0.08654">
            <text:p>0,08654</text:p>
          </table:table-cell>
          <table:table-cell office:value-type="float" office:value="0.086802">
            <text:p>0,086802</text:p>
          </table:table-cell>
          <table:table-cell office:value-type="float" office:value="0.136408">
            <text:p>0,136408</text:p>
          </table:table-cell>
          <table:table-cell office:value-type="float" office:value="0.134447">
            <text:p>0,134447</text:p>
          </table:table-cell>
          <table:table-cell table:number-columns-repeated="491"/>
        </table:table-row>
        <table:table-row table:style-name="ro2">
          <table:table-cell office:value-type="float" office:value="0.139317">
            <text:p>0,139317</text:p>
          </table:table-cell>
          <table:table-cell office:value-type="float" office:value="0.134281">
            <text:p>0,134281</text:p>
          </table:table-cell>
          <table:table-cell office:value-type="float" office:value="0.137882">
            <text:p>0,137882</text:p>
          </table:table-cell>
          <table:table-cell office:value-type="float" office:value="0.13201">
            <text:p>0,13201</text:p>
          </table:table-cell>
          <table:table-cell office:value-type="float" office:value="0.121991">
            <text:p>0,121991</text:p>
          </table:table-cell>
          <table:table-cell office:value-type="float" office:value="0.117214">
            <text:p>0,117214</text:p>
          </table:table-cell>
          <table:table-cell office:value-type="float" office:value="0.087983">
            <text:p>0,087983</text:p>
          </table:table-cell>
          <table:table-cell office:value-type="float" office:value="0.087756">
            <text:p>0,087756</text:p>
          </table:table-cell>
          <table:table-cell office:value-type="float" office:value="0.137945">
            <text:p>0,137945</text:p>
          </table:table-cell>
          <table:table-cell office:value-type="float" office:value="0.124977">
            <text:p>0,124977</text:p>
          </table:table-cell>
          <table:table-cell table:number-columns-repeated="491"/>
        </table:table-row>
        <table:table-row table:style-name="ro2">
          <table:table-cell office:value-type="float" office:value="0.132715">
            <text:p>0,132715</text:p>
          </table:table-cell>
          <table:table-cell office:value-type="float" office:value="0.130247">
            <text:p>0,130247</text:p>
          </table:table-cell>
          <table:table-cell office:value-type="float" office:value="0.132658">
            <text:p>0,132658</text:p>
          </table:table-cell>
          <table:table-cell office:value-type="float" office:value="0.133441">
            <text:p>0,133441</text:p>
          </table:table-cell>
          <table:table-cell office:value-type="float" office:value="0.119607">
            <text:p>0,119607</text:p>
          </table:table-cell>
          <table:table-cell office:value-type="float" office:value="0.1122">
            <text:p>0,1122</text:p>
          </table:table-cell>
          <table:table-cell office:value-type="float" office:value="0.087364">
            <text:p>0,087364</text:p>
          </table:table-cell>
          <table:table-cell office:value-type="float" office:value="0.086869">
            <text:p>0,086869</text:p>
          </table:table-cell>
          <table:table-cell office:value-type="float" office:value="0.130707">
            <text:p>0,130707</text:p>
          </table:table-cell>
          <table:table-cell office:value-type="float" office:value="0.131494">
            <text:p>0,131494</text:p>
          </table:table-cell>
          <table:table-cell table:number-columns-repeated="491"/>
        </table:table-row>
        <table:table-row table:style-name="ro2">
          <table:table-cell office:value-type="float" office:value="0.12769">
            <text:p>0,12769</text:p>
          </table:table-cell>
          <table:table-cell office:value-type="float" office:value="0.127204">
            <text:p>0,127204</text:p>
          </table:table-cell>
          <table:table-cell office:value-type="float" office:value="0.130115">
            <text:p>0,130115</text:p>
          </table:table-cell>
          <table:table-cell office:value-type="float" office:value="0.130867">
            <text:p>0,130867</text:p>
          </table:table-cell>
          <table:table-cell office:value-type="float" office:value="0.116338">
            <text:p>0,116338</text:p>
          </table:table-cell>
          <table:table-cell office:value-type="float" office:value="0.116198">
            <text:p>0,116198</text:p>
          </table:table-cell>
          <table:table-cell office:value-type="float" office:value="0.080731">
            <text:p>0,080731</text:p>
          </table:table-cell>
          <table:table-cell office:value-type="float" office:value="0.091148">
            <text:p>0,091148</text:p>
          </table:table-cell>
          <table:table-cell office:value-type="float" office:value="0.133709">
            <text:p>0,133709</text:p>
          </table:table-cell>
          <table:table-cell office:value-type="float" office:value="0.125584">
            <text:p>0,125584</text:p>
          </table:table-cell>
          <table:table-cell table:number-columns-repeated="491"/>
        </table:table-row>
        <table:table-row table:style-name="ro2">
          <table:table-cell office:value-type="float" office:value="0.126292">
            <text:p>0,126292</text:p>
          </table:table-cell>
          <table:table-cell office:value-type="float" office:value="0.123038">
            <text:p>0,123038</text:p>
          </table:table-cell>
          <table:table-cell office:value-type="float" office:value="0.124437">
            <text:p>0,124437</text:p>
          </table:table-cell>
          <table:table-cell office:value-type="float" office:value="0.132929">
            <text:p>0,132929</text:p>
          </table:table-cell>
          <table:table-cell office:value-type="float" office:value="0.110992">
            <text:p>0,110992</text:p>
          </table:table-cell>
          <table:table-cell office:value-type="float" office:value="0.110559">
            <text:p>0,110559</text:p>
          </table:table-cell>
          <table:table-cell office:value-type="float" office:value="0.08419">
            <text:p>0,08419</text:p>
          </table:table-cell>
          <table:table-cell office:value-type="float" office:value="0.08263">
            <text:p>0,08263</text:p>
          </table:table-cell>
          <table:table-cell office:value-type="float" office:value="0.129463">
            <text:p>0,129463</text:p>
          </table:table-cell>
          <table:table-cell office:value-type="float" office:value="0.125452">
            <text:p>0,125452</text:p>
          </table:table-cell>
          <table:table-cell table:number-columns-repeated="491"/>
        </table:table-row>
        <table:table-row table:style-name="ro2">
          <table:table-cell office:value-type="float" office:value="0.119295">
            <text:p>0,119295</text:p>
          </table:table-cell>
          <table:table-cell office:value-type="float" office:value="0.121964">
            <text:p>0,121964</text:p>
          </table:table-cell>
          <table:table-cell office:value-type="float" office:value="0.129012">
            <text:p>0,129012</text:p>
          </table:table-cell>
          <table:table-cell office:value-type="float" office:value="0.117875">
            <text:p>0,117875</text:p>
          </table:table-cell>
          <table:table-cell office:value-type="float" office:value="0.111004">
            <text:p>0,111004</text:p>
          </table:table-cell>
          <table:table-cell office:value-type="float" office:value="0.110625">
            <text:p>0,110625</text:p>
          </table:table-cell>
          <table:table-cell office:value-type="float" office:value="0.081306">
            <text:p>0,081306</text:p>
          </table:table-cell>
          <table:table-cell office:value-type="float" office:value="0.085136">
            <text:p>0,085136</text:p>
          </table:table-cell>
          <table:table-cell office:value-type="float" office:value="0.131762">
            <text:p>0,131762</text:p>
          </table:table-cell>
          <table:table-cell office:value-type="float" office:value="0.120679">
            <text:p>0,120679</text:p>
          </table:table-cell>
          <table:table-cell table:number-columns-repeated="491"/>
        </table:table-row>
        <table:table-row table:style-name="ro2">
          <table:table-cell office:value-type="float" office:value="0.117076">
            <text:p>0,117076</text:p>
          </table:table-cell>
          <table:table-cell office:value-type="float" office:value="0.11748">
            <text:p>0,11748</text:p>
          </table:table-cell>
          <table:table-cell office:value-type="float" office:value="0.121037">
            <text:p>0,121037</text:p>
          </table:table-cell>
          <table:table-cell office:value-type="float" office:value="0.120629">
            <text:p>0,120629</text:p>
          </table:table-cell>
          <table:table-cell office:value-type="float" office:value="0.110441">
            <text:p>0,110441</text:p>
          </table:table-cell>
          <table:table-cell office:value-type="float" office:value="0.102952">
            <text:p>0,102952</text:p>
          </table:table-cell>
          <table:table-cell office:value-type="float" office:value="0.079971">
            <text:p>0,079971</text:p>
          </table:table-cell>
          <table:table-cell office:value-type="float" office:value="0.074847">
            <text:p>0,074847</text:p>
          </table:table-cell>
          <table:table-cell office:value-type="float" office:value="0.127266">
            <text:p>0,127266</text:p>
          </table:table-cell>
          <table:table-cell office:value-type="float" office:value="0.130842">
            <text:p>0,130842</text:p>
          </table:table-cell>
          <table:table-cell table:number-columns-repeated="491"/>
        </table:table-row>
        <table:table-row table:style-name="ro2">
          <table:table-cell office:value-type="float" office:value="0.110754">
            <text:p>0,110754</text:p>
          </table:table-cell>
          <table:table-cell office:value-type="float" office:value="0.117143">
            <text:p>0,117143</text:p>
          </table:table-cell>
          <table:table-cell office:value-type="float" office:value="0.119026">
            <text:p>0,119026</text:p>
          </table:table-cell>
          <table:table-cell office:value-type="float" office:value="0.118562">
            <text:p>0,118562</text:p>
          </table:table-cell>
          <table:table-cell office:value-type="float" office:value="0.101492">
            <text:p>0,101492</text:p>
          </table:table-cell>
          <table:table-cell office:value-type="float" office:value="0.101719">
            <text:p>0,101719</text:p>
          </table:table-cell>
          <table:table-cell office:value-type="float" office:value="0.07688">
            <text:p>0,07688</text:p>
          </table:table-cell>
          <table:table-cell office:value-type="float" office:value="0.080125">
            <text:p>0,080125</text:p>
          </table:table-cell>
          <table:table-cell office:value-type="float" office:value="0.130814">
            <text:p>0,130814</text:p>
          </table:table-cell>
          <table:table-cell office:value-type="float" office:value="0.135413">
            <text:p>0,135413</text:p>
          </table:table-cell>
          <table:table-cell table:number-columns-repeated="491"/>
        </table:table-row>
        <table:table-row table:style-name="ro2">
          <table:table-cell office:value-type="float" office:value="0.113666">
            <text:p>0,113666</text:p>
          </table:table-cell>
          <table:table-cell office:value-type="float" office:value="0.112355">
            <text:p>0,112355</text:p>
          </table:table-cell>
          <table:table-cell office:value-type="float" office:value="0.114775">
            <text:p>0,114775</text:p>
          </table:table-cell>
          <table:table-cell office:value-type="float" office:value="0.123269">
            <text:p>0,123269</text:p>
          </table:table-cell>
          <table:table-cell office:value-type="float" office:value="0.099748">
            <text:p>0,099748</text:p>
          </table:table-cell>
          <table:table-cell office:value-type="float" office:value="0.101852">
            <text:p>0,101852</text:p>
          </table:table-cell>
          <table:table-cell office:value-type="float" office:value="0.079854">
            <text:p>0,079854</text:p>
          </table:table-cell>
          <table:table-cell office:value-type="float" office:value="0.072738">
            <text:p>0,072738</text:p>
          </table:table-cell>
          <table:table-cell office:value-type="float" office:value="0.126275">
            <text:p>0,126275</text:p>
          </table:table-cell>
          <table:table-cell office:value-type="float" office:value="0.13658">
            <text:p>0,13658</text:p>
          </table:table-cell>
          <table:table-cell table:number-columns-repeated="491"/>
        </table:table-row>
        <table:table-row table:style-name="ro2">
          <table:table-cell office:value-type="float" office:value="0.111967">
            <text:p>0,111967</text:p>
          </table:table-cell>
          <table:table-cell office:value-type="float" office:value="0.110363">
            <text:p>0,110363</text:p>
          </table:table-cell>
          <table:table-cell office:value-type="float" office:value="0.114149">
            <text:p>0,114149</text:p>
          </table:table-cell>
          <table:table-cell office:value-type="float" office:value="0.112289">
            <text:p>0,112289</text:p>
          </table:table-cell>
          <table:table-cell office:value-type="float" office:value="0.098938">
            <text:p>0,098938</text:p>
          </table:table-cell>
          <table:table-cell office:value-type="float" office:value="0.098689">
            <text:p>0,098689</text:p>
          </table:table-cell>
          <table:table-cell office:value-type="float" office:value="0.071014">
            <text:p>0,071014</text:p>
          </table:table-cell>
          <table:table-cell office:value-type="float" office:value="0.080318">
            <text:p>0,080318</text:p>
          </table:table-cell>
          <table:table-cell office:value-type="float" office:value="0.131614">
            <text:p>0,131614</text:p>
          </table:table-cell>
          <table:table-cell office:value-type="float" office:value="0.134206">
            <text:p>0,134206</text:p>
          </table:table-cell>
          <table:table-cell table:number-columns-repeated="491"/>
        </table:table-row>
        <table:table-row table:style-name="ro2">
          <table:table-cell office:value-type="float" office:value="0.108036">
            <text:p>0,108036</text:p>
          </table:table-cell>
          <table:table-cell office:value-type="float" office:value="0.106213">
            <text:p>0,106213</text:p>
          </table:table-cell>
          <table:table-cell office:value-type="float" office:value="0.115623">
            <text:p>0,115623</text:p>
          </table:table-cell>
          <table:table-cell office:value-type="float" office:value="0.113975">
            <text:p>0,113975</text:p>
          </table:table-cell>
          <table:table-cell office:value-type="float" office:value="0.099127">
            <text:p>0,099127</text:p>
          </table:table-cell>
          <table:table-cell office:value-type="float" office:value="0.102093">
            <text:p>0,102093</text:p>
          </table:table-cell>
          <table:table-cell office:value-type="float" office:value="0.078364">
            <text:p>0,078364</text:p>
          </table:table-cell>
          <table:table-cell office:value-type="float" office:value="0.073958">
            <text:p>0,073958</text:p>
          </table:table-cell>
          <table:table-cell office:value-type="float" office:value="0.133308">
            <text:p>0,133308</text:p>
          </table:table-cell>
          <table:table-cell office:value-type="float" office:value="0.135424">
            <text:p>0,135424</text:p>
          </table:table-cell>
          <table:table-cell table:number-columns-repeated="491"/>
        </table:table-row>
        <table:table-row table:style-name="ro2">
          <table:table-cell office:value-type="float" office:value="0.112916">
            <text:p>0,112916</text:p>
          </table:table-cell>
          <table:table-cell office:value-type="float" office:value="0.105554">
            <text:p>0,105554</text:p>
          </table:table-cell>
          <table:table-cell office:value-type="float" office:value="0.112042">
            <text:p>0,112042</text:p>
          </table:table-cell>
          <table:table-cell office:value-type="float" office:value="0.107089">
            <text:p>0,107089</text:p>
          </table:table-cell>
          <table:table-cell office:value-type="float" office:value="0.096019">
            <text:p>0,096019</text:p>
          </table:table-cell>
          <table:table-cell office:value-type="float" office:value="0.090075">
            <text:p>0,090075</text:p>
          </table:table-cell>
          <table:table-cell office:value-type="float" office:value="0.074858">
            <text:p>0,074858</text:p>
          </table:table-cell>
          <table:table-cell office:value-type="float" office:value="0.084833">
            <text:p>0,084833</text:p>
          </table:table-cell>
          <table:table-cell office:value-type="float" office:value="0.133803">
            <text:p>0,133803</text:p>
          </table:table-cell>
          <table:table-cell office:value-type="float" office:value="0.134005">
            <text:p>0,134005</text:p>
          </table:table-cell>
          <table:table-cell table:number-columns-repeated="491"/>
        </table:table-row>
        <table:table-row table:style-name="ro2">
          <table:table-cell office:value-type="float" office:value="0.106153">
            <text:p>0,106153</text:p>
          </table:table-cell>
          <table:table-cell office:value-type="float" office:value="0.108265">
            <text:p>0,108265</text:p>
          </table:table-cell>
          <table:table-cell office:value-type="float" office:value="0.108645">
            <text:p>0,108645</text:p>
          </table:table-cell>
          <table:table-cell office:value-type="float" office:value="0.105997">
            <text:p>0,105997</text:p>
          </table:table-cell>
          <table:table-cell office:value-type="float" office:value="0.091616">
            <text:p>0,091616</text:p>
          </table:table-cell>
          <table:table-cell office:value-type="float" office:value="0.09007">
            <text:p>0,09007</text:p>
          </table:table-cell>
          <table:table-cell office:value-type="float" office:value="0.076128">
            <text:p>0,076128</text:p>
          </table:table-cell>
          <table:table-cell office:value-type="float" office:value="0.074243">
            <text:p>0,074243</text:p>
          </table:table-cell>
          <table:table-cell office:value-type="float" office:value="0.141121">
            <text:p>0,141121</text:p>
          </table:table-cell>
          <table:table-cell office:value-type="float" office:value="0.135976">
            <text:p>0,135976</text:p>
          </table:table-cell>
          <table:table-cell table:number-columns-repeated="491"/>
        </table:table-row>
        <table:table-row table:style-name="ro2">
          <table:table-cell office:value-type="float" office:value="0.105607">
            <text:p>0,105607</text:p>
          </table:table-cell>
          <table:table-cell office:value-type="float" office:value="0.108834">
            <text:p>0,108834</text:p>
          </table:table-cell>
          <table:table-cell office:value-type="float" office:value="0.111798">
            <text:p>0,111798</text:p>
          </table:table-cell>
          <table:table-cell office:value-type="float" office:value="0.101598">
            <text:p>0,101598</text:p>
          </table:table-cell>
          <table:table-cell office:value-type="float" office:value="0.089082">
            <text:p>0,089082</text:p>
          </table:table-cell>
          <table:table-cell office:value-type="float" office:value="0.089681">
            <text:p>0,089681</text:p>
          </table:table-cell>
          <table:table-cell office:value-type="float" office:value="0.070712">
            <text:p>0,070712</text:p>
          </table:table-cell>
          <table:table-cell office:value-type="float" office:value="0.078496">
            <text:p>0,078496</text:p>
          </table:table-cell>
          <table:table-cell office:value-type="float" office:value="0.143176">
            <text:p>0,143176</text:p>
          </table:table-cell>
          <table:table-cell office:value-type="float" office:value="0.143629">
            <text:p>0,143629</text:p>
          </table:table-cell>
          <table:table-cell table:number-columns-repeated="491"/>
        </table:table-row>
        <table:table-row table:style-name="ro2">
          <table:table-cell office:value-type="float" office:value="0.10784">
            <text:p>0,10784</text:p>
          </table:table-cell>
          <table:table-cell office:value-type="float" office:value="0.108087">
            <text:p>0,108087</text:p>
          </table:table-cell>
          <table:table-cell office:value-type="float" office:value="0.104017">
            <text:p>0,104017</text:p>
          </table:table-cell>
          <table:table-cell office:value-type="float" office:value="0.099604">
            <text:p>0,099604</text:p>
          </table:table-cell>
          <table:table-cell office:value-type="float" office:value="0.089742">
            <text:p>0,089742</text:p>
          </table:table-cell>
          <table:table-cell office:value-type="float" office:value="0.088003">
            <text:p>0,088003</text:p>
          </table:table-cell>
          <table:table-cell office:value-type="float" office:value="0.076941">
            <text:p>0,076941</text:p>
          </table:table-cell>
          <table:table-cell office:value-type="float" office:value="0.075032">
            <text:p>0,075032</text:p>
          </table:table-cell>
          <table:table-cell office:value-type="float" office:value="0.135774">
            <text:p>0,135774</text:p>
          </table:table-cell>
          <table:table-cell office:value-type="float" office:value="0.138209">
            <text:p>0,138209</text:p>
          </table:table-cell>
          <table:table-cell table:number-columns-repeated="491"/>
        </table:table-row>
        <table:table-row table:style-name="ro2">
          <table:table-cell office:value-type="float" office:value="0.106409">
            <text:p>0,106409</text:p>
          </table:table-cell>
          <table:table-cell office:value-type="float" office:value="0.106336">
            <text:p>0,106336</text:p>
          </table:table-cell>
          <table:table-cell office:value-type="float" office:value="0.101019">
            <text:p>0,101019</text:p>
          </table:table-cell>
          <table:table-cell office:value-type="float" office:value="0.101624">
            <text:p>0,101624</text:p>
          </table:table-cell>
          <table:table-cell office:value-type="float" office:value="0.083527">
            <text:p>0,083527</text:p>
          </table:table-cell>
          <table:table-cell office:value-type="float" office:value="0.087283">
            <text:p>0,087283</text:p>
          </table:table-cell>
          <table:table-cell office:value-type="float" office:value="0.073295">
            <text:p>0,073295</text:p>
          </table:table-cell>
          <table:table-cell office:value-type="float" office:value="0.067528">
            <text:p>0,067528</text:p>
          </table:table-cell>
          <table:table-cell office:value-type="float" office:value="0.138714">
            <text:p>0,138714</text:p>
          </table:table-cell>
          <table:table-cell office:value-type="float" office:value="0.135844">
            <text:p>0,135844</text:p>
          </table:table-cell>
          <table:table-cell table:number-columns-repeated="491"/>
        </table:table-row>
        <table:table-row table:style-name="ro2">
          <table:table-cell office:value-type="float" office:value="0.10542">
            <text:p>0,10542</text:p>
          </table:table-cell>
          <table:table-cell office:value-type="float" office:value="0.102165">
            <text:p>0,102165</text:p>
          </table:table-cell>
          <table:table-cell office:value-type="float" office:value="0.099583">
            <text:p>0,099583</text:p>
          </table:table-cell>
          <table:table-cell office:value-type="float" office:value="0.099973">
            <text:p>0,099973</text:p>
          </table:table-cell>
          <table:table-cell office:value-type="float" office:value="0.084292">
            <text:p>0,084292</text:p>
          </table:table-cell>
          <table:table-cell office:value-type="float" office:value="0.086719">
            <text:p>0,086719</text:p>
          </table:table-cell>
          <table:table-cell office:value-type="float" office:value="0.070592">
            <text:p>0,070592</text:p>
          </table:table-cell>
          <table:table-cell office:value-type="float" office:value="0.065779">
            <text:p>0,065779</text:p>
          </table:table-cell>
          <table:table-cell office:value-type="float" office:value="0.131931">
            <text:p>0,131931</text:p>
          </table:table-cell>
          <table:table-cell office:value-type="float" office:value="0.133331">
            <text:p>0,133331</text:p>
          </table:table-cell>
          <table:table-cell table:number-columns-repeated="491"/>
        </table:table-row>
        <table:table-row table:style-name="ro2">
          <table:table-cell office:value-type="float" office:value="0.106408">
            <text:p>0,106408</text:p>
          </table:table-cell>
          <table:table-cell office:value-type="float" office:value="0.106727">
            <text:p>0,106727</text:p>
          </table:table-cell>
          <table:table-cell office:value-type="float" office:value="0.097218">
            <text:p>0,097218</text:p>
          </table:table-cell>
          <table:table-cell office:value-type="float" office:value="0.100789">
            <text:p>0,100789</text:p>
          </table:table-cell>
          <table:table-cell office:value-type="float" office:value="0.084221">
            <text:p>0,084221</text:p>
          </table:table-cell>
          <table:table-cell office:value-type="float" office:value="0.074966">
            <text:p>0,074966</text:p>
          </table:table-cell>
          <table:table-cell office:value-type="float" office:value="0.074536">
            <text:p>0,074536</text:p>
          </table:table-cell>
          <table:table-cell office:value-type="float" office:value="0.076052">
            <text:p>0,076052</text:p>
          </table:table-cell>
          <table:table-cell office:value-type="float" office:value="0.13491">
            <text:p>0,13491</text:p>
          </table:table-cell>
          <table:table-cell office:value-type="float" office:value="0.133659">
            <text:p>0,133659</text:p>
          </table:table-cell>
          <table:table-cell table:number-columns-repeated="491"/>
        </table:table-row>
        <table:table-row table:style-name="ro2">
          <table:table-cell office:value-type="float" office:value="0.103581">
            <text:p>0,103581</text:p>
          </table:table-cell>
          <table:table-cell office:value-type="float" office:value="0.100709">
            <text:p>0,100709</text:p>
          </table:table-cell>
          <table:table-cell office:value-type="float" office:value="0.09798">
            <text:p>0,09798</text:p>
          </table:table-cell>
          <table:table-cell office:value-type="float" office:value="0.093347">
            <text:p>0,093347</text:p>
          </table:table-cell>
          <table:table-cell office:value-type="float" office:value="0.084091">
            <text:p>0,084091</text:p>
          </table:table-cell>
          <table:table-cell office:value-type="float" office:value="0.077045">
            <text:p>0,077045</text:p>
          </table:table-cell>
          <table:table-cell office:value-type="float" office:value="0.070918">
            <text:p>0,070918</text:p>
          </table:table-cell>
          <table:table-cell office:value-type="float" office:value="0.076922">
            <text:p>0,076922</text:p>
          </table:table-cell>
          <table:table-cell office:value-type="float" office:value="0.131921">
            <text:p>0,131921</text:p>
          </table:table-cell>
          <table:table-cell office:value-type="float" office:value="0.139933">
            <text:p>0,139933</text:p>
          </table:table-cell>
          <table:table-cell table:number-columns-repeated="491"/>
        </table:table-row>
        <table:table-row table:style-name="ro2">
          <table:table-cell office:value-type="float" office:value="0.103842">
            <text:p>0,103842</text:p>
          </table:table-cell>
          <table:table-cell office:value-type="float" office:value="0.106877">
            <text:p>0,106877</text:p>
          </table:table-cell>
          <table:table-cell office:value-type="float" office:value="0.094587">
            <text:p>0,094587</text:p>
          </table:table-cell>
          <table:table-cell office:value-type="float" office:value="0.099074">
            <text:p>0,099074</text:p>
          </table:table-cell>
          <table:table-cell office:value-type="float" office:value="0.079446">
            <text:p>0,079446</text:p>
          </table:table-cell>
          <table:table-cell office:value-type="float" office:value="0.08217">
            <text:p>0,08217</text:p>
          </table:table-cell>
          <table:table-cell office:value-type="float" office:value="0.075157">
            <text:p>0,075157</text:p>
          </table:table-cell>
          <table:table-cell office:value-type="float" office:value="0.073754">
            <text:p>0,073754</text:p>
          </table:table-cell>
          <table:table-cell office:value-type="float" office:value="0.136303">
            <text:p>0,136303</text:p>
          </table:table-cell>
          <table:table-cell office:value-type="float" office:value="0.124678">
            <text:p>0,124678</text:p>
          </table:table-cell>
          <table:table-cell table:number-columns-repeated="491"/>
        </table:table-row>
        <table:table-row table:style-name="ro2">
          <table:table-cell office:value-type="float" office:value="0.104212">
            <text:p>0,104212</text:p>
          </table:table-cell>
          <table:table-cell office:value-type="float" office:value="0.106627">
            <text:p>0,106627</text:p>
          </table:table-cell>
          <table:table-cell office:value-type="float" office:value="0.092639">
            <text:p>0,092639</text:p>
          </table:table-cell>
          <table:table-cell office:value-type="float" office:value="0.094406">
            <text:p>0,094406</text:p>
          </table:table-cell>
          <table:table-cell office:value-type="float" office:value="0.077749">
            <text:p>0,077749</text:p>
          </table:table-cell>
          <table:table-cell office:value-type="float" office:value="0.079003">
            <text:p>0,079003</text:p>
          </table:table-cell>
          <table:table-cell office:value-type="float" office:value="0.07149">
            <text:p>0,07149</text:p>
          </table:table-cell>
          <table:table-cell office:value-type="float" office:value="0.07792">
            <text:p>0,07792</text:p>
          </table:table-cell>
          <table:table-cell office:value-type="float" office:value="0.128056">
            <text:p>0,128056</text:p>
          </table:table-cell>
          <table:table-cell office:value-type="float" office:value="0.130945">
            <text:p>0,130945</text:p>
          </table:table-cell>
          <table:table-cell table:number-columns-repeated="491"/>
        </table:table-row>
        <table:table-row table:style-name="ro2">
          <table:table-cell office:value-type="float" office:value="0.107178">
            <text:p>0,107178</text:p>
          </table:table-cell>
          <table:table-cell office:value-type="float" office:value="0.114295">
            <text:p>0,114295</text:p>
          </table:table-cell>
          <table:table-cell office:value-type="float" office:value="0.093245">
            <text:p>0,093245</text:p>
          </table:table-cell>
          <table:table-cell office:value-type="float" office:value="0.094862">
            <text:p>0,094862</text:p>
          </table:table-cell>
          <table:table-cell office:value-type="float" office:value="0.074868">
            <text:p>0,074868</text:p>
          </table:table-cell>
          <table:table-cell office:value-type="float" office:value="0.079803">
            <text:p>0,079803</text:p>
          </table:table-cell>
          <table:table-cell office:value-type="float" office:value="0.076473">
            <text:p>0,076473</text:p>
          </table:table-cell>
          <table:table-cell office:value-type="float" office:value="0.084917">
            <text:p>0,084917</text:p>
          </table:table-cell>
          <table:table-cell office:value-type="float" office:value="0.129774">
            <text:p>0,129774</text:p>
          </table:table-cell>
          <table:table-cell office:value-type="float" office:value="0.132257">
            <text:p>0,132257</text:p>
          </table:table-cell>
          <table:table-cell table:number-columns-repeated="491"/>
        </table:table-row>
        <table:table-row table:style-name="ro2">
          <table:table-cell office:value-type="float" office:value="0.106595">
            <text:p>0,106595</text:p>
          </table:table-cell>
          <table:table-cell office:value-type="float" office:value="0.108772">
            <text:p>0,108772</text:p>
          </table:table-cell>
          <table:table-cell office:value-type="float" office:value="0.090155">
            <text:p>0,090155</text:p>
          </table:table-cell>
          <table:table-cell office:value-type="float" office:value="0.089647">
            <text:p>0,089647</text:p>
          </table:table-cell>
          <table:table-cell office:value-type="float" office:value="0.076297">
            <text:p>0,076297</text:p>
          </table:table-cell>
          <table:table-cell office:value-type="float" office:value="0.081514">
            <text:p>0,081514</text:p>
          </table:table-cell>
          <table:table-cell office:value-type="float" office:value="0.074771">
            <text:p>0,074771</text:p>
          </table:table-cell>
          <table:table-cell office:value-type="float" office:value="0.081091">
            <text:p>0,081091</text:p>
          </table:table-cell>
          <table:table-cell office:value-type="float" office:value="0.128324">
            <text:p>0,128324</text:p>
          </table:table-cell>
          <table:table-cell office:value-type="float" office:value="0.125944">
            <text:p>0,125944</text:p>
          </table:table-cell>
          <table:table-cell table:number-columns-repeated="491"/>
        </table:table-row>
        <table:table-row table:style-name="ro2">
          <table:table-cell office:value-type="float" office:value="0.108733">
            <text:p>0,108733</text:p>
          </table:table-cell>
          <table:table-cell office:value-type="float" office:value="0.106434">
            <text:p>0,106434</text:p>
          </table:table-cell>
          <table:table-cell office:value-type="float" office:value="0.088534">
            <text:p>0,088534</text:p>
          </table:table-cell>
          <table:table-cell office:value-type="float" office:value="0.08623">
            <text:p>0,08623</text:p>
          </table:table-cell>
          <table:table-cell office:value-type="float" office:value="0.075368">
            <text:p>0,075368</text:p>
          </table:table-cell>
          <table:table-cell office:value-type="float" office:value="0.073892">
            <text:p>0,073892</text:p>
          </table:table-cell>
          <table:table-cell office:value-type="float" office:value="0.082694">
            <text:p>0,082694</text:p>
          </table:table-cell>
          <table:table-cell office:value-type="float" office:value="0.074642">
            <text:p>0,074642</text:p>
          </table:table-cell>
          <table:table-cell office:value-type="float" office:value="0.124074">
            <text:p>0,124074</text:p>
          </table:table-cell>
          <table:table-cell office:value-type="float" office:value="0.128236">
            <text:p>0,128236</text:p>
          </table:table-cell>
          <table:table-cell table:number-columns-repeated="491"/>
        </table:table-row>
        <table:table-row table:style-name="ro2">
          <table:table-cell office:value-type="float" office:value="0.10593">
            <text:p>0,10593</text:p>
          </table:table-cell>
          <table:table-cell office:value-type="float" office:value="0.107528">
            <text:p>0,107528</text:p>
          </table:table-cell>
          <table:table-cell office:value-type="float" office:value="0.086751">
            <text:p>0,086751</text:p>
          </table:table-cell>
          <table:table-cell office:value-type="float" office:value="0.086334">
            <text:p>0,086334</text:p>
          </table:table-cell>
          <table:table-cell office:value-type="float" office:value="0.072834">
            <text:p>0,072834</text:p>
          </table:table-cell>
          <table:table-cell office:value-type="float" office:value="0.074152">
            <text:p>0,074152</text:p>
          </table:table-cell>
          <table:table-cell office:value-type="float" office:value="0.081284">
            <text:p>0,081284</text:p>
          </table:table-cell>
          <table:table-cell office:value-type="float" office:value="0.0899">
            <text:p>0,0899</text:p>
          </table:table-cell>
          <table:table-cell office:value-type="float" office:value="0.124604">
            <text:p>0,124604</text:p>
          </table:table-cell>
          <table:table-cell office:value-type="float" office:value="0.11639">
            <text:p>0,11639</text:p>
          </table:table-cell>
          <table:table-cell table:number-columns-repeated="491"/>
        </table:table-row>
        <table:table-row table:style-name="ro2">
          <table:table-cell office:value-type="float" office:value="0.10155">
            <text:p>0,10155</text:p>
          </table:table-cell>
          <table:table-cell office:value-type="float" office:value="0.105355">
            <text:p>0,105355</text:p>
          </table:table-cell>
          <table:table-cell office:value-type="float" office:value="0.085372">
            <text:p>0,085372</text:p>
          </table:table-cell>
          <table:table-cell office:value-type="float" office:value="0.0873">
            <text:p>0,0873</text:p>
          </table:table-cell>
          <table:table-cell office:value-type="float" office:value="0.071377">
            <text:p>0,071377</text:p>
          </table:table-cell>
          <table:table-cell office:value-type="float" office:value="0.072828">
            <text:p>0,072828</text:p>
          </table:table-cell>
          <table:table-cell office:value-type="float" office:value="0.090253">
            <text:p>0,090253</text:p>
          </table:table-cell>
          <table:table-cell office:value-type="float" office:value="0.087875">
            <text:p>0,087875</text:p>
          </table:table-cell>
          <table:table-cell office:value-type="float" office:value="0.116406">
            <text:p>0,116406</text:p>
          </table:table-cell>
          <table:table-cell office:value-type="float" office:value="0.109609">
            <text:p>0,109609</text:p>
          </table:table-cell>
          <table:table-cell table:number-columns-repeated="491"/>
        </table:table-row>
        <table:table-row table:style-name="ro2">
          <table:table-cell office:value-type="float" office:value="0.10641">
            <text:p>0,10641</text:p>
          </table:table-cell>
          <table:table-cell office:value-type="float" office:value="0.105517">
            <text:p>0,105517</text:p>
          </table:table-cell>
          <table:table-cell office:value-type="float" office:value="0.081073">
            <text:p>0,081073</text:p>
          </table:table-cell>
          <table:table-cell office:value-type="float" office:value="0.081894">
            <text:p>0,081894</text:p>
          </table:table-cell>
          <table:table-cell office:value-type="float" office:value="0.068978">
            <text:p>0,068978</text:p>
          </table:table-cell>
          <table:table-cell office:value-type="float" office:value="0.070814">
            <text:p>0,070814</text:p>
          </table:table-cell>
          <table:table-cell office:value-type="float" office:value="0.094308">
            <text:p>0,094308</text:p>
          </table:table-cell>
          <table:table-cell office:value-type="float" office:value="0.100392">
            <text:p>0,100392</text:p>
          </table:table-cell>
          <table:table-cell office:value-type="float" office:value="0.114927">
            <text:p>0,114927</text:p>
          </table:table-cell>
          <table:table-cell office:value-type="float" office:value="0.119068">
            <text:p>0,119068</text:p>
          </table:table-cell>
          <table:table-cell table:number-columns-repeated="491"/>
        </table:table-row>
        <table:table-row table:style-name="ro2">
          <table:table-cell office:value-type="float" office:value="0.102123">
            <text:p>0,102123</text:p>
          </table:table-cell>
          <table:table-cell office:value-type="float" office:value="0.106792">
            <text:p>0,106792</text:p>
          </table:table-cell>
          <table:table-cell office:value-type="float" office:value="0.078372">
            <text:p>0,078372</text:p>
          </table:table-cell>
          <table:table-cell office:value-type="float" office:value="0.081531">
            <text:p>0,081531</text:p>
          </table:table-cell>
          <table:table-cell office:value-type="float" office:value="0.068088">
            <text:p>0,068088</text:p>
          </table:table-cell>
          <table:table-cell office:value-type="float" office:value="0.071079">
            <text:p>0,071079</text:p>
          </table:table-cell>
          <table:table-cell office:value-type="float" office:value="0.110599">
            <text:p>0,110599</text:p>
          </table:table-cell>
          <table:table-cell office:value-type="float" office:value="0.124422">
            <text:p>0,124422</text:p>
          </table:table-cell>
          <table:table-cell office:value-type="float" office:value="0.10916">
            <text:p>0,10916</text:p>
          </table:table-cell>
          <table:table-cell office:value-type="float" office:value="0.106944">
            <text:p>0,106944</text:p>
          </table:table-cell>
          <table:table-cell table:number-columns-repeated="491"/>
        </table:table-row>
        <table:table-row table:style-name="ro2">
          <table:table-cell office:value-type="float" office:value="0.103366">
            <text:p>0,103366</text:p>
          </table:table-cell>
          <table:table-cell office:value-type="float" office:value="0.105331">
            <text:p>0,105331</text:p>
          </table:table-cell>
          <table:table-cell office:value-type="float" office:value="0.081268">
            <text:p>0,081268</text:p>
          </table:table-cell>
          <table:table-cell office:value-type="float" office:value="0.078425">
            <text:p>0,078425</text:p>
          </table:table-cell>
          <table:table-cell office:value-type="float" office:value="0.067647">
            <text:p>0,067647</text:p>
          </table:table-cell>
          <table:table-cell office:value-type="float" office:value="0.069053">
            <text:p>0,069053</text:p>
          </table:table-cell>
          <table:table-cell office:value-type="float" office:value="0.152623">
            <text:p>0,152623</text:p>
          </table:table-cell>
          <table:table-cell office:value-type="float" office:value="0.189232">
            <text:p>0,189232</text:p>
          </table:table-cell>
          <table:table-cell office:value-type="float" office:value="0.105786">
            <text:p>0,105786</text:p>
          </table:table-cell>
          <table:table-cell office:value-type="float" office:value="0.102673">
            <text:p>0,102673</text:p>
          </table:table-cell>
          <table:table-cell table:number-columns-repeated="491"/>
        </table:table-row>
        <table:table-row table:style-name="ro2">
          <table:table-cell office:value-type="float" office:value="0.10516">
            <text:p>0,10516</text:p>
          </table:table-cell>
          <table:table-cell office:value-type="float" office:value="0.106569">
            <text:p>0,106569</text:p>
          </table:table-cell>
          <table:table-cell office:value-type="float" office:value="0.077557">
            <text:p>0,077557</text:p>
          </table:table-cell>
          <table:table-cell office:value-type="float" office:value="0.075438">
            <text:p>0,075438</text:p>
          </table:table-cell>
          <table:table-cell office:value-type="float" office:value="0.06772">
            <text:p>0,06772</text:p>
          </table:table-cell>
          <table:table-cell office:value-type="float" office:value="0.066213">
            <text:p>0,066213</text:p>
          </table:table-cell>
          <table:table-cell office:value-type="float" office:value="0.266859">
            <text:p>0,266859</text:p>
          </table:table-cell>
          <table:table-cell office:value-type="float" office:value="0.397241">
            <text:p>0,397241</text:p>
          </table:table-cell>
          <table:table-cell office:value-type="float" office:value="0.104347">
            <text:p>0,104347</text:p>
          </table:table-cell>
          <table:table-cell office:value-type="float" office:value="0.105264">
            <text:p>0,105264</text:p>
          </table:table-cell>
          <table:table-cell table:number-columns-repeated="491"/>
        </table:table-row>
        <table:table-row table:style-name="ro2">
          <table:table-cell office:value-type="float" office:value="0.102872">
            <text:p>0,102872</text:p>
          </table:table-cell>
          <table:table-cell office:value-type="float" office:value="0.104321">
            <text:p>0,104321</text:p>
          </table:table-cell>
          <table:table-cell office:value-type="float" office:value="0.076602">
            <text:p>0,076602</text:p>
          </table:table-cell>
          <table:table-cell office:value-type="float" office:value="0.071445">
            <text:p>0,071445</text:p>
          </table:table-cell>
          <table:table-cell office:value-type="float" office:value="0.065176">
            <text:p>0,065176</text:p>
          </table:table-cell>
          <table:table-cell office:value-type="float" office:value="0.067631">
            <text:p>0,067631</text:p>
          </table:table-cell>
          <table:table-cell office:value-type="float" office:value="0.601326">
            <text:p>0,601326</text:p>
          </table:table-cell>
          <table:table-cell office:value-type="float" office:value="0.660095">
            <text:p>0,660095</text:p>
          </table:table-cell>
          <table:table-cell office:value-type="float" office:value="0.098167">
            <text:p>0,098167</text:p>
          </table:table-cell>
          <table:table-cell office:value-type="float" office:value="0.093046">
            <text:p>0,093046</text:p>
          </table:table-cell>
          <table:table-cell table:number-columns-repeated="491"/>
        </table:table-row>
        <table:table-row table:style-name="ro2">
          <table:table-cell office:value-type="float" office:value="0.10233">
            <text:p>0,10233</text:p>
          </table:table-cell>
          <table:table-cell office:value-type="float" office:value="0.09897">
            <text:p>0,09897</text:p>
          </table:table-cell>
          <table:table-cell office:value-type="float" office:value="0.071526">
            <text:p>0,071526</text:p>
          </table:table-cell>
          <table:table-cell office:value-type="float" office:value="0.071247">
            <text:p>0,071247</text:p>
          </table:table-cell>
          <table:table-cell office:value-type="float" office:value="0.066424">
            <text:p>0,066424</text:p>
          </table:table-cell>
          <table:table-cell office:value-type="float" office:value="0.065773">
            <text:p>0,065773</text:p>
          </table:table-cell>
          <table:table-cell office:value-type="float" office:value="0.623512">
            <text:p>0,623512</text:p>
          </table:table-cell>
          <table:table-cell office:value-type="float" office:value="0.580173">
            <text:p>0,580173</text:p>
          </table:table-cell>
          <table:table-cell office:value-type="float" office:value="0.095221">
            <text:p>0,095221</text:p>
          </table:table-cell>
          <table:table-cell office:value-type="float" office:value="0.099475">
            <text:p>0,099475</text:p>
          </table:table-cell>
          <table:table-cell table:number-columns-repeated="491"/>
        </table:table-row>
        <table:table-row table:style-name="ro2">
          <table:table-cell office:value-type="float" office:value="0.102496">
            <text:p>0,102496</text:p>
          </table:table-cell>
          <table:table-cell office:value-type="float" office:value="0.109025">
            <text:p>0,109025</text:p>
          </table:table-cell>
          <table:table-cell office:value-type="float" office:value="0.073141">
            <text:p>0,073141</text:p>
          </table:table-cell>
          <table:table-cell office:value-type="float" office:value="0.070362">
            <text:p>0,070362</text:p>
          </table:table-cell>
          <table:table-cell office:value-type="float" office:value="0.063618">
            <text:p>0,063618</text:p>
          </table:table-cell>
          <table:table-cell office:value-type="float" office:value="0.064253">
            <text:p>0,064253</text:p>
          </table:table-cell>
          <table:table-cell office:value-type="float" office:value="0.552047">
            <text:p>0,552047</text:p>
          </table:table-cell>
          <table:table-cell office:value-type="float" office:value="0.500813">
            <text:p>0,500813</text:p>
          </table:table-cell>
          <table:table-cell office:value-type="float" office:value="0.09128">
            <text:p>0,09128</text:p>
          </table:table-cell>
          <table:table-cell office:value-type="float" office:value="0.092477">
            <text:p>0,092477</text:p>
          </table:table-cell>
          <table:table-cell table:number-columns-repeated="491"/>
        </table:table-row>
        <table:table-row table:style-name="ro2">
          <table:table-cell office:value-type="float" office:value="0.103912">
            <text:p>0,103912</text:p>
          </table:table-cell>
          <table:table-cell office:value-type="float" office:value="0.096994">
            <text:p>0,096994</text:p>
          </table:table-cell>
          <table:table-cell office:value-type="float" office:value="0.074357">
            <text:p>0,074357</text:p>
          </table:table-cell>
          <table:table-cell office:value-type="float" office:value="0.069311">
            <text:p>0,069311</text:p>
          </table:table-cell>
          <table:table-cell office:value-type="float" office:value="0.063927">
            <text:p>0,063927</text:p>
          </table:table-cell>
          <table:table-cell office:value-type="float" office:value="0.061718">
            <text:p>0,061718</text:p>
          </table:table-cell>
          <table:table-cell office:value-type="float" office:value="0.47101">
            <text:p>0,47101</text:p>
          </table:table-cell>
          <table:table-cell office:value-type="float" office:value="0.473135">
            <text:p>0,473135</text:p>
          </table:table-cell>
          <table:table-cell office:value-type="float" office:value="0.086449">
            <text:p>0,086449</text:p>
          </table:table-cell>
          <table:table-cell office:value-type="float" office:value="0.085643">
            <text:p>0,085643</text:p>
          </table:table-cell>
          <table:table-cell table:number-columns-repeated="491"/>
        </table:table-row>
        <table:table-row table:style-name="ro2">
          <table:table-cell office:value-type="float" office:value="0.101073">
            <text:p>0,101073</text:p>
          </table:table-cell>
          <table:table-cell office:value-type="float" office:value="0.10615">
            <text:p>0,10615</text:p>
          </table:table-cell>
          <table:table-cell office:value-type="float" office:value="0.069023">
            <text:p>0,069023</text:p>
          </table:table-cell>
          <table:table-cell office:value-type="float" office:value="0.06192">
            <text:p>0,06192</text:p>
          </table:table-cell>
          <table:table-cell office:value-type="float" office:value="0.062977">
            <text:p>0,062977</text:p>
          </table:table-cell>
          <table:table-cell office:value-type="float" office:value="0.06062">
            <text:p>0,06062</text:p>
          </table:table-cell>
          <table:table-cell office:value-type="float" office:value="0.514888">
            <text:p>0,514888</text:p>
          </table:table-cell>
          <table:table-cell office:value-type="float" office:value="0.581455">
            <text:p>0,581455</text:p>
          </table:table-cell>
          <table:table-cell office:value-type="float" office:value="0.083182">
            <text:p>0,083182</text:p>
          </table:table-cell>
          <table:table-cell office:value-type="float" office:value="0.080499">
            <text:p>0,080499</text:p>
          </table:table-cell>
          <table:table-cell table:number-columns-repeated="491"/>
        </table:table-row>
        <table:table-row table:style-name="ro2">
          <table:table-cell office:value-type="float" office:value="0.098266">
            <text:p>0,098266</text:p>
          </table:table-cell>
          <table:table-cell office:value-type="float" office:value="0.105198">
            <text:p>0,105198</text:p>
          </table:table-cell>
          <table:table-cell office:value-type="float" office:value="0.067886">
            <text:p>0,067886</text:p>
          </table:table-cell>
          <table:table-cell office:value-type="float" office:value="0.065377">
            <text:p>0,065377</text:p>
          </table:table-cell>
          <table:table-cell office:value-type="float" office:value="0.059126">
            <text:p>0,059126</text:p>
          </table:table-cell>
          <table:table-cell office:value-type="float" office:value="0.062582">
            <text:p>0,062582</text:p>
          </table:table-cell>
          <table:table-cell office:value-type="float" office:value="0.663574">
            <text:p>0,663574</text:p>
          </table:table-cell>
          <table:table-cell office:value-type="float" office:value="0.683347">
            <text:p>0,683347</text:p>
          </table:table-cell>
          <table:table-cell office:value-type="float" office:value="0.084333">
            <text:p>0,084333</text:p>
          </table:table-cell>
          <table:table-cell office:value-type="float" office:value="0.079382">
            <text:p>0,079382</text:p>
          </table:table-cell>
          <table:table-cell table:number-columns-repeated="491"/>
        </table:table-row>
        <table:table-row table:style-name="ro2">
          <table:table-cell office:value-type="float" office:value="0.101804">
            <text:p>0,101804</text:p>
          </table:table-cell>
          <table:table-cell office:value-type="float" office:value="0.101587">
            <text:p>0,101587</text:p>
          </table:table-cell>
          <table:table-cell office:value-type="float" office:value="0.065523">
            <text:p>0,065523</text:p>
          </table:table-cell>
          <table:table-cell office:value-type="float" office:value="0.071622">
            <text:p>0,071622</text:p>
          </table:table-cell>
          <table:table-cell office:value-type="float" office:value="0.059326">
            <text:p>0,059326</text:p>
          </table:table-cell>
          <table:table-cell office:value-type="float" office:value="0.064878">
            <text:p>0,064878</text:p>
          </table:table-cell>
          <table:table-cell office:value-type="float" office:value="0.536408">
            <text:p>0,536408</text:p>
          </table:table-cell>
          <table:table-cell office:value-type="float" office:value="0.374666">
            <text:p>0,374666</text:p>
          </table:table-cell>
          <table:table-cell office:value-type="float" office:value="0.079215">
            <text:p>0,079215</text:p>
          </table:table-cell>
          <table:table-cell office:value-type="float" office:value="0.076778">
            <text:p>0,076778</text:p>
          </table:table-cell>
          <table:table-cell table:number-columns-repeated="491"/>
        </table:table-row>
        <table:table-row table:style-name="ro2">
          <table:table-cell office:value-type="float" office:value="0.099959">
            <text:p>0,099959</text:p>
          </table:table-cell>
          <table:table-cell office:value-type="float" office:value="0.110817">
            <text:p>0,110817</text:p>
          </table:table-cell>
          <table:table-cell office:value-type="float" office:value="0.063929">
            <text:p>0,063929</text:p>
          </table:table-cell>
          <table:table-cell office:value-type="float" office:value="0.065761">
            <text:p>0,065761</text:p>
          </table:table-cell>
          <table:table-cell office:value-type="float" office:value="0.061216">
            <text:p>0,061216</text:p>
          </table:table-cell>
          <table:table-cell office:value-type="float" office:value="0.060724">
            <text:p>0,060724</text:p>
          </table:table-cell>
          <table:table-cell office:value-type="float" office:value="0.300404">
            <text:p>0,300404</text:p>
          </table:table-cell>
          <table:table-cell office:value-type="float" office:value="0.256609">
            <text:p>0,256609</text:p>
          </table:table-cell>
          <table:table-cell office:value-type="float" office:value="0.07455">
            <text:p>0,07455</text:p>
          </table:table-cell>
          <table:table-cell office:value-type="float" office:value="0.073451">
            <text:p>0,073451</text:p>
          </table:table-cell>
          <table:table-cell table:number-columns-repeated="491"/>
        </table:table-row>
        <table:table-row table:style-name="ro2">
          <table:table-cell office:value-type="float" office:value="0.103454">
            <text:p>0,103454</text:p>
          </table:table-cell>
          <table:table-cell office:value-type="float" office:value="0.101429">
            <text:p>0,101429</text:p>
          </table:table-cell>
          <table:table-cell office:value-type="float" office:value="0.064644">
            <text:p>0,064644</text:p>
          </table:table-cell>
          <table:table-cell office:value-type="float" office:value="0.063757">
            <text:p>0,063757</text:p>
          </table:table-cell>
          <table:table-cell office:value-type="float" office:value="0.057134">
            <text:p>0,057134</text:p>
          </table:table-cell>
          <table:table-cell office:value-type="float" office:value="0.062696">
            <text:p>0,062696</text:p>
          </table:table-cell>
          <table:table-cell office:value-type="float" office:value="0.231053">
            <text:p>0,231053</text:p>
          </table:table-cell>
          <table:table-cell office:value-type="float" office:value="0.212522">
            <text:p>0,212522</text:p>
          </table:table-cell>
          <table:table-cell office:value-type="float" office:value="0.072329">
            <text:p>0,072329</text:p>
          </table:table-cell>
          <table:table-cell office:value-type="float" office:value="0.073974">
            <text:p>0,073974</text:p>
          </table:table-cell>
          <table:table-cell table:number-columns-repeated="491"/>
        </table:table-row>
        <table:table-row table:style-name="ro2">
          <table:table-cell office:value-type="float" office:value="0.105898">
            <text:p>0,105898</text:p>
          </table:table-cell>
          <table:table-cell office:value-type="float" office:value="0.10158">
            <text:p>0,10158</text:p>
          </table:table-cell>
          <table:table-cell office:value-type="float" office:value="0.062983">
            <text:p>0,062983</text:p>
          </table:table-cell>
          <table:table-cell office:value-type="float" office:value="0.064978">
            <text:p>0,064978</text:p>
          </table:table-cell>
          <table:table-cell office:value-type="float" office:value="0.056728">
            <text:p>0,056728</text:p>
          </table:table-cell>
          <table:table-cell office:value-type="float" office:value="0.059146">
            <text:p>0,059146</text:p>
          </table:table-cell>
          <table:table-cell office:value-type="float" office:value="0.195782">
            <text:p>0,195782</text:p>
          </table:table-cell>
          <table:table-cell office:value-type="float" office:value="0.196753">
            <text:p>0,196753</text:p>
          </table:table-cell>
          <table:table-cell office:value-type="float" office:value="0.070014">
            <text:p>0,070014</text:p>
          </table:table-cell>
          <table:table-cell office:value-type="float" office:value="0.066988">
            <text:p>0,066988</text:p>
          </table:table-cell>
          <table:table-cell table:number-columns-repeated="491"/>
        </table:table-row>
        <table:table-row table:style-name="ro2">
          <table:table-cell office:value-type="float" office:value="0.105275">
            <text:p>0,105275</text:p>
          </table:table-cell>
          <table:table-cell office:value-type="float" office:value="0.10896">
            <text:p>0,10896</text:p>
          </table:table-cell>
          <table:table-cell office:value-type="float" office:value="0.061771">
            <text:p>0,061771</text:p>
          </table:table-cell>
          <table:table-cell office:value-type="float" office:value="0.059928">
            <text:p>0,059928</text:p>
          </table:table-cell>
          <table:table-cell office:value-type="float" office:value="0.057941">
            <text:p>0,057941</text:p>
          </table:table-cell>
          <table:table-cell office:value-type="float" office:value="0.057138">
            <text:p>0,057138</text:p>
          </table:table-cell>
          <table:table-cell office:value-type="float" office:value="0.19492">
            <text:p>0,19492</text:p>
          </table:table-cell>
          <table:table-cell office:value-type="float" office:value="0.193341">
            <text:p>0,193341</text:p>
          </table:table-cell>
          <table:table-cell office:value-type="float" office:value="0.068493">
            <text:p>0,068493</text:p>
          </table:table-cell>
          <table:table-cell office:value-type="float" office:value="0.071525">
            <text:p>0,071525</text:p>
          </table:table-cell>
          <table:table-cell table:number-columns-repeated="491"/>
        </table:table-row>
        <table:table-row table:style-name="ro2">
          <table:table-cell office:value-type="float" office:value="0.103251">
            <text:p>0,103251</text:p>
          </table:table-cell>
          <table:table-cell office:value-type="float" office:value="0.108834">
            <text:p>0,108834</text:p>
          </table:table-cell>
          <table:table-cell office:value-type="float" office:value="0.060617">
            <text:p>0,060617</text:p>
          </table:table-cell>
          <table:table-cell office:value-type="float" office:value="0.059722">
            <text:p>0,059722</text:p>
          </table:table-cell>
          <table:table-cell office:value-type="float" office:value="0.054818">
            <text:p>0,054818</text:p>
          </table:table-cell>
          <table:table-cell office:value-type="float" office:value="0.060006">
            <text:p>0,060006</text:p>
          </table:table-cell>
          <table:table-cell office:value-type="float" office:value="0.182077">
            <text:p>0,182077</text:p>
          </table:table-cell>
          <table:table-cell office:value-type="float" office:value="0.180127">
            <text:p>0,180127</text:p>
          </table:table-cell>
          <table:table-cell office:value-type="float" office:value="0.066321">
            <text:p>0,066321</text:p>
          </table:table-cell>
          <table:table-cell office:value-type="float" office:value="0.065852">
            <text:p>0,065852</text:p>
          </table:table-cell>
          <table:table-cell table:number-columns-repeated="491"/>
        </table:table-row>
        <table:table-row table:style-name="ro2">
          <table:table-cell office:value-type="float" office:value="0.108938">
            <text:p>0,108938</text:p>
          </table:table-cell>
          <table:table-cell office:value-type="float" office:value="0.113742">
            <text:p>0,113742</text:p>
          </table:table-cell>
          <table:table-cell office:value-type="float" office:value="0.06092">
            <text:p>0,06092</text:p>
          </table:table-cell>
          <table:table-cell office:value-type="float" office:value="0.05825">
            <text:p>0,05825</text:p>
          </table:table-cell>
          <table:table-cell office:value-type="float" office:value="0.057119">
            <text:p>0,057119</text:p>
          </table:table-cell>
          <table:table-cell office:value-type="float" office:value="0.057209">
            <text:p>0,057209</text:p>
          </table:table-cell>
          <table:table-cell office:value-type="float" office:value="0.180837">
            <text:p>0,180837</text:p>
          </table:table-cell>
          <table:table-cell office:value-type="float" office:value="0.186628">
            <text:p>0,186628</text:p>
          </table:table-cell>
          <table:table-cell office:value-type="float" office:value="0.065543">
            <text:p>0,065543</text:p>
          </table:table-cell>
          <table:table-cell office:value-type="float" office:value="0.065431">
            <text:p>0,065431</text:p>
          </table:table-cell>
          <table:table-cell table:number-columns-repeated="491"/>
        </table:table-row>
        <table:table-row table:style-name="ro2">
          <table:table-cell office:value-type="float" office:value="0.115884">
            <text:p>0,115884</text:p>
          </table:table-cell>
          <table:table-cell office:value-type="float" office:value="0.11477">
            <text:p>0,11477</text:p>
          </table:table-cell>
          <table:table-cell office:value-type="float" office:value="0.058184">
            <text:p>0,058184</text:p>
          </table:table-cell>
          <table:table-cell office:value-type="float" office:value="0.059386">
            <text:p>0,059386</text:p>
          </table:table-cell>
          <table:table-cell office:value-type="float" office:value="0.053406">
            <text:p>0,053406</text:p>
          </table:table-cell>
          <table:table-cell office:value-type="float" office:value="0.054348">
            <text:p>0,054348</text:p>
          </table:table-cell>
          <table:table-cell office:value-type="float" office:value="0.192691">
            <text:p>0,192691</text:p>
          </table:table-cell>
          <table:table-cell office:value-type="float" office:value="0.210038">
            <text:p>0,210038</text:p>
          </table:table-cell>
          <table:table-cell office:value-type="float" office:value="0.063225">
            <text:p>0,063225</text:p>
          </table:table-cell>
          <table:table-cell office:value-type="float" office:value="0.061954">
            <text:p>0,061954</text:p>
          </table:table-cell>
          <table:table-cell table:number-columns-repeated="491"/>
        </table:table-row>
        <table:table-row table:style-name="ro2">
          <table:table-cell office:value-type="float" office:value="0.116105">
            <text:p>0,116105</text:p>
          </table:table-cell>
          <table:table-cell office:value-type="float" office:value="0.113095">
            <text:p>0,113095</text:p>
          </table:table-cell>
          <table:table-cell office:value-type="float" office:value="0.057547">
            <text:p>0,057547</text:p>
          </table:table-cell>
          <table:table-cell office:value-type="float" office:value="0.053635">
            <text:p>0,053635</text:p>
          </table:table-cell>
          <table:table-cell office:value-type="float" office:value="0.055677">
            <text:p>0,055677</text:p>
          </table:table-cell>
          <table:table-cell office:value-type="float" office:value="0.053175">
            <text:p>0,053175</text:p>
          </table:table-cell>
          <table:table-cell office:value-type="float" office:value="0.282308">
            <text:p>0,282308</text:p>
          </table:table-cell>
          <table:table-cell office:value-type="float" office:value="0.384329">
            <text:p>0,384329</text:p>
          </table:table-cell>
          <table:table-cell office:value-type="float" office:value="0.064541">
            <text:p>0,064541</text:p>
          </table:table-cell>
          <table:table-cell office:value-type="float" office:value="0.063138">
            <text:p>0,063138</text:p>
          </table:table-cell>
          <table:table-cell table:number-columns-repeated="491"/>
        </table:table-row>
        <table:table-row table:style-name="ro2">
          <table:table-cell office:value-type="float" office:value="0.122147">
            <text:p>0,122147</text:p>
          </table:table-cell>
          <table:table-cell office:value-type="float" office:value="0.119882">
            <text:p>0,119882</text:p>
          </table:table-cell>
          <table:table-cell office:value-type="float" office:value="0.058411">
            <text:p>0,058411</text:p>
          </table:table-cell>
          <table:table-cell office:value-type="float" office:value="0.055425">
            <text:p>0,055425</text:p>
          </table:table-cell>
          <table:table-cell office:value-type="float" office:value="0.053122">
            <text:p>0,053122</text:p>
          </table:table-cell>
          <table:table-cell office:value-type="float" office:value="0.051041">
            <text:p>0,051041</text:p>
          </table:table-cell>
          <table:table-cell office:value-type="float" office:value="0.443253">
            <text:p>0,443253</text:p>
          </table:table-cell>
          <table:table-cell office:value-type="float" office:value="0.458768">
            <text:p>0,458768</text:p>
          </table:table-cell>
          <table:table-cell office:value-type="float" office:value="0.063023">
            <text:p>0,063023</text:p>
          </table:table-cell>
          <table:table-cell office:value-type="float" office:value="0.063102">
            <text:p>0,063102</text:p>
          </table:table-cell>
          <table:table-cell table:number-columns-repeated="491"/>
        </table:table-row>
        <table:table-row table:style-name="ro2">
          <table:table-cell office:value-type="float" office:value="0.129182">
            <text:p>0,129182</text:p>
          </table:table-cell>
          <table:table-cell office:value-type="float" office:value="0.123929">
            <text:p>0,123929</text:p>
          </table:table-cell>
          <table:table-cell office:value-type="float" office:value="0.054914">
            <text:p>0,054914</text:p>
          </table:table-cell>
          <table:table-cell office:value-type="float" office:value="0.053937">
            <text:p>0,053937</text:p>
          </table:table-cell>
          <table:table-cell office:value-type="float" office:value="0.054198">
            <text:p>0,054198</text:p>
          </table:table-cell>
          <table:table-cell office:value-type="float" office:value="0.054201">
            <text:p>0,054201</text:p>
          </table:table-cell>
          <table:table-cell office:value-type="float" office:value="0.434395">
            <text:p>0,434395</text:p>
          </table:table-cell>
          <table:table-cell office:value-type="float" office:value="0.399345">
            <text:p>0,399345</text:p>
          </table:table-cell>
          <table:table-cell office:value-type="float" office:value="0.066399">
            <text:p>0,066399</text:p>
          </table:table-cell>
          <table:table-cell office:value-type="float" office:value="0.063425">
            <text:p>0,063425</text:p>
          </table:table-cell>
          <table:table-cell table:number-columns-repeated="491"/>
        </table:table-row>
        <table:table-row table:style-name="ro2">
          <table:table-cell office:value-type="float" office:value="0.134835">
            <text:p>0,134835</text:p>
          </table:table-cell>
          <table:table-cell office:value-type="float" office:value="0.133383">
            <text:p>0,133383</text:p>
          </table:table-cell>
          <table:table-cell office:value-type="float" office:value="0.05209">
            <text:p>0,05209</text:p>
          </table:table-cell>
          <table:table-cell office:value-type="float" office:value="0.05591">
            <text:p>0,05591</text:p>
          </table:table-cell>
          <table:table-cell office:value-type="float" office:value="0.054427">
            <text:p>0,054427</text:p>
          </table:table-cell>
          <table:table-cell office:value-type="float" office:value="0.051959">
            <text:p>0,051959</text:p>
          </table:table-cell>
          <table:table-cell office:value-type="float" office:value="0.375303">
            <text:p>0,375303</text:p>
          </table:table-cell>
          <table:table-cell office:value-type="float" office:value="0.353443">
            <text:p>0,353443</text:p>
          </table:table-cell>
          <table:table-cell office:value-type="float" office:value="0.069771">
            <text:p>0,069771</text:p>
          </table:table-cell>
          <table:table-cell office:value-type="float" office:value="0.081207">
            <text:p>0,081207</text:p>
          </table:table-cell>
          <table:table-cell table:number-columns-repeated="491"/>
        </table:table-row>
        <table:table-row table:style-name="ro2">
          <table:table-cell office:value-type="float" office:value="0.147832">
            <text:p>0,147832</text:p>
          </table:table-cell>
          <table:table-cell office:value-type="float" office:value="0.143418">
            <text:p>0,143418</text:p>
          </table:table-cell>
          <table:table-cell office:value-type="float" office:value="0.054379">
            <text:p>0,054379</text:p>
          </table:table-cell>
          <table:table-cell office:value-type="float" office:value="0.056875">
            <text:p>0,056875</text:p>
          </table:table-cell>
          <table:table-cell office:value-type="float" office:value="0.053185">
            <text:p>0,053185</text:p>
          </table:table-cell>
          <table:table-cell office:value-type="float" office:value="0.051874">
            <text:p>0,051874</text:p>
          </table:table-cell>
          <table:table-cell office:value-type="float" office:value="0.377076">
            <text:p>0,377076</text:p>
          </table:table-cell>
          <table:table-cell office:value-type="float" office:value="0.519268">
            <text:p>0,519268</text:p>
          </table:table-cell>
          <table:table-cell office:value-type="float" office:value="0.085751">
            <text:p>0,085751</text:p>
          </table:table-cell>
          <table:table-cell office:value-type="float" office:value="0.100012">
            <text:p>0,100012</text:p>
          </table:table-cell>
          <table:table-cell table:number-columns-repeated="491"/>
        </table:table-row>
        <table:table-row table:style-name="ro2">
          <table:table-cell office:value-type="float" office:value="0.153526">
            <text:p>0,153526</text:p>
          </table:table-cell>
          <table:table-cell office:value-type="float" office:value="0.1594">
            <text:p>0,1594</text:p>
          </table:table-cell>
          <table:table-cell office:value-type="float" office:value="0.052114">
            <text:p>0,052114</text:p>
          </table:table-cell>
          <table:table-cell office:value-type="float" office:value="0.055286">
            <text:p>0,055286</text:p>
          </table:table-cell>
          <table:table-cell office:value-type="float" office:value="0.05042">
            <text:p>0,05042</text:p>
          </table:table-cell>
          <table:table-cell office:value-type="float" office:value="0.049493">
            <text:p>0,049493</text:p>
          </table:table-cell>
          <table:table-cell office:value-type="float" office:value="1.001138">
            <text:p>1,001138</text:p>
          </table:table-cell>
          <table:table-cell office:value-type="float" office:value="1.187392">
            <text:p>1,187392</text:p>
          </table:table-cell>
          <table:table-cell office:value-type="float" office:value="0.141319">
            <text:p>0,141319</text:p>
          </table:table-cell>
          <table:table-cell office:value-type="float" office:value="0.211445">
            <text:p>0,211445</text:p>
          </table:table-cell>
          <table:table-cell table:number-columns-repeated="491"/>
        </table:table-row>
        <table:table-row table:style-name="ro2">
          <table:table-cell office:value-type="float" office:value="0.164757">
            <text:p>0,164757</text:p>
          </table:table-cell>
          <table:table-cell office:value-type="float" office:value="0.17782">
            <text:p>0,17782</text:p>
          </table:table-cell>
          <table:table-cell office:value-type="float" office:value="0.054964">
            <text:p>0,054964</text:p>
          </table:table-cell>
          <table:table-cell office:value-type="float" office:value="0.050405">
            <text:p>0,050405</text:p>
          </table:table-cell>
          <table:table-cell office:value-type="float" office:value="0.053736">
            <text:p>0,053736</text:p>
          </table:table-cell>
          <table:table-cell office:value-type="float" office:value="0.050308">
            <text:p>0,050308</text:p>
          </table:table-cell>
          <table:table-cell office:value-type="float" office:value="0.921688">
            <text:p>0,921688</text:p>
          </table:table-cell>
          <table:table-cell office:value-type="float" office:value="0.512627">
            <text:p>0,512627</text:p>
          </table:table-cell>
          <table:table-cell office:value-type="float" office:value="0.360344">
            <text:p>0,360344</text:p>
          </table:table-cell>
          <table:table-cell office:value-type="float" office:value="0.415238">
            <text:p>0,415238</text:p>
          </table:table-cell>
          <table:table-cell table:number-columns-repeated="491"/>
        </table:table-row>
        <table:table-row table:style-name="ro2">
          <table:table-cell office:value-type="float" office:value="0.195561">
            <text:p>0,195561</text:p>
          </table:table-cell>
          <table:table-cell office:value-type="float" office:value="0.220367">
            <text:p>0,220367</text:p>
          </table:table-cell>
          <table:table-cell office:value-type="float" office:value="0.052114">
            <text:p>0,052114</text:p>
          </table:table-cell>
          <table:table-cell office:value-type="float" office:value="0.051648">
            <text:p>0,051648</text:p>
          </table:table-cell>
          <table:table-cell office:value-type="float" office:value="0.05021">
            <text:p>0,05021</text:p>
          </table:table-cell>
          <table:table-cell office:value-type="float" office:value="0.04934">
            <text:p>0,04934</text:p>
          </table:table-cell>
          <table:table-cell office:value-type="float" office:value="0.358298">
            <text:p>0,358298</text:p>
          </table:table-cell>
          <table:table-cell office:value-type="float" office:value="0.256497">
            <text:p>0,256497</text:p>
          </table:table-cell>
          <table:table-cell office:value-type="float" office:value="0.354009">
            <text:p>0,354009</text:p>
          </table:table-cell>
          <table:table-cell office:value-type="float" office:value="0.320446">
            <text:p>0,320446</text:p>
          </table:table-cell>
          <table:table-cell table:number-columns-repeated="491"/>
        </table:table-row>
        <table:table-row table:style-name="ro2">
          <table:table-cell office:value-type="float" office:value="0.241979">
            <text:p>0,241979</text:p>
          </table:table-cell>
          <table:table-cell office:value-type="float" office:value="0.274696">
            <text:p>0,274696</text:p>
          </table:table-cell>
          <table:table-cell office:value-type="float" office:value="0.05158">
            <text:p>0,05158</text:p>
          </table:table-cell>
          <table:table-cell office:value-type="float" office:value="0.053424">
            <text:p>0,053424</text:p>
          </table:table-cell>
          <table:table-cell office:value-type="float" office:value="0.0531">
            <text:p>0,0531</text:p>
          </table:table-cell>
          <table:table-cell office:value-type="float" office:value="0.050115">
            <text:p>0,050115</text:p>
          </table:table-cell>
          <table:table-cell office:value-type="float" office:value="0.188418">
            <text:p>0,188418</text:p>
          </table:table-cell>
          <table:table-cell office:value-type="float" office:value="0.137277">
            <text:p>0,137277</text:p>
          </table:table-cell>
          <table:table-cell office:value-type="float" office:value="0.301754">
            <text:p>0,301754</text:p>
          </table:table-cell>
          <table:table-cell office:value-type="float" office:value="0.281033">
            <text:p>0,281033</text:p>
          </table:table-cell>
          <table:table-cell table:number-columns-repeated="491"/>
        </table:table-row>
        <table:table-row table:style-name="ro2">
          <table:table-cell office:value-type="float" office:value="0.361203">
            <text:p>0,361203</text:p>
          </table:table-cell>
          <table:table-cell office:value-type="float" office:value="0.429214">
            <text:p>0,429214</text:p>
          </table:table-cell>
          <table:table-cell office:value-type="float" office:value="0.05138">
            <text:p>0,05138</text:p>
          </table:table-cell>
          <table:table-cell office:value-type="float" office:value="0.047261">
            <text:p>0,047261</text:p>
          </table:table-cell>
          <table:table-cell office:value-type="float" office:value="0.049576">
            <text:p>0,049576</text:p>
          </table:table-cell>
          <table:table-cell office:value-type="float" office:value="0.049202">
            <text:p>0,049202</text:p>
          </table:table-cell>
          <table:table-cell office:value-type="float" office:value="0.119598">
            <text:p>0,119598</text:p>
          </table:table-cell>
          <table:table-cell office:value-type="float" office:value="0.103001">
            <text:p>0,103001</text:p>
          </table:table-cell>
          <table:table-cell office:value-type="float" office:value="0.275437">
            <text:p>0,275437</text:p>
          </table:table-cell>
          <table:table-cell office:value-type="float" office:value="0.286923">
            <text:p>0,286923</text:p>
          </table:table-cell>
          <table:table-cell table:number-columns-repeated="491"/>
        </table:table-row>
        <table:table-row table:style-name="ro2">
          <table:table-cell office:value-type="float" office:value="0.481571">
            <text:p>0,481571</text:p>
          </table:table-cell>
          <table:table-cell office:value-type="float" office:value="0.504673">
            <text:p>0,504673</text:p>
          </table:table-cell>
          <table:table-cell office:value-type="float" office:value="0.049276">
            <text:p>0,049276</text:p>
          </table:table-cell>
          <table:table-cell office:value-type="float" office:value="0.05334">
            <text:p>0,05334</text:p>
          </table:table-cell>
          <table:table-cell office:value-type="float" office:value="0.046081">
            <text:p>0,046081</text:p>
          </table:table-cell>
          <table:table-cell office:value-type="float" office:value="0.050245">
            <text:p>0,050245</text:p>
          </table:table-cell>
          <table:table-cell office:value-type="float" office:value="0.090677">
            <text:p>0,090677</text:p>
          </table:table-cell>
          <table:table-cell office:value-type="float" office:value="0.082907">
            <text:p>0,082907</text:p>
          </table:table-cell>
          <table:table-cell office:value-type="float" office:value="0.298196">
            <text:p>0,298196</text:p>
          </table:table-cell>
          <table:table-cell office:value-type="float" office:value="0.360121">
            <text:p>0,360121</text:p>
          </table:table-cell>
          <table:table-cell table:number-columns-repeated="491"/>
        </table:table-row>
        <table:table-row table:style-name="ro2">
          <table:table-cell office:value-type="float" office:value="0.504186">
            <text:p>0,504186</text:p>
          </table:table-cell>
          <table:table-cell office:value-type="float" office:value="0.519228">
            <text:p>0,519228</text:p>
          </table:table-cell>
          <table:table-cell office:value-type="float" office:value="0.049467">
            <text:p>0,049467</text:p>
          </table:table-cell>
          <table:table-cell office:value-type="float" office:value="0.052668">
            <text:p>0,052668</text:p>
          </table:table-cell>
          <table:table-cell office:value-type="float" office:value="0.04607">
            <text:p>0,04607</text:p>
          </table:table-cell>
          <table:table-cell office:value-type="float" office:value="0.045837">
            <text:p>0,045837</text:p>
          </table:table-cell>
          <table:table-cell office:value-type="float" office:value="0.07922">
            <text:p>0,07922</text:p>
          </table:table-cell>
          <table:table-cell office:value-type="float" office:value="0.074476">
            <text:p>0,074476</text:p>
          </table:table-cell>
          <table:table-cell office:value-type="float" office:value="0.495079">
            <text:p>0,495079</text:p>
          </table:table-cell>
          <table:table-cell office:value-type="float" office:value="0.507183">
            <text:p>0,507183</text:p>
          </table:table-cell>
          <table:table-cell table:number-columns-repeated="491"/>
        </table:table-row>
        <table:table-row table:style-name="ro2">
          <table:table-cell office:value-type="float" office:value="0.495668">
            <text:p>0,495668</text:p>
          </table:table-cell>
          <table:table-cell office:value-type="float" office:value="0.488037">
            <text:p>0,488037</text:p>
          </table:table-cell>
          <table:table-cell office:value-type="float" office:value="0.049729">
            <text:p>0,049729</text:p>
          </table:table-cell>
          <table:table-cell office:value-type="float" office:value="0.051118">
            <text:p>0,051118</text:p>
          </table:table-cell>
          <table:table-cell office:value-type="float" office:value="0.047682">
            <text:p>0,047682</text:p>
          </table:table-cell>
          <table:table-cell office:value-type="float" office:value="0.045626">
            <text:p>0,045626</text:p>
          </table:table-cell>
          <table:table-cell office:value-type="float" office:value="0.073481">
            <text:p>0,073481</text:p>
          </table:table-cell>
          <table:table-cell office:value-type="float" office:value="0.072274">
            <text:p>0,072274</text:p>
          </table:table-cell>
          <table:table-cell office:value-type="float" office:value="0.413135">
            <text:p>0,413135</text:p>
          </table:table-cell>
          <table:table-cell office:value-type="float" office:value="0.341372">
            <text:p>0,341372</text:p>
          </table:table-cell>
          <table:table-cell table:number-columns-repeated="491"/>
        </table:table-row>
        <table:table-row table:style-name="ro2">
          <table:table-cell office:value-type="float" office:value="0.462353">
            <text:p>0,462353</text:p>
          </table:table-cell>
          <table:table-cell office:value-type="float" office:value="0.449013">
            <text:p>0,449013</text:p>
          </table:table-cell>
          <table:table-cell office:value-type="float" office:value="0.046095">
            <text:p>0,046095</text:p>
          </table:table-cell>
          <table:table-cell office:value-type="float" office:value="0.046907">
            <text:p>0,046907</text:p>
          </table:table-cell>
          <table:table-cell office:value-type="float" office:value="0.04906">
            <text:p>0,04906</text:p>
          </table:table-cell>
          <table:table-cell office:value-type="float" office:value="0.048111">
            <text:p>0,048111</text:p>
          </table:table-cell>
          <table:table-cell office:value-type="float" office:value="0.070013">
            <text:p>0,070013</text:p>
          </table:table-cell>
          <table:table-cell office:value-type="float" office:value="0.068172">
            <text:p>0,068172</text:p>
          </table:table-cell>
          <table:table-cell office:value-type="float" office:value="0.308212">
            <text:p>0,308212</text:p>
          </table:table-cell>
          <table:table-cell office:value-type="float" office:value="0.294163">
            <text:p>0,294163</text:p>
          </table:table-cell>
          <table:table-cell table:number-columns-repeated="491"/>
        </table:table-row>
        <table:table-row table:style-name="ro2">
          <table:table-cell office:value-type="float" office:value="0.42601">
            <text:p>0,42601</text:p>
          </table:table-cell>
          <table:table-cell office:value-type="float" office:value="0.41293">
            <text:p>0,41293</text:p>
          </table:table-cell>
          <table:table-cell office:value-type="float" office:value="0.046685">
            <text:p>0,046685</text:p>
          </table:table-cell>
          <table:table-cell office:value-type="float" office:value="0.045959">
            <text:p>0,045959</text:p>
          </table:table-cell>
          <table:table-cell office:value-type="float" office:value="0.048425">
            <text:p>0,048425</text:p>
          </table:table-cell>
          <table:table-cell office:value-type="float" office:value="0.049591">
            <text:p>0,049591</text:p>
          </table:table-cell>
          <table:table-cell office:value-type="float" office:value="0.071845">
            <text:p>0,071845</text:p>
          </table:table-cell>
          <table:table-cell office:value-type="float" office:value="0.067627">
            <text:p>0,067627</text:p>
          </table:table-cell>
          <table:table-cell office:value-type="float" office:value="0.281362">
            <text:p>0,281362</text:p>
          </table:table-cell>
          <table:table-cell office:value-type="float" office:value="0.265959">
            <text:p>0,265959</text:p>
          </table:table-cell>
          <table:table-cell table:number-columns-repeated="491"/>
        </table:table-row>
        <table:table-row table:style-name="ro2">
          <table:table-cell office:value-type="float" office:value="0.387063">
            <text:p>0,387063</text:p>
          </table:table-cell>
          <table:table-cell office:value-type="float" office:value="0.374881">
            <text:p>0,374881</text:p>
          </table:table-cell>
          <table:table-cell office:value-type="float" office:value="0.049634">
            <text:p>0,049634</text:p>
          </table:table-cell>
          <table:table-cell office:value-type="float" office:value="0.046496">
            <text:p>0,046496</text:p>
          </table:table-cell>
          <table:table-cell office:value-type="float" office:value="0.046456">
            <text:p>0,046456</text:p>
          </table:table-cell>
          <table:table-cell office:value-type="float" office:value="0.046639">
            <text:p>0,046639</text:p>
          </table:table-cell>
          <table:table-cell office:value-type="float" office:value="0.06968">
            <text:p>0,06968</text:p>
          </table:table-cell>
          <table:table-cell office:value-type="float" office:value="0.069702">
            <text:p>0,069702</text:p>
          </table:table-cell>
          <table:table-cell office:value-type="float" office:value="0.25241">
            <text:p>0,25241</text:p>
          </table:table-cell>
          <table:table-cell office:value-type="float" office:value="0.244109">
            <text:p>0,244109</text:p>
          </table:table-cell>
          <table:table-cell table:number-columns-repeated="491"/>
        </table:table-row>
        <table:table-row table:style-name="ro2">
          <table:table-cell office:value-type="float" office:value="0.350257">
            <text:p>0,350257</text:p>
          </table:table-cell>
          <table:table-cell office:value-type="float" office:value="0.323301">
            <text:p>0,323301</text:p>
          </table:table-cell>
          <table:table-cell office:value-type="float" office:value="0.046818">
            <text:p>0,046818</text:p>
          </table:table-cell>
          <table:table-cell office:value-type="float" office:value="0.042183">
            <text:p>0,042183</text:p>
          </table:table-cell>
          <table:table-cell office:value-type="float" office:value="0.047973">
            <text:p>0,047973</text:p>
          </table:table-cell>
          <table:table-cell office:value-type="float" office:value="0.045336">
            <text:p>0,045336</text:p>
          </table:table-cell>
          <table:table-cell office:value-type="float" office:value="0.071836">
            <text:p>0,071836</text:p>
          </table:table-cell>
          <table:table-cell office:value-type="float" office:value="0.06623">
            <text:p>0,06623</text:p>
          </table:table-cell>
          <table:table-cell office:value-type="float" office:value="0.241687">
            <text:p>0,241687</text:p>
          </table:table-cell>
          <table:table-cell office:value-type="float" office:value="0.227815">
            <text:p>0,227815</text:p>
          </table:table-cell>
          <table:table-cell table:number-columns-repeated="491"/>
        </table:table-row>
        <table:table-row table:style-name="ro2">
          <table:table-cell office:value-type="float" office:value="0.308013">
            <text:p>0,308013</text:p>
          </table:table-cell>
          <table:table-cell office:value-type="float" office:value="0.294035">
            <text:p>0,294035</text:p>
          </table:table-cell>
          <table:table-cell office:value-type="float" office:value="0.049041">
            <text:p>0,049041</text:p>
          </table:table-cell>
          <table:table-cell office:value-type="float" office:value="0.044834">
            <text:p>0,044834</text:p>
          </table:table-cell>
          <table:table-cell office:value-type="float" office:value="0.043544">
            <text:p>0,043544</text:p>
          </table:table-cell>
          <table:table-cell office:value-type="float" office:value="0.048228">
            <text:p>0,048228</text:p>
          </table:table-cell>
          <table:table-cell office:value-type="float" office:value="0.069409">
            <text:p>0,069409</text:p>
          </table:table-cell>
          <table:table-cell office:value-type="float" office:value="0.064189">
            <text:p>0,064189</text:p>
          </table:table-cell>
          <table:table-cell office:value-type="float" office:value="0.233553">
            <text:p>0,233553</text:p>
          </table:table-cell>
          <table:table-cell office:value-type="float" office:value="0.232753">
            <text:p>0,232753</text:p>
          </table:table-cell>
          <table:table-cell table:number-columns-repeated="491"/>
        </table:table-row>
        <table:table-row table:style-name="ro2">
          <table:table-cell office:value-type="float" office:value="0.272088">
            <text:p>0,272088</text:p>
          </table:table-cell>
          <table:table-cell office:value-type="float" office:value="0.253267">
            <text:p>0,253267</text:p>
          </table:table-cell>
          <table:table-cell office:value-type="float" office:value="0.045731">
            <text:p>0,045731</text:p>
          </table:table-cell>
          <table:table-cell office:value-type="float" office:value="0.042872">
            <text:p>0,042872</text:p>
          </table:table-cell>
          <table:table-cell office:value-type="float" office:value="0.047264">
            <text:p>0,047264</text:p>
          </table:table-cell>
          <table:table-cell office:value-type="float" office:value="0.046025">
            <text:p>0,046025</text:p>
          </table:table-cell>
          <table:table-cell office:value-type="float" office:value="0.066182">
            <text:p>0,066182</text:p>
          </table:table-cell>
          <table:table-cell office:value-type="float" office:value="0.066901">
            <text:p>0,066901</text:p>
          </table:table-cell>
          <table:table-cell office:value-type="float" office:value="0.216322">
            <text:p>0,216322</text:p>
          </table:table-cell>
          <table:table-cell office:value-type="float" office:value="0.208755">
            <text:p>0,208755</text:p>
          </table:table-cell>
          <table:table-cell table:number-columns-repeated="491"/>
        </table:table-row>
        <table:table-row table:style-name="ro2">
          <table:table-cell office:value-type="float" office:value="0.233529">
            <text:p>0,233529</text:p>
          </table:table-cell>
          <table:table-cell office:value-type="float" office:value="0.221953">
            <text:p>0,221953</text:p>
          </table:table-cell>
          <table:table-cell office:value-type="float" office:value="0.046745">
            <text:p>0,046745</text:p>
          </table:table-cell>
          <table:table-cell office:value-type="float" office:value="0.042843">
            <text:p>0,042843</text:p>
          </table:table-cell>
          <table:table-cell office:value-type="float" office:value="0.044925">
            <text:p>0,044925</text:p>
          </table:table-cell>
          <table:table-cell office:value-type="float" office:value="0.048786">
            <text:p>0,048786</text:p>
          </table:table-cell>
          <table:table-cell office:value-type="float" office:value="0.067597">
            <text:p>0,067597</text:p>
          </table:table-cell>
          <table:table-cell office:value-type="float" office:value="0.066064">
            <text:p>0,066064</text:p>
          </table:table-cell>
          <table:table-cell office:value-type="float" office:value="0.208191">
            <text:p>0,208191</text:p>
          </table:table-cell>
          <table:table-cell office:value-type="float" office:value="0.214702">
            <text:p>0,214702</text:p>
          </table:table-cell>
          <table:table-cell table:number-columns-repeated="491"/>
        </table:table-row>
        <table:table-row table:style-name="ro2">
          <table:table-cell office:value-type="float" office:value="0.203321">
            <text:p>0,203321</text:p>
          </table:table-cell>
          <table:table-cell office:value-type="float" office:value="0.195052">
            <text:p>0,195052</text:p>
          </table:table-cell>
          <table:table-cell office:value-type="float" office:value="0.043803">
            <text:p>0,043803</text:p>
          </table:table-cell>
          <table:table-cell office:value-type="float" office:value="0.044237">
            <text:p>0,044237</text:p>
          </table:table-cell>
          <table:table-cell office:value-type="float" office:value="0.045422">
            <text:p>0,045422</text:p>
          </table:table-cell>
          <table:table-cell office:value-type="float" office:value="0.044052">
            <text:p>0,044052</text:p>
          </table:table-cell>
          <table:table-cell office:value-type="float" office:value="0.067086">
            <text:p>0,067086</text:p>
          </table:table-cell>
          <table:table-cell office:value-type="float" office:value="0.064538">
            <text:p>0,064538</text:p>
          </table:table-cell>
          <table:table-cell office:value-type="float" office:value="0.19868">
            <text:p>0,19868</text:p>
          </table:table-cell>
          <table:table-cell office:value-type="float" office:value="0.185874">
            <text:p>0,185874</text:p>
          </table:table-cell>
          <table:table-cell table:number-columns-repeated="491"/>
        </table:table-row>
        <table:table-row table:style-name="ro2">
          <table:table-cell office:value-type="float" office:value="0.180108">
            <text:p>0,180108</text:p>
          </table:table-cell>
          <table:table-cell office:value-type="float" office:value="0.168185">
            <text:p>0,168185</text:p>
          </table:table-cell>
          <table:table-cell office:value-type="float" office:value="0.045594">
            <text:p>0,045594</text:p>
          </table:table-cell>
          <table:table-cell office:value-type="float" office:value="0.039321">
            <text:p>0,039321</text:p>
          </table:table-cell>
          <table:table-cell office:value-type="float" office:value="0.044922">
            <text:p>0,044922</text:p>
          </table:table-cell>
          <table:table-cell office:value-type="float" office:value="0.044194">
            <text:p>0,044194</text:p>
          </table:table-cell>
          <table:table-cell office:value-type="float" office:value="0.062604">
            <text:p>0,062604</text:p>
          </table:table-cell>
          <table:table-cell office:value-type="float" office:value="0.060542">
            <text:p>0,060542</text:p>
          </table:table-cell>
          <table:table-cell office:value-type="float" office:value="0.177878">
            <text:p>0,177878</text:p>
          </table:table-cell>
          <table:table-cell office:value-type="float" office:value="0.160986">
            <text:p>0,160986</text:p>
          </table:table-cell>
          <table:table-cell table:number-columns-repeated="491"/>
        </table:table-row>
        <table:table-row table:style-name="ro2">
          <table:table-cell office:value-type="float" office:value="0.159726">
            <text:p>0,159726</text:p>
          </table:table-cell>
          <table:table-cell office:value-type="float" office:value="0.156463">
            <text:p>0,156463</text:p>
          </table:table-cell>
          <table:table-cell office:value-type="float" office:value="0.045842">
            <text:p>0,045842</text:p>
          </table:table-cell>
          <table:table-cell office:value-type="float" office:value="0.041074">
            <text:p>0,041074</text:p>
          </table:table-cell>
          <table:table-cell office:value-type="float" office:value="0.041624">
            <text:p>0,041624</text:p>
          </table:table-cell>
          <table:table-cell office:value-type="float" office:value="0.043657">
            <text:p>0,043657</text:p>
          </table:table-cell>
          <table:table-cell office:value-type="float" office:value="0.064117">
            <text:p>0,064117</text:p>
          </table:table-cell>
          <table:table-cell office:value-type="float" office:value="0.064239">
            <text:p>0,064239</text:p>
          </table:table-cell>
          <table:table-cell office:value-type="float" office:value="0.173496">
            <text:p>0,173496</text:p>
          </table:table-cell>
          <table:table-cell office:value-type="float" office:value="0.165933">
            <text:p>0,165933</text:p>
          </table:table-cell>
          <table:table-cell table:number-columns-repeated="491"/>
        </table:table-row>
        <table:table-row table:style-name="ro2">
          <table:table-cell office:value-type="float" office:value="0.15324">
            <text:p>0,15324</text:p>
          </table:table-cell>
          <table:table-cell office:value-type="float" office:value="0.138055">
            <text:p>0,138055</text:p>
          </table:table-cell>
          <table:table-cell office:value-type="float" office:value="0.041728">
            <text:p>0,041728</text:p>
          </table:table-cell>
          <table:table-cell office:value-type="float" office:value="0.045044">
            <text:p>0,045044</text:p>
          </table:table-cell>
          <table:table-cell office:value-type="float" office:value="0.04502">
            <text:p>0,04502</text:p>
          </table:table-cell>
          <table:table-cell office:value-type="float" office:value="0.045031">
            <text:p>0,045031</text:p>
          </table:table-cell>
          <table:table-cell office:value-type="float" office:value="0.06294">
            <text:p>0,06294</text:p>
          </table:table-cell>
          <table:table-cell office:value-type="float" office:value="0.061572">
            <text:p>0,061572</text:p>
          </table:table-cell>
          <table:table-cell office:value-type="float" office:value="0.157299">
            <text:p>0,157299</text:p>
          </table:table-cell>
          <table:table-cell office:value-type="float" office:value="0.149616">
            <text:p>0,149616</text:p>
          </table:table-cell>
          <table:table-cell table:number-columns-repeated="491"/>
        </table:table-row>
        <table:table-row table:style-name="ro2">
          <table:table-cell office:value-type="float" office:value="0.137596">
            <text:p>0,137596</text:p>
          </table:table-cell>
          <table:table-cell office:value-type="float" office:value="0.12939">
            <text:p>0,12939</text:p>
          </table:table-cell>
          <table:table-cell office:value-type="float" office:value="0.045022">
            <text:p>0,045022</text:p>
          </table:table-cell>
          <table:table-cell office:value-type="float" office:value="0.044115">
            <text:p>0,044115</text:p>
          </table:table-cell>
          <table:table-cell office:value-type="float" office:value="0.042615">
            <text:p>0,042615</text:p>
          </table:table-cell>
          <table:table-cell office:value-type="float" office:value="0.045657">
            <text:p>0,045657</text:p>
          </table:table-cell>
          <table:table-cell office:value-type="float" office:value="0.067139">
            <text:p>0,067139</text:p>
          </table:table-cell>
          <table:table-cell office:value-type="float" office:value="0.059429">
            <text:p>0,059429</text:p>
          </table:table-cell>
          <table:table-cell office:value-type="float" office:value="0.15041">
            <text:p>0,15041</text:p>
          </table:table-cell>
          <table:table-cell office:value-type="float" office:value="0.144655">
            <text:p>0,144655</text:p>
          </table:table-cell>
          <table:table-cell table:number-columns-repeated="491"/>
        </table:table-row>
        <table:table-row table:style-name="ro2">
          <table:table-cell office:value-type="float" office:value="0.132895">
            <text:p>0,132895</text:p>
          </table:table-cell>
          <table:table-cell office:value-type="float" office:value="0.132248">
            <text:p>0,132248</text:p>
          </table:table-cell>
          <table:table-cell office:value-type="float" office:value="0.044334">
            <text:p>0,044334</text:p>
          </table:table-cell>
          <table:table-cell office:value-type="float" office:value="0.040817">
            <text:p>0,040817</text:p>
          </table:table-cell>
          <table:table-cell office:value-type="float" office:value="0.04203">
            <text:p>0,04203</text:p>
          </table:table-cell>
          <table:table-cell office:value-type="float" office:value="0.040023">
            <text:p>0,040023</text:p>
          </table:table-cell>
          <table:table-cell office:value-type="float" office:value="0.060879">
            <text:p>0,060879</text:p>
          </table:table-cell>
          <table:table-cell office:value-type="float" office:value="0.063501">
            <text:p>0,063501</text:p>
          </table:table-cell>
          <table:table-cell office:value-type="float" office:value="0.136974">
            <text:p>0,136974</text:p>
          </table:table-cell>
          <table:table-cell office:value-type="float" office:value="0.144834">
            <text:p>0,144834</text:p>
          </table:table-cell>
          <table:table-cell table:number-columns-repeated="491"/>
        </table:table-row>
        <table:table-row table:style-name="ro2">
          <table:table-cell office:value-type="float" office:value="0.124235">
            <text:p>0,124235</text:p>
          </table:table-cell>
          <table:table-cell office:value-type="float" office:value="0.125819">
            <text:p>0,125819</text:p>
          </table:table-cell>
          <table:table-cell office:value-type="float" office:value="0.041565">
            <text:p>0,041565</text:p>
          </table:table-cell>
          <table:table-cell office:value-type="float" office:value="0.043753">
            <text:p>0,043753</text:p>
          </table:table-cell>
          <table:table-cell office:value-type="float" office:value="0.042017">
            <text:p>0,042017</text:p>
          </table:table-cell>
          <table:table-cell office:value-type="float" office:value="0.041735">
            <text:p>0,041735</text:p>
          </table:table-cell>
          <table:table-cell office:value-type="float" office:value="0.060605">
            <text:p>0,060605</text:p>
          </table:table-cell>
          <table:table-cell office:value-type="float" office:value="0.062237">
            <text:p>0,062237</text:p>
          </table:table-cell>
          <table:table-cell office:value-type="float" office:value="0.143666">
            <text:p>0,143666</text:p>
          </table:table-cell>
          <table:table-cell office:value-type="float" office:value="0.146809">
            <text:p>0,146809</text:p>
          </table:table-cell>
          <table:table-cell table:number-columns-repeated="491"/>
        </table:table-row>
        <table:table-row table:style-name="ro2">
          <table:table-cell office:value-type="float" office:value="0.12359">
            <text:p>0,12359</text:p>
          </table:table-cell>
          <table:table-cell office:value-type="float" office:value="0.119974">
            <text:p>0,119974</text:p>
          </table:table-cell>
          <table:table-cell office:value-type="float" office:value="0.043814">
            <text:p>0,043814</text:p>
          </table:table-cell>
          <table:table-cell office:value-type="float" office:value="0.041683">
            <text:p>0,041683</text:p>
          </table:table-cell>
          <table:table-cell office:value-type="float" office:value="0.042967">
            <text:p>0,042967</text:p>
          </table:table-cell>
          <table:table-cell office:value-type="float" office:value="0.040655">
            <text:p>0,040655</text:p>
          </table:table-cell>
          <table:table-cell office:value-type="float" office:value="0.061609">
            <text:p>0,061609</text:p>
          </table:table-cell>
          <table:table-cell office:value-type="float" office:value="0.060637">
            <text:p>0,060637</text:p>
          </table:table-cell>
          <table:table-cell office:value-type="float" office:value="0.151939">
            <text:p>0,151939</text:p>
          </table:table-cell>
          <table:table-cell office:value-type="float" office:value="0.170828">
            <text:p>0,170828</text:p>
          </table:table-cell>
          <table:table-cell table:number-columns-repeated="491"/>
        </table:table-row>
        <table:table-row table:style-name="ro2">
          <table:table-cell office:value-type="float" office:value="0.124236">
            <text:p>0,124236</text:p>
          </table:table-cell>
          <table:table-cell office:value-type="float" office:value="0.127324">
            <text:p>0,127324</text:p>
          </table:table-cell>
          <table:table-cell office:value-type="float" office:value="0.039553">
            <text:p>0,039553</text:p>
          </table:table-cell>
          <table:table-cell office:value-type="float" office:value="0.041516">
            <text:p>0,041516</text:p>
          </table:table-cell>
          <table:table-cell office:value-type="float" office:value="0.043381">
            <text:p>0,043381</text:p>
          </table:table-cell>
          <table:table-cell office:value-type="float" office:value="0.043437">
            <text:p>0,043437</text:p>
          </table:table-cell>
          <table:table-cell office:value-type="float" office:value="0.062037">
            <text:p>0,062037</text:p>
          </table:table-cell>
          <table:table-cell office:value-type="float" office:value="0.061316">
            <text:p>0,061316</text:p>
          </table:table-cell>
          <table:table-cell office:value-type="float" office:value="0.186913">
            <text:p>0,186913</text:p>
          </table:table-cell>
          <table:table-cell office:value-type="float" office:value="0.182321">
            <text:p>0,182321</text:p>
          </table:table-cell>
          <table:table-cell table:number-columns-repeated="491"/>
        </table:table-row>
        <table:table-row table:style-name="ro2">
          <table:table-cell office:value-type="float" office:value="0.116327">
            <text:p>0,116327</text:p>
          </table:table-cell>
          <table:table-cell office:value-type="float" office:value="0.114865">
            <text:p>0,114865</text:p>
          </table:table-cell>
          <table:table-cell office:value-type="float" office:value="0.040248">
            <text:p>0,040248</text:p>
          </table:table-cell>
          <table:table-cell office:value-type="float" office:value="0.043823">
            <text:p>0,043823</text:p>
          </table:table-cell>
          <table:table-cell office:value-type="float" office:value="0.041083">
            <text:p>0,041083</text:p>
          </table:table-cell>
          <table:table-cell office:value-type="float" office:value="0.039186">
            <text:p>0,039186</text:p>
          </table:table-cell>
          <table:table-cell office:value-type="float" office:value="0.058623">
            <text:p>0,058623</text:p>
          </table:table-cell>
          <table:table-cell office:value-type="float" office:value="0.061259">
            <text:p>0,061259</text:p>
          </table:table-cell>
          <table:table-cell office:value-type="float" office:value="0.195755">
            <text:p>0,195755</text:p>
          </table:table-cell>
          <table:table-cell office:value-type="float" office:value="0.195076">
            <text:p>0,195076</text:p>
          </table:table-cell>
          <table:table-cell table:number-columns-repeated="491"/>
        </table:table-row>
        <table:table-row table:style-name="ro2">
          <table:table-cell office:value-type="float" office:value="0.116718">
            <text:p>0,116718</text:p>
          </table:table-cell>
          <table:table-cell office:value-type="float" office:value="0.110461">
            <text:p>0,110461</text:p>
          </table:table-cell>
          <table:table-cell office:value-type="float" office:value="0.042137">
            <text:p>0,042137</text:p>
          </table:table-cell>
          <table:table-cell office:value-type="float" office:value="0.041303">
            <text:p>0,041303</text:p>
          </table:table-cell>
          <table:table-cell office:value-type="float" office:value="0.042745">
            <text:p>0,042745</text:p>
          </table:table-cell>
          <table:table-cell office:value-type="float" office:value="0.042195">
            <text:p>0,042195</text:p>
          </table:table-cell>
          <table:table-cell office:value-type="float" office:value="0.062495">
            <text:p>0,062495</text:p>
          </table:table-cell>
          <table:table-cell office:value-type="float" office:value="0.066556">
            <text:p>0,066556</text:p>
          </table:table-cell>
          <table:table-cell office:value-type="float" office:value="0.179386">
            <text:p>0,179386</text:p>
          </table:table-cell>
          <table:table-cell office:value-type="float" office:value="0.169269">
            <text:p>0,169269</text:p>
          </table:table-cell>
          <table:table-cell table:number-columns-repeated="491"/>
        </table:table-row>
        <table:table-row table:style-name="ro2">
          <table:table-cell office:value-type="float" office:value="0.113797">
            <text:p>0,113797</text:p>
          </table:table-cell>
          <table:table-cell office:value-type="float" office:value="0.113139">
            <text:p>0,113139</text:p>
          </table:table-cell>
          <table:table-cell office:value-type="float" office:value="0.039315">
            <text:p>0,039315</text:p>
          </table:table-cell>
          <table:table-cell office:value-type="float" office:value="0.040545">
            <text:p>0,040545</text:p>
          </table:table-cell>
          <table:table-cell office:value-type="float" office:value="0.039732">
            <text:p>0,039732</text:p>
          </table:table-cell>
          <table:table-cell office:value-type="float" office:value="0.041485">
            <text:p>0,041485</text:p>
          </table:table-cell>
          <table:table-cell office:value-type="float" office:value="0.057738">
            <text:p>0,057738</text:p>
          </table:table-cell>
          <table:table-cell office:value-type="float" office:value="0.058853">
            <text:p>0,058853</text:p>
          </table:table-cell>
          <table:table-cell office:value-type="float" office:value="0.162499">
            <text:p>0,162499</text:p>
          </table:table-cell>
          <table:table-cell office:value-type="float" office:value="0.136004">
            <text:p>0,136004</text:p>
          </table:table-cell>
          <table:table-cell table:number-columns-repeated="491"/>
        </table:table-row>
        <table:table-row table:style-name="ro2">
          <table:table-cell office:value-type="float" office:value="0.11057">
            <text:p>0,11057</text:p>
          </table:table-cell>
          <table:table-cell office:value-type="float" office:value="0.111228">
            <text:p>0,111228</text:p>
          </table:table-cell>
          <table:table-cell office:value-type="float" office:value="0.040908">
            <text:p>0,040908</text:p>
          </table:table-cell>
          <table:table-cell office:value-type="float" office:value="0.038095">
            <text:p>0,038095</text:p>
          </table:table-cell>
          <table:table-cell office:value-type="float" office:value="0.042874">
            <text:p>0,042874</text:p>
          </table:table-cell>
          <table:table-cell office:value-type="float" office:value="0.041402">
            <text:p>0,041402</text:p>
          </table:table-cell>
          <table:table-cell office:value-type="float" office:value="0.061304">
            <text:p>0,061304</text:p>
          </table:table-cell>
          <table:table-cell office:value-type="float" office:value="0.05964">
            <text:p>0,05964</text:p>
          </table:table-cell>
          <table:table-cell office:value-type="float" office:value="0.141502">
            <text:p>0,141502</text:p>
          </table:table-cell>
          <table:table-cell office:value-type="float" office:value="0.137494">
            <text:p>0,137494</text:p>
          </table:table-cell>
          <table:table-cell table:number-columns-repeated="491"/>
        </table:table-row>
        <table:table-row table:style-name="ro2">
          <table:table-cell office:value-type="float" office:value="0.111964">
            <text:p>0,111964</text:p>
          </table:table-cell>
          <table:table-cell office:value-type="float" office:value="0.114098">
            <text:p>0,114098</text:p>
          </table:table-cell>
          <table:table-cell office:value-type="float" office:value="0.042978">
            <text:p>0,042978</text:p>
          </table:table-cell>
          <table:table-cell office:value-type="float" office:value="0.04369">
            <text:p>0,04369</text:p>
          </table:table-cell>
          <table:table-cell office:value-type="float" office:value="0.042351">
            <text:p>0,042351</text:p>
          </table:table-cell>
          <table:table-cell office:value-type="float" office:value="0.042162">
            <text:p>0,042162</text:p>
          </table:table-cell>
          <table:table-cell office:value-type="float" office:value="0.060188">
            <text:p>0,060188</text:p>
          </table:table-cell>
          <table:table-cell office:value-type="float" office:value="0.056372">
            <text:p>0,056372</text:p>
          </table:table-cell>
          <table:table-cell office:value-type="float" office:value="0.131904">
            <text:p>0,131904</text:p>
          </table:table-cell>
          <table:table-cell office:value-type="float" office:value="0.128518">
            <text:p>0,128518</text:p>
          </table:table-cell>
          <table:table-cell table:number-columns-repeated="491"/>
        </table:table-row>
        <table:table-row table:style-name="ro2">
          <table:table-cell office:value-type="float" office:value="0.10987">
            <text:p>0,10987</text:p>
          </table:table-cell>
          <table:table-cell office:value-type="float" office:value="0.110476">
            <text:p>0,110476</text:p>
          </table:table-cell>
          <table:table-cell office:value-type="float" office:value="0.040873">
            <text:p>0,040873</text:p>
          </table:table-cell>
          <table:table-cell office:value-type="float" office:value="0.037508">
            <text:p>0,037508</text:p>
          </table:table-cell>
          <table:table-cell office:value-type="float" office:value="0.041553">
            <text:p>0,041553</text:p>
          </table:table-cell>
          <table:table-cell office:value-type="float" office:value="0.040836">
            <text:p>0,040836</text:p>
          </table:table-cell>
          <table:table-cell office:value-type="float" office:value="0.053638">
            <text:p>0,053638</text:p>
          </table:table-cell>
          <table:table-cell office:value-type="float" office:value="0.056504">
            <text:p>0,056504</text:p>
          </table:table-cell>
          <table:table-cell office:value-type="float" office:value="0.116696">
            <text:p>0,116696</text:p>
          </table:table-cell>
          <table:table-cell office:value-type="float" office:value="0.116342">
            <text:p>0,116342</text:p>
          </table:table-cell>
          <table:table-cell table:number-columns-repeated="491"/>
        </table:table-row>
        <table:table-row table:style-name="ro2">
          <table:table-cell office:value-type="float" office:value="0.106562">
            <text:p>0,106562</text:p>
          </table:table-cell>
          <table:table-cell office:value-type="float" office:value="0.104385">
            <text:p>0,104385</text:p>
          </table:table-cell>
          <table:table-cell office:value-type="float" office:value="0.040398">
            <text:p>0,040398</text:p>
          </table:table-cell>
          <table:table-cell office:value-type="float" office:value="0.040409">
            <text:p>0,040409</text:p>
          </table:table-cell>
          <table:table-cell office:value-type="float" office:value="0.039585">
            <text:p>0,039585</text:p>
          </table:table-cell>
          <table:table-cell office:value-type="float" office:value="0.039177">
            <text:p>0,039177</text:p>
          </table:table-cell>
          <table:table-cell office:value-type="float" office:value="0.057418">
            <text:p>0,057418</text:p>
          </table:table-cell>
          <table:table-cell office:value-type="float" office:value="0.057212">
            <text:p>0,057212</text:p>
          </table:table-cell>
          <table:table-cell office:value-type="float" office:value="0.112036">
            <text:p>0,112036</text:p>
          </table:table-cell>
          <table:table-cell office:value-type="float" office:value="0.111672">
            <text:p>0,111672</text:p>
          </table:table-cell>
          <table:table-cell table:number-columns-repeated="491"/>
        </table:table-row>
        <table:table-row table:style-name="ro2">
          <table:table-cell office:value-type="float" office:value="0.106973">
            <text:p>0,106973</text:p>
          </table:table-cell>
          <table:table-cell office:value-type="float" office:value="0.104611">
            <text:p>0,104611</text:p>
          </table:table-cell>
          <table:table-cell office:value-type="float" office:value="0.039723">
            <text:p>0,039723</text:p>
          </table:table-cell>
          <table:table-cell office:value-type="float" office:value="0.042609">
            <text:p>0,042609</text:p>
          </table:table-cell>
          <table:table-cell office:value-type="float" office:value="0.042731">
            <text:p>0,042731</text:p>
          </table:table-cell>
          <table:table-cell office:value-type="float" office:value="0.038409">
            <text:p>0,038409</text:p>
          </table:table-cell>
          <table:table-cell office:value-type="float" office:value="0.05953">
            <text:p>0,05953</text:p>
          </table:table-cell>
          <table:table-cell office:value-type="float" office:value="0.060378">
            <text:p>0,060378</text:p>
          </table:table-cell>
          <table:table-cell office:value-type="float" office:value="0.108841">
            <text:p>0,108841</text:p>
          </table:table-cell>
          <table:table-cell office:value-type="float" office:value="0.109032">
            <text:p>0,109032</text:p>
          </table:table-cell>
          <table:table-cell table:number-columns-repeated="491"/>
        </table:table-row>
        <table:table-row table:style-name="ro2">
          <table:table-cell office:value-type="float" office:value="0.108318">
            <text:p>0,108318</text:p>
          </table:table-cell>
          <table:table-cell office:value-type="float" office:value="0.102394">
            <text:p>0,102394</text:p>
          </table:table-cell>
          <table:table-cell office:value-type="float" office:value="0.041242">
            <text:p>0,041242</text:p>
          </table:table-cell>
          <table:table-cell office:value-type="float" office:value="0.041258">
            <text:p>0,041258</text:p>
          </table:table-cell>
          <table:table-cell office:value-type="float" office:value="0.039593">
            <text:p>0,039593</text:p>
          </table:table-cell>
          <table:table-cell office:value-type="float" office:value="0.040578">
            <text:p>0,040578</text:p>
          </table:table-cell>
          <table:table-cell office:value-type="float" office:value="0.054157">
            <text:p>0,054157</text:p>
          </table:table-cell>
          <table:table-cell office:value-type="float" office:value="0.055226">
            <text:p>0,055226</text:p>
          </table:table-cell>
          <table:table-cell office:value-type="float" office:value="0.105002">
            <text:p>0,105002</text:p>
          </table:table-cell>
          <table:table-cell office:value-type="float" office:value="0.104034">
            <text:p>0,104034</text:p>
          </table:table-cell>
          <table:table-cell table:number-columns-repeated="491"/>
        </table:table-row>
        <table:table-row table:style-name="ro2">
          <table:table-cell office:value-type="float" office:value="0.103164">
            <text:p>0,103164</text:p>
          </table:table-cell>
          <table:table-cell office:value-type="float" office:value="0.102273">
            <text:p>0,102273</text:p>
          </table:table-cell>
          <table:table-cell office:value-type="float" office:value="0.037536">
            <text:p>0,037536</text:p>
          </table:table-cell>
          <table:table-cell office:value-type="float" office:value="0.039662">
            <text:p>0,039662</text:p>
          </table:table-cell>
          <table:table-cell office:value-type="float" office:value="0.039962">
            <text:p>0,039962</text:p>
          </table:table-cell>
          <table:table-cell office:value-type="float" office:value="0.040631">
            <text:p>0,040631</text:p>
          </table:table-cell>
          <table:table-cell office:value-type="float" office:value="0.056477">
            <text:p>0,056477</text:p>
          </table:table-cell>
          <table:table-cell office:value-type="float" office:value="0.052442">
            <text:p>0,052442</text:p>
          </table:table-cell>
          <table:table-cell office:value-type="float" office:value="0.102423">
            <text:p>0,102423</text:p>
          </table:table-cell>
          <table:table-cell office:value-type="float" office:value="0.101581">
            <text:p>0,101581</text:p>
          </table:table-cell>
          <table:table-cell table:number-columns-repeated="491"/>
        </table:table-row>
        <table:table-row table:style-name="ro2">
          <table:table-cell office:value-type="float" office:value="0.104809">
            <text:p>0,104809</text:p>
          </table:table-cell>
          <table:table-cell office:value-type="float" office:value="0.108044">
            <text:p>0,108044</text:p>
          </table:table-cell>
          <table:table-cell office:value-type="float" office:value="0.04015">
            <text:p>0,04015</text:p>
          </table:table-cell>
          <table:table-cell office:value-type="float" office:value="0.039311">
            <text:p>0,039311</text:p>
          </table:table-cell>
          <table:table-cell office:value-type="float" office:value="0.038721">
            <text:p>0,038721</text:p>
          </table:table-cell>
          <table:table-cell office:value-type="float" office:value="0.038159">
            <text:p>0,038159</text:p>
          </table:table-cell>
          <table:table-cell table:number-columns-repeated="2" office:value-type="float" office:value="0.055962">
            <text:p>0,055962</text:p>
          </table:table-cell>
          <table:table-cell office:value-type="float" office:value="0.095191">
            <text:p>0,095191</text:p>
          </table:table-cell>
          <table:table-cell office:value-type="float" office:value="0.101159">
            <text:p>0,101159</text:p>
          </table:table-cell>
          <table:table-cell table:number-columns-repeated="491"/>
        </table:table-row>
        <table:table-row table:style-name="ro2">
          <table:table-cell office:value-type="float" office:value="0.105873">
            <text:p>0,105873</text:p>
          </table:table-cell>
          <table:table-cell office:value-type="float" office:value="0.102597">
            <text:p>0,102597</text:p>
          </table:table-cell>
          <table:table-cell office:value-type="float" office:value="0.03948">
            <text:p>0,03948</text:p>
          </table:table-cell>
          <table:table-cell office:value-type="float" office:value="0.038336">
            <text:p>0,038336</text:p>
          </table:table-cell>
          <table:table-cell office:value-type="float" office:value="0.037428">
            <text:p>0,037428</text:p>
          </table:table-cell>
          <table:table-cell office:value-type="float" office:value="0.03939">
            <text:p>0,03939</text:p>
          </table:table-cell>
          <table:table-cell office:value-type="float" office:value="0.056509">
            <text:p>0,056509</text:p>
          </table:table-cell>
          <table:table-cell office:value-type="float" office:value="0.057052">
            <text:p>0,057052</text:p>
          </table:table-cell>
          <table:table-cell office:value-type="float" office:value="0.094725">
            <text:p>0,094725</text:p>
          </table:table-cell>
          <table:table-cell office:value-type="float" office:value="0.096496">
            <text:p>0,096496</text:p>
          </table:table-cell>
          <table:table-cell table:number-columns-repeated="491"/>
        </table:table-row>
        <table:table-row table:style-name="ro2">
          <table:table-cell office:value-type="float" office:value="0.10135">
            <text:p>0,10135</text:p>
          </table:table-cell>
          <table:table-cell office:value-type="float" office:value="0.103954">
            <text:p>0,103954</text:p>
          </table:table-cell>
          <table:table-cell office:value-type="float" office:value="0.038373">
            <text:p>0,038373</text:p>
          </table:table-cell>
          <table:table-cell office:value-type="float" office:value="0.039278">
            <text:p>0,039278</text:p>
          </table:table-cell>
          <table:table-cell office:value-type="float" office:value="0.039479">
            <text:p>0,039479</text:p>
          </table:table-cell>
          <table:table-cell office:value-type="float" office:value="0.039614">
            <text:p>0,039614</text:p>
          </table:table-cell>
          <table:table-cell office:value-type="float" office:value="0.05398">
            <text:p>0,05398</text:p>
          </table:table-cell>
          <table:table-cell office:value-type="float" office:value="0.055243">
            <text:p>0,055243</text:p>
          </table:table-cell>
          <table:table-cell office:value-type="float" office:value="0.091684">
            <text:p>0,091684</text:p>
          </table:table-cell>
          <table:table-cell office:value-type="float" office:value="0.092405">
            <text:p>0,092405</text:p>
          </table:table-cell>
          <table:table-cell table:number-columns-repeated="491"/>
        </table:table-row>
        <table:table-row table:style-name="ro2">
          <table:table-cell office:value-type="float" office:value="0.105021">
            <text:p>0,105021</text:p>
          </table:table-cell>
          <table:table-cell office:value-type="float" office:value="0.103828">
            <text:p>0,103828</text:p>
          </table:table-cell>
          <table:table-cell office:value-type="float" office:value="0.038773">
            <text:p>0,038773</text:p>
          </table:table-cell>
          <table:table-cell office:value-type="float" office:value="0.039042">
            <text:p>0,039042</text:p>
          </table:table-cell>
          <table:table-cell office:value-type="float" office:value="0.039492">
            <text:p>0,039492</text:p>
          </table:table-cell>
          <table:table-cell office:value-type="float" office:value="0.037708">
            <text:p>0,037708</text:p>
          </table:table-cell>
          <table:table-cell office:value-type="float" office:value="0.055534">
            <text:p>0,055534</text:p>
          </table:table-cell>
          <table:table-cell office:value-type="float" office:value="0.055819">
            <text:p>0,055819</text:p>
          </table:table-cell>
          <table:table-cell office:value-type="float" office:value="0.091164">
            <text:p>0,091164</text:p>
          </table:table-cell>
          <table:table-cell office:value-type="float" office:value="0.097862">
            <text:p>0,097862</text:p>
          </table:table-cell>
          <table:table-cell table:number-columns-repeated="491"/>
        </table:table-row>
        <table:table-row table:style-name="ro2">
          <table:table-cell office:value-type="float" office:value="0.099351">
            <text:p>0,099351</text:p>
          </table:table-cell>
          <table:table-cell office:value-type="float" office:value="0.094934">
            <text:p>0,094934</text:p>
          </table:table-cell>
          <table:table-cell office:value-type="float" office:value="0.038501">
            <text:p>0,038501</text:p>
          </table:table-cell>
          <table:table-cell office:value-type="float" office:value="0.040827">
            <text:p>0,040827</text:p>
          </table:table-cell>
          <table:table-cell office:value-type="float" office:value="0.041258">
            <text:p>0,041258</text:p>
          </table:table-cell>
          <table:table-cell office:value-type="float" office:value="0.039181">
            <text:p>0,039181</text:p>
          </table:table-cell>
          <table:table-cell office:value-type="float" office:value="0.052704">
            <text:p>0,052704</text:p>
          </table:table-cell>
          <table:table-cell office:value-type="float" office:value="0.05523">
            <text:p>0,05523</text:p>
          </table:table-cell>
          <table:table-cell office:value-type="float" office:value="0.089789">
            <text:p>0,089789</text:p>
          </table:table-cell>
          <table:table-cell office:value-type="float" office:value="0.083567">
            <text:p>0,083567</text:p>
          </table:table-cell>
          <table:table-cell table:number-columns-repeated="491"/>
        </table:table-row>
        <table:table-row table:style-name="ro2">
          <table:table-cell office:value-type="float" office:value="0.097484">
            <text:p>0,097484</text:p>
          </table:table-cell>
          <table:table-cell office:value-type="float" office:value="0.097721">
            <text:p>0,097721</text:p>
          </table:table-cell>
          <table:table-cell office:value-type="float" office:value="0.038766">
            <text:p>0,038766</text:p>
          </table:table-cell>
          <table:table-cell office:value-type="float" office:value="0.0389">
            <text:p>0,0389</text:p>
          </table:table-cell>
          <table:table-cell office:value-type="float" office:value="0.036217">
            <text:p>0,036217</text:p>
          </table:table-cell>
          <table:table-cell office:value-type="float" office:value="0.037103">
            <text:p>0,037103</text:p>
          </table:table-cell>
          <table:table-cell office:value-type="float" office:value="0.055824">
            <text:p>0,055824</text:p>
          </table:table-cell>
          <table:table-cell office:value-type="float" office:value="0.049841">
            <text:p>0,049841</text:p>
          </table:table-cell>
          <table:table-cell office:value-type="float" office:value="0.088682">
            <text:p>0,088682</text:p>
          </table:table-cell>
          <table:table-cell office:value-type="float" office:value="0.084946">
            <text:p>0,084946</text:p>
          </table:table-cell>
          <table:table-cell table:number-columns-repeated="491"/>
        </table:table-row>
        <table:table-row table:style-name="ro2">
          <table:table-cell office:value-type="float" office:value="0.099477">
            <text:p>0,099477</text:p>
          </table:table-cell>
          <table:table-cell office:value-type="float" office:value="0.095997">
            <text:p>0,095997</text:p>
          </table:table-cell>
          <table:table-cell office:value-type="float" office:value="0.035873">
            <text:p>0,035873</text:p>
          </table:table-cell>
          <table:table-cell office:value-type="float" office:value="0.033678">
            <text:p>0,033678</text:p>
          </table:table-cell>
          <table:table-cell office:value-type="float" office:value="0.037462">
            <text:p>0,037462</text:p>
          </table:table-cell>
          <table:table-cell office:value-type="float" office:value="0.03538">
            <text:p>0,03538</text:p>
          </table:table-cell>
          <table:table-cell office:value-type="float" office:value="0.051339">
            <text:p>0,051339</text:p>
          </table:table-cell>
          <table:table-cell office:value-type="float" office:value="0.052083">
            <text:p>0,052083</text:p>
          </table:table-cell>
          <table:table-cell office:value-type="float" office:value="0.082079">
            <text:p>0,082079</text:p>
          </table:table-cell>
          <table:table-cell office:value-type="float" office:value="0.082801">
            <text:p>0,082801</text:p>
          </table:table-cell>
          <table:table-cell table:number-columns-repeated="491"/>
        </table:table-row>
        <table:table-row table:style-name="ro2">
          <table:table-cell office:value-type="float" office:value="0.094506">
            <text:p>0,094506</text:p>
          </table:table-cell>
          <table:table-cell office:value-type="float" office:value="0.099128">
            <text:p>0,099128</text:p>
          </table:table-cell>
          <table:table-cell office:value-type="float" office:value="0.038057">
            <text:p>0,038057</text:p>
          </table:table-cell>
          <table:table-cell office:value-type="float" office:value="0.03227">
            <text:p>0,03227</text:p>
          </table:table-cell>
          <table:table-cell office:value-type="float" office:value="0.036575">
            <text:p>0,036575</text:p>
          </table:table-cell>
          <table:table-cell office:value-type="float" office:value="0.036728">
            <text:p>0,036728</text:p>
          </table:table-cell>
          <table:table-cell office:value-type="float" office:value="0.051869">
            <text:p>0,051869</text:p>
          </table:table-cell>
          <table:table-cell office:value-type="float" office:value="0.054653">
            <text:p>0,054653</text:p>
          </table:table-cell>
          <table:table-cell office:value-type="float" office:value="0.081324">
            <text:p>0,081324</text:p>
          </table:table-cell>
          <table:table-cell office:value-type="float" office:value="0.079446">
            <text:p>0,079446</text:p>
          </table:table-cell>
          <table:table-cell table:number-columns-repeated="491"/>
        </table:table-row>
        <table:table-row table:style-name="ro2">
          <table:table-cell office:value-type="float" office:value="0.094675">
            <text:p>0,094675</text:p>
          </table:table-cell>
          <table:table-cell office:value-type="float" office:value="0.09829">
            <text:p>0,09829</text:p>
          </table:table-cell>
          <table:table-cell office:value-type="float" office:value="0.036329">
            <text:p>0,036329</text:p>
          </table:table-cell>
          <table:table-cell office:value-type="float" office:value="0.036417">
            <text:p>0,036417</text:p>
          </table:table-cell>
          <table:table-cell office:value-type="float" office:value="0.037364">
            <text:p>0,037364</text:p>
          </table:table-cell>
          <table:table-cell office:value-type="float" office:value="0.041738">
            <text:p>0,041738</text:p>
          </table:table-cell>
          <table:table-cell office:value-type="float" office:value="0.053749">
            <text:p>0,053749</text:p>
          </table:table-cell>
          <table:table-cell office:value-type="float" office:value="0.05294">
            <text:p>0,05294</text:p>
          </table:table-cell>
          <table:table-cell office:value-type="float" office:value="0.080746">
            <text:p>0,080746</text:p>
          </table:table-cell>
          <table:table-cell office:value-type="float" office:value="0.080769">
            <text:p>0,080769</text:p>
          </table:table-cell>
          <table:table-cell table:number-columns-repeated="491"/>
        </table:table-row>
        <table:table-row table:style-name="ro2">
          <table:table-cell office:value-type="float" office:value="0.09607">
            <text:p>0,09607</text:p>
          </table:table-cell>
          <table:table-cell office:value-type="float" office:value="0.096949">
            <text:p>0,096949</text:p>
          </table:table-cell>
          <table:table-cell office:value-type="float" office:value="0.038287">
            <text:p>0,038287</text:p>
          </table:table-cell>
          <table:table-cell office:value-type="float" office:value="0.033671">
            <text:p>0,033671</text:p>
          </table:table-cell>
          <table:table-cell office:value-type="float" office:value="0.037999">
            <text:p>0,037999</text:p>
          </table:table-cell>
          <table:table-cell office:value-type="float" office:value="0.038723">
            <text:p>0,038723</text:p>
          </table:table-cell>
          <table:table-cell office:value-type="float" office:value="0.051601">
            <text:p>0,051601</text:p>
          </table:table-cell>
          <table:table-cell office:value-type="float" office:value="0.049024">
            <text:p>0,049024</text:p>
          </table:table-cell>
          <table:table-cell office:value-type="float" office:value="0.083744">
            <text:p>0,083744</text:p>
          </table:table-cell>
          <table:table-cell office:value-type="float" office:value="0.076226">
            <text:p>0,076226</text:p>
          </table:table-cell>
          <table:table-cell table:number-columns-repeated="491"/>
        </table:table-row>
        <table:table-row table:style-name="ro2">
          <table:table-cell office:value-type="float" office:value="0.095298">
            <text:p>0,095298</text:p>
          </table:table-cell>
          <table:table-cell office:value-type="float" office:value="0.095002">
            <text:p>0,095002</text:p>
          </table:table-cell>
          <table:table-cell office:value-type="float" office:value="0.037408">
            <text:p>0,037408</text:p>
          </table:table-cell>
          <table:table-cell office:value-type="float" office:value="0.031765">
            <text:p>0,031765</text:p>
          </table:table-cell>
          <table:table-cell office:value-type="float" office:value="0.038047">
            <text:p>0,038047</text:p>
          </table:table-cell>
          <table:table-cell office:value-type="float" office:value="0.039168">
            <text:p>0,039168</text:p>
          </table:table-cell>
          <table:table-cell office:value-type="float" office:value="0.053559">
            <text:p>0,053559</text:p>
          </table:table-cell>
          <table:table-cell office:value-type="float" office:value="0.055099">
            <text:p>0,055099</text:p>
          </table:table-cell>
          <table:table-cell office:value-type="float" office:value="0.078091">
            <text:p>0,078091</text:p>
          </table:table-cell>
          <table:table-cell office:value-type="float" office:value="0.074821">
            <text:p>0,074821</text:p>
          </table:table-cell>
          <table:table-cell table:number-columns-repeated="491"/>
        </table:table-row>
        <table:table-row table:style-name="ro2">
          <table:table-cell office:value-type="float" office:value="0.096403">
            <text:p>0,096403</text:p>
          </table:table-cell>
          <table:table-cell office:value-type="float" office:value="0.09226">
            <text:p>0,09226</text:p>
          </table:table-cell>
          <table:table-cell office:value-type="float" office:value="0.037134">
            <text:p>0,037134</text:p>
          </table:table-cell>
          <table:table-cell office:value-type="float" office:value="0.034319">
            <text:p>0,034319</text:p>
          </table:table-cell>
          <table:table-cell office:value-type="float" office:value="0.040579">
            <text:p>0,040579</text:p>
          </table:table-cell>
          <table:table-cell office:value-type="float" office:value="0.038643">
            <text:p>0,038643</text:p>
          </table:table-cell>
          <table:table-cell office:value-type="float" office:value="0.051283">
            <text:p>0,051283</text:p>
          </table:table-cell>
          <table:table-cell office:value-type="float" office:value="0.050799">
            <text:p>0,050799</text:p>
          </table:table-cell>
          <table:table-cell office:value-type="float" office:value="0.072494">
            <text:p>0,072494</text:p>
          </table:table-cell>
          <table:table-cell office:value-type="float" office:value="0.076776">
            <text:p>0,076776</text:p>
          </table:table-cell>
          <table:table-cell table:number-columns-repeated="491"/>
        </table:table-row>
        <table:table-row table:style-name="ro2">
          <table:table-cell office:value-type="float" office:value="0.093035">
            <text:p>0,093035</text:p>
          </table:table-cell>
          <table:table-cell office:value-type="float" office:value="0.091698">
            <text:p>0,091698</text:p>
          </table:table-cell>
          <table:table-cell office:value-type="float" office:value="0.036843">
            <text:p>0,036843</text:p>
          </table:table-cell>
          <table:table-cell office:value-type="float" office:value="0.035632">
            <text:p>0,035632</text:p>
          </table:table-cell>
          <table:table-cell office:value-type="float" office:value="0.038904">
            <text:p>0,038904</text:p>
          </table:table-cell>
          <table:table-cell office:value-type="float" office:value="0.038041">
            <text:p>0,038041</text:p>
          </table:table-cell>
          <table:table-cell office:value-type="float" office:value="0.050221">
            <text:p>0,050221</text:p>
          </table:table-cell>
          <table:table-cell office:value-type="float" office:value="0.049156">
            <text:p>0,049156</text:p>
          </table:table-cell>
          <table:table-cell office:value-type="float" office:value="0.070584">
            <text:p>0,070584</text:p>
          </table:table-cell>
          <table:table-cell office:value-type="float" office:value="0.072675">
            <text:p>0,072675</text:p>
          </table:table-cell>
          <table:table-cell table:number-columns-repeated="491"/>
        </table:table-row>
        <table:table-row table:style-name="ro2">
          <table:table-cell office:value-type="float" office:value="0.09633">
            <text:p>0,09633</text:p>
          </table:table-cell>
          <table:table-cell office:value-type="float" office:value="0.089279">
            <text:p>0,089279</text:p>
          </table:table-cell>
          <table:table-cell office:value-type="float" office:value="0.036432">
            <text:p>0,036432</text:p>
          </table:table-cell>
          <table:table-cell office:value-type="float" office:value="0.039907">
            <text:p>0,039907</text:p>
          </table:table-cell>
          <table:table-cell office:value-type="float" office:value="0.037862">
            <text:p>0,037862</text:p>
          </table:table-cell>
          <table:table-cell office:value-type="float" office:value="0.03907">
            <text:p>0,03907</text:p>
          </table:table-cell>
          <table:table-cell office:value-type="float" office:value="0.051078">
            <text:p>0,051078</text:p>
          </table:table-cell>
          <table:table-cell office:value-type="float" office:value="0.04899">
            <text:p>0,04899</text:p>
          </table:table-cell>
          <table:table-cell office:value-type="float" office:value="0.07415">
            <text:p>0,07415</text:p>
          </table:table-cell>
          <table:table-cell office:value-type="float" office:value="0.073212">
            <text:p>0,073212</text:p>
          </table:table-cell>
          <table:table-cell table:number-columns-repeated="491"/>
        </table:table-row>
        <table:table-row table:style-name="ro2">
          <table:table-cell office:value-type="float" office:value="0.090772">
            <text:p>0,090772</text:p>
          </table:table-cell>
          <table:table-cell office:value-type="float" office:value="0.088865">
            <text:p>0,088865</text:p>
          </table:table-cell>
          <table:table-cell office:value-type="float" office:value="0.03679">
            <text:p>0,03679</text:p>
          </table:table-cell>
          <table:table-cell office:value-type="float" office:value="0.036099">
            <text:p>0,036099</text:p>
          </table:table-cell>
          <table:table-cell office:value-type="float" office:value="0.036981">
            <text:p>0,036981</text:p>
          </table:table-cell>
          <table:table-cell office:value-type="float" office:value="0.036521">
            <text:p>0,036521</text:p>
          </table:table-cell>
          <table:table-cell office:value-type="float" office:value="0.051309">
            <text:p>0,051309</text:p>
          </table:table-cell>
          <table:table-cell office:value-type="float" office:value="0.051986">
            <text:p>0,051986</text:p>
          </table:table-cell>
          <table:table-cell office:value-type="float" office:value="0.071696">
            <text:p>0,071696</text:p>
          </table:table-cell>
          <table:table-cell office:value-type="float" office:value="0.067462">
            <text:p>0,067462</text:p>
          </table:table-cell>
          <table:table-cell table:number-columns-repeated="491"/>
        </table:table-row>
        <table:table-row table:style-name="ro2">
          <table:table-cell office:value-type="float" office:value="0.090873">
            <text:p>0,090873</text:p>
          </table:table-cell>
          <table:table-cell office:value-type="float" office:value="0.088806">
            <text:p>0,088806</text:p>
          </table:table-cell>
          <table:table-cell office:value-type="float" office:value="0.035139">
            <text:p>0,035139</text:p>
          </table:table-cell>
          <table:table-cell office:value-type="float" office:value="0.035829">
            <text:p>0,035829</text:p>
          </table:table-cell>
          <table:table-cell office:value-type="float" office:value="0.038668">
            <text:p>0,038668</text:p>
          </table:table-cell>
          <table:table-cell office:value-type="float" office:value="0.041249">
            <text:p>0,041249</text:p>
          </table:table-cell>
          <table:table-cell office:value-type="float" office:value="0.04929">
            <text:p>0,04929</text:p>
          </table:table-cell>
          <table:table-cell office:value-type="float" office:value="0.050682">
            <text:p>0,050682</text:p>
          </table:table-cell>
          <table:table-cell office:value-type="float" office:value="0.073475">
            <text:p>0,073475</text:p>
          </table:table-cell>
          <table:table-cell office:value-type="float" office:value="0.070498">
            <text:p>0,070498</text:p>
          </table:table-cell>
          <table:table-cell table:number-columns-repeated="491"/>
        </table:table-row>
        <table:table-row table:style-name="ro2">
          <table:table-cell office:value-type="float" office:value="0.08802">
            <text:p>0,08802</text:p>
          </table:table-cell>
          <table:table-cell office:value-type="float" office:value="0.091079">
            <text:p>0,091079</text:p>
          </table:table-cell>
          <table:table-cell office:value-type="float" office:value="0.034062">
            <text:p>0,034062</text:p>
          </table:table-cell>
          <table:table-cell office:value-type="float" office:value="0.03244">
            <text:p>0,03244</text:p>
          </table:table-cell>
          <table:table-cell office:value-type="float" office:value="0.036919">
            <text:p>0,036919</text:p>
          </table:table-cell>
          <table:table-cell office:value-type="float" office:value="0.034909">
            <text:p>0,034909</text:p>
          </table:table-cell>
          <table:table-cell office:value-type="float" office:value="0.050103">
            <text:p>0,050103</text:p>
          </table:table-cell>
          <table:table-cell office:value-type="float" office:value="0.045203">
            <text:p>0,045203</text:p>
          </table:table-cell>
          <table:table-cell office:value-type="float" office:value="0.06809">
            <text:p>0,06809</text:p>
          </table:table-cell>
          <table:table-cell office:value-type="float" office:value="0.068498">
            <text:p>0,068498</text:p>
          </table:table-cell>
          <table:table-cell table:number-columns-repeated="491"/>
        </table:table-row>
        <table:table-row table:style-name="ro2">
          <table:table-cell office:value-type="float" office:value="0.088525">
            <text:p>0,088525</text:p>
          </table:table-cell>
          <table:table-cell office:value-type="float" office:value="0.095425">
            <text:p>0,095425</text:p>
          </table:table-cell>
          <table:table-cell office:value-type="float" office:value="0.03572">
            <text:p>0,03572</text:p>
          </table:table-cell>
          <table:table-cell office:value-type="float" office:value="0.038719">
            <text:p>0,038719</text:p>
          </table:table-cell>
          <table:table-cell office:value-type="float" office:value="0.037589">
            <text:p>0,037589</text:p>
          </table:table-cell>
          <table:table-cell office:value-type="float" office:value="0.038704">
            <text:p>0,038704</text:p>
          </table:table-cell>
          <table:table-cell office:value-type="float" office:value="0.051823">
            <text:p>0,051823</text:p>
          </table:table-cell>
          <table:table-cell office:value-type="float" office:value="0.048475">
            <text:p>0,048475</text:p>
          </table:table-cell>
          <table:table-cell office:value-type="float" office:value="0.067106">
            <text:p>0,067106</text:p>
          </table:table-cell>
          <table:table-cell office:value-type="float" office:value="0.068343">
            <text:p>0,068343</text:p>
          </table:table-cell>
          <table:table-cell table:number-columns-repeated="491"/>
        </table:table-row>
        <table:table-row table:style-name="ro2">
          <table:table-cell office:value-type="float" office:value="0.087289">
            <text:p>0,087289</text:p>
          </table:table-cell>
          <table:table-cell office:value-type="float" office:value="0.084055">
            <text:p>0,084055</text:p>
          </table:table-cell>
          <table:table-cell office:value-type="float" office:value="0.03515">
            <text:p>0,03515</text:p>
          </table:table-cell>
          <table:table-cell office:value-type="float" office:value="0.040374">
            <text:p>0,040374</text:p>
          </table:table-cell>
          <table:table-cell office:value-type="float" office:value="0.035272">
            <text:p>0,035272</text:p>
          </table:table-cell>
          <table:table-cell office:value-type="float" office:value="0.034957">
            <text:p>0,034957</text:p>
          </table:table-cell>
          <table:table-cell office:value-type="float" office:value="0.047473">
            <text:p>0,047473</text:p>
          </table:table-cell>
          <table:table-cell office:value-type="float" office:value="0.049944">
            <text:p>0,049944</text:p>
          </table:table-cell>
          <table:table-cell office:value-type="float" office:value="0.067406">
            <text:p>0,067406</text:p>
          </table:table-cell>
          <table:table-cell office:value-type="float" office:value="0.067251">
            <text:p>0,067251</text:p>
          </table:table-cell>
          <table:table-cell table:number-columns-repeated="491"/>
        </table:table-row>
        <table:table-row table:style-name="ro2">
          <table:table-cell office:value-type="float" office:value="0.086665">
            <text:p>0,086665</text:p>
          </table:table-cell>
          <table:table-cell office:value-type="float" office:value="0.083033">
            <text:p>0,083033</text:p>
          </table:table-cell>
          <table:table-cell office:value-type="float" office:value="0.033355">
            <text:p>0,033355</text:p>
          </table:table-cell>
          <table:table-cell office:value-type="float" office:value="0.036255">
            <text:p>0,036255</text:p>
          </table:table-cell>
          <table:table-cell office:value-type="float" office:value="0.037396">
            <text:p>0,037396</text:p>
          </table:table-cell>
          <table:table-cell office:value-type="float" office:value="0.036243">
            <text:p>0,036243</text:p>
          </table:table-cell>
          <table:table-cell office:value-type="float" office:value="0.047539">
            <text:p>0,047539</text:p>
          </table:table-cell>
          <table:table-cell office:value-type="float" office:value="0.052595">
            <text:p>0,052595</text:p>
          </table:table-cell>
          <table:table-cell office:value-type="float" office:value="0.066882">
            <text:p>0,066882</text:p>
          </table:table-cell>
          <table:table-cell office:value-type="float" office:value="0.068367">
            <text:p>0,068367</text:p>
          </table:table-cell>
          <table:table-cell table:number-columns-repeated="491"/>
        </table:table-row>
        <table:table-row table:style-name="ro2">
          <table:table-cell office:value-type="float" office:value="0.087615">
            <text:p>0,087615</text:p>
          </table:table-cell>
          <table:table-cell office:value-type="float" office:value="0.090737">
            <text:p>0,090737</text:p>
          </table:table-cell>
          <table:table-cell office:value-type="float" office:value="0.034767">
            <text:p>0,034767</text:p>
          </table:table-cell>
          <table:table-cell office:value-type="float" office:value="0.038505">
            <text:p>0,038505</text:p>
          </table:table-cell>
          <table:table-cell office:value-type="float" office:value="0.039177">
            <text:p>0,039177</text:p>
          </table:table-cell>
          <table:table-cell office:value-type="float" office:value="0.037555">
            <text:p>0,037555</text:p>
          </table:table-cell>
          <table:table-cell office:value-type="float" office:value="0.047531">
            <text:p>0,047531</text:p>
          </table:table-cell>
          <table:table-cell office:value-type="float" office:value="0.05079">
            <text:p>0,05079</text:p>
          </table:table-cell>
          <table:table-cell office:value-type="float" office:value="0.065159">
            <text:p>0,065159</text:p>
          </table:table-cell>
          <table:table-cell office:value-type="float" office:value="0.065063">
            <text:p>0,065063</text:p>
          </table:table-cell>
          <table:table-cell table:number-columns-repeated="491"/>
        </table:table-row>
        <table:table-row table:style-name="ro2">
          <table:table-cell office:value-type="float" office:value="0.085602">
            <text:p>0,085602</text:p>
          </table:table-cell>
          <table:table-cell office:value-type="float" office:value="0.078408">
            <text:p>0,078408</text:p>
          </table:table-cell>
          <table:table-cell office:value-type="float" office:value="0.034714">
            <text:p>0,034714</text:p>
          </table:table-cell>
          <table:table-cell office:value-type="float" office:value="0.031783">
            <text:p>0,031783</text:p>
          </table:table-cell>
          <table:table-cell office:value-type="float" office:value="0.039112">
            <text:p>0,039112</text:p>
          </table:table-cell>
          <table:table-cell office:value-type="float" office:value="0.037046">
            <text:p>0,037046</text:p>
          </table:table-cell>
          <table:table-cell office:value-type="float" office:value="0.04794">
            <text:p>0,04794</text:p>
          </table:table-cell>
          <table:table-cell office:value-type="float" office:value="0.051612">
            <text:p>0,051612</text:p>
          </table:table-cell>
          <table:table-cell office:value-type="float" office:value="0.063621">
            <text:p>0,063621</text:p>
          </table:table-cell>
          <table:table-cell office:value-type="float" office:value="0.064751">
            <text:p>0,064751</text:p>
          </table:table-cell>
          <table:table-cell table:number-columns-repeated="491"/>
        </table:table-row>
        <table:table-row table:style-name="ro2">
          <table:table-cell office:value-type="float" office:value="0.085373">
            <text:p>0,085373</text:p>
          </table:table-cell>
          <table:table-cell office:value-type="float" office:value="0.087647">
            <text:p>0,087647</text:p>
          </table:table-cell>
          <table:table-cell office:value-type="float" office:value="0.035278">
            <text:p>0,035278</text:p>
          </table:table-cell>
          <table:table-cell office:value-type="float" office:value="0.035949">
            <text:p>0,035949</text:p>
          </table:table-cell>
          <table:table-cell office:value-type="float" office:value="0.035587">
            <text:p>0,035587</text:p>
          </table:table-cell>
          <table:table-cell office:value-type="float" office:value="0.037128">
            <text:p>0,037128</text:p>
          </table:table-cell>
          <table:table-cell office:value-type="float" office:value="0.046954">
            <text:p>0,046954</text:p>
          </table:table-cell>
          <table:table-cell office:value-type="float" office:value="0.050057">
            <text:p>0,050057</text:p>
          </table:table-cell>
          <table:table-cell office:value-type="float" office:value="0.061557">
            <text:p>0,061557</text:p>
          </table:table-cell>
          <table:table-cell office:value-type="float" office:value="0.063836">
            <text:p>0,063836</text:p>
          </table:table-cell>
          <table:table-cell table:number-columns-repeated="491"/>
        </table:table-row>
        <table:table-row table:style-name="ro2">
          <table:table-cell office:value-type="float" office:value="0.082225">
            <text:p>0,082225</text:p>
          </table:table-cell>
          <table:table-cell office:value-type="float" office:value="0.084281">
            <text:p>0,084281</text:p>
          </table:table-cell>
          <table:table-cell office:value-type="float" office:value="0.033081">
            <text:p>0,033081</text:p>
          </table:table-cell>
          <table:table-cell office:value-type="float" office:value="0.033296">
            <text:p>0,033296</text:p>
          </table:table-cell>
          <table:table-cell office:value-type="float" office:value="0.038402">
            <text:p>0,038402</text:p>
          </table:table-cell>
          <table:table-cell office:value-type="float" office:value="0.037973">
            <text:p>0,037973</text:p>
          </table:table-cell>
          <table:table-cell office:value-type="float" office:value="0.046801">
            <text:p>0,046801</text:p>
          </table:table-cell>
          <table:table-cell office:value-type="float" office:value="0.04635">
            <text:p>0,04635</text:p>
          </table:table-cell>
          <table:table-cell office:value-type="float" office:value="0.064901">
            <text:p>0,064901</text:p>
          </table:table-cell>
          <table:table-cell office:value-type="float" office:value="0.061264">
            <text:p>0,061264</text:p>
          </table:table-cell>
          <table:table-cell table:number-columns-repeated="491"/>
        </table:table-row>
        <table:table-row table:style-name="ro2">
          <table:table-cell office:value-type="float" office:value="0.08157">
            <text:p>0,08157</text:p>
          </table:table-cell>
          <table:table-cell office:value-type="float" office:value="0.083543">
            <text:p>0,083543</text:p>
          </table:table-cell>
          <table:table-cell office:value-type="float" office:value="0.036766">
            <text:p>0,036766</text:p>
          </table:table-cell>
          <table:table-cell office:value-type="float" office:value="0.037946">
            <text:p>0,037946</text:p>
          </table:table-cell>
          <table:table-cell office:value-type="float" office:value="0.035562">
            <text:p>0,035562</text:p>
          </table:table-cell>
          <table:table-cell office:value-type="float" office:value="0.033761">
            <text:p>0,033761</text:p>
          </table:table-cell>
          <table:table-cell office:value-type="float" office:value="0.046611">
            <text:p>0,046611</text:p>
          </table:table-cell>
          <table:table-cell office:value-type="float" office:value="0.050543">
            <text:p>0,050543</text:p>
          </table:table-cell>
          <table:table-cell office:value-type="float" office:value="0.060435">
            <text:p>0,060435</text:p>
          </table:table-cell>
          <table:table-cell office:value-type="float" office:value="0.064567">
            <text:p>0,064567</text:p>
          </table:table-cell>
          <table:table-cell table:number-columns-repeated="491"/>
        </table:table-row>
        <table:table-row table:style-name="ro2">
          <table:table-cell office:value-type="float" office:value="0.08562">
            <text:p>0,08562</text:p>
          </table:table-cell>
          <table:table-cell office:value-type="float" office:value="0.077939">
            <text:p>0,077939</text:p>
          </table:table-cell>
          <table:table-cell office:value-type="float" office:value="0.03366">
            <text:p>0,03366</text:p>
          </table:table-cell>
          <table:table-cell office:value-type="float" office:value="0.03368">
            <text:p>0,03368</text:p>
          </table:table-cell>
          <table:table-cell office:value-type="float" office:value="0.037125">
            <text:p>0,037125</text:p>
          </table:table-cell>
          <table:table-cell office:value-type="float" office:value="0.034201">
            <text:p>0,034201</text:p>
          </table:table-cell>
          <table:table-cell office:value-type="float" office:value="0.046689">
            <text:p>0,046689</text:p>
          </table:table-cell>
          <table:table-cell office:value-type="float" office:value="0.053562">
            <text:p>0,053562</text:p>
          </table:table-cell>
          <table:table-cell office:value-type="float" office:value="0.060964">
            <text:p>0,060964</text:p>
          </table:table-cell>
          <table:table-cell office:value-type="float" office:value="0.065165">
            <text:p>0,065165</text:p>
          </table:table-cell>
          <table:table-cell table:number-columns-repeated="491"/>
        </table:table-row>
        <table:table-row table:style-name="ro2">
          <table:table-cell office:value-type="float" office:value="0.082051">
            <text:p>0,082051</text:p>
          </table:table-cell>
          <table:table-cell office:value-type="float" office:value="0.087687">
            <text:p>0,087687</text:p>
          </table:table-cell>
          <table:table-cell office:value-type="float" office:value="0.034554">
            <text:p>0,034554</text:p>
          </table:table-cell>
          <table:table-cell office:value-type="float" office:value="0.032721">
            <text:p>0,032721</text:p>
          </table:table-cell>
          <table:table-cell office:value-type="float" office:value="0.035551">
            <text:p>0,035551</text:p>
          </table:table-cell>
          <table:table-cell office:value-type="float" office:value="0.038389">
            <text:p>0,038389</text:p>
          </table:table-cell>
          <table:table-cell office:value-type="float" office:value="0.046794">
            <text:p>0,046794</text:p>
          </table:table-cell>
          <table:table-cell office:value-type="float" office:value="0.048835">
            <text:p>0,048835</text:p>
          </table:table-cell>
          <table:table-cell office:value-type="float" office:value="0.063054">
            <text:p>0,063054</text:p>
          </table:table-cell>
          <table:table-cell office:value-type="float" office:value="0.060048">
            <text:p>0,060048</text:p>
          </table:table-cell>
          <table:table-cell table:number-columns-repeated="491"/>
        </table:table-row>
        <table:table-row table:style-name="ro2">
          <table:table-cell office:value-type="float" office:value="0.08005">
            <text:p>0,08005</text:p>
          </table:table-cell>
          <table:table-cell office:value-type="float" office:value="0.079904">
            <text:p>0,079904</text:p>
          </table:table-cell>
          <table:table-cell office:value-type="float" office:value="0.035497">
            <text:p>0,035497</text:p>
          </table:table-cell>
          <table:table-cell office:value-type="float" office:value="0.033101">
            <text:p>0,033101</text:p>
          </table:table-cell>
          <table:table-cell office:value-type="float" office:value="0.035011">
            <text:p>0,035011</text:p>
          </table:table-cell>
          <table:table-cell office:value-type="float" office:value="0.035186">
            <text:p>0,035186</text:p>
          </table:table-cell>
          <table:table-cell office:value-type="float" office:value="0.047817">
            <text:p>0,047817</text:p>
          </table:table-cell>
          <table:table-cell office:value-type="float" office:value="0.047124">
            <text:p>0,047124</text:p>
          </table:table-cell>
          <table:table-cell office:value-type="float" office:value="0.06112">
            <text:p>0,06112</text:p>
          </table:table-cell>
          <table:table-cell office:value-type="float" office:value="0.062435">
            <text:p>0,062435</text:p>
          </table:table-cell>
          <table:table-cell table:number-columns-repeated="491"/>
        </table:table-row>
        <table:table-row table:style-name="ro2">
          <table:table-cell office:value-type="float" office:value="0.083311">
            <text:p>0,083311</text:p>
          </table:table-cell>
          <table:table-cell office:value-type="float" office:value="0.077599">
            <text:p>0,077599</text:p>
          </table:table-cell>
          <table:table-cell office:value-type="float" office:value="0.033789">
            <text:p>0,033789</text:p>
          </table:table-cell>
          <table:table-cell office:value-type="float" office:value="0.035162">
            <text:p>0,035162</text:p>
          </table:table-cell>
          <table:table-cell office:value-type="float" office:value="0.033819">
            <text:p>0,033819</text:p>
          </table:table-cell>
          <table:table-cell office:value-type="float" office:value="0.032898">
            <text:p>0,032898</text:p>
          </table:table-cell>
          <table:table-cell office:value-type="float" office:value="0.044428">
            <text:p>0,044428</text:p>
          </table:table-cell>
          <table:table-cell office:value-type="float" office:value="0.047626">
            <text:p>0,047626</text:p>
          </table:table-cell>
          <table:table-cell office:value-type="float" office:value="0.059784">
            <text:p>0,059784</text:p>
          </table:table-cell>
          <table:table-cell office:value-type="float" office:value="0.061224">
            <text:p>0,061224</text:p>
          </table:table-cell>
          <table:table-cell table:number-columns-repeated="491"/>
        </table:table-row>
        <table:table-row table:style-name="ro2">
          <table:table-cell office:value-type="float" office:value="0.079582">
            <text:p>0,079582</text:p>
          </table:table-cell>
          <table:table-cell office:value-type="float" office:value="0.080206">
            <text:p>0,080206</text:p>
          </table:table-cell>
          <table:table-cell office:value-type="float" office:value="0.035108">
            <text:p>0,035108</text:p>
          </table:table-cell>
          <table:table-cell office:value-type="float" office:value="0.034336">
            <text:p>0,034336</text:p>
          </table:table-cell>
          <table:table-cell office:value-type="float" office:value="0.036619">
            <text:p>0,036619</text:p>
          </table:table-cell>
          <table:table-cell office:value-type="float" office:value="0.036062">
            <text:p>0,036062</text:p>
          </table:table-cell>
          <table:table-cell office:value-type="float" office:value="0.04284">
            <text:p>0,04284</text:p>
          </table:table-cell>
          <table:table-cell office:value-type="float" office:value="0.044568">
            <text:p>0,044568</text:p>
          </table:table-cell>
          <table:table-cell office:value-type="float" office:value="0.061302">
            <text:p>0,061302</text:p>
          </table:table-cell>
          <table:table-cell office:value-type="float" office:value="0.056909">
            <text:p>0,056909</text:p>
          </table:table-cell>
          <table:table-cell table:number-columns-repeated="491"/>
        </table:table-row>
        <table:table-row table:style-name="ro2">
          <table:table-cell office:value-type="float" office:value="0.079429">
            <text:p>0,079429</text:p>
          </table:table-cell>
          <table:table-cell office:value-type="float" office:value="0.078287">
            <text:p>0,078287</text:p>
          </table:table-cell>
          <table:table-cell office:value-type="float" office:value="0.03371">
            <text:p>0,03371</text:p>
          </table:table-cell>
          <table:table-cell office:value-type="float" office:value="0.035886">
            <text:p>0,035886</text:p>
          </table:table-cell>
          <table:table-cell office:value-type="float" office:value="0.03359">
            <text:p>0,03359</text:p>
          </table:table-cell>
          <table:table-cell office:value-type="float" office:value="0.036212">
            <text:p>0,036212</text:p>
          </table:table-cell>
          <table:table-cell office:value-type="float" office:value="0.043958">
            <text:p>0,043958</text:p>
          </table:table-cell>
          <table:table-cell office:value-type="float" office:value="0.046288">
            <text:p>0,046288</text:p>
          </table:table-cell>
          <table:table-cell office:value-type="float" office:value="0.057524">
            <text:p>0,057524</text:p>
          </table:table-cell>
          <table:table-cell office:value-type="float" office:value="0.056754">
            <text:p>0,056754</text:p>
          </table:table-cell>
          <table:table-cell table:number-columns-repeated="491"/>
        </table:table-row>
        <table:table-row table:style-name="ro2">
          <table:table-cell office:value-type="float" office:value="0.078604">
            <text:p>0,078604</text:p>
          </table:table-cell>
          <table:table-cell office:value-type="float" office:value="0.07923">
            <text:p>0,07923</text:p>
          </table:table-cell>
          <table:table-cell office:value-type="float" office:value="0.03533">
            <text:p>0,03533</text:p>
          </table:table-cell>
          <table:table-cell office:value-type="float" office:value="0.030792">
            <text:p>0,030792</text:p>
          </table:table-cell>
          <table:table-cell office:value-type="float" office:value="0.036585">
            <text:p>0,036585</text:p>
          </table:table-cell>
          <table:table-cell office:value-type="float" office:value="0.034092">
            <text:p>0,034092</text:p>
          </table:table-cell>
          <table:table-cell office:value-type="float" office:value="0.044513">
            <text:p>0,044513</text:p>
          </table:table-cell>
          <table:table-cell office:value-type="float" office:value="0.0477">
            <text:p>0,0477</text:p>
          </table:table-cell>
          <table:table-cell office:value-type="float" office:value="0.058515">
            <text:p>0,058515</text:p>
          </table:table-cell>
          <table:table-cell office:value-type="float" office:value="0.057967">
            <text:p>0,057967</text:p>
          </table:table-cell>
          <table:table-cell table:number-columns-repeated="491"/>
        </table:table-row>
        <table:table-row table:style-name="ro2">
          <table:table-cell office:value-type="float" office:value="0.078412">
            <text:p>0,078412</text:p>
          </table:table-cell>
          <table:table-cell office:value-type="float" office:value="0.07482">
            <text:p>0,07482</text:p>
          </table:table-cell>
          <table:table-cell office:value-type="float" office:value="0.034019">
            <text:p>0,034019</text:p>
          </table:table-cell>
          <table:table-cell office:value-type="float" office:value="0.035816">
            <text:p>0,035816</text:p>
          </table:table-cell>
          <table:table-cell office:value-type="float" office:value="0.036166">
            <text:p>0,036166</text:p>
          </table:table-cell>
          <table:table-cell office:value-type="float" office:value="0.036491">
            <text:p>0,036491</text:p>
          </table:table-cell>
          <table:table-cell office:value-type="float" office:value="0.04731">
            <text:p>0,04731</text:p>
          </table:table-cell>
          <table:table-cell office:value-type="float" office:value="0.048266">
            <text:p>0,048266</text:p>
          </table:table-cell>
          <table:table-cell office:value-type="float" office:value="0.059012">
            <text:p>0,059012</text:p>
          </table:table-cell>
          <table:table-cell office:value-type="float" office:value="0.057734">
            <text:p>0,057734</text:p>
          </table:table-cell>
          <table:table-cell table:number-columns-repeated="491"/>
        </table:table-row>
        <table:table-row table:style-name="ro2">
          <table:table-cell office:value-type="float" office:value="0.078671">
            <text:p>0,078671</text:p>
          </table:table-cell>
          <table:table-cell office:value-type="float" office:value="0.075761">
            <text:p>0,075761</text:p>
          </table:table-cell>
          <table:table-cell office:value-type="float" office:value="0.034938">
            <text:p>0,034938</text:p>
          </table:table-cell>
          <table:table-cell office:value-type="float" office:value="0.035016">
            <text:p>0,035016</text:p>
          </table:table-cell>
          <table:table-cell office:value-type="float" office:value="0.032788">
            <text:p>0,032788</text:p>
          </table:table-cell>
          <table:table-cell office:value-type="float" office:value="0.034148">
            <text:p>0,034148</text:p>
          </table:table-cell>
          <table:table-cell office:value-type="float" office:value="0.045399">
            <text:p>0,045399</text:p>
          </table:table-cell>
          <table:table-cell office:value-type="float" office:value="0.044668">
            <text:p>0,044668</text:p>
          </table:table-cell>
          <table:table-cell office:value-type="float" office:value="0.057145">
            <text:p>0,057145</text:p>
          </table:table-cell>
          <table:table-cell office:value-type="float" office:value="0.059678">
            <text:p>0,059678</text:p>
          </table:table-cell>
          <table:table-cell table:number-columns-repeated="491"/>
        </table:table-row>
        <table:table-row table:style-name="ro2">
          <table:table-cell office:value-type="float" office:value="0.078428">
            <text:p>0,078428</text:p>
          </table:table-cell>
          <table:table-cell office:value-type="float" office:value="0.080479">
            <text:p>0,080479</text:p>
          </table:table-cell>
          <table:table-cell office:value-type="float" office:value="0.034088">
            <text:p>0,034088</text:p>
          </table:table-cell>
          <table:table-cell office:value-type="float" office:value="0.035657">
            <text:p>0,035657</text:p>
          </table:table-cell>
          <table:table-cell office:value-type="float" office:value="0.035444">
            <text:p>0,035444</text:p>
          </table:table-cell>
          <table:table-cell office:value-type="float" office:value="0.035915">
            <text:p>0,035915</text:p>
          </table:table-cell>
          <table:table-cell office:value-type="float" office:value="0.045827">
            <text:p>0,045827</text:p>
          </table:table-cell>
          <table:table-cell office:value-type="float" office:value="0.046616">
            <text:p>0,046616</text:p>
          </table:table-cell>
          <table:table-cell office:value-type="float" office:value="0.058241">
            <text:p>0,058241</text:p>
          </table:table-cell>
          <table:table-cell office:value-type="float" office:value="0.055221">
            <text:p>0,055221</text:p>
          </table:table-cell>
          <table:table-cell table:number-columns-repeated="491"/>
        </table:table-row>
        <table:table-row table:style-name="ro2">
          <table:table-cell office:value-type="float" office:value="0.078531">
            <text:p>0,078531</text:p>
          </table:table-cell>
          <table:table-cell office:value-type="float" office:value="0.072112">
            <text:p>0,072112</text:p>
          </table:table-cell>
          <table:table-cell office:value-type="float" office:value="0.034468">
            <text:p>0,034468</text:p>
          </table:table-cell>
          <table:table-cell office:value-type="float" office:value="0.033042">
            <text:p>0,033042</text:p>
          </table:table-cell>
          <table:table-cell office:value-type="float" office:value="0.035044">
            <text:p>0,035044</text:p>
          </table:table-cell>
          <table:table-cell office:value-type="float" office:value="0.036766">
            <text:p>0,036766</text:p>
          </table:table-cell>
          <table:table-cell office:value-type="float" office:value="0.044612">
            <text:p>0,044612</text:p>
          </table:table-cell>
          <table:table-cell office:value-type="float" office:value="0.045998">
            <text:p>0,045998</text:p>
          </table:table-cell>
          <table:table-cell office:value-type="float" office:value="0.054349">
            <text:p>0,054349</text:p>
          </table:table-cell>
          <table:table-cell office:value-type="float" office:value="0.059817">
            <text:p>0,059817</text:p>
          </table:table-cell>
          <table:table-cell table:number-columns-repeated="491"/>
        </table:table-row>
        <table:table-row table:style-name="ro2">
          <table:table-cell office:value-type="float" office:value="0.076694">
            <text:p>0,076694</text:p>
          </table:table-cell>
          <table:table-cell office:value-type="float" office:value="0.071372">
            <text:p>0,071372</text:p>
          </table:table-cell>
          <table:table-cell office:value-type="float" office:value="0.03444">
            <text:p>0,03444</text:p>
          </table:table-cell>
          <table:table-cell office:value-type="float" office:value="0.033027">
            <text:p>0,033027</text:p>
          </table:table-cell>
          <table:table-cell office:value-type="float" office:value="0.033751">
            <text:p>0,033751</text:p>
          </table:table-cell>
          <table:table-cell office:value-type="float" office:value="0.033296">
            <text:p>0,033296</text:p>
          </table:table-cell>
          <table:table-cell office:value-type="float" office:value="0.04708">
            <text:p>0,04708</text:p>
          </table:table-cell>
          <table:table-cell office:value-type="float" office:value="0.043813">
            <text:p>0,043813</text:p>
          </table:table-cell>
          <table:table-cell office:value-type="float" office:value="0.058186">
            <text:p>0,058186</text:p>
          </table:table-cell>
          <table:table-cell office:value-type="float" office:value="0.05893">
            <text:p>0,05893</text:p>
          </table:table-cell>
          <table:table-cell table:number-columns-repeated="491"/>
        </table:table-row>
        <table:table-row table:style-name="ro2">
          <table:table-cell office:value-type="float" office:value="0.072909">
            <text:p>0,072909</text:p>
          </table:table-cell>
          <table:table-cell office:value-type="float" office:value="0.074098">
            <text:p>0,074098</text:p>
          </table:table-cell>
          <table:table-cell office:value-type="float" office:value="0.032479">
            <text:p>0,032479</text:p>
          </table:table-cell>
          <table:table-cell office:value-type="float" office:value="0.031761">
            <text:p>0,031761</text:p>
          </table:table-cell>
          <table:table-cell office:value-type="float" office:value="0.037913">
            <text:p>0,037913</text:p>
          </table:table-cell>
          <table:table-cell office:value-type="float" office:value="0.033278">
            <text:p>0,033278</text:p>
          </table:table-cell>
          <table:table-cell office:value-type="float" office:value="0.042812">
            <text:p>0,042812</text:p>
          </table:table-cell>
          <table:table-cell office:value-type="float" office:value="0.042576">
            <text:p>0,042576</text:p>
          </table:table-cell>
          <table:table-cell office:value-type="float" office:value="0.057926">
            <text:p>0,057926</text:p>
          </table:table-cell>
          <table:table-cell office:value-type="float" office:value="0.054957">
            <text:p>0,054957</text:p>
          </table:table-cell>
          <table:table-cell table:number-columns-repeated="491"/>
        </table:table-row>
        <table:table-row table:style-name="ro2">
          <table:table-cell office:value-type="float" office:value="0.070805">
            <text:p>0,070805</text:p>
          </table:table-cell>
          <table:table-cell office:value-type="float" office:value="0.072061">
            <text:p>0,072061</text:p>
          </table:table-cell>
          <table:table-cell office:value-type="float" office:value="0.032852">
            <text:p>0,032852</text:p>
          </table:table-cell>
          <table:table-cell office:value-type="float" office:value="0.030835">
            <text:p>0,030835</text:p>
          </table:table-cell>
          <table:table-cell office:value-type="float" office:value="0.035301">
            <text:p>0,035301</text:p>
          </table:table-cell>
          <table:table-cell office:value-type="float" office:value="0.034223">
            <text:p>0,034223</text:p>
          </table:table-cell>
          <table:table-cell office:value-type="float" office:value="0.042833">
            <text:p>0,042833</text:p>
          </table:table-cell>
          <table:table-cell office:value-type="float" office:value="0.043234">
            <text:p>0,043234</text:p>
          </table:table-cell>
          <table:table-cell office:value-type="float" office:value="0.053474">
            <text:p>0,053474</text:p>
          </table:table-cell>
          <table:table-cell office:value-type="float" office:value="0.053349">
            <text:p>0,053349</text:p>
          </table:table-cell>
          <table:table-cell table:number-columns-repeated="491"/>
        </table:table-row>
        <table:table-row table:style-name="ro2">
          <table:table-cell office:value-type="float" office:value="0.072665">
            <text:p>0,072665</text:p>
          </table:table-cell>
          <table:table-cell office:value-type="float" office:value="0.073186">
            <text:p>0,073186</text:p>
          </table:table-cell>
          <table:table-cell office:value-type="float" office:value="0.033087">
            <text:p>0,033087</text:p>
          </table:table-cell>
          <table:table-cell office:value-type="float" office:value="0.033276">
            <text:p>0,033276</text:p>
          </table:table-cell>
          <table:table-cell office:value-type="float" office:value="0.034733">
            <text:p>0,034733</text:p>
          </table:table-cell>
          <table:table-cell office:value-type="float" office:value="0.034932">
            <text:p>0,034932</text:p>
          </table:table-cell>
          <table:table-cell office:value-type="float" office:value="0.044326">
            <text:p>0,044326</text:p>
          </table:table-cell>
          <table:table-cell office:value-type="float" office:value="0.047101">
            <text:p>0,047101</text:p>
          </table:table-cell>
          <table:table-cell office:value-type="float" office:value="0.053123">
            <text:p>0,053123</text:p>
          </table:table-cell>
          <table:table-cell office:value-type="float" office:value="0.054511">
            <text:p>0,054511</text:p>
          </table:table-cell>
          <table:table-cell table:number-columns-repeated="491"/>
        </table:table-row>
        <table:table-row table:style-name="ro2">
          <table:table-cell office:value-type="float" office:value="0.072121">
            <text:p>0,072121</text:p>
          </table:table-cell>
          <table:table-cell office:value-type="float" office:value="0.072246">
            <text:p>0,072246</text:p>
          </table:table-cell>
          <table:table-cell office:value-type="float" office:value="0.031342">
            <text:p>0,031342</text:p>
          </table:table-cell>
          <table:table-cell office:value-type="float" office:value="0.034307">
            <text:p>0,034307</text:p>
          </table:table-cell>
          <table:table-cell office:value-type="float" office:value="0.036024">
            <text:p>0,036024</text:p>
          </table:table-cell>
          <table:table-cell office:value-type="float" office:value="0.031422">
            <text:p>0,031422</text:p>
          </table:table-cell>
          <table:table-cell office:value-type="float" office:value="0.041646">
            <text:p>0,041646</text:p>
          </table:table-cell>
          <table:table-cell office:value-type="float" office:value="0.044996">
            <text:p>0,044996</text:p>
          </table:table-cell>
          <table:table-cell office:value-type="float" office:value="0.05602">
            <text:p>0,05602</text:p>
          </table:table-cell>
          <table:table-cell office:value-type="float" office:value="0.053222">
            <text:p>0,053222</text:p>
          </table:table-cell>
          <table:table-cell table:number-columns-repeated="491"/>
        </table:table-row>
        <table:table-row table:style-name="ro2">
          <table:table-cell office:value-type="float" office:value="0.072045">
            <text:p>0,072045</text:p>
          </table:table-cell>
          <table:table-cell office:value-type="float" office:value="0.075461">
            <text:p>0,075461</text:p>
          </table:table-cell>
          <table:table-cell office:value-type="float" office:value="0.033086">
            <text:p>0,033086</text:p>
          </table:table-cell>
          <table:table-cell office:value-type="float" office:value="0.030858">
            <text:p>0,030858</text:p>
          </table:table-cell>
          <table:table-cell office:value-type="float" office:value="0.035775">
            <text:p>0,035775</text:p>
          </table:table-cell>
          <table:table-cell office:value-type="float" office:value="0.038027">
            <text:p>0,038027</text:p>
          </table:table-cell>
          <table:table-cell office:value-type="float" office:value="0.041049">
            <text:p>0,041049</text:p>
          </table:table-cell>
          <table:table-cell office:value-type="float" office:value="0.040808">
            <text:p>0,040808</text:p>
          </table:table-cell>
          <table:table-cell office:value-type="float" office:value="0.049718">
            <text:p>0,049718</text:p>
          </table:table-cell>
          <table:table-cell office:value-type="float" office:value="0.050153">
            <text:p>0,050153</text:p>
          </table:table-cell>
          <table:table-cell table:number-columns-repeated="491"/>
        </table:table-row>
        <table:table-row table:style-name="ro2">
          <table:table-cell office:value-type="float" office:value="0.07099">
            <text:p>0,07099</text:p>
          </table:table-cell>
          <table:table-cell office:value-type="float" office:value="0.06987">
            <text:p>0,06987</text:p>
          </table:table-cell>
          <table:table-cell office:value-type="float" office:value="0.034151">
            <text:p>0,034151</text:p>
          </table:table-cell>
          <table:table-cell office:value-type="float" office:value="0.03615">
            <text:p>0,03615</text:p>
          </table:table-cell>
          <table:table-cell office:value-type="float" office:value="0.034322">
            <text:p>0,034322</text:p>
          </table:table-cell>
          <table:table-cell office:value-type="float" office:value="0.037447">
            <text:p>0,037447</text:p>
          </table:table-cell>
          <table:table-cell office:value-type="float" office:value="0.042154">
            <text:p>0,042154</text:p>
          </table:table-cell>
          <table:table-cell office:value-type="float" office:value="0.042397">
            <text:p>0,042397</text:p>
          </table:table-cell>
          <table:table-cell office:value-type="float" office:value="0.053457">
            <text:p>0,053457</text:p>
          </table:table-cell>
          <table:table-cell office:value-type="float" office:value="0.053668">
            <text:p>0,053668</text:p>
          </table:table-cell>
          <table:table-cell table:number-columns-repeated="491"/>
        </table:table-row>
        <table:table-row table:style-name="ro2">
          <table:table-cell office:value-type="float" office:value="0.070264">
            <text:p>0,070264</text:p>
          </table:table-cell>
          <table:table-cell office:value-type="float" office:value="0.07247">
            <text:p>0,07247</text:p>
          </table:table-cell>
          <table:table-cell office:value-type="float" office:value="0.032757">
            <text:p>0,032757</text:p>
          </table:table-cell>
          <table:table-cell office:value-type="float" office:value="0.032575">
            <text:p>0,032575</text:p>
          </table:table-cell>
          <table:table-cell office:value-type="float" office:value="0.035722">
            <text:p>0,035722</text:p>
          </table:table-cell>
          <table:table-cell office:value-type="float" office:value="0.035239">
            <text:p>0,035239</text:p>
          </table:table-cell>
          <table:table-cell office:value-type="float" office:value="0.044098">
            <text:p>0,044098</text:p>
          </table:table-cell>
          <table:table-cell office:value-type="float" office:value="0.048951">
            <text:p>0,048951</text:p>
          </table:table-cell>
          <table:table-cell office:value-type="float" office:value="0.051522">
            <text:p>0,051522</text:p>
          </table:table-cell>
          <table:table-cell office:value-type="float" office:value="0.053217">
            <text:p>0,053217</text:p>
          </table:table-cell>
          <table:table-cell table:number-columns-repeated="491"/>
        </table:table-row>
        <table:table-row table:style-name="ro2">
          <table:table-cell office:value-type="float" office:value="0.070115">
            <text:p>0,070115</text:p>
          </table:table-cell>
          <table:table-cell office:value-type="float" office:value="0.067303">
            <text:p>0,067303</text:p>
          </table:table-cell>
          <table:table-cell office:value-type="float" office:value="0.033251">
            <text:p>0,033251</text:p>
          </table:table-cell>
          <table:table-cell office:value-type="float" office:value="0.033511">
            <text:p>0,033511</text:p>
          </table:table-cell>
          <table:table-cell office:value-type="float" office:value="0.034822">
            <text:p>0,034822</text:p>
          </table:table-cell>
          <table:table-cell office:value-type="float" office:value="0.036401">
            <text:p>0,036401</text:p>
          </table:table-cell>
          <table:table-cell office:value-type="float" office:value="0.044517">
            <text:p>0,044517</text:p>
          </table:table-cell>
          <table:table-cell office:value-type="float" office:value="0.038534">
            <text:p>0,038534</text:p>
          </table:table-cell>
          <table:table-cell office:value-type="float" office:value="0.052546">
            <text:p>0,052546</text:p>
          </table:table-cell>
          <table:table-cell office:value-type="float" office:value="0.052664">
            <text:p>0,052664</text:p>
          </table:table-cell>
          <table:table-cell table:number-columns-repeated="491"/>
        </table:table-row>
        <table:table-row table:style-name="ro2">
          <table:table-cell office:value-type="float" office:value="0.069375">
            <text:p>0,069375</text:p>
          </table:table-cell>
          <table:table-cell office:value-type="float" office:value="0.067947">
            <text:p>0,067947</text:p>
          </table:table-cell>
          <table:table-cell office:value-type="float" office:value="0.032811">
            <text:p>0,032811</text:p>
          </table:table-cell>
          <table:table-cell office:value-type="float" office:value="0.035521">
            <text:p>0,035521</text:p>
          </table:table-cell>
          <table:table-cell office:value-type="float" office:value="0.035146">
            <text:p>0,035146</text:p>
          </table:table-cell>
          <table:table-cell office:value-type="float" office:value="0.034852">
            <text:p>0,034852</text:p>
          </table:table-cell>
          <table:table-cell office:value-type="float" office:value="0.04173">
            <text:p>0,04173</text:p>
          </table:table-cell>
          <table:table-cell office:value-type="float" office:value="0.042278">
            <text:p>0,042278</text:p>
          </table:table-cell>
          <table:table-cell office:value-type="float" office:value="0.05476">
            <text:p>0,05476</text:p>
          </table:table-cell>
          <table:table-cell office:value-type="float" office:value="0.052743">
            <text:p>0,052743</text:p>
          </table:table-cell>
          <table:table-cell table:number-columns-repeated="491"/>
        </table:table-row>
        <table:table-row table:style-name="ro2">
          <table:table-cell office:value-type="float" office:value="0.066015">
            <text:p>0,066015</text:p>
          </table:table-cell>
          <table:table-cell office:value-type="float" office:value="0.069102">
            <text:p>0,069102</text:p>
          </table:table-cell>
          <table:table-cell office:value-type="float" office:value="0.034662">
            <text:p>0,034662</text:p>
          </table:table-cell>
          <table:table-cell office:value-type="float" office:value="0.031484">
            <text:p>0,031484</text:p>
          </table:table-cell>
          <table:table-cell office:value-type="float" office:value="0.033426">
            <text:p>0,033426</text:p>
          </table:table-cell>
          <table:table-cell office:value-type="float" office:value="0.035914">
            <text:p>0,035914</text:p>
          </table:table-cell>
          <table:table-cell office:value-type="float" office:value="0.042022">
            <text:p>0,042022</text:p>
          </table:table-cell>
          <table:table-cell office:value-type="float" office:value="0.040621">
            <text:p>0,040621</text:p>
          </table:table-cell>
          <table:table-cell office:value-type="float" office:value="0.049703">
            <text:p>0,049703</text:p>
          </table:table-cell>
          <table:table-cell office:value-type="float" office:value="0.046823">
            <text:p>0,046823</text:p>
          </table:table-cell>
          <table:table-cell table:number-columns-repeated="491"/>
        </table:table-row>
        <table:table-row table:style-name="ro2">
          <table:table-cell office:value-type="float" office:value="0.069888">
            <text:p>0,069888</text:p>
          </table:table-cell>
          <table:table-cell office:value-type="float" office:value="0.06724">
            <text:p>0,06724</text:p>
          </table:table-cell>
          <table:table-cell office:value-type="float" office:value="0.034663">
            <text:p>0,034663</text:p>
          </table:table-cell>
          <table:table-cell office:value-type="float" office:value="0.030903">
            <text:p>0,030903</text:p>
          </table:table-cell>
          <table:table-cell office:value-type="float" office:value="0.032342">
            <text:p>0,032342</text:p>
          </table:table-cell>
          <table:table-cell office:value-type="float" office:value="0.035638">
            <text:p>0,035638</text:p>
          </table:table-cell>
          <table:table-cell office:value-type="float" office:value="0.042146">
            <text:p>0,042146</text:p>
          </table:table-cell>
          <table:table-cell office:value-type="float" office:value="0.036209">
            <text:p>0,036209</text:p>
          </table:table-cell>
          <table:table-cell office:value-type="float" office:value="0.049213">
            <text:p>0,049213</text:p>
          </table:table-cell>
          <table:table-cell office:value-type="float" office:value="0.049477">
            <text:p>0,049477</text:p>
          </table:table-cell>
          <table:table-cell table:number-columns-repeated="491"/>
        </table:table-row>
        <table:table-row table:style-name="ro2">
          <table:table-cell office:value-type="float" office:value="0.066348">
            <text:p>0,066348</text:p>
          </table:table-cell>
          <table:table-cell office:value-type="float" office:value="0.07207">
            <text:p>0,07207</text:p>
          </table:table-cell>
          <table:table-cell office:value-type="float" office:value="0.033104">
            <text:p>0,033104</text:p>
          </table:table-cell>
          <table:table-cell office:value-type="float" office:value="0.029781">
            <text:p>0,029781</text:p>
          </table:table-cell>
          <table:table-cell office:value-type="float" office:value="0.032621">
            <text:p>0,032621</text:p>
          </table:table-cell>
          <table:table-cell office:value-type="float" office:value="0.03436">
            <text:p>0,03436</text:p>
          </table:table-cell>
          <table:table-cell office:value-type="float" office:value="0.042013">
            <text:p>0,042013</text:p>
          </table:table-cell>
          <table:table-cell office:value-type="float" office:value="0.039266">
            <text:p>0,039266</text:p>
          </table:table-cell>
          <table:table-cell office:value-type="float" office:value="0.050038">
            <text:p>0,050038</text:p>
          </table:table-cell>
          <table:table-cell office:value-type="float" office:value="0.048257">
            <text:p>0,048257</text:p>
          </table:table-cell>
          <table:table-cell table:number-columns-repeated="491"/>
        </table:table-row>
        <table:table-row table:style-name="ro2">
          <table:table-cell office:value-type="float" office:value="0.068555">
            <text:p>0,068555</text:p>
          </table:table-cell>
          <table:table-cell office:value-type="float" office:value="0.06218">
            <text:p>0,06218</text:p>
          </table:table-cell>
          <table:table-cell office:value-type="float" office:value="0.03325">
            <text:p>0,03325</text:p>
          </table:table-cell>
          <table:table-cell office:value-type="float" office:value="0.032643">
            <text:p>0,032643</text:p>
          </table:table-cell>
          <table:table-cell office:value-type="float" office:value="0.034536">
            <text:p>0,034536</text:p>
          </table:table-cell>
          <table:table-cell office:value-type="float" office:value="0.035465">
            <text:p>0,035465</text:p>
          </table:table-cell>
          <table:table-cell office:value-type="float" office:value="0.0423">
            <text:p>0,0423</text:p>
          </table:table-cell>
          <table:table-cell office:value-type="float" office:value="0.03865">
            <text:p>0,03865</text:p>
          </table:table-cell>
          <table:table-cell office:value-type="float" office:value="0.050046">
            <text:p>0,050046</text:p>
          </table:table-cell>
          <table:table-cell office:value-type="float" office:value="0.047754">
            <text:p>0,047754</text:p>
          </table:table-cell>
          <table:table-cell table:number-columns-repeated="491"/>
        </table:table-row>
        <table:table-row table:style-name="ro2">
          <table:table-cell office:value-type="float" office:value="0.065668">
            <text:p>0,065668</text:p>
          </table:table-cell>
          <table:table-cell office:value-type="float" office:value="0.067092">
            <text:p>0,067092</text:p>
          </table:table-cell>
          <table:table-cell office:value-type="float" office:value="0.032147">
            <text:p>0,032147</text:p>
          </table:table-cell>
          <table:table-cell office:value-type="float" office:value="0.028947">
            <text:p>0,028947</text:p>
          </table:table-cell>
          <table:table-cell office:value-type="float" office:value="0.036608">
            <text:p>0,036608</text:p>
          </table:table-cell>
          <table:table-cell office:value-type="float" office:value="0.034261">
            <text:p>0,034261</text:p>
          </table:table-cell>
          <table:table-cell office:value-type="float" office:value="0.042725">
            <text:p>0,042725</text:p>
          </table:table-cell>
          <table:table-cell office:value-type="float" office:value="0.038853">
            <text:p>0,038853</text:p>
          </table:table-cell>
          <table:table-cell office:value-type="float" office:value="0.050528">
            <text:p>0,050528</text:p>
          </table:table-cell>
          <table:table-cell office:value-type="float" office:value="0.046868">
            <text:p>0,046868</text:p>
          </table:table-cell>
          <table:table-cell table:number-columns-repeated="491"/>
        </table:table-row>
        <table:table-row table:style-name="ro2">
          <table:table-cell office:value-type="float" office:value="0.062696">
            <text:p>0,062696</text:p>
          </table:table-cell>
          <table:table-cell office:value-type="float" office:value="0.064923">
            <text:p>0,064923</text:p>
          </table:table-cell>
          <table:table-cell office:value-type="float" office:value="0.032379">
            <text:p>0,032379</text:p>
          </table:table-cell>
          <table:table-cell office:value-type="float" office:value="0.029564">
            <text:p>0,029564</text:p>
          </table:table-cell>
          <table:table-cell office:value-type="float" office:value="0.033493">
            <text:p>0,033493</text:p>
          </table:table-cell>
          <table:table-cell office:value-type="float" office:value="0.034364">
            <text:p>0,034364</text:p>
          </table:table-cell>
          <table:table-cell office:value-type="float" office:value="0.04056">
            <text:p>0,04056</text:p>
          </table:table-cell>
          <table:table-cell office:value-type="float" office:value="0.039993">
            <text:p>0,039993</text:p>
          </table:table-cell>
          <table:table-cell office:value-type="float" office:value="0.051859">
            <text:p>0,051859</text:p>
          </table:table-cell>
          <table:table-cell office:value-type="float" office:value="0.050837">
            <text:p>0,050837</text:p>
          </table:table-cell>
          <table:table-cell table:number-columns-repeated="491"/>
        </table:table-row>
        <table:table-row table:style-name="ro2">
          <table:table-cell office:value-type="float" office:value="0.063879">
            <text:p>0,063879</text:p>
          </table:table-cell>
          <table:table-cell office:value-type="float" office:value="0.062338">
            <text:p>0,062338</text:p>
          </table:table-cell>
          <table:table-cell office:value-type="float" office:value="0.03152">
            <text:p>0,03152</text:p>
          </table:table-cell>
          <table:table-cell office:value-type="float" office:value="0.03445">
            <text:p>0,03445</text:p>
          </table:table-cell>
          <table:table-cell office:value-type="float" office:value="0.034049">
            <text:p>0,034049</text:p>
          </table:table-cell>
          <table:table-cell office:value-type="float" office:value="0.033338">
            <text:p>0,033338</text:p>
          </table:table-cell>
          <table:table-cell office:value-type="float" office:value="0.041344">
            <text:p>0,041344</text:p>
          </table:table-cell>
          <table:table-cell office:value-type="float" office:value="0.035638">
            <text:p>0,035638</text:p>
          </table:table-cell>
          <table:table-cell office:value-type="float" office:value="0.047988">
            <text:p>0,047988</text:p>
          </table:table-cell>
          <table:table-cell office:value-type="float" office:value="0.049529">
            <text:p>0,049529</text:p>
          </table:table-cell>
          <table:table-cell table:number-columns-repeated="491"/>
        </table:table-row>
        <table:table-row table:style-name="ro2">
          <table:table-cell office:value-type="float" office:value="0.06496">
            <text:p>0,06496</text:p>
          </table:table-cell>
          <table:table-cell office:value-type="float" office:value="0.066227">
            <text:p>0,066227</text:p>
          </table:table-cell>
          <table:table-cell office:value-type="float" office:value="0.031275">
            <text:p>0,031275</text:p>
          </table:table-cell>
          <table:table-cell office:value-type="float" office:value="0.033883">
            <text:p>0,033883</text:p>
          </table:table-cell>
          <table:table-cell office:value-type="float" office:value="0.033715">
            <text:p>0,033715</text:p>
          </table:table-cell>
          <table:table-cell office:value-type="float" office:value="0.033012">
            <text:p>0,033012</text:p>
          </table:table-cell>
          <table:table-cell office:value-type="float" office:value="0.037956">
            <text:p>0,037956</text:p>
          </table:table-cell>
          <table:table-cell office:value-type="float" office:value="0.033421">
            <text:p>0,033421</text:p>
          </table:table-cell>
          <table:table-cell office:value-type="float" office:value="0.048279">
            <text:p>0,048279</text:p>
          </table:table-cell>
          <table:table-cell office:value-type="float" office:value="0.047716">
            <text:p>0,047716</text:p>
          </table:table-cell>
          <table:table-cell table:number-columns-repeated="491"/>
        </table:table-row>
        <table:table-row table:style-name="ro2">
          <table:table-cell office:value-type="float" office:value="0.062566">
            <text:p>0,062566</text:p>
          </table:table-cell>
          <table:table-cell office:value-type="float" office:value="0.063658">
            <text:p>0,063658</text:p>
          </table:table-cell>
          <table:table-cell office:value-type="float" office:value="0.030992">
            <text:p>0,030992</text:p>
          </table:table-cell>
          <table:table-cell office:value-type="float" office:value="0.033384">
            <text:p>0,033384</text:p>
          </table:table-cell>
          <table:table-cell office:value-type="float" office:value="0.03363">
            <text:p>0,03363</text:p>
          </table:table-cell>
          <table:table-cell office:value-type="float" office:value="0.034925">
            <text:p>0,034925</text:p>
          </table:table-cell>
          <table:table-cell office:value-type="float" office:value="0.038754">
            <text:p>0,038754</text:p>
          </table:table-cell>
          <table:table-cell office:value-type="float" office:value="0.039372">
            <text:p>0,039372</text:p>
          </table:table-cell>
          <table:table-cell office:value-type="float" office:value="0.046296">
            <text:p>0,046296</text:p>
          </table:table-cell>
          <table:table-cell office:value-type="float" office:value="0.051977">
            <text:p>0,051977</text:p>
          </table:table-cell>
          <table:table-cell table:number-columns-repeated="491"/>
        </table:table-row>
        <table:table-row table:style-name="ro2">
          <table:table-cell office:value-type="float" office:value="0.062708">
            <text:p>0,062708</text:p>
          </table:table-cell>
          <table:table-cell office:value-type="float" office:value="0.066095">
            <text:p>0,066095</text:p>
          </table:table-cell>
          <table:table-cell office:value-type="float" office:value="0.030957">
            <text:p>0,030957</text:p>
          </table:table-cell>
          <table:table-cell office:value-type="float" office:value="0.032562">
            <text:p>0,032562</text:p>
          </table:table-cell>
          <table:table-cell office:value-type="float" office:value="0.034412">
            <text:p>0,034412</text:p>
          </table:table-cell>
          <table:table-cell office:value-type="float" office:value="0.032712">
            <text:p>0,032712</text:p>
          </table:table-cell>
          <table:table-cell office:value-type="float" office:value="0.040086">
            <text:p>0,040086</text:p>
          </table:table-cell>
          <table:table-cell office:value-type="float" office:value="0.040107">
            <text:p>0,040107</text:p>
          </table:table-cell>
          <table:table-cell office:value-type="float" office:value="0.048952">
            <text:p>0,048952</text:p>
          </table:table-cell>
          <table:table-cell office:value-type="float" office:value="0.049354">
            <text:p>0,049354</text:p>
          </table:table-cell>
          <table:table-cell table:number-columns-repeated="491"/>
        </table:table-row>
        <table:table-row table:style-name="ro2">
          <table:table-cell office:value-type="float" office:value="0.061249">
            <text:p>0,061249</text:p>
          </table:table-cell>
          <table:table-cell office:value-type="float" office:value="0.062836">
            <text:p>0,062836</text:p>
          </table:table-cell>
          <table:table-cell office:value-type="float" office:value="0.030227">
            <text:p>0,030227</text:p>
          </table:table-cell>
          <table:table-cell office:value-type="float" office:value="0.03311">
            <text:p>0,03311</text:p>
          </table:table-cell>
          <table:table-cell office:value-type="float" office:value="0.033223">
            <text:p>0,033223</text:p>
          </table:table-cell>
          <table:table-cell office:value-type="float" office:value="0.038127">
            <text:p>0,038127</text:p>
          </table:table-cell>
          <table:table-cell office:value-type="float" office:value="0.040018">
            <text:p>0,040018</text:p>
          </table:table-cell>
          <table:table-cell office:value-type="float" office:value="0.040454">
            <text:p>0,040454</text:p>
          </table:table-cell>
          <table:table-cell office:value-type="float" office:value="0.049256">
            <text:p>0,049256</text:p>
          </table:table-cell>
          <table:table-cell office:value-type="float" office:value="0.048752">
            <text:p>0,048752</text:p>
          </table:table-cell>
          <table:table-cell table:number-columns-repeated="491"/>
        </table:table-row>
        <table:table-row table:style-name="ro2">
          <table:table-cell office:value-type="float" office:value="0.062492">
            <text:p>0,062492</text:p>
          </table:table-cell>
          <table:table-cell office:value-type="float" office:value="0.063516">
            <text:p>0,063516</text:p>
          </table:table-cell>
          <table:table-cell office:value-type="float" office:value="0.033403">
            <text:p>0,033403</text:p>
          </table:table-cell>
          <table:table-cell office:value-type="float" office:value="0.035064">
            <text:p>0,035064</text:p>
          </table:table-cell>
          <table:table-cell office:value-type="float" office:value="0.032229">
            <text:p>0,032229</text:p>
          </table:table-cell>
          <table:table-cell office:value-type="float" office:value="0.033715">
            <text:p>0,033715</text:p>
          </table:table-cell>
          <table:table-cell office:value-type="float" office:value="0.037293">
            <text:p>0,037293</text:p>
          </table:table-cell>
          <table:table-cell office:value-type="float" office:value="0.039028">
            <text:p>0,039028</text:p>
          </table:table-cell>
          <table:table-cell office:value-type="float" office:value="0.049047">
            <text:p>0,049047</text:p>
          </table:table-cell>
          <table:table-cell office:value-type="float" office:value="0.047222">
            <text:p>0,047222</text:p>
          </table:table-cell>
          <table:table-cell table:number-columns-repeated="491"/>
        </table:table-row>
        <table:table-row table:style-name="ro2">
          <table:table-cell office:value-type="float" office:value="0.061286">
            <text:p>0,061286</text:p>
          </table:table-cell>
          <table:table-cell office:value-type="float" office:value="0.065975">
            <text:p>0,065975</text:p>
          </table:table-cell>
          <table:table-cell office:value-type="float" office:value="0.032333">
            <text:p>0,032333</text:p>
          </table:table-cell>
          <table:table-cell office:value-type="float" office:value="0.030922">
            <text:p>0,030922</text:p>
          </table:table-cell>
          <table:table-cell office:value-type="float" office:value="0.033238">
            <text:p>0,033238</text:p>
          </table:table-cell>
          <table:table-cell office:value-type="float" office:value="0.034621">
            <text:p>0,034621</text:p>
          </table:table-cell>
          <table:table-cell office:value-type="float" office:value="0.038715">
            <text:p>0,038715</text:p>
          </table:table-cell>
          <table:table-cell office:value-type="float" office:value="0.040481">
            <text:p>0,040481</text:p>
          </table:table-cell>
          <table:table-cell office:value-type="float" office:value="0.048247">
            <text:p>0,048247</text:p>
          </table:table-cell>
          <table:table-cell office:value-type="float" office:value="0.046725">
            <text:p>0,046725</text:p>
          </table:table-cell>
          <table:table-cell table:number-columns-repeated="491"/>
        </table:table-row>
        <table:table-row table:style-name="ro2">
          <table:table-cell office:value-type="float" office:value="0.059541">
            <text:p>0,059541</text:p>
          </table:table-cell>
          <table:table-cell office:value-type="float" office:value="0.061992">
            <text:p>0,061992</text:p>
          </table:table-cell>
          <table:table-cell office:value-type="float" office:value="0.032175">
            <text:p>0,032175</text:p>
          </table:table-cell>
          <table:table-cell office:value-type="float" office:value="0.035365">
            <text:p>0,035365</text:p>
          </table:table-cell>
          <table:table-cell office:value-type="float" office:value="0.035916">
            <text:p>0,035916</text:p>
          </table:table-cell>
          <table:table-cell office:value-type="float" office:value="0.037237">
            <text:p>0,037237</text:p>
          </table:table-cell>
          <table:table-cell office:value-type="float" office:value="0.038469">
            <text:p>0,038469</text:p>
          </table:table-cell>
          <table:table-cell office:value-type="float" office:value="0.034879">
            <text:p>0,034879</text:p>
          </table:table-cell>
          <table:table-cell office:value-type="float" office:value="0.046029">
            <text:p>0,046029</text:p>
          </table:table-cell>
          <table:table-cell office:value-type="float" office:value="0.050482">
            <text:p>0,050482</text:p>
          </table:table-cell>
          <table:table-cell table:number-columns-repeated="491"/>
        </table:table-row>
        <table:table-row table:style-name="ro2">
          <table:table-cell office:value-type="float" office:value="0.060191">
            <text:p>0,060191</text:p>
          </table:table-cell>
          <table:table-cell office:value-type="float" office:value="0.065056">
            <text:p>0,065056</text:p>
          </table:table-cell>
          <table:table-cell office:value-type="float" office:value="0.032486">
            <text:p>0,032486</text:p>
          </table:table-cell>
          <table:table-cell office:value-type="float" office:value="0.03535">
            <text:p>0,03535</text:p>
          </table:table-cell>
          <table:table-cell office:value-type="float" office:value="0.033957">
            <text:p>0,033957</text:p>
          </table:table-cell>
          <table:table-cell office:value-type="float" office:value="0.032887">
            <text:p>0,032887</text:p>
          </table:table-cell>
          <table:table-cell office:value-type="float" office:value="0.039473">
            <text:p>0,039473</text:p>
          </table:table-cell>
          <table:table-cell office:value-type="float" office:value="0.034638">
            <text:p>0,034638</text:p>
          </table:table-cell>
          <table:table-cell office:value-type="float" office:value="0.046049">
            <text:p>0,046049</text:p>
          </table:table-cell>
          <table:table-cell office:value-type="float" office:value="0.048092">
            <text:p>0,048092</text:p>
          </table:table-cell>
          <table:table-cell table:number-columns-repeated="491"/>
        </table:table-row>
        <table:table-row table:style-name="ro2">
          <table:table-cell office:value-type="float" office:value="0.060504">
            <text:p>0,060504</text:p>
          </table:table-cell>
          <table:table-cell office:value-type="float" office:value="0.058607">
            <text:p>0,058607</text:p>
          </table:table-cell>
          <table:table-cell office:value-type="float" office:value="0.032227">
            <text:p>0,032227</text:p>
          </table:table-cell>
          <table:table-cell office:value-type="float" office:value="0.031539">
            <text:p>0,031539</text:p>
          </table:table-cell>
          <table:table-cell office:value-type="float" office:value="0.031596">
            <text:p>0,031596</text:p>
          </table:table-cell>
          <table:table-cell office:value-type="float" office:value="0.036915">
            <text:p>0,036915</text:p>
          </table:table-cell>
          <table:table-cell office:value-type="float" office:value="0.040136">
            <text:p>0,040136</text:p>
          </table:table-cell>
          <table:table-cell office:value-type="float" office:value="0.040868">
            <text:p>0,040868</text:p>
          </table:table-cell>
          <table:table-cell office:value-type="float" office:value="0.044533">
            <text:p>0,044533</text:p>
          </table:table-cell>
          <table:table-cell office:value-type="float" office:value="0.046704">
            <text:p>0,046704</text:p>
          </table:table-cell>
          <table:table-cell table:number-columns-repeated="491"/>
        </table:table-row>
        <table:table-row table:style-name="ro2">
          <table:table-cell office:value-type="float" office:value="0.057152">
            <text:p>0,057152</text:p>
          </table:table-cell>
          <table:table-cell office:value-type="float" office:value="0.062344">
            <text:p>0,062344</text:p>
          </table:table-cell>
          <table:table-cell office:value-type="float" office:value="0.03034">
            <text:p>0,03034</text:p>
          </table:table-cell>
          <table:table-cell office:value-type="float" office:value="0.030163">
            <text:p>0,030163</text:p>
          </table:table-cell>
          <table:table-cell office:value-type="float" office:value="0.033892">
            <text:p>0,033892</text:p>
          </table:table-cell>
          <table:table-cell office:value-type="float" office:value="0.03521">
            <text:p>0,03521</text:p>
          </table:table-cell>
          <table:table-cell office:value-type="float" office:value="0.036054">
            <text:p>0,036054</text:p>
          </table:table-cell>
          <table:table-cell office:value-type="float" office:value="0.040027">
            <text:p>0,040027</text:p>
          </table:table-cell>
          <table:table-cell office:value-type="float" office:value="0.044157">
            <text:p>0,044157</text:p>
          </table:table-cell>
          <table:table-cell office:value-type="float" office:value="0.049416">
            <text:p>0,049416</text:p>
          </table:table-cell>
          <table:table-cell table:number-columns-repeated="491"/>
        </table:table-row>
        <table:table-row table:style-name="ro2">
          <table:table-cell office:value-type="float" office:value="0.059251">
            <text:p>0,059251</text:p>
          </table:table-cell>
          <table:table-cell office:value-type="float" office:value="0.061523">
            <text:p>0,061523</text:p>
          </table:table-cell>
          <table:table-cell office:value-type="float" office:value="0.030976">
            <text:p>0,030976</text:p>
          </table:table-cell>
          <table:table-cell office:value-type="float" office:value="0.031482">
            <text:p>0,031482</text:p>
          </table:table-cell>
          <table:table-cell office:value-type="float" office:value="0.033857">
            <text:p>0,033857</text:p>
          </table:table-cell>
          <table:table-cell office:value-type="float" office:value="0.031954">
            <text:p>0,031954</text:p>
          </table:table-cell>
          <table:table-cell office:value-type="float" office:value="0.037015">
            <text:p>0,037015</text:p>
          </table:table-cell>
          <table:table-cell office:value-type="float" office:value="0.036554">
            <text:p>0,036554</text:p>
          </table:table-cell>
          <table:table-cell office:value-type="float" office:value="0.044861">
            <text:p>0,044861</text:p>
          </table:table-cell>
          <table:table-cell office:value-type="float" office:value="0.047039">
            <text:p>0,047039</text:p>
          </table:table-cell>
          <table:table-cell table:number-columns-repeated="491"/>
        </table:table-row>
        <table:table-row table:style-name="ro2">
          <table:table-cell office:value-type="float" office:value="0.059894">
            <text:p>0,059894</text:p>
          </table:table-cell>
          <table:table-cell office:value-type="float" office:value="0.055391">
            <text:p>0,055391</text:p>
          </table:table-cell>
          <table:table-cell office:value-type="float" office:value="0.032946">
            <text:p>0,032946</text:p>
          </table:table-cell>
          <table:table-cell office:value-type="float" office:value="0.033794">
            <text:p>0,033794</text:p>
          </table:table-cell>
          <table:table-cell office:value-type="float" office:value="0.032915">
            <text:p>0,032915</text:p>
          </table:table-cell>
          <table:table-cell office:value-type="float" office:value="0.035085">
            <text:p>0,035085</text:p>
          </table:table-cell>
          <table:table-cell office:value-type="float" office:value="0.036731">
            <text:p>0,036731</text:p>
          </table:table-cell>
          <table:table-cell office:value-type="float" office:value="0.039758">
            <text:p>0,039758</text:p>
          </table:table-cell>
          <table:table-cell office:value-type="float" office:value="0.043257">
            <text:p>0,043257</text:p>
          </table:table-cell>
          <table:table-cell office:value-type="float" office:value="0.045831">
            <text:p>0,045831</text:p>
          </table:table-cell>
          <table:table-cell table:number-columns-repeated="491"/>
        </table:table-row>
        <table:table-row table:style-name="ro2">
          <table:table-cell office:value-type="float" office:value="0.056244">
            <text:p>0,056244</text:p>
          </table:table-cell>
          <table:table-cell office:value-type="float" office:value="0.058334">
            <text:p>0,058334</text:p>
          </table:table-cell>
          <table:table-cell office:value-type="float" office:value="0.032189">
            <text:p>0,032189</text:p>
          </table:table-cell>
          <table:table-cell office:value-type="float" office:value="0.031675">
            <text:p>0,031675</text:p>
          </table:table-cell>
          <table:table-cell office:value-type="float" office:value="0.032551">
            <text:p>0,032551</text:p>
          </table:table-cell>
          <table:table-cell office:value-type="float" office:value="0.032171">
            <text:p>0,032171</text:p>
          </table:table-cell>
          <table:table-cell office:value-type="float" office:value="0.039561">
            <text:p>0,039561</text:p>
          </table:table-cell>
          <table:table-cell office:value-type="float" office:value="0.04098">
            <text:p>0,04098</text:p>
          </table:table-cell>
          <table:table-cell office:value-type="float" office:value="0.043401">
            <text:p>0,043401</text:p>
          </table:table-cell>
          <table:table-cell office:value-type="float" office:value="0.045134">
            <text:p>0,045134</text:p>
          </table:table-cell>
          <table:table-cell table:number-columns-repeated="491"/>
        </table:table-row>
        <table:table-row table:style-name="ro2">
          <table:table-cell office:value-type="float" office:value="0.058632">
            <text:p>0,058632</text:p>
          </table:table-cell>
          <table:table-cell office:value-type="float" office:value="0.059523">
            <text:p>0,059523</text:p>
          </table:table-cell>
          <table:table-cell office:value-type="float" office:value="0.03074">
            <text:p>0,03074</text:p>
          </table:table-cell>
          <table:table-cell office:value-type="float" office:value="0.032563">
            <text:p>0,032563</text:p>
          </table:table-cell>
          <table:table-cell office:value-type="float" office:value="0.031782">
            <text:p>0,031782</text:p>
          </table:table-cell>
          <table:table-cell office:value-type="float" office:value="0.036625">
            <text:p>0,036625</text:p>
          </table:table-cell>
          <table:table-cell office:value-type="float" office:value="0.038649">
            <text:p>0,038649</text:p>
          </table:table-cell>
          <table:table-cell office:value-type="float" office:value="0.038844">
            <text:p>0,038844</text:p>
          </table:table-cell>
          <table:table-cell office:value-type="float" office:value="0.044581">
            <text:p>0,044581</text:p>
          </table:table-cell>
          <table:table-cell office:value-type="float" office:value="0.043327">
            <text:p>0,043327</text:p>
          </table:table-cell>
          <table:table-cell table:number-columns-repeated="491"/>
        </table:table-row>
        <table:table-row table:style-name="ro2">
          <table:table-cell office:value-type="float" office:value="0.058158">
            <text:p>0,058158</text:p>
          </table:table-cell>
          <table:table-cell office:value-type="float" office:value="0.058636">
            <text:p>0,058636</text:p>
          </table:table-cell>
          <table:table-cell office:value-type="float" office:value="0.032538">
            <text:p>0,032538</text:p>
          </table:table-cell>
          <table:table-cell office:value-type="float" office:value="0.032502">
            <text:p>0,032502</text:p>
          </table:table-cell>
          <table:table-cell office:value-type="float" office:value="0.034241">
            <text:p>0,034241</text:p>
          </table:table-cell>
          <table:table-cell office:value-type="float" office:value="0.034804">
            <text:p>0,034804</text:p>
          </table:table-cell>
          <table:table-cell office:value-type="float" office:value="0.034702">
            <text:p>0,034702</text:p>
          </table:table-cell>
          <table:table-cell office:value-type="float" office:value="0.036737">
            <text:p>0,036737</text:p>
          </table:table-cell>
          <table:table-cell office:value-type="float" office:value="0.045553">
            <text:p>0,045553</text:p>
          </table:table-cell>
          <table:table-cell office:value-type="float" office:value="0.045087">
            <text:p>0,045087</text:p>
          </table:table-cell>
          <table:table-cell table:number-columns-repeated="491"/>
        </table:table-row>
        <table:table-row table:style-name="ro2">
          <table:table-cell office:value-type="float" office:value="0.057273">
            <text:p>0,057273</text:p>
          </table:table-cell>
          <table:table-cell office:value-type="float" office:value="0.051111">
            <text:p>0,051111</text:p>
          </table:table-cell>
          <table:table-cell office:value-type="float" office:value="0.02918">
            <text:p>0,02918</text:p>
          </table:table-cell>
          <table:table-cell office:value-type="float" office:value="0.033638">
            <text:p>0,033638</text:p>
          </table:table-cell>
          <table:table-cell office:value-type="float" office:value="0.033215">
            <text:p>0,033215</text:p>
          </table:table-cell>
          <table:table-cell office:value-type="float" office:value="0.034222">
            <text:p>0,034222</text:p>
          </table:table-cell>
          <table:table-cell office:value-type="float" office:value="0.037905">
            <text:p>0,037905</text:p>
          </table:table-cell>
          <table:table-cell office:value-type="float" office:value="0.037286">
            <text:p>0,037286</text:p>
          </table:table-cell>
          <table:table-cell office:value-type="float" office:value="0.044688">
            <text:p>0,044688</text:p>
          </table:table-cell>
          <table:table-cell office:value-type="float" office:value="0.0449">
            <text:p>0,0449</text:p>
          </table:table-cell>
          <table:table-cell table:number-columns-repeated="491"/>
        </table:table-row>
        <table:table-row table:style-name="ro2">
          <table:table-cell office:value-type="float" office:value="0.055602">
            <text:p>0,055602</text:p>
          </table:table-cell>
          <table:table-cell office:value-type="float" office:value="0.054788">
            <text:p>0,054788</text:p>
          </table:table-cell>
          <table:table-cell office:value-type="float" office:value="0.029922">
            <text:p>0,029922</text:p>
          </table:table-cell>
          <table:table-cell office:value-type="float" office:value="0.029193">
            <text:p>0,029193</text:p>
          </table:table-cell>
          <table:table-cell office:value-type="float" office:value="0.033105">
            <text:p>0,033105</text:p>
          </table:table-cell>
          <table:table-cell office:value-type="float" office:value="0.03254">
            <text:p>0,03254</text:p>
          </table:table-cell>
          <table:table-cell office:value-type="float" office:value="0.037691">
            <text:p>0,037691</text:p>
          </table:table-cell>
          <table:table-cell office:value-type="float" office:value="0.038646">
            <text:p>0,038646</text:p>
          </table:table-cell>
          <table:table-cell office:value-type="float" office:value="0.044009">
            <text:p>0,044009</text:p>
          </table:table-cell>
          <table:table-cell office:value-type="float" office:value="0.041379">
            <text:p>0,041379</text:p>
          </table:table-cell>
          <table:table-cell table:number-columns-repeated="491"/>
        </table:table-row>
        <table:table-row table:style-name="ro2">
          <table:table-cell office:value-type="float" office:value="0.056823">
            <text:p>0,056823</text:p>
          </table:table-cell>
          <table:table-cell office:value-type="float" office:value="0.052246">
            <text:p>0,052246</text:p>
          </table:table-cell>
          <table:table-cell office:value-type="float" office:value="0.032476">
            <text:p>0,032476</text:p>
          </table:table-cell>
          <table:table-cell office:value-type="float" office:value="0.031748">
            <text:p>0,031748</text:p>
          </table:table-cell>
          <table:table-cell office:value-type="float" office:value="0.032924">
            <text:p>0,032924</text:p>
          </table:table-cell>
          <table:table-cell office:value-type="float" office:value="0.035124">
            <text:p>0,035124</text:p>
          </table:table-cell>
          <table:table-cell office:value-type="float" office:value="0.039076">
            <text:p>0,039076</text:p>
          </table:table-cell>
          <table:table-cell office:value-type="float" office:value="0.035309">
            <text:p>0,035309</text:p>
          </table:table-cell>
          <table:table-cell office:value-type="float" office:value="0.043121">
            <text:p>0,043121</text:p>
          </table:table-cell>
          <table:table-cell office:value-type="float" office:value="0.045825">
            <text:p>0,045825</text:p>
          </table:table-cell>
          <table:table-cell table:number-columns-repeated="491"/>
        </table:table-row>
        <table:table-row table:style-name="ro2">
          <table:table-cell office:value-type="float" office:value="0.05253">
            <text:p>0,05253</text:p>
          </table:table-cell>
          <table:table-cell office:value-type="float" office:value="0.055482">
            <text:p>0,055482</text:p>
          </table:table-cell>
          <table:table-cell office:value-type="float" office:value="0.031739">
            <text:p>0,031739</text:p>
          </table:table-cell>
          <table:table-cell office:value-type="float" office:value="0.031612">
            <text:p>0,031612</text:p>
          </table:table-cell>
          <table:table-cell office:value-type="float" office:value="0.03299">
            <text:p>0,03299</text:p>
          </table:table-cell>
          <table:table-cell office:value-type="float" office:value="0.035659">
            <text:p>0,035659</text:p>
          </table:table-cell>
          <table:table-cell office:value-type="float" office:value="0.035842">
            <text:p>0,035842</text:p>
          </table:table-cell>
          <table:table-cell office:value-type="float" office:value="0.038355">
            <text:p>0,038355</text:p>
          </table:table-cell>
          <table:table-cell office:value-type="float" office:value="0.04162">
            <text:p>0,04162</text:p>
          </table:table-cell>
          <table:table-cell office:value-type="float" office:value="0.044201">
            <text:p>0,044201</text:p>
          </table:table-cell>
          <table:table-cell table:number-columns-repeated="491"/>
        </table:table-row>
        <table:table-row table:style-name="ro2">
          <table:table-cell office:value-type="float" office:value="0.054187">
            <text:p>0,054187</text:p>
          </table:table-cell>
          <table:table-cell office:value-type="float" office:value="0.058245">
            <text:p>0,058245</text:p>
          </table:table-cell>
          <table:table-cell office:value-type="float" office:value="0.03035">
            <text:p>0,03035</text:p>
          </table:table-cell>
          <table:table-cell office:value-type="float" office:value="0.030456">
            <text:p>0,030456</text:p>
          </table:table-cell>
          <table:table-cell office:value-type="float" office:value="0.031199">
            <text:p>0,031199</text:p>
          </table:table-cell>
          <table:table-cell office:value-type="float" office:value="0.032921">
            <text:p>0,032921</text:p>
          </table:table-cell>
          <table:table-cell office:value-type="float" office:value="0.039285">
            <text:p>0,039285</text:p>
          </table:table-cell>
          <table:table-cell office:value-type="float" office:value="0.040321">
            <text:p>0,040321</text:p>
          </table:table-cell>
          <table:table-cell office:value-type="float" office:value="0.044878">
            <text:p>0,044878</text:p>
          </table:table-cell>
          <table:table-cell office:value-type="float" office:value="0.041293">
            <text:p>0,041293</text:p>
          </table:table-cell>
          <table:table-cell table:number-columns-repeated="491"/>
        </table:table-row>
        <table:table-row table:style-name="ro2">
          <table:table-cell office:value-type="float" office:value="0.055992">
            <text:p>0,055992</text:p>
          </table:table-cell>
          <table:table-cell office:value-type="float" office:value="0.053191">
            <text:p>0,053191</text:p>
          </table:table-cell>
          <table:table-cell office:value-type="float" office:value="0.030861">
            <text:p>0,030861</text:p>
          </table:table-cell>
          <table:table-cell office:value-type="float" office:value="0.032273">
            <text:p>0,032273</text:p>
          </table:table-cell>
          <table:table-cell office:value-type="float" office:value="0.032246">
            <text:p>0,032246</text:p>
          </table:table-cell>
          <table:table-cell office:value-type="float" office:value="0.033771">
            <text:p>0,033771</text:p>
          </table:table-cell>
          <table:table-cell office:value-type="float" office:value="0.036835">
            <text:p>0,036835</text:p>
          </table:table-cell>
          <table:table-cell office:value-type="float" office:value="0.038054">
            <text:p>0,038054</text:p>
          </table:table-cell>
          <table:table-cell office:value-type="float" office:value="0.04223">
            <text:p>0,04223</text:p>
          </table:table-cell>
          <table:table-cell office:value-type="float" office:value="0.044365">
            <text:p>0,044365</text:p>
          </table:table-cell>
          <table:table-cell table:number-columns-repeated="491"/>
        </table:table-row>
        <table:table-row table:style-name="ro2">
          <table:table-cell office:value-type="float" office:value="0.053698">
            <text:p>0,053698</text:p>
          </table:table-cell>
          <table:table-cell office:value-type="float" office:value="0.058309">
            <text:p>0,058309</text:p>
          </table:table-cell>
          <table:table-cell office:value-type="float" office:value="0.031987">
            <text:p>0,031987</text:p>
          </table:table-cell>
          <table:table-cell office:value-type="float" office:value="0.034135">
            <text:p>0,034135</text:p>
          </table:table-cell>
          <table:table-cell office:value-type="float" office:value="0.034647">
            <text:p>0,034647</text:p>
          </table:table-cell>
          <table:table-cell office:value-type="float" office:value="0.032456">
            <text:p>0,032456</text:p>
          </table:table-cell>
          <table:table-cell office:value-type="float" office:value="0.036528">
            <text:p>0,036528</text:p>
          </table:table-cell>
          <table:table-cell office:value-type="float" office:value="0.03431">
            <text:p>0,03431</text:p>
          </table:table-cell>
          <table:table-cell office:value-type="float" office:value="0.04337">
            <text:p>0,04337</text:p>
          </table:table-cell>
          <table:table-cell office:value-type="float" office:value="0.042382">
            <text:p>0,042382</text:p>
          </table:table-cell>
          <table:table-cell table:number-columns-repeated="491"/>
        </table:table-row>
        <table:table-row table:style-name="ro2">
          <table:table-cell office:value-type="float" office:value="0.052224">
            <text:p>0,052224</text:p>
          </table:table-cell>
          <table:table-cell office:value-type="float" office:value="0.053015">
            <text:p>0,053015</text:p>
          </table:table-cell>
          <table:table-cell office:value-type="float" office:value="0.033728">
            <text:p>0,033728</text:p>
          </table:table-cell>
          <table:table-cell office:value-type="float" office:value="0.030519">
            <text:p>0,030519</text:p>
          </table:table-cell>
          <table:table-cell office:value-type="float" office:value="0.033497">
            <text:p>0,033497</text:p>
          </table:table-cell>
          <table:table-cell table:number-columns-repeated="2" office:value-type="float" office:value="0.035462">
            <text:p>0,035462</text:p>
          </table:table-cell>
          <table:table-cell office:value-type="float" office:value="0.036283">
            <text:p>0,036283</text:p>
          </table:table-cell>
          <table:table-cell office:value-type="float" office:value="0.04167">
            <text:p>0,04167</text:p>
          </table:table-cell>
          <table:table-cell office:value-type="float" office:value="0.0443">
            <text:p>0,0443</text:p>
          </table:table-cell>
          <table:table-cell table:number-columns-repeated="491"/>
        </table:table-row>
        <table:table-row table:style-name="ro2">
          <table:table-cell office:value-type="float" office:value="0.050588">
            <text:p>0,050588</text:p>
          </table:table-cell>
          <table:table-cell office:value-type="float" office:value="0.054282">
            <text:p>0,054282</text:p>
          </table:table-cell>
          <table:table-cell office:value-type="float" office:value="0.031812">
            <text:p>0,031812</text:p>
          </table:table-cell>
          <table:table-cell office:value-type="float" office:value="0.032591">
            <text:p>0,032591</text:p>
          </table:table-cell>
          <table:table-cell office:value-type="float" office:value="0.030931">
            <text:p>0,030931</text:p>
          </table:table-cell>
          <table:table-cell office:value-type="float" office:value="0.034489">
            <text:p>0,034489</text:p>
          </table:table-cell>
          <table:table-cell office:value-type="float" office:value="0.033821">
            <text:p>0,033821</text:p>
          </table:table-cell>
          <table:table-cell office:value-type="float" office:value="0.036476">
            <text:p>0,036476</text:p>
          </table:table-cell>
          <table:table-cell office:value-type="float" office:value="0.041932">
            <text:p>0,041932</text:p>
          </table:table-cell>
          <table:table-cell office:value-type="float" office:value="0.042978">
            <text:p>0,042978</text:p>
          </table:table-cell>
          <table:table-cell table:number-columns-repeated="491"/>
        </table:table-row>
        <table:table-row table:style-name="ro2">
          <table:table-cell office:value-type="float" office:value="0.055987">
            <text:p>0,055987</text:p>
          </table:table-cell>
          <table:table-cell office:value-type="float" office:value="0.053675">
            <text:p>0,053675</text:p>
          </table:table-cell>
          <table:table-cell office:value-type="float" office:value="0.032258">
            <text:p>0,032258</text:p>
          </table:table-cell>
          <table:table-cell office:value-type="float" office:value="0.03006">
            <text:p>0,03006</text:p>
          </table:table-cell>
          <table:table-cell office:value-type="float" office:value="0.033125">
            <text:p>0,033125</text:p>
          </table:table-cell>
          <table:table-cell office:value-type="float" office:value="0.033141">
            <text:p>0,033141</text:p>
          </table:table-cell>
          <table:table-cell office:value-type="float" office:value="0.034317">
            <text:p>0,034317</text:p>
          </table:table-cell>
          <table:table-cell office:value-type="float" office:value="0.041373">
            <text:p>0,041373</text:p>
          </table:table-cell>
          <table:table-cell office:value-type="float" office:value="0.04384">
            <text:p>0,04384</text:p>
          </table:table-cell>
          <table:table-cell office:value-type="float" office:value="0.042988">
            <text:p>0,042988</text:p>
          </table:table-cell>
          <table:table-cell table:number-columns-repeated="491"/>
        </table:table-row>
        <table:table-row table:style-name="ro2">
          <table:table-cell office:value-type="float" office:value="0.053975">
            <text:p>0,053975</text:p>
          </table:table-cell>
          <table:table-cell office:value-type="float" office:value="0.053632">
            <text:p>0,053632</text:p>
          </table:table-cell>
          <table:table-cell office:value-type="float" office:value="0.034135">
            <text:p>0,034135</text:p>
          </table:table-cell>
          <table:table-cell office:value-type="float" office:value="0.033808">
            <text:p>0,033808</text:p>
          </table:table-cell>
          <table:table-cell office:value-type="float" office:value="0.033427">
            <text:p>0,033427</text:p>
          </table:table-cell>
          <table:table-cell office:value-type="float" office:value="0.034435">
            <text:p>0,034435</text:p>
          </table:table-cell>
          <table:table-cell office:value-type="float" office:value="0.035822">
            <text:p>0,035822</text:p>
          </table:table-cell>
          <table:table-cell office:value-type="float" office:value="0.036337">
            <text:p>0,036337</text:p>
          </table:table-cell>
          <table:table-cell office:value-type="float" office:value="0.04185">
            <text:p>0,04185</text:p>
          </table:table-cell>
          <table:table-cell office:value-type="float" office:value="0.042814">
            <text:p>0,042814</text:p>
          </table:table-cell>
          <table:table-cell table:number-columns-repeated="491"/>
        </table:table-row>
        <table:table-row table:style-name="ro2">
          <table:table-cell office:value-type="float" office:value="0.052715">
            <text:p>0,052715</text:p>
          </table:table-cell>
          <table:table-cell office:value-type="float" office:value="0.052406">
            <text:p>0,052406</text:p>
          </table:table-cell>
          <table:table-cell office:value-type="float" office:value="0.031904">
            <text:p>0,031904</text:p>
          </table:table-cell>
          <table:table-cell office:value-type="float" office:value="0.032229">
            <text:p>0,032229</text:p>
          </table:table-cell>
          <table:table-cell office:value-type="float" office:value="0.03359">
            <text:p>0,03359</text:p>
          </table:table-cell>
          <table:table-cell office:value-type="float" office:value="0.03209">
            <text:p>0,03209</text:p>
          </table:table-cell>
          <table:table-cell office:value-type="float" office:value="0.035505">
            <text:p>0,035505</text:p>
          </table:table-cell>
          <table:table-cell office:value-type="float" office:value="0.032553">
            <text:p>0,032553</text:p>
          </table:table-cell>
          <table:table-cell office:value-type="float" office:value="0.04233">
            <text:p>0,04233</text:p>
          </table:table-cell>
          <table:table-cell office:value-type="float" office:value="0.04101">
            <text:p>0,04101</text:p>
          </table:table-cell>
          <table:table-cell table:number-columns-repeated="491"/>
        </table:table-row>
        <table:table-row table:style-name="ro2">
          <table:table-cell office:value-type="float" office:value="0.052205">
            <text:p>0,052205</text:p>
          </table:table-cell>
          <table:table-cell office:value-type="float" office:value="0.052065">
            <text:p>0,052065</text:p>
          </table:table-cell>
          <table:table-cell office:value-type="float" office:value="0.029535">
            <text:p>0,029535</text:p>
          </table:table-cell>
          <table:table-cell office:value-type="float" office:value="0.030101">
            <text:p>0,030101</text:p>
          </table:table-cell>
          <table:table-cell office:value-type="float" office:value="0.032952">
            <text:p>0,032952</text:p>
          </table:table-cell>
          <table:table-cell office:value-type="float" office:value="0.030205">
            <text:p>0,030205</text:p>
          </table:table-cell>
          <table:table-cell office:value-type="float" office:value="0.034515">
            <text:p>0,034515</text:p>
          </table:table-cell>
          <table:table-cell office:value-type="float" office:value="0.037833">
            <text:p>0,037833</text:p>
          </table:table-cell>
          <table:table-cell office:value-type="float" office:value="0.043617">
            <text:p>0,043617</text:p>
          </table:table-cell>
          <table:table-cell office:value-type="float" office:value="0.040558">
            <text:p>0,040558</text:p>
          </table:table-cell>
          <table:table-cell table:number-columns-repeated="491"/>
        </table:table-row>
        <table:table-row table:style-name="ro2">
          <table:table-cell office:value-type="float" office:value="0.051369">
            <text:p>0,051369</text:p>
          </table:table-cell>
          <table:table-cell office:value-type="float" office:value="0.051802">
            <text:p>0,051802</text:p>
          </table:table-cell>
          <table:table-cell office:value-type="float" office:value="0.029116">
            <text:p>0,029116</text:p>
          </table:table-cell>
          <table:table-cell office:value-type="float" office:value="0.031388">
            <text:p>0,031388</text:p>
          </table:table-cell>
          <table:table-cell office:value-type="float" office:value="0.032689">
            <text:p>0,032689</text:p>
          </table:table-cell>
          <table:table-cell office:value-type="float" office:value="0.033284">
            <text:p>0,033284</text:p>
          </table:table-cell>
          <table:table-cell office:value-type="float" office:value="0.037017">
            <text:p>0,037017</text:p>
          </table:table-cell>
          <table:table-cell office:value-type="float" office:value="0.029797">
            <text:p>0,029797</text:p>
          </table:table-cell>
          <table:table-cell office:value-type="float" office:value="0.042145">
            <text:p>0,042145</text:p>
          </table:table-cell>
          <table:table-cell office:value-type="float" office:value="0.042165">
            <text:p>0,042165</text:p>
          </table:table-cell>
          <table:table-cell table:number-columns-repeated="491"/>
        </table:table-row>
        <table:table-row table:style-name="ro2">
          <table:table-cell office:value-type="float" office:value="0.054759">
            <text:p>0,054759</text:p>
          </table:table-cell>
          <table:table-cell office:value-type="float" office:value="0.050899">
            <text:p>0,050899</text:p>
          </table:table-cell>
          <table:table-cell office:value-type="float" office:value="0.031063">
            <text:p>0,031063</text:p>
          </table:table-cell>
          <table:table-cell office:value-type="float" office:value="0.029693">
            <text:p>0,029693</text:p>
          </table:table-cell>
          <table:table-cell office:value-type="float" office:value="0.032565">
            <text:p>0,032565</text:p>
          </table:table-cell>
          <table:table-cell office:value-type="float" office:value="0.03325">
            <text:p>0,03325</text:p>
          </table:table-cell>
          <table:table-cell office:value-type="float" office:value="0.034576">
            <text:p>0,034576</text:p>
          </table:table-cell>
          <table:table-cell office:value-type="float" office:value="0.03346">
            <text:p>0,03346</text:p>
          </table:table-cell>
          <table:table-cell office:value-type="float" office:value="0.042349">
            <text:p>0,042349</text:p>
          </table:table-cell>
          <table:table-cell office:value-type="float" office:value="0.039198">
            <text:p>0,039198</text:p>
          </table:table-cell>
          <table:table-cell table:number-columns-repeated="491"/>
        </table:table-row>
        <table:table-row table:style-name="ro2">
          <table:table-cell office:value-type="float" office:value="0.054456">
            <text:p>0,054456</text:p>
          </table:table-cell>
          <table:table-cell office:value-type="float" office:value="0.051436">
            <text:p>0,051436</text:p>
          </table:table-cell>
          <table:table-cell office:value-type="float" office:value="0.029034">
            <text:p>0,029034</text:p>
          </table:table-cell>
          <table:table-cell office:value-type="float" office:value="0.03191">
            <text:p>0,03191</text:p>
          </table:table-cell>
          <table:table-cell office:value-type="float" office:value="0.034445">
            <text:p>0,034445</text:p>
          </table:table-cell>
          <table:table-cell office:value-type="float" office:value="0.037194">
            <text:p>0,037194</text:p>
          </table:table-cell>
          <table:table-cell office:value-type="float" office:value="0.035855">
            <text:p>0,035855</text:p>
          </table:table-cell>
          <table:table-cell office:value-type="float" office:value="0.036154">
            <text:p>0,036154</text:p>
          </table:table-cell>
          <table:table-cell office:value-type="float" office:value="0.041189">
            <text:p>0,041189</text:p>
          </table:table-cell>
          <table:table-cell office:value-type="float" office:value="0.039965">
            <text:p>0,039965</text:p>
          </table:table-cell>
          <table:table-cell table:number-columns-repeated="491"/>
        </table:table-row>
        <table:table-row table:style-name="ro2">
          <table:table-cell office:value-type="float" office:value="0.051945">
            <text:p>0,051945</text:p>
          </table:table-cell>
          <table:table-cell office:value-type="float" office:value="0.049993">
            <text:p>0,049993</text:p>
          </table:table-cell>
          <table:table-cell office:value-type="float" office:value="0.031867">
            <text:p>0,031867</text:p>
          </table:table-cell>
          <table:table-cell office:value-type="float" office:value="0.033821">
            <text:p>0,033821</text:p>
          </table:table-cell>
          <table:table-cell office:value-type="float" office:value="0.032249">
            <text:p>0,032249</text:p>
          </table:table-cell>
          <table:table-cell office:value-type="float" office:value="0.035225">
            <text:p>0,035225</text:p>
          </table:table-cell>
          <table:table-cell office:value-type="float" office:value="0.032485">
            <text:p>0,032485</text:p>
          </table:table-cell>
          <table:table-cell office:value-type="float" office:value="0.037017">
            <text:p>0,037017</text:p>
          </table:table-cell>
          <table:table-cell office:value-type="float" office:value="0.040995">
            <text:p>0,040995</text:p>
          </table:table-cell>
          <table:table-cell office:value-type="float" office:value="0.042782">
            <text:p>0,042782</text:p>
          </table:table-cell>
          <table:table-cell table:number-columns-repeated="491"/>
        </table:table-row>
        <table:table-row table:style-name="ro2">
          <table:table-cell office:value-type="float" office:value="0.050731">
            <text:p>0,050731</text:p>
          </table:table-cell>
          <table:table-cell office:value-type="float" office:value="0.053481">
            <text:p>0,053481</text:p>
          </table:table-cell>
          <table:table-cell office:value-type="float" office:value="0.030559">
            <text:p>0,030559</text:p>
          </table:table-cell>
          <table:table-cell office:value-type="float" office:value="0.031551">
            <text:p>0,031551</text:p>
          </table:table-cell>
          <table:table-cell office:value-type="float" office:value="0.031472">
            <text:p>0,031472</text:p>
          </table:table-cell>
          <table:table-cell office:value-type="float" office:value="0.031485">
            <text:p>0,031485</text:p>
          </table:table-cell>
          <table:table-cell office:value-type="float" office:value="0.035492">
            <text:p>0,035492</text:p>
          </table:table-cell>
          <table:table-cell office:value-type="float" office:value="0.032376">
            <text:p>0,032376</text:p>
          </table:table-cell>
          <table:table-cell office:value-type="float" office:value="0.043614">
            <text:p>0,043614</text:p>
          </table:table-cell>
          <table:table-cell office:value-type="float" office:value="0.036362">
            <text:p>0,036362</text:p>
          </table:table-cell>
          <table:table-cell table:number-columns-repeated="491"/>
        </table:table-row>
        <table:table-row table:style-name="ro2">
          <table:table-cell office:value-type="float" office:value="0.052386">
            <text:p>0,052386</text:p>
          </table:table-cell>
          <table:table-cell office:value-type="float" office:value="0.047425">
            <text:p>0,047425</text:p>
          </table:table-cell>
          <table:table-cell office:value-type="float" office:value="0.031336">
            <text:p>0,031336</text:p>
          </table:table-cell>
          <table:table-cell office:value-type="float" office:value="0.031945">
            <text:p>0,031945</text:p>
          </table:table-cell>
          <table:table-cell office:value-type="float" office:value="0.033716">
            <text:p>0,033716</text:p>
          </table:table-cell>
          <table:table-cell office:value-type="float" office:value="0.029054">
            <text:p>0,029054</text:p>
          </table:table-cell>
          <table:table-cell office:value-type="float" office:value="0.037436">
            <text:p>0,037436</text:p>
          </table:table-cell>
          <table:table-cell office:value-type="float" office:value="0.036586">
            <text:p>0,036586</text:p>
          </table:table-cell>
          <table:table-cell office:value-type="float" office:value="0.04074">
            <text:p>0,04074</text:p>
          </table:table-cell>
          <table:table-cell office:value-type="float" office:value="0.038526">
            <text:p>0,038526</text:p>
          </table:table-cell>
          <table:table-cell table:number-columns-repeated="491"/>
        </table:table-row>
        <table:table-row table:style-name="ro2">
          <table:table-cell office:value-type="float" office:value="0.049705">
            <text:p>0,049705</text:p>
          </table:table-cell>
          <table:table-cell office:value-type="float" office:value="0.047844">
            <text:p>0,047844</text:p>
          </table:table-cell>
          <table:table-cell office:value-type="float" office:value="0.03194">
            <text:p>0,03194</text:p>
          </table:table-cell>
          <table:table-cell office:value-type="float" office:value="0.030599">
            <text:p>0,030599</text:p>
          </table:table-cell>
          <table:table-cell office:value-type="float" office:value="0.032595">
            <text:p>0,032595</text:p>
          </table:table-cell>
          <table:table-cell office:value-type="float" office:value="0.028412">
            <text:p>0,028412</text:p>
          </table:table-cell>
          <table:table-cell office:value-type="float" office:value="0.033102">
            <text:p>0,033102</text:p>
          </table:table-cell>
          <table:table-cell office:value-type="float" office:value="0.035454">
            <text:p>0,035454</text:p>
          </table:table-cell>
          <table:table-cell office:value-type="float" office:value="0.041829">
            <text:p>0,041829</text:p>
          </table:table-cell>
          <table:table-cell office:value-type="float" office:value="0.040075">
            <text:p>0,040075</text:p>
          </table:table-cell>
          <table:table-cell table:number-columns-repeated="491"/>
        </table:table-row>
        <table:table-row table:style-name="ro2">
          <table:table-cell office:value-type="float" office:value="0.051462">
            <text:p>0,051462</text:p>
          </table:table-cell>
          <table:table-cell office:value-type="float" office:value="0.048964">
            <text:p>0,048964</text:p>
          </table:table-cell>
          <table:table-cell office:value-type="float" office:value="0.033097">
            <text:p>0,033097</text:p>
          </table:table-cell>
          <table:table-cell office:value-type="float" office:value="0.030778">
            <text:p>0,030778</text:p>
          </table:table-cell>
          <table:table-cell office:value-type="float" office:value="0.033578">
            <text:p>0,033578</text:p>
          </table:table-cell>
          <table:table-cell office:value-type="float" office:value="0.032592">
            <text:p>0,032592</text:p>
          </table:table-cell>
          <table:table-cell office:value-type="float" office:value="0.03696">
            <text:p>0,03696</text:p>
          </table:table-cell>
          <table:table-cell office:value-type="float" office:value="0.035865">
            <text:p>0,035865</text:p>
          </table:table-cell>
          <table:table-cell office:value-type="float" office:value="0.04005">
            <text:p>0,04005</text:p>
          </table:table-cell>
          <table:table-cell office:value-type="float" office:value="0.039738">
            <text:p>0,039738</text:p>
          </table:table-cell>
          <table:table-cell table:number-columns-repeated="491"/>
        </table:table-row>
        <table:table-row table:style-name="ro2">
          <table:table-cell office:value-type="float" office:value="0.048635">
            <text:p>0,048635</text:p>
          </table:table-cell>
          <table:table-cell office:value-type="float" office:value="0.052143">
            <text:p>0,052143</text:p>
          </table:table-cell>
          <table:table-cell office:value-type="float" office:value="0.030198">
            <text:p>0,030198</text:p>
          </table:table-cell>
          <table:table-cell office:value-type="float" office:value="0.033002">
            <text:p>0,033002</text:p>
          </table:table-cell>
          <table:table-cell office:value-type="float" office:value="0.033433">
            <text:p>0,033433</text:p>
          </table:table-cell>
          <table:table-cell office:value-type="float" office:value="0.034102">
            <text:p>0,034102</text:p>
          </table:table-cell>
          <table:table-cell office:value-type="float" office:value="0.035938">
            <text:p>0,035938</text:p>
          </table:table-cell>
          <table:table-cell office:value-type="float" office:value="0.035551">
            <text:p>0,035551</text:p>
          </table:table-cell>
          <table:table-cell office:value-type="float" office:value="0.04109">
            <text:p>0,04109</text:p>
          </table:table-cell>
          <table:table-cell office:value-type="float" office:value="0.040655">
            <text:p>0,040655</text:p>
          </table:table-cell>
          <table:table-cell table:number-columns-repeated="491"/>
        </table:table-row>
        <table:table-row table:style-name="ro2">
          <table:table-cell office:value-type="float" office:value="0.051055">
            <text:p>0,051055</text:p>
          </table:table-cell>
          <table:table-cell office:value-type="float" office:value="0.049596">
            <text:p>0,049596</text:p>
          </table:table-cell>
          <table:table-cell office:value-type="float" office:value="0.032284">
            <text:p>0,032284</text:p>
          </table:table-cell>
          <table:table-cell office:value-type="float" office:value="0.031349">
            <text:p>0,031349</text:p>
          </table:table-cell>
          <table:table-cell office:value-type="float" office:value="0.032553">
            <text:p>0,032553</text:p>
          </table:table-cell>
          <table:table-cell office:value-type="float" office:value="0.031287">
            <text:p>0,031287</text:p>
          </table:table-cell>
          <table:table-cell office:value-type="float" office:value="0.036455">
            <text:p>0,036455</text:p>
          </table:table-cell>
          <table:table-cell office:value-type="float" office:value="0.036878">
            <text:p>0,036878</text:p>
          </table:table-cell>
          <table:table-cell office:value-type="float" office:value="0.040143">
            <text:p>0,040143</text:p>
          </table:table-cell>
          <table:table-cell office:value-type="float" office:value="0.040493">
            <text:p>0,040493</text:p>
          </table:table-cell>
          <table:table-cell table:number-columns-repeated="491"/>
        </table:table-row>
        <table:table-row table:style-name="ro2">
          <table:table-cell office:value-type="float" office:value="0.050051">
            <text:p>0,050051</text:p>
          </table:table-cell>
          <table:table-cell office:value-type="float" office:value="0.04851">
            <text:p>0,04851</text:p>
          </table:table-cell>
          <table:table-cell office:value-type="float" office:value="0.030318">
            <text:p>0,030318</text:p>
          </table:table-cell>
          <table:table-cell office:value-type="float" office:value="0.03376">
            <text:p>0,03376</text:p>
          </table:table-cell>
          <table:table-cell office:value-type="float" office:value="0.03424">
            <text:p>0,03424</text:p>
          </table:table-cell>
          <table:table-cell office:value-type="float" office:value="0.033487">
            <text:p>0,033487</text:p>
          </table:table-cell>
          <table:table-cell office:value-type="float" office:value="0.034002">
            <text:p>0,034002</text:p>
          </table:table-cell>
          <table:table-cell office:value-type="float" office:value="0.032729">
            <text:p>0,032729</text:p>
          </table:table-cell>
          <table:table-cell office:value-type="float" office:value="0.038078">
            <text:p>0,038078</text:p>
          </table:table-cell>
          <table:table-cell office:value-type="float" office:value="0.038173">
            <text:p>0,038173</text:p>
          </table:table-cell>
          <table:table-cell table:number-columns-repeated="491"/>
        </table:table-row>
        <table:table-row table:style-name="ro2">
          <table:table-cell office:value-type="float" office:value="0.051383">
            <text:p>0,051383</text:p>
          </table:table-cell>
          <table:table-cell office:value-type="float" office:value="0.048528">
            <text:p>0,048528</text:p>
          </table:table-cell>
          <table:table-cell office:value-type="float" office:value="0.03119">
            <text:p>0,03119</text:p>
          </table:table-cell>
          <table:table-cell office:value-type="float" office:value="0.02947">
            <text:p>0,02947</text:p>
          </table:table-cell>
          <table:table-cell office:value-type="float" office:value="0.032735">
            <text:p>0,032735</text:p>
          </table:table-cell>
          <table:table-cell office:value-type="float" office:value="0.030544">
            <text:p>0,030544</text:p>
          </table:table-cell>
          <table:table-cell office:value-type="float" office:value="0.033958">
            <text:p>0,033958</text:p>
          </table:table-cell>
          <table:table-cell office:value-type="float" office:value="0.03124">
            <text:p>0,03124</text:p>
          </table:table-cell>
          <table:table-cell office:value-type="float" office:value="0.039141">
            <text:p>0,039141</text:p>
          </table:table-cell>
          <table:table-cell office:value-type="float" office:value="0.041087">
            <text:p>0,041087</text:p>
          </table:table-cell>
          <table:table-cell table:number-columns-repeated="491"/>
        </table:table-row>
        <table:table-row table:style-name="ro2">
          <table:table-cell office:value-type="float" office:value="0.049608">
            <text:p>0,049608</text:p>
          </table:table-cell>
          <table:table-cell office:value-type="float" office:value="0.046544">
            <text:p>0,046544</text:p>
          </table:table-cell>
          <table:table-cell office:value-type="float" office:value="0.030553">
            <text:p>0,030553</text:p>
          </table:table-cell>
          <table:table-cell office:value-type="float" office:value="0.033539">
            <text:p>0,033539</text:p>
          </table:table-cell>
          <table:table-cell office:value-type="float" office:value="0.032922">
            <text:p>0,032922</text:p>
          </table:table-cell>
          <table:table-cell office:value-type="float" office:value="0.032698">
            <text:p>0,032698</text:p>
          </table:table-cell>
          <table:table-cell office:value-type="float" office:value="0.03472">
            <text:p>0,03472</text:p>
          </table:table-cell>
          <table:table-cell office:value-type="float" office:value="0.035358">
            <text:p>0,035358</text:p>
          </table:table-cell>
          <table:table-cell office:value-type="float" office:value="0.040516">
            <text:p>0,040516</text:p>
          </table:table-cell>
          <table:table-cell office:value-type="float" office:value="0.041253">
            <text:p>0,041253</text:p>
          </table:table-cell>
          <table:table-cell table:number-columns-repeated="491"/>
        </table:table-row>
        <table:table-row table:style-name="ro2">
          <table:table-cell office:value-type="float" office:value="0.050942">
            <text:p>0,050942</text:p>
          </table:table-cell>
          <table:table-cell office:value-type="float" office:value="0.04541">
            <text:p>0,04541</text:p>
          </table:table-cell>
          <table:table-cell office:value-type="float" office:value="0.032155">
            <text:p>0,032155</text:p>
          </table:table-cell>
          <table:table-cell office:value-type="float" office:value="0.029487">
            <text:p>0,029487</text:p>
          </table:table-cell>
          <table:table-cell office:value-type="float" office:value="0.034265">
            <text:p>0,034265</text:p>
          </table:table-cell>
          <table:table-cell office:value-type="float" office:value="0.035564">
            <text:p>0,035564</text:p>
          </table:table-cell>
          <table:table-cell office:value-type="float" office:value="0.036907">
            <text:p>0,036907</text:p>
          </table:table-cell>
          <table:table-cell office:value-type="float" office:value="0.035068">
            <text:p>0,035068</text:p>
          </table:table-cell>
          <table:table-cell office:value-type="float" office:value="0.040604">
            <text:p>0,040604</text:p>
          </table:table-cell>
          <table:table-cell office:value-type="float" office:value="0.037723">
            <text:p>0,037723</text:p>
          </table:table-cell>
          <table:table-cell table:number-columns-repeated="491"/>
        </table:table-row>
        <table:table-row table:style-name="ro2">
          <table:table-cell office:value-type="float" office:value="0.049312">
            <text:p>0,049312</text:p>
          </table:table-cell>
          <table:table-cell office:value-type="float" office:value="0.049009">
            <text:p>0,049009</text:p>
          </table:table-cell>
          <table:table-cell office:value-type="float" office:value="0.030899">
            <text:p>0,030899</text:p>
          </table:table-cell>
          <table:table-cell office:value-type="float" office:value="0.030043">
            <text:p>0,030043</text:p>
          </table:table-cell>
          <table:table-cell office:value-type="float" office:value="0.032385">
            <text:p>0,032385</text:p>
          </table:table-cell>
          <table:table-cell office:value-type="float" office:value="0.034411">
            <text:p>0,034411</text:p>
          </table:table-cell>
          <table:table-cell office:value-type="float" office:value="0.035044">
            <text:p>0,035044</text:p>
          </table:table-cell>
          <table:table-cell office:value-type="float" office:value="0.034071">
            <text:p>0,034071</text:p>
          </table:table-cell>
          <table:table-cell office:value-type="float" office:value="0.038179">
            <text:p>0,038179</text:p>
          </table:table-cell>
          <table:table-cell office:value-type="float" office:value="0.03765">
            <text:p>0,03765</text:p>
          </table:table-cell>
          <table:table-cell table:number-columns-repeated="491"/>
        </table:table-row>
        <table:table-row table:style-name="ro2">
          <table:table-cell office:value-type="float" office:value="0.049968">
            <text:p>0,049968</text:p>
          </table:table-cell>
          <table:table-cell office:value-type="float" office:value="0.052757">
            <text:p>0,052757</text:p>
          </table:table-cell>
          <table:table-cell office:value-type="float" office:value="0.030847">
            <text:p>0,030847</text:p>
          </table:table-cell>
          <table:table-cell office:value-type="float" office:value="0.034328">
            <text:p>0,034328</text:p>
          </table:table-cell>
          <table:table-cell office:value-type="float" office:value="0.031523">
            <text:p>0,031523</text:p>
          </table:table-cell>
          <table:table-cell office:value-type="float" office:value="0.031445">
            <text:p>0,031445</text:p>
          </table:table-cell>
          <table:table-cell office:value-type="float" office:value="0.032564">
            <text:p>0,032564</text:p>
          </table:table-cell>
          <table:table-cell office:value-type="float" office:value="0.036632">
            <text:p>0,036632</text:p>
          </table:table-cell>
          <table:table-cell office:value-type="float" office:value="0.039344">
            <text:p>0,039344</text:p>
          </table:table-cell>
          <table:table-cell office:value-type="float" office:value="0.036977">
            <text:p>0,036977</text:p>
          </table:table-cell>
          <table:table-cell table:number-columns-repeated="491"/>
        </table:table-row>
        <table:table-row table:style-name="ro2">
          <table:table-cell office:value-type="float" office:value="0.049754">
            <text:p>0,049754</text:p>
          </table:table-cell>
          <table:table-cell office:value-type="float" office:value="0.048206">
            <text:p>0,048206</text:p>
          </table:table-cell>
          <table:table-cell office:value-type="float" office:value="0.031883">
            <text:p>0,031883</text:p>
          </table:table-cell>
          <table:table-cell office:value-type="float" office:value="0.029307">
            <text:p>0,029307</text:p>
          </table:table-cell>
          <table:table-cell office:value-type="float" office:value="0.033022">
            <text:p>0,033022</text:p>
          </table:table-cell>
          <table:table-cell office:value-type="float" office:value="0.035023">
            <text:p>0,035023</text:p>
          </table:table-cell>
          <table:table-cell office:value-type="float" office:value="0.032524">
            <text:p>0,032524</text:p>
          </table:table-cell>
          <table:table-cell office:value-type="float" office:value="0.034151">
            <text:p>0,034151</text:p>
          </table:table-cell>
          <table:table-cell office:value-type="float" office:value="0.035125">
            <text:p>0,035125</text:p>
          </table:table-cell>
          <table:table-cell office:value-type="float" office:value="0.040768">
            <text:p>0,040768</text:p>
          </table:table-cell>
          <table:table-cell table:number-columns-repeated="491"/>
        </table:table-row>
        <table:table-row table:style-name="ro2">
          <table:table-cell office:value-type="float" office:value="0.049216">
            <text:p>0,049216</text:p>
          </table:table-cell>
          <table:table-cell office:value-type="float" office:value="0.052765">
            <text:p>0,052765</text:p>
          </table:table-cell>
          <table:table-cell office:value-type="float" office:value="0.028554">
            <text:p>0,028554</text:p>
          </table:table-cell>
          <table:table-cell office:value-type="float" office:value="0.028648">
            <text:p>0,028648</text:p>
          </table:table-cell>
          <table:table-cell office:value-type="float" office:value="0.032899">
            <text:p>0,032899</text:p>
          </table:table-cell>
          <table:table-cell office:value-type="float" office:value="0.034829">
            <text:p>0,034829</text:p>
          </table:table-cell>
          <table:table-cell office:value-type="float" office:value="0.03411">
            <text:p>0,03411</text:p>
          </table:table-cell>
          <table:table-cell office:value-type="float" office:value="0.031802">
            <text:p>0,031802</text:p>
          </table:table-cell>
          <table:table-cell office:value-type="float" office:value="0.038589">
            <text:p>0,038589</text:p>
          </table:table-cell>
          <table:table-cell office:value-type="float" office:value="0.039825">
            <text:p>0,039825</text:p>
          </table:table-cell>
          <table:table-cell table:number-columns-repeated="491"/>
        </table:table-row>
        <table:table-row table:style-name="ro2">
          <table:table-cell office:value-type="float" office:value="0.047454">
            <text:p>0,047454</text:p>
          </table:table-cell>
          <table:table-cell office:value-type="float" office:value="0.053687">
            <text:p>0,053687</text:p>
          </table:table-cell>
          <table:table-cell office:value-type="float" office:value="0.030065">
            <text:p>0,030065</text:p>
          </table:table-cell>
          <table:table-cell office:value-type="float" office:value="0.035017">
            <text:p>0,035017</text:p>
          </table:table-cell>
          <table:table-cell office:value-type="float" office:value="0.031578">
            <text:p>0,031578</text:p>
          </table:table-cell>
          <table:table-cell office:value-type="float" office:value="0.031939">
            <text:p>0,031939</text:p>
          </table:table-cell>
          <table:table-cell office:value-type="float" office:value="0.035636">
            <text:p>0,035636</text:p>
          </table:table-cell>
          <table:table-cell office:value-type="float" office:value="0.030893">
            <text:p>0,030893</text:p>
          </table:table-cell>
          <table:table-cell office:value-type="float" office:value="0.038199">
            <text:p>0,038199</text:p>
          </table:table-cell>
          <table:table-cell office:value-type="float" office:value="0.039372">
            <text:p>0,039372</text:p>
          </table:table-cell>
          <table:table-cell table:number-columns-repeated="491"/>
        </table:table-row>
        <table:table-row table:style-name="ro2">
          <table:table-cell office:value-type="float" office:value="0.048919">
            <text:p>0,048919</text:p>
          </table:table-cell>
          <table:table-cell office:value-type="float" office:value="0.050237">
            <text:p>0,050237</text:p>
          </table:table-cell>
          <table:table-cell office:value-type="float" office:value="0.031275">
            <text:p>0,031275</text:p>
          </table:table-cell>
          <table:table-cell office:value-type="float" office:value="0.030946">
            <text:p>0,030946</text:p>
          </table:table-cell>
          <table:table-cell office:value-type="float" office:value="0.03014">
            <text:p>0,03014</text:p>
          </table:table-cell>
          <table:table-cell office:value-type="float" office:value="0.03228">
            <text:p>0,03228</text:p>
          </table:table-cell>
          <table:table-cell office:value-type="float" office:value="0.031306">
            <text:p>0,031306</text:p>
          </table:table-cell>
          <table:table-cell office:value-type="float" office:value="0.031756">
            <text:p>0,031756</text:p>
          </table:table-cell>
          <table:table-cell office:value-type="float" office:value="0.038775">
            <text:p>0,038775</text:p>
          </table:table-cell>
          <table:table-cell office:value-type="float" office:value="0.039265">
            <text:p>0,039265</text:p>
          </table:table-cell>
          <table:table-cell table:number-columns-repeated="491"/>
        </table:table-row>
        <table:table-row table:style-name="ro2">
          <table:table-cell office:value-type="float" office:value="0.050275">
            <text:p>0,050275</text:p>
          </table:table-cell>
          <table:table-cell office:value-type="float" office:value="0.047745">
            <text:p>0,047745</text:p>
          </table:table-cell>
          <table:table-cell office:value-type="float" office:value="0.030291">
            <text:p>0,030291</text:p>
          </table:table-cell>
          <table:table-cell office:value-type="float" office:value="0.032612">
            <text:p>0,032612</text:p>
          </table:table-cell>
          <table:table-cell office:value-type="float" office:value="0.031144">
            <text:p>0,031144</text:p>
          </table:table-cell>
          <table:table-cell office:value-type="float" office:value="0.032037">
            <text:p>0,032037</text:p>
          </table:table-cell>
          <table:table-cell office:value-type="float" office:value="0.033895">
            <text:p>0,033895</text:p>
          </table:table-cell>
          <table:table-cell office:value-type="float" office:value="0.035402">
            <text:p>0,035402</text:p>
          </table:table-cell>
          <table:table-cell office:value-type="float" office:value="0.037527">
            <text:p>0,037527</text:p>
          </table:table-cell>
          <table:table-cell office:value-type="float" office:value="0.038734">
            <text:p>0,038734</text:p>
          </table:table-cell>
          <table:table-cell table:number-columns-repeated="491"/>
        </table:table-row>
        <table:table-row table:style-name="ro2">
          <table:table-cell office:value-type="float" office:value="0.049579">
            <text:p>0,049579</text:p>
          </table:table-cell>
          <table:table-cell office:value-type="float" office:value="0.048146">
            <text:p>0,048146</text:p>
          </table:table-cell>
          <table:table-cell office:value-type="float" office:value="0.028854">
            <text:p>0,028854</text:p>
          </table:table-cell>
          <table:table-cell office:value-type="float" office:value="0.029572">
            <text:p>0,029572</text:p>
          </table:table-cell>
          <table:table-cell office:value-type="float" office:value="0.032916">
            <text:p>0,032916</text:p>
          </table:table-cell>
          <table:table-cell office:value-type="float" office:value="0.032323">
            <text:p>0,032323</text:p>
          </table:table-cell>
          <table:table-cell office:value-type="float" office:value="0.031563">
            <text:p>0,031563</text:p>
          </table:table-cell>
          <table:table-cell office:value-type="float" office:value="0.034169">
            <text:p>0,034169</text:p>
          </table:table-cell>
          <table:table-cell office:value-type="float" office:value="0.040146">
            <text:p>0,040146</text:p>
          </table:table-cell>
          <table:table-cell office:value-type="float" office:value="0.040659">
            <text:p>0,040659</text:p>
          </table:table-cell>
          <table:table-cell table:number-columns-repeated="491"/>
        </table:table-row>
        <table:table-row table:style-name="ro2">
          <table:table-cell office:value-type="float" office:value="0.047271">
            <text:p>0,047271</text:p>
          </table:table-cell>
          <table:table-cell office:value-type="float" office:value="0.047683">
            <text:p>0,047683</text:p>
          </table:table-cell>
          <table:table-cell office:value-type="float" office:value="0.0318">
            <text:p>0,0318</text:p>
          </table:table-cell>
          <table:table-cell office:value-type="float" office:value="0.028518">
            <text:p>0,028518</text:p>
          </table:table-cell>
          <table:table-cell office:value-type="float" office:value="0.031971">
            <text:p>0,031971</text:p>
          </table:table-cell>
          <table:table-cell office:value-type="float" office:value="0.033244">
            <text:p>0,033244</text:p>
          </table:table-cell>
          <table:table-cell office:value-type="float" office:value="0.032242">
            <text:p>0,032242</text:p>
          </table:table-cell>
          <table:table-cell office:value-type="float" office:value="0.035619">
            <text:p>0,035619</text:p>
          </table:table-cell>
          <table:table-cell office:value-type="float" office:value="0.038272">
            <text:p>0,038272</text:p>
          </table:table-cell>
          <table:table-cell office:value-type="float" office:value="0.03759">
            <text:p>0,03759</text:p>
          </table:table-cell>
          <table:table-cell table:number-columns-repeated="491"/>
        </table:table-row>
        <table:table-row table:style-name="ro2">
          <table:table-cell office:value-type="float" office:value="0.049595">
            <text:p>0,049595</text:p>
          </table:table-cell>
          <table:table-cell office:value-type="float" office:value="0.046226">
            <text:p>0,046226</text:p>
          </table:table-cell>
          <table:table-cell office:value-type="float" office:value="0.031911">
            <text:p>0,031911</text:p>
          </table:table-cell>
          <table:table-cell office:value-type="float" office:value="0.028258">
            <text:p>0,028258</text:p>
          </table:table-cell>
          <table:table-cell office:value-type="float" office:value="0.031451">
            <text:p>0,031451</text:p>
          </table:table-cell>
          <table:table-cell office:value-type="float" office:value="0.031604">
            <text:p>0,031604</text:p>
          </table:table-cell>
          <table:table-cell office:value-type="float" office:value="0.033478">
            <text:p>0,033478</text:p>
          </table:table-cell>
          <table:table-cell office:value-type="float" office:value="0.033599">
            <text:p>0,033599</text:p>
          </table:table-cell>
          <table:table-cell office:value-type="float" office:value="0.037099">
            <text:p>0,037099</text:p>
          </table:table-cell>
          <table:table-cell office:value-type="float" office:value="0.03582">
            <text:p>0,03582</text:p>
          </table:table-cell>
          <table:table-cell table:number-columns-repeated="491"/>
        </table:table-row>
        <table:table-row table:style-name="ro2">
          <table:table-cell office:value-type="float" office:value="0.050665">
            <text:p>0,050665</text:p>
          </table:table-cell>
          <table:table-cell office:value-type="float" office:value="0.052343">
            <text:p>0,052343</text:p>
          </table:table-cell>
          <table:table-cell office:value-type="float" office:value="0.029578">
            <text:p>0,029578</text:p>
          </table:table-cell>
          <table:table-cell office:value-type="float" office:value="0.031289">
            <text:p>0,031289</text:p>
          </table:table-cell>
          <table:table-cell office:value-type="float" office:value="0.032619">
            <text:p>0,032619</text:p>
          </table:table-cell>
          <table:table-cell office:value-type="float" office:value="0.032081">
            <text:p>0,032081</text:p>
          </table:table-cell>
          <table:table-cell office:value-type="float" office:value="0.032808">
            <text:p>0,032808</text:p>
          </table:table-cell>
          <table:table-cell office:value-type="float" office:value="0.032431">
            <text:p>0,032431</text:p>
          </table:table-cell>
          <table:table-cell office:value-type="float" office:value="0.038288">
            <text:p>0,038288</text:p>
          </table:table-cell>
          <table:table-cell office:value-type="float" office:value="0.039764">
            <text:p>0,039764</text:p>
          </table:table-cell>
          <table:table-cell table:number-columns-repeated="491"/>
        </table:table-row>
        <table:table-row table:style-name="ro2">
          <table:table-cell office:value-type="float" office:value="0.049187">
            <text:p>0,049187</text:p>
          </table:table-cell>
          <table:table-cell office:value-type="float" office:value="0.050813">
            <text:p>0,050813</text:p>
          </table:table-cell>
          <table:table-cell office:value-type="float" office:value="0.032541">
            <text:p>0,032541</text:p>
          </table:table-cell>
          <table:table-cell office:value-type="float" office:value="0.030204">
            <text:p>0,030204</text:p>
          </table:table-cell>
          <table:table-cell office:value-type="float" office:value="0.033837">
            <text:p>0,033837</text:p>
          </table:table-cell>
          <table:table-cell office:value-type="float" office:value="0.030047">
            <text:p>0,030047</text:p>
          </table:table-cell>
          <table:table-cell office:value-type="float" office:value="0.032548">
            <text:p>0,032548</text:p>
          </table:table-cell>
          <table:table-cell office:value-type="float" office:value="0.029285">
            <text:p>0,029285</text:p>
          </table:table-cell>
          <table:table-cell office:value-type="float" office:value="0.039187">
            <text:p>0,039187</text:p>
          </table:table-cell>
          <table:table-cell office:value-type="float" office:value="0.039691">
            <text:p>0,039691</text:p>
          </table:table-cell>
          <table:table-cell table:number-columns-repeated="491"/>
        </table:table-row>
        <table:table-row table:style-name="ro2">
          <table:table-cell office:value-type="float" office:value="0.048262">
            <text:p>0,048262</text:p>
          </table:table-cell>
          <table:table-cell office:value-type="float" office:value="0.051289">
            <text:p>0,051289</text:p>
          </table:table-cell>
          <table:table-cell office:value-type="float" office:value="0.030533">
            <text:p>0,030533</text:p>
          </table:table-cell>
          <table:table-cell office:value-type="float" office:value="0.031415">
            <text:p>0,031415</text:p>
          </table:table-cell>
          <table:table-cell office:value-type="float" office:value="0.032898">
            <text:p>0,032898</text:p>
          </table:table-cell>
          <table:table-cell office:value-type="float" office:value="0.032001">
            <text:p>0,032001</text:p>
          </table:table-cell>
          <table:table-cell office:value-type="float" office:value="0.031289">
            <text:p>0,031289</text:p>
          </table:table-cell>
          <table:table-cell office:value-type="float" office:value="0.03493">
            <text:p>0,03493</text:p>
          </table:table-cell>
          <table:table-cell office:value-type="float" office:value="0.036841">
            <text:p>0,036841</text:p>
          </table:table-cell>
          <table:table-cell office:value-type="float" office:value="0.043124">
            <text:p>0,043124</text:p>
          </table:table-cell>
          <table:table-cell table:number-columns-repeated="491"/>
        </table:table-row>
        <table:table-row table:style-name="ro2">
          <table:table-cell office:value-type="float" office:value="0.050956">
            <text:p>0,050956</text:p>
          </table:table-cell>
          <table:table-cell office:value-type="float" office:value="0.052551">
            <text:p>0,052551</text:p>
          </table:table-cell>
          <table:table-cell office:value-type="float" office:value="0.030245">
            <text:p>0,030245</text:p>
          </table:table-cell>
          <table:table-cell office:value-type="float" office:value="0.032012">
            <text:p>0,032012</text:p>
          </table:table-cell>
          <table:table-cell office:value-type="float" office:value="0.0309">
            <text:p>0,0309</text:p>
          </table:table-cell>
          <table:table-cell office:value-type="float" office:value="0.031507">
            <text:p>0,031507</text:p>
          </table:table-cell>
          <table:table-cell office:value-type="float" office:value="0.031662">
            <text:p>0,031662</text:p>
          </table:table-cell>
          <table:table-cell office:value-type="float" office:value="0.033235">
            <text:p>0,033235</text:p>
          </table:table-cell>
          <table:table-cell office:value-type="float" office:value="0.039082">
            <text:p>0,039082</text:p>
          </table:table-cell>
          <table:table-cell office:value-type="float" office:value="0.039257">
            <text:p>0,039257</text:p>
          </table:table-cell>
          <table:table-cell table:number-columns-repeated="491"/>
        </table:table-row>
        <table:table-row table:style-name="ro2">
          <table:table-cell office:value-type="float" office:value="0.048675">
            <text:p>0,048675</text:p>
          </table:table-cell>
          <table:table-cell office:value-type="float" office:value="0.048532">
            <text:p>0,048532</text:p>
          </table:table-cell>
          <table:table-cell office:value-type="float" office:value="0.029673">
            <text:p>0,029673</text:p>
          </table:table-cell>
          <table:table-cell office:value-type="float" office:value="0.028704">
            <text:p>0,028704</text:p>
          </table:table-cell>
          <table:table-cell office:value-type="float" office:value="0.030334">
            <text:p>0,030334</text:p>
          </table:table-cell>
          <table:table-cell office:value-type="float" office:value="0.031849">
            <text:p>0,031849</text:p>
          </table:table-cell>
          <table:table-cell office:value-type="float" office:value="0.031688">
            <text:p>0,031688</text:p>
          </table:table-cell>
          <table:table-cell office:value-type="float" office:value="0.030634">
            <text:p>0,030634</text:p>
          </table:table-cell>
          <table:table-cell office:value-type="float" office:value="0.037325">
            <text:p>0,037325</text:p>
          </table:table-cell>
          <table:table-cell office:value-type="float" office:value="0.039182">
            <text:p>0,039182</text:p>
          </table:table-cell>
          <table:table-cell table:number-columns-repeated="491"/>
        </table:table-row>
        <table:table-row table:style-name="ro2">
          <table:table-cell office:value-type="float" office:value="0.048411">
            <text:p>0,048411</text:p>
          </table:table-cell>
          <table:table-cell office:value-type="float" office:value="0.048146">
            <text:p>0,048146</text:p>
          </table:table-cell>
          <table:table-cell office:value-type="float" office:value="0.030267">
            <text:p>0,030267</text:p>
          </table:table-cell>
          <table:table-cell office:value-type="float" office:value="0.032869">
            <text:p>0,032869</text:p>
          </table:table-cell>
          <table:table-cell office:value-type="float" office:value="0.034304">
            <text:p>0,034304</text:p>
          </table:table-cell>
          <table:table-cell office:value-type="float" office:value="0.03042">
            <text:p>0,03042</text:p>
          </table:table-cell>
          <table:table-cell office:value-type="float" office:value="0.030767">
            <text:p>0,030767</text:p>
          </table:table-cell>
          <table:table-cell office:value-type="float" office:value="0.036114">
            <text:p>0,036114</text:p>
          </table:table-cell>
          <table:table-cell office:value-type="float" office:value="0.037461">
            <text:p>0,037461</text:p>
          </table:table-cell>
          <table:table-cell office:value-type="float" office:value="0.038203">
            <text:p>0,038203</text:p>
          </table:table-cell>
          <table:table-cell table:number-columns-repeated="491"/>
        </table:table-row>
        <table:table-row table:style-name="ro2">
          <table:table-cell office:value-type="float" office:value="0.049913">
            <text:p>0,049913</text:p>
          </table:table-cell>
          <table:table-cell office:value-type="float" office:value="0.049894">
            <text:p>0,049894</text:p>
          </table:table-cell>
          <table:table-cell office:value-type="float" office:value="0.02933">
            <text:p>0,02933</text:p>
          </table:table-cell>
          <table:table-cell office:value-type="float" office:value="0.029034">
            <text:p>0,029034</text:p>
          </table:table-cell>
          <table:table-cell office:value-type="float" office:value="0.029665">
            <text:p>0,029665</text:p>
          </table:table-cell>
          <table:table-cell office:value-type="float" office:value="0.034789">
            <text:p>0,034789</text:p>
          </table:table-cell>
          <table:table-cell office:value-type="float" office:value="0.033089">
            <text:p>0,033089</text:p>
          </table:table-cell>
          <table:table-cell office:value-type="float" office:value="0.032297">
            <text:p>0,032297</text:p>
          </table:table-cell>
          <table:table-cell office:value-type="float" office:value="0.037174">
            <text:p>0,037174</text:p>
          </table:table-cell>
          <table:table-cell office:value-type="float" office:value="0.035526">
            <text:p>0,035526</text:p>
          </table:table-cell>
          <table:table-cell table:number-columns-repeated="491"/>
        </table:table-row>
        <table:table-row table:style-name="ro2">
          <table:table-cell office:value-type="float" office:value="0.048293">
            <text:p>0,048293</text:p>
          </table:table-cell>
          <table:table-cell office:value-type="float" office:value="0.045823">
            <text:p>0,045823</text:p>
          </table:table-cell>
          <table:table-cell office:value-type="float" office:value="0.028845">
            <text:p>0,028845</text:p>
          </table:table-cell>
          <table:table-cell office:value-type="float" office:value="0.029465">
            <text:p>0,029465</text:p>
          </table:table-cell>
          <table:table-cell office:value-type="float" office:value="0.033532">
            <text:p>0,033532</text:p>
          </table:table-cell>
          <table:table-cell office:value-type="float" office:value="0.033327">
            <text:p>0,033327</text:p>
          </table:table-cell>
          <table:table-cell office:value-type="float" office:value="0.032129">
            <text:p>0,032129</text:p>
          </table:table-cell>
          <table:table-cell office:value-type="float" office:value="0.034653">
            <text:p>0,034653</text:p>
          </table:table-cell>
          <table:table-cell office:value-type="float" office:value="0.03763">
            <text:p>0,03763</text:p>
          </table:table-cell>
          <table:table-cell office:value-type="float" office:value="0.034417">
            <text:p>0,034417</text:p>
          </table:table-cell>
          <table:table-cell table:number-columns-repeated="491"/>
        </table:table-row>
        <table:table-row table:style-name="ro2">
          <table:table-cell office:value-type="float" office:value="0.050411">
            <text:p>0,050411</text:p>
          </table:table-cell>
          <table:table-cell office:value-type="float" office:value="0.050261">
            <text:p>0,050261</text:p>
          </table:table-cell>
          <table:table-cell office:value-type="float" office:value="0.030999">
            <text:p>0,030999</text:p>
          </table:table-cell>
          <table:table-cell office:value-type="float" office:value="0.030889">
            <text:p>0,030889</text:p>
          </table:table-cell>
          <table:table-cell office:value-type="float" office:value="0.030876">
            <text:p>0,030876</text:p>
          </table:table-cell>
          <table:table-cell office:value-type="float" office:value="0.03205">
            <text:p>0,03205</text:p>
          </table:table-cell>
          <table:table-cell office:value-type="float" office:value="0.034141">
            <text:p>0,034141</text:p>
          </table:table-cell>
          <table:table-cell office:value-type="float" office:value="0.036371">
            <text:p>0,036371</text:p>
          </table:table-cell>
          <table:table-cell office:value-type="float" office:value="0.035453">
            <text:p>0,035453</text:p>
          </table:table-cell>
          <table:table-cell office:value-type="float" office:value="0.037475">
            <text:p>0,037475</text:p>
          </table:table-cell>
          <table:table-cell table:number-columns-repeated="491"/>
        </table:table-row>
        <table:table-row table:style-name="ro2">
          <table:table-cell office:value-type="float" office:value="0.048397">
            <text:p>0,048397</text:p>
          </table:table-cell>
          <table:table-cell office:value-type="float" office:value="0.048925">
            <text:p>0,048925</text:p>
          </table:table-cell>
          <table:table-cell office:value-type="float" office:value="0.029274">
            <text:p>0,029274</text:p>
          </table:table-cell>
          <table:table-cell office:value-type="float" office:value="0.029926">
            <text:p>0,029926</text:p>
          </table:table-cell>
          <table:table-cell office:value-type="float" office:value="0.032201">
            <text:p>0,032201</text:p>
          </table:table-cell>
          <table:table-cell office:value-type="float" office:value="0.036189">
            <text:p>0,036189</text:p>
          </table:table-cell>
          <table:table-cell office:value-type="float" office:value="0.03434">
            <text:p>0,03434</text:p>
          </table:table-cell>
          <table:table-cell office:value-type="float" office:value="0.029368">
            <text:p>0,029368</text:p>
          </table:table-cell>
          <table:table-cell office:value-type="float" office:value="0.036379">
            <text:p>0,036379</text:p>
          </table:table-cell>
          <table:table-cell office:value-type="float" office:value="0.035776">
            <text:p>0,035776</text:p>
          </table:table-cell>
          <table:table-cell table:number-columns-repeated="491"/>
        </table:table-row>
        <table:table-row table:style-name="ro2">
          <table:table-cell office:value-type="float" office:value="0.050946">
            <text:p>0,050946</text:p>
          </table:table-cell>
          <table:table-cell office:value-type="float" office:value="0.048122">
            <text:p>0,048122</text:p>
          </table:table-cell>
          <table:table-cell office:value-type="float" office:value="0.031007">
            <text:p>0,031007</text:p>
          </table:table-cell>
          <table:table-cell office:value-type="float" office:value="0.031279">
            <text:p>0,031279</text:p>
          </table:table-cell>
          <table:table-cell office:value-type="float" office:value="0.032017">
            <text:p>0,032017</text:p>
          </table:table-cell>
          <table:table-cell office:value-type="float" office:value="0.032233">
            <text:p>0,032233</text:p>
          </table:table-cell>
          <table:table-cell office:value-type="float" office:value="0.031296">
            <text:p>0,031296</text:p>
          </table:table-cell>
          <table:table-cell office:value-type="float" office:value="0.034508">
            <text:p>0,034508</text:p>
          </table:table-cell>
          <table:table-cell office:value-type="float" office:value="0.03736">
            <text:p>0,03736</text:p>
          </table:table-cell>
          <table:table-cell office:value-type="float" office:value="0.035522">
            <text:p>0,035522</text:p>
          </table:table-cell>
          <table:table-cell table:number-columns-repeated="491"/>
        </table:table-row>
        <table:table-row table:style-name="ro2">
          <table:table-cell office:value-type="float" office:value="0.050622">
            <text:p>0,050622</text:p>
          </table:table-cell>
          <table:table-cell office:value-type="float" office:value="0.047737">
            <text:p>0,047737</text:p>
          </table:table-cell>
          <table:table-cell office:value-type="float" office:value="0.031571">
            <text:p>0,031571</text:p>
          </table:table-cell>
          <table:table-cell office:value-type="float" office:value="0.027308">
            <text:p>0,027308</text:p>
          </table:table-cell>
          <table:table-cell office:value-type="float" office:value="0.032512">
            <text:p>0,032512</text:p>
          </table:table-cell>
          <table:table-cell office:value-type="float" office:value="0.031997">
            <text:p>0,031997</text:p>
          </table:table-cell>
          <table:table-cell office:value-type="float" office:value="0.03172">
            <text:p>0,03172</text:p>
          </table:table-cell>
          <table:table-cell office:value-type="float" office:value="0.035105">
            <text:p>0,035105</text:p>
          </table:table-cell>
          <table:table-cell office:value-type="float" office:value="0.035908">
            <text:p>0,035908</text:p>
          </table:table-cell>
          <table:table-cell office:value-type="float" office:value="0.03811">
            <text:p>0,03811</text:p>
          </table:table-cell>
          <table:table-cell table:number-columns-repeated="491"/>
        </table:table-row>
        <table:table-row table:style-name="ro2">
          <table:table-cell office:value-type="float" office:value="0.050435">
            <text:p>0,050435</text:p>
          </table:table-cell>
          <table:table-cell office:value-type="float" office:value="0.0486">
            <text:p>0,0486</text:p>
          </table:table-cell>
          <table:table-cell office:value-type="float" office:value="0.029354">
            <text:p>0,029354</text:p>
          </table:table-cell>
          <table:table-cell office:value-type="float" office:value="0.034335">
            <text:p>0,034335</text:p>
          </table:table-cell>
          <table:table-cell office:value-type="float" office:value="0.031984">
            <text:p>0,031984</text:p>
          </table:table-cell>
          <table:table-cell office:value-type="float" office:value="0.032152">
            <text:p>0,032152</text:p>
          </table:table-cell>
          <table:table-cell office:value-type="float" office:value="0.033841">
            <text:p>0,033841</text:p>
          </table:table-cell>
          <table:table-cell office:value-type="float" office:value="0.030992">
            <text:p>0,030992</text:p>
          </table:table-cell>
          <table:table-cell office:value-type="float" office:value="0.036002">
            <text:p>0,036002</text:p>
          </table:table-cell>
          <table:table-cell office:value-type="float" office:value="0.035916">
            <text:p>0,035916</text:p>
          </table:table-cell>
          <table:table-cell table:number-columns-repeated="491"/>
        </table:table-row>
        <table:table-row table:style-name="ro2">
          <table:table-cell office:value-type="float" office:value="0.049302">
            <text:p>0,049302</text:p>
          </table:table-cell>
          <table:table-cell office:value-type="float" office:value="0.049022">
            <text:p>0,049022</text:p>
          </table:table-cell>
          <table:table-cell office:value-type="float" office:value="0.031343">
            <text:p>0,031343</text:p>
          </table:table-cell>
          <table:table-cell office:value-type="float" office:value="0.030001">
            <text:p>0,030001</text:p>
          </table:table-cell>
          <table:table-cell office:value-type="float" office:value="0.033313">
            <text:p>0,033313</text:p>
          </table:table-cell>
          <table:table-cell office:value-type="float" office:value="0.032234">
            <text:p>0,032234</text:p>
          </table:table-cell>
          <table:table-cell office:value-type="float" office:value="0.032769">
            <text:p>0,032769</text:p>
          </table:table-cell>
          <table:table-cell office:value-type="float" office:value="0.029746">
            <text:p>0,029746</text:p>
          </table:table-cell>
          <table:table-cell office:value-type="float" office:value="0.037588">
            <text:p>0,037588</text:p>
          </table:table-cell>
          <table:table-cell office:value-type="float" office:value="0.038471">
            <text:p>0,038471</text:p>
          </table:table-cell>
          <table:table-cell table:number-columns-repeated="491"/>
        </table:table-row>
        <table:table-row table:style-name="ro2">
          <table:table-cell office:value-type="float" office:value="0.048344">
            <text:p>0,048344</text:p>
          </table:table-cell>
          <table:table-cell office:value-type="float" office:value="0.048904">
            <text:p>0,048904</text:p>
          </table:table-cell>
          <table:table-cell office:value-type="float" office:value="0.029789">
            <text:p>0,029789</text:p>
          </table:table-cell>
          <table:table-cell office:value-type="float" office:value="0.028494">
            <text:p>0,028494</text:p>
          </table:table-cell>
          <table:table-cell office:value-type="float" office:value="0.033201">
            <text:p>0,033201</text:p>
          </table:table-cell>
          <table:table-cell office:value-type="float" office:value="0.031306">
            <text:p>0,031306</text:p>
          </table:table-cell>
          <table:table-cell office:value-type="float" office:value="0.033071">
            <text:p>0,033071</text:p>
          </table:table-cell>
          <table:table-cell office:value-type="float" office:value="0.032173">
            <text:p>0,032173</text:p>
          </table:table-cell>
          <table:table-cell office:value-type="float" office:value="0.035803">
            <text:p>0,035803</text:p>
          </table:table-cell>
          <table:table-cell office:value-type="float" office:value="0.035921">
            <text:p>0,035921</text:p>
          </table:table-cell>
          <table:table-cell table:number-columns-repeated="491"/>
        </table:table-row>
        <table:table-row table:style-name="ro2">
          <table:table-cell office:value-type="float" office:value="0.049795">
            <text:p>0,049795</text:p>
          </table:table-cell>
          <table:table-cell office:value-type="float" office:value="0.051219">
            <text:p>0,051219</text:p>
          </table:table-cell>
          <table:table-cell office:value-type="float" office:value="0.030559">
            <text:p>0,030559</text:p>
          </table:table-cell>
          <table:table-cell office:value-type="float" office:value="0.031055">
            <text:p>0,031055</text:p>
          </table:table-cell>
          <table:table-cell office:value-type="float" office:value="0.032061">
            <text:p>0,032061</text:p>
          </table:table-cell>
          <table:table-cell office:value-type="float" office:value="0.031489">
            <text:p>0,031489</text:p>
          </table:table-cell>
          <table:table-cell office:value-type="float" office:value="0.032361">
            <text:p>0,032361</text:p>
          </table:table-cell>
          <table:table-cell office:value-type="float" office:value="0.030638">
            <text:p>0,030638</text:p>
          </table:table-cell>
          <table:table-cell office:value-type="float" office:value="0.036489">
            <text:p>0,036489</text:p>
          </table:table-cell>
          <table:table-cell office:value-type="float" office:value="0.03629">
            <text:p>0,03629</text:p>
          </table:table-cell>
          <table:table-cell table:number-columns-repeated="491"/>
        </table:table-row>
        <table:table-row table:style-name="ro2">
          <table:table-cell office:value-type="float" office:value="0.047458">
            <text:p>0,047458</text:p>
          </table:table-cell>
          <table:table-cell office:value-type="float" office:value="0.047407">
            <text:p>0,047407</text:p>
          </table:table-cell>
          <table:table-cell office:value-type="float" office:value="0.02943">
            <text:p>0,02943</text:p>
          </table:table-cell>
          <table:table-cell office:value-type="float" office:value="0.029911">
            <text:p>0,029911</text:p>
          </table:table-cell>
          <table:table-cell office:value-type="float" office:value="0.032783">
            <text:p>0,032783</text:p>
          </table:table-cell>
          <table:table-cell office:value-type="float" office:value="0.032476">
            <text:p>0,032476</text:p>
          </table:table-cell>
          <table:table-cell office:value-type="float" office:value="0.03149">
            <text:p>0,03149</text:p>
          </table:table-cell>
          <table:table-cell office:value-type="float" office:value="0.032833">
            <text:p>0,032833</text:p>
          </table:table-cell>
          <table:table-cell office:value-type="float" office:value="0.036948">
            <text:p>0,036948</text:p>
          </table:table-cell>
          <table:table-cell office:value-type="float" office:value="0.035175">
            <text:p>0,035175</text:p>
          </table:table-cell>
          <table:table-cell table:number-columns-repeated="491"/>
        </table:table-row>
        <table:table-row table:style-name="ro2">
          <table:table-cell office:value-type="float" office:value="0.050365">
            <text:p>0,050365</text:p>
          </table:table-cell>
          <table:table-cell office:value-type="float" office:value="0.050778">
            <text:p>0,050778</text:p>
          </table:table-cell>
          <table:table-cell office:value-type="float" office:value="0.030977">
            <text:p>0,030977</text:p>
          </table:table-cell>
          <table:table-cell office:value-type="float" office:value="0.031522">
            <text:p>0,031522</text:p>
          </table:table-cell>
          <table:table-cell office:value-type="float" office:value="0.030385">
            <text:p>0,030385</text:p>
          </table:table-cell>
          <table:table-cell office:value-type="float" office:value="0.03044">
            <text:p>0,03044</text:p>
          </table:table-cell>
          <table:table-cell office:value-type="float" office:value="0.035745">
            <text:p>0,035745</text:p>
          </table:table-cell>
          <table:table-cell office:value-type="float" office:value="0.032071">
            <text:p>0,032071</text:p>
          </table:table-cell>
          <table:table-cell office:value-type="float" office:value="0.036505">
            <text:p>0,036505</text:p>
          </table:table-cell>
          <table:table-cell office:value-type="float" office:value="0.037004">
            <text:p>0,037004</text:p>
          </table:table-cell>
          <table:table-cell table:number-columns-repeated="491"/>
        </table:table-row>
        <table:table-row table:style-name="ro2">
          <table:table-cell office:value-type="float" office:value="0.053186">
            <text:p>0,053186</text:p>
          </table:table-cell>
          <table:table-cell office:value-type="float" office:value="0.052081">
            <text:p>0,052081</text:p>
          </table:table-cell>
          <table:table-cell office:value-type="float" office:value="0.029599">
            <text:p>0,029599</text:p>
          </table:table-cell>
          <table:table-cell office:value-type="float" office:value="0.027864">
            <text:p>0,027864</text:p>
          </table:table-cell>
          <table:table-cell office:value-type="float" office:value="0.033225">
            <text:p>0,033225</text:p>
          </table:table-cell>
          <table:table-cell office:value-type="float" office:value="0.030965">
            <text:p>0,030965</text:p>
          </table:table-cell>
          <table:table-cell office:value-type="float" office:value="0.03065">
            <text:p>0,03065</text:p>
          </table:table-cell>
          <table:table-cell office:value-type="float" office:value="0.032329">
            <text:p>0,032329</text:p>
          </table:table-cell>
          <table:table-cell office:value-type="float" office:value="0.037694">
            <text:p>0,037694</text:p>
          </table:table-cell>
          <table:table-cell office:value-type="float" office:value="0.037561">
            <text:p>0,037561</text:p>
          </table:table-cell>
          <table:table-cell table:number-columns-repeated="491"/>
        </table:table-row>
        <table:table-row table:style-name="ro2">
          <table:table-cell office:value-type="float" office:value="0.052246">
            <text:p>0,052246</text:p>
          </table:table-cell>
          <table:table-cell office:value-type="float" office:value="0.046611">
            <text:p>0,046611</text:p>
          </table:table-cell>
          <table:table-cell office:value-type="float" office:value="0.02986">
            <text:p>0,02986</text:p>
          </table:table-cell>
          <table:table-cell office:value-type="float" office:value="0.028993">
            <text:p>0,028993</text:p>
          </table:table-cell>
          <table:table-cell office:value-type="float" office:value="0.033313">
            <text:p>0,033313</text:p>
          </table:table-cell>
          <table:table-cell office:value-type="float" office:value="0.029484">
            <text:p>0,029484</text:p>
          </table:table-cell>
          <table:table-cell office:value-type="float" office:value="0.033254">
            <text:p>0,033254</text:p>
          </table:table-cell>
          <table:table-cell office:value-type="float" office:value="0.031555">
            <text:p>0,031555</text:p>
          </table:table-cell>
          <table:table-cell office:value-type="float" office:value="0.036422">
            <text:p>0,036422</text:p>
          </table:table-cell>
          <table:table-cell office:value-type="float" office:value="0.036394">
            <text:p>0,036394</text:p>
          </table:table-cell>
          <table:table-cell table:number-columns-repeated="491"/>
        </table:table-row>
        <table:table-row table:style-name="ro2">
          <table:table-cell office:value-type="float" office:value="0.050862">
            <text:p>0,050862</text:p>
          </table:table-cell>
          <table:table-cell office:value-type="float" office:value="0.050187">
            <text:p>0,050187</text:p>
          </table:table-cell>
          <table:table-cell office:value-type="float" office:value="0.030782">
            <text:p>0,030782</text:p>
          </table:table-cell>
          <table:table-cell office:value-type="float" office:value="0.028265">
            <text:p>0,028265</text:p>
          </table:table-cell>
          <table:table-cell office:value-type="float" office:value="0.032092">
            <text:p>0,032092</text:p>
          </table:table-cell>
          <table:table-cell office:value-type="float" office:value="0.031746">
            <text:p>0,031746</text:p>
          </table:table-cell>
          <table:table-cell office:value-type="float" office:value="0.031758">
            <text:p>0,031758</text:p>
          </table:table-cell>
          <table:table-cell office:value-type="float" office:value="0.032531">
            <text:p>0,032531</text:p>
          </table:table-cell>
          <table:table-cell office:value-type="float" office:value="0.037518">
            <text:p>0,037518</text:p>
          </table:table-cell>
          <table:table-cell office:value-type="float" office:value="0.033817">
            <text:p>0,033817</text:p>
          </table:table-cell>
          <table:table-cell table:number-columns-repeated="491"/>
        </table:table-row>
        <table:table-row table:style-name="ro2">
          <table:table-cell office:value-type="float" office:value="0.054286">
            <text:p>0,054286</text:p>
          </table:table-cell>
          <table:table-cell office:value-type="float" office:value="0.050104">
            <text:p>0,050104</text:p>
          </table:table-cell>
          <table:table-cell office:value-type="float" office:value="0.029355">
            <text:p>0,029355</text:p>
          </table:table-cell>
          <table:table-cell office:value-type="float" office:value="0.030157">
            <text:p>0,030157</text:p>
          </table:table-cell>
          <table:table-cell office:value-type="float" office:value="0.033638">
            <text:p>0,033638</text:p>
          </table:table-cell>
          <table:table-cell office:value-type="float" office:value="0.028605">
            <text:p>0,028605</text:p>
          </table:table-cell>
          <table:table-cell office:value-type="float" office:value="0.031172">
            <text:p>0,031172</text:p>
          </table:table-cell>
          <table:table-cell office:value-type="float" office:value="0.030318">
            <text:p>0,030318</text:p>
          </table:table-cell>
          <table:table-cell office:value-type="float" office:value="0.036051">
            <text:p>0,036051</text:p>
          </table:table-cell>
          <table:table-cell office:value-type="float" office:value="0.034764">
            <text:p>0,034764</text:p>
          </table:table-cell>
          <table:table-cell table:number-columns-repeated="491"/>
        </table:table-row>
        <table:table-row table:style-name="ro2">
          <table:table-cell office:value-type="float" office:value="0.051035">
            <text:p>0,051035</text:p>
          </table:table-cell>
          <table:table-cell office:value-type="float" office:value="0.049516">
            <text:p>0,049516</text:p>
          </table:table-cell>
          <table:table-cell office:value-type="float" office:value="0.029942">
            <text:p>0,029942</text:p>
          </table:table-cell>
          <table:table-cell office:value-type="float" office:value="0.033337">
            <text:p>0,033337</text:p>
          </table:table-cell>
          <table:table-cell office:value-type="float" office:value="0.030413">
            <text:p>0,030413</text:p>
          </table:table-cell>
          <table:table-cell office:value-type="float" office:value="0.031459">
            <text:p>0,031459</text:p>
          </table:table-cell>
          <table:table-cell office:value-type="float" office:value="0.031922">
            <text:p>0,031922</text:p>
          </table:table-cell>
          <table:table-cell office:value-type="float" office:value="0.031888">
            <text:p>0,031888</text:p>
          </table:table-cell>
          <table:table-cell office:value-type="float" office:value="0.036263">
            <text:p>0,036263</text:p>
          </table:table-cell>
          <table:table-cell office:value-type="float" office:value="0.035214">
            <text:p>0,035214</text:p>
          </table:table-cell>
          <table:table-cell table:number-columns-repeated="491"/>
        </table:table-row>
        <table:table-row table:style-name="ro2">
          <table:table-cell office:value-type="float" office:value="0.050423">
            <text:p>0,050423</text:p>
          </table:table-cell>
          <table:table-cell office:value-type="float" office:value="0.056566">
            <text:p>0,056566</text:p>
          </table:table-cell>
          <table:table-cell office:value-type="float" office:value="0.030478">
            <text:p>0,030478</text:p>
          </table:table-cell>
          <table:table-cell office:value-type="float" office:value="0.028529">
            <text:p>0,028529</text:p>
          </table:table-cell>
          <table:table-cell office:value-type="float" office:value="0.030489">
            <text:p>0,030489</text:p>
          </table:table-cell>
          <table:table-cell office:value-type="float" office:value="0.027322">
            <text:p>0,027322</text:p>
          </table:table-cell>
          <table:table-cell office:value-type="float" office:value="0.030543">
            <text:p>0,030543</text:p>
          </table:table-cell>
          <table:table-cell office:value-type="float" office:value="0.033061">
            <text:p>0,033061</text:p>
          </table:table-cell>
          <table:table-cell office:value-type="float" office:value="0.036608">
            <text:p>0,036608</text:p>
          </table:table-cell>
          <table:table-cell office:value-type="float" office:value="0.035565">
            <text:p>0,035565</text:p>
          </table:table-cell>
          <table:table-cell table:number-columns-repeated="491"/>
        </table:table-row>
        <table:table-row table:style-name="ro2">
          <table:table-cell office:value-type="float" office:value="0.052089">
            <text:p>0,052089</text:p>
          </table:table-cell>
          <table:table-cell office:value-type="float" office:value="0.051537">
            <text:p>0,051537</text:p>
          </table:table-cell>
          <table:table-cell office:value-type="float" office:value="0.029527">
            <text:p>0,029527</text:p>
          </table:table-cell>
          <table:table-cell office:value-type="float" office:value="0.029111">
            <text:p>0,029111</text:p>
          </table:table-cell>
          <table:table-cell office:value-type="float" office:value="0.030116">
            <text:p>0,030116</text:p>
          </table:table-cell>
          <table:table-cell office:value-type="float" office:value="0.033438">
            <text:p>0,033438</text:p>
          </table:table-cell>
          <table:table-cell office:value-type="float" office:value="0.030292">
            <text:p>0,030292</text:p>
          </table:table-cell>
          <table:table-cell office:value-type="float" office:value="0.030152">
            <text:p>0,030152</text:p>
          </table:table-cell>
          <table:table-cell office:value-type="float" office:value="0.037145">
            <text:p>0,037145</text:p>
          </table:table-cell>
          <table:table-cell office:value-type="float" office:value="0.034813">
            <text:p>0,034813</text:p>
          </table:table-cell>
          <table:table-cell table:number-columns-repeated="491"/>
        </table:table-row>
        <table:table-row table:style-name="ro2">
          <table:table-cell office:value-type="float" office:value="0.051251">
            <text:p>0,051251</text:p>
          </table:table-cell>
          <table:table-cell office:value-type="float" office:value="0.055752">
            <text:p>0,055752</text:p>
          </table:table-cell>
          <table:table-cell office:value-type="float" office:value="0.030557">
            <text:p>0,030557</text:p>
          </table:table-cell>
          <table:table-cell office:value-type="float" office:value="0.029955">
            <text:p>0,029955</text:p>
          </table:table-cell>
          <table:table-cell office:value-type="float" office:value="0.03146">
            <text:p>0,03146</text:p>
          </table:table-cell>
          <table:table-cell office:value-type="float" office:value="0.031027">
            <text:p>0,031027</text:p>
          </table:table-cell>
          <table:table-cell office:value-type="float" office:value="0.03254">
            <text:p>0,03254</text:p>
          </table:table-cell>
          <table:table-cell office:value-type="float" office:value="0.034096">
            <text:p>0,034096</text:p>
          </table:table-cell>
          <table:table-cell office:value-type="float" office:value="0.037374">
            <text:p>0,037374</text:p>
          </table:table-cell>
          <table:table-cell office:value-type="float" office:value="0.03443">
            <text:p>0,03443</text:p>
          </table:table-cell>
          <table:table-cell table:number-columns-repeated="491"/>
        </table:table-row>
        <table:table-row table:style-name="ro2">
          <table:table-cell office:value-type="float" office:value="0.05024">
            <text:p>0,05024</text:p>
          </table:table-cell>
          <table:table-cell office:value-type="float" office:value="0.052901">
            <text:p>0,052901</text:p>
          </table:table-cell>
          <table:table-cell office:value-type="float" office:value="0.031502">
            <text:p>0,031502</text:p>
          </table:table-cell>
          <table:table-cell office:value-type="float" office:value="0.029244">
            <text:p>0,029244</text:p>
          </table:table-cell>
          <table:table-cell office:value-type="float" office:value="0.030276">
            <text:p>0,030276</text:p>
          </table:table-cell>
          <table:table-cell office:value-type="float" office:value="0.032761">
            <text:p>0,032761</text:p>
          </table:table-cell>
          <table:table-cell office:value-type="float" office:value="0.031137">
            <text:p>0,031137</text:p>
          </table:table-cell>
          <table:table-cell office:value-type="float" office:value="0.03079">
            <text:p>0,03079</text:p>
          </table:table-cell>
          <table:table-cell office:value-type="float" office:value="0.035689">
            <text:p>0,035689</text:p>
          </table:table-cell>
          <table:table-cell office:value-type="float" office:value="0.036553">
            <text:p>0,036553</text:p>
          </table:table-cell>
          <table:table-cell table:number-columns-repeated="491"/>
        </table:table-row>
        <table:table-row table:style-name="ro2">
          <table:table-cell office:value-type="float" office:value="0.054791">
            <text:p>0,054791</text:p>
          </table:table-cell>
          <table:table-cell office:value-type="float" office:value="0.054462">
            <text:p>0,054462</text:p>
          </table:table-cell>
          <table:table-cell office:value-type="float" office:value="0.032171">
            <text:p>0,032171</text:p>
          </table:table-cell>
          <table:table-cell office:value-type="float" office:value="0.031686">
            <text:p>0,031686</text:p>
          </table:table-cell>
          <table:table-cell office:value-type="float" office:value="0.032121">
            <text:p>0,032121</text:p>
          </table:table-cell>
          <table:table-cell office:value-type="float" office:value="0.03084">
            <text:p>0,03084</text:p>
          </table:table-cell>
          <table:table-cell office:value-type="float" office:value="0.031055">
            <text:p>0,031055</text:p>
          </table:table-cell>
          <table:table-cell office:value-type="float" office:value="0.032699">
            <text:p>0,032699</text:p>
          </table:table-cell>
          <table:table-cell office:value-type="float" office:value="0.035841">
            <text:p>0,035841</text:p>
          </table:table-cell>
          <table:table-cell office:value-type="float" office:value="0.035707">
            <text:p>0,035707</text:p>
          </table:table-cell>
          <table:table-cell table:number-columns-repeated="491"/>
        </table:table-row>
        <table:table-row table:style-name="ro2">
          <table:table-cell office:value-type="float" office:value="0.051523">
            <text:p>0,051523</text:p>
          </table:table-cell>
          <table:table-cell office:value-type="float" office:value="0.051503">
            <text:p>0,051503</text:p>
          </table:table-cell>
          <table:table-cell office:value-type="float" office:value="0.028117">
            <text:p>0,028117</text:p>
          </table:table-cell>
          <table:table-cell office:value-type="float" office:value="0.030648">
            <text:p>0,030648</text:p>
          </table:table-cell>
          <table:table-cell office:value-type="float" office:value="0.031348">
            <text:p>0,031348</text:p>
          </table:table-cell>
          <table:table-cell office:value-type="float" office:value="0.028661">
            <text:p>0,028661</text:p>
          </table:table-cell>
          <table:table-cell office:value-type="float" office:value="0.033144">
            <text:p>0,033144</text:p>
          </table:table-cell>
          <table:table-cell office:value-type="float" office:value="0.033386">
            <text:p>0,033386</text:p>
          </table:table-cell>
          <table:table-cell office:value-type="float" office:value="0.036168">
            <text:p>0,036168</text:p>
          </table:table-cell>
          <table:table-cell office:value-type="float" office:value="0.03434">
            <text:p>0,03434</text:p>
          </table:table-cell>
          <table:table-cell table:number-columns-repeated="491"/>
        </table:table-row>
        <table:table-row table:style-name="ro2">
          <table:table-cell office:value-type="float" office:value="0.052946">
            <text:p>0,052946</text:p>
          </table:table-cell>
          <table:table-cell office:value-type="float" office:value="0.053799">
            <text:p>0,053799</text:p>
          </table:table-cell>
          <table:table-cell office:value-type="float" office:value="0.029264">
            <text:p>0,029264</text:p>
          </table:table-cell>
          <table:table-cell office:value-type="float" office:value="0.030188">
            <text:p>0,030188</text:p>
          </table:table-cell>
          <table:table-cell office:value-type="float" office:value="0.032564">
            <text:p>0,032564</text:p>
          </table:table-cell>
          <table:table-cell office:value-type="float" office:value="0.030941">
            <text:p>0,030941</text:p>
          </table:table-cell>
          <table:table-cell office:value-type="float" office:value="0.029851">
            <text:p>0,029851</text:p>
          </table:table-cell>
          <table:table-cell office:value-type="float" office:value="0.031619">
            <text:p>0,031619</text:p>
          </table:table-cell>
          <table:table-cell office:value-type="float" office:value="0.036026">
            <text:p>0,036026</text:p>
          </table:table-cell>
          <table:table-cell office:value-type="float" office:value="0.035645">
            <text:p>0,035645</text:p>
          </table:table-cell>
          <table:table-cell table:number-columns-repeated="491"/>
        </table:table-row>
        <table:table-row table:style-name="ro2">
          <table:table-cell office:value-type="float" office:value="0.05542">
            <text:p>0,05542</text:p>
          </table:table-cell>
          <table:table-cell office:value-type="float" office:value="0.055275">
            <text:p>0,055275</text:p>
          </table:table-cell>
          <table:table-cell office:value-type="float" office:value="0.030098">
            <text:p>0,030098</text:p>
          </table:table-cell>
          <table:table-cell office:value-type="float" office:value="0.028539">
            <text:p>0,028539</text:p>
          </table:table-cell>
          <table:table-cell office:value-type="float" office:value="0.031028">
            <text:p>0,031028</text:p>
          </table:table-cell>
          <table:table-cell office:value-type="float" office:value="0.029837">
            <text:p>0,029837</text:p>
          </table:table-cell>
          <table:table-cell office:value-type="float" office:value="0.030609">
            <text:p>0,030609</text:p>
          </table:table-cell>
          <table:table-cell office:value-type="float" office:value="0.030166">
            <text:p>0,030166</text:p>
          </table:table-cell>
          <table:table-cell office:value-type="float" office:value="0.034281">
            <text:p>0,034281</text:p>
          </table:table-cell>
          <table:table-cell office:value-type="float" office:value="0.037147">
            <text:p>0,037147</text:p>
          </table:table-cell>
          <table:table-cell table:number-columns-repeated="491"/>
        </table:table-row>
        <table:table-row table:style-name="ro2">
          <table:table-cell office:value-type="float" office:value="0.054427">
            <text:p>0,054427</text:p>
          </table:table-cell>
          <table:table-cell office:value-type="float" office:value="0.053435">
            <text:p>0,053435</text:p>
          </table:table-cell>
          <table:table-cell office:value-type="float" office:value="0.030165">
            <text:p>0,030165</text:p>
          </table:table-cell>
          <table:table-cell office:value-type="float" office:value="0.030205">
            <text:p>0,030205</text:p>
          </table:table-cell>
          <table:table-cell office:value-type="float" office:value="0.030877">
            <text:p>0,030877</text:p>
          </table:table-cell>
          <table:table-cell office:value-type="float" office:value="0.031416">
            <text:p>0,031416</text:p>
          </table:table-cell>
          <table:table-cell office:value-type="float" office:value="0.032311">
            <text:p>0,032311</text:p>
          </table:table-cell>
          <table:table-cell office:value-type="float" office:value="0.024891">
            <text:p>0,024891</text:p>
          </table:table-cell>
          <table:table-cell office:value-type="float" office:value="0.036532">
            <text:p>0,036532</text:p>
          </table:table-cell>
          <table:table-cell office:value-type="float" office:value="0.037844">
            <text:p>0,037844</text:p>
          </table:table-cell>
          <table:table-cell table:number-columns-repeated="491"/>
        </table:table-row>
        <table:table-row table:style-name="ro2">
          <table:table-cell office:value-type="float" office:value="0.055755">
            <text:p>0,055755</text:p>
          </table:table-cell>
          <table:table-cell office:value-type="float" office:value="0.052082">
            <text:p>0,052082</text:p>
          </table:table-cell>
          <table:table-cell office:value-type="float" office:value="0.028906">
            <text:p>0,028906</text:p>
          </table:table-cell>
          <table:table-cell office:value-type="float" office:value="0.028315">
            <text:p>0,028315</text:p>
          </table:table-cell>
          <table:table-cell office:value-type="float" office:value="0.031133">
            <text:p>0,031133</text:p>
          </table:table-cell>
          <table:table-cell office:value-type="float" office:value="0.031794">
            <text:p>0,031794</text:p>
          </table:table-cell>
          <table:table-cell office:value-type="float" office:value="0.033013">
            <text:p>0,033013</text:p>
          </table:table-cell>
          <table:table-cell office:value-type="float" office:value="0.030396">
            <text:p>0,030396</text:p>
          </table:table-cell>
          <table:table-cell office:value-type="float" office:value="0.035473">
            <text:p>0,035473</text:p>
          </table:table-cell>
          <table:table-cell office:value-type="float" office:value="0.031997">
            <text:p>0,031997</text:p>
          </table:table-cell>
          <table:table-cell table:number-columns-repeated="491"/>
        </table:table-row>
        <table:table-row table:style-name="ro2">
          <table:table-cell office:value-type="float" office:value="0.053062">
            <text:p>0,053062</text:p>
          </table:table-cell>
          <table:table-cell office:value-type="float" office:value="0.055935">
            <text:p>0,055935</text:p>
          </table:table-cell>
          <table:table-cell office:value-type="float" office:value="0.028122">
            <text:p>0,028122</text:p>
          </table:table-cell>
          <table:table-cell office:value-type="float" office:value="0.030071">
            <text:p>0,030071</text:p>
          </table:table-cell>
          <table:table-cell office:value-type="float" office:value="0.031618">
            <text:p>0,031618</text:p>
          </table:table-cell>
          <table:table-cell office:value-type="float" office:value="0.03155">
            <text:p>0,03155</text:p>
          </table:table-cell>
          <table:table-cell office:value-type="float" office:value="0.032881">
            <text:p>0,032881</text:p>
          </table:table-cell>
          <table:table-cell office:value-type="float" office:value="0.029439">
            <text:p>0,029439</text:p>
          </table:table-cell>
          <table:table-cell office:value-type="float" office:value="0.035524">
            <text:p>0,035524</text:p>
          </table:table-cell>
          <table:table-cell office:value-type="float" office:value="0.035656">
            <text:p>0,035656</text:p>
          </table:table-cell>
          <table:table-cell table:number-columns-repeated="491"/>
        </table:table-row>
        <table:table-row table:style-name="ro2">
          <table:table-cell office:value-type="float" office:value="0.051731">
            <text:p>0,051731</text:p>
          </table:table-cell>
          <table:table-cell office:value-type="float" office:value="0.058158">
            <text:p>0,058158</text:p>
          </table:table-cell>
          <table:table-cell office:value-type="float" office:value="0.03045">
            <text:p>0,03045</text:p>
          </table:table-cell>
          <table:table-cell office:value-type="float" office:value="0.027049">
            <text:p>0,027049</text:p>
          </table:table-cell>
          <table:table-cell office:value-type="float" office:value="0.031027">
            <text:p>0,031027</text:p>
          </table:table-cell>
          <table:table-cell office:value-type="float" office:value="0.028836">
            <text:p>0,028836</text:p>
          </table:table-cell>
          <table:table-cell office:value-type="float" office:value="0.030855">
            <text:p>0,030855</text:p>
          </table:table-cell>
          <table:table-cell office:value-type="float" office:value="0.036074">
            <text:p>0,036074</text:p>
          </table:table-cell>
          <table:table-cell office:value-type="float" office:value="0.034318">
            <text:p>0,034318</text:p>
          </table:table-cell>
          <table:table-cell office:value-type="float" office:value="0.035207">
            <text:p>0,035207</text:p>
          </table:table-cell>
          <table:table-cell table:number-columns-repeated="491"/>
        </table:table-row>
        <table:table-row table:style-name="ro2">
          <table:table-cell office:value-type="float" office:value="0.054886">
            <text:p>0,054886</text:p>
          </table:table-cell>
          <table:table-cell office:value-type="float" office:value="0.05549">
            <text:p>0,05549</text:p>
          </table:table-cell>
          <table:table-cell office:value-type="float" office:value="0.030138">
            <text:p>0,030138</text:p>
          </table:table-cell>
          <table:table-cell office:value-type="float" office:value="0.029088">
            <text:p>0,029088</text:p>
          </table:table-cell>
          <table:table-cell office:value-type="float" office:value="0.031704">
            <text:p>0,031704</text:p>
          </table:table-cell>
          <table:table-cell office:value-type="float" office:value="0.034239">
            <text:p>0,034239</text:p>
          </table:table-cell>
          <table:table-cell office:value-type="float" office:value="0.030717">
            <text:p>0,030717</text:p>
          </table:table-cell>
          <table:table-cell office:value-type="float" office:value="0.031236">
            <text:p>0,031236</text:p>
          </table:table-cell>
          <table:table-cell office:value-type="float" office:value="0.035541">
            <text:p>0,035541</text:p>
          </table:table-cell>
          <table:table-cell office:value-type="float" office:value="0.032084">
            <text:p>0,032084</text:p>
          </table:table-cell>
          <table:table-cell table:number-columns-repeated="491"/>
        </table:table-row>
        <table:table-row table:style-name="ro2">
          <table:table-cell office:value-type="float" office:value="0.054515">
            <text:p>0,054515</text:p>
          </table:table-cell>
          <table:table-cell office:value-type="float" office:value="0.054627">
            <text:p>0,054627</text:p>
          </table:table-cell>
          <table:table-cell office:value-type="float" office:value="0.031482">
            <text:p>0,031482</text:p>
          </table:table-cell>
          <table:table-cell office:value-type="float" office:value="0.029334">
            <text:p>0,029334</text:p>
          </table:table-cell>
          <table:table-cell office:value-type="float" office:value="0.031069">
            <text:p>0,031069</text:p>
          </table:table-cell>
          <table:table-cell office:value-type="float" office:value="0.03167">
            <text:p>0,03167</text:p>
          </table:table-cell>
          <table:table-cell office:value-type="float" office:value="0.031838">
            <text:p>0,031838</text:p>
          </table:table-cell>
          <table:table-cell office:value-type="float" office:value="0.031302">
            <text:p>0,031302</text:p>
          </table:table-cell>
          <table:table-cell office:value-type="float" office:value="0.035867">
            <text:p>0,035867</text:p>
          </table:table-cell>
          <table:table-cell office:value-type="float" office:value="0.032561">
            <text:p>0,032561</text:p>
          </table:table-cell>
          <table:table-cell table:number-columns-repeated="491"/>
        </table:table-row>
        <table:table-row table:style-name="ro2">
          <table:table-cell office:value-type="float" office:value="0.053372">
            <text:p>0,053372</text:p>
          </table:table-cell>
          <table:table-cell office:value-type="float" office:value="0.05572">
            <text:p>0,05572</text:p>
          </table:table-cell>
          <table:table-cell office:value-type="float" office:value="0.02985">
            <text:p>0,02985</text:p>
          </table:table-cell>
          <table:table-cell office:value-type="float" office:value="0.027947">
            <text:p>0,027947</text:p>
          </table:table-cell>
          <table:table-cell office:value-type="float" office:value="0.032484">
            <text:p>0,032484</text:p>
          </table:table-cell>
          <table:table-cell office:value-type="float" office:value="0.026088">
            <text:p>0,026088</text:p>
          </table:table-cell>
          <table:table-cell office:value-type="float" office:value="0.028407">
            <text:p>0,028407</text:p>
          </table:table-cell>
          <table:table-cell office:value-type="float" office:value="0.030889">
            <text:p>0,030889</text:p>
          </table:table-cell>
          <table:table-cell office:value-type="float" office:value="0.033732">
            <text:p>0,033732</text:p>
          </table:table-cell>
          <table:table-cell office:value-type="float" office:value="0.037281">
            <text:p>0,037281</text:p>
          </table:table-cell>
          <table:table-cell table:number-columns-repeated="491"/>
        </table:table-row>
        <table:table-row table:style-name="ro2">
          <table:table-cell office:value-type="float" office:value="0.049952">
            <text:p>0,049952</text:p>
          </table:table-cell>
          <table:table-cell office:value-type="float" office:value="0.051494">
            <text:p>0,051494</text:p>
          </table:table-cell>
          <table:table-cell office:value-type="float" office:value="0.028519">
            <text:p>0,028519</text:p>
          </table:table-cell>
          <table:table-cell office:value-type="float" office:value="0.031564">
            <text:p>0,031564</text:p>
          </table:table-cell>
          <table:table-cell office:value-type="float" office:value="0.031262">
            <text:p>0,031262</text:p>
          </table:table-cell>
          <table:table-cell office:value-type="float" office:value="0.028666">
            <text:p>0,028666</text:p>
          </table:table-cell>
          <table:table-cell office:value-type="float" office:value="0.032239">
            <text:p>0,032239</text:p>
          </table:table-cell>
          <table:table-cell office:value-type="float" office:value="0.030473">
            <text:p>0,030473</text:p>
          </table:table-cell>
          <table:table-cell office:value-type="float" office:value="0.03533">
            <text:p>0,03533</text:p>
          </table:table-cell>
          <table:table-cell office:value-type="float" office:value="0.034836">
            <text:p>0,034836</text:p>
          </table:table-cell>
          <table:table-cell table:number-columns-repeated="491"/>
        </table:table-row>
        <table:table-row table:style-name="ro2">
          <table:table-cell office:value-type="float" office:value="0.054231">
            <text:p>0,054231</text:p>
          </table:table-cell>
          <table:table-cell office:value-type="float" office:value="0.056275">
            <text:p>0,056275</text:p>
          </table:table-cell>
          <table:table-cell office:value-type="float" office:value="0.030682">
            <text:p>0,030682</text:p>
          </table:table-cell>
          <table:table-cell office:value-type="float" office:value="0.029478">
            <text:p>0,029478</text:p>
          </table:table-cell>
          <table:table-cell office:value-type="float" office:value="0.029942">
            <text:p>0,029942</text:p>
          </table:table-cell>
          <table:table-cell office:value-type="float" office:value="0.033018">
            <text:p>0,033018</text:p>
          </table:table-cell>
          <table:table-cell office:value-type="float" office:value="0.032759">
            <text:p>0,032759</text:p>
          </table:table-cell>
          <table:table-cell office:value-type="float" office:value="0.0309">
            <text:p>0,0309</text:p>
          </table:table-cell>
          <table:table-cell office:value-type="float" office:value="0.034434">
            <text:p>0,034434</text:p>
          </table:table-cell>
          <table:table-cell office:value-type="float" office:value="0.03733">
            <text:p>0,03733</text:p>
          </table:table-cell>
          <table:table-cell table:number-columns-repeated="491"/>
        </table:table-row>
        <table:table-row table:style-name="ro2">
          <table:table-cell office:value-type="float" office:value="0.057156">
            <text:p>0,057156</text:p>
          </table:table-cell>
          <table:table-cell office:value-type="float" office:value="0.055959">
            <text:p>0,055959</text:p>
          </table:table-cell>
          <table:table-cell office:value-type="float" office:value="0.029952">
            <text:p>0,029952</text:p>
          </table:table-cell>
          <table:table-cell office:value-type="float" office:value="0.028688">
            <text:p>0,028688</text:p>
          </table:table-cell>
          <table:table-cell office:value-type="float" office:value="0.029928">
            <text:p>0,029928</text:p>
          </table:table-cell>
          <table:table-cell office:value-type="float" office:value="0.02895">
            <text:p>0,02895</text:p>
          </table:table-cell>
          <table:table-cell office:value-type="float" office:value="0.030607">
            <text:p>0,030607</text:p>
          </table:table-cell>
          <table:table-cell office:value-type="float" office:value="0.034634">
            <text:p>0,034634</text:p>
          </table:table-cell>
          <table:table-cell office:value-type="float" office:value="0.035373">
            <text:p>0,035373</text:p>
          </table:table-cell>
          <table:table-cell office:value-type="float" office:value="0.033665">
            <text:p>0,033665</text:p>
          </table:table-cell>
          <table:table-cell table:number-columns-repeated="491"/>
        </table:table-row>
        <table:table-row table:style-name="ro2">
          <table:table-cell office:value-type="float" office:value="0.05813">
            <text:p>0,05813</text:p>
          </table:table-cell>
          <table:table-cell office:value-type="float" office:value="0.054084">
            <text:p>0,054084</text:p>
          </table:table-cell>
          <table:table-cell office:value-type="float" office:value="0.029091">
            <text:p>0,029091</text:p>
          </table:table-cell>
          <table:table-cell office:value-type="float" office:value="0.030309">
            <text:p>0,030309</text:p>
          </table:table-cell>
          <table:table-cell office:value-type="float" office:value="0.032166">
            <text:p>0,032166</text:p>
          </table:table-cell>
          <table:table-cell office:value-type="float" office:value="0.032231">
            <text:p>0,032231</text:p>
          </table:table-cell>
          <table:table-cell office:value-type="float" office:value="0.031736">
            <text:p>0,031736</text:p>
          </table:table-cell>
          <table:table-cell office:value-type="float" office:value="0.031276">
            <text:p>0,031276</text:p>
          </table:table-cell>
          <table:table-cell office:value-type="float" office:value="0.036527">
            <text:p>0,036527</text:p>
          </table:table-cell>
          <table:table-cell office:value-type="float" office:value="0.033476">
            <text:p>0,033476</text:p>
          </table:table-cell>
          <table:table-cell table:number-columns-repeated="491"/>
        </table:table-row>
        <table:table-row table:style-name="ro2">
          <table:table-cell office:value-type="float" office:value="0.054136">
            <text:p>0,054136</text:p>
          </table:table-cell>
          <table:table-cell office:value-type="float" office:value="0.058596">
            <text:p>0,058596</text:p>
          </table:table-cell>
          <table:table-cell office:value-type="float" office:value="0.030687">
            <text:p>0,030687</text:p>
          </table:table-cell>
          <table:table-cell office:value-type="float" office:value="0.029747">
            <text:p>0,029747</text:p>
          </table:table-cell>
          <table:table-cell office:value-type="float" office:value="0.02946">
            <text:p>0,02946</text:p>
          </table:table-cell>
          <table:table-cell office:value-type="float" office:value="0.029528">
            <text:p>0,029528</text:p>
          </table:table-cell>
          <table:table-cell office:value-type="float" office:value="0.032291">
            <text:p>0,032291</text:p>
          </table:table-cell>
          <table:table-cell office:value-type="float" office:value="0.033103">
            <text:p>0,033103</text:p>
          </table:table-cell>
          <table:table-cell office:value-type="float" office:value="0.033757">
            <text:p>0,033757</text:p>
          </table:table-cell>
          <table:table-cell office:value-type="float" office:value="0.034504">
            <text:p>0,034504</text:p>
          </table:table-cell>
          <table:table-cell table:number-columns-repeated="491"/>
        </table:table-row>
        <table:table-row table:style-name="ro2">
          <table:table-cell office:value-type="float" office:value="0.058578">
            <text:p>0,058578</text:p>
          </table:table-cell>
          <table:table-cell office:value-type="float" office:value="0.055098">
            <text:p>0,055098</text:p>
          </table:table-cell>
          <table:table-cell office:value-type="float" office:value="0.030008">
            <text:p>0,030008</text:p>
          </table:table-cell>
          <table:table-cell office:value-type="float" office:value="0.02566">
            <text:p>0,02566</text:p>
          </table:table-cell>
          <table:table-cell office:value-type="float" office:value="0.030349">
            <text:p>0,030349</text:p>
          </table:table-cell>
          <table:table-cell office:value-type="float" office:value="0.026909">
            <text:p>0,026909</text:p>
          </table:table-cell>
          <table:table-cell office:value-type="float" office:value="0.031297">
            <text:p>0,031297</text:p>
          </table:table-cell>
          <table:table-cell office:value-type="float" office:value="0.033699">
            <text:p>0,033699</text:p>
          </table:table-cell>
          <table:table-cell office:value-type="float" office:value="0.032607">
            <text:p>0,032607</text:p>
          </table:table-cell>
          <table:table-cell office:value-type="float" office:value="0.034781">
            <text:p>0,034781</text:p>
          </table:table-cell>
          <table:table-cell table:number-columns-repeated="491"/>
        </table:table-row>
        <table:table-row table:style-name="ro2">
          <table:table-cell office:value-type="float" office:value="0.059893">
            <text:p>0,059893</text:p>
          </table:table-cell>
          <table:table-cell office:value-type="float" office:value="0.059757">
            <text:p>0,059757</text:p>
          </table:table-cell>
          <table:table-cell office:value-type="float" office:value="0.028405">
            <text:p>0,028405</text:p>
          </table:table-cell>
          <table:table-cell office:value-type="float" office:value="0.031714">
            <text:p>0,031714</text:p>
          </table:table-cell>
          <table:table-cell office:value-type="float" office:value="0.029355">
            <text:p>0,029355</text:p>
          </table:table-cell>
          <table:table-cell office:value-type="float" office:value="0.030618">
            <text:p>0,030618</text:p>
          </table:table-cell>
          <table:table-cell office:value-type="float" office:value="0.03174">
            <text:p>0,03174</text:p>
          </table:table-cell>
          <table:table-cell office:value-type="float" office:value="0.031482">
            <text:p>0,031482</text:p>
          </table:table-cell>
          <table:table-cell office:value-type="float" office:value="0.034915">
            <text:p>0,034915</text:p>
          </table:table-cell>
          <table:table-cell office:value-type="float" office:value="0.033576">
            <text:p>0,033576</text:p>
          </table:table-cell>
          <table:table-cell table:number-columns-repeated="491"/>
        </table:table-row>
        <table:table-row table:style-name="ro2">
          <table:table-cell office:value-type="float" office:value="0.059297">
            <text:p>0,059297</text:p>
          </table:table-cell>
          <table:table-cell office:value-type="float" office:value="0.057786">
            <text:p>0,057786</text:p>
          </table:table-cell>
          <table:table-cell office:value-type="float" office:value="0.030669">
            <text:p>0,030669</text:p>
          </table:table-cell>
          <table:table-cell office:value-type="float" office:value="0.029092">
            <text:p>0,029092</text:p>
          </table:table-cell>
          <table:table-cell office:value-type="float" office:value="0.032326">
            <text:p>0,032326</text:p>
          </table:table-cell>
          <table:table-cell office:value-type="float" office:value="0.030545">
            <text:p>0,030545</text:p>
          </table:table-cell>
          <table:table-cell office:value-type="float" office:value="0.030976">
            <text:p>0,030976</text:p>
          </table:table-cell>
          <table:table-cell office:value-type="float" office:value="0.029944">
            <text:p>0,029944</text:p>
          </table:table-cell>
          <table:table-cell office:value-type="float" office:value="0.033435">
            <text:p>0,033435</text:p>
          </table:table-cell>
          <table:table-cell office:value-type="float" office:value="0.031053">
            <text:p>0,031053</text:p>
          </table:table-cell>
          <table:table-cell table:number-columns-repeated="491"/>
        </table:table-row>
        <table:table-row table:style-name="ro2">
          <table:table-cell office:value-type="float" office:value="0.056333">
            <text:p>0,056333</text:p>
          </table:table-cell>
          <table:table-cell office:value-type="float" office:value="0.05952">
            <text:p>0,05952</text:p>
          </table:table-cell>
          <table:table-cell office:value-type="float" office:value="0.029207">
            <text:p>0,029207</text:p>
          </table:table-cell>
          <table:table-cell office:value-type="float" office:value="0.028603">
            <text:p>0,028603</text:p>
          </table:table-cell>
          <table:table-cell office:value-type="float" office:value="0.030633">
            <text:p>0,030633</text:p>
          </table:table-cell>
          <table:table-cell office:value-type="float" office:value="0.030346">
            <text:p>0,030346</text:p>
          </table:table-cell>
          <table:table-cell office:value-type="float" office:value="0.029476">
            <text:p>0,029476</text:p>
          </table:table-cell>
          <table:table-cell office:value-type="float" office:value="0.030334">
            <text:p>0,030334</text:p>
          </table:table-cell>
          <table:table-cell office:value-type="float" office:value="0.035107">
            <text:p>0,035107</text:p>
          </table:table-cell>
          <table:table-cell office:value-type="float" office:value="0.036111">
            <text:p>0,036111</text:p>
          </table:table-cell>
          <table:table-cell table:number-columns-repeated="491"/>
        </table:table-row>
        <table:table-row table:style-name="ro2">
          <table:table-cell office:value-type="float" office:value="0.058209">
            <text:p>0,058209</text:p>
          </table:table-cell>
          <table:table-cell office:value-type="float" office:value="0.056934">
            <text:p>0,056934</text:p>
          </table:table-cell>
          <table:table-cell office:value-type="float" office:value="0.03003">
            <text:p>0,03003</text:p>
          </table:table-cell>
          <table:table-cell office:value-type="float" office:value="0.032346">
            <text:p>0,032346</text:p>
          </table:table-cell>
          <table:table-cell office:value-type="float" office:value="0.030764">
            <text:p>0,030764</text:p>
          </table:table-cell>
          <table:table-cell office:value-type="float" office:value="0.025916">
            <text:p>0,025916</text:p>
          </table:table-cell>
          <table:table-cell office:value-type="float" office:value="0.029462">
            <text:p>0,029462</text:p>
          </table:table-cell>
          <table:table-cell office:value-type="float" office:value="0.029342">
            <text:p>0,029342</text:p>
          </table:table-cell>
          <table:table-cell office:value-type="float" office:value="0.034786">
            <text:p>0,034786</text:p>
          </table:table-cell>
          <table:table-cell office:value-type="float" office:value="0.035765">
            <text:p>0,035765</text:p>
          </table:table-cell>
          <table:table-cell table:number-columns-repeated="491"/>
        </table:table-row>
        <table:table-row table:style-name="ro2">
          <table:table-cell office:value-type="float" office:value="0.056918">
            <text:p>0,056918</text:p>
          </table:table-cell>
          <table:table-cell office:value-type="float" office:value="0.057284">
            <text:p>0,057284</text:p>
          </table:table-cell>
          <table:table-cell office:value-type="float" office:value="0.027836">
            <text:p>0,027836</text:p>
          </table:table-cell>
          <table:table-cell office:value-type="float" office:value="0.030615">
            <text:p>0,030615</text:p>
          </table:table-cell>
          <table:table-cell office:value-type="float" office:value="0.031522">
            <text:p>0,031522</text:p>
          </table:table-cell>
          <table:table-cell office:value-type="float" office:value="0.029016">
            <text:p>0,029016</text:p>
          </table:table-cell>
          <table:table-cell office:value-type="float" office:value="0.030128">
            <text:p>0,030128</text:p>
          </table:table-cell>
          <table:table-cell office:value-type="float" office:value="0.031382">
            <text:p>0,031382</text:p>
          </table:table-cell>
          <table:table-cell office:value-type="float" office:value="0.034795">
            <text:p>0,034795</text:p>
          </table:table-cell>
          <table:table-cell office:value-type="float" office:value="0.035948">
            <text:p>0,035948</text:p>
          </table:table-cell>
          <table:table-cell table:number-columns-repeated="491"/>
        </table:table-row>
        <table:table-row table:style-name="ro2">
          <table:table-cell office:value-type="float" office:value="0.060232">
            <text:p>0,060232</text:p>
          </table:table-cell>
          <table:table-cell office:value-type="float" office:value="0.057661">
            <text:p>0,057661</text:p>
          </table:table-cell>
          <table:table-cell office:value-type="float" office:value="0.031329">
            <text:p>0,031329</text:p>
          </table:table-cell>
          <table:table-cell office:value-type="float" office:value="0.028118">
            <text:p>0,028118</text:p>
          </table:table-cell>
          <table:table-cell office:value-type="float" office:value="0.030593">
            <text:p>0,030593</text:p>
          </table:table-cell>
          <table:table-cell office:value-type="float" office:value="0.027617">
            <text:p>0,027617</text:p>
          </table:table-cell>
          <table:table-cell office:value-type="float" office:value="0.030665">
            <text:p>0,030665</text:p>
          </table:table-cell>
          <table:table-cell office:value-type="float" office:value="0.029353">
            <text:p>0,029353</text:p>
          </table:table-cell>
          <table:table-cell office:value-type="float" office:value="0.033453">
            <text:p>0,033453</text:p>
          </table:table-cell>
          <table:table-cell office:value-type="float" office:value="0.034875">
            <text:p>0,034875</text:p>
          </table:table-cell>
          <table:table-cell table:number-columns-repeated="491"/>
        </table:table-row>
        <table:table-row table:style-name="ro2">
          <table:table-cell office:value-type="float" office:value="0.059296">
            <text:p>0,059296</text:p>
          </table:table-cell>
          <table:table-cell office:value-type="float" office:value="0.061319">
            <text:p>0,061319</text:p>
          </table:table-cell>
          <table:table-cell office:value-type="float" office:value="0.030222">
            <text:p>0,030222</text:p>
          </table:table-cell>
          <table:table-cell office:value-type="float" office:value="0.030183">
            <text:p>0,030183</text:p>
          </table:table-cell>
          <table:table-cell office:value-type="float" office:value="0.031263">
            <text:p>0,031263</text:p>
          </table:table-cell>
          <table:table-cell office:value-type="float" office:value="0.028894">
            <text:p>0,028894</text:p>
          </table:table-cell>
          <table:table-cell office:value-type="float" office:value="0.028196">
            <text:p>0,028196</text:p>
          </table:table-cell>
          <table:table-cell office:value-type="float" office:value="0.034648">
            <text:p>0,034648</text:p>
          </table:table-cell>
          <table:table-cell office:value-type="float" office:value="0.033757">
            <text:p>0,033757</text:p>
          </table:table-cell>
          <table:table-cell office:value-type="float" office:value="0.033825">
            <text:p>0,033825</text:p>
          </table:table-cell>
          <table:table-cell table:number-columns-repeated="491"/>
        </table:table-row>
        <table:table-row table:style-name="ro2">
          <table:table-cell office:value-type="float" office:value="0.057881">
            <text:p>0,057881</text:p>
          </table:table-cell>
          <table:table-cell office:value-type="float" office:value="0.057853">
            <text:p>0,057853</text:p>
          </table:table-cell>
          <table:table-cell office:value-type="float" office:value="0.029798">
            <text:p>0,029798</text:p>
          </table:table-cell>
          <table:table-cell office:value-type="float" office:value="0.028384">
            <text:p>0,028384</text:p>
          </table:table-cell>
          <table:table-cell office:value-type="float" office:value="0.031804">
            <text:p>0,031804</text:p>
          </table:table-cell>
          <table:table-cell office:value-type="float" office:value="0.030253">
            <text:p>0,030253</text:p>
          </table:table-cell>
          <table:table-cell office:value-type="float" office:value="0.03185">
            <text:p>0,03185</text:p>
          </table:table-cell>
          <table:table-cell office:value-type="float" office:value="0.030501">
            <text:p>0,030501</text:p>
          </table:table-cell>
          <table:table-cell office:value-type="float" office:value="0.033487">
            <text:p>0,033487</text:p>
          </table:table-cell>
          <table:table-cell office:value-type="float" office:value="0.035326">
            <text:p>0,035326</text:p>
          </table:table-cell>
          <table:table-cell table:number-columns-repeated="491"/>
        </table:table-row>
        <table:table-row table:style-name="ro2">
          <table:table-cell office:value-type="float" office:value="0.058012">
            <text:p>0,058012</text:p>
          </table:table-cell>
          <table:table-cell office:value-type="float" office:value="0.058939">
            <text:p>0,058939</text:p>
          </table:table-cell>
          <table:table-cell office:value-type="float" office:value="0.030014">
            <text:p>0,030014</text:p>
          </table:table-cell>
          <table:table-cell office:value-type="float" office:value="0.027042">
            <text:p>0,027042</text:p>
          </table:table-cell>
          <table:table-cell office:value-type="float" office:value="0.028689">
            <text:p>0,028689</text:p>
          </table:table-cell>
          <table:table-cell office:value-type="float" office:value="0.03021">
            <text:p>0,03021</text:p>
          </table:table-cell>
          <table:table-cell office:value-type="float" office:value="0.029999">
            <text:p>0,029999</text:p>
          </table:table-cell>
          <table:table-cell office:value-type="float" office:value="0.032014">
            <text:p>0,032014</text:p>
          </table:table-cell>
          <table:table-cell office:value-type="float" office:value="0.033442">
            <text:p>0,033442</text:p>
          </table:table-cell>
          <table:table-cell office:value-type="float" office:value="0.034154">
            <text:p>0,034154</text:p>
          </table:table-cell>
          <table:table-cell table:number-columns-repeated="491"/>
        </table:table-row>
        <table:table-row table:style-name="ro2">
          <table:table-cell office:value-type="float" office:value="0.06161">
            <text:p>0,06161</text:p>
          </table:table-cell>
          <table:table-cell office:value-type="float" office:value="0.067309">
            <text:p>0,067309</text:p>
          </table:table-cell>
          <table:table-cell office:value-type="float" office:value="0.029046">
            <text:p>0,029046</text:p>
          </table:table-cell>
          <table:table-cell office:value-type="float" office:value="0.03062">
            <text:p>0,03062</text:p>
          </table:table-cell>
          <table:table-cell office:value-type="float" office:value="0.029353">
            <text:p>0,029353</text:p>
          </table:table-cell>
          <table:table-cell office:value-type="float" office:value="0.031506">
            <text:p>0,031506</text:p>
          </table:table-cell>
          <table:table-cell office:value-type="float" office:value="0.029443">
            <text:p>0,029443</text:p>
          </table:table-cell>
          <table:table-cell office:value-type="float" office:value="0.02643">
            <text:p>0,02643</text:p>
          </table:table-cell>
          <table:table-cell office:value-type="float" office:value="0.032681">
            <text:p>0,032681</text:p>
          </table:table-cell>
          <table:table-cell office:value-type="float" office:value="0.034393">
            <text:p>0,034393</text:p>
          </table:table-cell>
          <table:table-cell table:number-columns-repeated="491"/>
        </table:table-row>
        <table:table-row table:style-name="ro2">
          <table:table-cell office:value-type="float" office:value="0.062072">
            <text:p>0,062072</text:p>
          </table:table-cell>
          <table:table-cell office:value-type="float" office:value="0.066144">
            <text:p>0,066144</text:p>
          </table:table-cell>
          <table:table-cell office:value-type="float" office:value="0.030138">
            <text:p>0,030138</text:p>
          </table:table-cell>
          <table:table-cell office:value-type="float" office:value="0.030014">
            <text:p>0,030014</text:p>
          </table:table-cell>
          <table:table-cell office:value-type="float" office:value="0.031282">
            <text:p>0,031282</text:p>
          </table:table-cell>
          <table:table-cell office:value-type="float" office:value="0.031991">
            <text:p>0,031991</text:p>
          </table:table-cell>
          <table:table-cell office:value-type="float" office:value="0.030216">
            <text:p>0,030216</text:p>
          </table:table-cell>
          <table:table-cell office:value-type="float" office:value="0.028499">
            <text:p>0,028499</text:p>
          </table:table-cell>
          <table:table-cell office:value-type="float" office:value="0.033446">
            <text:p>0,033446</text:p>
          </table:table-cell>
          <table:table-cell office:value-type="float" office:value="0.031391">
            <text:p>0,031391</text:p>
          </table:table-cell>
          <table:table-cell table:number-columns-repeated="491"/>
        </table:table-row>
        <table:table-row table:style-name="ro2">
          <table:table-cell office:value-type="float" office:value="0.062382">
            <text:p>0,062382</text:p>
          </table:table-cell>
          <table:table-cell office:value-type="float" office:value="0.065405">
            <text:p>0,065405</text:p>
          </table:table-cell>
          <table:table-cell office:value-type="float" office:value="0.029215">
            <text:p>0,029215</text:p>
          </table:table-cell>
          <table:table-cell office:value-type="float" office:value="0.028982">
            <text:p>0,028982</text:p>
          </table:table-cell>
          <table:table-cell office:value-type="float" office:value="0.030287">
            <text:p>0,030287</text:p>
          </table:table-cell>
          <table:table-cell office:value-type="float" office:value="0.029976">
            <text:p>0,029976</text:p>
          </table:table-cell>
          <table:table-cell office:value-type="float" office:value="0.03035">
            <text:p>0,03035</text:p>
          </table:table-cell>
          <table:table-cell office:value-type="float" office:value="0.027463">
            <text:p>0,027463</text:p>
          </table:table-cell>
          <table:table-cell office:value-type="float" office:value="0.034017">
            <text:p>0,034017</text:p>
          </table:table-cell>
          <table:table-cell office:value-type="float" office:value="0.031659">
            <text:p>0,031659</text:p>
          </table:table-cell>
          <table:table-cell table:number-columns-repeated="491"/>
        </table:table-row>
        <table:table-row table:style-name="ro2">
          <table:table-cell office:value-type="float" office:value="0.061414">
            <text:p>0,061414</text:p>
          </table:table-cell>
          <table:table-cell office:value-type="float" office:value="0.060277">
            <text:p>0,060277</text:p>
          </table:table-cell>
          <table:table-cell office:value-type="float" office:value="0.029587">
            <text:p>0,029587</text:p>
          </table:table-cell>
          <table:table-cell office:value-type="float" office:value="0.028234">
            <text:p>0,028234</text:p>
          </table:table-cell>
          <table:table-cell office:value-type="float" office:value="0.03225">
            <text:p>0,03225</text:p>
          </table:table-cell>
          <table:table-cell office:value-type="float" office:value="0.032165">
            <text:p>0,032165</text:p>
          </table:table-cell>
          <table:table-cell office:value-type="float" office:value="0.031092">
            <text:p>0,031092</text:p>
          </table:table-cell>
          <table:table-cell office:value-type="float" office:value="0.029116">
            <text:p>0,029116</text:p>
          </table:table-cell>
          <table:table-cell office:value-type="float" office:value="0.033974">
            <text:p>0,033974</text:p>
          </table:table-cell>
          <table:table-cell office:value-type="float" office:value="0.036371">
            <text:p>0,036371</text:p>
          </table:table-cell>
          <table:table-cell table:number-columns-repeated="491"/>
        </table:table-row>
        <table:table-row table:style-name="ro2">
          <table:table-cell office:value-type="float" office:value="0.059443">
            <text:p>0,059443</text:p>
          </table:table-cell>
          <table:table-cell office:value-type="float" office:value="0.061468">
            <text:p>0,061468</text:p>
          </table:table-cell>
          <table:table-cell office:value-type="float" office:value="0.028737">
            <text:p>0,028737</text:p>
          </table:table-cell>
          <table:table-cell office:value-type="float" office:value="0.031626">
            <text:p>0,031626</text:p>
          </table:table-cell>
          <table:table-cell office:value-type="float" office:value="0.029998">
            <text:p>0,029998</text:p>
          </table:table-cell>
          <table:table-cell office:value-type="float" office:value="0.030069">
            <text:p>0,030069</text:p>
          </table:table-cell>
          <table:table-cell office:value-type="float" office:value="0.028599">
            <text:p>0,028599</text:p>
          </table:table-cell>
          <table:table-cell office:value-type="float" office:value="0.033412">
            <text:p>0,033412</text:p>
          </table:table-cell>
          <table:table-cell office:value-type="float" office:value="0.034">
            <text:p>0,034</text:p>
          </table:table-cell>
          <table:table-cell office:value-type="float" office:value="0.031529">
            <text:p>0,031529</text:p>
          </table:table-cell>
          <table:table-cell table:number-columns-repeated="491"/>
        </table:table-row>
        <table:table-row table:style-name="ro2">
          <table:table-cell office:value-type="float" office:value="0.063791">
            <text:p>0,063791</text:p>
          </table:table-cell>
          <table:table-cell office:value-type="float" office:value="0.063744">
            <text:p>0,063744</text:p>
          </table:table-cell>
          <table:table-cell office:value-type="float" office:value="0.027734">
            <text:p>0,027734</text:p>
          </table:table-cell>
          <table:table-cell office:value-type="float" office:value="0.029545">
            <text:p>0,029545</text:p>
          </table:table-cell>
          <table:table-cell office:value-type="float" office:value="0.030213">
            <text:p>0,030213</text:p>
          </table:table-cell>
          <table:table-cell office:value-type="float" office:value="0.031215">
            <text:p>0,031215</text:p>
          </table:table-cell>
          <table:table-cell office:value-type="float" office:value="0.028646">
            <text:p>0,028646</text:p>
          </table:table-cell>
          <table:table-cell office:value-type="float" office:value="0.026346">
            <text:p>0,026346</text:p>
          </table:table-cell>
          <table:table-cell office:value-type="float" office:value="0.032752">
            <text:p>0,032752</text:p>
          </table:table-cell>
          <table:table-cell office:value-type="float" office:value="0.032431">
            <text:p>0,032431</text:p>
          </table:table-cell>
          <table:table-cell table:number-columns-repeated="491"/>
        </table:table-row>
        <table:table-row table:style-name="ro2">
          <table:table-cell office:value-type="float" office:value="0.062678">
            <text:p>0,062678</text:p>
          </table:table-cell>
          <table:table-cell office:value-type="float" office:value="0.062289">
            <text:p>0,062289</text:p>
          </table:table-cell>
          <table:table-cell office:value-type="float" office:value="0.029256">
            <text:p>0,029256</text:p>
          </table:table-cell>
          <table:table-cell office:value-type="float" office:value="0.027072">
            <text:p>0,027072</text:p>
          </table:table-cell>
          <table:table-cell office:value-type="float" office:value="0.028478">
            <text:p>0,028478</text:p>
          </table:table-cell>
          <table:table-cell office:value-type="float" office:value="0.02696">
            <text:p>0,02696</text:p>
          </table:table-cell>
          <table:table-cell office:value-type="float" office:value="0.03076">
            <text:p>0,03076</text:p>
          </table:table-cell>
          <table:table-cell office:value-type="float" office:value="0.030004">
            <text:p>0,030004</text:p>
          </table:table-cell>
          <table:table-cell office:value-type="float" office:value="0.032505">
            <text:p>0,032505</text:p>
          </table:table-cell>
          <table:table-cell office:value-type="float" office:value="0.034036">
            <text:p>0,034036</text:p>
          </table:table-cell>
          <table:table-cell table:number-columns-repeated="491"/>
        </table:table-row>
        <table:table-row table:style-name="ro2">
          <table:table-cell office:value-type="float" office:value="0.062009">
            <text:p>0,062009</text:p>
          </table:table-cell>
          <table:table-cell office:value-type="float" office:value="0.0626">
            <text:p>0,0626</text:p>
          </table:table-cell>
          <table:table-cell office:value-type="float" office:value="0.029716">
            <text:p>0,029716</text:p>
          </table:table-cell>
          <table:table-cell office:value-type="float" office:value="0.031455">
            <text:p>0,031455</text:p>
          </table:table-cell>
          <table:table-cell office:value-type="float" office:value="0.030487">
            <text:p>0,030487</text:p>
          </table:table-cell>
          <table:table-cell office:value-type="float" office:value="0.027683">
            <text:p>0,027683</text:p>
          </table:table-cell>
          <table:table-cell office:value-type="float" office:value="0.031435">
            <text:p>0,031435</text:p>
          </table:table-cell>
          <table:table-cell office:value-type="float" office:value="0.032105">
            <text:p>0,032105</text:p>
          </table:table-cell>
          <table:table-cell office:value-type="float" office:value="0.033088">
            <text:p>0,033088</text:p>
          </table:table-cell>
          <table:table-cell office:value-type="float" office:value="0.034454">
            <text:p>0,034454</text:p>
          </table:table-cell>
          <table:table-cell table:number-columns-repeated="491"/>
        </table:table-row>
        <table:table-row table:style-name="ro2">
          <table:table-cell office:value-type="float" office:value="0.063407">
            <text:p>0,063407</text:p>
          </table:table-cell>
          <table:table-cell office:value-type="float" office:value="0.065273">
            <text:p>0,065273</text:p>
          </table:table-cell>
          <table:table-cell office:value-type="float" office:value="0.028202">
            <text:p>0,028202</text:p>
          </table:table-cell>
          <table:table-cell office:value-type="float" office:value="0.031187">
            <text:p>0,031187</text:p>
          </table:table-cell>
          <table:table-cell office:value-type="float" office:value="0.028835">
            <text:p>0,028835</text:p>
          </table:table-cell>
          <table:table-cell office:value-type="float" office:value="0.030364">
            <text:p>0,030364</text:p>
          </table:table-cell>
          <table:table-cell office:value-type="float" office:value="0.028311">
            <text:p>0,028311</text:p>
          </table:table-cell>
          <table:table-cell office:value-type="float" office:value="0.030412">
            <text:p>0,030412</text:p>
          </table:table-cell>
          <table:table-cell office:value-type="float" office:value="0.03302">
            <text:p>0,03302</text:p>
          </table:table-cell>
          <table:table-cell office:value-type="float" office:value="0.032131">
            <text:p>0,032131</text:p>
          </table:table-cell>
          <table:table-cell table:number-columns-repeated="491"/>
        </table:table-row>
        <table:table-row table:style-name="ro2">
          <table:table-cell office:value-type="float" office:value="0.059419">
            <text:p>0,059419</text:p>
          </table:table-cell>
          <table:table-cell office:value-type="float" office:value="0.064856">
            <text:p>0,064856</text:p>
          </table:table-cell>
          <table:table-cell office:value-type="float" office:value="0.029318">
            <text:p>0,029318</text:p>
          </table:table-cell>
          <table:table-cell office:value-type="float" office:value="0.028965">
            <text:p>0,028965</text:p>
          </table:table-cell>
          <table:table-cell office:value-type="float" office:value="0.030837">
            <text:p>0,030837</text:p>
          </table:table-cell>
          <table:table-cell office:value-type="float" office:value="0.029209">
            <text:p>0,029209</text:p>
          </table:table-cell>
          <table:table-cell office:value-type="float" office:value="0.031159">
            <text:p>0,031159</text:p>
          </table:table-cell>
          <table:table-cell office:value-type="float" office:value="0.029945">
            <text:p>0,029945</text:p>
          </table:table-cell>
          <table:table-cell office:value-type="float" office:value="0.032031">
            <text:p>0,032031</text:p>
          </table:table-cell>
          <table:table-cell office:value-type="float" office:value="0.031829">
            <text:p>0,031829</text:p>
          </table:table-cell>
          <table:table-cell table:number-columns-repeated="491"/>
        </table:table-row>
        <table:table-row table:style-name="ro2">
          <table:table-cell office:value-type="float" office:value="0.064163">
            <text:p>0,064163</text:p>
          </table:table-cell>
          <table:table-cell office:value-type="float" office:value="0.065972">
            <text:p>0,065972</text:p>
          </table:table-cell>
          <table:table-cell office:value-type="float" office:value="0.030036">
            <text:p>0,030036</text:p>
          </table:table-cell>
          <table:table-cell office:value-type="float" office:value="0.029474">
            <text:p>0,029474</text:p>
          </table:table-cell>
          <table:table-cell office:value-type="float" office:value="0.029018">
            <text:p>0,029018</text:p>
          </table:table-cell>
          <table:table-cell office:value-type="float" office:value="0.02987">
            <text:p>0,02987</text:p>
          </table:table-cell>
          <table:table-cell office:value-type="float" office:value="0.029314">
            <text:p>0,029314</text:p>
          </table:table-cell>
          <table:table-cell office:value-type="float" office:value="0.028761">
            <text:p>0,028761</text:p>
          </table:table-cell>
          <table:table-cell office:value-type="float" office:value="0.033647">
            <text:p>0,033647</text:p>
          </table:table-cell>
          <table:table-cell office:value-type="float" office:value="0.031387">
            <text:p>0,031387</text:p>
          </table:table-cell>
          <table:table-cell table:number-columns-repeated="491"/>
        </table:table-row>
        <table:table-row table:style-name="ro2">
          <table:table-cell office:value-type="float" office:value="0.066594">
            <text:p>0,066594</text:p>
          </table:table-cell>
          <table:table-cell office:value-type="float" office:value="0.062979">
            <text:p>0,062979</text:p>
          </table:table-cell>
          <table:table-cell office:value-type="float" office:value="0.030078">
            <text:p>0,030078</text:p>
          </table:table-cell>
          <table:table-cell office:value-type="float" office:value="0.028395">
            <text:p>0,028395</text:p>
          </table:table-cell>
          <table:table-cell office:value-type="float" office:value="0.030214">
            <text:p>0,030214</text:p>
          </table:table-cell>
          <table:table-cell office:value-type="float" office:value="0.030031">
            <text:p>0,030031</text:p>
          </table:table-cell>
          <table:table-cell office:value-type="float" office:value="0.031307">
            <text:p>0,031307</text:p>
          </table:table-cell>
          <table:table-cell office:value-type="float" office:value="0.031195">
            <text:p>0,031195</text:p>
          </table:table-cell>
          <table:table-cell office:value-type="float" office:value="0.034664">
            <text:p>0,034664</text:p>
          </table:table-cell>
          <table:table-cell office:value-type="float" office:value="0.034047">
            <text:p>0,034047</text:p>
          </table:table-cell>
          <table:table-cell table:number-columns-repeated="491"/>
        </table:table-row>
        <table:table-row table:style-name="ro2">
          <table:table-cell office:value-type="float" office:value="0.063409">
            <text:p>0,063409</text:p>
          </table:table-cell>
          <table:table-cell office:value-type="float" office:value="0.060021">
            <text:p>0,060021</text:p>
          </table:table-cell>
          <table:table-cell office:value-type="float" office:value="0.028463">
            <text:p>0,028463</text:p>
          </table:table-cell>
          <table:table-cell office:value-type="float" office:value="0.027886">
            <text:p>0,027886</text:p>
          </table:table-cell>
          <table:table-cell office:value-type="float" office:value="0.031285">
            <text:p>0,031285</text:p>
          </table:table-cell>
          <table:table-cell office:value-type="float" office:value="0.030011">
            <text:p>0,030011</text:p>
          </table:table-cell>
          <table:table-cell office:value-type="float" office:value="0.031028">
            <text:p>0,031028</text:p>
          </table:table-cell>
          <table:table-cell office:value-type="float" office:value="0.031708">
            <text:p>0,031708</text:p>
          </table:table-cell>
          <table:table-cell office:value-type="float" office:value="0.034928">
            <text:p>0,034928</text:p>
          </table:table-cell>
          <table:table-cell office:value-type="float" office:value="0.033617">
            <text:p>0,033617</text:p>
          </table:table-cell>
          <table:table-cell table:number-columns-repeated="491"/>
        </table:table-row>
        <table:table-row table:style-name="ro2">
          <table:table-cell office:value-type="float" office:value="0.064073">
            <text:p>0,064073</text:p>
          </table:table-cell>
          <table:table-cell office:value-type="float" office:value="0.072542">
            <text:p>0,072542</text:p>
          </table:table-cell>
          <table:table-cell office:value-type="float" office:value="0.02903">
            <text:p>0,02903</text:p>
          </table:table-cell>
          <table:table-cell office:value-type="float" office:value="0.028092">
            <text:p>0,028092</text:p>
          </table:table-cell>
          <table:table-cell office:value-type="float" office:value="0.029706">
            <text:p>0,029706</text:p>
          </table:table-cell>
          <table:table-cell office:value-type="float" office:value="0.029118">
            <text:p>0,029118</text:p>
          </table:table-cell>
          <table:table-cell office:value-type="float" office:value="0.029341">
            <text:p>0,029341</text:p>
          </table:table-cell>
          <table:table-cell office:value-type="float" office:value="0.030913">
            <text:p>0,030913</text:p>
          </table:table-cell>
          <table:table-cell office:value-type="float" office:value="0.032533">
            <text:p>0,032533</text:p>
          </table:table-cell>
          <table:table-cell office:value-type="float" office:value="0.035253">
            <text:p>0,035253</text:p>
          </table:table-cell>
          <table:table-cell table:number-columns-repeated="491"/>
        </table:table-row>
        <table:table-row table:style-name="ro2">
          <table:table-cell office:value-type="float" office:value="0.067925">
            <text:p>0,067925</text:p>
          </table:table-cell>
          <table:table-cell office:value-type="float" office:value="0.067412">
            <text:p>0,067412</text:p>
          </table:table-cell>
          <table:table-cell office:value-type="float" office:value="0.029681">
            <text:p>0,029681</text:p>
          </table:table-cell>
          <table:table-cell office:value-type="float" office:value="0.027995">
            <text:p>0,027995</text:p>
          </table:table-cell>
          <table:table-cell office:value-type="float" office:value="0.03075">
            <text:p>0,03075</text:p>
          </table:table-cell>
          <table:table-cell office:value-type="float" office:value="0.033167">
            <text:p>0,033167</text:p>
          </table:table-cell>
          <table:table-cell office:value-type="float" office:value="0.031226">
            <text:p>0,031226</text:p>
          </table:table-cell>
          <table:table-cell office:value-type="float" office:value="0.031237">
            <text:p>0,031237</text:p>
          </table:table-cell>
          <table:table-cell office:value-type="float" office:value="0.032167">
            <text:p>0,032167</text:p>
          </table:table-cell>
          <table:table-cell office:value-type="float" office:value="0.034428">
            <text:p>0,034428</text:p>
          </table:table-cell>
          <table:table-cell table:number-columns-repeated="491"/>
        </table:table-row>
        <table:table-row table:style-name="ro2">
          <table:table-cell office:value-type="float" office:value="0.064516">
            <text:p>0,064516</text:p>
          </table:table-cell>
          <table:table-cell office:value-type="float" office:value="0.067132">
            <text:p>0,067132</text:p>
          </table:table-cell>
          <table:table-cell office:value-type="float" office:value="0.031009">
            <text:p>0,031009</text:p>
          </table:table-cell>
          <table:table-cell office:value-type="float" office:value="0.032375">
            <text:p>0,032375</text:p>
          </table:table-cell>
          <table:table-cell office:value-type="float" office:value="0.031259">
            <text:p>0,031259</text:p>
          </table:table-cell>
          <table:table-cell office:value-type="float" office:value="0.03154">
            <text:p>0,03154</text:p>
          </table:table-cell>
          <table:table-cell office:value-type="float" office:value="0.029573">
            <text:p>0,029573</text:p>
          </table:table-cell>
          <table:table-cell office:value-type="float" office:value="0.034178">
            <text:p>0,034178</text:p>
          </table:table-cell>
          <table:table-cell office:value-type="float" office:value="0.032536">
            <text:p>0,032536</text:p>
          </table:table-cell>
          <table:table-cell office:value-type="float" office:value="0.0333">
            <text:p>0,0333</text:p>
          </table:table-cell>
          <table:table-cell table:number-columns-repeated="491"/>
        </table:table-row>
        <table:table-row table:style-name="ro2">
          <table:table-cell office:value-type="float" office:value="0.066066">
            <text:p>0,066066</text:p>
          </table:table-cell>
          <table:table-cell office:value-type="float" office:value="0.063603">
            <text:p>0,063603</text:p>
          </table:table-cell>
          <table:table-cell office:value-type="float" office:value="0.028482">
            <text:p>0,028482</text:p>
          </table:table-cell>
          <table:table-cell office:value-type="float" office:value="0.031053">
            <text:p>0,031053</text:p>
          </table:table-cell>
          <table:table-cell office:value-type="float" office:value="0.032316">
            <text:p>0,032316</text:p>
          </table:table-cell>
          <table:table-cell office:value-type="float" office:value="0.030854">
            <text:p>0,030854</text:p>
          </table:table-cell>
          <table:table-cell office:value-type="float" office:value="0.031313">
            <text:p>0,031313</text:p>
          </table:table-cell>
          <table:table-cell office:value-type="float" office:value="0.027883">
            <text:p>0,027883</text:p>
          </table:table-cell>
          <table:table-cell office:value-type="float" office:value="0.030689">
            <text:p>0,030689</text:p>
          </table:table-cell>
          <table:table-cell office:value-type="float" office:value="0.036347">
            <text:p>0,036347</text:p>
          </table:table-cell>
          <table:table-cell table:number-columns-repeated="491"/>
        </table:table-row>
        <table:table-row table:style-name="ro2">
          <table:table-cell office:value-type="float" office:value="0.065588">
            <text:p>0,065588</text:p>
          </table:table-cell>
          <table:table-cell office:value-type="float" office:value="0.060154">
            <text:p>0,060154</text:p>
          </table:table-cell>
          <table:table-cell office:value-type="float" office:value="0.029133">
            <text:p>0,029133</text:p>
          </table:table-cell>
          <table:table-cell office:value-type="float" office:value="0.029145">
            <text:p>0,029145</text:p>
          </table:table-cell>
          <table:table-cell office:value-type="float" office:value="0.029354">
            <text:p>0,029354</text:p>
          </table:table-cell>
          <table:table-cell office:value-type="float" office:value="0.030894">
            <text:p>0,030894</text:p>
          </table:table-cell>
          <table:table-cell office:value-type="float" office:value="0.03194">
            <text:p>0,03194</text:p>
          </table:table-cell>
          <table:table-cell office:value-type="float" office:value="0.029369">
            <text:p>0,029369</text:p>
          </table:table-cell>
          <table:table-cell office:value-type="float" office:value="0.032572">
            <text:p>0,032572</text:p>
          </table:table-cell>
          <table:table-cell office:value-type="float" office:value="0.032332">
            <text:p>0,032332</text:p>
          </table:table-cell>
          <table:table-cell table:number-columns-repeated="491"/>
        </table:table-row>
        <table:table-row table:style-name="ro2">
          <table:table-cell office:value-type="float" office:value="0.064371">
            <text:p>0,064371</text:p>
          </table:table-cell>
          <table:table-cell office:value-type="float" office:value="0.069592">
            <text:p>0,069592</text:p>
          </table:table-cell>
          <table:table-cell office:value-type="float" office:value="0.031437">
            <text:p>0,031437</text:p>
          </table:table-cell>
          <table:table-cell office:value-type="float" office:value="0.031263">
            <text:p>0,031263</text:p>
          </table:table-cell>
          <table:table-cell office:value-type="float" office:value="0.029947">
            <text:p>0,029947</text:p>
          </table:table-cell>
          <table:table-cell office:value-type="float" office:value="0.029593">
            <text:p>0,029593</text:p>
          </table:table-cell>
          <table:table-cell office:value-type="float" office:value="0.030018">
            <text:p>0,030018</text:p>
          </table:table-cell>
          <table:table-cell office:value-type="float" office:value="0.030944">
            <text:p>0,030944</text:p>
          </table:table-cell>
          <table:table-cell office:value-type="float" office:value="0.033409">
            <text:p>0,033409</text:p>
          </table:table-cell>
          <table:table-cell office:value-type="float" office:value="0.035356">
            <text:p>0,035356</text:p>
          </table:table-cell>
          <table:table-cell table:number-columns-repeated="491"/>
        </table:table-row>
        <table:table-row table:style-name="ro2">
          <table:table-cell office:value-type="float" office:value="0.061021">
            <text:p>0,061021</text:p>
          </table:table-cell>
          <table:table-cell office:value-type="float" office:value="0.068474">
            <text:p>0,068474</text:p>
          </table:table-cell>
          <table:table-cell office:value-type="float" office:value="0.029297">
            <text:p>0,029297</text:p>
          </table:table-cell>
          <table:table-cell office:value-type="float" office:value="0.027513">
            <text:p>0,027513</text:p>
          </table:table-cell>
          <table:table-cell office:value-type="float" office:value="0.0286">
            <text:p>0,0286</text:p>
          </table:table-cell>
          <table:table-cell office:value-type="float" office:value="0.030463">
            <text:p>0,030463</text:p>
          </table:table-cell>
          <table:table-cell office:value-type="float" office:value="0.030772">
            <text:p>0,030772</text:p>
          </table:table-cell>
          <table:table-cell office:value-type="float" office:value="0.028543">
            <text:p>0,028543</text:p>
          </table:table-cell>
          <table:table-cell office:value-type="float" office:value="0.033088">
            <text:p>0,033088</text:p>
          </table:table-cell>
          <table:table-cell office:value-type="float" office:value="0.032161">
            <text:p>0,032161</text:p>
          </table:table-cell>
          <table:table-cell table:number-columns-repeated="491"/>
        </table:table-row>
        <table:table-row table:style-name="ro2">
          <table:table-cell office:value-type="float" office:value="0.065326">
            <text:p>0,065326</text:p>
          </table:table-cell>
          <table:table-cell office:value-type="float" office:value="0.07135">
            <text:p>0,07135</text:p>
          </table:table-cell>
          <table:table-cell office:value-type="float" office:value="0.030976">
            <text:p>0,030976</text:p>
          </table:table-cell>
          <table:table-cell office:value-type="float" office:value="0.029597">
            <text:p>0,029597</text:p>
          </table:table-cell>
          <table:table-cell office:value-type="float" office:value="0.03073">
            <text:p>0,03073</text:p>
          </table:table-cell>
          <table:table-cell office:value-type="float" office:value="0.028805">
            <text:p>0,028805</text:p>
          </table:table-cell>
          <table:table-cell office:value-type="float" office:value="0.031919">
            <text:p>0,031919</text:p>
          </table:table-cell>
          <table:table-cell office:value-type="float" office:value="0.029819">
            <text:p>0,029819</text:p>
          </table:table-cell>
          <table:table-cell office:value-type="float" office:value="0.031468">
            <text:p>0,031468</text:p>
          </table:table-cell>
          <table:table-cell office:value-type="float" office:value="0.032742">
            <text:p>0,032742</text:p>
          </table:table-cell>
          <table:table-cell table:number-columns-repeated="491"/>
        </table:table-row>
        <table:table-row table:style-name="ro2">
          <table:table-cell office:value-type="float" office:value="0.066692">
            <text:p>0,066692</text:p>
          </table:table-cell>
          <table:table-cell office:value-type="float" office:value="0.063709">
            <text:p>0,063709</text:p>
          </table:table-cell>
          <table:table-cell office:value-type="float" office:value="0.027948">
            <text:p>0,027948</text:p>
          </table:table-cell>
          <table:table-cell office:value-type="float" office:value="0.032428">
            <text:p>0,032428</text:p>
          </table:table-cell>
          <table:table-cell office:value-type="float" office:value="0.029698">
            <text:p>0,029698</text:p>
          </table:table-cell>
          <table:table-cell office:value-type="float" office:value="0.029606">
            <text:p>0,029606</text:p>
          </table:table-cell>
          <table:table-cell office:value-type="float" office:value="0.030173">
            <text:p>0,030173</text:p>
          </table:table-cell>
          <table:table-cell office:value-type="float" office:value="0.025775">
            <text:p>0,025775</text:p>
          </table:table-cell>
          <table:table-cell office:value-type="float" office:value="0.031666">
            <text:p>0,031666</text:p>
          </table:table-cell>
          <table:table-cell office:value-type="float" office:value="0.032044">
            <text:p>0,032044</text:p>
          </table:table-cell>
          <table:table-cell table:number-columns-repeated="491"/>
        </table:table-row>
        <table:table-row table:style-name="ro2">
          <table:table-cell office:value-type="float" office:value="0.065135">
            <text:p>0,065135</text:p>
          </table:table-cell>
          <table:table-cell office:value-type="float" office:value="0.068662">
            <text:p>0,068662</text:p>
          </table:table-cell>
          <table:table-cell office:value-type="float" office:value="0.029509">
            <text:p>0,029509</text:p>
          </table:table-cell>
          <table:table-cell office:value-type="float" office:value="0.030458">
            <text:p>0,030458</text:p>
          </table:table-cell>
          <table:table-cell office:value-type="float" office:value="0.030048">
            <text:p>0,030048</text:p>
          </table:table-cell>
          <table:table-cell office:value-type="float" office:value="0.029719">
            <text:p>0,029719</text:p>
          </table:table-cell>
          <table:table-cell office:value-type="float" office:value="0.029857">
            <text:p>0,029857</text:p>
          </table:table-cell>
          <table:table-cell office:value-type="float" office:value="0.032185">
            <text:p>0,032185</text:p>
          </table:table-cell>
          <table:table-cell office:value-type="float" office:value="0.033125">
            <text:p>0,033125</text:p>
          </table:table-cell>
          <table:table-cell office:value-type="float" office:value="0.034932">
            <text:p>0,034932</text:p>
          </table:table-cell>
          <table:table-cell table:number-columns-repeated="491"/>
        </table:table-row>
        <table:table-row table:style-name="ro2">
          <table:table-cell office:value-type="float" office:value="0.06912">
            <text:p>0,06912</text:p>
          </table:table-cell>
          <table:table-cell office:value-type="float" office:value="0.062182">
            <text:p>0,062182</text:p>
          </table:table-cell>
          <table:table-cell office:value-type="float" office:value="0.029777">
            <text:p>0,029777</text:p>
          </table:table-cell>
          <table:table-cell office:value-type="float" office:value="0.034007">
            <text:p>0,034007</text:p>
          </table:table-cell>
          <table:table-cell office:value-type="float" office:value="0.027626">
            <text:p>0,027626</text:p>
          </table:table-cell>
          <table:table-cell office:value-type="float" office:value="0.032159">
            <text:p>0,032159</text:p>
          </table:table-cell>
          <table:table-cell office:value-type="float" office:value="0.029711">
            <text:p>0,029711</text:p>
          </table:table-cell>
          <table:table-cell office:value-type="float" office:value="0.029769">
            <text:p>0,029769</text:p>
          </table:table-cell>
          <table:table-cell office:value-type="float" office:value="0.03302">
            <text:p>0,03302</text:p>
          </table:table-cell>
          <table:table-cell office:value-type="float" office:value="0.032371">
            <text:p>0,032371</text:p>
          </table:table-cell>
          <table:table-cell table:number-columns-repeated="491"/>
        </table:table-row>
        <table:table-row table:style-name="ro2">
          <table:table-cell office:value-type="float" office:value="0.061953">
            <text:p>0,061953</text:p>
          </table:table-cell>
          <table:table-cell office:value-type="float" office:value="0.070421">
            <text:p>0,070421</text:p>
          </table:table-cell>
          <table:table-cell office:value-type="float" office:value="0.032956">
            <text:p>0,032956</text:p>
          </table:table-cell>
          <table:table-cell office:value-type="float" office:value="0.026917">
            <text:p>0,026917</text:p>
          </table:table-cell>
          <table:table-cell office:value-type="float" office:value="0.029116">
            <text:p>0,029116</text:p>
          </table:table-cell>
          <table:table-cell office:value-type="float" office:value="0.029278">
            <text:p>0,029278</text:p>
          </table:table-cell>
          <table:table-cell office:value-type="float" office:value="0.030254">
            <text:p>0,030254</text:p>
          </table:table-cell>
          <table:table-cell office:value-type="float" office:value="0.03177">
            <text:p>0,03177</text:p>
          </table:table-cell>
          <table:table-cell office:value-type="float" office:value="0.032506">
            <text:p>0,032506</text:p>
          </table:table-cell>
          <table:table-cell office:value-type="float" office:value="0.034466">
            <text:p>0,034466</text:p>
          </table:table-cell>
          <table:table-cell table:number-columns-repeated="491"/>
        </table:table-row>
        <table:table-row table:style-name="ro2">
          <table:table-cell office:value-type="float" office:value="0.065766">
            <text:p>0,065766</text:p>
          </table:table-cell>
          <table:table-cell office:value-type="float" office:value="0.069101">
            <text:p>0,069101</text:p>
          </table:table-cell>
          <table:table-cell office:value-type="float" office:value="0.030433">
            <text:p>0,030433</text:p>
          </table:table-cell>
          <table:table-cell office:value-type="float" office:value="0.030335">
            <text:p>0,030335</text:p>
          </table:table-cell>
          <table:table-cell office:value-type="float" office:value="0.029833">
            <text:p>0,029833</text:p>
          </table:table-cell>
          <table:table-cell office:value-type="float" office:value="0.032486">
            <text:p>0,032486</text:p>
          </table:table-cell>
          <table:table-cell office:value-type="float" office:value="0.029673">
            <text:p>0,029673</text:p>
          </table:table-cell>
          <table:table-cell office:value-type="float" office:value="0.031602">
            <text:p>0,031602</text:p>
          </table:table-cell>
          <table:table-cell office:value-type="float" office:value="0.031945">
            <text:p>0,031945</text:p>
          </table:table-cell>
          <table:table-cell office:value-type="float" office:value="0.031793">
            <text:p>0,031793</text:p>
          </table:table-cell>
          <table:table-cell table:number-columns-repeated="491"/>
        </table:table-row>
        <table:table-row table:style-name="ro2">
          <table:table-cell office:value-type="float" office:value="0.065152">
            <text:p>0,065152</text:p>
          </table:table-cell>
          <table:table-cell office:value-type="float" office:value="0.064426">
            <text:p>0,064426</text:p>
          </table:table-cell>
          <table:table-cell office:value-type="float" office:value="0.027218">
            <text:p>0,027218</text:p>
          </table:table-cell>
          <table:table-cell office:value-type="float" office:value="0.028453">
            <text:p>0,028453</text:p>
          </table:table-cell>
          <table:table-cell office:value-type="float" office:value="0.029852">
            <text:p>0,029852</text:p>
          </table:table-cell>
          <table:table-cell office:value-type="float" office:value="0.030912">
            <text:p>0,030912</text:p>
          </table:table-cell>
          <table:table-cell office:value-type="float" office:value="0.032032">
            <text:p>0,032032</text:p>
          </table:table-cell>
          <table:table-cell office:value-type="float" office:value="0.028997">
            <text:p>0,028997</text:p>
          </table:table-cell>
          <table:table-cell office:value-type="float" office:value="0.031554">
            <text:p>0,031554</text:p>
          </table:table-cell>
          <table:table-cell office:value-type="float" office:value="0.035595">
            <text:p>0,035595</text:p>
          </table:table-cell>
          <table:table-cell table:number-columns-repeated="491"/>
        </table:table-row>
        <table:table-row table:style-name="ro2">
          <table:table-cell office:value-type="float" office:value="0.065848">
            <text:p>0,065848</text:p>
          </table:table-cell>
          <table:table-cell office:value-type="float" office:value="0.06298">
            <text:p>0,06298</text:p>
          </table:table-cell>
          <table:table-cell office:value-type="float" office:value="0.03162">
            <text:p>0,03162</text:p>
          </table:table-cell>
          <table:table-cell office:value-type="float" office:value="0.030387">
            <text:p>0,030387</text:p>
          </table:table-cell>
          <table:table-cell office:value-type="float" office:value="0.028956">
            <text:p>0,028956</text:p>
          </table:table-cell>
          <table:table-cell office:value-type="float" office:value="0.028528">
            <text:p>0,028528</text:p>
          </table:table-cell>
          <table:table-cell office:value-type="float" office:value="0.029327">
            <text:p>0,029327</text:p>
          </table:table-cell>
          <table:table-cell office:value-type="float" office:value="0.0304">
            <text:p>0,0304</text:p>
          </table:table-cell>
          <table:table-cell office:value-type="float" office:value="0.031711">
            <text:p>0,031711</text:p>
          </table:table-cell>
          <table:table-cell office:value-type="float" office:value="0.035803">
            <text:p>0,035803</text:p>
          </table:table-cell>
          <table:table-cell table:number-columns-repeated="491"/>
        </table:table-row>
        <table:table-row table:style-name="ro2">
          <table:table-cell office:value-type="float" office:value="0.068621">
            <text:p>0,068621</text:p>
          </table:table-cell>
          <table:table-cell office:value-type="float" office:value="0.059985">
            <text:p>0,059985</text:p>
          </table:table-cell>
          <table:table-cell office:value-type="float" office:value="0.030659">
            <text:p>0,030659</text:p>
          </table:table-cell>
          <table:table-cell office:value-type="float" office:value="0.031986">
            <text:p>0,031986</text:p>
          </table:table-cell>
          <table:table-cell office:value-type="float" office:value="0.02786">
            <text:p>0,02786</text:p>
          </table:table-cell>
          <table:table-cell office:value-type="float" office:value="0.031826">
            <text:p>0,031826</text:p>
          </table:table-cell>
          <table:table-cell office:value-type="float" office:value="0.031473">
            <text:p>0,031473</text:p>
          </table:table-cell>
          <table:table-cell office:value-type="float" office:value="0.033949">
            <text:p>0,033949</text:p>
          </table:table-cell>
          <table:table-cell office:value-type="float" office:value="0.034447">
            <text:p>0,034447</text:p>
          </table:table-cell>
          <table:table-cell office:value-type="float" office:value="0.032748">
            <text:p>0,032748</text:p>
          </table:table-cell>
          <table:table-cell table:number-columns-repeated="491"/>
        </table:table-row>
        <table:table-row table:style-name="ro2">
          <table:table-cell office:value-type="float" office:value="0.066894">
            <text:p>0,066894</text:p>
          </table:table-cell>
          <table:table-cell office:value-type="float" office:value="0.06857">
            <text:p>0,06857</text:p>
          </table:table-cell>
          <table:table-cell office:value-type="float" office:value="0.029065">
            <text:p>0,029065</text:p>
          </table:table-cell>
          <table:table-cell office:value-type="float" office:value="0.027397">
            <text:p>0,027397</text:p>
          </table:table-cell>
          <table:table-cell office:value-type="float" office:value="0.029857">
            <text:p>0,029857</text:p>
          </table:table-cell>
          <table:table-cell office:value-type="float" office:value="0.030833">
            <text:p>0,030833</text:p>
          </table:table-cell>
          <table:table-cell office:value-type="float" office:value="0.030131">
            <text:p>0,030131</text:p>
          </table:table-cell>
          <table:table-cell office:value-type="float" office:value="0.028107">
            <text:p>0,028107</text:p>
          </table:table-cell>
          <table:table-cell office:value-type="float" office:value="0.03289">
            <text:p>0,03289</text:p>
          </table:table-cell>
          <table:table-cell office:value-type="float" office:value="0.034968">
            <text:p>0,034968</text:p>
          </table:table-cell>
          <table:table-cell table:number-columns-repeated="491"/>
        </table:table-row>
        <table:table-row table:style-name="ro2">
          <table:table-cell office:value-type="float" office:value="0.064235">
            <text:p>0,064235</text:p>
          </table:table-cell>
          <table:table-cell office:value-type="float" office:value="0.069264">
            <text:p>0,069264</text:p>
          </table:table-cell>
          <table:table-cell office:value-type="float" office:value="0.031674">
            <text:p>0,031674</text:p>
          </table:table-cell>
          <table:table-cell office:value-type="float" office:value="0.027437">
            <text:p>0,027437</text:p>
          </table:table-cell>
          <table:table-cell office:value-type="float" office:value="0.028712">
            <text:p>0,028712</text:p>
          </table:table-cell>
          <table:table-cell office:value-type="float" office:value="0.029563">
            <text:p>0,029563</text:p>
          </table:table-cell>
          <table:table-cell office:value-type="float" office:value="0.029624">
            <text:p>0,029624</text:p>
          </table:table-cell>
          <table:table-cell office:value-type="float" office:value="0.028677">
            <text:p>0,028677</text:p>
          </table:table-cell>
          <table:table-cell office:value-type="float" office:value="0.030069">
            <text:p>0,030069</text:p>
          </table:table-cell>
          <table:table-cell office:value-type="float" office:value="0.031423">
            <text:p>0,031423</text:p>
          </table:table-cell>
          <table:table-cell table:number-columns-repeated="491"/>
        </table:table-row>
        <table:table-row table:style-name="ro2">
          <table:table-cell office:value-type="float" office:value="0.064352">
            <text:p>0,064352</text:p>
          </table:table-cell>
          <table:table-cell office:value-type="float" office:value="0.068355">
            <text:p>0,068355</text:p>
          </table:table-cell>
          <table:table-cell office:value-type="float" office:value="0.029711">
            <text:p>0,029711</text:p>
          </table:table-cell>
          <table:table-cell office:value-type="float" office:value="0.026767">
            <text:p>0,026767</text:p>
          </table:table-cell>
          <table:table-cell office:value-type="float" office:value="0.030856">
            <text:p>0,030856</text:p>
          </table:table-cell>
          <table:table-cell office:value-type="float" office:value="0.026163">
            <text:p>0,026163</text:p>
          </table:table-cell>
          <table:table-cell office:value-type="float" office:value="0.029231">
            <text:p>0,029231</text:p>
          </table:table-cell>
          <table:table-cell office:value-type="float" office:value="0.03167">
            <text:p>0,03167</text:p>
          </table:table-cell>
          <table:table-cell office:value-type="float" office:value="0.032252">
            <text:p>0,032252</text:p>
          </table:table-cell>
          <table:table-cell office:value-type="float" office:value="0.031711">
            <text:p>0,031711</text:p>
          </table:table-cell>
          <table:table-cell table:number-columns-repeated="491"/>
        </table:table-row>
        <table:table-row table:style-name="ro2">
          <table:table-cell office:value-type="float" office:value="0.063698">
            <text:p>0,063698</text:p>
          </table:table-cell>
          <table:table-cell office:value-type="float" office:value="0.059742">
            <text:p>0,059742</text:p>
          </table:table-cell>
          <table:table-cell office:value-type="float" office:value="0.029964">
            <text:p>0,029964</text:p>
          </table:table-cell>
          <table:table-cell office:value-type="float" office:value="0.026607">
            <text:p>0,026607</text:p>
          </table:table-cell>
          <table:table-cell office:value-type="float" office:value="0.028694">
            <text:p>0,028694</text:p>
          </table:table-cell>
          <table:table-cell office:value-type="float" office:value="0.030573">
            <text:p>0,030573</text:p>
          </table:table-cell>
          <table:table-cell office:value-type="float" office:value="0.030897">
            <text:p>0,030897</text:p>
          </table:table-cell>
          <table:table-cell office:value-type="float" office:value="0.029816">
            <text:p>0,029816</text:p>
          </table:table-cell>
          <table:table-cell office:value-type="float" office:value="0.031141">
            <text:p>0,031141</text:p>
          </table:table-cell>
          <table:table-cell office:value-type="float" office:value="0.032217">
            <text:p>0,032217</text:p>
          </table:table-cell>
          <table:table-cell table:number-columns-repeated="491"/>
        </table:table-row>
        <table:table-row table:style-name="ro2">
          <table:table-cell office:value-type="float" office:value="0.062865">
            <text:p>0,062865</text:p>
          </table:table-cell>
          <table:table-cell office:value-type="float" office:value="0.064678">
            <text:p>0,064678</text:p>
          </table:table-cell>
          <table:table-cell office:value-type="float" office:value="0.031337">
            <text:p>0,031337</text:p>
          </table:table-cell>
          <table:table-cell office:value-type="float" office:value="0.03119">
            <text:p>0,03119</text:p>
          </table:table-cell>
          <table:table-cell office:value-type="float" office:value="0.028529">
            <text:p>0,028529</text:p>
          </table:table-cell>
          <table:table-cell office:value-type="float" office:value="0.028669">
            <text:p>0,028669</text:p>
          </table:table-cell>
          <table:table-cell office:value-type="float" office:value="0.029419">
            <text:p>0,029419</text:p>
          </table:table-cell>
          <table:table-cell office:value-type="float" office:value="0.033356">
            <text:p>0,033356</text:p>
          </table:table-cell>
          <table:table-cell office:value-type="float" office:value="0.031756">
            <text:p>0,031756</text:p>
          </table:table-cell>
          <table:table-cell office:value-type="float" office:value="0.030509">
            <text:p>0,030509</text:p>
          </table:table-cell>
          <table:table-cell table:number-columns-repeated="491"/>
        </table:table-row>
        <table:table-row table:style-name="ro2">
          <table:table-cell office:value-type="float" office:value="0.062472">
            <text:p>0,062472</text:p>
          </table:table-cell>
          <table:table-cell office:value-type="float" office:value="0.068248">
            <text:p>0,068248</text:p>
          </table:table-cell>
          <table:table-cell office:value-type="float" office:value="0.030736">
            <text:p>0,030736</text:p>
          </table:table-cell>
          <table:table-cell office:value-type="float" office:value="0.029871">
            <text:p>0,029871</text:p>
          </table:table-cell>
          <table:table-cell office:value-type="float" office:value="0.028449">
            <text:p>0,028449</text:p>
          </table:table-cell>
          <table:table-cell office:value-type="float" office:value="0.028765">
            <text:p>0,028765</text:p>
          </table:table-cell>
          <table:table-cell office:value-type="float" office:value="0.030281">
            <text:p>0,030281</text:p>
          </table:table-cell>
          <table:table-cell office:value-type="float" office:value="0.028124">
            <text:p>0,028124</text:p>
          </table:table-cell>
          <table:table-cell office:value-type="float" office:value="0.032313">
            <text:p>0,032313</text:p>
          </table:table-cell>
          <table:table-cell office:value-type="float" office:value="0.031678">
            <text:p>0,031678</text:p>
          </table:table-cell>
          <table:table-cell table:number-columns-repeated="491"/>
        </table:table-row>
        <table:table-row table:style-name="ro2">
          <table:table-cell office:value-type="float" office:value="0.062482">
            <text:p>0,062482</text:p>
          </table:table-cell>
          <table:table-cell office:value-type="float" office:value="0.064838">
            <text:p>0,064838</text:p>
          </table:table-cell>
          <table:table-cell office:value-type="float" office:value="0.028999">
            <text:p>0,028999</text:p>
          </table:table-cell>
          <table:table-cell office:value-type="float" office:value="0.031542">
            <text:p>0,031542</text:p>
          </table:table-cell>
          <table:table-cell office:value-type="float" office:value="0.029657">
            <text:p>0,029657</text:p>
          </table:table-cell>
          <table:table-cell office:value-type="float" office:value="0.027992">
            <text:p>0,027992</text:p>
          </table:table-cell>
          <table:table-cell office:value-type="float" office:value="0.030019">
            <text:p>0,030019</text:p>
          </table:table-cell>
          <table:table-cell office:value-type="float" office:value="0.027656">
            <text:p>0,027656</text:p>
          </table:table-cell>
          <table:table-cell office:value-type="float" office:value="0.03237">
            <text:p>0,03237</text:p>
          </table:table-cell>
          <table:table-cell office:value-type="float" office:value="0.032625">
            <text:p>0,032625</text:p>
          </table:table-cell>
          <table:table-cell table:number-columns-repeated="491"/>
        </table:table-row>
        <table:table-row table:style-name="ro2">
          <table:table-cell office:value-type="float" office:value="0.064571">
            <text:p>0,064571</text:p>
          </table:table-cell>
          <table:table-cell office:value-type="float" office:value="0.061367">
            <text:p>0,061367</text:p>
          </table:table-cell>
          <table:table-cell office:value-type="float" office:value="0.030655">
            <text:p>0,030655</text:p>
          </table:table-cell>
          <table:table-cell office:value-type="float" office:value="0.030035">
            <text:p>0,030035</text:p>
          </table:table-cell>
          <table:table-cell office:value-type="float" office:value="0.029679">
            <text:p>0,029679</text:p>
          </table:table-cell>
          <table:table-cell office:value-type="float" office:value="0.029128">
            <text:p>0,029128</text:p>
          </table:table-cell>
          <table:table-cell office:value-type="float" office:value="0.028933">
            <text:p>0,028933</text:p>
          </table:table-cell>
          <table:table-cell office:value-type="float" office:value="0.026838">
            <text:p>0,026838</text:p>
          </table:table-cell>
          <table:table-cell office:value-type="float" office:value="0.033286">
            <text:p>0,033286</text:p>
          </table:table-cell>
          <table:table-cell office:value-type="float" office:value="0.03557">
            <text:p>0,03557</text:p>
          </table:table-cell>
          <table:table-cell table:number-columns-repeated="491"/>
        </table:table-row>
        <table:table-row table:style-name="ro2">
          <table:table-cell office:value-type="float" office:value="0.064448">
            <text:p>0,064448</text:p>
          </table:table-cell>
          <table:table-cell office:value-type="float" office:value="0.06679">
            <text:p>0,06679</text:p>
          </table:table-cell>
          <table:table-cell office:value-type="float" office:value="0.030359">
            <text:p>0,030359</text:p>
          </table:table-cell>
          <table:table-cell office:value-type="float" office:value="0.033501">
            <text:p>0,033501</text:p>
          </table:table-cell>
          <table:table-cell office:value-type="float" office:value="0.030421">
            <text:p>0,030421</text:p>
          </table:table-cell>
          <table:table-cell office:value-type="float" office:value="0.03177">
            <text:p>0,03177</text:p>
          </table:table-cell>
          <table:table-cell office:value-type="float" office:value="0.030045">
            <text:p>0,030045</text:p>
          </table:table-cell>
          <table:table-cell office:value-type="float" office:value="0.029889">
            <text:p>0,029889</text:p>
          </table:table-cell>
          <table:table-cell office:value-type="float" office:value="0.030996">
            <text:p>0,030996</text:p>
          </table:table-cell>
          <table:table-cell office:value-type="float" office:value="0.033943">
            <text:p>0,033943</text:p>
          </table:table-cell>
          <table:table-cell table:number-columns-repeated="491"/>
        </table:table-row>
        <table:table-row table:style-name="ro2">
          <table:table-cell office:value-type="float" office:value="0.061837">
            <text:p>0,061837</text:p>
          </table:table-cell>
          <table:table-cell office:value-type="float" office:value="0.063656">
            <text:p>0,063656</text:p>
          </table:table-cell>
          <table:table-cell office:value-type="float" office:value="0.030204">
            <text:p>0,030204</text:p>
          </table:table-cell>
          <table:table-cell office:value-type="float" office:value="0.028058">
            <text:p>0,028058</text:p>
          </table:table-cell>
          <table:table-cell office:value-type="float" office:value="0.027492">
            <text:p>0,027492</text:p>
          </table:table-cell>
          <table:table-cell office:value-type="float" office:value="0.030869">
            <text:p>0,030869</text:p>
          </table:table-cell>
          <table:table-cell office:value-type="float" office:value="0.030845">
            <text:p>0,030845</text:p>
          </table:table-cell>
          <table:table-cell office:value-type="float" office:value="0.028939">
            <text:p>0,028939</text:p>
          </table:table-cell>
          <table:table-cell office:value-type="float" office:value="0.032671">
            <text:p>0,032671</text:p>
          </table:table-cell>
          <table:table-cell office:value-type="float" office:value="0.033075">
            <text:p>0,033075</text:p>
          </table:table-cell>
          <table:table-cell table:number-columns-repeated="491"/>
        </table:table-row>
        <table:table-row table:style-name="ro2">
          <table:table-cell office:value-type="float" office:value="0.061315">
            <text:p>0,061315</text:p>
          </table:table-cell>
          <table:table-cell office:value-type="float" office:value="0.060073">
            <text:p>0,060073</text:p>
          </table:table-cell>
          <table:table-cell office:value-type="float" office:value="0.031266">
            <text:p>0,031266</text:p>
          </table:table-cell>
          <table:table-cell office:value-type="float" office:value="0.026676">
            <text:p>0,026676</text:p>
          </table:table-cell>
          <table:table-cell office:value-type="float" office:value="0.028726">
            <text:p>0,028726</text:p>
          </table:table-cell>
          <table:table-cell office:value-type="float" office:value="0.027697">
            <text:p>0,027697</text:p>
          </table:table-cell>
          <table:table-cell office:value-type="float" office:value="0.032109">
            <text:p>0,032109</text:p>
          </table:table-cell>
          <table:table-cell office:value-type="float" office:value="0.029207">
            <text:p>0,029207</text:p>
          </table:table-cell>
          <table:table-cell office:value-type="float" office:value="0.030687">
            <text:p>0,030687</text:p>
          </table:table-cell>
          <table:table-cell office:value-type="float" office:value="0.031628">
            <text:p>0,031628</text:p>
          </table:table-cell>
          <table:table-cell table:number-columns-repeated="491"/>
        </table:table-row>
        <table:table-row table:style-name="ro2">
          <table:table-cell office:value-type="float" office:value="0.063523">
            <text:p>0,063523</text:p>
          </table:table-cell>
          <table:table-cell office:value-type="float" office:value="0.060231">
            <text:p>0,060231</text:p>
          </table:table-cell>
          <table:table-cell office:value-type="float" office:value="0.028941">
            <text:p>0,028941</text:p>
          </table:table-cell>
          <table:table-cell office:value-type="float" office:value="0.030957">
            <text:p>0,030957</text:p>
          </table:table-cell>
          <table:table-cell office:value-type="float" office:value="0.028777">
            <text:p>0,028777</text:p>
          </table:table-cell>
          <table:table-cell office:value-type="float" office:value="0.03308">
            <text:p>0,03308</text:p>
          </table:table-cell>
          <table:table-cell office:value-type="float" office:value="0.027635">
            <text:p>0,027635</text:p>
          </table:table-cell>
          <table:table-cell office:value-type="float" office:value="0.031981">
            <text:p>0,031981</text:p>
          </table:table-cell>
          <table:table-cell office:value-type="float" office:value="0.031145">
            <text:p>0,031145</text:p>
          </table:table-cell>
          <table:table-cell office:value-type="float" office:value="0.030025">
            <text:p>0,030025</text:p>
          </table:table-cell>
          <table:table-cell table:number-columns-repeated="491"/>
        </table:table-row>
        <table:table-row table:style-name="ro2">
          <table:table-cell office:value-type="float" office:value="0.064079">
            <text:p>0,064079</text:p>
          </table:table-cell>
          <table:table-cell office:value-type="float" office:value="0.060999">
            <text:p>0,060999</text:p>
          </table:table-cell>
          <table:table-cell office:value-type="float" office:value="0.028668">
            <text:p>0,028668</text:p>
          </table:table-cell>
          <table:table-cell office:value-type="float" office:value="0.027854">
            <text:p>0,027854</text:p>
          </table:table-cell>
          <table:table-cell office:value-type="float" office:value="0.02804">
            <text:p>0,02804</text:p>
          </table:table-cell>
          <table:table-cell office:value-type="float" office:value="0.028363">
            <text:p>0,028363</text:p>
          </table:table-cell>
          <table:table-cell office:value-type="float" office:value="0.031027">
            <text:p>0,031027</text:p>
          </table:table-cell>
          <table:table-cell office:value-type="float" office:value="0.028886">
            <text:p>0,028886</text:p>
          </table:table-cell>
          <table:table-cell office:value-type="float" office:value="0.031748">
            <text:p>0,031748</text:p>
          </table:table-cell>
          <table:table-cell office:value-type="float" office:value="0.02795">
            <text:p>0,02795</text:p>
          </table:table-cell>
          <table:table-cell table:number-columns-repeated="491"/>
        </table:table-row>
        <table:table-row table:style-name="ro2">
          <table:table-cell office:value-type="float" office:value="0.060785">
            <text:p>0,060785</text:p>
          </table:table-cell>
          <table:table-cell office:value-type="float" office:value="0.060407">
            <text:p>0,060407</text:p>
          </table:table-cell>
          <table:table-cell office:value-type="float" office:value="0.030671">
            <text:p>0,030671</text:p>
          </table:table-cell>
          <table:table-cell office:value-type="float" office:value="0.029227">
            <text:p>0,029227</text:p>
          </table:table-cell>
          <table:table-cell office:value-type="float" office:value="0.031094">
            <text:p>0,031094</text:p>
          </table:table-cell>
          <table:table-cell office:value-type="float" office:value="0.029123">
            <text:p>0,029123</text:p>
          </table:table-cell>
          <table:table-cell office:value-type="float" office:value="0.030123">
            <text:p>0,030123</text:p>
          </table:table-cell>
          <table:table-cell office:value-type="float" office:value="0.030167">
            <text:p>0,030167</text:p>
          </table:table-cell>
          <table:table-cell office:value-type="float" office:value="0.032026">
            <text:p>0,032026</text:p>
          </table:table-cell>
          <table:table-cell office:value-type="float" office:value="0.032094">
            <text:p>0,032094</text:p>
          </table:table-cell>
          <table:table-cell table:number-columns-repeated="491"/>
        </table:table-row>
        <table:table-row table:style-name="ro2">
          <table:table-cell office:value-type="float" office:value="0.058903">
            <text:p>0,058903</text:p>
          </table:table-cell>
          <table:table-cell office:value-type="float" office:value="0.057297">
            <text:p>0,057297</text:p>
          </table:table-cell>
          <table:table-cell office:value-type="float" office:value="0.029227">
            <text:p>0,029227</text:p>
          </table:table-cell>
          <table:table-cell office:value-type="float" office:value="0.027643">
            <text:p>0,027643</text:p>
          </table:table-cell>
          <table:table-cell office:value-type="float" office:value="0.029635">
            <text:p>0,029635</text:p>
          </table:table-cell>
          <table:table-cell office:value-type="float" office:value="0.029723">
            <text:p>0,029723</text:p>
          </table:table-cell>
          <table:table-cell office:value-type="float" office:value="0.030626">
            <text:p>0,030626</text:p>
          </table:table-cell>
          <table:table-cell office:value-type="float" office:value="0.029303">
            <text:p>0,029303</text:p>
          </table:table-cell>
          <table:table-cell office:value-type="float" office:value="0.031995">
            <text:p>0,031995</text:p>
          </table:table-cell>
          <table:table-cell office:value-type="float" office:value="0.032207">
            <text:p>0,032207</text:p>
          </table:table-cell>
          <table:table-cell table:number-columns-repeated="491"/>
        </table:table-row>
        <table:table-row table:style-name="ro2">
          <table:table-cell office:value-type="float" office:value="0.06117">
            <text:p>0,06117</text:p>
          </table:table-cell>
          <table:table-cell office:value-type="float" office:value="0.061737">
            <text:p>0,061737</text:p>
          </table:table-cell>
          <table:table-cell office:value-type="float" office:value="0.02773">
            <text:p>0,02773</text:p>
          </table:table-cell>
          <table:table-cell office:value-type="float" office:value="0.031638">
            <text:p>0,031638</text:p>
          </table:table-cell>
          <table:table-cell office:value-type="float" office:value="0.028052">
            <text:p>0,028052</text:p>
          </table:table-cell>
          <table:table-cell office:value-type="float" office:value="0.032506">
            <text:p>0,032506</text:p>
          </table:table-cell>
          <table:table-cell office:value-type="float" office:value="0.027959">
            <text:p>0,027959</text:p>
          </table:table-cell>
          <table:table-cell office:value-type="float" office:value="0.029606">
            <text:p>0,029606</text:p>
          </table:table-cell>
          <table:table-cell office:value-type="float" office:value="0.031894">
            <text:p>0,031894</text:p>
          </table:table-cell>
          <table:table-cell office:value-type="float" office:value="0.030392">
            <text:p>0,030392</text:p>
          </table:table-cell>
          <table:table-cell table:number-columns-repeated="491"/>
        </table:table-row>
        <table:table-row table:style-name="ro2">
          <table:table-cell office:value-type="float" office:value="0.058287">
            <text:p>0,058287</text:p>
          </table:table-cell>
          <table:table-cell office:value-type="float" office:value="0.060753">
            <text:p>0,060753</text:p>
          </table:table-cell>
          <table:table-cell office:value-type="float" office:value="0.029078">
            <text:p>0,029078</text:p>
          </table:table-cell>
          <table:table-cell office:value-type="float" office:value="0.027949">
            <text:p>0,027949</text:p>
          </table:table-cell>
          <table:table-cell office:value-type="float" office:value="0.029049">
            <text:p>0,029049</text:p>
          </table:table-cell>
          <table:table-cell office:value-type="float" office:value="0.027117">
            <text:p>0,027117</text:p>
          </table:table-cell>
          <table:table-cell office:value-type="float" office:value="0.031687">
            <text:p>0,031687</text:p>
          </table:table-cell>
          <table:table-cell office:value-type="float" office:value="0.028957">
            <text:p>0,028957</text:p>
          </table:table-cell>
          <table:table-cell office:value-type="float" office:value="0.029981">
            <text:p>0,029981</text:p>
          </table:table-cell>
          <table:table-cell office:value-type="float" office:value="0.028615">
            <text:p>0,028615</text:p>
          </table:table-cell>
          <table:table-cell table:number-columns-repeated="491"/>
        </table:table-row>
        <table:table-row table:style-name="ro2">
          <table:table-cell office:value-type="float" office:value="0.057431">
            <text:p>0,057431</text:p>
          </table:table-cell>
          <table:table-cell office:value-type="float" office:value="0.05942">
            <text:p>0,05942</text:p>
          </table:table-cell>
          <table:table-cell office:value-type="float" office:value="0.03044">
            <text:p>0,03044</text:p>
          </table:table-cell>
          <table:table-cell office:value-type="float" office:value="0.029649">
            <text:p>0,029649</text:p>
          </table:table-cell>
          <table:table-cell office:value-type="float" office:value="0.029412">
            <text:p>0,029412</text:p>
          </table:table-cell>
          <table:table-cell office:value-type="float" office:value="0.028339">
            <text:p>0,028339</text:p>
          </table:table-cell>
          <table:table-cell office:value-type="float" office:value="0.029488">
            <text:p>0,029488</text:p>
          </table:table-cell>
          <table:table-cell office:value-type="float" office:value="0.030389">
            <text:p>0,030389</text:p>
          </table:table-cell>
          <table:table-cell office:value-type="float" office:value="0.032191">
            <text:p>0,032191</text:p>
          </table:table-cell>
          <table:table-cell office:value-type="float" office:value="0.030242">
            <text:p>0,030242</text:p>
          </table:table-cell>
          <table:table-cell table:number-columns-repeated="491"/>
        </table:table-row>
        <table:table-row table:style-name="ro2">
          <table:table-cell office:value-type="float" office:value="0.059158">
            <text:p>0,059158</text:p>
          </table:table-cell>
          <table:table-cell office:value-type="float" office:value="0.058891">
            <text:p>0,058891</text:p>
          </table:table-cell>
          <table:table-cell office:value-type="float" office:value="0.028426">
            <text:p>0,028426</text:p>
          </table:table-cell>
          <table:table-cell office:value-type="float" office:value="0.030706">
            <text:p>0,030706</text:p>
          </table:table-cell>
          <table:table-cell office:value-type="float" office:value="0.031325">
            <text:p>0,031325</text:p>
          </table:table-cell>
          <table:table-cell office:value-type="float" office:value="0.028574">
            <text:p>0,028574</text:p>
          </table:table-cell>
          <table:table-cell office:value-type="float" office:value="0.028753">
            <text:p>0,028753</text:p>
          </table:table-cell>
          <table:table-cell office:value-type="float" office:value="0.030609">
            <text:p>0,030609</text:p>
          </table:table-cell>
          <table:table-cell office:value-type="float" office:value="0.030689">
            <text:p>0,030689</text:p>
          </table:table-cell>
          <table:table-cell office:value-type="float" office:value="0.032542">
            <text:p>0,032542</text:p>
          </table:table-cell>
          <table:table-cell table:number-columns-repeated="491"/>
        </table:table-row>
        <table:table-row table:style-name="ro2">
          <table:table-cell office:value-type="float" office:value="0.058574">
            <text:p>0,058574</text:p>
          </table:table-cell>
          <table:table-cell office:value-type="float" office:value="0.054584">
            <text:p>0,054584</text:p>
          </table:table-cell>
          <table:table-cell office:value-type="float" office:value="0.031274">
            <text:p>0,031274</text:p>
          </table:table-cell>
          <table:table-cell office:value-type="float" office:value="0.028748">
            <text:p>0,028748</text:p>
          </table:table-cell>
          <table:table-cell office:value-type="float" office:value="0.028534">
            <text:p>0,028534</text:p>
          </table:table-cell>
          <table:table-cell office:value-type="float" office:value="0.03048">
            <text:p>0,03048</text:p>
          </table:table-cell>
          <table:table-cell office:value-type="float" office:value="0.030849">
            <text:p>0,030849</text:p>
          </table:table-cell>
          <table:table-cell office:value-type="float" office:value="0.031252">
            <text:p>0,031252</text:p>
          </table:table-cell>
          <table:table-cell office:value-type="float" office:value="0.030566">
            <text:p>0,030566</text:p>
          </table:table-cell>
          <table:table-cell office:value-type="float" office:value="0.027613">
            <text:p>0,027613</text:p>
          </table:table-cell>
          <table:table-cell table:number-columns-repeated="491"/>
        </table:table-row>
        <table:table-row table:style-name="ro2">
          <table:table-cell office:value-type="float" office:value="0.053113">
            <text:p>0,053113</text:p>
          </table:table-cell>
          <table:table-cell office:value-type="float" office:value="0.056644">
            <text:p>0,056644</text:p>
          </table:table-cell>
          <table:table-cell office:value-type="float" office:value="0.027933">
            <text:p>0,027933</text:p>
          </table:table-cell>
          <table:table-cell office:value-type="float" office:value="0.02871">
            <text:p>0,02871</text:p>
          </table:table-cell>
          <table:table-cell office:value-type="float" office:value="0.027333">
            <text:p>0,027333</text:p>
          </table:table-cell>
          <table:table-cell office:value-type="float" office:value="0.029049">
            <text:p>0,029049</text:p>
          </table:table-cell>
          <table:table-cell office:value-type="float" office:value="0.029747">
            <text:p>0,029747</text:p>
          </table:table-cell>
          <table:table-cell office:value-type="float" office:value="0.032554">
            <text:p>0,032554</text:p>
          </table:table-cell>
          <table:table-cell office:value-type="float" office:value="0.032363">
            <text:p>0,032363</text:p>
          </table:table-cell>
          <table:table-cell office:value-type="float" office:value="0.032776">
            <text:p>0,032776</text:p>
          </table:table-cell>
          <table:table-cell table:number-columns-repeated="491"/>
        </table:table-row>
        <table:table-row table:style-name="ro2">
          <table:table-cell office:value-type="float" office:value="0.05717">
            <text:p>0,05717</text:p>
          </table:table-cell>
          <table:table-cell office:value-type="float" office:value="0.057422">
            <text:p>0,057422</text:p>
          </table:table-cell>
          <table:table-cell office:value-type="float" office:value="0.029645">
            <text:p>0,029645</text:p>
          </table:table-cell>
          <table:table-cell office:value-type="float" office:value="0.030606">
            <text:p>0,030606</text:p>
          </table:table-cell>
          <table:table-cell office:value-type="float" office:value="0.029262">
            <text:p>0,029262</text:p>
          </table:table-cell>
          <table:table-cell office:value-type="float" office:value="0.02875">
            <text:p>0,02875</text:p>
          </table:table-cell>
          <table:table-cell office:value-type="float" office:value="0.028556">
            <text:p>0,028556</text:p>
          </table:table-cell>
          <table:table-cell office:value-type="float" office:value="0.029857">
            <text:p>0,029857</text:p>
          </table:table-cell>
          <table:table-cell office:value-type="float" office:value="0.033947">
            <text:p>0,033947</text:p>
          </table:table-cell>
          <table:table-cell office:value-type="float" office:value="0.03111">
            <text:p>0,03111</text:p>
          </table:table-cell>
          <table:table-cell table:number-columns-repeated="491"/>
        </table:table-row>
        <table:table-row table:style-name="ro2">
          <table:table-cell office:value-type="float" office:value="0.057564">
            <text:p>0,057564</text:p>
          </table:table-cell>
          <table:table-cell office:value-type="float" office:value="0.057894">
            <text:p>0,057894</text:p>
          </table:table-cell>
          <table:table-cell office:value-type="float" office:value="0.031711">
            <text:p>0,031711</text:p>
          </table:table-cell>
          <table:table-cell office:value-type="float" office:value="0.028445">
            <text:p>0,028445</text:p>
          </table:table-cell>
          <table:table-cell office:value-type="float" office:value="0.029346">
            <text:p>0,029346</text:p>
          </table:table-cell>
          <table:table-cell office:value-type="float" office:value="0.029977">
            <text:p>0,029977</text:p>
          </table:table-cell>
          <table:table-cell office:value-type="float" office:value="0.028874">
            <text:p>0,028874</text:p>
          </table:table-cell>
          <table:table-cell office:value-type="float" office:value="0.032181">
            <text:p>0,032181</text:p>
          </table:table-cell>
          <table:table-cell office:value-type="float" office:value="0.031527">
            <text:p>0,031527</text:p>
          </table:table-cell>
          <table:table-cell office:value-type="float" office:value="0.030244">
            <text:p>0,030244</text:p>
          </table:table-cell>
          <table:table-cell table:number-columns-repeated="491"/>
        </table:table-row>
        <table:table-row table:style-name="ro2">
          <table:table-cell office:value-type="float" office:value="0.056054">
            <text:p>0,056054</text:p>
          </table:table-cell>
          <table:table-cell office:value-type="float" office:value="0.056866">
            <text:p>0,056866</text:p>
          </table:table-cell>
          <table:table-cell office:value-type="float" office:value="0.032421">
            <text:p>0,032421</text:p>
          </table:table-cell>
          <table:table-cell office:value-type="float" office:value="0.026832">
            <text:p>0,026832</text:p>
          </table:table-cell>
          <table:table-cell office:value-type="float" office:value="0.0278">
            <text:p>0,0278</text:p>
          </table:table-cell>
          <table:table-cell office:value-type="float" office:value="0.029666">
            <text:p>0,029666</text:p>
          </table:table-cell>
          <table:table-cell office:value-type="float" office:value="0.029754">
            <text:p>0,029754</text:p>
          </table:table-cell>
          <table:table-cell office:value-type="float" office:value="0.029167">
            <text:p>0,029167</text:p>
          </table:table-cell>
          <table:table-cell office:value-type="float" office:value="0.029348">
            <text:p>0,029348</text:p>
          </table:table-cell>
          <table:table-cell office:value-type="float" office:value="0.031047">
            <text:p>0,031047</text:p>
          </table:table-cell>
          <table:table-cell table:number-columns-repeated="491"/>
        </table:table-row>
        <table:table-row table:style-name="ro2">
          <table:table-cell office:value-type="float" office:value="0.058204">
            <text:p>0,058204</text:p>
          </table:table-cell>
          <table:table-cell office:value-type="float" office:value="0.058047">
            <text:p>0,058047</text:p>
          </table:table-cell>
          <table:table-cell office:value-type="float" office:value="0.030972">
            <text:p>0,030972</text:p>
          </table:table-cell>
          <table:table-cell office:value-type="float" office:value="0.029785">
            <text:p>0,029785</text:p>
          </table:table-cell>
          <table:table-cell office:value-type="float" office:value="0.029146">
            <text:p>0,029146</text:p>
          </table:table-cell>
          <table:table-cell office:value-type="float" office:value="0.032232">
            <text:p>0,032232</text:p>
          </table:table-cell>
          <table:table-cell office:value-type="float" office:value="0.029947">
            <text:p>0,029947</text:p>
          </table:table-cell>
          <table:table-cell office:value-type="float" office:value="0.030169">
            <text:p>0,030169</text:p>
          </table:table-cell>
          <table:table-cell office:value-type="float" office:value="0.030319">
            <text:p>0,030319</text:p>
          </table:table-cell>
          <table:table-cell office:value-type="float" office:value="0.032187">
            <text:p>0,032187</text:p>
          </table:table-cell>
          <table:table-cell table:number-columns-repeated="491"/>
        </table:table-row>
        <table:table-row table:style-name="ro2">
          <table:table-cell office:value-type="float" office:value="0.054532">
            <text:p>0,054532</text:p>
          </table:table-cell>
          <table:table-cell office:value-type="float" office:value="0.05899">
            <text:p>0,05899</text:p>
          </table:table-cell>
          <table:table-cell office:value-type="float" office:value="0.029597">
            <text:p>0,029597</text:p>
          </table:table-cell>
          <table:table-cell office:value-type="float" office:value="0.029218">
            <text:p>0,029218</text:p>
          </table:table-cell>
          <table:table-cell office:value-type="float" office:value="0.029665">
            <text:p>0,029665</text:p>
          </table:table-cell>
          <table:table-cell office:value-type="float" office:value="0.027992">
            <text:p>0,027992</text:p>
          </table:table-cell>
          <table:table-cell office:value-type="float" office:value="0.027593">
            <text:p>0,027593</text:p>
          </table:table-cell>
          <table:table-cell office:value-type="float" office:value="0.032258">
            <text:p>0,032258</text:p>
          </table:table-cell>
          <table:table-cell office:value-type="float" office:value="0.031045">
            <text:p>0,031045</text:p>
          </table:table-cell>
          <table:table-cell office:value-type="float" office:value="0.030901">
            <text:p>0,030901</text:p>
          </table:table-cell>
          <table:table-cell table:number-columns-repeated="491"/>
        </table:table-row>
        <table:table-row table:style-name="ro2">
          <table:table-cell office:value-type="float" office:value="0.054094">
            <text:p>0,054094</text:p>
          </table:table-cell>
          <table:table-cell office:value-type="float" office:value="0.048944">
            <text:p>0,048944</text:p>
          </table:table-cell>
          <table:table-cell office:value-type="float" office:value="0.029274">
            <text:p>0,029274</text:p>
          </table:table-cell>
          <table:table-cell office:value-type="float" office:value="0.029489">
            <text:p>0,029489</text:p>
          </table:table-cell>
          <table:table-cell office:value-type="float" office:value="0.029621">
            <text:p>0,029621</text:p>
          </table:table-cell>
          <table:table-cell office:value-type="float" office:value="0.030871">
            <text:p>0,030871</text:p>
          </table:table-cell>
          <table:table-cell office:value-type="float" office:value="0.030158">
            <text:p>0,030158</text:p>
          </table:table-cell>
          <table:table-cell office:value-type="float" office:value="0.029552">
            <text:p>0,029552</text:p>
          </table:table-cell>
          <table:table-cell office:value-type="float" office:value="0.028964">
            <text:p>0,028964</text:p>
          </table:table-cell>
          <table:table-cell office:value-type="float" office:value="0.032024">
            <text:p>0,032024</text:p>
          </table:table-cell>
          <table:table-cell table:number-columns-repeated="491"/>
        </table:table-row>
        <table:table-row table:style-name="ro2">
          <table:table-cell office:value-type="float" office:value="0.055568">
            <text:p>0,055568</text:p>
          </table:table-cell>
          <table:table-cell office:value-type="float" office:value="0.051346">
            <text:p>0,051346</text:p>
          </table:table-cell>
          <table:table-cell office:value-type="float" office:value="0.031827">
            <text:p>0,031827</text:p>
          </table:table-cell>
          <table:table-cell office:value-type="float" office:value="0.032165">
            <text:p>0,032165</text:p>
          </table:table-cell>
          <table:table-cell office:value-type="float" office:value="0.027131">
            <text:p>0,027131</text:p>
          </table:table-cell>
          <table:table-cell office:value-type="float" office:value="0.028332">
            <text:p>0,028332</text:p>
          </table:table-cell>
          <table:table-cell office:value-type="float" office:value="0.028744">
            <text:p>0,028744</text:p>
          </table:table-cell>
          <table:table-cell office:value-type="float" office:value="0.027873">
            <text:p>0,027873</text:p>
          </table:table-cell>
          <table:table-cell office:value-type="float" office:value="0.032346">
            <text:p>0,032346</text:p>
          </table:table-cell>
          <table:table-cell office:value-type="float" office:value="0.031066">
            <text:p>0,031066</text:p>
          </table:table-cell>
          <table:table-cell table:number-columns-repeated="491"/>
        </table:table-row>
        <table:table-row table:style-name="ro2">
          <table:table-cell office:value-type="float" office:value="0.054766">
            <text:p>0,054766</text:p>
          </table:table-cell>
          <table:table-cell office:value-type="float" office:value="0.058419">
            <text:p>0,058419</text:p>
          </table:table-cell>
          <table:table-cell office:value-type="float" office:value="0.030855">
            <text:p>0,030855</text:p>
          </table:table-cell>
          <table:table-cell office:value-type="float" office:value="0.02786">
            <text:p>0,02786</text:p>
          </table:table-cell>
          <table:table-cell office:value-type="float" office:value="0.027936">
            <text:p>0,027936</text:p>
          </table:table-cell>
          <table:table-cell office:value-type="float" office:value="0.025893">
            <text:p>0,025893</text:p>
          </table:table-cell>
          <table:table-cell office:value-type="float" office:value="0.029775">
            <text:p>0,029775</text:p>
          </table:table-cell>
          <table:table-cell office:value-type="float" office:value="0.030822">
            <text:p>0,030822</text:p>
          </table:table-cell>
          <table:table-cell office:value-type="float" office:value="0.031224">
            <text:p>0,031224</text:p>
          </table:table-cell>
          <table:table-cell office:value-type="float" office:value="0.02934">
            <text:p>0,02934</text:p>
          </table:table-cell>
          <table:table-cell table:number-columns-repeated="491"/>
        </table:table-row>
        <table:table-row table:style-name="ro2">
          <table:table-cell office:value-type="float" office:value="0.054331">
            <text:p>0,054331</text:p>
          </table:table-cell>
          <table:table-cell office:value-type="float" office:value="0.053432">
            <text:p>0,053432</text:p>
          </table:table-cell>
          <table:table-cell office:value-type="float" office:value="0.029676">
            <text:p>0,029676</text:p>
          </table:table-cell>
          <table:table-cell office:value-type="float" office:value="0.027689">
            <text:p>0,027689</text:p>
          </table:table-cell>
          <table:table-cell office:value-type="float" office:value="0.029191">
            <text:p>0,029191</text:p>
          </table:table-cell>
          <table:table-cell office:value-type="float" office:value="0.029186">
            <text:p>0,029186</text:p>
          </table:table-cell>
          <table:table-cell office:value-type="float" office:value="0.029073">
            <text:p>0,029073</text:p>
          </table:table-cell>
          <table:table-cell office:value-type="float" office:value="0.025972">
            <text:p>0,025972</text:p>
          </table:table-cell>
          <table:table-cell office:value-type="float" office:value="0.030616">
            <text:p>0,030616</text:p>
          </table:table-cell>
          <table:table-cell office:value-type="float" office:value="0.029606">
            <text:p>0,029606</text:p>
          </table:table-cell>
          <table:table-cell table:number-columns-repeated="491"/>
        </table:table-row>
        <table:table-row table:style-name="ro2">
          <table:table-cell office:value-type="float" office:value="0.053293">
            <text:p>0,053293</text:p>
          </table:table-cell>
          <table:table-cell office:value-type="float" office:value="0.051587">
            <text:p>0,051587</text:p>
          </table:table-cell>
          <table:table-cell office:value-type="float" office:value="0.027945">
            <text:p>0,027945</text:p>
          </table:table-cell>
          <table:table-cell office:value-type="float" office:value="0.026851">
            <text:p>0,026851</text:p>
          </table:table-cell>
          <table:table-cell office:value-type="float" office:value="0.029911">
            <text:p>0,029911</text:p>
          </table:table-cell>
          <table:table-cell office:value-type="float" office:value="0.029106">
            <text:p>0,029106</text:p>
          </table:table-cell>
          <table:table-cell office:value-type="float" office:value="0.030386">
            <text:p>0,030386</text:p>
          </table:table-cell>
          <table:table-cell office:value-type="float" office:value="0.026832">
            <text:p>0,026832</text:p>
          </table:table-cell>
          <table:table-cell office:value-type="float" office:value="0.031133">
            <text:p>0,031133</text:p>
          </table:table-cell>
          <table:table-cell office:value-type="float" office:value="0.031202">
            <text:p>0,031202</text:p>
          </table:table-cell>
          <table:table-cell table:number-columns-repeated="491"/>
        </table:table-row>
        <table:table-row table:style-name="ro2">
          <table:table-cell office:value-type="float" office:value="0.050328">
            <text:p>0,050328</text:p>
          </table:table-cell>
          <table:table-cell office:value-type="float" office:value="0.049071">
            <text:p>0,049071</text:p>
          </table:table-cell>
          <table:table-cell office:value-type="float" office:value="0.03022">
            <text:p>0,03022</text:p>
          </table:table-cell>
          <table:table-cell office:value-type="float" office:value="0.032109">
            <text:p>0,032109</text:p>
          </table:table-cell>
          <table:table-cell office:value-type="float" office:value="0.030109">
            <text:p>0,030109</text:p>
          </table:table-cell>
          <table:table-cell office:value-type="float" office:value="0.028748">
            <text:p>0,028748</text:p>
          </table:table-cell>
          <table:table-cell office:value-type="float" office:value="0.028636">
            <text:p>0,028636</text:p>
          </table:table-cell>
          <table:table-cell office:value-type="float" office:value="0.028657">
            <text:p>0,028657</text:p>
          </table:table-cell>
          <table:table-cell office:value-type="float" office:value="0.030133">
            <text:p>0,030133</text:p>
          </table:table-cell>
          <table:table-cell office:value-type="float" office:value="0.030644">
            <text:p>0,030644</text:p>
          </table:table-cell>
          <table:table-cell table:number-columns-repeated="491"/>
        </table:table-row>
        <table:table-row table:style-name="ro2">
          <table:table-cell office:value-type="float" office:value="0.051223">
            <text:p>0,051223</text:p>
          </table:table-cell>
          <table:table-cell office:value-type="float" office:value="0.051631">
            <text:p>0,051631</text:p>
          </table:table-cell>
          <table:table-cell office:value-type="float" office:value="0.029101">
            <text:p>0,029101</text:p>
          </table:table-cell>
          <table:table-cell office:value-type="float" office:value="0.028896">
            <text:p>0,028896</text:p>
          </table:table-cell>
          <table:table-cell office:value-type="float" office:value="0.028811">
            <text:p>0,028811</text:p>
          </table:table-cell>
          <table:table-cell office:value-type="float" office:value="0.029594">
            <text:p>0,029594</text:p>
          </table:table-cell>
          <table:table-cell office:value-type="float" office:value="0.028793">
            <text:p>0,028793</text:p>
          </table:table-cell>
          <table:table-cell office:value-type="float" office:value="0.030903">
            <text:p>0,030903</text:p>
          </table:table-cell>
          <table:table-cell office:value-type="float" office:value="0.031653">
            <text:p>0,031653</text:p>
          </table:table-cell>
          <table:table-cell office:value-type="float" office:value="0.032413">
            <text:p>0,032413</text:p>
          </table:table-cell>
          <table:table-cell table:number-columns-repeated="491"/>
        </table:table-row>
        <table:table-row table:style-name="ro2">
          <table:table-cell office:value-type="float" office:value="0.048761">
            <text:p>0,048761</text:p>
          </table:table-cell>
          <table:table-cell office:value-type="float" office:value="0.055474">
            <text:p>0,055474</text:p>
          </table:table-cell>
          <table:table-cell office:value-type="float" office:value="0.02933">
            <text:p>0,02933</text:p>
          </table:table-cell>
          <table:table-cell office:value-type="float" office:value="0.030849">
            <text:p>0,030849</text:p>
          </table:table-cell>
          <table:table-cell office:value-type="float" office:value="0.030078">
            <text:p>0,030078</text:p>
          </table:table-cell>
          <table:table-cell office:value-type="float" office:value="0.026543">
            <text:p>0,026543</text:p>
          </table:table-cell>
          <table:table-cell office:value-type="float" office:value="0.030906">
            <text:p>0,030906</text:p>
          </table:table-cell>
          <table:table-cell office:value-type="float" office:value="0.029377">
            <text:p>0,029377</text:p>
          </table:table-cell>
          <table:table-cell office:value-type="float" office:value="0.030231">
            <text:p>0,030231</text:p>
          </table:table-cell>
          <table:table-cell office:value-type="float" office:value="0.031327">
            <text:p>0,031327</text:p>
          </table:table-cell>
          <table:table-cell table:number-columns-repeated="491"/>
        </table:table-row>
        <table:table-row table:style-name="ro2">
          <table:table-cell office:value-type="float" office:value="0.048597">
            <text:p>0,048597</text:p>
          </table:table-cell>
          <table:table-cell office:value-type="float" office:value="0.050849">
            <text:p>0,050849</text:p>
          </table:table-cell>
          <table:table-cell office:value-type="float" office:value="0.030532">
            <text:p>0,030532</text:p>
          </table:table-cell>
          <table:table-cell office:value-type="float" office:value="0.030301">
            <text:p>0,030301</text:p>
          </table:table-cell>
          <table:table-cell office:value-type="float" office:value="0.029289">
            <text:p>0,029289</text:p>
          </table:table-cell>
          <table:table-cell office:value-type="float" office:value="0.027528">
            <text:p>0,027528</text:p>
          </table:table-cell>
          <table:table-cell office:value-type="float" office:value="0.029237">
            <text:p>0,029237</text:p>
          </table:table-cell>
          <table:table-cell office:value-type="float" office:value="0.031912">
            <text:p>0,031912</text:p>
          </table:table-cell>
          <table:table-cell office:value-type="float" office:value="0.029383">
            <text:p>0,029383</text:p>
          </table:table-cell>
          <table:table-cell office:value-type="float" office:value="0.028136">
            <text:p>0,028136</text:p>
          </table:table-cell>
          <table:table-cell table:number-columns-repeated="491"/>
        </table:table-row>
        <table:table-row table:style-name="ro2">
          <table:table-cell office:value-type="float" office:value="0.049349">
            <text:p>0,049349</text:p>
          </table:table-cell>
          <table:table-cell office:value-type="float" office:value="0.048206">
            <text:p>0,048206</text:p>
          </table:table-cell>
          <table:table-cell office:value-type="float" office:value="0.030385">
            <text:p>0,030385</text:p>
          </table:table-cell>
          <table:table-cell office:value-type="float" office:value="0.029894">
            <text:p>0,029894</text:p>
          </table:table-cell>
          <table:table-cell office:value-type="float" office:value="0.028389">
            <text:p>0,028389</text:p>
          </table:table-cell>
          <table:table-cell office:value-type="float" office:value="0.028349">
            <text:p>0,028349</text:p>
          </table:table-cell>
          <table:table-cell office:value-type="float" office:value="0.032647">
            <text:p>0,032647</text:p>
          </table:table-cell>
          <table:table-cell office:value-type="float" office:value="0.031219">
            <text:p>0,031219</text:p>
          </table:table-cell>
          <table:table-cell office:value-type="float" office:value="0.029809">
            <text:p>0,029809</text:p>
          </table:table-cell>
          <table:table-cell office:value-type="float" office:value="0.026587">
            <text:p>0,026587</text:p>
          </table:table-cell>
          <table:table-cell table:number-columns-repeated="491"/>
        </table:table-row>
        <table:table-row table:style-name="ro2">
          <table:table-cell office:value-type="float" office:value="0.053676">
            <text:p>0,053676</text:p>
          </table:table-cell>
          <table:table-cell office:value-type="float" office:value="0.053332">
            <text:p>0,053332</text:p>
          </table:table-cell>
          <table:table-cell office:value-type="float" office:value="0.029135">
            <text:p>0,029135</text:p>
          </table:table-cell>
          <table:table-cell office:value-type="float" office:value="0.030296">
            <text:p>0,030296</text:p>
          </table:table-cell>
          <table:table-cell office:value-type="float" office:value="0.02955">
            <text:p>0,02955</text:p>
          </table:table-cell>
          <table:table-cell office:value-type="float" office:value="0.030609">
            <text:p>0,030609</text:p>
          </table:table-cell>
          <table:table-cell office:value-type="float" office:value="0.029228">
            <text:p>0,029228</text:p>
          </table:table-cell>
          <table:table-cell office:value-type="float" office:value="0.02724">
            <text:p>0,02724</text:p>
          </table:table-cell>
          <table:table-cell office:value-type="float" office:value="0.029607">
            <text:p>0,029607</text:p>
          </table:table-cell>
          <table:table-cell office:value-type="float" office:value="0.03137">
            <text:p>0,03137</text:p>
          </table:table-cell>
          <table:table-cell table:number-columns-repeated="491"/>
        </table:table-row>
        <table:table-row table:style-name="ro2">
          <table:table-cell office:value-type="float" office:value="0.047899">
            <text:p>0,047899</text:p>
          </table:table-cell>
          <table:table-cell office:value-type="float" office:value="0.048361">
            <text:p>0,048361</text:p>
          </table:table-cell>
          <table:table-cell office:value-type="float" office:value="0.029843">
            <text:p>0,029843</text:p>
          </table:table-cell>
          <table:table-cell office:value-type="float" office:value="0.031419">
            <text:p>0,031419</text:p>
          </table:table-cell>
          <table:table-cell office:value-type="float" office:value="0.029774">
            <text:p>0,029774</text:p>
          </table:table-cell>
          <table:table-cell office:value-type="float" office:value="0.031203">
            <text:p>0,031203</text:p>
          </table:table-cell>
          <table:table-cell office:value-type="float" office:value="0.030063">
            <text:p>0,030063</text:p>
          </table:table-cell>
          <table:table-cell office:value-type="float" office:value="0.026121">
            <text:p>0,026121</text:p>
          </table:table-cell>
          <table:table-cell office:value-type="float" office:value="0.029168">
            <text:p>0,029168</text:p>
          </table:table-cell>
          <table:table-cell office:value-type="float" office:value="0.030954">
            <text:p>0,030954</text:p>
          </table:table-cell>
          <table:table-cell table:number-columns-repeated="491"/>
        </table:table-row>
        <table:table-row table:style-name="ro2">
          <table:table-cell office:value-type="float" office:value="0.047601">
            <text:p>0,047601</text:p>
          </table:table-cell>
          <table:table-cell office:value-type="float" office:value="0.048698">
            <text:p>0,048698</text:p>
          </table:table-cell>
          <table:table-cell office:value-type="float" office:value="0.030421">
            <text:p>0,030421</text:p>
          </table:table-cell>
          <table:table-cell office:value-type="float" office:value="0.029113">
            <text:p>0,029113</text:p>
          </table:table-cell>
          <table:table-cell office:value-type="float" office:value="0.029346">
            <text:p>0,029346</text:p>
          </table:table-cell>
          <table:table-cell office:value-type="float" office:value="0.028786">
            <text:p>0,028786</text:p>
          </table:table-cell>
          <table:table-cell office:value-type="float" office:value="0.029032">
            <text:p>0,029032</text:p>
          </table:table-cell>
          <table:table-cell office:value-type="float" office:value="0.026382">
            <text:p>0,026382</text:p>
          </table:table-cell>
          <table:table-cell office:value-type="float" office:value="0.029931">
            <text:p>0,029931</text:p>
          </table:table-cell>
          <table:table-cell office:value-type="float" office:value="0.031626">
            <text:p>0,031626</text:p>
          </table:table-cell>
          <table:table-cell table:number-columns-repeated="491"/>
        </table:table-row>
        <table:table-row table:style-name="ro2">
          <table:table-cell office:value-type="float" office:value="0.048485">
            <text:p>0,048485</text:p>
          </table:table-cell>
          <table:table-cell office:value-type="float" office:value="0.049593">
            <text:p>0,049593</text:p>
          </table:table-cell>
          <table:table-cell office:value-type="float" office:value="0.030062">
            <text:p>0,030062</text:p>
          </table:table-cell>
          <table:table-cell office:value-type="float" office:value="0.029491">
            <text:p>0,029491</text:p>
          </table:table-cell>
          <table:table-cell office:value-type="float" office:value="0.028743">
            <text:p>0,028743</text:p>
          </table:table-cell>
          <table:table-cell office:value-type="float" office:value="0.026369">
            <text:p>0,026369</text:p>
          </table:table-cell>
          <table:table-cell office:value-type="float" office:value="0.031213">
            <text:p>0,031213</text:p>
          </table:table-cell>
          <table:table-cell office:value-type="float" office:value="0.030049">
            <text:p>0,030049</text:p>
          </table:table-cell>
          <table:table-cell office:value-type="float" office:value="0.031453">
            <text:p>0,031453</text:p>
          </table:table-cell>
          <table:table-cell office:value-type="float" office:value="0.032339">
            <text:p>0,032339</text:p>
          </table:table-cell>
          <table:table-cell table:number-columns-repeated="491"/>
        </table:table-row>
        <table:table-row table:style-name="ro2">
          <table:table-cell office:value-type="float" office:value="0.04796">
            <text:p>0,04796</text:p>
          </table:table-cell>
          <table:table-cell office:value-type="float" office:value="0.050957">
            <text:p>0,050957</text:p>
          </table:table-cell>
          <table:table-cell office:value-type="float" office:value="0.029364">
            <text:p>0,029364</text:p>
          </table:table-cell>
          <table:table-cell office:value-type="float" office:value="0.031323">
            <text:p>0,031323</text:p>
          </table:table-cell>
          <table:table-cell office:value-type="float" office:value="0.028863">
            <text:p>0,028863</text:p>
          </table:table-cell>
          <table:table-cell office:value-type="float" office:value="0.027955">
            <text:p>0,027955</text:p>
          </table:table-cell>
          <table:table-cell office:value-type="float" office:value="0.028508">
            <text:p>0,028508</text:p>
          </table:table-cell>
          <table:table-cell office:value-type="float" office:value="0.031668">
            <text:p>0,031668</text:p>
          </table:table-cell>
          <table:table-cell office:value-type="float" office:value="0.029238">
            <text:p>0,029238</text:p>
          </table:table-cell>
          <table:table-cell office:value-type="float" office:value="0.029449">
            <text:p>0,029449</text:p>
          </table:table-cell>
          <table:table-cell table:number-columns-repeated="491"/>
        </table:table-row>
        <table:table-row table:style-name="ro2">
          <table:table-cell office:value-type="float" office:value="0.046531">
            <text:p>0,046531</text:p>
          </table:table-cell>
          <table:table-cell office:value-type="float" office:value="0.049218">
            <text:p>0,049218</text:p>
          </table:table-cell>
          <table:table-cell office:value-type="float" office:value="0.029838">
            <text:p>0,029838</text:p>
          </table:table-cell>
          <table:table-cell office:value-type="float" office:value="0.031405">
            <text:p>0,031405</text:p>
          </table:table-cell>
          <table:table-cell office:value-type="float" office:value="0.028255">
            <text:p>0,028255</text:p>
          </table:table-cell>
          <table:table-cell office:value-type="float" office:value="0.028494">
            <text:p>0,028494</text:p>
          </table:table-cell>
          <table:table-cell office:value-type="float" office:value="0.030779">
            <text:p>0,030779</text:p>
          </table:table-cell>
          <table:table-cell office:value-type="float" office:value="0.032677">
            <text:p>0,032677</text:p>
          </table:table-cell>
          <table:table-cell office:value-type="float" office:value="0.029714">
            <text:p>0,029714</text:p>
          </table:table-cell>
          <table:table-cell office:value-type="float" office:value="0.030468">
            <text:p>0,030468</text:p>
          </table:table-cell>
          <table:table-cell table:number-columns-repeated="491"/>
        </table:table-row>
        <table:table-row table:style-name="ro2">
          <table:table-cell office:value-type="float" office:value="0.046535">
            <text:p>0,046535</text:p>
          </table:table-cell>
          <table:table-cell office:value-type="float" office:value="0.051831">
            <text:p>0,051831</text:p>
          </table:table-cell>
          <table:table-cell office:value-type="float" office:value="0.031691">
            <text:p>0,031691</text:p>
          </table:table-cell>
          <table:table-cell office:value-type="float" office:value="0.030139">
            <text:p>0,030139</text:p>
          </table:table-cell>
          <table:table-cell office:value-type="float" office:value="0.029927">
            <text:p>0,029927</text:p>
          </table:table-cell>
          <table:table-cell office:value-type="float" office:value="0.026102">
            <text:p>0,026102</text:p>
          </table:table-cell>
          <table:table-cell office:value-type="float" office:value="0.028026">
            <text:p>0,028026</text:p>
          </table:table-cell>
          <table:table-cell office:value-type="float" office:value="0.029095">
            <text:p>0,029095</text:p>
          </table:table-cell>
          <table:table-cell office:value-type="float" office:value="0.028736">
            <text:p>0,028736</text:p>
          </table:table-cell>
          <table:table-cell office:value-type="float" office:value="0.030418">
            <text:p>0,030418</text:p>
          </table:table-cell>
          <table:table-cell table:number-columns-repeated="491"/>
        </table:table-row>
        <table:table-row table:style-name="ro2">
          <table:table-cell office:value-type="float" office:value="0.044225">
            <text:p>0,044225</text:p>
          </table:table-cell>
          <table:table-cell office:value-type="float" office:value="0.047705">
            <text:p>0,047705</text:p>
          </table:table-cell>
          <table:table-cell office:value-type="float" office:value="0.031282">
            <text:p>0,031282</text:p>
          </table:table-cell>
          <table:table-cell office:value-type="float" office:value="0.035329">
            <text:p>0,035329</text:p>
          </table:table-cell>
          <table:table-cell office:value-type="float" office:value="0.029922">
            <text:p>0,029922</text:p>
          </table:table-cell>
          <table:table-cell office:value-type="float" office:value="0.027154">
            <text:p>0,027154</text:p>
          </table:table-cell>
          <table:table-cell office:value-type="float" office:value="0.028672">
            <text:p>0,028672</text:p>
          </table:table-cell>
          <table:table-cell office:value-type="float" office:value="0.028764">
            <text:p>0,028764</text:p>
          </table:table-cell>
          <table:table-cell office:value-type="float" office:value="0.030113">
            <text:p>0,030113</text:p>
          </table:table-cell>
          <table:table-cell office:value-type="float" office:value="0.028156">
            <text:p>0,028156</text:p>
          </table:table-cell>
          <table:table-cell table:number-columns-repeated="491"/>
        </table:table-row>
        <table:table-row table:style-name="ro2">
          <table:table-cell office:value-type="float" office:value="0.050982">
            <text:p>0,050982</text:p>
          </table:table-cell>
          <table:table-cell office:value-type="float" office:value="0.045544">
            <text:p>0,045544</text:p>
          </table:table-cell>
          <table:table-cell office:value-type="float" office:value="0.030319">
            <text:p>0,030319</text:p>
          </table:table-cell>
          <table:table-cell office:value-type="float" office:value="0.028116">
            <text:p>0,028116</text:p>
          </table:table-cell>
          <table:table-cell office:value-type="float" office:value="0.027898">
            <text:p>0,027898</text:p>
          </table:table-cell>
          <table:table-cell office:value-type="float" office:value="0.023409">
            <text:p>0,023409</text:p>
          </table:table-cell>
          <table:table-cell office:value-type="float" office:value="0.026954">
            <text:p>0,026954</text:p>
          </table:table-cell>
          <table:table-cell office:value-type="float" office:value="0.03342">
            <text:p>0,03342</text:p>
          </table:table-cell>
          <table:table-cell office:value-type="float" office:value="0.030457">
            <text:p>0,030457</text:p>
          </table:table-cell>
          <table:table-cell office:value-type="float" office:value="0.031681">
            <text:p>0,031681</text:p>
          </table:table-cell>
          <table:table-cell table:number-columns-repeated="491"/>
        </table:table-row>
        <table:table-row table:style-name="ro2">
          <table:table-cell office:value-type="float" office:value="0.048228">
            <text:p>0,048228</text:p>
          </table:table-cell>
          <table:table-cell office:value-type="float" office:value="0.045538">
            <text:p>0,045538</text:p>
          </table:table-cell>
          <table:table-cell office:value-type="float" office:value="0.031204">
            <text:p>0,031204</text:p>
          </table:table-cell>
          <table:table-cell office:value-type="float" office:value="0.02705">
            <text:p>0,02705</text:p>
          </table:table-cell>
          <table:table-cell office:value-type="float" office:value="0.028017">
            <text:p>0,028017</text:p>
          </table:table-cell>
          <table:table-cell office:value-type="float" office:value="0.028665">
            <text:p>0,028665</text:p>
          </table:table-cell>
          <table:table-cell office:value-type="float" office:value="0.027811">
            <text:p>0,027811</text:p>
          </table:table-cell>
          <table:table-cell office:value-type="float" office:value="0.029664">
            <text:p>0,029664</text:p>
          </table:table-cell>
          <table:table-cell office:value-type="float" office:value="0.030152">
            <text:p>0,030152</text:p>
          </table:table-cell>
          <table:table-cell office:value-type="float" office:value="0.031593">
            <text:p>0,031593</text:p>
          </table:table-cell>
          <table:table-cell table:number-columns-repeated="491"/>
        </table:table-row>
        <table:table-row table:style-name="ro2">
          <table:table-cell office:value-type="float" office:value="0.048511">
            <text:p>0,048511</text:p>
          </table:table-cell>
          <table:table-cell office:value-type="float" office:value="0.043276">
            <text:p>0,043276</text:p>
          </table:table-cell>
          <table:table-cell office:value-type="float" office:value="0.031079">
            <text:p>0,031079</text:p>
          </table:table-cell>
          <table:table-cell office:value-type="float" office:value="0.030522">
            <text:p>0,030522</text:p>
          </table:table-cell>
          <table:table-cell office:value-type="float" office:value="0.027373">
            <text:p>0,027373</text:p>
          </table:table-cell>
          <table:table-cell office:value-type="float" office:value="0.030392">
            <text:p>0,030392</text:p>
          </table:table-cell>
          <table:table-cell office:value-type="float" office:value="0.028141">
            <text:p>0,028141</text:p>
          </table:table-cell>
          <table:table-cell office:value-type="float" office:value="0.029186">
            <text:p>0,029186</text:p>
          </table:table-cell>
          <table:table-cell office:value-type="float" office:value="0.030306">
            <text:p>0,030306</text:p>
          </table:table-cell>
          <table:table-cell office:value-type="float" office:value="0.030357">
            <text:p>0,030357</text:p>
          </table:table-cell>
          <table:table-cell table:number-columns-repeated="491"/>
        </table:table-row>
        <table:table-row table:style-name="ro2">
          <table:table-cell office:value-type="float" office:value="0.04528">
            <text:p>0,04528</text:p>
          </table:table-cell>
          <table:table-cell office:value-type="float" office:value="0.04963">
            <text:p>0,04963</text:p>
          </table:table-cell>
          <table:table-cell office:value-type="float" office:value="0.03224">
            <text:p>0,03224</text:p>
          </table:table-cell>
          <table:table-cell office:value-type="float" office:value="0.027406">
            <text:p>0,027406</text:p>
          </table:table-cell>
          <table:table-cell office:value-type="float" office:value="0.029466">
            <text:p>0,029466</text:p>
          </table:table-cell>
          <table:table-cell office:value-type="float" office:value="0.026135">
            <text:p>0,026135</text:p>
          </table:table-cell>
          <table:table-cell office:value-type="float" office:value="0.029339">
            <text:p>0,029339</text:p>
          </table:table-cell>
          <table:table-cell office:value-type="float" office:value="0.029775">
            <text:p>0,029775</text:p>
          </table:table-cell>
          <table:table-cell office:value-type="float" office:value="0.031611">
            <text:p>0,031611</text:p>
          </table:table-cell>
          <table:table-cell office:value-type="float" office:value="0.031031">
            <text:p>0,031031</text:p>
          </table:table-cell>
          <table:table-cell table:number-columns-repeated="491"/>
        </table:table-row>
        <table:table-row table:style-name="ro2">
          <table:table-cell office:value-type="float" office:value="0.045586">
            <text:p>0,045586</text:p>
          </table:table-cell>
          <table:table-cell office:value-type="float" office:value="0.041176">
            <text:p>0,041176</text:p>
          </table:table-cell>
          <table:table-cell office:value-type="float" office:value="0.029131">
            <text:p>0,029131</text:p>
          </table:table-cell>
          <table:table-cell office:value-type="float" office:value="0.028546">
            <text:p>0,028546</text:p>
          </table:table-cell>
          <table:table-cell office:value-type="float" office:value="0.026628">
            <text:p>0,026628</text:p>
          </table:table-cell>
          <table:table-cell office:value-type="float" office:value="0.029426">
            <text:p>0,029426</text:p>
          </table:table-cell>
          <table:table-cell office:value-type="float" office:value="0.029976">
            <text:p>0,029976</text:p>
          </table:table-cell>
          <table:table-cell office:value-type="float" office:value="0.025913">
            <text:p>0,025913</text:p>
          </table:table-cell>
          <table:table-cell office:value-type="float" office:value="0.031085">
            <text:p>0,031085</text:p>
          </table:table-cell>
          <table:table-cell office:value-type="float" office:value="0.027955">
            <text:p>0,027955</text:p>
          </table:table-cell>
          <table:table-cell table:number-columns-repeated="491"/>
        </table:table-row>
        <table:table-row table:style-name="ro2">
          <table:table-cell office:value-type="float" office:value="0.04801">
            <text:p>0,04801</text:p>
          </table:table-cell>
          <table:table-cell office:value-type="float" office:value="0.04364">
            <text:p>0,04364</text:p>
          </table:table-cell>
          <table:table-cell office:value-type="float" office:value="0.030399">
            <text:p>0,030399</text:p>
          </table:table-cell>
          <table:table-cell office:value-type="float" office:value="0.0272">
            <text:p>0,0272</text:p>
          </table:table-cell>
          <table:table-cell office:value-type="float" office:value="0.02819">
            <text:p>0,02819</text:p>
          </table:table-cell>
          <table:table-cell office:value-type="float" office:value="0.028273">
            <text:p>0,028273</text:p>
          </table:table-cell>
          <table:table-cell office:value-type="float" office:value="0.031728">
            <text:p>0,031728</text:p>
          </table:table-cell>
          <table:table-cell office:value-type="float" office:value="0.027904">
            <text:p>0,027904</text:p>
          </table:table-cell>
          <table:table-cell office:value-type="float" office:value="0.029285">
            <text:p>0,029285</text:p>
          </table:table-cell>
          <table:table-cell office:value-type="float" office:value="0.028734">
            <text:p>0,028734</text:p>
          </table:table-cell>
          <table:table-cell table:number-columns-repeated="491"/>
        </table:table-row>
        <table:table-row table:style-name="ro2">
          <table:table-cell office:value-type="float" office:value="0.047262">
            <text:p>0,047262</text:p>
          </table:table-cell>
          <table:table-cell office:value-type="float" office:value="0.045758">
            <text:p>0,045758</text:p>
          </table:table-cell>
          <table:table-cell office:value-type="float" office:value="0.029285">
            <text:p>0,029285</text:p>
          </table:table-cell>
          <table:table-cell office:value-type="float" office:value="0.029167">
            <text:p>0,029167</text:p>
          </table:table-cell>
          <table:table-cell office:value-type="float" office:value="0.030711">
            <text:p>0,030711</text:p>
          </table:table-cell>
          <table:table-cell office:value-type="float" office:value="0.030639">
            <text:p>0,030639</text:p>
          </table:table-cell>
          <table:table-cell office:value-type="float" office:value="0.028791">
            <text:p>0,028791</text:p>
          </table:table-cell>
          <table:table-cell office:value-type="float" office:value="0.032678">
            <text:p>0,032678</text:p>
          </table:table-cell>
          <table:table-cell office:value-type="float" office:value="0.031036">
            <text:p>0,031036</text:p>
          </table:table-cell>
          <table:table-cell office:value-type="float" office:value="0.031867">
            <text:p>0,031867</text:p>
          </table:table-cell>
          <table:table-cell table:number-columns-repeated="491"/>
        </table:table-row>
        <table:table-row table:style-name="ro2">
          <table:table-cell office:value-type="float" office:value="0.044713">
            <text:p>0,044713</text:p>
          </table:table-cell>
          <table:table-cell office:value-type="float" office:value="0.043484">
            <text:p>0,043484</text:p>
          </table:table-cell>
          <table:table-cell office:value-type="float" office:value="0.029439">
            <text:p>0,029439</text:p>
          </table:table-cell>
          <table:table-cell office:value-type="float" office:value="0.029751">
            <text:p>0,029751</text:p>
          </table:table-cell>
          <table:table-cell office:value-type="float" office:value="0.029684">
            <text:p>0,029684</text:p>
          </table:table-cell>
          <table:table-cell office:value-type="float" office:value="0.030092">
            <text:p>0,030092</text:p>
          </table:table-cell>
          <table:table-cell office:value-type="float" office:value="0.029416">
            <text:p>0,029416</text:p>
          </table:table-cell>
          <table:table-cell office:value-type="float" office:value="0.033608">
            <text:p>0,033608</text:p>
          </table:table-cell>
          <table:table-cell office:value-type="float" office:value="0.03017">
            <text:p>0,03017</text:p>
          </table:table-cell>
          <table:table-cell office:value-type="float" office:value="0.030825">
            <text:p>0,030825</text:p>
          </table:table-cell>
          <table:table-cell table:number-columns-repeated="491"/>
        </table:table-row>
        <table:table-row table:style-name="ro2">
          <table:table-cell office:value-type="float" office:value="0.047668">
            <text:p>0,047668</text:p>
          </table:table-cell>
          <table:table-cell office:value-type="float" office:value="0.04631">
            <text:p>0,04631</text:p>
          </table:table-cell>
          <table:table-cell office:value-type="float" office:value="0.031317">
            <text:p>0,031317</text:p>
          </table:table-cell>
          <table:table-cell office:value-type="float" office:value="0.027879">
            <text:p>0,027879</text:p>
          </table:table-cell>
          <table:table-cell office:value-type="float" office:value="0.028513">
            <text:p>0,028513</text:p>
          </table:table-cell>
          <table:table-cell office:value-type="float" office:value="0.026491">
            <text:p>0,026491</text:p>
          </table:table-cell>
          <table:table-cell office:value-type="float" office:value="0.030624">
            <text:p>0,030624</text:p>
          </table:table-cell>
          <table:table-cell office:value-type="float" office:value="0.031894">
            <text:p>0,031894</text:p>
          </table:table-cell>
          <table:table-cell office:value-type="float" office:value="0.028306">
            <text:p>0,028306</text:p>
          </table:table-cell>
          <table:table-cell office:value-type="float" office:value="0.029192">
            <text:p>0,029192</text:p>
          </table:table-cell>
          <table:table-cell table:number-columns-repeated="491"/>
        </table:table-row>
        <table:table-row table:style-name="ro2">
          <table:table-cell office:value-type="float" office:value="0.04608">
            <text:p>0,04608</text:p>
          </table:table-cell>
          <table:table-cell office:value-type="float" office:value="0.047936">
            <text:p>0,047936</text:p>
          </table:table-cell>
          <table:table-cell office:value-type="float" office:value="0.030297">
            <text:p>0,030297</text:p>
          </table:table-cell>
          <table:table-cell office:value-type="float" office:value="0.029321">
            <text:p>0,029321</text:p>
          </table:table-cell>
          <table:table-cell office:value-type="float" office:value="0.028714">
            <text:p>0,028714</text:p>
          </table:table-cell>
          <table:table-cell office:value-type="float" office:value="0.029029">
            <text:p>0,029029</text:p>
          </table:table-cell>
          <table:table-cell office:value-type="float" office:value="0.033311">
            <text:p>0,033311</text:p>
          </table:table-cell>
          <table:table-cell office:value-type="float" office:value="0.028137">
            <text:p>0,028137</text:p>
          </table:table-cell>
          <table:table-cell office:value-type="float" office:value="0.02733">
            <text:p>0,02733</text:p>
          </table:table-cell>
          <table:table-cell office:value-type="float" office:value="0.031736">
            <text:p>0,031736</text:p>
          </table:table-cell>
          <table:table-cell table:number-columns-repeated="491"/>
        </table:table-row>
        <table:table-row table:style-name="ro2">
          <table:table-cell office:value-type="float" office:value="0.044825">
            <text:p>0,044825</text:p>
          </table:table-cell>
          <table:table-cell office:value-type="float" office:value="0.04481">
            <text:p>0,04481</text:p>
          </table:table-cell>
          <table:table-cell office:value-type="float" office:value="0.030151">
            <text:p>0,030151</text:p>
          </table:table-cell>
          <table:table-cell office:value-type="float" office:value="0.029328">
            <text:p>0,029328</text:p>
          </table:table-cell>
          <table:table-cell office:value-type="float" office:value="0.029546">
            <text:p>0,029546</text:p>
          </table:table-cell>
          <table:table-cell office:value-type="float" office:value="0.027282">
            <text:p>0,027282</text:p>
          </table:table-cell>
          <table:table-cell office:value-type="float" office:value="0.0297">
            <text:p>0,0297</text:p>
          </table:table-cell>
          <table:table-cell office:value-type="float" office:value="0.030781">
            <text:p>0,030781</text:p>
          </table:table-cell>
          <table:table-cell office:value-type="float" office:value="0.028216">
            <text:p>0,028216</text:p>
          </table:table-cell>
          <table:table-cell office:value-type="float" office:value="0.030264">
            <text:p>0,030264</text:p>
          </table:table-cell>
          <table:table-cell table:number-columns-repeated="491"/>
        </table:table-row>
        <table:table-row table:style-name="ro2">
          <table:table-cell office:value-type="float" office:value="0.045345">
            <text:p>0,045345</text:p>
          </table:table-cell>
          <table:table-cell office:value-type="float" office:value="0.040835">
            <text:p>0,040835</text:p>
          </table:table-cell>
          <table:table-cell office:value-type="float" office:value="0.027856">
            <text:p>0,027856</text:p>
          </table:table-cell>
          <table:table-cell office:value-type="float" office:value="0.031295">
            <text:p>0,031295</text:p>
          </table:table-cell>
          <table:table-cell office:value-type="float" office:value="0.028859">
            <text:p>0,028859</text:p>
          </table:table-cell>
          <table:table-cell office:value-type="float" office:value="0.02523">
            <text:p>0,02523</text:p>
          </table:table-cell>
          <table:table-cell office:value-type="float" office:value="0.030244">
            <text:p>0,030244</text:p>
          </table:table-cell>
          <table:table-cell office:value-type="float" office:value="0.030134">
            <text:p>0,030134</text:p>
          </table:table-cell>
          <table:table-cell office:value-type="float" office:value="0.027713">
            <text:p>0,027713</text:p>
          </table:table-cell>
          <table:table-cell office:value-type="float" office:value="0.030335">
            <text:p>0,030335</text:p>
          </table:table-cell>
          <table:table-cell table:number-columns-repeated="491"/>
        </table:table-row>
        <table:table-row table:style-name="ro2">
          <table:table-cell office:value-type="float" office:value="0.04369">
            <text:p>0,04369</text:p>
          </table:table-cell>
          <table:table-cell office:value-type="float" office:value="0.043726">
            <text:p>0,043726</text:p>
          </table:table-cell>
          <table:table-cell office:value-type="float" office:value="0.029566">
            <text:p>0,029566</text:p>
          </table:table-cell>
          <table:table-cell office:value-type="float" office:value="0.027098">
            <text:p>0,027098</text:p>
          </table:table-cell>
          <table:table-cell office:value-type="float" office:value="0.027669">
            <text:p>0,027669</text:p>
          </table:table-cell>
          <table:table-cell office:value-type="float" office:value="0.027938">
            <text:p>0,027938</text:p>
          </table:table-cell>
          <table:table-cell office:value-type="float" office:value="0.029571">
            <text:p>0,029571</text:p>
          </table:table-cell>
          <table:table-cell office:value-type="float" office:value="0.026735">
            <text:p>0,026735</text:p>
          </table:table-cell>
          <table:table-cell office:value-type="float" office:value="0.031649">
            <text:p>0,031649</text:p>
          </table:table-cell>
          <table:table-cell office:value-type="float" office:value="0.030934">
            <text:p>0,030934</text:p>
          </table:table-cell>
          <table:table-cell table:number-columns-repeated="491"/>
        </table:table-row>
        <table:table-row table:style-name="ro2">
          <table:table-cell office:value-type="float" office:value="0.048109">
            <text:p>0,048109</text:p>
          </table:table-cell>
          <table:table-cell office:value-type="float" office:value="0.046021">
            <text:p>0,046021</text:p>
          </table:table-cell>
          <table:table-cell office:value-type="float" office:value="0.029175">
            <text:p>0,029175</text:p>
          </table:table-cell>
          <table:table-cell office:value-type="float" office:value="0.029274">
            <text:p>0,029274</text:p>
          </table:table-cell>
          <table:table-cell office:value-type="float" office:value="0.027304">
            <text:p>0,027304</text:p>
          </table:table-cell>
          <table:table-cell office:value-type="float" office:value="0.028569">
            <text:p>0,028569</text:p>
          </table:table-cell>
          <table:table-cell office:value-type="float" office:value="0.028572">
            <text:p>0,028572</text:p>
          </table:table-cell>
          <table:table-cell office:value-type="float" office:value="0.033187">
            <text:p>0,033187</text:p>
          </table:table-cell>
          <table:table-cell office:value-type="float" office:value="0.029618">
            <text:p>0,029618</text:p>
          </table:table-cell>
          <table:table-cell office:value-type="float" office:value="0.028867">
            <text:p>0,028867</text:p>
          </table:table-cell>
          <table:table-cell table:number-columns-repeated="491"/>
        </table:table-row>
        <table:table-row table:style-name="ro2">
          <table:table-cell office:value-type="float" office:value="0.044697">
            <text:p>0,044697</text:p>
          </table:table-cell>
          <table:table-cell office:value-type="float" office:value="0.044628">
            <text:p>0,044628</text:p>
          </table:table-cell>
          <table:table-cell office:value-type="float" office:value="0.030496">
            <text:p>0,030496</text:p>
          </table:table-cell>
          <table:table-cell office:value-type="float" office:value="0.030509">
            <text:p>0,030509</text:p>
          </table:table-cell>
          <table:table-cell office:value-type="float" office:value="0.029826">
            <text:p>0,029826</text:p>
          </table:table-cell>
          <table:table-cell office:value-type="float" office:value="0.028205">
            <text:p>0,028205</text:p>
          </table:table-cell>
          <table:table-cell office:value-type="float" office:value="0.028855">
            <text:p>0,028855</text:p>
          </table:table-cell>
          <table:table-cell office:value-type="float" office:value="0.031954">
            <text:p>0,031954</text:p>
          </table:table-cell>
          <table:table-cell office:value-type="float" office:value="0.02914">
            <text:p>0,02914</text:p>
          </table:table-cell>
          <table:table-cell office:value-type="float" office:value="0.030465">
            <text:p>0,030465</text:p>
          </table:table-cell>
          <table:table-cell table:number-columns-repeated="491"/>
        </table:table-row>
        <table:table-row table:style-name="ro2">
          <table:table-cell office:value-type="float" office:value="0.044379">
            <text:p>0,044379</text:p>
          </table:table-cell>
          <table:table-cell office:value-type="float" office:value="0.043349">
            <text:p>0,043349</text:p>
          </table:table-cell>
          <table:table-cell office:value-type="float" office:value="0.031129">
            <text:p>0,031129</text:p>
          </table:table-cell>
          <table:table-cell office:value-type="float" office:value="0.03139">
            <text:p>0,03139</text:p>
          </table:table-cell>
          <table:table-cell office:value-type="float" office:value="0.028687">
            <text:p>0,028687</text:p>
          </table:table-cell>
          <table:table-cell office:value-type="float" office:value="0.030855">
            <text:p>0,030855</text:p>
          </table:table-cell>
          <table:table-cell office:value-type="float" office:value="0.029637">
            <text:p>0,029637</text:p>
          </table:table-cell>
          <table:table-cell office:value-type="float" office:value="0.030273">
            <text:p>0,030273</text:p>
          </table:table-cell>
          <table:table-cell office:value-type="float" office:value="0.029324">
            <text:p>0,029324</text:p>
          </table:table-cell>
          <table:table-cell office:value-type="float" office:value="0.028754">
            <text:p>0,028754</text:p>
          </table:table-cell>
          <table:table-cell table:number-columns-repeated="491"/>
        </table:table-row>
        <table:table-row table:style-name="ro2">
          <table:table-cell office:value-type="float" office:value="0.047073">
            <text:p>0,047073</text:p>
          </table:table-cell>
          <table:table-cell office:value-type="float" office:value="0.041151">
            <text:p>0,041151</text:p>
          </table:table-cell>
          <table:table-cell office:value-type="float" office:value="0.032733">
            <text:p>0,032733</text:p>
          </table:table-cell>
          <table:table-cell office:value-type="float" office:value="0.029508">
            <text:p>0,029508</text:p>
          </table:table-cell>
          <table:table-cell office:value-type="float" office:value="0.026814">
            <text:p>0,026814</text:p>
          </table:table-cell>
          <table:table-cell office:value-type="float" office:value="0.028285">
            <text:p>0,028285</text:p>
          </table:table-cell>
          <table:table-cell office:value-type="float" office:value="0.028923">
            <text:p>0,028923</text:p>
          </table:table-cell>
          <table:table-cell office:value-type="float" office:value="0.030469">
            <text:p>0,030469</text:p>
          </table:table-cell>
          <table:table-cell office:value-type="float" office:value="0.028736">
            <text:p>0,028736</text:p>
          </table:table-cell>
          <table:table-cell office:value-type="float" office:value="0.027201">
            <text:p>0,027201</text:p>
          </table:table-cell>
          <table:table-cell table:number-columns-repeated="491"/>
        </table:table-row>
        <table:table-row table:style-name="ro2">
          <table:table-cell office:value-type="float" office:value="0.044939">
            <text:p>0,044939</text:p>
          </table:table-cell>
          <table:table-cell office:value-type="float" office:value="0.043515">
            <text:p>0,043515</text:p>
          </table:table-cell>
          <table:table-cell office:value-type="float" office:value="0.029504">
            <text:p>0,029504</text:p>
          </table:table-cell>
          <table:table-cell office:value-type="float" office:value="0.027662">
            <text:p>0,027662</text:p>
          </table:table-cell>
          <table:table-cell office:value-type="float" office:value="0.028708">
            <text:p>0,028708</text:p>
          </table:table-cell>
          <table:table-cell office:value-type="float" office:value="0.029147">
            <text:p>0,029147</text:p>
          </table:table-cell>
          <table:table-cell office:value-type="float" office:value="0.028719">
            <text:p>0,028719</text:p>
          </table:table-cell>
          <table:table-cell office:value-type="float" office:value="0.025796">
            <text:p>0,025796</text:p>
          </table:table-cell>
          <table:table-cell office:value-type="float" office:value="0.029617">
            <text:p>0,029617</text:p>
          </table:table-cell>
          <table:table-cell office:value-type="float" office:value="0.029758">
            <text:p>0,029758</text:p>
          </table:table-cell>
          <table:table-cell table:number-columns-repeated="491"/>
        </table:table-row>
        <table:table-row table:style-name="ro2">
          <table:table-cell office:value-type="float" office:value="0.0424">
            <text:p>0,0424</text:p>
          </table:table-cell>
          <table:table-cell office:value-type="float" office:value="0.043053">
            <text:p>0,043053</text:p>
          </table:table-cell>
          <table:table-cell office:value-type="float" office:value="0.031618">
            <text:p>0,031618</text:p>
          </table:table-cell>
          <table:table-cell office:value-type="float" office:value="0.029645">
            <text:p>0,029645</text:p>
          </table:table-cell>
          <table:table-cell office:value-type="float" office:value="0.030759">
            <text:p>0,030759</text:p>
          </table:table-cell>
          <table:table-cell office:value-type="float" office:value="0.023762">
            <text:p>0,023762</text:p>
          </table:table-cell>
          <table:table-cell office:value-type="float" office:value="0.028614">
            <text:p>0,028614</text:p>
          </table:table-cell>
          <table:table-cell office:value-type="float" office:value="0.029143">
            <text:p>0,029143</text:p>
          </table:table-cell>
          <table:table-cell office:value-type="float" office:value="0.030496">
            <text:p>0,030496</text:p>
          </table:table-cell>
          <table:table-cell office:value-type="float" office:value="0.027863">
            <text:p>0,027863</text:p>
          </table:table-cell>
          <table:table-cell table:number-columns-repeated="491"/>
        </table:table-row>
        <table:table-row table:style-name="ro2">
          <table:table-cell office:value-type="float" office:value="0.04439">
            <text:p>0,04439</text:p>
          </table:table-cell>
          <table:table-cell office:value-type="float" office:value="0.047519">
            <text:p>0,047519</text:p>
          </table:table-cell>
          <table:table-cell office:value-type="float" office:value="0.02823">
            <text:p>0,02823</text:p>
          </table:table-cell>
          <table:table-cell office:value-type="float" office:value="0.029521">
            <text:p>0,029521</text:p>
          </table:table-cell>
          <table:table-cell office:value-type="float" office:value="0.028141">
            <text:p>0,028141</text:p>
          </table:table-cell>
          <table:table-cell office:value-type="float" office:value="0.025349">
            <text:p>0,025349</text:p>
          </table:table-cell>
          <table:table-cell office:value-type="float" office:value="0.030554">
            <text:p>0,030554</text:p>
          </table:table-cell>
          <table:table-cell office:value-type="float" office:value="0.030221">
            <text:p>0,030221</text:p>
          </table:table-cell>
          <table:table-cell office:value-type="float" office:value="0.029183">
            <text:p>0,029183</text:p>
          </table:table-cell>
          <table:table-cell office:value-type="float" office:value="0.029175">
            <text:p>0,029175</text:p>
          </table:table-cell>
          <table:table-cell table:number-columns-repeated="491"/>
        </table:table-row>
        <table:table-row table:style-name="ro2">
          <table:table-cell office:value-type="float" office:value="0.045424">
            <text:p>0,045424</text:p>
          </table:table-cell>
          <table:table-cell office:value-type="float" office:value="0.044871">
            <text:p>0,044871</text:p>
          </table:table-cell>
          <table:table-cell office:value-type="float" office:value="0.029223">
            <text:p>0,029223</text:p>
          </table:table-cell>
          <table:table-cell office:value-type="float" office:value="0.029544">
            <text:p>0,029544</text:p>
          </table:table-cell>
          <table:table-cell office:value-type="float" office:value="0.030016">
            <text:p>0,030016</text:p>
          </table:table-cell>
          <table:table-cell office:value-type="float" office:value="0.028228">
            <text:p>0,028228</text:p>
          </table:table-cell>
          <table:table-cell office:value-type="float" office:value="0.02815">
            <text:p>0,02815</text:p>
          </table:table-cell>
          <table:table-cell office:value-type="float" office:value="0.032228">
            <text:p>0,032228</text:p>
          </table:table-cell>
          <table:table-cell office:value-type="float" office:value="0.030031">
            <text:p>0,030031</text:p>
          </table:table-cell>
          <table:table-cell office:value-type="float" office:value="0.028471">
            <text:p>0,028471</text:p>
          </table:table-cell>
          <table:table-cell table:number-columns-repeated="491"/>
        </table:table-row>
        <table:table-row table:style-name="ro2">
          <table:table-cell office:value-type="float" office:value="0.043403">
            <text:p>0,043403</text:p>
          </table:table-cell>
          <table:table-cell office:value-type="float" office:value="0.04301">
            <text:p>0,04301</text:p>
          </table:table-cell>
          <table:table-cell office:value-type="float" office:value="0.029359">
            <text:p>0,029359</text:p>
          </table:table-cell>
          <table:table-cell office:value-type="float" office:value="0.027468">
            <text:p>0,027468</text:p>
          </table:table-cell>
          <table:table-cell office:value-type="float" office:value="0.027362">
            <text:p>0,027362</text:p>
          </table:table-cell>
          <table:table-cell office:value-type="float" office:value="0.028034">
            <text:p>0,028034</text:p>
          </table:table-cell>
          <table:table-cell office:value-type="float" office:value="0.030703">
            <text:p>0,030703</text:p>
          </table:table-cell>
          <table:table-cell office:value-type="float" office:value="0.033064">
            <text:p>0,033064</text:p>
          </table:table-cell>
          <table:table-cell office:value-type="float" office:value="0.029444">
            <text:p>0,029444</text:p>
          </table:table-cell>
          <table:table-cell office:value-type="float" office:value="0.030275">
            <text:p>0,030275</text:p>
          </table:table-cell>
          <table:table-cell table:number-columns-repeated="491"/>
        </table:table-row>
        <table:table-row table:style-name="ro2">
          <table:table-cell office:value-type="float" office:value="0.043954">
            <text:p>0,043954</text:p>
          </table:table-cell>
          <table:table-cell office:value-type="float" office:value="0.049302">
            <text:p>0,049302</text:p>
          </table:table-cell>
          <table:table-cell office:value-type="float" office:value="0.030498">
            <text:p>0,030498</text:p>
          </table:table-cell>
          <table:table-cell office:value-type="float" office:value="0.031836">
            <text:p>0,031836</text:p>
          </table:table-cell>
          <table:table-cell office:value-type="float" office:value="0.029421">
            <text:p>0,029421</text:p>
          </table:table-cell>
          <table:table-cell office:value-type="float" office:value="0.026517">
            <text:p>0,026517</text:p>
          </table:table-cell>
          <table:table-cell office:value-type="float" office:value="0.030342">
            <text:p>0,030342</text:p>
          </table:table-cell>
          <table:table-cell office:value-type="float" office:value="0.026526">
            <text:p>0,026526</text:p>
          </table:table-cell>
          <table:table-cell office:value-type="float" office:value="0.030347">
            <text:p>0,030347</text:p>
          </table:table-cell>
          <table:table-cell office:value-type="float" office:value="0.027193">
            <text:p>0,027193</text:p>
          </table:table-cell>
          <table:table-cell table:number-columns-repeated="491"/>
        </table:table-row>
        <table:table-row table:style-name="ro2">
          <table:table-cell office:value-type="float" office:value="0.044232">
            <text:p>0,044232</text:p>
          </table:table-cell>
          <table:table-cell office:value-type="float" office:value="0.044203">
            <text:p>0,044203</text:p>
          </table:table-cell>
          <table:table-cell office:value-type="float" office:value="0.030103">
            <text:p>0,030103</text:p>
          </table:table-cell>
          <table:table-cell office:value-type="float" office:value="0.029908">
            <text:p>0,029908</text:p>
          </table:table-cell>
          <table:table-cell office:value-type="float" office:value="0.028125">
            <text:p>0,028125</text:p>
          </table:table-cell>
          <table:table-cell office:value-type="float" office:value="0.027876">
            <text:p>0,027876</text:p>
          </table:table-cell>
          <table:table-cell office:value-type="float" office:value="0.02922">
            <text:p>0,02922</text:p>
          </table:table-cell>
          <table:table-cell office:value-type="float" office:value="0.030387">
            <text:p>0,030387</text:p>
          </table:table-cell>
          <table:table-cell office:value-type="float" office:value="0.029041">
            <text:p>0,029041</text:p>
          </table:table-cell>
          <table:table-cell office:value-type="float" office:value="0.02682">
            <text:p>0,02682</text:p>
          </table:table-cell>
          <table:table-cell table:number-columns-repeated="491"/>
        </table:table-row>
        <table:table-row table:style-name="ro2">
          <table:table-cell office:value-type="float" office:value="0.047409">
            <text:p>0,047409</text:p>
          </table:table-cell>
          <table:table-cell office:value-type="float" office:value="0.039812">
            <text:p>0,039812</text:p>
          </table:table-cell>
          <table:table-cell office:value-type="float" office:value="0.031677">
            <text:p>0,031677</text:p>
          </table:table-cell>
          <table:table-cell office:value-type="float" office:value="0.02559">
            <text:p>0,02559</text:p>
          </table:table-cell>
          <table:table-cell office:value-type="float" office:value="0.028048">
            <text:p>0,028048</text:p>
          </table:table-cell>
          <table:table-cell office:value-type="float" office:value="0.029478">
            <text:p>0,029478</text:p>
          </table:table-cell>
          <table:table-cell office:value-type="float" office:value="0.030459">
            <text:p>0,030459</text:p>
          </table:table-cell>
          <table:table-cell office:value-type="float" office:value="0.028365">
            <text:p>0,028365</text:p>
          </table:table-cell>
          <table:table-cell office:value-type="float" office:value="0.029081">
            <text:p>0,029081</text:p>
          </table:table-cell>
          <table:table-cell office:value-type="float" office:value="0.029896">
            <text:p>0,029896</text:p>
          </table:table-cell>
          <table:table-cell table:number-columns-repeated="491"/>
        </table:table-row>
        <table:table-row table:style-name="ro2">
          <table:table-cell office:value-type="float" office:value="0.045726">
            <text:p>0,045726</text:p>
          </table:table-cell>
          <table:table-cell office:value-type="float" office:value="0.043874">
            <text:p>0,043874</text:p>
          </table:table-cell>
          <table:table-cell office:value-type="float" office:value="0.030521">
            <text:p>0,030521</text:p>
          </table:table-cell>
          <table:table-cell office:value-type="float" office:value="0.029076">
            <text:p>0,029076</text:p>
          </table:table-cell>
          <table:table-cell office:value-type="float" office:value="0.027582">
            <text:p>0,027582</text:p>
          </table:table-cell>
          <table:table-cell office:value-type="float" office:value="0.026092">
            <text:p>0,026092</text:p>
          </table:table-cell>
          <table:table-cell office:value-type="float" office:value="0.029474">
            <text:p>0,029474</text:p>
          </table:table-cell>
          <table:table-cell office:value-type="float" office:value="0.029782">
            <text:p>0,029782</text:p>
          </table:table-cell>
          <table:table-cell office:value-type="float" office:value="0.027906">
            <text:p>0,027906</text:p>
          </table:table-cell>
          <table:table-cell office:value-type="float" office:value="0.027677">
            <text:p>0,027677</text:p>
          </table:table-cell>
          <table:table-cell table:number-columns-repeated="491"/>
        </table:table-row>
        <table:table-row table:style-name="ro2">
          <table:table-cell office:value-type="float" office:value="0.043449">
            <text:p>0,043449</text:p>
          </table:table-cell>
          <table:table-cell office:value-type="float" office:value="0.041477">
            <text:p>0,041477</text:p>
          </table:table-cell>
          <table:table-cell office:value-type="float" office:value="0.032501">
            <text:p>0,032501</text:p>
          </table:table-cell>
          <table:table-cell office:value-type="float" office:value="0.028127">
            <text:p>0,028127</text:p>
          </table:table-cell>
          <table:table-cell office:value-type="float" office:value="0.027372">
            <text:p>0,027372</text:p>
          </table:table-cell>
          <table:table-cell office:value-type="float" office:value="0.02615">
            <text:p>0,02615</text:p>
          </table:table-cell>
          <table:table-cell office:value-type="float" office:value="0.029704">
            <text:p>0,029704</text:p>
          </table:table-cell>
          <table:table-cell office:value-type="float" office:value="0.031658">
            <text:p>0,031658</text:p>
          </table:table-cell>
          <table:table-cell office:value-type="float" office:value="0.030587">
            <text:p>0,030587</text:p>
          </table:table-cell>
          <table:table-cell office:value-type="float" office:value="0.026787">
            <text:p>0,026787</text:p>
          </table:table-cell>
          <table:table-cell table:number-columns-repeated="491"/>
        </table:table-row>
        <table:table-row table:style-name="ro2">
          <table:table-cell office:value-type="float" office:value="0.043934">
            <text:p>0,043934</text:p>
          </table:table-cell>
          <table:table-cell office:value-type="float" office:value="0.042873">
            <text:p>0,042873</text:p>
          </table:table-cell>
          <table:table-cell office:value-type="float" office:value="0.02759">
            <text:p>0,02759</text:p>
          </table:table-cell>
          <table:table-cell office:value-type="float" office:value="0.02879">
            <text:p>0,02879</text:p>
          </table:table-cell>
          <table:table-cell office:value-type="float" office:value="0.028919">
            <text:p>0,028919</text:p>
          </table:table-cell>
          <table:table-cell office:value-type="float" office:value="0.027722">
            <text:p>0,027722</text:p>
          </table:table-cell>
          <table:table-cell office:value-type="float" office:value="0.030988">
            <text:p>0,030988</text:p>
          </table:table-cell>
          <table:table-cell office:value-type="float" office:value="0.025744">
            <text:p>0,025744</text:p>
          </table:table-cell>
          <table:table-cell office:value-type="float" office:value="0.027524">
            <text:p>0,027524</text:p>
          </table:table-cell>
          <table:table-cell office:value-type="float" office:value="0.029453">
            <text:p>0,029453</text:p>
          </table:table-cell>
          <table:table-cell table:number-columns-repeated="491"/>
        </table:table-row>
        <table:table-row table:style-name="ro2">
          <table:table-cell office:value-type="float" office:value="0.046421">
            <text:p>0,046421</text:p>
          </table:table-cell>
          <table:table-cell office:value-type="float" office:value="0.043609">
            <text:p>0,043609</text:p>
          </table:table-cell>
          <table:table-cell office:value-type="float" office:value="0.029524">
            <text:p>0,029524</text:p>
          </table:table-cell>
          <table:table-cell office:value-type="float" office:value="0.031363">
            <text:p>0,031363</text:p>
          </table:table-cell>
          <table:table-cell office:value-type="float" office:value="0.028383">
            <text:p>0,028383</text:p>
          </table:table-cell>
          <table:table-cell office:value-type="float" office:value="0.026983">
            <text:p>0,026983</text:p>
          </table:table-cell>
          <table:table-cell office:value-type="float" office:value="0.029681">
            <text:p>0,029681</text:p>
          </table:table-cell>
          <table:table-cell office:value-type="float" office:value="0.028421">
            <text:p>0,028421</text:p>
          </table:table-cell>
          <table:table-cell office:value-type="float" office:value="0.028332">
            <text:p>0,028332</text:p>
          </table:table-cell>
          <table:table-cell office:value-type="float" office:value="0.02668">
            <text:p>0,02668</text:p>
          </table:table-cell>
          <table:table-cell table:number-columns-repeated="491"/>
        </table:table-row>
        <table:table-row table:style-name="ro2">
          <table:table-cell office:value-type="float" office:value="0.046143">
            <text:p>0,046143</text:p>
          </table:table-cell>
          <table:table-cell office:value-type="float" office:value="0.046546">
            <text:p>0,046546</text:p>
          </table:table-cell>
          <table:table-cell office:value-type="float" office:value="0.030363">
            <text:p>0,030363</text:p>
          </table:table-cell>
          <table:table-cell office:value-type="float" office:value="0.030225">
            <text:p>0,030225</text:p>
          </table:table-cell>
          <table:table-cell office:value-type="float" office:value="0.026458">
            <text:p>0,026458</text:p>
          </table:table-cell>
          <table:table-cell office:value-type="float" office:value="0.029999">
            <text:p>0,029999</text:p>
          </table:table-cell>
          <table:table-cell office:value-type="float" office:value="0.02878">
            <text:p>0,02878</text:p>
          </table:table-cell>
          <table:table-cell office:value-type="float" office:value="0.029367">
            <text:p>0,029367</text:p>
          </table:table-cell>
          <table:table-cell office:value-type="float" office:value="0.029914">
            <text:p>0,029914</text:p>
          </table:table-cell>
          <table:table-cell office:value-type="float" office:value="0.029521">
            <text:p>0,029521</text:p>
          </table:table-cell>
          <table:table-cell table:number-columns-repeated="491"/>
        </table:table-row>
        <table:table-row table:style-name="ro2">
          <table:table-cell office:value-type="float" office:value="0.044809">
            <text:p>0,044809</text:p>
          </table:table-cell>
          <table:table-cell office:value-type="float" office:value="0.043239">
            <text:p>0,043239</text:p>
          </table:table-cell>
          <table:table-cell office:value-type="float" office:value="0.028196">
            <text:p>0,028196</text:p>
          </table:table-cell>
          <table:table-cell office:value-type="float" office:value="0.029737">
            <text:p>0,029737</text:p>
          </table:table-cell>
          <table:table-cell office:value-type="float" office:value="0.027729">
            <text:p>0,027729</text:p>
          </table:table-cell>
          <table:table-cell office:value-type="float" office:value="0.027555">
            <text:p>0,027555</text:p>
          </table:table-cell>
          <table:table-cell office:value-type="float" office:value="0.03023">
            <text:p>0,03023</text:p>
          </table:table-cell>
          <table:table-cell office:value-type="float" office:value="0.026016">
            <text:p>0,026016</text:p>
          </table:table-cell>
          <table:table-cell office:value-type="float" office:value="0.027453">
            <text:p>0,027453</text:p>
          </table:table-cell>
          <table:table-cell office:value-type="float" office:value="0.030361">
            <text:p>0,030361</text:p>
          </table:table-cell>
          <table:table-cell table:number-columns-repeated="491"/>
        </table:table-row>
        <table:table-row table:style-name="ro2">
          <table:table-cell office:value-type="float" office:value="0.042343">
            <text:p>0,042343</text:p>
          </table:table-cell>
          <table:table-cell office:value-type="float" office:value="0.047708">
            <text:p>0,047708</text:p>
          </table:table-cell>
          <table:table-cell office:value-type="float" office:value="0.029906">
            <text:p>0,029906</text:p>
          </table:table-cell>
          <table:table-cell office:value-type="float" office:value="0.029316">
            <text:p>0,029316</text:p>
          </table:table-cell>
          <table:table-cell office:value-type="float" office:value="0.027807">
            <text:p>0,027807</text:p>
          </table:table-cell>
          <table:table-cell office:value-type="float" office:value="0.027837">
            <text:p>0,027837</text:p>
          </table:table-cell>
          <table:table-cell office:value-type="float" office:value="0.031049">
            <text:p>0,031049</text:p>
          </table:table-cell>
          <table:table-cell office:value-type="float" office:value="0.026297">
            <text:p>0,026297</text:p>
          </table:table-cell>
          <table:table-cell office:value-type="float" office:value="0.028919">
            <text:p>0,028919</text:p>
          </table:table-cell>
          <table:table-cell office:value-type="float" office:value="0.02904">
            <text:p>0,02904</text:p>
          </table:table-cell>
          <table:table-cell table:number-columns-repeated="491"/>
        </table:table-row>
        <table:table-row table:style-name="ro2">
          <table:table-cell office:value-type="float" office:value="0.044027">
            <text:p>0,044027</text:p>
          </table:table-cell>
          <table:table-cell office:value-type="float" office:value="0.044406">
            <text:p>0,044406</text:p>
          </table:table-cell>
          <table:table-cell office:value-type="float" office:value="0.030609">
            <text:p>0,030609</text:p>
          </table:table-cell>
          <table:table-cell office:value-type="float" office:value="0.027749">
            <text:p>0,027749</text:p>
          </table:table-cell>
          <table:table-cell office:value-type="float" office:value="0.027835">
            <text:p>0,027835</text:p>
          </table:table-cell>
          <table:table-cell office:value-type="float" office:value="0.028375">
            <text:p>0,028375</text:p>
          </table:table-cell>
          <table:table-cell office:value-type="float" office:value="0.030628">
            <text:p>0,030628</text:p>
          </table:table-cell>
          <table:table-cell office:value-type="float" office:value="0.029683">
            <text:p>0,029683</text:p>
          </table:table-cell>
          <table:table-cell office:value-type="float" office:value="0.029912">
            <text:p>0,029912</text:p>
          </table:table-cell>
          <table:table-cell office:value-type="float" office:value="0.030762">
            <text:p>0,030762</text:p>
          </table:table-cell>
          <table:table-cell table:number-columns-repeated="491"/>
        </table:table-row>
        <table:table-row table:style-name="ro2">
          <table:table-cell office:value-type="float" office:value="0.044505">
            <text:p>0,044505</text:p>
          </table:table-cell>
          <table:table-cell office:value-type="float" office:value="0.044294">
            <text:p>0,044294</text:p>
          </table:table-cell>
          <table:table-cell office:value-type="float" office:value="0.029845">
            <text:p>0,029845</text:p>
          </table:table-cell>
          <table:table-cell office:value-type="float" office:value="0.030901">
            <text:p>0,030901</text:p>
          </table:table-cell>
          <table:table-cell office:value-type="float" office:value="0.029044">
            <text:p>0,029044</text:p>
          </table:table-cell>
          <table:table-cell office:value-type="float" office:value="0.027894">
            <text:p>0,027894</text:p>
          </table:table-cell>
          <table:table-cell office:value-type="float" office:value="0.027759">
            <text:p>0,027759</text:p>
          </table:table-cell>
          <table:table-cell office:value-type="float" office:value="0.027602">
            <text:p>0,027602</text:p>
          </table:table-cell>
          <table:table-cell office:value-type="float" office:value="0.028195">
            <text:p>0,028195</text:p>
          </table:table-cell>
          <table:table-cell office:value-type="float" office:value="0.025076">
            <text:p>0,025076</text:p>
          </table:table-cell>
          <table:table-cell table:number-columns-repeated="491"/>
        </table:table-row>
        <table:table-row table:style-name="ro2">
          <table:table-cell office:value-type="float" office:value="0.045454">
            <text:p>0,045454</text:p>
          </table:table-cell>
          <table:table-cell office:value-type="float" office:value="0.044384">
            <text:p>0,044384</text:p>
          </table:table-cell>
          <table:table-cell office:value-type="float" office:value="0.029766">
            <text:p>0,029766</text:p>
          </table:table-cell>
          <table:table-cell office:value-type="float" office:value="0.030925">
            <text:p>0,030925</text:p>
          </table:table-cell>
          <table:table-cell office:value-type="float" office:value="0.027929">
            <text:p>0,027929</text:p>
          </table:table-cell>
          <table:table-cell office:value-type="float" office:value="0.025503">
            <text:p>0,025503</text:p>
          </table:table-cell>
          <table:table-cell office:value-type="float" office:value="0.027991">
            <text:p>0,027991</text:p>
          </table:table-cell>
          <table:table-cell office:value-type="float" office:value="0.029741">
            <text:p>0,029741</text:p>
          </table:table-cell>
          <table:table-cell office:value-type="float" office:value="0.029597">
            <text:p>0,029597</text:p>
          </table:table-cell>
          <table:table-cell office:value-type="float" office:value="0.027282">
            <text:p>0,027282</text:p>
          </table:table-cell>
          <table:table-cell table:number-columns-repeated="491"/>
        </table:table-row>
        <table:table-row table:style-name="ro2">
          <table:table-cell office:value-type="float" office:value="0.040812">
            <text:p>0,040812</text:p>
          </table:table-cell>
          <table:table-cell office:value-type="float" office:value="0.047134">
            <text:p>0,047134</text:p>
          </table:table-cell>
          <table:table-cell office:value-type="float" office:value="0.028172">
            <text:p>0,028172</text:p>
          </table:table-cell>
          <table:table-cell office:value-type="float" office:value="0.029886">
            <text:p>0,029886</text:p>
          </table:table-cell>
          <table:table-cell office:value-type="float" office:value="0.028265">
            <text:p>0,028265</text:p>
          </table:table-cell>
          <table:table-cell office:value-type="float" office:value="0.029666">
            <text:p>0,029666</text:p>
          </table:table-cell>
          <table:table-cell office:value-type="float" office:value="0.029105">
            <text:p>0,029105</text:p>
          </table:table-cell>
          <table:table-cell office:value-type="float" office:value="0.029976">
            <text:p>0,029976</text:p>
          </table:table-cell>
          <table:table-cell office:value-type="float" office:value="0.029048">
            <text:p>0,029048</text:p>
          </table:table-cell>
          <table:table-cell office:value-type="float" office:value="0.02889">
            <text:p>0,02889</text:p>
          </table:table-cell>
          <table:table-cell table:number-columns-repeated="491"/>
        </table:table-row>
        <table:table-row table:style-name="ro2">
          <table:table-cell office:value-type="float" office:value="0.04075">
            <text:p>0,04075</text:p>
          </table:table-cell>
          <table:table-cell office:value-type="float" office:value="0.044394">
            <text:p>0,044394</text:p>
          </table:table-cell>
          <table:table-cell office:value-type="float" office:value="0.028984">
            <text:p>0,028984</text:p>
          </table:table-cell>
          <table:table-cell office:value-type="float" office:value="0.028564">
            <text:p>0,028564</text:p>
          </table:table-cell>
          <table:table-cell office:value-type="float" office:value="0.028471">
            <text:p>0,028471</text:p>
          </table:table-cell>
          <table:table-cell office:value-type="float" office:value="0.02864">
            <text:p>0,02864</text:p>
          </table:table-cell>
          <table:table-cell office:value-type="float" office:value="0.032508">
            <text:p>0,032508</text:p>
          </table:table-cell>
          <table:table-cell office:value-type="float" office:value="0.026745">
            <text:p>0,026745</text:p>
          </table:table-cell>
          <table:table-cell office:value-type="float" office:value="0.029291">
            <text:p>0,029291</text:p>
          </table:table-cell>
          <table:table-cell office:value-type="float" office:value="0.029872">
            <text:p>0,029872</text:p>
          </table:table-cell>
          <table:table-cell table:number-columns-repeated="491"/>
        </table:table-row>
        <table:table-row table:style-name="ro2">
          <table:table-cell office:value-type="float" office:value="0.045885">
            <text:p>0,045885</text:p>
          </table:table-cell>
          <table:table-cell office:value-type="float" office:value="0.045691">
            <text:p>0,045691</text:p>
          </table:table-cell>
          <table:table-cell office:value-type="float" office:value="0.03067">
            <text:p>0,03067</text:p>
          </table:table-cell>
          <table:table-cell office:value-type="float" office:value="0.028557">
            <text:p>0,028557</text:p>
          </table:table-cell>
          <table:table-cell office:value-type="float" office:value="0.028294">
            <text:p>0,028294</text:p>
          </table:table-cell>
          <table:table-cell office:value-type="float" office:value="0.027179">
            <text:p>0,027179</text:p>
          </table:table-cell>
          <table:table-cell office:value-type="float" office:value="0.030096">
            <text:p>0,030096</text:p>
          </table:table-cell>
          <table:table-cell office:value-type="float" office:value="0.030979">
            <text:p>0,030979</text:p>
          </table:table-cell>
          <table:table-cell office:value-type="float" office:value="0.02848">
            <text:p>0,02848</text:p>
          </table:table-cell>
          <table:table-cell office:value-type="float" office:value="0.02889">
            <text:p>0,02889</text:p>
          </table:table-cell>
          <table:table-cell table:number-columns-repeated="491"/>
        </table:table-row>
        <table:table-row table:style-name="ro2">
          <table:table-cell office:value-type="float" office:value="0.044709">
            <text:p>0,044709</text:p>
          </table:table-cell>
          <table:table-cell office:value-type="float" office:value="0.045268">
            <text:p>0,045268</text:p>
          </table:table-cell>
          <table:table-cell office:value-type="float" office:value="0.029869">
            <text:p>0,029869</text:p>
          </table:table-cell>
          <table:table-cell office:value-type="float" office:value="0.028093">
            <text:p>0,028093</text:p>
          </table:table-cell>
          <table:table-cell office:value-type="float" office:value="0.027107">
            <text:p>0,027107</text:p>
          </table:table-cell>
          <table:table-cell office:value-type="float" office:value="0.028305">
            <text:p>0,028305</text:p>
          </table:table-cell>
          <table:table-cell office:value-type="float" office:value="0.030496">
            <text:p>0,030496</text:p>
          </table:table-cell>
          <table:table-cell office:value-type="float" office:value="0.025729">
            <text:p>0,025729</text:p>
          </table:table-cell>
          <table:table-cell office:value-type="float" office:value="0.026807">
            <text:p>0,026807</text:p>
          </table:table-cell>
          <table:table-cell office:value-type="float" office:value="0.030186">
            <text:p>0,030186</text:p>
          </table:table-cell>
          <table:table-cell table:number-columns-repeated="491"/>
        </table:table-row>
        <table:table-row table:style-name="ro2">
          <table:table-cell office:value-type="float" office:value="0.044437">
            <text:p>0,044437</text:p>
          </table:table-cell>
          <table:table-cell office:value-type="float" office:value="0.04229">
            <text:p>0,04229</text:p>
          </table:table-cell>
          <table:table-cell office:value-type="float" office:value="0.029066">
            <text:p>0,029066</text:p>
          </table:table-cell>
          <table:table-cell office:value-type="float" office:value="0.027428">
            <text:p>0,027428</text:p>
          </table:table-cell>
          <table:table-cell office:value-type="float" office:value="0.028642">
            <text:p>0,028642</text:p>
          </table:table-cell>
          <table:table-cell office:value-type="float" office:value="0.028959">
            <text:p>0,028959</text:p>
          </table:table-cell>
          <table:table-cell office:value-type="float" office:value="0.02892">
            <text:p>0,02892</text:p>
          </table:table-cell>
          <table:table-cell office:value-type="float" office:value="0.027209">
            <text:p>0,027209</text:p>
          </table:table-cell>
          <table:table-cell office:value-type="float" office:value="0.030026">
            <text:p>0,030026</text:p>
          </table:table-cell>
          <table:table-cell office:value-type="float" office:value="0.028302">
            <text:p>0,028302</text:p>
          </table:table-cell>
          <table:table-cell table:number-columns-repeated="491"/>
        </table:table-row>
        <table:table-row table:style-name="ro2">
          <table:table-cell office:value-type="float" office:value="0.043697">
            <text:p>0,043697</text:p>
          </table:table-cell>
          <table:table-cell office:value-type="float" office:value="0.044272">
            <text:p>0,044272</text:p>
          </table:table-cell>
          <table:table-cell office:value-type="float" office:value="0.030943">
            <text:p>0,030943</text:p>
          </table:table-cell>
          <table:table-cell office:value-type="float" office:value="0.027886">
            <text:p>0,027886</text:p>
          </table:table-cell>
          <table:table-cell office:value-type="float" office:value="0.029332">
            <text:p>0,029332</text:p>
          </table:table-cell>
          <table:table-cell office:value-type="float" office:value="0.028992">
            <text:p>0,028992</text:p>
          </table:table-cell>
          <table:table-cell office:value-type="float" office:value="0.030037">
            <text:p>0,030037</text:p>
          </table:table-cell>
          <table:table-cell office:value-type="float" office:value="0.028808">
            <text:p>0,028808</text:p>
          </table:table-cell>
          <table:table-cell office:value-type="float" office:value="0.028673">
            <text:p>0,028673</text:p>
          </table:table-cell>
          <table:table-cell office:value-type="float" office:value="0.029662">
            <text:p>0,029662</text:p>
          </table:table-cell>
          <table:table-cell table:number-columns-repeated="491"/>
        </table:table-row>
        <table:table-row table:style-name="ro2">
          <table:table-cell office:value-type="float" office:value="0.045433">
            <text:p>0,045433</text:p>
          </table:table-cell>
          <table:table-cell office:value-type="float" office:value="0.04551">
            <text:p>0,04551</text:p>
          </table:table-cell>
          <table:table-cell office:value-type="float" office:value="0.02965">
            <text:p>0,02965</text:p>
          </table:table-cell>
          <table:table-cell office:value-type="float" office:value="0.034403">
            <text:p>0,034403</text:p>
          </table:table-cell>
          <table:table-cell office:value-type="float" office:value="0.027512">
            <text:p>0,027512</text:p>
          </table:table-cell>
          <table:table-cell office:value-type="float" office:value="0.026352">
            <text:p>0,026352</text:p>
          </table:table-cell>
          <table:table-cell office:value-type="float" office:value="0.029774">
            <text:p>0,029774</text:p>
          </table:table-cell>
          <table:table-cell office:value-type="float" office:value="0.031099">
            <text:p>0,031099</text:p>
          </table:table-cell>
          <table:table-cell office:value-type="float" office:value="0.028395">
            <text:p>0,028395</text:p>
          </table:table-cell>
          <table:table-cell office:value-type="float" office:value="0.028007">
            <text:p>0,028007</text:p>
          </table:table-cell>
          <table:table-cell table:number-columns-repeated="491"/>
        </table:table-row>
        <table:table-row table:style-name="ro2">
          <table:table-cell office:value-type="float" office:value="0.04549">
            <text:p>0,04549</text:p>
          </table:table-cell>
          <table:table-cell office:value-type="float" office:value="0.043391">
            <text:p>0,043391</text:p>
          </table:table-cell>
          <table:table-cell office:value-type="float" office:value="0.03119">
            <text:p>0,03119</text:p>
          </table:table-cell>
          <table:table-cell office:value-type="float" office:value="0.029792">
            <text:p>0,029792</text:p>
          </table:table-cell>
          <table:table-cell office:value-type="float" office:value="0.02795">
            <text:p>0,02795</text:p>
          </table:table-cell>
          <table:table-cell office:value-type="float" office:value="0.026264">
            <text:p>0,026264</text:p>
          </table:table-cell>
          <table:table-cell office:value-type="float" office:value="0.03038">
            <text:p>0,03038</text:p>
          </table:table-cell>
          <table:table-cell office:value-type="float" office:value="0.033657">
            <text:p>0,033657</text:p>
          </table:table-cell>
          <table:table-cell office:value-type="float" office:value="0.028756">
            <text:p>0,028756</text:p>
          </table:table-cell>
          <table:table-cell office:value-type="float" office:value="0.027097">
            <text:p>0,027097</text:p>
          </table:table-cell>
          <table:table-cell table:number-columns-repeated="491"/>
        </table:table-row>
        <table:table-row table:style-name="ro2">
          <table:table-cell office:value-type="float" office:value="0.043418">
            <text:p>0,043418</text:p>
          </table:table-cell>
          <table:table-cell office:value-type="float" office:value="0.047911">
            <text:p>0,047911</text:p>
          </table:table-cell>
          <table:table-cell office:value-type="float" office:value="0.032176">
            <text:p>0,032176</text:p>
          </table:table-cell>
          <table:table-cell office:value-type="float" office:value="0.032577">
            <text:p>0,032577</text:p>
          </table:table-cell>
          <table:table-cell office:value-type="float" office:value="0.027292">
            <text:p>0,027292</text:p>
          </table:table-cell>
          <table:table-cell office:value-type="float" office:value="0.030338">
            <text:p>0,030338</text:p>
          </table:table-cell>
          <table:table-cell office:value-type="float" office:value="0.030705">
            <text:p>0,030705</text:p>
          </table:table-cell>
          <table:table-cell office:value-type="float" office:value="0.029241">
            <text:p>0,029241</text:p>
          </table:table-cell>
          <table:table-cell office:value-type="float" office:value="0.029762">
            <text:p>0,029762</text:p>
          </table:table-cell>
          <table:table-cell office:value-type="float" office:value="0.027204">
            <text:p>0,027204</text:p>
          </table:table-cell>
          <table:table-cell table:number-columns-repeated="491"/>
        </table:table-row>
        <table:table-row table:style-name="ro2">
          <table:table-cell office:value-type="float" office:value="0.041168">
            <text:p>0,041168</text:p>
          </table:table-cell>
          <table:table-cell office:value-type="float" office:value="0.045502">
            <text:p>0,045502</text:p>
          </table:table-cell>
          <table:table-cell office:value-type="float" office:value="0.029321">
            <text:p>0,029321</text:p>
          </table:table-cell>
          <table:table-cell office:value-type="float" office:value="0.029953">
            <text:p>0,029953</text:p>
          </table:table-cell>
          <table:table-cell office:value-type="float" office:value="0.026896">
            <text:p>0,026896</text:p>
          </table:table-cell>
          <table:table-cell office:value-type="float" office:value="0.026781">
            <text:p>0,026781</text:p>
          </table:table-cell>
          <table:table-cell office:value-type="float" office:value="0.02824">
            <text:p>0,02824</text:p>
          </table:table-cell>
          <table:table-cell office:value-type="float" office:value="0.029195">
            <text:p>0,029195</text:p>
          </table:table-cell>
          <table:table-cell office:value-type="float" office:value="0.029134">
            <text:p>0,029134</text:p>
          </table:table-cell>
          <table:table-cell office:value-type="float" office:value="0.029862">
            <text:p>0,029862</text:p>
          </table:table-cell>
          <table:table-cell table:number-columns-repeated="491"/>
        </table:table-row>
        <table:table-row table:style-name="ro2">
          <table:table-cell office:value-type="float" office:value="0.044648">
            <text:p>0,044648</text:p>
          </table:table-cell>
          <table:table-cell office:value-type="float" office:value="0.041667">
            <text:p>0,041667</text:p>
          </table:table-cell>
          <table:table-cell office:value-type="float" office:value="0.031476">
            <text:p>0,031476</text:p>
          </table:table-cell>
          <table:table-cell office:value-type="float" office:value="0.029155">
            <text:p>0,029155</text:p>
          </table:table-cell>
          <table:table-cell office:value-type="float" office:value="0.029248">
            <text:p>0,029248</text:p>
          </table:table-cell>
          <table:table-cell office:value-type="float" office:value="0.027537">
            <text:p>0,027537</text:p>
          </table:table-cell>
          <table:table-cell office:value-type="float" office:value="0.030545">
            <text:p>0,030545</text:p>
          </table:table-cell>
          <table:table-cell office:value-type="float" office:value="0.032495">
            <text:p>0,032495</text:p>
          </table:table-cell>
          <table:table-cell office:value-type="float" office:value="0.029037">
            <text:p>0,029037</text:p>
          </table:table-cell>
          <table:table-cell office:value-type="float" office:value="0.026378">
            <text:p>0,026378</text:p>
          </table:table-cell>
          <table:table-cell table:number-columns-repeated="491"/>
        </table:table-row>
        <table:table-row table:style-name="ro2">
          <table:table-cell office:value-type="float" office:value="0.047163">
            <text:p>0,047163</text:p>
          </table:table-cell>
          <table:table-cell office:value-type="float" office:value="0.039304">
            <text:p>0,039304</text:p>
          </table:table-cell>
          <table:table-cell office:value-type="float" office:value="0.029028">
            <text:p>0,029028</text:p>
          </table:table-cell>
          <table:table-cell office:value-type="float" office:value="0.028448">
            <text:p>0,028448</text:p>
          </table:table-cell>
          <table:table-cell office:value-type="float" office:value="0.029013">
            <text:p>0,029013</text:p>
          </table:table-cell>
          <table:table-cell office:value-type="float" office:value="0.028998">
            <text:p>0,028998</text:p>
          </table:table-cell>
          <table:table-cell office:value-type="float" office:value="0.031644">
            <text:p>0,031644</text:p>
          </table:table-cell>
          <table:table-cell office:value-type="float" office:value="0.027085">
            <text:p>0,027085</text:p>
          </table:table-cell>
          <table:table-cell office:value-type="float" office:value="0.029695">
            <text:p>0,029695</text:p>
          </table:table-cell>
          <table:table-cell office:value-type="float" office:value="0.029614">
            <text:p>0,029614</text:p>
          </table:table-cell>
          <table:table-cell table:number-columns-repeated="491"/>
        </table:table-row>
        <table:table-row table:style-name="ro2">
          <table:table-cell office:value-type="float" office:value="0.043667">
            <text:p>0,043667</text:p>
          </table:table-cell>
          <table:table-cell office:value-type="float" office:value="0.042148">
            <text:p>0,042148</text:p>
          </table:table-cell>
          <table:table-cell office:value-type="float" office:value="0.029822">
            <text:p>0,029822</text:p>
          </table:table-cell>
          <table:table-cell office:value-type="float" office:value="0.032408">
            <text:p>0,032408</text:p>
          </table:table-cell>
          <table:table-cell office:value-type="float" office:value="0.027429">
            <text:p>0,027429</text:p>
          </table:table-cell>
          <table:table-cell office:value-type="float" office:value="0.027298">
            <text:p>0,027298</text:p>
          </table:table-cell>
          <table:table-cell office:value-type="float" office:value="0.031377">
            <text:p>0,031377</text:p>
          </table:table-cell>
          <table:table-cell office:value-type="float" office:value="0.031484">
            <text:p>0,031484</text:p>
          </table:table-cell>
          <table:table-cell office:value-type="float" office:value="0.030824">
            <text:p>0,030824</text:p>
          </table:table-cell>
          <table:table-cell office:value-type="float" office:value="0.027441">
            <text:p>0,027441</text:p>
          </table:table-cell>
          <table:table-cell table:number-columns-repeated="491"/>
        </table:table-row>
        <table:table-row table:style-name="ro2">
          <table:table-cell office:value-type="float" office:value="0.041465">
            <text:p>0,041465</text:p>
          </table:table-cell>
          <table:table-cell office:value-type="float" office:value="0.045885">
            <text:p>0,045885</text:p>
          </table:table-cell>
          <table:table-cell office:value-type="float" office:value="0.029363">
            <text:p>0,029363</text:p>
          </table:table-cell>
          <table:table-cell office:value-type="float" office:value="0.029023">
            <text:p>0,029023</text:p>
          </table:table-cell>
          <table:table-cell office:value-type="float" office:value="0.027349">
            <text:p>0,027349</text:p>
          </table:table-cell>
          <table:table-cell office:value-type="float" office:value="0.025977">
            <text:p>0,025977</text:p>
          </table:table-cell>
          <table:table-cell office:value-type="float" office:value="0.030557">
            <text:p>0,030557</text:p>
          </table:table-cell>
          <table:table-cell office:value-type="float" office:value="0.028836">
            <text:p>0,028836</text:p>
          </table:table-cell>
          <table:table-cell office:value-type="float" office:value="0.029241">
            <text:p>0,029241</text:p>
          </table:table-cell>
          <table:table-cell office:value-type="float" office:value="0.027962">
            <text:p>0,027962</text:p>
          </table:table-cell>
          <table:table-cell table:number-columns-repeated="491"/>
        </table:table-row>
        <table:table-row table:style-name="ro2">
          <table:table-cell office:value-type="float" office:value="0.04425">
            <text:p>0,04425</text:p>
          </table:table-cell>
          <table:table-cell office:value-type="float" office:value="0.04395">
            <text:p>0,04395</text:p>
          </table:table-cell>
          <table:table-cell office:value-type="float" office:value="0.03231">
            <text:p>0,03231</text:p>
          </table:table-cell>
          <table:table-cell office:value-type="float" office:value="0.028201">
            <text:p>0,028201</text:p>
          </table:table-cell>
          <table:table-cell office:value-type="float" office:value="0.029222">
            <text:p>0,029222</text:p>
          </table:table-cell>
          <table:table-cell office:value-type="float" office:value="0.029606">
            <text:p>0,029606</text:p>
          </table:table-cell>
          <table:table-cell office:value-type="float" office:value="0.030105">
            <text:p>0,030105</text:p>
          </table:table-cell>
          <table:table-cell office:value-type="float" office:value="0.03179">
            <text:p>0,03179</text:p>
          </table:table-cell>
          <table:table-cell office:value-type="float" office:value="0.029563">
            <text:p>0,029563</text:p>
          </table:table-cell>
          <table:table-cell office:value-type="float" office:value="0.030954">
            <text:p>0,030954</text:p>
          </table:table-cell>
          <table:table-cell table:number-columns-repeated="491"/>
        </table:table-row>
        <table:table-row table:style-name="ro2">
          <table:table-cell office:value-type="float" office:value="0.045888">
            <text:p>0,045888</text:p>
          </table:table-cell>
          <table:table-cell office:value-type="float" office:value="0.043299">
            <text:p>0,043299</text:p>
          </table:table-cell>
          <table:table-cell office:value-type="float" office:value="0.028275">
            <text:p>0,028275</text:p>
          </table:table-cell>
          <table:table-cell office:value-type="float" office:value="0.027363">
            <text:p>0,027363</text:p>
          </table:table-cell>
          <table:table-cell office:value-type="float" office:value="0.028677">
            <text:p>0,028677</text:p>
          </table:table-cell>
          <table:table-cell office:value-type="float" office:value="0.027094">
            <text:p>0,027094</text:p>
          </table:table-cell>
          <table:table-cell office:value-type="float" office:value="0.030281">
            <text:p>0,030281</text:p>
          </table:table-cell>
          <table:table-cell office:value-type="float" office:value="0.030338">
            <text:p>0,030338</text:p>
          </table:table-cell>
          <table:table-cell office:value-type="float" office:value="0.028873">
            <text:p>0,028873</text:p>
          </table:table-cell>
          <table:table-cell office:value-type="float" office:value="0.027646">
            <text:p>0,027646</text:p>
          </table:table-cell>
          <table:table-cell table:number-columns-repeated="491"/>
        </table:table-row>
        <table:table-row table:style-name="ro2">
          <table:table-cell office:value-type="float" office:value="0.04118">
            <text:p>0,04118</text:p>
          </table:table-cell>
          <table:table-cell office:value-type="float" office:value="0.044954">
            <text:p>0,044954</text:p>
          </table:table-cell>
          <table:table-cell office:value-type="float" office:value="0.031493">
            <text:p>0,031493</text:p>
          </table:table-cell>
          <table:table-cell office:value-type="float" office:value="0.027014">
            <text:p>0,027014</text:p>
          </table:table-cell>
          <table:table-cell office:value-type="float" office:value="0.027606">
            <text:p>0,027606</text:p>
          </table:table-cell>
          <table:table-cell office:value-type="float" office:value="0.028969">
            <text:p>0,028969</text:p>
          </table:table-cell>
          <table:table-cell office:value-type="float" office:value="0.031976">
            <text:p>0,031976</text:p>
          </table:table-cell>
          <table:table-cell office:value-type="float" office:value="0.025129">
            <text:p>0,025129</text:p>
          </table:table-cell>
          <table:table-cell office:value-type="float" office:value="0.027929">
            <text:p>0,027929</text:p>
          </table:table-cell>
          <table:table-cell office:value-type="float" office:value="0.028593">
            <text:p>0,028593</text:p>
          </table:table-cell>
          <table:table-cell table:number-columns-repeated="491"/>
        </table:table-row>
        <table:table-row table:style-name="ro2">
          <table:table-cell office:value-type="float" office:value="0.042939">
            <text:p>0,042939</text:p>
          </table:table-cell>
          <table:table-cell office:value-type="float" office:value="0.044909">
            <text:p>0,044909</text:p>
          </table:table-cell>
          <table:table-cell office:value-type="float" office:value="0.029012">
            <text:p>0,029012</text:p>
          </table:table-cell>
          <table:table-cell office:value-type="float" office:value="0.028048">
            <text:p>0,028048</text:p>
          </table:table-cell>
          <table:table-cell office:value-type="float" office:value="0.026694">
            <text:p>0,026694</text:p>
          </table:table-cell>
          <table:table-cell office:value-type="float" office:value="0.027179">
            <text:p>0,027179</text:p>
          </table:table-cell>
          <table:table-cell office:value-type="float" office:value="0.030675">
            <text:p>0,030675</text:p>
          </table:table-cell>
          <table:table-cell office:value-type="float" office:value="0.028693">
            <text:p>0,028693</text:p>
          </table:table-cell>
          <table:table-cell office:value-type="float" office:value="0.029088">
            <text:p>0,029088</text:p>
          </table:table-cell>
          <table:table-cell office:value-type="float" office:value="0.028586">
            <text:p>0,028586</text:p>
          </table:table-cell>
          <table:table-cell table:number-columns-repeated="491"/>
        </table:table-row>
        <table:table-row table:style-name="ro2">
          <table:table-cell office:value-type="float" office:value="0.045702">
            <text:p>0,045702</text:p>
          </table:table-cell>
          <table:table-cell office:value-type="float" office:value="0.044789">
            <text:p>0,044789</text:p>
          </table:table-cell>
          <table:table-cell office:value-type="float" office:value="0.029183">
            <text:p>0,029183</text:p>
          </table:table-cell>
          <table:table-cell office:value-type="float" office:value="0.033244">
            <text:p>0,033244</text:p>
          </table:table-cell>
          <table:table-cell office:value-type="float" office:value="0.02794">
            <text:p>0,02794</text:p>
          </table:table-cell>
          <table:table-cell office:value-type="float" office:value="0.026477">
            <text:p>0,026477</text:p>
          </table:table-cell>
          <table:table-cell office:value-type="float" office:value="0.029134">
            <text:p>0,029134</text:p>
          </table:table-cell>
          <table:table-cell office:value-type="float" office:value="0.029359">
            <text:p>0,029359</text:p>
          </table:table-cell>
          <table:table-cell office:value-type="float" office:value="0.029594">
            <text:p>0,029594</text:p>
          </table:table-cell>
          <table:table-cell office:value-type="float" office:value="0.029035">
            <text:p>0,029035</text:p>
          </table:table-cell>
          <table:table-cell table:number-columns-repeated="491"/>
        </table:table-row>
        <table:table-row table:style-name="ro2">
          <table:table-cell office:value-type="float" office:value="0.04494">
            <text:p>0,04494</text:p>
          </table:table-cell>
          <table:table-cell office:value-type="float" office:value="0.043815">
            <text:p>0,043815</text:p>
          </table:table-cell>
          <table:table-cell office:value-type="float" office:value="0.031083">
            <text:p>0,031083</text:p>
          </table:table-cell>
          <table:table-cell office:value-type="float" office:value="0.03187">
            <text:p>0,03187</text:p>
          </table:table-cell>
          <table:table-cell office:value-type="float" office:value="0.027578">
            <text:p>0,027578</text:p>
          </table:table-cell>
          <table:table-cell office:value-type="float" office:value="0.026196">
            <text:p>0,026196</text:p>
          </table:table-cell>
          <table:table-cell office:value-type="float" office:value="0.02947">
            <text:p>0,02947</text:p>
          </table:table-cell>
          <table:table-cell office:value-type="float" office:value="0.028763">
            <text:p>0,028763</text:p>
          </table:table-cell>
          <table:table-cell office:value-type="float" office:value="0.028176">
            <text:p>0,028176</text:p>
          </table:table-cell>
          <table:table-cell office:value-type="float" office:value="0.029818">
            <text:p>0,029818</text:p>
          </table:table-cell>
          <table:table-cell table:number-columns-repeated="491"/>
        </table:table-row>
        <table:table-row table:style-name="ro2">
          <table:table-cell office:value-type="float" office:value="0.045279">
            <text:p>0,045279</text:p>
          </table:table-cell>
          <table:table-cell office:value-type="float" office:value="0.039748">
            <text:p>0,039748</text:p>
          </table:table-cell>
          <table:table-cell office:value-type="float" office:value="0.029315">
            <text:p>0,029315</text:p>
          </table:table-cell>
          <table:table-cell office:value-type="float" office:value="0.032447">
            <text:p>0,032447</text:p>
          </table:table-cell>
          <table:table-cell office:value-type="float" office:value="0.027182">
            <text:p>0,027182</text:p>
          </table:table-cell>
          <table:table-cell office:value-type="float" office:value="0.02815">
            <text:p>0,02815</text:p>
          </table:table-cell>
          <table:table-cell office:value-type="float" office:value="0.030358">
            <text:p>0,030358</text:p>
          </table:table-cell>
          <table:table-cell office:value-type="float" office:value="0.030992">
            <text:p>0,030992</text:p>
          </table:table-cell>
          <table:table-cell office:value-type="float" office:value="0.028193">
            <text:p>0,028193</text:p>
          </table:table-cell>
          <table:table-cell office:value-type="float" office:value="0.030389">
            <text:p>0,030389</text:p>
          </table:table-cell>
          <table:table-cell table:number-columns-repeated="491"/>
        </table:table-row>
        <table:table-row table:style-name="ro2">
          <table:table-cell office:value-type="float" office:value="0.044535">
            <text:p>0,044535</text:p>
          </table:table-cell>
          <table:table-cell office:value-type="float" office:value="0.044494">
            <text:p>0,044494</text:p>
          </table:table-cell>
          <table:table-cell office:value-type="float" office:value="0.028573">
            <text:p>0,028573</text:p>
          </table:table-cell>
          <table:table-cell office:value-type="float" office:value="0.030035">
            <text:p>0,030035</text:p>
          </table:table-cell>
          <table:table-cell office:value-type="float" office:value="0.026532">
            <text:p>0,026532</text:p>
          </table:table-cell>
          <table:table-cell office:value-type="float" office:value="0.029803">
            <text:p>0,029803</text:p>
          </table:table-cell>
          <table:table-cell office:value-type="float" office:value="0.030987">
            <text:p>0,030987</text:p>
          </table:table-cell>
          <table:table-cell office:value-type="float" office:value="0.028429">
            <text:p>0,028429</text:p>
          </table:table-cell>
          <table:table-cell office:value-type="float" office:value="0.030469">
            <text:p>0,030469</text:p>
          </table:table-cell>
          <table:table-cell office:value-type="float" office:value="0.029992">
            <text:p>0,029992</text:p>
          </table:table-cell>
          <table:table-cell table:number-columns-repeated="491"/>
        </table:table-row>
        <table:table-row table:style-name="ro2">
          <table:table-cell office:value-type="float" office:value="0.04411">
            <text:p>0,04411</text:p>
          </table:table-cell>
          <table:table-cell office:value-type="float" office:value="0.04594">
            <text:p>0,04594</text:p>
          </table:table-cell>
          <table:table-cell office:value-type="float" office:value="0.029149">
            <text:p>0,029149</text:p>
          </table:table-cell>
          <table:table-cell office:value-type="float" office:value="0.030661">
            <text:p>0,030661</text:p>
          </table:table-cell>
          <table:table-cell office:value-type="float" office:value="0.027301">
            <text:p>0,027301</text:p>
          </table:table-cell>
          <table:table-cell office:value-type="float" office:value="0.027479">
            <text:p>0,027479</text:p>
          </table:table-cell>
          <table:table-cell office:value-type="float" office:value="0.028259">
            <text:p>0,028259</text:p>
          </table:table-cell>
          <table:table-cell office:value-type="float" office:value="0.029301">
            <text:p>0,029301</text:p>
          </table:table-cell>
          <table:table-cell office:value-type="float" office:value="0.027877">
            <text:p>0,027877</text:p>
          </table:table-cell>
          <table:table-cell office:value-type="float" office:value="0.028119">
            <text:p>0,028119</text:p>
          </table:table-cell>
          <table:table-cell table:number-columns-repeated="491"/>
        </table:table-row>
        <table:table-row table:style-name="ro2">
          <table:table-cell office:value-type="float" office:value="0.043022">
            <text:p>0,043022</text:p>
          </table:table-cell>
          <table:table-cell office:value-type="float" office:value="0.041651">
            <text:p>0,041651</text:p>
          </table:table-cell>
          <table:table-cell office:value-type="float" office:value="0.029924">
            <text:p>0,029924</text:p>
          </table:table-cell>
          <table:table-cell office:value-type="float" office:value="0.031321">
            <text:p>0,031321</text:p>
          </table:table-cell>
          <table:table-cell office:value-type="float" office:value="0.028919">
            <text:p>0,028919</text:p>
          </table:table-cell>
          <table:table-cell office:value-type="float" office:value="0.029647">
            <text:p>0,029647</text:p>
          </table:table-cell>
          <table:table-cell office:value-type="float" office:value="0.029897">
            <text:p>0,029897</text:p>
          </table:table-cell>
          <table:table-cell office:value-type="float" office:value="0.029872">
            <text:p>0,029872</text:p>
          </table:table-cell>
          <table:table-cell office:value-type="float" office:value="0.029024">
            <text:p>0,029024</text:p>
          </table:table-cell>
          <table:table-cell office:value-type="float" office:value="0.027147">
            <text:p>0,027147</text:p>
          </table:table-cell>
          <table:table-cell table:number-columns-repeated="491"/>
        </table:table-row>
        <table:table-row table:style-name="ro2">
          <table:table-cell office:value-type="float" office:value="0.044134">
            <text:p>0,044134</text:p>
          </table:table-cell>
          <table:table-cell office:value-type="float" office:value="0.041242">
            <text:p>0,041242</text:p>
          </table:table-cell>
          <table:table-cell office:value-type="float" office:value="0.029159">
            <text:p>0,029159</text:p>
          </table:table-cell>
          <table:table-cell office:value-type="float" office:value="0.027016">
            <text:p>0,027016</text:p>
          </table:table-cell>
          <table:table-cell office:value-type="float" office:value="0.027991">
            <text:p>0,027991</text:p>
          </table:table-cell>
          <table:table-cell office:value-type="float" office:value="0.028194">
            <text:p>0,028194</text:p>
          </table:table-cell>
          <table:table-cell office:value-type="float" office:value="0.02885">
            <text:p>0,02885</text:p>
          </table:table-cell>
          <table:table-cell office:value-type="float" office:value="0.032904">
            <text:p>0,032904</text:p>
          </table:table-cell>
          <table:table-cell office:value-type="float" office:value="0.02878">
            <text:p>0,02878</text:p>
          </table:table-cell>
          <table:table-cell office:value-type="float" office:value="0.028337">
            <text:p>0,028337</text:p>
          </table:table-cell>
          <table:table-cell table:number-columns-repeated="491"/>
        </table:table-row>
        <table:table-row table:style-name="ro2">
          <table:table-cell office:value-type="float" office:value="0.043087">
            <text:p>0,043087</text:p>
          </table:table-cell>
          <table:table-cell office:value-type="float" office:value="0.045085">
            <text:p>0,045085</text:p>
          </table:table-cell>
          <table:table-cell office:value-type="float" office:value="0.03196">
            <text:p>0,03196</text:p>
          </table:table-cell>
          <table:table-cell office:value-type="float" office:value="0.02996">
            <text:p>0,02996</text:p>
          </table:table-cell>
          <table:table-cell office:value-type="float" office:value="0.027754">
            <text:p>0,027754</text:p>
          </table:table-cell>
          <table:table-cell office:value-type="float" office:value="0.0255">
            <text:p>0,0255</text:p>
          </table:table-cell>
          <table:table-cell office:value-type="float" office:value="0.029325">
            <text:p>0,029325</text:p>
          </table:table-cell>
          <table:table-cell office:value-type="float" office:value="0.029898">
            <text:p>0,029898</text:p>
          </table:table-cell>
          <table:table-cell office:value-type="float" office:value="0.027534">
            <text:p>0,027534</text:p>
          </table:table-cell>
          <table:table-cell office:value-type="float" office:value="0.031391">
            <text:p>0,031391</text:p>
          </table:table-cell>
          <table:table-cell table:number-columns-repeated="491"/>
        </table:table-row>
        <table:table-row table:style-name="ro2">
          <table:table-cell office:value-type="float" office:value="0.041509">
            <text:p>0,041509</text:p>
          </table:table-cell>
          <table:table-cell office:value-type="float" office:value="0.043189">
            <text:p>0,043189</text:p>
          </table:table-cell>
          <table:table-cell office:value-type="float" office:value="0.030125">
            <text:p>0,030125</text:p>
          </table:table-cell>
          <table:table-cell office:value-type="float" office:value="0.030856">
            <text:p>0,030856</text:p>
          </table:table-cell>
          <table:table-cell office:value-type="float" office:value="0.027487">
            <text:p>0,027487</text:p>
          </table:table-cell>
          <table:table-cell office:value-type="float" office:value="0.025042">
            <text:p>0,025042</text:p>
          </table:table-cell>
          <table:table-cell office:value-type="float" office:value="0.027267">
            <text:p>0,027267</text:p>
          </table:table-cell>
          <table:table-cell office:value-type="float" office:value="0.031643">
            <text:p>0,031643</text:p>
          </table:table-cell>
          <table:table-cell office:value-type="float" office:value="0.02886">
            <text:p>0,02886</text:p>
          </table:table-cell>
          <table:table-cell office:value-type="float" office:value="0.028403">
            <text:p>0,028403</text:p>
          </table:table-cell>
          <table:table-cell table:number-columns-repeated="491"/>
        </table:table-row>
        <table:table-row table:style-name="ro2">
          <table:table-cell office:value-type="float" office:value="0.043524">
            <text:p>0,043524</text:p>
          </table:table-cell>
          <table:table-cell office:value-type="float" office:value="0.041243">
            <text:p>0,041243</text:p>
          </table:table-cell>
          <table:table-cell office:value-type="float" office:value="0.030033">
            <text:p>0,030033</text:p>
          </table:table-cell>
          <table:table-cell office:value-type="float" office:value="0.03082">
            <text:p>0,03082</text:p>
          </table:table-cell>
          <table:table-cell office:value-type="float" office:value="0.029498">
            <text:p>0,029498</text:p>
          </table:table-cell>
          <table:table-cell office:value-type="float" office:value="0.027368">
            <text:p>0,027368</text:p>
          </table:table-cell>
          <table:table-cell office:value-type="float" office:value="0.026881">
            <text:p>0,026881</text:p>
          </table:table-cell>
          <table:table-cell office:value-type="float" office:value="0.028413">
            <text:p>0,028413</text:p>
          </table:table-cell>
          <table:table-cell office:value-type="float" office:value="0.02975">
            <text:p>0,02975</text:p>
          </table:table-cell>
          <table:table-cell office:value-type="float" office:value="0.029681">
            <text:p>0,029681</text:p>
          </table:table-cell>
          <table:table-cell table:number-columns-repeated="491"/>
        </table:table-row>
        <table:table-row table:style-name="ro2">
          <table:table-cell office:value-type="float" office:value="0.042882">
            <text:p>0,042882</text:p>
          </table:table-cell>
          <table:table-cell office:value-type="float" office:value="0.042352">
            <text:p>0,042352</text:p>
          </table:table-cell>
          <table:table-cell office:value-type="float" office:value="0.028594">
            <text:p>0,028594</text:p>
          </table:table-cell>
          <table:table-cell office:value-type="float" office:value="0.028906">
            <text:p>0,028906</text:p>
          </table:table-cell>
          <table:table-cell office:value-type="float" office:value="0.027319">
            <text:p>0,027319</text:p>
          </table:table-cell>
          <table:table-cell office:value-type="float" office:value="0.028879">
            <text:p>0,028879</text:p>
          </table:table-cell>
          <table:table-cell office:value-type="float" office:value="0.029943">
            <text:p>0,029943</text:p>
          </table:table-cell>
          <table:table-cell office:value-type="float" office:value="0.031329">
            <text:p>0,031329</text:p>
          </table:table-cell>
          <table:table-cell office:value-type="float" office:value="0.027826">
            <text:p>0,027826</text:p>
          </table:table-cell>
          <table:table-cell office:value-type="float" office:value="0.026491">
            <text:p>0,026491</text:p>
          </table:table-cell>
          <table:table-cell table:number-columns-repeated="491"/>
        </table:table-row>
        <table:table-row table:style-name="ro2">
          <table:table-cell office:value-type="float" office:value="0.040635">
            <text:p>0,040635</text:p>
          </table:table-cell>
          <table:table-cell office:value-type="float" office:value="0.039392">
            <text:p>0,039392</text:p>
          </table:table-cell>
          <table:table-cell office:value-type="float" office:value="0.030475">
            <text:p>0,030475</text:p>
          </table:table-cell>
          <table:table-cell office:value-type="float" office:value="0.030174">
            <text:p>0,030174</text:p>
          </table:table-cell>
          <table:table-cell office:value-type="float" office:value="0.028853">
            <text:p>0,028853</text:p>
          </table:table-cell>
          <table:table-cell office:value-type="float" office:value="0.02667">
            <text:p>0,02667</text:p>
          </table:table-cell>
          <table:table-cell office:value-type="float" office:value="0.026941">
            <text:p>0,026941</text:p>
          </table:table-cell>
          <table:table-cell office:value-type="float" office:value="0.030748">
            <text:p>0,030748</text:p>
          </table:table-cell>
          <table:table-cell office:value-type="float" office:value="0.029242">
            <text:p>0,029242</text:p>
          </table:table-cell>
          <table:table-cell office:value-type="float" office:value="0.028818">
            <text:p>0,028818</text:p>
          </table:table-cell>
          <table:table-cell table:number-columns-repeated="491"/>
        </table:table-row>
        <table:table-row table:style-name="ro2">
          <table:table-cell office:value-type="float" office:value="0.044147">
            <text:p>0,044147</text:p>
          </table:table-cell>
          <table:table-cell office:value-type="float" office:value="0.043565">
            <text:p>0,043565</text:p>
          </table:table-cell>
          <table:table-cell office:value-type="float" office:value="0.02967">
            <text:p>0,02967</text:p>
          </table:table-cell>
          <table:table-cell office:value-type="float" office:value="0.028612">
            <text:p>0,028612</text:p>
          </table:table-cell>
          <table:table-cell office:value-type="float" office:value="0.029589">
            <text:p>0,029589</text:p>
          </table:table-cell>
          <table:table-cell office:value-type="float" office:value="0.026686">
            <text:p>0,026686</text:p>
          </table:table-cell>
          <table:table-cell office:value-type="float" office:value="0.030537">
            <text:p>0,030537</text:p>
          </table:table-cell>
          <table:table-cell office:value-type="float" office:value="0.025379">
            <text:p>0,025379</text:p>
          </table:table-cell>
          <table:table-cell office:value-type="float" office:value="0.028571">
            <text:p>0,028571</text:p>
          </table:table-cell>
          <table:table-cell office:value-type="float" office:value="0.028001">
            <text:p>0,028001</text:p>
          </table:table-cell>
          <table:table-cell table:number-columns-repeated="491"/>
        </table:table-row>
        <table:table-row table:style-name="ro2">
          <table:table-cell office:value-type="float" office:value="0.044599">
            <text:p>0,044599</text:p>
          </table:table-cell>
          <table:table-cell office:value-type="float" office:value="0.045974">
            <text:p>0,045974</text:p>
          </table:table-cell>
          <table:table-cell office:value-type="float" office:value="0.030157">
            <text:p>0,030157</text:p>
          </table:table-cell>
          <table:table-cell office:value-type="float" office:value="0.028484">
            <text:p>0,028484</text:p>
          </table:table-cell>
          <table:table-cell office:value-type="float" office:value="0.027313">
            <text:p>0,027313</text:p>
          </table:table-cell>
          <table:table-cell office:value-type="float" office:value="0.027889">
            <text:p>0,027889</text:p>
          </table:table-cell>
          <table:table-cell office:value-type="float" office:value="0.029212">
            <text:p>0,029212</text:p>
          </table:table-cell>
          <table:table-cell office:value-type="float" office:value="0.028585">
            <text:p>0,028585</text:p>
          </table:table-cell>
          <table:table-cell office:value-type="float" office:value="0.029246">
            <text:p>0,029246</text:p>
          </table:table-cell>
          <table:table-cell office:value-type="float" office:value="0.027298">
            <text:p>0,027298</text:p>
          </table:table-cell>
          <table:table-cell table:number-columns-repeated="491"/>
        </table:table-row>
        <table:table-row table:style-name="ro2">
          <table:table-cell office:value-type="float" office:value="0.04022">
            <text:p>0,04022</text:p>
          </table:table-cell>
          <table:table-cell office:value-type="float" office:value="0.043608">
            <text:p>0,043608</text:p>
          </table:table-cell>
          <table:table-cell office:value-type="float" office:value="0.029949">
            <text:p>0,029949</text:p>
          </table:table-cell>
          <table:table-cell office:value-type="float" office:value="0.029541">
            <text:p>0,029541</text:p>
          </table:table-cell>
          <table:table-cell office:value-type="float" office:value="0.027113">
            <text:p>0,027113</text:p>
          </table:table-cell>
          <table:table-cell office:value-type="float" office:value="0.025187">
            <text:p>0,025187</text:p>
          </table:table-cell>
          <table:table-cell office:value-type="float" office:value="0.032116">
            <text:p>0,032116</text:p>
          </table:table-cell>
          <table:table-cell office:value-type="float" office:value="0.029137">
            <text:p>0,029137</text:p>
          </table:table-cell>
          <table:table-cell office:value-type="float" office:value="0.027249">
            <text:p>0,027249</text:p>
          </table:table-cell>
          <table:table-cell office:value-type="float" office:value="0.028655">
            <text:p>0,028655</text:p>
          </table:table-cell>
          <table:table-cell table:number-columns-repeated="491"/>
        </table:table-row>
        <table:table-row table:style-name="ro2">
          <table:table-cell office:value-type="float" office:value="0.042728">
            <text:p>0,042728</text:p>
          </table:table-cell>
          <table:table-cell office:value-type="float" office:value="0.043244">
            <text:p>0,043244</text:p>
          </table:table-cell>
          <table:table-cell office:value-type="float" office:value="0.030231">
            <text:p>0,030231</text:p>
          </table:table-cell>
          <table:table-cell office:value-type="float" office:value="0.027951">
            <text:p>0,027951</text:p>
          </table:table-cell>
          <table:table-cell office:value-type="float" office:value="0.028635">
            <text:p>0,028635</text:p>
          </table:table-cell>
          <table:table-cell office:value-type="float" office:value="0.026502">
            <text:p>0,026502</text:p>
          </table:table-cell>
          <table:table-cell office:value-type="float" office:value="0.029524">
            <text:p>0,029524</text:p>
          </table:table-cell>
          <table:table-cell office:value-type="float" office:value="0.028702">
            <text:p>0,028702</text:p>
          </table:table-cell>
          <table:table-cell office:value-type="float" office:value="0.028018">
            <text:p>0,028018</text:p>
          </table:table-cell>
          <table:table-cell office:value-type="float" office:value="0.027797">
            <text:p>0,027797</text:p>
          </table:table-cell>
          <table:table-cell table:number-columns-repeated="491"/>
        </table:table-row>
        <table:table-row table:style-name="ro2">
          <table:table-cell office:value-type="float" office:value="0.040386">
            <text:p>0,040386</text:p>
          </table:table-cell>
          <table:table-cell office:value-type="float" office:value="0.03857">
            <text:p>0,03857</text:p>
          </table:table-cell>
          <table:table-cell office:value-type="float" office:value="0.030194">
            <text:p>0,030194</text:p>
          </table:table-cell>
          <table:table-cell office:value-type="float" office:value="0.030179">
            <text:p>0,030179</text:p>
          </table:table-cell>
          <table:table-cell office:value-type="float" office:value="0.028188">
            <text:p>0,028188</text:p>
          </table:table-cell>
          <table:table-cell office:value-type="float" office:value="0.025171">
            <text:p>0,025171</text:p>
          </table:table-cell>
          <table:table-cell office:value-type="float" office:value="0.030556">
            <text:p>0,030556</text:p>
          </table:table-cell>
          <table:table-cell office:value-type="float" office:value="0.030903">
            <text:p>0,030903</text:p>
          </table:table-cell>
          <table:table-cell office:value-type="float" office:value="0.028733">
            <text:p>0,028733</text:p>
          </table:table-cell>
          <table:table-cell office:value-type="float" office:value="0.024999">
            <text:p>0,024999</text:p>
          </table:table-cell>
          <table:table-cell table:number-columns-repeated="491"/>
        </table:table-row>
        <table:table-row table:style-name="ro2">
          <table:table-cell office:value-type="float" office:value="0.039489">
            <text:p>0,039489</text:p>
          </table:table-cell>
          <table:table-cell office:value-type="float" office:value="0.044405">
            <text:p>0,044405</text:p>
          </table:table-cell>
          <table:table-cell office:value-type="float" office:value="0.02953">
            <text:p>0,02953</text:p>
          </table:table-cell>
          <table:table-cell office:value-type="float" office:value="0.027274">
            <text:p>0,027274</text:p>
          </table:table-cell>
          <table:table-cell office:value-type="float" office:value="0.02885">
            <text:p>0,02885</text:p>
          </table:table-cell>
          <table:table-cell office:value-type="float" office:value="0.027569">
            <text:p>0,027569</text:p>
          </table:table-cell>
          <table:table-cell office:value-type="float" office:value="0.028763">
            <text:p>0,028763</text:p>
          </table:table-cell>
          <table:table-cell office:value-type="float" office:value="0.030678">
            <text:p>0,030678</text:p>
          </table:table-cell>
          <table:table-cell office:value-type="float" office:value="0.029989">
            <text:p>0,029989</text:p>
          </table:table-cell>
          <table:table-cell office:value-type="float" office:value="0.028107">
            <text:p>0,028107</text:p>
          </table:table-cell>
          <table:table-cell table:number-columns-repeated="491"/>
        </table:table-row>
        <table:table-row table:style-name="ro2">
          <table:table-cell office:value-type="float" office:value="0.039266">
            <text:p>0,039266</text:p>
          </table:table-cell>
          <table:table-cell office:value-type="float" office:value="0.037702">
            <text:p>0,037702</text:p>
          </table:table-cell>
          <table:table-cell office:value-type="float" office:value="0.028667">
            <text:p>0,028667</text:p>
          </table:table-cell>
          <table:table-cell office:value-type="float" office:value="0.027502">
            <text:p>0,027502</text:p>
          </table:table-cell>
          <table:table-cell office:value-type="float" office:value="0.029626">
            <text:p>0,029626</text:p>
          </table:table-cell>
          <table:table-cell office:value-type="float" office:value="0.025876">
            <text:p>0,025876</text:p>
          </table:table-cell>
          <table:table-cell office:value-type="float" office:value="0.028019">
            <text:p>0,028019</text:p>
          </table:table-cell>
          <table:table-cell office:value-type="float" office:value="0.032718">
            <text:p>0,032718</text:p>
          </table:table-cell>
          <table:table-cell office:value-type="float" office:value="0.026453">
            <text:p>0,026453</text:p>
          </table:table-cell>
          <table:table-cell office:value-type="float" office:value="0.028692">
            <text:p>0,028692</text:p>
          </table:table-cell>
          <table:table-cell table:number-columns-repeated="491"/>
        </table:table-row>
        <table:table-row table:style-name="ro2">
          <table:table-cell office:value-type="float" office:value="0.040047">
            <text:p>0,040047</text:p>
          </table:table-cell>
          <table:table-cell office:value-type="float" office:value="0.043201">
            <text:p>0,043201</text:p>
          </table:table-cell>
          <table:table-cell office:value-type="float" office:value="0.031323">
            <text:p>0,031323</text:p>
          </table:table-cell>
          <table:table-cell office:value-type="float" office:value="0.0287">
            <text:p>0,0287</text:p>
          </table:table-cell>
          <table:table-cell office:value-type="float" office:value="0.027542">
            <text:p>0,027542</text:p>
          </table:table-cell>
          <table:table-cell office:value-type="float" office:value="0.029043">
            <text:p>0,029043</text:p>
          </table:table-cell>
          <table:table-cell office:value-type="float" office:value="0.031496">
            <text:p>0,031496</text:p>
          </table:table-cell>
          <table:table-cell office:value-type="float" office:value="0.031092">
            <text:p>0,031092</text:p>
          </table:table-cell>
          <table:table-cell office:value-type="float" office:value="0.028164">
            <text:p>0,028164</text:p>
          </table:table-cell>
          <table:table-cell office:value-type="float" office:value="0.029223">
            <text:p>0,029223</text:p>
          </table:table-cell>
          <table:table-cell table:number-columns-repeated="491"/>
        </table:table-row>
        <table:table-row table:style-name="ro2">
          <table:table-cell office:value-type="float" office:value="0.040293">
            <text:p>0,040293</text:p>
          </table:table-cell>
          <table:table-cell office:value-type="float" office:value="0.040865">
            <text:p>0,040865</text:p>
          </table:table-cell>
          <table:table-cell office:value-type="float" office:value="0.029689">
            <text:p>0,029689</text:p>
          </table:table-cell>
          <table:table-cell office:value-type="float" office:value="0.028046">
            <text:p>0,028046</text:p>
          </table:table-cell>
          <table:table-cell office:value-type="float" office:value="0.027883">
            <text:p>0,027883</text:p>
          </table:table-cell>
          <table:table-cell office:value-type="float" office:value="0.025926">
            <text:p>0,025926</text:p>
          </table:table-cell>
          <table:table-cell office:value-type="float" office:value="0.029969">
            <text:p>0,029969</text:p>
          </table:table-cell>
          <table:table-cell office:value-type="float" office:value="0.029403">
            <text:p>0,029403</text:p>
          </table:table-cell>
          <table:table-cell office:value-type="float" office:value="0.028775">
            <text:p>0,028775</text:p>
          </table:table-cell>
          <table:table-cell office:value-type="float" office:value="0.027957">
            <text:p>0,027957</text:p>
          </table:table-cell>
          <table:table-cell table:number-columns-repeated="491"/>
        </table:table-row>
        <table:table-row table:style-name="ro2">
          <table:table-cell office:value-type="float" office:value="0.042684">
            <text:p>0,042684</text:p>
          </table:table-cell>
          <table:table-cell office:value-type="float" office:value="0.041961">
            <text:p>0,041961</text:p>
          </table:table-cell>
          <table:table-cell office:value-type="float" office:value="0.02876">
            <text:p>0,02876</text:p>
          </table:table-cell>
          <table:table-cell office:value-type="float" office:value="0.027901">
            <text:p>0,027901</text:p>
          </table:table-cell>
          <table:table-cell office:value-type="float" office:value="0.028774">
            <text:p>0,028774</text:p>
          </table:table-cell>
          <table:table-cell office:value-type="float" office:value="0.026436">
            <text:p>0,026436</text:p>
          </table:table-cell>
          <table:table-cell office:value-type="float" office:value="0.032489">
            <text:p>0,032489</text:p>
          </table:table-cell>
          <table:table-cell office:value-type="float" office:value="0.031622">
            <text:p>0,031622</text:p>
          </table:table-cell>
          <table:table-cell office:value-type="float" office:value="0.027919">
            <text:p>0,027919</text:p>
          </table:table-cell>
          <table:table-cell office:value-type="float" office:value="0.028348">
            <text:p>0,028348</text:p>
          </table:table-cell>
          <table:table-cell table:number-columns-repeated="491"/>
        </table:table-row>
        <table:table-row table:style-name="ro2">
          <table:table-cell office:value-type="float" office:value="0.040238">
            <text:p>0,040238</text:p>
          </table:table-cell>
          <table:table-cell office:value-type="float" office:value="0.042057">
            <text:p>0,042057</text:p>
          </table:table-cell>
          <table:table-cell office:value-type="float" office:value="0.032367">
            <text:p>0,032367</text:p>
          </table:table-cell>
          <table:table-cell office:value-type="float" office:value="0.029201">
            <text:p>0,029201</text:p>
          </table:table-cell>
          <table:table-cell office:value-type="float" office:value="0.027623">
            <text:p>0,027623</text:p>
          </table:table-cell>
          <table:table-cell office:value-type="float" office:value="0.029345">
            <text:p>0,029345</text:p>
          </table:table-cell>
          <table:table-cell office:value-type="float" office:value="0.028605">
            <text:p>0,028605</text:p>
          </table:table-cell>
          <table:table-cell office:value-type="float" office:value="0.030872">
            <text:p>0,030872</text:p>
          </table:table-cell>
          <table:table-cell office:value-type="float" office:value="0.030741">
            <text:p>0,030741</text:p>
          </table:table-cell>
          <table:table-cell office:value-type="float" office:value="0.028044">
            <text:p>0,028044</text:p>
          </table:table-cell>
          <table:table-cell table:number-columns-repeated="491"/>
        </table:table-row>
        <table:table-row table:style-name="ro2">
          <table:table-cell office:value-type="float" office:value="0.039098">
            <text:p>0,039098</text:p>
          </table:table-cell>
          <table:table-cell office:value-type="float" office:value="0.040772">
            <text:p>0,040772</text:p>
          </table:table-cell>
          <table:table-cell office:value-type="float" office:value="0.031513">
            <text:p>0,031513</text:p>
          </table:table-cell>
          <table:table-cell office:value-type="float" office:value="0.028815">
            <text:p>0,028815</text:p>
          </table:table-cell>
          <table:table-cell office:value-type="float" office:value="0.02858">
            <text:p>0,02858</text:p>
          </table:table-cell>
          <table:table-cell office:value-type="float" office:value="0.025511">
            <text:p>0,025511</text:p>
          </table:table-cell>
          <table:table-cell office:value-type="float" office:value="0.027748">
            <text:p>0,027748</text:p>
          </table:table-cell>
          <table:table-cell office:value-type="float" office:value="0.030047">
            <text:p>0,030047</text:p>
          </table:table-cell>
          <table:table-cell office:value-type="float" office:value="0.028591">
            <text:p>0,028591</text:p>
          </table:table-cell>
          <table:table-cell office:value-type="float" office:value="0.028106">
            <text:p>0,028106</text:p>
          </table:table-cell>
          <table:table-cell table:number-columns-repeated="491"/>
        </table:table-row>
        <table:table-row table:style-name="ro2">
          <table:table-cell office:value-type="float" office:value="0.03939">
            <text:p>0,03939</text:p>
          </table:table-cell>
          <table:table-cell office:value-type="float" office:value="0.033105">
            <text:p>0,033105</text:p>
          </table:table-cell>
          <table:table-cell office:value-type="float" office:value="0.031737">
            <text:p>0,031737</text:p>
          </table:table-cell>
          <table:table-cell office:value-type="float" office:value="0.028004">
            <text:p>0,028004</text:p>
          </table:table-cell>
          <table:table-cell office:value-type="float" office:value="0.024764">
            <text:p>0,024764</text:p>
          </table:table-cell>
          <table:table-cell office:value-type="float" office:value="0.027066">
            <text:p>0,027066</text:p>
          </table:table-cell>
          <table:table-cell office:value-type="float" office:value="0.030385">
            <text:p>0,030385</text:p>
          </table:table-cell>
          <table:table-cell office:value-type="float" office:value="0.027462">
            <text:p>0,027462</text:p>
          </table:table-cell>
          <table:table-cell office:value-type="float" office:value="0.028314">
            <text:p>0,028314</text:p>
          </table:table-cell>
          <table:table-cell office:value-type="float" office:value="0.028353">
            <text:p>0,028353</text:p>
          </table:table-cell>
          <table:table-cell table:number-columns-repeated="491"/>
        </table:table-row>
        <table:table-row table:style-name="ro2">
          <table:table-cell office:value-type="float" office:value="0.039036">
            <text:p>0,039036</text:p>
          </table:table-cell>
          <table:table-cell office:value-type="float" office:value="0.039065">
            <text:p>0,039065</text:p>
          </table:table-cell>
          <table:table-cell office:value-type="float" office:value="0.029163">
            <text:p>0,029163</text:p>
          </table:table-cell>
          <table:table-cell office:value-type="float" office:value="0.031849">
            <text:p>0,031849</text:p>
          </table:table-cell>
          <table:table-cell office:value-type="float" office:value="0.027686">
            <text:p>0,027686</text:p>
          </table:table-cell>
          <table:table-cell office:value-type="float" office:value="0.028654">
            <text:p>0,028654</text:p>
          </table:table-cell>
          <table:table-cell office:value-type="float" office:value="0.028803">
            <text:p>0,028803</text:p>
          </table:table-cell>
          <table:table-cell office:value-type="float" office:value="0.029253">
            <text:p>0,029253</text:p>
          </table:table-cell>
          <table:table-cell office:value-type="float" office:value="0.027849">
            <text:p>0,027849</text:p>
          </table:table-cell>
          <table:table-cell office:value-type="float" office:value="0.027543">
            <text:p>0,027543</text:p>
          </table:table-cell>
          <table:table-cell table:number-columns-repeated="491"/>
        </table:table-row>
        <table:table-row table:style-name="ro2">
          <table:table-cell office:value-type="float" office:value="0.037783">
            <text:p>0,037783</text:p>
          </table:table-cell>
          <table:table-cell office:value-type="float" office:value="0.037011">
            <text:p>0,037011</text:p>
          </table:table-cell>
          <table:table-cell office:value-type="float" office:value="0.030667">
            <text:p>0,030667</text:p>
          </table:table-cell>
          <table:table-cell office:value-type="float" office:value="0.028187">
            <text:p>0,028187</text:p>
          </table:table-cell>
          <table:table-cell office:value-type="float" office:value="0.027639">
            <text:p>0,027639</text:p>
          </table:table-cell>
          <table:table-cell office:value-type="float" office:value="0.02814">
            <text:p>0,02814</text:p>
          </table:table-cell>
          <table:table-cell office:value-type="float" office:value="0.030048">
            <text:p>0,030048</text:p>
          </table:table-cell>
          <table:table-cell office:value-type="float" office:value="0.031463">
            <text:p>0,031463</text:p>
          </table:table-cell>
          <table:table-cell office:value-type="float" office:value="0.026858">
            <text:p>0,026858</text:p>
          </table:table-cell>
          <table:table-cell office:value-type="float" office:value="0.027009">
            <text:p>0,027009</text:p>
          </table:table-cell>
          <table:table-cell table:number-columns-repeated="491"/>
        </table:table-row>
        <table:table-row table:style-name="ro2">
          <table:table-cell office:value-type="float" office:value="0.039649">
            <text:p>0,039649</text:p>
          </table:table-cell>
          <table:table-cell office:value-type="float" office:value="0.037589">
            <text:p>0,037589</text:p>
          </table:table-cell>
          <table:table-cell office:value-type="float" office:value="0.030191">
            <text:p>0,030191</text:p>
          </table:table-cell>
          <table:table-cell office:value-type="float" office:value="0.029467">
            <text:p>0,029467</text:p>
          </table:table-cell>
          <table:table-cell office:value-type="float" office:value="0.024262">
            <text:p>0,024262</text:p>
          </table:table-cell>
          <table:table-cell office:value-type="float" office:value="0.029783">
            <text:p>0,029783</text:p>
          </table:table-cell>
          <table:table-cell office:value-type="float" office:value="0.029689">
            <text:p>0,029689</text:p>
          </table:table-cell>
          <table:table-cell office:value-type="float" office:value="0.028965">
            <text:p>0,028965</text:p>
          </table:table-cell>
          <table:table-cell office:value-type="float" office:value="0.028021">
            <text:p>0,028021</text:p>
          </table:table-cell>
          <table:table-cell office:value-type="float" office:value="0.029274">
            <text:p>0,029274</text:p>
          </table:table-cell>
          <table:table-cell table:number-columns-repeated="491"/>
        </table:table-row>
        <table:table-row table:style-name="ro2">
          <table:table-cell office:value-type="float" office:value="0.037464">
            <text:p>0,037464</text:p>
          </table:table-cell>
          <table:table-cell office:value-type="float" office:value="0.039468">
            <text:p>0,039468</text:p>
          </table:table-cell>
          <table:table-cell office:value-type="float" office:value="0.02852">
            <text:p>0,02852</text:p>
          </table:table-cell>
          <table:table-cell office:value-type="float" office:value="0.028079">
            <text:p>0,028079</text:p>
          </table:table-cell>
          <table:table-cell office:value-type="float" office:value="0.026995">
            <text:p>0,026995</text:p>
          </table:table-cell>
          <table:table-cell office:value-type="float" office:value="0.026638">
            <text:p>0,026638</text:p>
          </table:table-cell>
          <table:table-cell office:value-type="float" office:value="0.027605">
            <text:p>0,027605</text:p>
          </table:table-cell>
          <table:table-cell office:value-type="float" office:value="0.035056">
            <text:p>0,035056</text:p>
          </table:table-cell>
          <table:table-cell office:value-type="float" office:value="0.026283">
            <text:p>0,026283</text:p>
          </table:table-cell>
          <table:table-cell office:value-type="float" office:value="0.02905">
            <text:p>0,02905</text:p>
          </table:table-cell>
          <table:table-cell table:number-columns-repeated="491"/>
        </table:table-row>
        <table:table-row table:style-name="ro2">
          <table:table-cell office:value-type="float" office:value="0.037303">
            <text:p>0,037303</text:p>
          </table:table-cell>
          <table:table-cell office:value-type="float" office:value="0.038542">
            <text:p>0,038542</text:p>
          </table:table-cell>
          <table:table-cell office:value-type="float" office:value="0.029623">
            <text:p>0,029623</text:p>
          </table:table-cell>
          <table:table-cell office:value-type="float" office:value="0.023732">
            <text:p>0,023732</text:p>
          </table:table-cell>
          <table:table-cell office:value-type="float" office:value="0.028251">
            <text:p>0,028251</text:p>
          </table:table-cell>
          <table:table-cell office:value-type="float" office:value="0.026863">
            <text:p>0,026863</text:p>
          </table:table-cell>
          <table:table-cell office:value-type="float" office:value="0.029944">
            <text:p>0,029944</text:p>
          </table:table-cell>
          <table:table-cell office:value-type="float" office:value="0.030681">
            <text:p>0,030681</text:p>
          </table:table-cell>
          <table:table-cell office:value-type="float" office:value="0.027893">
            <text:p>0,027893</text:p>
          </table:table-cell>
          <table:table-cell office:value-type="float" office:value="0.029182">
            <text:p>0,029182</text:p>
          </table:table-cell>
          <table:table-cell table:number-columns-repeated="491"/>
        </table:table-row>
        <table:table-row table:style-name="ro2">
          <table:table-cell office:value-type="float" office:value="0.038798">
            <text:p>0,038798</text:p>
          </table:table-cell>
          <table:table-cell office:value-type="float" office:value="0.036796">
            <text:p>0,036796</text:p>
          </table:table-cell>
          <table:table-cell office:value-type="float" office:value="0.030563">
            <text:p>0,030563</text:p>
          </table:table-cell>
          <table:table-cell office:value-type="float" office:value="0.032348">
            <text:p>0,032348</text:p>
          </table:table-cell>
          <table:table-cell office:value-type="float" office:value="0.027609">
            <text:p>0,027609</text:p>
          </table:table-cell>
          <table:table-cell office:value-type="float" office:value="0.026533">
            <text:p>0,026533</text:p>
          </table:table-cell>
          <table:table-cell office:value-type="float" office:value="0.031604">
            <text:p>0,031604</text:p>
          </table:table-cell>
          <table:table-cell office:value-type="float" office:value="0.029642">
            <text:p>0,029642</text:p>
          </table:table-cell>
          <table:table-cell office:value-type="float" office:value="0.028937">
            <text:p>0,028937</text:p>
          </table:table-cell>
          <table:table-cell office:value-type="float" office:value="0.026902">
            <text:p>0,026902</text:p>
          </table:table-cell>
          <table:table-cell table:number-columns-repeated="491"/>
        </table:table-row>
        <table:table-row table:style-name="ro2">
          <table:table-cell office:value-type="float" office:value="0.036449">
            <text:p>0,036449</text:p>
          </table:table-cell>
          <table:table-cell office:value-type="float" office:value="0.040649">
            <text:p>0,040649</text:p>
          </table:table-cell>
          <table:table-cell office:value-type="float" office:value="0.031291">
            <text:p>0,031291</text:p>
          </table:table-cell>
          <table:table-cell office:value-type="float" office:value="0.030187">
            <text:p>0,030187</text:p>
          </table:table-cell>
          <table:table-cell office:value-type="float" office:value="0.0289">
            <text:p>0,0289</text:p>
          </table:table-cell>
          <table:table-cell office:value-type="float" office:value="0.027509">
            <text:p>0,027509</text:p>
          </table:table-cell>
          <table:table-cell office:value-type="float" office:value="0.031191">
            <text:p>0,031191</text:p>
          </table:table-cell>
          <table:table-cell office:value-type="float" office:value="0.029529">
            <text:p>0,029529</text:p>
          </table:table-cell>
          <table:table-cell office:value-type="float" office:value="0.029264">
            <text:p>0,029264</text:p>
          </table:table-cell>
          <table:table-cell office:value-type="float" office:value="0.027923">
            <text:p>0,027923</text:p>
          </table:table-cell>
          <table:table-cell table:number-columns-repeated="491"/>
        </table:table-row>
        <table:table-row table:style-name="ro2">
          <table:table-cell office:value-type="float" office:value="0.038826">
            <text:p>0,038826</text:p>
          </table:table-cell>
          <table:table-cell office:value-type="float" office:value="0.037727">
            <text:p>0,037727</text:p>
          </table:table-cell>
          <table:table-cell office:value-type="float" office:value="0.028837">
            <text:p>0,028837</text:p>
          </table:table-cell>
          <table:table-cell office:value-type="float" office:value="0.029317">
            <text:p>0,029317</text:p>
          </table:table-cell>
          <table:table-cell office:value-type="float" office:value="0.027202">
            <text:p>0,027202</text:p>
          </table:table-cell>
          <table:table-cell office:value-type="float" office:value="0.026886">
            <text:p>0,026886</text:p>
          </table:table-cell>
          <table:table-cell office:value-type="float" office:value="0.028672">
            <text:p>0,028672</text:p>
          </table:table-cell>
          <table:table-cell office:value-type="float" office:value="0.030968">
            <text:p>0,030968</text:p>
          </table:table-cell>
          <table:table-cell office:value-type="float" office:value="0.027273">
            <text:p>0,027273</text:p>
          </table:table-cell>
          <table:table-cell office:value-type="float" office:value="0.027488">
            <text:p>0,027488</text:p>
          </table:table-cell>
          <table:table-cell table:number-columns-repeated="491"/>
        </table:table-row>
        <table:table-row table:style-name="ro2">
          <table:table-cell office:value-type="float" office:value="0.039466">
            <text:p>0,039466</text:p>
          </table:table-cell>
          <table:table-cell office:value-type="float" office:value="0.035793">
            <text:p>0,035793</text:p>
          </table:table-cell>
          <table:table-cell office:value-type="float" office:value="0.029904">
            <text:p>0,029904</text:p>
          </table:table-cell>
          <table:table-cell office:value-type="float" office:value="0.028304">
            <text:p>0,028304</text:p>
          </table:table-cell>
          <table:table-cell office:value-type="float" office:value="0.026725">
            <text:p>0,026725</text:p>
          </table:table-cell>
          <table:table-cell office:value-type="float" office:value="0.02919">
            <text:p>0,02919</text:p>
          </table:table-cell>
          <table:table-cell office:value-type="float" office:value="0.027998">
            <text:p>0,027998</text:p>
          </table:table-cell>
          <table:table-cell office:value-type="float" office:value="0.032101">
            <text:p>0,032101</text:p>
          </table:table-cell>
          <table:table-cell office:value-type="float" office:value="0.025894">
            <text:p>0,025894</text:p>
          </table:table-cell>
          <table:table-cell office:value-type="float" office:value="0.029541">
            <text:p>0,029541</text:p>
          </table:table-cell>
          <table:table-cell table:number-columns-repeated="491"/>
        </table:table-row>
        <table:table-row table:style-name="ro2">
          <table:table-cell office:value-type="float" office:value="0.038717">
            <text:p>0,038717</text:p>
          </table:table-cell>
          <table:table-cell office:value-type="float" office:value="0.039274">
            <text:p>0,039274</text:p>
          </table:table-cell>
          <table:table-cell office:value-type="float" office:value="0.030322">
            <text:p>0,030322</text:p>
          </table:table-cell>
          <table:table-cell office:value-type="float" office:value="0.032987">
            <text:p>0,032987</text:p>
          </table:table-cell>
          <table:table-cell office:value-type="float" office:value="0.025541">
            <text:p>0,025541</text:p>
          </table:table-cell>
          <table:table-cell office:value-type="float" office:value="0.02827">
            <text:p>0,02827</text:p>
          </table:table-cell>
          <table:table-cell office:value-type="float" office:value="0.033806">
            <text:p>0,033806</text:p>
          </table:table-cell>
          <table:table-cell office:value-type="float" office:value="0.02884">
            <text:p>0,02884</text:p>
          </table:table-cell>
          <table:table-cell office:value-type="float" office:value="0.029213">
            <text:p>0,029213</text:p>
          </table:table-cell>
          <table:table-cell office:value-type="float" office:value="0.027487">
            <text:p>0,027487</text:p>
          </table:table-cell>
          <table:table-cell table:number-columns-repeated="491"/>
        </table:table-row>
        <table:table-row table:style-name="ro2">
          <table:table-cell office:value-type="float" office:value="0.037192">
            <text:p>0,037192</text:p>
          </table:table-cell>
          <table:table-cell office:value-type="float" office:value="0.034481">
            <text:p>0,034481</text:p>
          </table:table-cell>
          <table:table-cell office:value-type="float" office:value="0.028956">
            <text:p>0,028956</text:p>
          </table:table-cell>
          <table:table-cell office:value-type="float" office:value="0.026678">
            <text:p>0,026678</text:p>
          </table:table-cell>
          <table:table-cell office:value-type="float" office:value="0.027692">
            <text:p>0,027692</text:p>
          </table:table-cell>
          <table:table-cell office:value-type="float" office:value="0.025633">
            <text:p>0,025633</text:p>
          </table:table-cell>
          <table:table-cell office:value-type="float" office:value="0.03121">
            <text:p>0,03121</text:p>
          </table:table-cell>
          <table:table-cell office:value-type="float" office:value="0.031178">
            <text:p>0,031178</text:p>
          </table:table-cell>
          <table:table-cell office:value-type="float" office:value="0.028814">
            <text:p>0,028814</text:p>
          </table:table-cell>
          <table:table-cell office:value-type="float" office:value="0.029416">
            <text:p>0,029416</text:p>
          </table:table-cell>
          <table:table-cell table:number-columns-repeated="491"/>
        </table:table-row>
        <table:table-row table:style-name="ro2">
          <table:table-cell office:value-type="float" office:value="0.034071">
            <text:p>0,034071</text:p>
          </table:table-cell>
          <table:table-cell office:value-type="float" office:value="0.040886">
            <text:p>0,040886</text:p>
          </table:table-cell>
          <table:table-cell office:value-type="float" office:value="0.029153">
            <text:p>0,029153</text:p>
          </table:table-cell>
          <table:table-cell office:value-type="float" office:value="0.033437">
            <text:p>0,033437</text:p>
          </table:table-cell>
          <table:table-cell office:value-type="float" office:value="0.026247">
            <text:p>0,026247</text:p>
          </table:table-cell>
          <table:table-cell office:value-type="float" office:value="0.025872">
            <text:p>0,025872</text:p>
          </table:table-cell>
          <table:table-cell office:value-type="float" office:value="0.027597">
            <text:p>0,027597</text:p>
          </table:table-cell>
          <table:table-cell office:value-type="float" office:value="0.025457">
            <text:p>0,025457</text:p>
          </table:table-cell>
          <table:table-cell office:value-type="float" office:value="0.027761">
            <text:p>0,027761</text:p>
          </table:table-cell>
          <table:table-cell office:value-type="float" office:value="0.026253">
            <text:p>0,026253</text:p>
          </table:table-cell>
          <table:table-cell table:number-columns-repeated="491"/>
        </table:table-row>
        <table:table-row table:style-name="ro2">
          <table:table-cell office:value-type="float" office:value="0.036497">
            <text:p>0,036497</text:p>
          </table:table-cell>
          <table:table-cell office:value-type="float" office:value="0.039039">
            <text:p>0,039039</text:p>
          </table:table-cell>
          <table:table-cell office:value-type="float" office:value="0.033028">
            <text:p>0,033028</text:p>
          </table:table-cell>
          <table:table-cell office:value-type="float" office:value="0.03166">
            <text:p>0,03166</text:p>
          </table:table-cell>
          <table:table-cell office:value-type="float" office:value="0.027765">
            <text:p>0,027765</text:p>
          </table:table-cell>
          <table:table-cell office:value-type="float" office:value="0.029529">
            <text:p>0,029529</text:p>
          </table:table-cell>
          <table:table-cell office:value-type="float" office:value="0.031148">
            <text:p>0,031148</text:p>
          </table:table-cell>
          <table:table-cell office:value-type="float" office:value="0.02895">
            <text:p>0,02895</text:p>
          </table:table-cell>
          <table:table-cell office:value-type="float" office:value="0.028204">
            <text:p>0,028204</text:p>
          </table:table-cell>
          <table:table-cell office:value-type="float" office:value="0.027938">
            <text:p>0,027938</text:p>
          </table:table-cell>
          <table:table-cell table:number-columns-repeated="491"/>
        </table:table-row>
        <table:table-row table:style-name="ro2">
          <table:table-cell office:value-type="float" office:value="0.038834">
            <text:p>0,038834</text:p>
          </table:table-cell>
          <table:table-cell office:value-type="float" office:value="0.034191">
            <text:p>0,034191</text:p>
          </table:table-cell>
          <table:table-cell office:value-type="float" office:value="0.029492">
            <text:p>0,029492</text:p>
          </table:table-cell>
          <table:table-cell office:value-type="float" office:value="0.030945">
            <text:p>0,030945</text:p>
          </table:table-cell>
          <table:table-cell office:value-type="float" office:value="0.026676">
            <text:p>0,026676</text:p>
          </table:table-cell>
          <table:table-cell office:value-type="float" office:value="0.025827">
            <text:p>0,025827</text:p>
          </table:table-cell>
          <table:table-cell office:value-type="float" office:value="0.029886">
            <text:p>0,029886</text:p>
          </table:table-cell>
          <table:table-cell office:value-type="float" office:value="0.029717">
            <text:p>0,029717</text:p>
          </table:table-cell>
          <table:table-cell office:value-type="float" office:value="0.03002">
            <text:p>0,03002</text:p>
          </table:table-cell>
          <table:table-cell office:value-type="float" office:value="0.026544">
            <text:p>0,026544</text:p>
          </table:table-cell>
          <table:table-cell table:number-columns-repeated="491"/>
        </table:table-row>
        <table:table-row table:style-name="ro2">
          <table:table-cell office:value-type="float" office:value="0.035237">
            <text:p>0,035237</text:p>
          </table:table-cell>
          <table:table-cell office:value-type="float" office:value="0.034838">
            <text:p>0,034838</text:p>
          </table:table-cell>
          <table:table-cell office:value-type="float" office:value="0.027402">
            <text:p>0,027402</text:p>
          </table:table-cell>
          <table:table-cell office:value-type="float" office:value="0.030764">
            <text:p>0,030764</text:p>
          </table:table-cell>
          <table:table-cell office:value-type="float" office:value="0.027112">
            <text:p>0,027112</text:p>
          </table:table-cell>
          <table:table-cell office:value-type="float" office:value="0.029287">
            <text:p>0,029287</text:p>
          </table:table-cell>
          <table:table-cell office:value-type="float" office:value="0.029996">
            <text:p>0,029996</text:p>
          </table:table-cell>
          <table:table-cell office:value-type="float" office:value="0.027389">
            <text:p>0,027389</text:p>
          </table:table-cell>
          <table:table-cell office:value-type="float" office:value="0.028791">
            <text:p>0,028791</text:p>
          </table:table-cell>
          <table:table-cell office:value-type="float" office:value="0.029274">
            <text:p>0,029274</text:p>
          </table:table-cell>
          <table:table-cell table:number-columns-repeated="491"/>
        </table:table-row>
        <table:table-row table:style-name="ro2">
          <table:table-cell office:value-type="float" office:value="0.033766">
            <text:p>0,033766</text:p>
          </table:table-cell>
          <table:table-cell office:value-type="float" office:value="0.033619">
            <text:p>0,033619</text:p>
          </table:table-cell>
          <table:table-cell office:value-type="float" office:value="0.029056">
            <text:p>0,029056</text:p>
          </table:table-cell>
          <table:table-cell office:value-type="float" office:value="0.029317">
            <text:p>0,029317</text:p>
          </table:table-cell>
          <table:table-cell office:value-type="float" office:value="0.02793">
            <text:p>0,02793</text:p>
          </table:table-cell>
          <table:table-cell office:value-type="float" office:value="0.027656">
            <text:p>0,027656</text:p>
          </table:table-cell>
          <table:table-cell office:value-type="float" office:value="0.02982">
            <text:p>0,02982</text:p>
          </table:table-cell>
          <table:table-cell office:value-type="float" office:value="0.032942">
            <text:p>0,032942</text:p>
          </table:table-cell>
          <table:table-cell office:value-type="float" office:value="0.027653">
            <text:p>0,027653</text:p>
          </table:table-cell>
          <table:table-cell office:value-type="float" office:value="0.027376">
            <text:p>0,027376</text:p>
          </table:table-cell>
          <table:table-cell table:number-columns-repeated="491"/>
        </table:table-row>
        <table:table-row table:style-name="ro2">
          <table:table-cell office:value-type="float" office:value="0.034611">
            <text:p>0,034611</text:p>
          </table:table-cell>
          <table:table-cell office:value-type="float" office:value="0.034632">
            <text:p>0,034632</text:p>
          </table:table-cell>
          <table:table-cell office:value-type="float" office:value="0.030138">
            <text:p>0,030138</text:p>
          </table:table-cell>
          <table:table-cell office:value-type="float" office:value="0.028229">
            <text:p>0,028229</text:p>
          </table:table-cell>
          <table:table-cell office:value-type="float" office:value="0.025023">
            <text:p>0,025023</text:p>
          </table:table-cell>
          <table:table-cell office:value-type="float" office:value="0.025703">
            <text:p>0,025703</text:p>
          </table:table-cell>
          <table:table-cell office:value-type="float" office:value="0.027317">
            <text:p>0,027317</text:p>
          </table:table-cell>
          <table:table-cell office:value-type="float" office:value="0.033202">
            <text:p>0,033202</text:p>
          </table:table-cell>
          <table:table-cell office:value-type="float" office:value="0.029716">
            <text:p>0,029716</text:p>
          </table:table-cell>
          <table:table-cell office:value-type="float" office:value="0.031172">
            <text:p>0,031172</text:p>
          </table:table-cell>
          <table:table-cell table:number-columns-repeated="491"/>
        </table:table-row>
        <table:table-row table:style-name="ro2">
          <table:table-cell office:value-type="float" office:value="0.034515">
            <text:p>0,034515</text:p>
          </table:table-cell>
          <table:table-cell office:value-type="float" office:value="0.032515">
            <text:p>0,032515</text:p>
          </table:table-cell>
          <table:table-cell office:value-type="float" office:value="0.028425">
            <text:p>0,028425</text:p>
          </table:table-cell>
          <table:table-cell office:value-type="float" office:value="0.032098">
            <text:p>0,032098</text:p>
          </table:table-cell>
          <table:table-cell office:value-type="float" office:value="0.027815">
            <text:p>0,027815</text:p>
          </table:table-cell>
          <table:table-cell office:value-type="float" office:value="0.024882">
            <text:p>0,024882</text:p>
          </table:table-cell>
          <table:table-cell office:value-type="float" office:value="0.031202">
            <text:p>0,031202</text:p>
          </table:table-cell>
          <table:table-cell office:value-type="float" office:value="0.033173">
            <text:p>0,033173</text:p>
          </table:table-cell>
          <table:table-cell office:value-type="float" office:value="0.027077">
            <text:p>0,027077</text:p>
          </table:table-cell>
          <table:table-cell office:value-type="float" office:value="0.026157">
            <text:p>0,026157</text:p>
          </table:table-cell>
          <table:table-cell table:number-columns-repeated="491"/>
        </table:table-row>
        <table:table-row table:style-name="ro2">
          <table:table-cell office:value-type="float" office:value="0.034575">
            <text:p>0,034575</text:p>
          </table:table-cell>
          <table:table-cell office:value-type="float" office:value="0.033212">
            <text:p>0,033212</text:p>
          </table:table-cell>
          <table:table-cell office:value-type="float" office:value="0.027252">
            <text:p>0,027252</text:p>
          </table:table-cell>
          <table:table-cell office:value-type="float" office:value="0.028266">
            <text:p>0,028266</text:p>
          </table:table-cell>
          <table:table-cell office:value-type="float" office:value="0.028382">
            <text:p>0,028382</text:p>
          </table:table-cell>
          <table:table-cell office:value-type="float" office:value="0.0262">
            <text:p>0,0262</text:p>
          </table:table-cell>
          <table:table-cell office:value-type="float" office:value="0.030758">
            <text:p>0,030758</text:p>
          </table:table-cell>
          <table:table-cell office:value-type="float" office:value="0.032718">
            <text:p>0,032718</text:p>
          </table:table-cell>
          <table:table-cell office:value-type="float" office:value="0.028464">
            <text:p>0,028464</text:p>
          </table:table-cell>
          <table:table-cell office:value-type="float" office:value="0.02967">
            <text:p>0,02967</text:p>
          </table:table-cell>
          <table:table-cell table:number-columns-repeated="491"/>
        </table:table-row>
        <table:table-row table:style-name="ro2">
          <table:table-cell office:value-type="float" office:value="0.034306">
            <text:p>0,034306</text:p>
          </table:table-cell>
          <table:table-cell office:value-type="float" office:value="0.028333">
            <text:p>0,028333</text:p>
          </table:table-cell>
          <table:table-cell office:value-type="float" office:value="0.029345">
            <text:p>0,029345</text:p>
          </table:table-cell>
          <table:table-cell office:value-type="float" office:value="0.031258">
            <text:p>0,031258</text:p>
          </table:table-cell>
          <table:table-cell office:value-type="float" office:value="0.027364">
            <text:p>0,027364</text:p>
          </table:table-cell>
          <table:table-cell office:value-type="float" office:value="0.02916">
            <text:p>0,02916</text:p>
          </table:table-cell>
          <table:table-cell office:value-type="float" office:value="0.030845">
            <text:p>0,030845</text:p>
          </table:table-cell>
          <table:table-cell office:value-type="float" office:value="0.033152">
            <text:p>0,033152</text:p>
          </table:table-cell>
          <table:table-cell office:value-type="float" office:value="0.029869">
            <text:p>0,029869</text:p>
          </table:table-cell>
          <table:table-cell office:value-type="float" office:value="0.025949">
            <text:p>0,025949</text:p>
          </table:table-cell>
          <table:table-cell table:number-columns-repeated="491"/>
        </table:table-row>
        <table:table-row table:style-name="ro2">
          <table:table-cell office:value-type="float" office:value="0.031611">
            <text:p>0,031611</text:p>
          </table:table-cell>
          <table:table-cell office:value-type="float" office:value="0.033037">
            <text:p>0,033037</text:p>
          </table:table-cell>
          <table:table-cell office:value-type="float" office:value="0.029725">
            <text:p>0,029725</text:p>
          </table:table-cell>
          <table:table-cell office:value-type="float" office:value="0.029791">
            <text:p>0,029791</text:p>
          </table:table-cell>
          <table:table-cell office:value-type="float" office:value="0.027192">
            <text:p>0,027192</text:p>
          </table:table-cell>
          <table:table-cell office:value-type="float" office:value="0.025477">
            <text:p>0,025477</text:p>
          </table:table-cell>
          <table:table-cell office:value-type="float" office:value="0.030902">
            <text:p>0,030902</text:p>
          </table:table-cell>
          <table:table-cell office:value-type="float" office:value="0.032903">
            <text:p>0,032903</text:p>
          </table:table-cell>
          <table:table-cell office:value-type="float" office:value="0.027981">
            <text:p>0,027981</text:p>
          </table:table-cell>
          <table:table-cell office:value-type="float" office:value="0.028399">
            <text:p>0,028399</text:p>
          </table:table-cell>
          <table:table-cell table:number-columns-repeated="491"/>
        </table:table-row>
        <table:table-row table:style-name="ro2">
          <table:table-cell office:value-type="float" office:value="0.033502">
            <text:p>0,033502</text:p>
          </table:table-cell>
          <table:table-cell office:value-type="float" office:value="0.033796">
            <text:p>0,033796</text:p>
          </table:table-cell>
          <table:table-cell office:value-type="float" office:value="0.028249">
            <text:p>0,028249</text:p>
          </table:table-cell>
          <table:table-cell office:value-type="float" office:value="0.032383">
            <text:p>0,032383</text:p>
          </table:table-cell>
          <table:table-cell office:value-type="float" office:value="0.026688">
            <text:p>0,026688</text:p>
          </table:table-cell>
          <table:table-cell office:value-type="float" office:value="0.028139">
            <text:p>0,028139</text:p>
          </table:table-cell>
          <table:table-cell office:value-type="float" office:value="0.030571">
            <text:p>0,030571</text:p>
          </table:table-cell>
          <table:table-cell office:value-type="float" office:value="0.032804">
            <text:p>0,032804</text:p>
          </table:table-cell>
          <table:table-cell office:value-type="float" office:value="0.027305">
            <text:p>0,027305</text:p>
          </table:table-cell>
          <table:table-cell office:value-type="float" office:value="0.026958">
            <text:p>0,026958</text:p>
          </table:table-cell>
          <table:table-cell table:number-columns-repeated="491"/>
        </table:table-row>
        <table:table-row table:style-name="ro2">
          <table:table-cell office:value-type="float" office:value="0.032532">
            <text:p>0,032532</text:p>
          </table:table-cell>
          <table:table-cell office:value-type="float" office:value="0.031318">
            <text:p>0,031318</text:p>
          </table:table-cell>
          <table:table-cell office:value-type="float" office:value="0.029963">
            <text:p>0,029963</text:p>
          </table:table-cell>
          <table:table-cell office:value-type="float" office:value="0.030966">
            <text:p>0,030966</text:p>
          </table:table-cell>
          <table:table-cell office:value-type="float" office:value="0.027873">
            <text:p>0,027873</text:p>
          </table:table-cell>
          <table:table-cell office:value-type="float" office:value="0.029499">
            <text:p>0,029499</text:p>
          </table:table-cell>
          <table:table-cell office:value-type="float" office:value="0.029693">
            <text:p>0,029693</text:p>
          </table:table-cell>
          <table:table-cell office:value-type="float" office:value="0.028384">
            <text:p>0,028384</text:p>
          </table:table-cell>
          <table:table-cell office:value-type="float" office:value="0.029807">
            <text:p>0,029807</text:p>
          </table:table-cell>
          <table:table-cell office:value-type="float" office:value="0.024758">
            <text:p>0,024758</text:p>
          </table:table-cell>
          <table:table-cell table:number-columns-repeated="491"/>
        </table:table-row>
        <table:table-row table:style-name="ro2">
          <table:table-cell office:value-type="float" office:value="0.033766">
            <text:p>0,033766</text:p>
          </table:table-cell>
          <table:table-cell office:value-type="float" office:value="0.034413">
            <text:p>0,034413</text:p>
          </table:table-cell>
          <table:table-cell office:value-type="float" office:value="0.031815">
            <text:p>0,031815</text:p>
          </table:table-cell>
          <table:table-cell office:value-type="float" office:value="0.031771">
            <text:p>0,031771</text:p>
          </table:table-cell>
          <table:table-cell office:value-type="float" office:value="0.027753">
            <text:p>0,027753</text:p>
          </table:table-cell>
          <table:table-cell office:value-type="float" office:value="0.027595">
            <text:p>0,027595</text:p>
          </table:table-cell>
          <table:table-cell office:value-type="float" office:value="0.030583">
            <text:p>0,030583</text:p>
          </table:table-cell>
          <table:table-cell office:value-type="float" office:value="0.029919">
            <text:p>0,029919</text:p>
          </table:table-cell>
          <table:table-cell office:value-type="float" office:value="0.02912">
            <text:p>0,02912</text:p>
          </table:table-cell>
          <table:table-cell office:value-type="float" office:value="0.027236">
            <text:p>0,027236</text:p>
          </table:table-cell>
          <table:table-cell table:number-columns-repeated="491"/>
        </table:table-row>
        <table:table-row table:style-name="ro2">
          <table:table-cell office:value-type="float" office:value="0.033909">
            <text:p>0,033909</text:p>
          </table:table-cell>
          <table:table-cell office:value-type="float" office:value="0.035553">
            <text:p>0,035553</text:p>
          </table:table-cell>
          <table:table-cell office:value-type="float" office:value="0.030441">
            <text:p>0,030441</text:p>
          </table:table-cell>
          <table:table-cell office:value-type="float" office:value="0.030747">
            <text:p>0,030747</text:p>
          </table:table-cell>
          <table:table-cell office:value-type="float" office:value="0.027991">
            <text:p>0,027991</text:p>
          </table:table-cell>
          <table:table-cell office:value-type="float" office:value="0.028893">
            <text:p>0,028893</text:p>
          </table:table-cell>
          <table:table-cell office:value-type="float" office:value="0.028152">
            <text:p>0,028152</text:p>
          </table:table-cell>
          <table:table-cell office:value-type="float" office:value="0.035382">
            <text:p>0,035382</text:p>
          </table:table-cell>
          <table:table-cell office:value-type="float" office:value="0.028566">
            <text:p>0,028566</text:p>
          </table:table-cell>
          <table:table-cell office:value-type="float" office:value="0.026627">
            <text:p>0,026627</text:p>
          </table:table-cell>
          <table:table-cell table:number-columns-repeated="491"/>
        </table:table-row>
        <table:table-row table:style-name="ro2">
          <table:table-cell office:value-type="float" office:value="0.034154">
            <text:p>0,034154</text:p>
          </table:table-cell>
          <table:table-cell office:value-type="float" office:value="0.032008">
            <text:p>0,032008</text:p>
          </table:table-cell>
          <table:table-cell office:value-type="float" office:value="0.032259">
            <text:p>0,032259</text:p>
          </table:table-cell>
          <table:table-cell office:value-type="float" office:value="0.030504">
            <text:p>0,030504</text:p>
          </table:table-cell>
          <table:table-cell office:value-type="float" office:value="0.028568">
            <text:p>0,028568</text:p>
          </table:table-cell>
          <table:table-cell office:value-type="float" office:value="0.030612">
            <text:p>0,030612</text:p>
          </table:table-cell>
          <table:table-cell office:value-type="float" office:value="0.032102">
            <text:p>0,032102</text:p>
          </table:table-cell>
          <table:table-cell office:value-type="float" office:value="0.025617">
            <text:p>0,025617</text:p>
          </table:table-cell>
          <table:table-cell office:value-type="float" office:value="0.030653">
            <text:p>0,030653</text:p>
          </table:table-cell>
          <table:table-cell office:value-type="float" office:value="0.026313">
            <text:p>0,026313</text:p>
          </table:table-cell>
          <table:table-cell table:number-columns-repeated="491"/>
        </table:table-row>
        <table:table-row table:style-name="ro2">
          <table:table-cell office:value-type="float" office:value="0.03473">
            <text:p>0,03473</text:p>
          </table:table-cell>
          <table:table-cell office:value-type="float" office:value="0.033242">
            <text:p>0,033242</text:p>
          </table:table-cell>
          <table:table-cell office:value-type="float" office:value="0.030556">
            <text:p>0,030556</text:p>
          </table:table-cell>
          <table:table-cell office:value-type="float" office:value="0.026721">
            <text:p>0,026721</text:p>
          </table:table-cell>
          <table:table-cell office:value-type="float" office:value="0.02707">
            <text:p>0,02707</text:p>
          </table:table-cell>
          <table:table-cell office:value-type="float" office:value="0.02556">
            <text:p>0,02556</text:p>
          </table:table-cell>
          <table:table-cell office:value-type="float" office:value="0.029776">
            <text:p>0,029776</text:p>
          </table:table-cell>
          <table:table-cell office:value-type="float" office:value="0.029861">
            <text:p>0,029861</text:p>
          </table:table-cell>
          <table:table-cell office:value-type="float" office:value="0.027815">
            <text:p>0,027815</text:p>
          </table:table-cell>
          <table:table-cell office:value-type="float" office:value="0.0248">
            <text:p>0,0248</text:p>
          </table:table-cell>
          <table:table-cell table:number-columns-repeated="491"/>
        </table:table-row>
        <table:table-row table:style-name="ro2">
          <table:table-cell office:value-type="float" office:value="0.035629">
            <text:p>0,035629</text:p>
          </table:table-cell>
          <table:table-cell office:value-type="float" office:value="0.030832">
            <text:p>0,030832</text:p>
          </table:table-cell>
          <table:table-cell office:value-type="float" office:value="0.029182">
            <text:p>0,029182</text:p>
          </table:table-cell>
          <table:table-cell office:value-type="float" office:value="0.03069">
            <text:p>0,03069</text:p>
          </table:table-cell>
          <table:table-cell office:value-type="float" office:value="0.026133">
            <text:p>0,026133</text:p>
          </table:table-cell>
          <table:table-cell office:value-type="float" office:value="0.02618">
            <text:p>0,02618</text:p>
          </table:table-cell>
          <table:table-cell office:value-type="float" office:value="0.029788">
            <text:p>0,029788</text:p>
          </table:table-cell>
          <table:table-cell office:value-type="float" office:value="0.032723">
            <text:p>0,032723</text:p>
          </table:table-cell>
          <table:table-cell office:value-type="float" office:value="0.027746">
            <text:p>0,027746</text:p>
          </table:table-cell>
          <table:table-cell office:value-type="float" office:value="0.028779">
            <text:p>0,028779</text:p>
          </table:table-cell>
          <table:table-cell table:number-columns-repeated="491"/>
        </table:table-row>
        <table:table-row table:style-name="ro2">
          <table:table-cell office:value-type="float" office:value="0.033628">
            <text:p>0,033628</text:p>
          </table:table-cell>
          <table:table-cell office:value-type="float" office:value="0.031819">
            <text:p>0,031819</text:p>
          </table:table-cell>
          <table:table-cell office:value-type="float" office:value="0.029859">
            <text:p>0,029859</text:p>
          </table:table-cell>
          <table:table-cell office:value-type="float" office:value="0.03086">
            <text:p>0,03086</text:p>
          </table:table-cell>
          <table:table-cell office:value-type="float" office:value="0.025997">
            <text:p>0,025997</text:p>
          </table:table-cell>
          <table:table-cell office:value-type="float" office:value="0.025412">
            <text:p>0,025412</text:p>
          </table:table-cell>
          <table:table-cell office:value-type="float" office:value="0.028676">
            <text:p>0,028676</text:p>
          </table:table-cell>
          <table:table-cell office:value-type="float" office:value="0.028925">
            <text:p>0,028925</text:p>
          </table:table-cell>
          <table:table-cell office:value-type="float" office:value="0.02909">
            <text:p>0,02909</text:p>
          </table:table-cell>
          <table:table-cell office:value-type="float" office:value="0.026668">
            <text:p>0,026668</text:p>
          </table:table-cell>
          <table:table-cell table:number-columns-repeated="491"/>
        </table:table-row>
        <table:table-row table:style-name="ro2">
          <table:table-cell office:value-type="float" office:value="0.031597">
            <text:p>0,031597</text:p>
          </table:table-cell>
          <table:table-cell office:value-type="float" office:value="0.030846">
            <text:p>0,030846</text:p>
          </table:table-cell>
          <table:table-cell office:value-type="float" office:value="0.028352">
            <text:p>0,028352</text:p>
          </table:table-cell>
          <table:table-cell office:value-type="float" office:value="0.02829">
            <text:p>0,02829</text:p>
          </table:table-cell>
          <table:table-cell office:value-type="float" office:value="0.026322">
            <text:p>0,026322</text:p>
          </table:table-cell>
          <table:table-cell office:value-type="float" office:value="0.029436">
            <text:p>0,029436</text:p>
          </table:table-cell>
          <table:table-cell office:value-type="float" office:value="0.0318">
            <text:p>0,0318</text:p>
          </table:table-cell>
          <table:table-cell office:value-type="float" office:value="0.03153">
            <text:p>0,03153</text:p>
          </table:table-cell>
          <table:table-cell office:value-type="float" office:value="0.029479">
            <text:p>0,029479</text:p>
          </table:table-cell>
          <table:table-cell office:value-type="float" office:value="0.031131">
            <text:p>0,031131</text:p>
          </table:table-cell>
          <table:table-cell table:number-columns-repeated="491"/>
        </table:table-row>
        <table:table-row table:style-name="ro2">
          <table:table-cell office:value-type="float" office:value="0.033009">
            <text:p>0,033009</text:p>
          </table:table-cell>
          <table:table-cell office:value-type="float" office:value="0.031842">
            <text:p>0,031842</text:p>
          </table:table-cell>
          <table:table-cell office:value-type="float" office:value="0.028219">
            <text:p>0,028219</text:p>
          </table:table-cell>
          <table:table-cell office:value-type="float" office:value="0.028028">
            <text:p>0,028028</text:p>
          </table:table-cell>
          <table:table-cell office:value-type="float" office:value="0.028178">
            <text:p>0,028178</text:p>
          </table:table-cell>
          <table:table-cell office:value-type="float" office:value="0.029518">
            <text:p>0,029518</text:p>
          </table:table-cell>
          <table:table-cell office:value-type="float" office:value="0.030721">
            <text:p>0,030721</text:p>
          </table:table-cell>
          <table:table-cell office:value-type="float" office:value="0.031673">
            <text:p>0,031673</text:p>
          </table:table-cell>
          <table:table-cell office:value-type="float" office:value="0.027169">
            <text:p>0,027169</text:p>
          </table:table-cell>
          <table:table-cell office:value-type="float" office:value="0.02821">
            <text:p>0,02821</text:p>
          </table:table-cell>
          <table:table-cell table:number-columns-repeated="491"/>
        </table:table-row>
        <table:table-row table:style-name="ro2">
          <table:table-cell office:value-type="float" office:value="0.030688">
            <text:p>0,030688</text:p>
          </table:table-cell>
          <table:table-cell office:value-type="float" office:value="0.036352">
            <text:p>0,036352</text:p>
          </table:table-cell>
          <table:table-cell office:value-type="float" office:value="0.029726">
            <text:p>0,029726</text:p>
          </table:table-cell>
          <table:table-cell office:value-type="float" office:value="0.027462">
            <text:p>0,027462</text:p>
          </table:table-cell>
          <table:table-cell office:value-type="float" office:value="0.026186">
            <text:p>0,026186</text:p>
          </table:table-cell>
          <table:table-cell office:value-type="float" office:value="0.026499">
            <text:p>0,026499</text:p>
          </table:table-cell>
          <table:table-cell office:value-type="float" office:value="0.02952">
            <text:p>0,02952</text:p>
          </table:table-cell>
          <table:table-cell office:value-type="float" office:value="0.033862">
            <text:p>0,033862</text:p>
          </table:table-cell>
          <table:table-cell office:value-type="float" office:value="0.026764">
            <text:p>0,026764</text:p>
          </table:table-cell>
          <table:table-cell office:value-type="float" office:value="0.028297">
            <text:p>0,028297</text:p>
          </table:table-cell>
          <table:table-cell table:number-columns-repeated="491"/>
        </table:table-row>
        <table:table-row table:style-name="ro2">
          <table:table-cell office:value-type="float" office:value="0.031817">
            <text:p>0,031817</text:p>
          </table:table-cell>
          <table:table-cell office:value-type="float" office:value="0.02999">
            <text:p>0,02999</text:p>
          </table:table-cell>
          <table:table-cell office:value-type="float" office:value="0.029497">
            <text:p>0,029497</text:p>
          </table:table-cell>
          <table:table-cell office:value-type="float" office:value="0.030454">
            <text:p>0,030454</text:p>
          </table:table-cell>
          <table:table-cell office:value-type="float" office:value="0.025421">
            <text:p>0,025421</text:p>
          </table:table-cell>
          <table:table-cell office:value-type="float" office:value="0.023912">
            <text:p>0,023912</text:p>
          </table:table-cell>
          <table:table-cell office:value-type="float" office:value="0.029639">
            <text:p>0,029639</text:p>
          </table:table-cell>
          <table:table-cell office:value-type="float" office:value="0.030671">
            <text:p>0,030671</text:p>
          </table:table-cell>
          <table:table-cell office:value-type="float" office:value="0.028141">
            <text:p>0,028141</text:p>
          </table:table-cell>
          <table:table-cell office:value-type="float" office:value="0.026363">
            <text:p>0,026363</text:p>
          </table:table-cell>
          <table:table-cell table:number-columns-repeated="491"/>
        </table:table-row>
        <table:table-row table:style-name="ro2">
          <table:table-cell office:value-type="float" office:value="0.032992">
            <text:p>0,032992</text:p>
          </table:table-cell>
          <table:table-cell office:value-type="float" office:value="0.029867">
            <text:p>0,029867</text:p>
          </table:table-cell>
          <table:table-cell office:value-type="float" office:value="0.028481">
            <text:p>0,028481</text:p>
          </table:table-cell>
          <table:table-cell office:value-type="float" office:value="0.032223">
            <text:p>0,032223</text:p>
          </table:table-cell>
          <table:table-cell office:value-type="float" office:value="0.026202">
            <text:p>0,026202</text:p>
          </table:table-cell>
          <table:table-cell office:value-type="float" office:value="0.02555">
            <text:p>0,02555</text:p>
          </table:table-cell>
          <table:table-cell office:value-type="float" office:value="0.030829">
            <text:p>0,030829</text:p>
          </table:table-cell>
          <table:table-cell office:value-type="float" office:value="0.030036">
            <text:p>0,030036</text:p>
          </table:table-cell>
          <table:table-cell office:value-type="float" office:value="0.028849">
            <text:p>0,028849</text:p>
          </table:table-cell>
          <table:table-cell office:value-type="float" office:value="0.030421">
            <text:p>0,030421</text:p>
          </table:table-cell>
          <table:table-cell table:number-columns-repeated="491"/>
        </table:table-row>
        <table:table-row table:style-name="ro2">
          <table:table-cell office:value-type="float" office:value="0.031343">
            <text:p>0,031343</text:p>
          </table:table-cell>
          <table:table-cell office:value-type="float" office:value="0.032238">
            <text:p>0,032238</text:p>
          </table:table-cell>
          <table:table-cell office:value-type="float" office:value="0.029822">
            <text:p>0,029822</text:p>
          </table:table-cell>
          <table:table-cell office:value-type="float" office:value="0.032453">
            <text:p>0,032453</text:p>
          </table:table-cell>
          <table:table-cell office:value-type="float" office:value="0.026063">
            <text:p>0,026063</text:p>
          </table:table-cell>
          <table:table-cell office:value-type="float" office:value="0.025752">
            <text:p>0,025752</text:p>
          </table:table-cell>
          <table:table-cell office:value-type="float" office:value="0.030839">
            <text:p>0,030839</text:p>
          </table:table-cell>
          <table:table-cell office:value-type="float" office:value="0.028705">
            <text:p>0,028705</text:p>
          </table:table-cell>
          <table:table-cell office:value-type="float" office:value="0.027734">
            <text:p>0,027734</text:p>
          </table:table-cell>
          <table:table-cell office:value-type="float" office:value="0.027361">
            <text:p>0,027361</text:p>
          </table:table-cell>
          <table:table-cell table:number-columns-repeated="491"/>
        </table:table-row>
        <table:table-row table:style-name="ro2">
          <table:table-cell office:value-type="float" office:value="0.028872">
            <text:p>0,028872</text:p>
          </table:table-cell>
          <table:table-cell office:value-type="float" office:value="0.031696">
            <text:p>0,031696</text:p>
          </table:table-cell>
          <table:table-cell office:value-type="float" office:value="0.028614">
            <text:p>0,028614</text:p>
          </table:table-cell>
          <table:table-cell office:value-type="float" office:value="0.030346">
            <text:p>0,030346</text:p>
          </table:table-cell>
          <table:table-cell office:value-type="float" office:value="0.026647">
            <text:p>0,026647</text:p>
          </table:table-cell>
          <table:table-cell office:value-type="float" office:value="0.025324">
            <text:p>0,025324</text:p>
          </table:table-cell>
          <table:table-cell office:value-type="float" office:value="0.02972">
            <text:p>0,02972</text:p>
          </table:table-cell>
          <table:table-cell office:value-type="float" office:value="0.029427">
            <text:p>0,029427</text:p>
          </table:table-cell>
          <table:table-cell office:value-type="float" office:value="0.028641">
            <text:p>0,028641</text:p>
          </table:table-cell>
          <table:table-cell office:value-type="float" office:value="0.028651">
            <text:p>0,028651</text:p>
          </table:table-cell>
          <table:table-cell table:number-columns-repeated="491"/>
        </table:table-row>
        <table:table-row table:style-name="ro2">
          <table:table-cell office:value-type="float" office:value="0.031747">
            <text:p>0,031747</text:p>
          </table:table-cell>
          <table:table-cell office:value-type="float" office:value="0.028836">
            <text:p>0,028836</text:p>
          </table:table-cell>
          <table:table-cell office:value-type="float" office:value="0.030903">
            <text:p>0,030903</text:p>
          </table:table-cell>
          <table:table-cell office:value-type="float" office:value="0.028684">
            <text:p>0,028684</text:p>
          </table:table-cell>
          <table:table-cell office:value-type="float" office:value="0.027227">
            <text:p>0,027227</text:p>
          </table:table-cell>
          <table:table-cell office:value-type="float" office:value="0.027603">
            <text:p>0,027603</text:p>
          </table:table-cell>
          <table:table-cell office:value-type="float" office:value="0.031189">
            <text:p>0,031189</text:p>
          </table:table-cell>
          <table:table-cell office:value-type="float" office:value="0.030045">
            <text:p>0,030045</text:p>
          </table:table-cell>
          <table:table-cell office:value-type="float" office:value="0.028177">
            <text:p>0,028177</text:p>
          </table:table-cell>
          <table:table-cell office:value-type="float" office:value="0.028517">
            <text:p>0,028517</text:p>
          </table:table-cell>
          <table:table-cell table:number-columns-repeated="491"/>
        </table:table-row>
        <table:table-row table:style-name="ro2">
          <table:table-cell office:value-type="float" office:value="0.031019">
            <text:p>0,031019</text:p>
          </table:table-cell>
          <table:table-cell office:value-type="float" office:value="0.03181">
            <text:p>0,03181</text:p>
          </table:table-cell>
          <table:table-cell office:value-type="float" office:value="0.029012">
            <text:p>0,029012</text:p>
          </table:table-cell>
          <table:table-cell office:value-type="float" office:value="0.030024">
            <text:p>0,030024</text:p>
          </table:table-cell>
          <table:table-cell office:value-type="float" office:value="0.026924">
            <text:p>0,026924</text:p>
          </table:table-cell>
          <table:table-cell office:value-type="float" office:value="0.023773">
            <text:p>0,023773</text:p>
          </table:table-cell>
          <table:table-cell office:value-type="float" office:value="0.030943">
            <text:p>0,030943</text:p>
          </table:table-cell>
          <table:table-cell office:value-type="float" office:value="0.028085">
            <text:p>0,028085</text:p>
          </table:table-cell>
          <table:table-cell office:value-type="float" office:value="0.029931">
            <text:p>0,029931</text:p>
          </table:table-cell>
          <table:table-cell office:value-type="float" office:value="0.027211">
            <text:p>0,027211</text:p>
          </table:table-cell>
          <table:table-cell table:number-columns-repeated="491"/>
        </table:table-row>
        <table:table-row table:style-name="ro2">
          <table:table-cell office:value-type="float" office:value="0.030865">
            <text:p>0,030865</text:p>
          </table:table-cell>
          <table:table-cell office:value-type="float" office:value="0.029201">
            <text:p>0,029201</text:p>
          </table:table-cell>
          <table:table-cell office:value-type="float" office:value="0.027856">
            <text:p>0,027856</text:p>
          </table:table-cell>
          <table:table-cell office:value-type="float" office:value="0.031501">
            <text:p>0,031501</text:p>
          </table:table-cell>
          <table:table-cell office:value-type="float" office:value="0.028619">
            <text:p>0,028619</text:p>
          </table:table-cell>
          <table:table-cell office:value-type="float" office:value="0.02743">
            <text:p>0,02743</text:p>
          </table:table-cell>
          <table:table-cell office:value-type="float" office:value="0.032969">
            <text:p>0,032969</text:p>
          </table:table-cell>
          <table:table-cell office:value-type="float" office:value="0.027838">
            <text:p>0,027838</text:p>
          </table:table-cell>
          <table:table-cell office:value-type="float" office:value="0.029334">
            <text:p>0,029334</text:p>
          </table:table-cell>
          <table:table-cell office:value-type="float" office:value="0.026903">
            <text:p>0,026903</text:p>
          </table:table-cell>
          <table:table-cell table:number-columns-repeated="491"/>
        </table:table-row>
        <table:table-row table:style-name="ro2">
          <table:table-cell office:value-type="float" office:value="0.030076">
            <text:p>0,030076</text:p>
          </table:table-cell>
          <table:table-cell office:value-type="float" office:value="0.030697">
            <text:p>0,030697</text:p>
          </table:table-cell>
          <table:table-cell office:value-type="float" office:value="0.031202">
            <text:p>0,031202</text:p>
          </table:table-cell>
          <table:table-cell office:value-type="float" office:value="0.028317">
            <text:p>0,028317</text:p>
          </table:table-cell>
          <table:table-cell office:value-type="float" office:value="0.028806">
            <text:p>0,028806</text:p>
          </table:table-cell>
          <table:table-cell office:value-type="float" office:value="0.026698">
            <text:p>0,026698</text:p>
          </table:table-cell>
          <table:table-cell office:value-type="float" office:value="0.031687">
            <text:p>0,031687</text:p>
          </table:table-cell>
          <table:table-cell office:value-type="float" office:value="0.029871">
            <text:p>0,029871</text:p>
          </table:table-cell>
          <table:table-cell office:value-type="float" office:value="0.027118">
            <text:p>0,027118</text:p>
          </table:table-cell>
          <table:table-cell office:value-type="float" office:value="0.026306">
            <text:p>0,026306</text:p>
          </table:table-cell>
          <table:table-cell table:number-columns-repeated="491"/>
        </table:table-row>
        <table:table-row table:style-name="ro2">
          <table:table-cell office:value-type="float" office:value="0.0318">
            <text:p>0,0318</text:p>
          </table:table-cell>
          <table:table-cell table:number-columns-repeated="2" office:value-type="float" office:value="0.030583">
            <text:p>0,030583</text:p>
          </table:table-cell>
          <table:table-cell office:value-type="float" office:value="0.031279">
            <text:p>0,031279</text:p>
          </table:table-cell>
          <table:table-cell office:value-type="float" office:value="0.026238">
            <text:p>0,026238</text:p>
          </table:table-cell>
          <table:table-cell office:value-type="float" office:value="0.027757">
            <text:p>0,027757</text:p>
          </table:table-cell>
          <table:table-cell office:value-type="float" office:value="0.029416">
            <text:p>0,029416</text:p>
          </table:table-cell>
          <table:table-cell office:value-type="float" office:value="0.029028">
            <text:p>0,029028</text:p>
          </table:table-cell>
          <table:table-cell office:value-type="float" office:value="0.026209">
            <text:p>0,026209</text:p>
          </table:table-cell>
          <table:table-cell office:value-type="float" office:value="0.025688">
            <text:p>0,025688</text:p>
          </table:table-cell>
          <table:table-cell table:number-columns-repeated="491"/>
        </table:table-row>
        <table:table-row table:style-name="ro2">
          <table:table-cell office:value-type="float" office:value="0.028635">
            <text:p>0,028635</text:p>
          </table:table-cell>
          <table:table-cell office:value-type="float" office:value="0.032765">
            <text:p>0,032765</text:p>
          </table:table-cell>
          <table:table-cell office:value-type="float" office:value="0.028876">
            <text:p>0,028876</text:p>
          </table:table-cell>
          <table:table-cell office:value-type="float" office:value="0.0279">
            <text:p>0,0279</text:p>
          </table:table-cell>
          <table:table-cell office:value-type="float" office:value="0.026978">
            <text:p>0,026978</text:p>
          </table:table-cell>
          <table:table-cell office:value-type="float" office:value="0.029225">
            <text:p>0,029225</text:p>
          </table:table-cell>
          <table:table-cell office:value-type="float" office:value="0.029905">
            <text:p>0,029905</text:p>
          </table:table-cell>
          <table:table-cell office:value-type="float" office:value="0.026226">
            <text:p>0,026226</text:p>
          </table:table-cell>
          <table:table-cell office:value-type="float" office:value="0.026411">
            <text:p>0,026411</text:p>
          </table:table-cell>
          <table:table-cell office:value-type="float" office:value="0.028329">
            <text:p>0,028329</text:p>
          </table:table-cell>
          <table:table-cell table:number-columns-repeated="491"/>
        </table:table-row>
        <table:table-row table:style-name="ro2">
          <table:table-cell office:value-type="float" office:value="0.030052">
            <text:p>0,030052</text:p>
          </table:table-cell>
          <table:table-cell office:value-type="float" office:value="0.030954">
            <text:p>0,030954</text:p>
          </table:table-cell>
          <table:table-cell office:value-type="float" office:value="0.028471">
            <text:p>0,028471</text:p>
          </table:table-cell>
          <table:table-cell office:value-type="float" office:value="0.034873">
            <text:p>0,034873</text:p>
          </table:table-cell>
          <table:table-cell office:value-type="float" office:value="0.02725">
            <text:p>0,02725</text:p>
          </table:table-cell>
          <table:table-cell office:value-type="float" office:value="0.026055">
            <text:p>0,026055</text:p>
          </table:table-cell>
          <table:table-cell office:value-type="float" office:value="0.031109">
            <text:p>0,031109</text:p>
          </table:table-cell>
          <table:table-cell office:value-type="float" office:value="0.027252">
            <text:p>0,027252</text:p>
          </table:table-cell>
          <table:table-cell office:value-type="float" office:value="0.026334">
            <text:p>0,026334</text:p>
          </table:table-cell>
          <table:table-cell office:value-type="float" office:value="0.028046">
            <text:p>0,028046</text:p>
          </table:table-cell>
          <table:table-cell table:number-columns-repeated="491"/>
        </table:table-row>
        <table:table-row table:style-name="ro2">
          <table:table-cell office:value-type="float" office:value="0.030044">
            <text:p>0,030044</text:p>
          </table:table-cell>
          <table:table-cell office:value-type="float" office:value="0.031859">
            <text:p>0,031859</text:p>
          </table:table-cell>
          <table:table-cell office:value-type="float" office:value="0.027787">
            <text:p>0,027787</text:p>
          </table:table-cell>
          <table:table-cell office:value-type="float" office:value="0.02789">
            <text:p>0,02789</text:p>
          </table:table-cell>
          <table:table-cell office:value-type="float" office:value="0.027284">
            <text:p>0,027284</text:p>
          </table:table-cell>
          <table:table-cell office:value-type="float" office:value="0.025088">
            <text:p>0,025088</text:p>
          </table:table-cell>
          <table:table-cell office:value-type="float" office:value="0.029993">
            <text:p>0,029993</text:p>
          </table:table-cell>
          <table:table-cell office:value-type="float" office:value="0.029789">
            <text:p>0,029789</text:p>
          </table:table-cell>
          <table:table-cell office:value-type="float" office:value="0.027782">
            <text:p>0,027782</text:p>
          </table:table-cell>
          <table:table-cell office:value-type="float" office:value="0.02753">
            <text:p>0,02753</text:p>
          </table:table-cell>
          <table:table-cell table:number-columns-repeated="491"/>
        </table:table-row>
        <table:table-row table:style-name="ro2">
          <table:table-cell office:value-type="float" office:value="0.027333">
            <text:p>0,027333</text:p>
          </table:table-cell>
          <table:table-cell office:value-type="float" office:value="0.028006">
            <text:p>0,028006</text:p>
          </table:table-cell>
          <table:table-cell office:value-type="float" office:value="0.028047">
            <text:p>0,028047</text:p>
          </table:table-cell>
          <table:table-cell office:value-type="float" office:value="0.029297">
            <text:p>0,029297</text:p>
          </table:table-cell>
          <table:table-cell office:value-type="float" office:value="0.028517">
            <text:p>0,028517</text:p>
          </table:table-cell>
          <table:table-cell office:value-type="float" office:value="0.02737">
            <text:p>0,02737</text:p>
          </table:table-cell>
          <table:table-cell office:value-type="float" office:value="0.028969">
            <text:p>0,028969</text:p>
          </table:table-cell>
          <table:table-cell office:value-type="float" office:value="0.030117">
            <text:p>0,030117</text:p>
          </table:table-cell>
          <table:table-cell office:value-type="float" office:value="0.025739">
            <text:p>0,025739</text:p>
          </table:table-cell>
          <table:table-cell office:value-type="float" office:value="0.027757">
            <text:p>0,027757</text:p>
          </table:table-cell>
          <table:table-cell table:number-columns-repeated="491"/>
        </table:table-row>
        <table:table-row table:style-name="ro2">
          <table:table-cell office:value-type="float" office:value="0.031204">
            <text:p>0,031204</text:p>
          </table:table-cell>
          <table:table-cell office:value-type="float" office:value="0.028441">
            <text:p>0,028441</text:p>
          </table:table-cell>
          <table:table-cell office:value-type="float" office:value="0.029031">
            <text:p>0,029031</text:p>
          </table:table-cell>
          <table:table-cell office:value-type="float" office:value="0.02956">
            <text:p>0,02956</text:p>
          </table:table-cell>
          <table:table-cell office:value-type="float" office:value="0.026054">
            <text:p>0,026054</text:p>
          </table:table-cell>
          <table:table-cell office:value-type="float" office:value="0.027752">
            <text:p>0,027752</text:p>
          </table:table-cell>
          <table:table-cell office:value-type="float" office:value="0.028928">
            <text:p>0,028928</text:p>
          </table:table-cell>
          <table:table-cell office:value-type="float" office:value="0.032701">
            <text:p>0,032701</text:p>
          </table:table-cell>
          <table:table-cell office:value-type="float" office:value="0.028414">
            <text:p>0,028414</text:p>
          </table:table-cell>
          <table:table-cell office:value-type="float" office:value="0.027939">
            <text:p>0,027939</text:p>
          </table:table-cell>
          <table:table-cell table:number-columns-repeated="491"/>
        </table:table-row>
        <table:table-row table:style-name="ro2">
          <table:table-cell office:value-type="float" office:value="0.031849">
            <text:p>0,031849</text:p>
          </table:table-cell>
          <table:table-cell office:value-type="float" office:value="0.030678">
            <text:p>0,030678</text:p>
          </table:table-cell>
          <table:table-cell office:value-type="float" office:value="0.028432">
            <text:p>0,028432</text:p>
          </table:table-cell>
          <table:table-cell office:value-type="float" office:value="0.031537">
            <text:p>0,031537</text:p>
          </table:table-cell>
          <table:table-cell office:value-type="float" office:value="0.027097">
            <text:p>0,027097</text:p>
          </table:table-cell>
          <table:table-cell office:value-type="float" office:value="0.027463">
            <text:p>0,027463</text:p>
          </table:table-cell>
          <table:table-cell office:value-type="float" office:value="0.030227">
            <text:p>0,030227</text:p>
          </table:table-cell>
          <table:table-cell office:value-type="float" office:value="0.031893">
            <text:p>0,031893</text:p>
          </table:table-cell>
          <table:table-cell office:value-type="float" office:value="0.028724">
            <text:p>0,028724</text:p>
          </table:table-cell>
          <table:table-cell office:value-type="float" office:value="0.031093">
            <text:p>0,031093</text:p>
          </table:table-cell>
          <table:table-cell table:number-columns-repeated="491"/>
        </table:table-row>
        <table:table-row table:style-name="ro2">
          <table:table-cell office:value-type="float" office:value="0.02811">
            <text:p>0,02811</text:p>
          </table:table-cell>
          <table:table-cell office:value-type="float" office:value="0.028377">
            <text:p>0,028377</text:p>
          </table:table-cell>
          <table:table-cell office:value-type="float" office:value="0.029801">
            <text:p>0,029801</text:p>
          </table:table-cell>
          <table:table-cell office:value-type="float" office:value="0.030445">
            <text:p>0,030445</text:p>
          </table:table-cell>
          <table:table-cell office:value-type="float" office:value="0.028342">
            <text:p>0,028342</text:p>
          </table:table-cell>
          <table:table-cell office:value-type="float" office:value="0.027534">
            <text:p>0,027534</text:p>
          </table:table-cell>
          <table:table-cell office:value-type="float" office:value="0.03142">
            <text:p>0,03142</text:p>
          </table:table-cell>
          <table:table-cell office:value-type="float" office:value="0.03079">
            <text:p>0,03079</text:p>
          </table:table-cell>
          <table:table-cell office:value-type="float" office:value="0.029434">
            <text:p>0,029434</text:p>
          </table:table-cell>
          <table:table-cell office:value-type="float" office:value="0.0294">
            <text:p>0,0294</text:p>
          </table:table-cell>
          <table:table-cell table:number-columns-repeated="491"/>
        </table:table-row>
        <table:table-row table:style-name="ro2">
          <table:table-cell office:value-type="float" office:value="0.030711">
            <text:p>0,030711</text:p>
          </table:table-cell>
          <table:table-cell office:value-type="float" office:value="0.029727">
            <text:p>0,029727</text:p>
          </table:table-cell>
          <table:table-cell office:value-type="float" office:value="0.027935">
            <text:p>0,027935</text:p>
          </table:table-cell>
          <table:table-cell office:value-type="float" office:value="0.027609">
            <text:p>0,027609</text:p>
          </table:table-cell>
          <table:table-cell office:value-type="float" office:value="0.03094">
            <text:p>0,03094</text:p>
          </table:table-cell>
          <table:table-cell office:value-type="float" office:value="0.026181">
            <text:p>0,026181</text:p>
          </table:table-cell>
          <table:table-cell office:value-type="float" office:value="0.032056">
            <text:p>0,032056</text:p>
          </table:table-cell>
          <table:table-cell office:value-type="float" office:value="0.028776">
            <text:p>0,028776</text:p>
          </table:table-cell>
          <table:table-cell office:value-type="float" office:value="0.029284">
            <text:p>0,029284</text:p>
          </table:table-cell>
          <table:table-cell office:value-type="float" office:value="0.028908">
            <text:p>0,028908</text:p>
          </table:table-cell>
          <table:table-cell table:number-columns-repeated="491"/>
        </table:table-row>
        <table:table-row table:style-name="ro2">
          <table:table-cell office:value-type="float" office:value="0.029147">
            <text:p>0,029147</text:p>
          </table:table-cell>
          <table:table-cell office:value-type="float" office:value="0.027132">
            <text:p>0,027132</text:p>
          </table:table-cell>
          <table:table-cell office:value-type="float" office:value="0.028395">
            <text:p>0,028395</text:p>
          </table:table-cell>
          <table:table-cell office:value-type="float" office:value="0.029394">
            <text:p>0,029394</text:p>
          </table:table-cell>
          <table:table-cell office:value-type="float" office:value="0.028685">
            <text:p>0,028685</text:p>
          </table:table-cell>
          <table:table-cell office:value-type="float" office:value="0.027135">
            <text:p>0,027135</text:p>
          </table:table-cell>
          <table:table-cell office:value-type="float" office:value="0.029361">
            <text:p>0,029361</text:p>
          </table:table-cell>
          <table:table-cell office:value-type="float" office:value="0.03123">
            <text:p>0,03123</text:p>
          </table:table-cell>
          <table:table-cell office:value-type="float" office:value="0.027959">
            <text:p>0,027959</text:p>
          </table:table-cell>
          <table:table-cell office:value-type="float" office:value="0.026182">
            <text:p>0,026182</text:p>
          </table:table-cell>
          <table:table-cell table:number-columns-repeated="491"/>
        </table:table-row>
        <table:table-row table:style-name="ro2">
          <table:table-cell office:value-type="float" office:value="0.028692">
            <text:p>0,028692</text:p>
          </table:table-cell>
          <table:table-cell office:value-type="float" office:value="0.031801">
            <text:p>0,031801</text:p>
          </table:table-cell>
          <table:table-cell office:value-type="float" office:value="0.027008">
            <text:p>0,027008</text:p>
          </table:table-cell>
          <table:table-cell office:value-type="float" office:value="0.031357">
            <text:p>0,031357</text:p>
          </table:table-cell>
          <table:table-cell office:value-type="float" office:value="0.026732">
            <text:p>0,026732</text:p>
          </table:table-cell>
          <table:table-cell office:value-type="float" office:value="0.028467">
            <text:p>0,028467</text:p>
          </table:table-cell>
          <table:table-cell office:value-type="float" office:value="0.032668">
            <text:p>0,032668</text:p>
          </table:table-cell>
          <table:table-cell office:value-type="float" office:value="0.031211">
            <text:p>0,031211</text:p>
          </table:table-cell>
          <table:table-cell office:value-type="float" office:value="0.027288">
            <text:p>0,027288</text:p>
          </table:table-cell>
          <table:table-cell office:value-type="float" office:value="0.027234">
            <text:p>0,027234</text:p>
          </table:table-cell>
          <table:table-cell table:number-columns-repeated="491"/>
        </table:table-row>
        <table:table-row table:style-name="ro2">
          <table:table-cell office:value-type="float" office:value="0.02761">
            <text:p>0,02761</text:p>
          </table:table-cell>
          <table:table-cell office:value-type="float" office:value="0.027799">
            <text:p>0,027799</text:p>
          </table:table-cell>
          <table:table-cell office:value-type="float" office:value="0.028371">
            <text:p>0,028371</text:p>
          </table:table-cell>
          <table:table-cell office:value-type="float" office:value="0.029952">
            <text:p>0,029952</text:p>
          </table:table-cell>
          <table:table-cell office:value-type="float" office:value="0.029056">
            <text:p>0,029056</text:p>
          </table:table-cell>
          <table:table-cell office:value-type="float" office:value="0.027247">
            <text:p>0,027247</text:p>
          </table:table-cell>
          <table:table-cell office:value-type="float" office:value="0.030869">
            <text:p>0,030869</text:p>
          </table:table-cell>
          <table:table-cell office:value-type="float" office:value="0.02824">
            <text:p>0,02824</text:p>
          </table:table-cell>
          <table:table-cell office:value-type="float" office:value="0.027453">
            <text:p>0,027453</text:p>
          </table:table-cell>
          <table:table-cell office:value-type="float" office:value="0.028154">
            <text:p>0,028154</text:p>
          </table:table-cell>
          <table:table-cell table:number-columns-repeated="491"/>
        </table:table-row>
        <table:table-row table:style-name="ro2">
          <table:table-cell office:value-type="float" office:value="0.026797">
            <text:p>0,026797</text:p>
          </table:table-cell>
          <table:table-cell office:value-type="float" office:value="0.029658">
            <text:p>0,029658</text:p>
          </table:table-cell>
          <table:table-cell office:value-type="float" office:value="0.029406">
            <text:p>0,029406</text:p>
          </table:table-cell>
          <table:table-cell office:value-type="float" office:value="0.027365">
            <text:p>0,027365</text:p>
          </table:table-cell>
          <table:table-cell office:value-type="float" office:value="0.026865">
            <text:p>0,026865</text:p>
          </table:table-cell>
          <table:table-cell office:value-type="float" office:value="0.029603">
            <text:p>0,029603</text:p>
          </table:table-cell>
          <table:table-cell office:value-type="float" office:value="0.028869">
            <text:p>0,028869</text:p>
          </table:table-cell>
          <table:table-cell office:value-type="float" office:value="0.027324">
            <text:p>0,027324</text:p>
          </table:table-cell>
          <table:table-cell office:value-type="float" office:value="0.027822">
            <text:p>0,027822</text:p>
          </table:table-cell>
          <table:table-cell office:value-type="float" office:value="0.029738">
            <text:p>0,029738</text:p>
          </table:table-cell>
          <table:table-cell table:number-columns-repeated="491"/>
        </table:table-row>
        <table:table-row table:style-name="ro2">
          <table:table-cell office:value-type="float" office:value="0.029905">
            <text:p>0,029905</text:p>
          </table:table-cell>
          <table:table-cell office:value-type="float" office:value="0.027793">
            <text:p>0,027793</text:p>
          </table:table-cell>
          <table:table-cell office:value-type="float" office:value="0.027625">
            <text:p>0,027625</text:p>
          </table:table-cell>
          <table:table-cell office:value-type="float" office:value="0.027448">
            <text:p>0,027448</text:p>
          </table:table-cell>
          <table:table-cell office:value-type="float" office:value="0.028665">
            <text:p>0,028665</text:p>
          </table:table-cell>
          <table:table-cell office:value-type="float" office:value="0.026792">
            <text:p>0,026792</text:p>
          </table:table-cell>
          <table:table-cell office:value-type="float" office:value="0.032777">
            <text:p>0,032777</text:p>
          </table:table-cell>
          <table:table-cell office:value-type="float" office:value="0.028545">
            <text:p>0,028545</text:p>
          </table:table-cell>
          <table:table-cell office:value-type="float" office:value="0.02819">
            <text:p>0,02819</text:p>
          </table:table-cell>
          <table:table-cell office:value-type="float" office:value="0.025598">
            <text:p>0,025598</text:p>
          </table:table-cell>
          <table:table-cell table:number-columns-repeated="491"/>
        </table:table-row>
        <table:table-row table:style-name="ro2">
          <table:table-cell office:value-type="float" office:value="0.026891">
            <text:p>0,026891</text:p>
          </table:table-cell>
          <table:table-cell office:value-type="float" office:value="0.027804">
            <text:p>0,027804</text:p>
          </table:table-cell>
          <table:table-cell office:value-type="float" office:value="0.03052">
            <text:p>0,03052</text:p>
          </table:table-cell>
          <table:table-cell office:value-type="float" office:value="0.034331">
            <text:p>0,034331</text:p>
          </table:table-cell>
          <table:table-cell office:value-type="float" office:value="0.028846">
            <text:p>0,028846</text:p>
          </table:table-cell>
          <table:table-cell office:value-type="float" office:value="0.027025">
            <text:p>0,027025</text:p>
          </table:table-cell>
          <table:table-cell office:value-type="float" office:value="0.031194">
            <text:p>0,031194</text:p>
          </table:table-cell>
          <table:table-cell office:value-type="float" office:value="0.026045">
            <text:p>0,026045</text:p>
          </table:table-cell>
          <table:table-cell office:value-type="float" office:value="0.029102">
            <text:p>0,029102</text:p>
          </table:table-cell>
          <table:table-cell office:value-type="float" office:value="0.026915">
            <text:p>0,026915</text:p>
          </table:table-cell>
          <table:table-cell table:number-columns-repeated="491"/>
        </table:table-row>
        <table:table-row table:style-name="ro2">
          <table:table-cell office:value-type="float" office:value="0.028358">
            <text:p>0,028358</text:p>
          </table:table-cell>
          <table:table-cell office:value-type="float" office:value="0.026057">
            <text:p>0,026057</text:p>
          </table:table-cell>
          <table:table-cell office:value-type="float" office:value="0.026381">
            <text:p>0,026381</text:p>
          </table:table-cell>
          <table:table-cell office:value-type="float" office:value="0.029404">
            <text:p>0,029404</text:p>
          </table:table-cell>
          <table:table-cell office:value-type="float" office:value="0.028165">
            <text:p>0,028165</text:p>
          </table:table-cell>
          <table:table-cell office:value-type="float" office:value="0.026239">
            <text:p>0,026239</text:p>
          </table:table-cell>
          <table:table-cell office:value-type="float" office:value="0.028416">
            <text:p>0,028416</text:p>
          </table:table-cell>
          <table:table-cell office:value-type="float" office:value="0.032015">
            <text:p>0,032015</text:p>
          </table:table-cell>
          <table:table-cell office:value-type="float" office:value="0.027878">
            <text:p>0,027878</text:p>
          </table:table-cell>
          <table:table-cell office:value-type="float" office:value="0.027908">
            <text:p>0,027908</text:p>
          </table:table-cell>
          <table:table-cell table:number-columns-repeated="491"/>
        </table:table-row>
        <table:table-row table:style-name="ro2">
          <table:table-cell office:value-type="float" office:value="0.028087">
            <text:p>0,028087</text:p>
          </table:table-cell>
          <table:table-cell office:value-type="float" office:value="0.027363">
            <text:p>0,027363</text:p>
          </table:table-cell>
          <table:table-cell office:value-type="float" office:value="0.029759">
            <text:p>0,029759</text:p>
          </table:table-cell>
          <table:table-cell office:value-type="float" office:value="0.029365">
            <text:p>0,029365</text:p>
          </table:table-cell>
          <table:table-cell office:value-type="float" office:value="0.027585">
            <text:p>0,027585</text:p>
          </table:table-cell>
          <table:table-cell office:value-type="float" office:value="0.024954">
            <text:p>0,024954</text:p>
          </table:table-cell>
          <table:table-cell office:value-type="float" office:value="0.028059">
            <text:p>0,028059</text:p>
          </table:table-cell>
          <table:table-cell office:value-type="float" office:value="0.031861">
            <text:p>0,031861</text:p>
          </table:table-cell>
          <table:table-cell office:value-type="float" office:value="0.027434">
            <text:p>0,027434</text:p>
          </table:table-cell>
          <table:table-cell office:value-type="float" office:value="0.02761">
            <text:p>0,02761</text:p>
          </table:table-cell>
          <table:table-cell table:number-columns-repeated="491"/>
        </table:table-row>
        <table:table-row table:style-name="ro2">
          <table:table-cell office:value-type="float" office:value="0.028163">
            <text:p>0,028163</text:p>
          </table:table-cell>
          <table:table-cell office:value-type="float" office:value="0.025927">
            <text:p>0,025927</text:p>
          </table:table-cell>
          <table:table-cell office:value-type="float" office:value="0.027045">
            <text:p>0,027045</text:p>
          </table:table-cell>
          <table:table-cell office:value-type="float" office:value="0.028709">
            <text:p>0,028709</text:p>
          </table:table-cell>
          <table:table-cell office:value-type="float" office:value="0.027706">
            <text:p>0,027706</text:p>
          </table:table-cell>
          <table:table-cell office:value-type="float" office:value="0.025867">
            <text:p>0,025867</text:p>
          </table:table-cell>
          <table:table-cell office:value-type="float" office:value="0.028537">
            <text:p>0,028537</text:p>
          </table:table-cell>
          <table:table-cell office:value-type="float" office:value="0.032415">
            <text:p>0,032415</text:p>
          </table:table-cell>
          <table:table-cell office:value-type="float" office:value="0.028034">
            <text:p>0,028034</text:p>
          </table:table-cell>
          <table:table-cell office:value-type="float" office:value="0.03232">
            <text:p>0,03232</text:p>
          </table:table-cell>
          <table:table-cell table:number-columns-repeated="491"/>
        </table:table-row>
        <table:table-row table:style-name="ro2">
          <table:table-cell office:value-type="float" office:value="0.029094">
            <text:p>0,029094</text:p>
          </table:table-cell>
          <table:table-cell office:value-type="float" office:value="0.027785">
            <text:p>0,027785</text:p>
          </table:table-cell>
          <table:table-cell office:value-type="float" office:value="0.029949">
            <text:p>0,029949</text:p>
          </table:table-cell>
          <table:table-cell office:value-type="float" office:value="0.028208">
            <text:p>0,028208</text:p>
          </table:table-cell>
          <table:table-cell office:value-type="float" office:value="0.027881">
            <text:p>0,027881</text:p>
          </table:table-cell>
          <table:table-cell office:value-type="float" office:value="0.027253">
            <text:p>0,027253</text:p>
          </table:table-cell>
          <table:table-cell office:value-type="float" office:value="0.029813">
            <text:p>0,029813</text:p>
          </table:table-cell>
          <table:table-cell office:value-type="float" office:value="0.032844">
            <text:p>0,032844</text:p>
          </table:table-cell>
          <table:table-cell office:value-type="float" office:value="0.028989">
            <text:p>0,028989</text:p>
          </table:table-cell>
          <table:table-cell office:value-type="float" office:value="0.029251">
            <text:p>0,029251</text:p>
          </table:table-cell>
          <table:table-cell table:number-columns-repeated="491"/>
        </table:table-row>
        <table:table-row table:style-name="ro2">
          <table:table-cell office:value-type="float" office:value="0.027907">
            <text:p>0,027907</text:p>
          </table:table-cell>
          <table:table-cell office:value-type="float" office:value="0.02685">
            <text:p>0,02685</text:p>
          </table:table-cell>
          <table:table-cell office:value-type="float" office:value="0.026694">
            <text:p>0,026694</text:p>
          </table:table-cell>
          <table:table-cell office:value-type="float" office:value="0.029918">
            <text:p>0,029918</text:p>
          </table:table-cell>
          <table:table-cell office:value-type="float" office:value="0.028518">
            <text:p>0,028518</text:p>
          </table:table-cell>
          <table:table-cell office:value-type="float" office:value="0.025624">
            <text:p>0,025624</text:p>
          </table:table-cell>
          <table:table-cell office:value-type="float" office:value="0.032136">
            <text:p>0,032136</text:p>
          </table:table-cell>
          <table:table-cell office:value-type="float" office:value="0.03378">
            <text:p>0,03378</text:p>
          </table:table-cell>
          <table:table-cell office:value-type="float" office:value="0.02925">
            <text:p>0,02925</text:p>
          </table:table-cell>
          <table:table-cell office:value-type="float" office:value="0.028164">
            <text:p>0,028164</text:p>
          </table:table-cell>
          <table:table-cell table:number-columns-repeated="491"/>
        </table:table-row>
        <table:table-row table:style-name="ro2">
          <table:table-cell office:value-type="float" office:value="0.025717">
            <text:p>0,025717</text:p>
          </table:table-cell>
          <table:table-cell office:value-type="float" office:value="0.027839">
            <text:p>0,027839</text:p>
          </table:table-cell>
          <table:table-cell office:value-type="float" office:value="0.02681">
            <text:p>0,02681</text:p>
          </table:table-cell>
          <table:table-cell office:value-type="float" office:value="0.026788">
            <text:p>0,026788</text:p>
          </table:table-cell>
          <table:table-cell office:value-type="float" office:value="0.028765">
            <text:p>0,028765</text:p>
          </table:table-cell>
          <table:table-cell office:value-type="float" office:value="0.026196">
            <text:p>0,026196</text:p>
          </table:table-cell>
          <table:table-cell office:value-type="float" office:value="0.029984">
            <text:p>0,029984</text:p>
          </table:table-cell>
          <table:table-cell office:value-type="float" office:value="0.030141">
            <text:p>0,030141</text:p>
          </table:table-cell>
          <table:table-cell office:value-type="float" office:value="0.027445">
            <text:p>0,027445</text:p>
          </table:table-cell>
          <table:table-cell office:value-type="float" office:value="0.029884">
            <text:p>0,029884</text:p>
          </table:table-cell>
          <table:table-cell table:number-columns-repeated="491"/>
        </table:table-row>
        <table:table-row table:style-name="ro2">
          <table:table-cell office:value-type="float" office:value="0.028521">
            <text:p>0,028521</text:p>
          </table:table-cell>
          <table:table-cell office:value-type="float" office:value="0.025796">
            <text:p>0,025796</text:p>
          </table:table-cell>
          <table:table-cell office:value-type="float" office:value="0.030913">
            <text:p>0,030913</text:p>
          </table:table-cell>
          <table:table-cell office:value-type="float" office:value="0.027247">
            <text:p>0,027247</text:p>
          </table:table-cell>
          <table:table-cell office:value-type="float" office:value="0.027064">
            <text:p>0,027064</text:p>
          </table:table-cell>
          <table:table-cell office:value-type="float" office:value="0.027546">
            <text:p>0,027546</text:p>
          </table:table-cell>
          <table:table-cell office:value-type="float" office:value="0.028632">
            <text:p>0,028632</text:p>
          </table:table-cell>
          <table:table-cell office:value-type="float" office:value="0.029943">
            <text:p>0,029943</text:p>
          </table:table-cell>
          <table:table-cell office:value-type="float" office:value="0.028458">
            <text:p>0,028458</text:p>
          </table:table-cell>
          <table:table-cell office:value-type="float" office:value="0.024652">
            <text:p>0,024652</text:p>
          </table:table-cell>
          <table:table-cell table:number-columns-repeated="491"/>
        </table:table-row>
        <table:table-row table:style-name="ro2">
          <table:table-cell office:value-type="float" office:value="0.02936">
            <text:p>0,02936</text:p>
          </table:table-cell>
          <table:table-cell office:value-type="float" office:value="0.025188">
            <text:p>0,025188</text:p>
          </table:table-cell>
          <table:table-cell office:value-type="float" office:value="0.027732">
            <text:p>0,027732</text:p>
          </table:table-cell>
          <table:table-cell office:value-type="float" office:value="0.028635">
            <text:p>0,028635</text:p>
          </table:table-cell>
          <table:table-cell office:value-type="float" office:value="0.026536">
            <text:p>0,026536</text:p>
          </table:table-cell>
          <table:table-cell office:value-type="float" office:value="0.027435">
            <text:p>0,027435</text:p>
          </table:table-cell>
          <table:table-cell office:value-type="float" office:value="0.028433">
            <text:p>0,028433</text:p>
          </table:table-cell>
          <table:table-cell office:value-type="float" office:value="0.035459">
            <text:p>0,035459</text:p>
          </table:table-cell>
          <table:table-cell office:value-type="float" office:value="0.028423">
            <text:p>0,028423</text:p>
          </table:table-cell>
          <table:table-cell office:value-type="float" office:value="0.028118">
            <text:p>0,028118</text:p>
          </table:table-cell>
          <table:table-cell table:number-columns-repeated="491"/>
        </table:table-row>
        <table:table-row table:style-name="ro2">
          <table:table-cell office:value-type="float" office:value="0.027231">
            <text:p>0,027231</text:p>
          </table:table-cell>
          <table:table-cell office:value-type="float" office:value="0.02844">
            <text:p>0,02844</text:p>
          </table:table-cell>
          <table:table-cell office:value-type="float" office:value="0.029991">
            <text:p>0,029991</text:p>
          </table:table-cell>
          <table:table-cell office:value-type="float" office:value="0.025505">
            <text:p>0,025505</text:p>
          </table:table-cell>
          <table:table-cell office:value-type="float" office:value="0.026899">
            <text:p>0,026899</text:p>
          </table:table-cell>
          <table:table-cell office:value-type="float" office:value="0.024407">
            <text:p>0,024407</text:p>
          </table:table-cell>
          <table:table-cell office:value-type="float" office:value="0.030167">
            <text:p>0,030167</text:p>
          </table:table-cell>
          <table:table-cell office:value-type="float" office:value="0.031917">
            <text:p>0,031917</text:p>
          </table:table-cell>
          <table:table-cell office:value-type="float" office:value="0.02903">
            <text:p>0,02903</text:p>
          </table:table-cell>
          <table:table-cell office:value-type="float" office:value="0.029018">
            <text:p>0,029018</text:p>
          </table:table-cell>
          <table:table-cell table:number-columns-repeated="491"/>
        </table:table-row>
        <table:table-row table:style-name="ro2">
          <table:table-cell office:value-type="float" office:value="0.028318">
            <text:p>0,028318</text:p>
          </table:table-cell>
          <table:table-cell office:value-type="float" office:value="0.02594">
            <text:p>0,02594</text:p>
          </table:table-cell>
          <table:table-cell office:value-type="float" office:value="0.026745">
            <text:p>0,026745</text:p>
          </table:table-cell>
          <table:table-cell office:value-type="float" office:value="0.027879">
            <text:p>0,027879</text:p>
          </table:table-cell>
          <table:table-cell office:value-type="float" office:value="0.027412">
            <text:p>0,027412</text:p>
          </table:table-cell>
          <table:table-cell office:value-type="float" office:value="0.027591">
            <text:p>0,027591</text:p>
          </table:table-cell>
          <table:table-cell office:value-type="float" office:value="0.028761">
            <text:p>0,028761</text:p>
          </table:table-cell>
          <table:table-cell office:value-type="float" office:value="0.027152">
            <text:p>0,027152</text:p>
          </table:table-cell>
          <table:table-cell office:value-type="float" office:value="0.028314">
            <text:p>0,028314</text:p>
          </table:table-cell>
          <table:table-cell office:value-type="float" office:value="0.032287">
            <text:p>0,032287</text:p>
          </table:table-cell>
          <table:table-cell table:number-columns-repeated="491"/>
        </table:table-row>
        <table:table-row table:style-name="ro2">
          <table:table-cell office:value-type="float" office:value="0.027963">
            <text:p>0,027963</text:p>
          </table:table-cell>
          <table:table-cell office:value-type="float" office:value="0.028086">
            <text:p>0,028086</text:p>
          </table:table-cell>
          <table:table-cell office:value-type="float" office:value="0.027469">
            <text:p>0,027469</text:p>
          </table:table-cell>
          <table:table-cell office:value-type="float" office:value="0.026765">
            <text:p>0,026765</text:p>
          </table:table-cell>
          <table:table-cell office:value-type="float" office:value="0.026806">
            <text:p>0,026806</text:p>
          </table:table-cell>
          <table:table-cell office:value-type="float" office:value="0.023423">
            <text:p>0,023423</text:p>
          </table:table-cell>
          <table:table-cell office:value-type="float" office:value="0.032403">
            <text:p>0,032403</text:p>
          </table:table-cell>
          <table:table-cell office:value-type="float" office:value="0.029367">
            <text:p>0,029367</text:p>
          </table:table-cell>
          <table:table-cell office:value-type="float" office:value="0.029522">
            <text:p>0,029522</text:p>
          </table:table-cell>
          <table:table-cell office:value-type="float" office:value="0.028049">
            <text:p>0,028049</text:p>
          </table:table-cell>
          <table:table-cell table:number-columns-repeated="491"/>
        </table:table-row>
        <table:table-row table:style-name="ro2">
          <table:table-cell office:value-type="float" office:value="0.027663">
            <text:p>0,027663</text:p>
          </table:table-cell>
          <table:table-cell office:value-type="float" office:value="0.026282">
            <text:p>0,026282</text:p>
          </table:table-cell>
          <table:table-cell office:value-type="float" office:value="0.026639">
            <text:p>0,026639</text:p>
          </table:table-cell>
          <table:table-cell office:value-type="float" office:value="0.02878">
            <text:p>0,02878</text:p>
          </table:table-cell>
          <table:table-cell office:value-type="float" office:value="0.025889">
            <text:p>0,025889</text:p>
          </table:table-cell>
          <table:table-cell office:value-type="float" office:value="0.028557">
            <text:p>0,028557</text:p>
          </table:table-cell>
          <table:table-cell office:value-type="float" office:value="0.028527">
            <text:p>0,028527</text:p>
          </table:table-cell>
          <table:table-cell office:value-type="float" office:value="0.029698">
            <text:p>0,029698</text:p>
          </table:table-cell>
          <table:table-cell office:value-type="float" office:value="0.02872">
            <text:p>0,02872</text:p>
          </table:table-cell>
          <table:table-cell office:value-type="float" office:value="0.027255">
            <text:p>0,027255</text:p>
          </table:table-cell>
          <table:table-cell table:number-columns-repeated="491"/>
        </table:table-row>
        <table:table-row table:style-name="ro2">
          <table:table-cell office:value-type="float" office:value="0.026804">
            <text:p>0,026804</text:p>
          </table:table-cell>
          <table:table-cell office:value-type="float" office:value="0.028275">
            <text:p>0,028275</text:p>
          </table:table-cell>
          <table:table-cell office:value-type="float" office:value="0.024459">
            <text:p>0,024459</text:p>
          </table:table-cell>
          <table:table-cell office:value-type="float" office:value="0.030204">
            <text:p>0,030204</text:p>
          </table:table-cell>
          <table:table-cell office:value-type="float" office:value="0.026577">
            <text:p>0,026577</text:p>
          </table:table-cell>
          <table:table-cell office:value-type="float" office:value="0.026713">
            <text:p>0,026713</text:p>
          </table:table-cell>
          <table:table-cell office:value-type="float" office:value="0.029596">
            <text:p>0,029596</text:p>
          </table:table-cell>
          <table:table-cell office:value-type="float" office:value="0.032607">
            <text:p>0,032607</text:p>
          </table:table-cell>
          <table:table-cell office:value-type="float" office:value="0.02742">
            <text:p>0,02742</text:p>
          </table:table-cell>
          <table:table-cell office:value-type="float" office:value="0.030026">
            <text:p>0,030026</text:p>
          </table:table-cell>
          <table:table-cell table:number-columns-repeated="491"/>
        </table:table-row>
        <table:table-row table:style-name="ro2">
          <table:table-cell office:value-type="float" office:value="0.02693">
            <text:p>0,02693</text:p>
          </table:table-cell>
          <table:table-cell office:value-type="float" office:value="0.031858">
            <text:p>0,031858</text:p>
          </table:table-cell>
          <table:table-cell office:value-type="float" office:value="0.025655">
            <text:p>0,025655</text:p>
          </table:table-cell>
          <table:table-cell office:value-type="float" office:value="0.033694">
            <text:p>0,033694</text:p>
          </table:table-cell>
          <table:table-cell office:value-type="float" office:value="0.027972">
            <text:p>0,027972</text:p>
          </table:table-cell>
          <table:table-cell office:value-type="float" office:value="0.026828">
            <text:p>0,026828</text:p>
          </table:table-cell>
          <table:table-cell office:value-type="float" office:value="0.030365">
            <text:p>0,030365</text:p>
          </table:table-cell>
          <table:table-cell office:value-type="float" office:value="0.034627">
            <text:p>0,034627</text:p>
          </table:table-cell>
          <table:table-cell office:value-type="float" office:value="0.025821">
            <text:p>0,025821</text:p>
          </table:table-cell>
          <table:table-cell office:value-type="float" office:value="0.026248">
            <text:p>0,026248</text:p>
          </table:table-cell>
          <table:table-cell table:number-columns-repeated="491"/>
        </table:table-row>
        <table:table-row table:style-name="ro2">
          <table:table-cell office:value-type="float" office:value="0.025927">
            <text:p>0,025927</text:p>
          </table:table-cell>
          <table:table-cell office:value-type="float" office:value="0.026488">
            <text:p>0,026488</text:p>
          </table:table-cell>
          <table:table-cell office:value-type="float" office:value="0.0277">
            <text:p>0,0277</text:p>
          </table:table-cell>
          <table:table-cell office:value-type="float" office:value="0.027386">
            <text:p>0,027386</text:p>
          </table:table-cell>
          <table:table-cell office:value-type="float" office:value="0.025019">
            <text:p>0,025019</text:p>
          </table:table-cell>
          <table:table-cell office:value-type="float" office:value="0.027179">
            <text:p>0,027179</text:p>
          </table:table-cell>
          <table:table-cell office:value-type="float" office:value="0.029927">
            <text:p>0,029927</text:p>
          </table:table-cell>
          <table:table-cell office:value-type="float" office:value="0.029784">
            <text:p>0,029784</text:p>
          </table:table-cell>
          <table:table-cell office:value-type="float" office:value="0.030046">
            <text:p>0,030046</text:p>
          </table:table-cell>
          <table:table-cell office:value-type="float" office:value="0.029747">
            <text:p>0,029747</text:p>
          </table:table-cell>
          <table:table-cell table:number-columns-repeated="491"/>
        </table:table-row>
        <table:table-row table:style-name="ro2">
          <table:table-cell office:value-type="float" office:value="0.027284">
            <text:p>0,027284</text:p>
          </table:table-cell>
          <table:table-cell office:value-type="float" office:value="0.027959">
            <text:p>0,027959</text:p>
          </table:table-cell>
          <table:table-cell office:value-type="float" office:value="0.026956">
            <text:p>0,026956</text:p>
          </table:table-cell>
          <table:table-cell office:value-type="float" office:value="0.02901">
            <text:p>0,02901</text:p>
          </table:table-cell>
          <table:table-cell office:value-type="float" office:value="0.027425">
            <text:p>0,027425</text:p>
          </table:table-cell>
          <table:table-cell office:value-type="float" office:value="0.028154">
            <text:p>0,028154</text:p>
          </table:table-cell>
          <table:table-cell office:value-type="float" office:value="0.029757">
            <text:p>0,029757</text:p>
          </table:table-cell>
          <table:table-cell office:value-type="float" office:value="0.029282">
            <text:p>0,029282</text:p>
          </table:table-cell>
          <table:table-cell office:value-type="float" office:value="0.029904">
            <text:p>0,029904</text:p>
          </table:table-cell>
          <table:table-cell office:value-type="float" office:value="0.027552">
            <text:p>0,027552</text:p>
          </table:table-cell>
          <table:table-cell table:number-columns-repeated="491"/>
        </table:table-row>
        <table:table-row table:style-name="ro2">
          <table:table-cell office:value-type="float" office:value="0.029116">
            <text:p>0,029116</text:p>
          </table:table-cell>
          <table:table-cell office:value-type="float" office:value="0.026584">
            <text:p>0,026584</text:p>
          </table:table-cell>
          <table:table-cell office:value-type="float" office:value="0.029232">
            <text:p>0,029232</text:p>
          </table:table-cell>
          <table:table-cell office:value-type="float" office:value="0.028395">
            <text:p>0,028395</text:p>
          </table:table-cell>
          <table:table-cell office:value-type="float" office:value="0.0257">
            <text:p>0,0257</text:p>
          </table:table-cell>
          <table:table-cell office:value-type="float" office:value="0.024284">
            <text:p>0,024284</text:p>
          </table:table-cell>
          <table:table-cell office:value-type="float" office:value="0.03268">
            <text:p>0,03268</text:p>
          </table:table-cell>
          <table:table-cell office:value-type="float" office:value="0.028554">
            <text:p>0,028554</text:p>
          </table:table-cell>
          <table:table-cell office:value-type="float" office:value="0.027081">
            <text:p>0,027081</text:p>
          </table:table-cell>
          <table:table-cell office:value-type="float" office:value="0.027714">
            <text:p>0,027714</text:p>
          </table:table-cell>
          <table:table-cell table:number-columns-repeated="491"/>
        </table:table-row>
        <table:table-row table:style-name="ro2">
          <table:table-cell office:value-type="float" office:value="0.026164">
            <text:p>0,026164</text:p>
          </table:table-cell>
          <table:table-cell office:value-type="float" office:value="0.025889">
            <text:p>0,025889</text:p>
          </table:table-cell>
          <table:table-cell office:value-type="float" office:value="0.027926">
            <text:p>0,027926</text:p>
          </table:table-cell>
          <table:table-cell office:value-type="float" office:value="0.028054">
            <text:p>0,028054</text:p>
          </table:table-cell>
          <table:table-cell office:value-type="float" office:value="0.027417">
            <text:p>0,027417</text:p>
          </table:table-cell>
          <table:table-cell office:value-type="float" office:value="0.027492">
            <text:p>0,027492</text:p>
          </table:table-cell>
          <table:table-cell office:value-type="float" office:value="0.031054">
            <text:p>0,031054</text:p>
          </table:table-cell>
          <table:table-cell office:value-type="float" office:value="0.033574">
            <text:p>0,033574</text:p>
          </table:table-cell>
          <table:table-cell office:value-type="float" office:value="0.028457">
            <text:p>0,028457</text:p>
          </table:table-cell>
          <table:table-cell office:value-type="float" office:value="0.027234">
            <text:p>0,027234</text:p>
          </table:table-cell>
          <table:table-cell table:number-columns-repeated="491"/>
        </table:table-row>
        <table:table-row table:style-name="ro2">
          <table:table-cell office:value-type="float" office:value="0.026393">
            <text:p>0,026393</text:p>
          </table:table-cell>
          <table:table-cell office:value-type="float" office:value="0.027172">
            <text:p>0,027172</text:p>
          </table:table-cell>
          <table:table-cell office:value-type="float" office:value="0.026744">
            <text:p>0,026744</text:p>
          </table:table-cell>
          <table:table-cell office:value-type="float" office:value="0.029642">
            <text:p>0,029642</text:p>
          </table:table-cell>
          <table:table-cell office:value-type="float" office:value="0.027073">
            <text:p>0,027073</text:p>
          </table:table-cell>
          <table:table-cell office:value-type="float" office:value="0.025928">
            <text:p>0,025928</text:p>
          </table:table-cell>
          <table:table-cell office:value-type="float" office:value="0.030412">
            <text:p>0,030412</text:p>
          </table:table-cell>
          <table:table-cell office:value-type="float" office:value="0.035126">
            <text:p>0,035126</text:p>
          </table:table-cell>
          <table:table-cell office:value-type="float" office:value="0.027941">
            <text:p>0,027941</text:p>
          </table:table-cell>
          <table:table-cell office:value-type="float" office:value="0.030932">
            <text:p>0,030932</text:p>
          </table:table-cell>
          <table:table-cell table:number-columns-repeated="491"/>
        </table:table-row>
        <table:table-row table:style-name="ro2">
          <table:table-cell office:value-type="float" office:value="0.025097">
            <text:p>0,025097</text:p>
          </table:table-cell>
          <table:table-cell office:value-type="float" office:value="0.027482">
            <text:p>0,027482</text:p>
          </table:table-cell>
          <table:table-cell office:value-type="float" office:value="0.030302">
            <text:p>0,030302</text:p>
          </table:table-cell>
          <table:table-cell office:value-type="float" office:value="0.026837">
            <text:p>0,026837</text:p>
          </table:table-cell>
          <table:table-cell office:value-type="float" office:value="0.026339">
            <text:p>0,026339</text:p>
          </table:table-cell>
          <table:table-cell office:value-type="float" office:value="0.027055">
            <text:p>0,027055</text:p>
          </table:table-cell>
          <table:table-cell office:value-type="float" office:value="0.030652">
            <text:p>0,030652</text:p>
          </table:table-cell>
          <table:table-cell office:value-type="float" office:value="0.032148">
            <text:p>0,032148</text:p>
          </table:table-cell>
          <table:table-cell office:value-type="float" office:value="0.026544">
            <text:p>0,026544</text:p>
          </table:table-cell>
          <table:table-cell office:value-type="float" office:value="0.029356">
            <text:p>0,029356</text:p>
          </table:table-cell>
          <table:table-cell table:number-columns-repeated="491"/>
        </table:table-row>
        <table:table-row table:style-name="ro2">
          <table:table-cell office:value-type="float" office:value="0.026755">
            <text:p>0,026755</text:p>
          </table:table-cell>
          <table:table-cell office:value-type="float" office:value="0.024816">
            <text:p>0,024816</text:p>
          </table:table-cell>
          <table:table-cell office:value-type="float" office:value="0.026642">
            <text:p>0,026642</text:p>
          </table:table-cell>
          <table:table-cell office:value-type="float" office:value="0.032664">
            <text:p>0,032664</text:p>
          </table:table-cell>
          <table:table-cell office:value-type="float" office:value="0.030113">
            <text:p>0,030113</text:p>
          </table:table-cell>
          <table:table-cell office:value-type="float" office:value="0.026991">
            <text:p>0,026991</text:p>
          </table:table-cell>
          <table:table-cell office:value-type="float" office:value="0.029636">
            <text:p>0,029636</text:p>
          </table:table-cell>
          <table:table-cell office:value-type="float" office:value="0.030316">
            <text:p>0,030316</text:p>
          </table:table-cell>
          <table:table-cell office:value-type="float" office:value="0.028718">
            <text:p>0,028718</text:p>
          </table:table-cell>
          <table:table-cell office:value-type="float" office:value="0.028383">
            <text:p>0,028383</text:p>
          </table:table-cell>
          <table:table-cell table:number-columns-repeated="491"/>
        </table:table-row>
        <table:table-row table:style-name="ro2">
          <table:table-cell office:value-type="float" office:value="0.027403">
            <text:p>0,027403</text:p>
          </table:table-cell>
          <table:table-cell office:value-type="float" office:value="0.025758">
            <text:p>0,025758</text:p>
          </table:table-cell>
          <table:table-cell office:value-type="float" office:value="0.026732">
            <text:p>0,026732</text:p>
          </table:table-cell>
          <table:table-cell office:value-type="float" office:value="0.025822">
            <text:p>0,025822</text:p>
          </table:table-cell>
          <table:table-cell office:value-type="float" office:value="0.027156">
            <text:p>0,027156</text:p>
          </table:table-cell>
          <table:table-cell office:value-type="float" office:value="0.025209">
            <text:p>0,025209</text:p>
          </table:table-cell>
          <table:table-cell office:value-type="float" office:value="0.029513">
            <text:p>0,029513</text:p>
          </table:table-cell>
          <table:table-cell office:value-type="float" office:value="0.028764">
            <text:p>0,028764</text:p>
          </table:table-cell>
          <table:table-cell office:value-type="float" office:value="0.027303">
            <text:p>0,027303</text:p>
          </table:table-cell>
          <table:table-cell office:value-type="float" office:value="0.030756">
            <text:p>0,030756</text:p>
          </table:table-cell>
          <table:table-cell table:number-columns-repeated="491"/>
        </table:table-row>
        <table:table-row table:style-name="ro2">
          <table:table-cell office:value-type="float" office:value="0.027496">
            <text:p>0,027496</text:p>
          </table:table-cell>
          <table:table-cell office:value-type="float" office:value="0.024276">
            <text:p>0,024276</text:p>
          </table:table-cell>
          <table:table-cell office:value-type="float" office:value="0.028606">
            <text:p>0,028606</text:p>
          </table:table-cell>
          <table:table-cell office:value-type="float" office:value="0.025646">
            <text:p>0,025646</text:p>
          </table:table-cell>
          <table:table-cell office:value-type="float" office:value="0.026905">
            <text:p>0,026905</text:p>
          </table:table-cell>
          <table:table-cell office:value-type="float" office:value="0.026609">
            <text:p>0,026609</text:p>
          </table:table-cell>
          <table:table-cell office:value-type="float" office:value="0.030468">
            <text:p>0,030468</text:p>
          </table:table-cell>
          <table:table-cell office:value-type="float" office:value="0.031442">
            <text:p>0,031442</text:p>
          </table:table-cell>
          <table:table-cell office:value-type="float" office:value="0.02763">
            <text:p>0,02763</text:p>
          </table:table-cell>
          <table:table-cell office:value-type="float" office:value="0.028321">
            <text:p>0,028321</text:p>
          </table:table-cell>
          <table:table-cell table:number-columns-repeated="491"/>
        </table:table-row>
        <table:table-row table:style-name="ro2">
          <table:table-cell office:value-type="float" office:value="0.027824">
            <text:p>0,027824</text:p>
          </table:table-cell>
          <table:table-cell office:value-type="float" office:value="0.024496">
            <text:p>0,024496</text:p>
          </table:table-cell>
          <table:table-cell office:value-type="float" office:value="0.026376">
            <text:p>0,026376</text:p>
          </table:table-cell>
          <table:table-cell office:value-type="float" office:value="0.027878">
            <text:p>0,027878</text:p>
          </table:table-cell>
          <table:table-cell office:value-type="float" office:value="0.027124">
            <text:p>0,027124</text:p>
          </table:table-cell>
          <table:table-cell office:value-type="float" office:value="0.027394">
            <text:p>0,027394</text:p>
          </table:table-cell>
          <table:table-cell office:value-type="float" office:value="0.033175">
            <text:p>0,033175</text:p>
          </table:table-cell>
          <table:table-cell office:value-type="float" office:value="0.030269">
            <text:p>0,030269</text:p>
          </table:table-cell>
          <table:table-cell office:value-type="float" office:value="0.030482">
            <text:p>0,030482</text:p>
          </table:table-cell>
          <table:table-cell office:value-type="float" office:value="0.027471">
            <text:p>0,027471</text:p>
          </table:table-cell>
          <table:table-cell table:number-columns-repeated="491"/>
        </table:table-row>
        <table:table-row table:style-name="ro2">
          <table:table-cell office:value-type="float" office:value="0.024839">
            <text:p>0,024839</text:p>
          </table:table-cell>
          <table:table-cell office:value-type="float" office:value="0.027245">
            <text:p>0,027245</text:p>
          </table:table-cell>
          <table:table-cell office:value-type="float" office:value="0.026488">
            <text:p>0,026488</text:p>
          </table:table-cell>
          <table:table-cell office:value-type="float" office:value="0.025057">
            <text:p>0,025057</text:p>
          </table:table-cell>
          <table:table-cell office:value-type="float" office:value="0.02592">
            <text:p>0,02592</text:p>
          </table:table-cell>
          <table:table-cell office:value-type="float" office:value="0.026713">
            <text:p>0,026713</text:p>
          </table:table-cell>
          <table:table-cell office:value-type="float" office:value="0.029917">
            <text:p>0,029917</text:p>
          </table:table-cell>
          <table:table-cell office:value-type="float" office:value="0.031751">
            <text:p>0,031751</text:p>
          </table:table-cell>
          <table:table-cell office:value-type="float" office:value="0.028686">
            <text:p>0,028686</text:p>
          </table:table-cell>
          <table:table-cell office:value-type="float" office:value="0.032013">
            <text:p>0,032013</text:p>
          </table:table-cell>
          <table:table-cell table:number-columns-repeated="491"/>
        </table:table-row>
        <table:table-row table:style-name="ro2">
          <table:table-cell office:value-type="float" office:value="0.026716">
            <text:p>0,026716</text:p>
          </table:table-cell>
          <table:table-cell office:value-type="float" office:value="0.027544">
            <text:p>0,027544</text:p>
          </table:table-cell>
          <table:table-cell office:value-type="float" office:value="0.028885">
            <text:p>0,028885</text:p>
          </table:table-cell>
          <table:table-cell office:value-type="float" office:value="0.027497">
            <text:p>0,027497</text:p>
          </table:table-cell>
          <table:table-cell office:value-type="float" office:value="0.027009">
            <text:p>0,027009</text:p>
          </table:table-cell>
          <table:table-cell office:value-type="float" office:value="0.027709">
            <text:p>0,027709</text:p>
          </table:table-cell>
          <table:table-cell office:value-type="float" office:value="0.031098">
            <text:p>0,031098</text:p>
          </table:table-cell>
          <table:table-cell office:value-type="float" office:value="0.027478">
            <text:p>0,027478</text:p>
          </table:table-cell>
          <table:table-cell office:value-type="float" office:value="0.026149">
            <text:p>0,026149</text:p>
          </table:table-cell>
          <table:table-cell office:value-type="float" office:value="0.028445">
            <text:p>0,028445</text:p>
          </table:table-cell>
          <table:table-cell table:number-columns-repeated="491"/>
        </table:table-row>
        <table:table-row table:style-name="ro2">
          <table:table-cell office:value-type="float" office:value="0.026134">
            <text:p>0,026134</text:p>
          </table:table-cell>
          <table:table-cell office:value-type="float" office:value="0.025859">
            <text:p>0,025859</text:p>
          </table:table-cell>
          <table:table-cell office:value-type="float" office:value="0.026977">
            <text:p>0,026977</text:p>
          </table:table-cell>
          <table:table-cell office:value-type="float" office:value="0.028335">
            <text:p>0,028335</text:p>
          </table:table-cell>
          <table:table-cell office:value-type="float" office:value="0.027752">
            <text:p>0,027752</text:p>
          </table:table-cell>
          <table:table-cell office:value-type="float" office:value="0.027442">
            <text:p>0,027442</text:p>
          </table:table-cell>
          <table:table-cell office:value-type="float" office:value="0.032183">
            <text:p>0,032183</text:p>
          </table:table-cell>
          <table:table-cell office:value-type="float" office:value="0.031641">
            <text:p>0,031641</text:p>
          </table:table-cell>
          <table:table-cell office:value-type="float" office:value="0.030335">
            <text:p>0,030335</text:p>
          </table:table-cell>
          <table:table-cell office:value-type="float" office:value="0.026824">
            <text:p>0,026824</text:p>
          </table:table-cell>
          <table:table-cell table:number-columns-repeated="491"/>
        </table:table-row>
        <table:table-row table:style-name="ro2">
          <table:table-cell office:value-type="float" office:value="0.027705">
            <text:p>0,027705</text:p>
          </table:table-cell>
          <table:table-cell office:value-type="float" office:value="0.026358">
            <text:p>0,026358</text:p>
          </table:table-cell>
          <table:table-cell office:value-type="float" office:value="0.026494">
            <text:p>0,026494</text:p>
          </table:table-cell>
          <table:table-cell office:value-type="float" office:value="0.026027">
            <text:p>0,026027</text:p>
          </table:table-cell>
          <table:table-cell office:value-type="float" office:value="0.025872">
            <text:p>0,025872</text:p>
          </table:table-cell>
          <table:table-cell office:value-type="float" office:value="0.027294">
            <text:p>0,027294</text:p>
          </table:table-cell>
          <table:table-cell office:value-type="float" office:value="0.032935">
            <text:p>0,032935</text:p>
          </table:table-cell>
          <table:table-cell office:value-type="float" office:value="0.031512">
            <text:p>0,031512</text:p>
          </table:table-cell>
          <table:table-cell office:value-type="float" office:value="0.027939">
            <text:p>0,027939</text:p>
          </table:table-cell>
          <table:table-cell office:value-type="float" office:value="0.028748">
            <text:p>0,028748</text:p>
          </table:table-cell>
          <table:table-cell table:number-columns-repeated="491"/>
        </table:table-row>
        <table:table-row table:style-name="ro2">
          <table:table-cell office:value-type="float" office:value="0.026652">
            <text:p>0,026652</text:p>
          </table:table-cell>
          <table:table-cell office:value-type="float" office:value="0.02492">
            <text:p>0,02492</text:p>
          </table:table-cell>
          <table:table-cell office:value-type="float" office:value="0.028111">
            <text:p>0,028111</text:p>
          </table:table-cell>
          <table:table-cell office:value-type="float" office:value="0.0273">
            <text:p>0,0273</text:p>
          </table:table-cell>
          <table:table-cell office:value-type="float" office:value="0.028596">
            <text:p>0,028596</text:p>
          </table:table-cell>
          <table:table-cell office:value-type="float" office:value="0.027277">
            <text:p>0,027277</text:p>
          </table:table-cell>
          <table:table-cell office:value-type="float" office:value="0.03111">
            <text:p>0,03111</text:p>
          </table:table-cell>
          <table:table-cell office:value-type="float" office:value="0.030968">
            <text:p>0,030968</text:p>
          </table:table-cell>
          <table:table-cell office:value-type="float" office:value="0.028183">
            <text:p>0,028183</text:p>
          </table:table-cell>
          <table:table-cell office:value-type="float" office:value="0.025978">
            <text:p>0,025978</text:p>
          </table:table-cell>
          <table:table-cell table:number-columns-repeated="491"/>
        </table:table-row>
        <table:table-row table:style-name="ro2">
          <table:table-cell office:value-type="float" office:value="0.02961">
            <text:p>0,02961</text:p>
          </table:table-cell>
          <table:table-cell office:value-type="float" office:value="0.029311">
            <text:p>0,029311</text:p>
          </table:table-cell>
          <table:table-cell office:value-type="float" office:value="0.026061">
            <text:p>0,026061</text:p>
          </table:table-cell>
          <table:table-cell office:value-type="float" office:value="0.03068">
            <text:p>0,03068</text:p>
          </table:table-cell>
          <table:table-cell office:value-type="float" office:value="0.026442">
            <text:p>0,026442</text:p>
          </table:table-cell>
          <table:table-cell office:value-type="float" office:value="0.024155">
            <text:p>0,024155</text:p>
          </table:table-cell>
          <table:table-cell office:value-type="float" office:value="0.031507">
            <text:p>0,031507</text:p>
          </table:table-cell>
          <table:table-cell office:value-type="float" office:value="0.032657">
            <text:p>0,032657</text:p>
          </table:table-cell>
          <table:table-cell office:value-type="float" office:value="0.031283">
            <text:p>0,031283</text:p>
          </table:table-cell>
          <table:table-cell office:value-type="float" office:value="0.027136">
            <text:p>0,027136</text:p>
          </table:table-cell>
          <table:table-cell table:number-columns-repeated="491"/>
        </table:table-row>
        <table:table-row table:style-name="ro2">
          <table:table-cell office:value-type="float" office:value="0.025845">
            <text:p>0,025845</text:p>
          </table:table-cell>
          <table:table-cell office:value-type="float" office:value="0.025686">
            <text:p>0,025686</text:p>
          </table:table-cell>
          <table:table-cell office:value-type="float" office:value="0.027766">
            <text:p>0,027766</text:p>
          </table:table-cell>
          <table:table-cell office:value-type="float" office:value="0.03077">
            <text:p>0,03077</text:p>
          </table:table-cell>
          <table:table-cell office:value-type="float" office:value="0.028312">
            <text:p>0,028312</text:p>
          </table:table-cell>
          <table:table-cell office:value-type="float" office:value="0.027017">
            <text:p>0,027017</text:p>
          </table:table-cell>
          <table:table-cell office:value-type="float" office:value="0.029115">
            <text:p>0,029115</text:p>
          </table:table-cell>
          <table:table-cell office:value-type="float" office:value="0.036491">
            <text:p>0,036491</text:p>
          </table:table-cell>
          <table:table-cell office:value-type="float" office:value="0.028511">
            <text:p>0,028511</text:p>
          </table:table-cell>
          <table:table-cell office:value-type="float" office:value="0.027739">
            <text:p>0,027739</text:p>
          </table:table-cell>
          <table:table-cell table:number-columns-repeated="491"/>
        </table:table-row>
        <table:table-row table:style-name="ro2">
          <table:table-cell office:value-type="float" office:value="0.027836">
            <text:p>0,027836</text:p>
          </table:table-cell>
          <table:table-cell office:value-type="float" office:value="0.02568">
            <text:p>0,02568</text:p>
          </table:table-cell>
          <table:table-cell office:value-type="float" office:value="0.028051">
            <text:p>0,028051</text:p>
          </table:table-cell>
          <table:table-cell office:value-type="float" office:value="0.027454">
            <text:p>0,027454</text:p>
          </table:table-cell>
          <table:table-cell office:value-type="float" office:value="0.026729">
            <text:p>0,026729</text:p>
          </table:table-cell>
          <table:table-cell office:value-type="float" office:value="0.022299">
            <text:p>0,022299</text:p>
          </table:table-cell>
          <table:table-cell office:value-type="float" office:value="0.03181">
            <text:p>0,03181</text:p>
          </table:table-cell>
          <table:table-cell office:value-type="float" office:value="0.029518">
            <text:p>0,029518</text:p>
          </table:table-cell>
          <table:table-cell office:value-type="float" office:value="0.030038">
            <text:p>0,030038</text:p>
          </table:table-cell>
          <table:table-cell office:value-type="float" office:value="0.028097">
            <text:p>0,028097</text:p>
          </table:table-cell>
          <table:table-cell table:number-columns-repeated="491"/>
        </table:table-row>
        <table:table-row table:style-name="ro2">
          <table:table-cell office:value-type="float" office:value="0.027182">
            <text:p>0,027182</text:p>
          </table:table-cell>
          <table:table-cell office:value-type="float" office:value="0.025894">
            <text:p>0,025894</text:p>
          </table:table-cell>
          <table:table-cell office:value-type="float" office:value="0.026695">
            <text:p>0,026695</text:p>
          </table:table-cell>
          <table:table-cell office:value-type="float" office:value="0.027822">
            <text:p>0,027822</text:p>
          </table:table-cell>
          <table:table-cell office:value-type="float" office:value="0.025952">
            <text:p>0,025952</text:p>
          </table:table-cell>
          <table:table-cell office:value-type="float" office:value="0.028856">
            <text:p>0,028856</text:p>
          </table:table-cell>
          <table:table-cell office:value-type="float" office:value="0.030756">
            <text:p>0,030756</text:p>
          </table:table-cell>
          <table:table-cell office:value-type="float" office:value="0.031524">
            <text:p>0,031524</text:p>
          </table:table-cell>
          <table:table-cell office:value-type="float" office:value="0.025818">
            <text:p>0,025818</text:p>
          </table:table-cell>
          <table:table-cell office:value-type="float" office:value="0.030407">
            <text:p>0,030407</text:p>
          </table:table-cell>
          <table:table-cell table:number-columns-repeated="491"/>
        </table:table-row>
        <table:table-row table:style-name="ro2">
          <table:table-cell office:value-type="float" office:value="0.024752">
            <text:p>0,024752</text:p>
          </table:table-cell>
          <table:table-cell office:value-type="float" office:value="0.025443">
            <text:p>0,025443</text:p>
          </table:table-cell>
          <table:table-cell office:value-type="float" office:value="0.026503">
            <text:p>0,026503</text:p>
          </table:table-cell>
          <table:table-cell office:value-type="float" office:value="0.02525">
            <text:p>0,02525</text:p>
          </table:table-cell>
          <table:table-cell office:value-type="float" office:value="0.028995">
            <text:p>0,028995</text:p>
          </table:table-cell>
          <table:table-cell office:value-type="float" office:value="0.023669">
            <text:p>0,023669</text:p>
          </table:table-cell>
          <table:table-cell office:value-type="float" office:value="0.033923">
            <text:p>0,033923</text:p>
          </table:table-cell>
          <table:table-cell office:value-type="float" office:value="0.032275">
            <text:p>0,032275</text:p>
          </table:table-cell>
          <table:table-cell office:value-type="float" office:value="0.028952">
            <text:p>0,028952</text:p>
          </table:table-cell>
          <table:table-cell office:value-type="float" office:value="0.026889">
            <text:p>0,026889</text:p>
          </table:table-cell>
          <table:table-cell table:number-columns-repeated="491"/>
        </table:table-row>
        <table:table-row table:style-name="ro2">
          <table:table-cell office:value-type="float" office:value="0.027006">
            <text:p>0,027006</text:p>
          </table:table-cell>
          <table:table-cell office:value-type="float" office:value="0.026073">
            <text:p>0,026073</text:p>
          </table:table-cell>
          <table:table-cell office:value-type="float" office:value="0.027976">
            <text:p>0,027976</text:p>
          </table:table-cell>
          <table:table-cell office:value-type="float" office:value="0.030796">
            <text:p>0,030796</text:p>
          </table:table-cell>
          <table:table-cell office:value-type="float" office:value="0.026917">
            <text:p>0,026917</text:p>
          </table:table-cell>
          <table:table-cell office:value-type="float" office:value="0.027206">
            <text:p>0,027206</text:p>
          </table:table-cell>
          <table:table-cell office:value-type="float" office:value="0.031463">
            <text:p>0,031463</text:p>
          </table:table-cell>
          <table:table-cell office:value-type="float" office:value="0.030287">
            <text:p>0,030287</text:p>
          </table:table-cell>
          <table:table-cell office:value-type="float" office:value="0.02684">
            <text:p>0,02684</text:p>
          </table:table-cell>
          <table:table-cell office:value-type="float" office:value="0.029388">
            <text:p>0,029388</text:p>
          </table:table-cell>
          <table:table-cell table:number-columns-repeated="491"/>
        </table:table-row>
        <table:table-row table:style-name="ro2">
          <table:table-cell office:value-type="float" office:value="0.026712">
            <text:p>0,026712</text:p>
          </table:table-cell>
          <table:table-cell office:value-type="float" office:value="0.026429">
            <text:p>0,026429</text:p>
          </table:table-cell>
          <table:table-cell office:value-type="float" office:value="0.02533">
            <text:p>0,02533</text:p>
          </table:table-cell>
          <table:table-cell office:value-type="float" office:value="0.030273">
            <text:p>0,030273</text:p>
          </table:table-cell>
          <table:table-cell office:value-type="float" office:value="0.0261">
            <text:p>0,0261</text:p>
          </table:table-cell>
          <table:table-cell office:value-type="float" office:value="0.029256">
            <text:p>0,029256</text:p>
          </table:table-cell>
          <table:table-cell office:value-type="float" office:value="0.031204">
            <text:p>0,031204</text:p>
          </table:table-cell>
          <table:table-cell office:value-type="float" office:value="0.03138">
            <text:p>0,03138</text:p>
          </table:table-cell>
          <table:table-cell office:value-type="float" office:value="0.029008">
            <text:p>0,029008</text:p>
          </table:table-cell>
          <table:table-cell office:value-type="float" office:value="0.025505">
            <text:p>0,025505</text:p>
          </table:table-cell>
          <table:table-cell table:number-columns-repeated="491"/>
        </table:table-row>
        <table:table-row table:style-name="ro2">
          <table:table-cell office:value-type="float" office:value="0.028227">
            <text:p>0,028227</text:p>
          </table:table-cell>
          <table:table-cell office:value-type="float" office:value="0.027826">
            <text:p>0,027826</text:p>
          </table:table-cell>
          <table:table-cell office:value-type="float" office:value="0.025587">
            <text:p>0,025587</text:p>
          </table:table-cell>
          <table:table-cell office:value-type="float" office:value="0.030104">
            <text:p>0,030104</text:p>
          </table:table-cell>
          <table:table-cell office:value-type="float" office:value="0.028423">
            <text:p>0,028423</text:p>
          </table:table-cell>
          <table:table-cell office:value-type="float" office:value="0.026867">
            <text:p>0,026867</text:p>
          </table:table-cell>
          <table:table-cell office:value-type="float" office:value="0.031261">
            <text:p>0,031261</text:p>
          </table:table-cell>
          <table:table-cell office:value-type="float" office:value="0.032769">
            <text:p>0,032769</text:p>
          </table:table-cell>
          <table:table-cell office:value-type="float" office:value="0.028004">
            <text:p>0,028004</text:p>
          </table:table-cell>
          <table:table-cell office:value-type="float" office:value="0.02854">
            <text:p>0,02854</text:p>
          </table:table-cell>
          <table:table-cell table:number-columns-repeated="491"/>
        </table:table-row>
        <table:table-row table:style-name="ro2">
          <table:table-cell office:value-type="float" office:value="0.026131">
            <text:p>0,026131</text:p>
          </table:table-cell>
          <table:table-cell office:value-type="float" office:value="0.024776">
            <text:p>0,024776</text:p>
          </table:table-cell>
          <table:table-cell office:value-type="float" office:value="0.026251">
            <text:p>0,026251</text:p>
          </table:table-cell>
          <table:table-cell office:value-type="float" office:value="0.027471">
            <text:p>0,027471</text:p>
          </table:table-cell>
          <table:table-cell office:value-type="float" office:value="0.025837">
            <text:p>0,025837</text:p>
          </table:table-cell>
          <table:table-cell office:value-type="float" office:value="0.026537">
            <text:p>0,026537</text:p>
          </table:table-cell>
          <table:table-cell office:value-type="float" office:value="0.030284">
            <text:p>0,030284</text:p>
          </table:table-cell>
          <table:table-cell office:value-type="float" office:value="0.031551">
            <text:p>0,031551</text:p>
          </table:table-cell>
          <table:table-cell office:value-type="float" office:value="0.028461">
            <text:p>0,028461</text:p>
          </table:table-cell>
          <table:table-cell office:value-type="float" office:value="0.029157">
            <text:p>0,029157</text:p>
          </table:table-cell>
          <table:table-cell table:number-columns-repeated="491"/>
        </table:table-row>
        <table:table-row table:style-name="ro2">
          <table:table-cell office:value-type="float" office:value="0.024914">
            <text:p>0,024914</text:p>
          </table:table-cell>
          <table:table-cell office:value-type="float" office:value="0.025351">
            <text:p>0,025351</text:p>
          </table:table-cell>
          <table:table-cell office:value-type="float" office:value="0.024488">
            <text:p>0,024488</text:p>
          </table:table-cell>
          <table:table-cell office:value-type="float" office:value="0.026498">
            <text:p>0,026498</text:p>
          </table:table-cell>
          <table:table-cell office:value-type="float" office:value="0.02649">
            <text:p>0,02649</text:p>
          </table:table-cell>
          <table:table-cell office:value-type="float" office:value="0.027895">
            <text:p>0,027895</text:p>
          </table:table-cell>
          <table:table-cell office:value-type="float" office:value="0.03347">
            <text:p>0,03347</text:p>
          </table:table-cell>
          <table:table-cell office:value-type="float" office:value="0.030863">
            <text:p>0,030863</text:p>
          </table:table-cell>
          <table:table-cell office:value-type="float" office:value="0.027319">
            <text:p>0,027319</text:p>
          </table:table-cell>
          <table:table-cell office:value-type="float" office:value="0.026712">
            <text:p>0,026712</text:p>
          </table:table-cell>
          <table:table-cell table:number-columns-repeated="491"/>
        </table:table-row>
        <table:table-row table:style-name="ro2">
          <table:table-cell office:value-type="float" office:value="0.027563">
            <text:p>0,027563</text:p>
          </table:table-cell>
          <table:table-cell office:value-type="float" office:value="0.027075">
            <text:p>0,027075</text:p>
          </table:table-cell>
          <table:table-cell office:value-type="float" office:value="0.027534">
            <text:p>0,027534</text:p>
          </table:table-cell>
          <table:table-cell office:value-type="float" office:value="0.027896">
            <text:p>0,027896</text:p>
          </table:table-cell>
          <table:table-cell office:value-type="float" office:value="0.02752">
            <text:p>0,02752</text:p>
          </table:table-cell>
          <table:table-cell office:value-type="float" office:value="0.028342">
            <text:p>0,028342</text:p>
          </table:table-cell>
          <table:table-cell office:value-type="float" office:value="0.029932">
            <text:p>0,029932</text:p>
          </table:table-cell>
          <table:table-cell office:value-type="float" office:value="0.031145">
            <text:p>0,031145</text:p>
          </table:table-cell>
          <table:table-cell office:value-type="float" office:value="0.028001">
            <text:p>0,028001</text:p>
          </table:table-cell>
          <table:table-cell office:value-type="float" office:value="0.026987">
            <text:p>0,026987</text:p>
          </table:table-cell>
          <table:table-cell table:number-columns-repeated="491"/>
        </table:table-row>
        <table:table-row table:style-name="ro2">
          <table:table-cell office:value-type="float" office:value="0.025745">
            <text:p>0,025745</text:p>
          </table:table-cell>
          <table:table-cell office:value-type="float" office:value="0.024738">
            <text:p>0,024738</text:p>
          </table:table-cell>
          <table:table-cell office:value-type="float" office:value="0.024652">
            <text:p>0,024652</text:p>
          </table:table-cell>
          <table:table-cell office:value-type="float" office:value="0.028014">
            <text:p>0,028014</text:p>
          </table:table-cell>
          <table:table-cell office:value-type="float" office:value="0.027219">
            <text:p>0,027219</text:p>
          </table:table-cell>
          <table:table-cell office:value-type="float" office:value="0.024625">
            <text:p>0,024625</text:p>
          </table:table-cell>
          <table:table-cell office:value-type="float" office:value="0.032866">
            <text:p>0,032866</text:p>
          </table:table-cell>
          <table:table-cell office:value-type="float" office:value="0.029506">
            <text:p>0,029506</text:p>
          </table:table-cell>
          <table:table-cell office:value-type="float" office:value="0.029329">
            <text:p>0,029329</text:p>
          </table:table-cell>
          <table:table-cell office:value-type="float" office:value="0.029369">
            <text:p>0,029369</text:p>
          </table:table-cell>
          <table:table-cell table:number-columns-repeated="491"/>
        </table:table-row>
        <table:table-row table:style-name="ro2">
          <table:table-cell office:value-type="float" office:value="0.024946">
            <text:p>0,024946</text:p>
          </table:table-cell>
          <table:table-cell office:value-type="float" office:value="0.025379">
            <text:p>0,025379</text:p>
          </table:table-cell>
          <table:table-cell office:value-type="float" office:value="0.027083">
            <text:p>0,027083</text:p>
          </table:table-cell>
          <table:table-cell office:value-type="float" office:value="0.028152">
            <text:p>0,028152</text:p>
          </table:table-cell>
          <table:table-cell office:value-type="float" office:value="0.025711">
            <text:p>0,025711</text:p>
          </table:table-cell>
          <table:table-cell office:value-type="float" office:value="0.025868">
            <text:p>0,025868</text:p>
          </table:table-cell>
          <table:table-cell office:value-type="float" office:value="0.028056">
            <text:p>0,028056</text:p>
          </table:table-cell>
          <table:table-cell office:value-type="float" office:value="0.028305">
            <text:p>0,028305</text:p>
          </table:table-cell>
          <table:table-cell office:value-type="float" office:value="0.028654">
            <text:p>0,028654</text:p>
          </table:table-cell>
          <table:table-cell office:value-type="float" office:value="0.031325">
            <text:p>0,031325</text:p>
          </table:table-cell>
          <table:table-cell table:number-columns-repeated="491"/>
        </table:table-row>
        <table:table-row table:style-name="ro2">
          <table:table-cell office:value-type="float" office:value="0.026478">
            <text:p>0,026478</text:p>
          </table:table-cell>
          <table:table-cell office:value-type="float" office:value="0.027316">
            <text:p>0,027316</text:p>
          </table:table-cell>
          <table:table-cell office:value-type="float" office:value="0.024644">
            <text:p>0,024644</text:p>
          </table:table-cell>
          <table:table-cell office:value-type="float" office:value="0.029439">
            <text:p>0,029439</text:p>
          </table:table-cell>
          <table:table-cell office:value-type="float" office:value="0.027036">
            <text:p>0,027036</text:p>
          </table:table-cell>
          <table:table-cell office:value-type="float" office:value="0.028386">
            <text:p>0,028386</text:p>
          </table:table-cell>
          <table:table-cell office:value-type="float" office:value="0.031244">
            <text:p>0,031244</text:p>
          </table:table-cell>
          <table:table-cell office:value-type="float" office:value="0.033923">
            <text:p>0,033923</text:p>
          </table:table-cell>
          <table:table-cell office:value-type="float" office:value="0.030487">
            <text:p>0,030487</text:p>
          </table:table-cell>
          <table:table-cell office:value-type="float" office:value="0.029914">
            <text:p>0,029914</text:p>
          </table:table-cell>
          <table:table-cell table:number-columns-repeated="491"/>
        </table:table-row>
        <table:table-row table:style-name="ro2">
          <table:table-cell office:value-type="float" office:value="0.025462">
            <text:p>0,025462</text:p>
          </table:table-cell>
          <table:table-cell office:value-type="float" office:value="0.024436">
            <text:p>0,024436</text:p>
          </table:table-cell>
          <table:table-cell office:value-type="float" office:value="0.0265">
            <text:p>0,0265</text:p>
          </table:table-cell>
          <table:table-cell office:value-type="float" office:value="0.025452">
            <text:p>0,025452</text:p>
          </table:table-cell>
          <table:table-cell office:value-type="float" office:value="0.026235">
            <text:p>0,026235</text:p>
          </table:table-cell>
          <table:table-cell office:value-type="float" office:value="0.026829">
            <text:p>0,026829</text:p>
          </table:table-cell>
          <table:table-cell office:value-type="float" office:value="0.032839">
            <text:p>0,032839</text:p>
          </table:table-cell>
          <table:table-cell office:value-type="float" office:value="0.028919">
            <text:p>0,028919</text:p>
          </table:table-cell>
          <table:table-cell office:value-type="float" office:value="0.028477">
            <text:p>0,028477</text:p>
          </table:table-cell>
          <table:table-cell office:value-type="float" office:value="0.03112">
            <text:p>0,03112</text:p>
          </table:table-cell>
          <table:table-cell table:number-columns-repeated="491"/>
        </table:table-row>
        <table:table-row table:style-name="ro2">
          <table:table-cell office:value-type="float" office:value="0.028385">
            <text:p>0,028385</text:p>
          </table:table-cell>
          <table:table-cell office:value-type="float" office:value="0.025328">
            <text:p>0,025328</text:p>
          </table:table-cell>
          <table:table-cell office:value-type="float" office:value="0.024593">
            <text:p>0,024593</text:p>
          </table:table-cell>
          <table:table-cell office:value-type="float" office:value="0.025722">
            <text:p>0,025722</text:p>
          </table:table-cell>
          <table:table-cell office:value-type="float" office:value="0.027269">
            <text:p>0,027269</text:p>
          </table:table-cell>
          <table:table-cell office:value-type="float" office:value="0.026236">
            <text:p>0,026236</text:p>
          </table:table-cell>
          <table:table-cell office:value-type="float" office:value="0.033481">
            <text:p>0,033481</text:p>
          </table:table-cell>
          <table:table-cell office:value-type="float" office:value="0.028853">
            <text:p>0,028853</text:p>
          </table:table-cell>
          <table:table-cell office:value-type="float" office:value="0.02998">
            <text:p>0,02998</text:p>
          </table:table-cell>
          <table:table-cell office:value-type="float" office:value="0.030814">
            <text:p>0,030814</text:p>
          </table:table-cell>
          <table:table-cell table:number-columns-repeated="49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0">10.11.2016</text:date>, <text:time>21:00:4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dc:date>2016-11-10T21:00:49.39</dc:date>
    <dc:creator>Szymon Durak</dc:creator>
    <meta:editing-duration>PT10M55S</meta:editing-duration>
    <meta:editing-cycles>1</meta:editing-cycles>
    <meta:document-statistic meta:table-count="1" meta:cell-count="501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841cm" svg:height="16.1cm" xlink:href=".." xlink:type="simple" chart:class="chart:line" chart:style-name="ch1">
        <chart:title svg:x="3.374cm" svg:y="0.458cm" chart:style-name="ch2">
          <text:p>MSE</text:p>
        </chart:title>
        <chart:subtitle svg:x="2.99cm" svg:y="1.559cm" chart:style-name="ch3">
          <text:p>Network 1</text:p>
        </chart:subtitle>
        <chart:legend chart:legend-position="bottom" svg:x="1.95cm" svg:y="14.767cm" style:legend-expansion="wide" chart:style-name="ch4"/>
        <chart:plot-area chart:style-name="ch5" table:cell-range-address="Arkusz1.A1:Arkusz1.B501" chart:data-source-has-labels="row" svg:x="0.606cm" svg:y="2.886cm" svg:width="6.923cm" svg:height="11.139cm">
          <chartooo:coordinate-region svg:x="1.333cm" svg:y="3.099cm" svg:width="6.142cm" svg:height="9.829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Arkusz1.A2:Arkusz1.A501" chart:label-cell-address="Arkusz1.A1:Arkusz1.A1" chart:class="chart:line">
            <chart:data-point chart:repeated="500"/>
          </chart:series>
          <chart:series chart:style-name="ch9" chart:values-cell-range-address="Arkusz1.B2:Arkusz1.B501" chart:label-cell-address="Arkusz1.B1:Arkusz1.B1" chart:class="chart:line">
            <chart:data-point chart:repeated="5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 Set Error</text:p>
                <draw:g>
                  <svg:desc>Arkusz1.A1:Arkusz1.A1</svg:desc>
                </draw:g>
              </table:table-cell>
              <table:table-cell office:value-type="string">
                <text:p>Verifying Set Error</text:p>
                <draw:g>
                  <svg:desc>Arkusz1.B1:Arkusz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61297">
                <text:p>0.261297</text:p>
                <draw:g>
                  <svg:desc>Arkusz1.A2:Arkusz1.A501</svg:desc>
                </draw:g>
              </table:table-cell>
              <table:table-cell office:value-type="float" office:value="0.25188">
                <text:p>0.25188</text:p>
                <draw:g>
                  <svg:desc>Arkusz1.B2:Arkusz1.B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39433">
                <text:p>0.239433</text:p>
              </table:table-cell>
              <table:table-cell office:value-type="float" office:value="0.231784">
                <text:p>0.2317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7066">
                <text:p>0.217066</text:p>
              </table:table-cell>
              <table:table-cell office:value-type="float" office:value="0.209921">
                <text:p>0.2099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05561">
                <text:p>0.205561</text:p>
              </table:table-cell>
              <table:table-cell office:value-type="float" office:value="0.192879">
                <text:p>0.1928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89153">
                <text:p>0.189153</text:p>
              </table:table-cell>
              <table:table-cell office:value-type="float" office:value="0.179912">
                <text:p>0.1799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76032">
                <text:p>0.176032</text:p>
              </table:table-cell>
              <table:table-cell office:value-type="float" office:value="0.167722">
                <text:p>0.1677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63493">
                <text:p>0.163493</text:p>
              </table:table-cell>
              <table:table-cell office:value-type="float" office:value="0.162364">
                <text:p>0.1623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54753">
                <text:p>0.154753</text:p>
              </table:table-cell>
              <table:table-cell office:value-type="float" office:value="0.149079">
                <text:p>0.1490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465">
                <text:p>0.1465</text:p>
              </table:table-cell>
              <table:table-cell office:value-type="float" office:value="0.143794">
                <text:p>0.1437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39317">
                <text:p>0.139317</text:p>
              </table:table-cell>
              <table:table-cell office:value-type="float" office:value="0.134281">
                <text:p>0.1342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32715">
                <text:p>0.132715</text:p>
              </table:table-cell>
              <table:table-cell office:value-type="float" office:value="0.130247">
                <text:p>0.1302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769">
                <text:p>0.12769</text:p>
              </table:table-cell>
              <table:table-cell office:value-type="float" office:value="0.127204">
                <text:p>0.1272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6292">
                <text:p>0.126292</text:p>
              </table:table-cell>
              <table:table-cell office:value-type="float" office:value="0.123038">
                <text:p>0.1230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19295">
                <text:p>0.119295</text:p>
              </table:table-cell>
              <table:table-cell office:value-type="float" office:value="0.121964">
                <text:p>0.1219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17076">
                <text:p>0.117076</text:p>
              </table:table-cell>
              <table:table-cell office:value-type="float" office:value="0.11748">
                <text:p>0.117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10754">
                <text:p>0.110754</text:p>
              </table:table-cell>
              <table:table-cell office:value-type="float" office:value="0.117143">
                <text:p>0.1171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13666">
                <text:p>0.113666</text:p>
              </table:table-cell>
              <table:table-cell office:value-type="float" office:value="0.112355">
                <text:p>0.1123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11967">
                <text:p>0.111967</text:p>
              </table:table-cell>
              <table:table-cell office:value-type="float" office:value="0.110363">
                <text:p>0.1103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08036">
                <text:p>0.108036</text:p>
              </table:table-cell>
              <table:table-cell office:value-type="float" office:value="0.106213">
                <text:p>0.1062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12916">
                <text:p>0.112916</text:p>
              </table:table-cell>
              <table:table-cell office:value-type="float" office:value="0.105554">
                <text:p>0.1055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06153">
                <text:p>0.106153</text:p>
              </table:table-cell>
              <table:table-cell office:value-type="float" office:value="0.108265">
                <text:p>0.1082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05607">
                <text:p>0.105607</text:p>
              </table:table-cell>
              <table:table-cell office:value-type="float" office:value="0.108834">
                <text:p>0.1088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0784">
                <text:p>0.10784</text:p>
              </table:table-cell>
              <table:table-cell office:value-type="float" office:value="0.108087">
                <text:p>0.1080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06409">
                <text:p>0.106409</text:p>
              </table:table-cell>
              <table:table-cell office:value-type="float" office:value="0.106336">
                <text:p>0.1063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0542">
                <text:p>0.10542</text:p>
              </table:table-cell>
              <table:table-cell office:value-type="float" office:value="0.102165">
                <text:p>0.1021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6408">
                <text:p>0.106408</text:p>
              </table:table-cell>
              <table:table-cell office:value-type="float" office:value="0.106727">
                <text:p>0.1067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03581">
                <text:p>0.103581</text:p>
              </table:table-cell>
              <table:table-cell office:value-type="float" office:value="0.100709">
                <text:p>0.1007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03842">
                <text:p>0.103842</text:p>
              </table:table-cell>
              <table:table-cell office:value-type="float" office:value="0.106877">
                <text:p>0.1068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04212">
                <text:p>0.104212</text:p>
              </table:table-cell>
              <table:table-cell office:value-type="float" office:value="0.106627">
                <text:p>0.1066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07178">
                <text:p>0.107178</text:p>
              </table:table-cell>
              <table:table-cell office:value-type="float" office:value="0.114295">
                <text:p>0.1142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06595">
                <text:p>0.106595</text:p>
              </table:table-cell>
              <table:table-cell office:value-type="float" office:value="0.108772">
                <text:p>0.1087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08733">
                <text:p>0.108733</text:p>
              </table:table-cell>
              <table:table-cell office:value-type="float" office:value="0.106434">
                <text:p>0.1064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0593">
                <text:p>0.10593</text:p>
              </table:table-cell>
              <table:table-cell office:value-type="float" office:value="0.107528">
                <text:p>0.1075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0155">
                <text:p>0.10155</text:p>
              </table:table-cell>
              <table:table-cell office:value-type="float" office:value="0.105355">
                <text:p>0.1053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0641">
                <text:p>0.10641</text:p>
              </table:table-cell>
              <table:table-cell office:value-type="float" office:value="0.105517">
                <text:p>0.1055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02123">
                <text:p>0.102123</text:p>
              </table:table-cell>
              <table:table-cell office:value-type="float" office:value="0.106792">
                <text:p>0.1067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03366">
                <text:p>0.103366</text:p>
              </table:table-cell>
              <table:table-cell office:value-type="float" office:value="0.105331">
                <text:p>0.1053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0516">
                <text:p>0.10516</text:p>
              </table:table-cell>
              <table:table-cell office:value-type="float" office:value="0.106569">
                <text:p>0.1065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02872">
                <text:p>0.102872</text:p>
              </table:table-cell>
              <table:table-cell office:value-type="float" office:value="0.104321">
                <text:p>0.1043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0233">
                <text:p>0.10233</text:p>
              </table:table-cell>
              <table:table-cell office:value-type="float" office:value="0.09897">
                <text:p>0.098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02496">
                <text:p>0.102496</text:p>
              </table:table-cell>
              <table:table-cell office:value-type="float" office:value="0.109025">
                <text:p>0.1090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03912">
                <text:p>0.103912</text:p>
              </table:table-cell>
              <table:table-cell office:value-type="float" office:value="0.096994">
                <text:p>0.0969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01073">
                <text:p>0.101073</text:p>
              </table:table-cell>
              <table:table-cell office:value-type="float" office:value="0.10615">
                <text:p>0.106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98266">
                <text:p>0.098266</text:p>
              </table:table-cell>
              <table:table-cell office:value-type="float" office:value="0.105198">
                <text:p>0.1051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01804">
                <text:p>0.101804</text:p>
              </table:table-cell>
              <table:table-cell office:value-type="float" office:value="0.101587">
                <text:p>0.1015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99959">
                <text:p>0.099959</text:p>
              </table:table-cell>
              <table:table-cell office:value-type="float" office:value="0.110817">
                <text:p>0.1108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03454">
                <text:p>0.103454</text:p>
              </table:table-cell>
              <table:table-cell office:value-type="float" office:value="0.101429">
                <text:p>0.1014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05898">
                <text:p>0.105898</text:p>
              </table:table-cell>
              <table:table-cell office:value-type="float" office:value="0.10158">
                <text:p>0.101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05275">
                <text:p>0.105275</text:p>
              </table:table-cell>
              <table:table-cell office:value-type="float" office:value="0.10896">
                <text:p>0.108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03251">
                <text:p>0.103251</text:p>
              </table:table-cell>
              <table:table-cell office:value-type="float" office:value="0.108834">
                <text:p>0.1088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08938">
                <text:p>0.108938</text:p>
              </table:table-cell>
              <table:table-cell office:value-type="float" office:value="0.113742">
                <text:p>0.1137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15884">
                <text:p>0.115884</text:p>
              </table:table-cell>
              <table:table-cell office:value-type="float" office:value="0.11477">
                <text:p>0.114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16105">
                <text:p>0.116105</text:p>
              </table:table-cell>
              <table:table-cell office:value-type="float" office:value="0.113095">
                <text:p>0.1130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22147">
                <text:p>0.122147</text:p>
              </table:table-cell>
              <table:table-cell office:value-type="float" office:value="0.119882">
                <text:p>0.1198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29182">
                <text:p>0.129182</text:p>
              </table:table-cell>
              <table:table-cell office:value-type="float" office:value="0.123929">
                <text:p>0.1239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34835">
                <text:p>0.134835</text:p>
              </table:table-cell>
              <table:table-cell office:value-type="float" office:value="0.133383">
                <text:p>0.1333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47832">
                <text:p>0.147832</text:p>
              </table:table-cell>
              <table:table-cell office:value-type="float" office:value="0.143418">
                <text:p>0.1434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53526">
                <text:p>0.153526</text:p>
              </table:table-cell>
              <table:table-cell office:value-type="float" office:value="0.1594">
                <text:p>0.15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64757">
                <text:p>0.164757</text:p>
              </table:table-cell>
              <table:table-cell office:value-type="float" office:value="0.17782">
                <text:p>0.177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95561">
                <text:p>0.195561</text:p>
              </table:table-cell>
              <table:table-cell office:value-type="float" office:value="0.220367">
                <text:p>0.2203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41979">
                <text:p>0.241979</text:p>
              </table:table-cell>
              <table:table-cell office:value-type="float" office:value="0.274696">
                <text:p>0.2746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61203">
                <text:p>0.361203</text:p>
              </table:table-cell>
              <table:table-cell office:value-type="float" office:value="0.429214">
                <text:p>0.4292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81571">
                <text:p>0.481571</text:p>
              </table:table-cell>
              <table:table-cell office:value-type="float" office:value="0.504673">
                <text:p>0.5046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04186">
                <text:p>0.504186</text:p>
              </table:table-cell>
              <table:table-cell office:value-type="float" office:value="0.519228">
                <text:p>0.5192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95668">
                <text:p>0.495668</text:p>
              </table:table-cell>
              <table:table-cell office:value-type="float" office:value="0.488037">
                <text:p>0.4880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62353">
                <text:p>0.462353</text:p>
              </table:table-cell>
              <table:table-cell office:value-type="float" office:value="0.449013">
                <text:p>0.4490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2601">
                <text:p>0.42601</text:p>
              </table:table-cell>
              <table:table-cell office:value-type="float" office:value="0.41293">
                <text:p>0.412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87063">
                <text:p>0.387063</text:p>
              </table:table-cell>
              <table:table-cell office:value-type="float" office:value="0.374881">
                <text:p>0.37488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50257">
                <text:p>0.350257</text:p>
              </table:table-cell>
              <table:table-cell office:value-type="float" office:value="0.323301">
                <text:p>0.3233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08013">
                <text:p>0.308013</text:p>
              </table:table-cell>
              <table:table-cell office:value-type="float" office:value="0.294035">
                <text:p>0.2940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72088">
                <text:p>0.272088</text:p>
              </table:table-cell>
              <table:table-cell office:value-type="float" office:value="0.253267">
                <text:p>0.2532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33529">
                <text:p>0.233529</text:p>
              </table:table-cell>
              <table:table-cell office:value-type="float" office:value="0.221953">
                <text:p>0.2219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03321">
                <text:p>0.203321</text:p>
              </table:table-cell>
              <table:table-cell office:value-type="float" office:value="0.195052">
                <text:p>0.1950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80108">
                <text:p>0.180108</text:p>
              </table:table-cell>
              <table:table-cell office:value-type="float" office:value="0.168185">
                <text:p>0.1681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59726">
                <text:p>0.159726</text:p>
              </table:table-cell>
              <table:table-cell office:value-type="float" office:value="0.156463">
                <text:p>0.1564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5324">
                <text:p>0.15324</text:p>
              </table:table-cell>
              <table:table-cell office:value-type="float" office:value="0.138055">
                <text:p>0.1380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37596">
                <text:p>0.137596</text:p>
              </table:table-cell>
              <table:table-cell office:value-type="float" office:value="0.12939">
                <text:p>0.1293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32895">
                <text:p>0.132895</text:p>
              </table:table-cell>
              <table:table-cell office:value-type="float" office:value="0.132248">
                <text:p>0.1322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24235">
                <text:p>0.124235</text:p>
              </table:table-cell>
              <table:table-cell office:value-type="float" office:value="0.125819">
                <text:p>0.1258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2359">
                <text:p>0.12359</text:p>
              </table:table-cell>
              <table:table-cell office:value-type="float" office:value="0.119974">
                <text:p>0.1199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24236">
                <text:p>0.124236</text:p>
              </table:table-cell>
              <table:table-cell office:value-type="float" office:value="0.127324">
                <text:p>0.1273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16327">
                <text:p>0.116327</text:p>
              </table:table-cell>
              <table:table-cell office:value-type="float" office:value="0.114865">
                <text:p>0.1148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16718">
                <text:p>0.116718</text:p>
              </table:table-cell>
              <table:table-cell office:value-type="float" office:value="0.110461">
                <text:p>0.1104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13797">
                <text:p>0.113797</text:p>
              </table:table-cell>
              <table:table-cell office:value-type="float" office:value="0.113139">
                <text:p>0.1131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1057">
                <text:p>0.11057</text:p>
              </table:table-cell>
              <table:table-cell office:value-type="float" office:value="0.111228">
                <text:p>0.1112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11964">
                <text:p>0.111964</text:p>
              </table:table-cell>
              <table:table-cell office:value-type="float" office:value="0.114098">
                <text:p>0.1140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0987">
                <text:p>0.10987</text:p>
              </table:table-cell>
              <table:table-cell office:value-type="float" office:value="0.110476">
                <text:p>0.1104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06562">
                <text:p>0.106562</text:p>
              </table:table-cell>
              <table:table-cell office:value-type="float" office:value="0.104385">
                <text:p>0.1043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06973">
                <text:p>0.106973</text:p>
              </table:table-cell>
              <table:table-cell office:value-type="float" office:value="0.104611">
                <text:p>0.1046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08318">
                <text:p>0.108318</text:p>
              </table:table-cell>
              <table:table-cell office:value-type="float" office:value="0.102394">
                <text:p>0.1023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03164">
                <text:p>0.103164</text:p>
              </table:table-cell>
              <table:table-cell office:value-type="float" office:value="0.102273">
                <text:p>0.1022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04809">
                <text:p>0.104809</text:p>
              </table:table-cell>
              <table:table-cell office:value-type="float" office:value="0.108044">
                <text:p>0.1080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05873">
                <text:p>0.105873</text:p>
              </table:table-cell>
              <table:table-cell office:value-type="float" office:value="0.102597">
                <text:p>0.1025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0135">
                <text:p>0.10135</text:p>
              </table:table-cell>
              <table:table-cell office:value-type="float" office:value="0.103954">
                <text:p>0.1039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05021">
                <text:p>0.105021</text:p>
              </table:table-cell>
              <table:table-cell office:value-type="float" office:value="0.103828">
                <text:p>0.1038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99351">
                <text:p>0.099351</text:p>
              </table:table-cell>
              <table:table-cell office:value-type="float" office:value="0.094934">
                <text:p>0.0949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97484">
                <text:p>0.097484</text:p>
              </table:table-cell>
              <table:table-cell office:value-type="float" office:value="0.097721">
                <text:p>0.09772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99477">
                <text:p>0.099477</text:p>
              </table:table-cell>
              <table:table-cell office:value-type="float" office:value="0.095997">
                <text:p>0.09599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94506">
                <text:p>0.094506</text:p>
              </table:table-cell>
              <table:table-cell office:value-type="float" office:value="0.099128">
                <text:p>0.0991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94675">
                <text:p>0.094675</text:p>
              </table:table-cell>
              <table:table-cell office:value-type="float" office:value="0.09829">
                <text:p>0.098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9607">
                <text:p>0.09607</text:p>
              </table:table-cell>
              <table:table-cell office:value-type="float" office:value="0.096949">
                <text:p>0.09694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95298">
                <text:p>0.095298</text:p>
              </table:table-cell>
              <table:table-cell office:value-type="float" office:value="0.095002">
                <text:p>0.0950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96403">
                <text:p>0.096403</text:p>
              </table:table-cell>
              <table:table-cell office:value-type="float" office:value="0.09226">
                <text:p>0.0922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93035">
                <text:p>0.093035</text:p>
              </table:table-cell>
              <table:table-cell office:value-type="float" office:value="0.091698">
                <text:p>0.0916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9633">
                <text:p>0.09633</text:p>
              </table:table-cell>
              <table:table-cell office:value-type="float" office:value="0.089279">
                <text:p>0.0892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90772">
                <text:p>0.090772</text:p>
              </table:table-cell>
              <table:table-cell office:value-type="float" office:value="0.088865">
                <text:p>0.08886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90873">
                <text:p>0.090873</text:p>
              </table:table-cell>
              <table:table-cell office:value-type="float" office:value="0.088806">
                <text:p>0.08880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8802">
                <text:p>0.08802</text:p>
              </table:table-cell>
              <table:table-cell office:value-type="float" office:value="0.091079">
                <text:p>0.09107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88525">
                <text:p>0.088525</text:p>
              </table:table-cell>
              <table:table-cell office:value-type="float" office:value="0.095425">
                <text:p>0.0954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87289">
                <text:p>0.087289</text:p>
              </table:table-cell>
              <table:table-cell office:value-type="float" office:value="0.084055">
                <text:p>0.0840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86665">
                <text:p>0.086665</text:p>
              </table:table-cell>
              <table:table-cell office:value-type="float" office:value="0.083033">
                <text:p>0.0830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87615">
                <text:p>0.087615</text:p>
              </table:table-cell>
              <table:table-cell office:value-type="float" office:value="0.090737">
                <text:p>0.09073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85602">
                <text:p>0.085602</text:p>
              </table:table-cell>
              <table:table-cell office:value-type="float" office:value="0.078408">
                <text:p>0.07840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85373">
                <text:p>0.085373</text:p>
              </table:table-cell>
              <table:table-cell office:value-type="float" office:value="0.087647">
                <text:p>0.08764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82225">
                <text:p>0.082225</text:p>
              </table:table-cell>
              <table:table-cell office:value-type="float" office:value="0.084281">
                <text:p>0.08428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8157">
                <text:p>0.08157</text:p>
              </table:table-cell>
              <table:table-cell office:value-type="float" office:value="0.083543">
                <text:p>0.08354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8562">
                <text:p>0.08562</text:p>
              </table:table-cell>
              <table:table-cell office:value-type="float" office:value="0.077939">
                <text:p>0.07793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82051">
                <text:p>0.082051</text:p>
              </table:table-cell>
              <table:table-cell office:value-type="float" office:value="0.087687">
                <text:p>0.08768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8005">
                <text:p>0.08005</text:p>
              </table:table-cell>
              <table:table-cell office:value-type="float" office:value="0.079904">
                <text:p>0.0799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83311">
                <text:p>0.083311</text:p>
              </table:table-cell>
              <table:table-cell office:value-type="float" office:value="0.077599">
                <text:p>0.07759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79582">
                <text:p>0.079582</text:p>
              </table:table-cell>
              <table:table-cell office:value-type="float" office:value="0.080206">
                <text:p>0.08020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79429">
                <text:p>0.079429</text:p>
              </table:table-cell>
              <table:table-cell office:value-type="float" office:value="0.078287">
                <text:p>0.07828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78604">
                <text:p>0.078604</text:p>
              </table:table-cell>
              <table:table-cell office:value-type="float" office:value="0.07923">
                <text:p>0.079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78412">
                <text:p>0.078412</text:p>
              </table:table-cell>
              <table:table-cell office:value-type="float" office:value="0.07482">
                <text:p>0.0748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78671">
                <text:p>0.078671</text:p>
              </table:table-cell>
              <table:table-cell office:value-type="float" office:value="0.075761">
                <text:p>0.07576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78428">
                <text:p>0.078428</text:p>
              </table:table-cell>
              <table:table-cell office:value-type="float" office:value="0.080479">
                <text:p>0.08047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78531">
                <text:p>0.078531</text:p>
              </table:table-cell>
              <table:table-cell office:value-type="float" office:value="0.072112">
                <text:p>0.07211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76694">
                <text:p>0.076694</text:p>
              </table:table-cell>
              <table:table-cell office:value-type="float" office:value="0.071372">
                <text:p>0.07137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72909">
                <text:p>0.072909</text:p>
              </table:table-cell>
              <table:table-cell office:value-type="float" office:value="0.074098">
                <text:p>0.07409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70805">
                <text:p>0.070805</text:p>
              </table:table-cell>
              <table:table-cell office:value-type="float" office:value="0.072061">
                <text:p>0.0720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72665">
                <text:p>0.072665</text:p>
              </table:table-cell>
              <table:table-cell office:value-type="float" office:value="0.073186">
                <text:p>0.07318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72121">
                <text:p>0.072121</text:p>
              </table:table-cell>
              <table:table-cell office:value-type="float" office:value="0.072246">
                <text:p>0.07224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72045">
                <text:p>0.072045</text:p>
              </table:table-cell>
              <table:table-cell office:value-type="float" office:value="0.075461">
                <text:p>0.07546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7099">
                <text:p>0.07099</text:p>
              </table:table-cell>
              <table:table-cell office:value-type="float" office:value="0.06987">
                <text:p>0.0698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70264">
                <text:p>0.070264</text:p>
              </table:table-cell>
              <table:table-cell office:value-type="float" office:value="0.07247">
                <text:p>0.0724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70115">
                <text:p>0.070115</text:p>
              </table:table-cell>
              <table:table-cell office:value-type="float" office:value="0.067303">
                <text:p>0.06730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69375">
                <text:p>0.069375</text:p>
              </table:table-cell>
              <table:table-cell office:value-type="float" office:value="0.067947">
                <text:p>0.06794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66015">
                <text:p>0.066015</text:p>
              </table:table-cell>
              <table:table-cell office:value-type="float" office:value="0.069102">
                <text:p>0.06910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69888">
                <text:p>0.069888</text:p>
              </table:table-cell>
              <table:table-cell office:value-type="float" office:value="0.06724">
                <text:p>0.0672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66348">
                <text:p>0.066348</text:p>
              </table:table-cell>
              <table:table-cell office:value-type="float" office:value="0.07207">
                <text:p>0.0720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68555">
                <text:p>0.068555</text:p>
              </table:table-cell>
              <table:table-cell office:value-type="float" office:value="0.06218">
                <text:p>0.0621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65668">
                <text:p>0.065668</text:p>
              </table:table-cell>
              <table:table-cell office:value-type="float" office:value="0.067092">
                <text:p>0.06709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62696">
                <text:p>0.062696</text:p>
              </table:table-cell>
              <table:table-cell office:value-type="float" office:value="0.064923">
                <text:p>0.06492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63879">
                <text:p>0.063879</text:p>
              </table:table-cell>
              <table:table-cell office:value-type="float" office:value="0.062338">
                <text:p>0.06233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6496">
                <text:p>0.06496</text:p>
              </table:table-cell>
              <table:table-cell office:value-type="float" office:value="0.066227">
                <text:p>0.06622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62566">
                <text:p>0.062566</text:p>
              </table:table-cell>
              <table:table-cell office:value-type="float" office:value="0.063658">
                <text:p>0.06365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62708">
                <text:p>0.062708</text:p>
              </table:table-cell>
              <table:table-cell office:value-type="float" office:value="0.066095">
                <text:p>0.06609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61249">
                <text:p>0.061249</text:p>
              </table:table-cell>
              <table:table-cell office:value-type="float" office:value="0.062836">
                <text:p>0.0628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62492">
                <text:p>0.062492</text:p>
              </table:table-cell>
              <table:table-cell office:value-type="float" office:value="0.063516">
                <text:p>0.06351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61286">
                <text:p>0.061286</text:p>
              </table:table-cell>
              <table:table-cell office:value-type="float" office:value="0.065975">
                <text:p>0.0659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59541">
                <text:p>0.059541</text:p>
              </table:table-cell>
              <table:table-cell office:value-type="float" office:value="0.061992">
                <text:p>0.06199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60191">
                <text:p>0.060191</text:p>
              </table:table-cell>
              <table:table-cell office:value-type="float" office:value="0.065056">
                <text:p>0.06505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60504">
                <text:p>0.060504</text:p>
              </table:table-cell>
              <table:table-cell office:value-type="float" office:value="0.058607">
                <text:p>0.05860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57152">
                <text:p>0.057152</text:p>
              </table:table-cell>
              <table:table-cell office:value-type="float" office:value="0.062344">
                <text:p>0.06234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59251">
                <text:p>0.059251</text:p>
              </table:table-cell>
              <table:table-cell office:value-type="float" office:value="0.061523">
                <text:p>0.06152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59894">
                <text:p>0.059894</text:p>
              </table:table-cell>
              <table:table-cell office:value-type="float" office:value="0.055391">
                <text:p>0.05539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56244">
                <text:p>0.056244</text:p>
              </table:table-cell>
              <table:table-cell office:value-type="float" office:value="0.058334">
                <text:p>0.05833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58632">
                <text:p>0.058632</text:p>
              </table:table-cell>
              <table:table-cell office:value-type="float" office:value="0.059523">
                <text:p>0.05952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58158">
                <text:p>0.058158</text:p>
              </table:table-cell>
              <table:table-cell office:value-type="float" office:value="0.058636">
                <text:p>0.05863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57273">
                <text:p>0.057273</text:p>
              </table:table-cell>
              <table:table-cell office:value-type="float" office:value="0.051111">
                <text:p>0.05111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55602">
                <text:p>0.055602</text:p>
              </table:table-cell>
              <table:table-cell office:value-type="float" office:value="0.054788">
                <text:p>0.05478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56823">
                <text:p>0.056823</text:p>
              </table:table-cell>
              <table:table-cell office:value-type="float" office:value="0.052246">
                <text:p>0.05224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5253">
                <text:p>0.05253</text:p>
              </table:table-cell>
              <table:table-cell office:value-type="float" office:value="0.055482">
                <text:p>0.05548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54187">
                <text:p>0.054187</text:p>
              </table:table-cell>
              <table:table-cell office:value-type="float" office:value="0.058245">
                <text:p>0.05824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55992">
                <text:p>0.055992</text:p>
              </table:table-cell>
              <table:table-cell office:value-type="float" office:value="0.053191">
                <text:p>0.05319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53698">
                <text:p>0.053698</text:p>
              </table:table-cell>
              <table:table-cell office:value-type="float" office:value="0.058309">
                <text:p>0.05830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52224">
                <text:p>0.052224</text:p>
              </table:table-cell>
              <table:table-cell office:value-type="float" office:value="0.053015">
                <text:p>0.05301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50588">
                <text:p>0.050588</text:p>
              </table:table-cell>
              <table:table-cell office:value-type="float" office:value="0.054282">
                <text:p>0.05428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55987">
                <text:p>0.055987</text:p>
              </table:table-cell>
              <table:table-cell office:value-type="float" office:value="0.053675">
                <text:p>0.0536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53975">
                <text:p>0.053975</text:p>
              </table:table-cell>
              <table:table-cell office:value-type="float" office:value="0.053632">
                <text:p>0.05363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52715">
                <text:p>0.052715</text:p>
              </table:table-cell>
              <table:table-cell office:value-type="float" office:value="0.052406">
                <text:p>0.05240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52205">
                <text:p>0.052205</text:p>
              </table:table-cell>
              <table:table-cell office:value-type="float" office:value="0.052065">
                <text:p>0.05206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51369">
                <text:p>0.051369</text:p>
              </table:table-cell>
              <table:table-cell office:value-type="float" office:value="0.051802">
                <text:p>0.05180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54759">
                <text:p>0.054759</text:p>
              </table:table-cell>
              <table:table-cell office:value-type="float" office:value="0.050899">
                <text:p>0.05089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54456">
                <text:p>0.054456</text:p>
              </table:table-cell>
              <table:table-cell office:value-type="float" office:value="0.051436">
                <text:p>0.05143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51945">
                <text:p>0.051945</text:p>
              </table:table-cell>
              <table:table-cell office:value-type="float" office:value="0.049993">
                <text:p>0.04999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50731">
                <text:p>0.050731</text:p>
              </table:table-cell>
              <table:table-cell office:value-type="float" office:value="0.053481">
                <text:p>0.05348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52386">
                <text:p>0.052386</text:p>
              </table:table-cell>
              <table:table-cell office:value-type="float" office:value="0.047425">
                <text:p>0.0474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49705">
                <text:p>0.049705</text:p>
              </table:table-cell>
              <table:table-cell office:value-type="float" office:value="0.047844">
                <text:p>0.04784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51462">
                <text:p>0.051462</text:p>
              </table:table-cell>
              <table:table-cell office:value-type="float" office:value="0.048964">
                <text:p>0.04896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48635">
                <text:p>0.048635</text:p>
              </table:table-cell>
              <table:table-cell office:value-type="float" office:value="0.052143">
                <text:p>0.05214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51055">
                <text:p>0.051055</text:p>
              </table:table-cell>
              <table:table-cell office:value-type="float" office:value="0.049596">
                <text:p>0.04959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50051">
                <text:p>0.050051</text:p>
              </table:table-cell>
              <table:table-cell office:value-type="float" office:value="0.04851">
                <text:p>0.0485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51383">
                <text:p>0.051383</text:p>
              </table:table-cell>
              <table:table-cell office:value-type="float" office:value="0.048528">
                <text:p>0.04852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49608">
                <text:p>0.049608</text:p>
              </table:table-cell>
              <table:table-cell office:value-type="float" office:value="0.046544">
                <text:p>0.04654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50942">
                <text:p>0.050942</text:p>
              </table:table-cell>
              <table:table-cell office:value-type="float" office:value="0.04541">
                <text:p>0.0454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49312">
                <text:p>0.049312</text:p>
              </table:table-cell>
              <table:table-cell office:value-type="float" office:value="0.049009">
                <text:p>0.04900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49968">
                <text:p>0.049968</text:p>
              </table:table-cell>
              <table:table-cell office:value-type="float" office:value="0.052757">
                <text:p>0.05275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49754">
                <text:p>0.049754</text:p>
              </table:table-cell>
              <table:table-cell office:value-type="float" office:value="0.048206">
                <text:p>0.04820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49216">
                <text:p>0.049216</text:p>
              </table:table-cell>
              <table:table-cell office:value-type="float" office:value="0.052765">
                <text:p>0.05276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47454">
                <text:p>0.047454</text:p>
              </table:table-cell>
              <table:table-cell office:value-type="float" office:value="0.053687">
                <text:p>0.05368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48919">
                <text:p>0.048919</text:p>
              </table:table-cell>
              <table:table-cell office:value-type="float" office:value="0.050237">
                <text:p>0.05023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50275">
                <text:p>0.050275</text:p>
              </table:table-cell>
              <table:table-cell office:value-type="float" office:value="0.047745">
                <text:p>0.04774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49579">
                <text:p>0.049579</text:p>
              </table:table-cell>
              <table:table-cell office:value-type="float" office:value="0.048146">
                <text:p>0.04814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47271">
                <text:p>0.047271</text:p>
              </table:table-cell>
              <table:table-cell office:value-type="float" office:value="0.047683">
                <text:p>0.04768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49595">
                <text:p>0.049595</text:p>
              </table:table-cell>
              <table:table-cell office:value-type="float" office:value="0.046226">
                <text:p>0.04622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50665">
                <text:p>0.050665</text:p>
              </table:table-cell>
              <table:table-cell office:value-type="float" office:value="0.052343">
                <text:p>0.05234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49187">
                <text:p>0.049187</text:p>
              </table:table-cell>
              <table:table-cell office:value-type="float" office:value="0.050813">
                <text:p>0.05081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48262">
                <text:p>0.048262</text:p>
              </table:table-cell>
              <table:table-cell office:value-type="float" office:value="0.051289">
                <text:p>0.05128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50956">
                <text:p>0.050956</text:p>
              </table:table-cell>
              <table:table-cell office:value-type="float" office:value="0.052551">
                <text:p>0.05255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48675">
                <text:p>0.048675</text:p>
              </table:table-cell>
              <table:table-cell office:value-type="float" office:value="0.048532">
                <text:p>0.04853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48411">
                <text:p>0.048411</text:p>
              </table:table-cell>
              <table:table-cell office:value-type="float" office:value="0.048146">
                <text:p>0.04814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49913">
                <text:p>0.049913</text:p>
              </table:table-cell>
              <table:table-cell office:value-type="float" office:value="0.049894">
                <text:p>0.04989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48293">
                <text:p>0.048293</text:p>
              </table:table-cell>
              <table:table-cell office:value-type="float" office:value="0.045823">
                <text:p>0.04582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50411">
                <text:p>0.050411</text:p>
              </table:table-cell>
              <table:table-cell office:value-type="float" office:value="0.050261">
                <text:p>0.05026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48397">
                <text:p>0.048397</text:p>
              </table:table-cell>
              <table:table-cell office:value-type="float" office:value="0.048925">
                <text:p>0.04892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50946">
                <text:p>0.050946</text:p>
              </table:table-cell>
              <table:table-cell office:value-type="float" office:value="0.048122">
                <text:p>0.04812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50622">
                <text:p>0.050622</text:p>
              </table:table-cell>
              <table:table-cell office:value-type="float" office:value="0.047737">
                <text:p>0.04773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50435">
                <text:p>0.050435</text:p>
              </table:table-cell>
              <table:table-cell office:value-type="float" office:value="0.0486">
                <text:p>0.048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49302">
                <text:p>0.049302</text:p>
              </table:table-cell>
              <table:table-cell office:value-type="float" office:value="0.049022">
                <text:p>0.04902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48344">
                <text:p>0.048344</text:p>
              </table:table-cell>
              <table:table-cell office:value-type="float" office:value="0.048904">
                <text:p>0.04890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49795">
                <text:p>0.049795</text:p>
              </table:table-cell>
              <table:table-cell office:value-type="float" office:value="0.051219">
                <text:p>0.05121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47458">
                <text:p>0.047458</text:p>
              </table:table-cell>
              <table:table-cell office:value-type="float" office:value="0.047407">
                <text:p>0.04740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50365">
                <text:p>0.050365</text:p>
              </table:table-cell>
              <table:table-cell office:value-type="float" office:value="0.050778">
                <text:p>0.05077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53186">
                <text:p>0.053186</text:p>
              </table:table-cell>
              <table:table-cell office:value-type="float" office:value="0.052081">
                <text:p>0.05208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52246">
                <text:p>0.052246</text:p>
              </table:table-cell>
              <table:table-cell office:value-type="float" office:value="0.046611">
                <text:p>0.04661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50862">
                <text:p>0.050862</text:p>
              </table:table-cell>
              <table:table-cell office:value-type="float" office:value="0.050187">
                <text:p>0.05018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54286">
                <text:p>0.054286</text:p>
              </table:table-cell>
              <table:table-cell office:value-type="float" office:value="0.050104">
                <text:p>0.05010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51035">
                <text:p>0.051035</text:p>
              </table:table-cell>
              <table:table-cell office:value-type="float" office:value="0.049516">
                <text:p>0.04951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50423">
                <text:p>0.050423</text:p>
              </table:table-cell>
              <table:table-cell office:value-type="float" office:value="0.056566">
                <text:p>0.05656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52089">
                <text:p>0.052089</text:p>
              </table:table-cell>
              <table:table-cell office:value-type="float" office:value="0.051537">
                <text:p>0.05153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51251">
                <text:p>0.051251</text:p>
              </table:table-cell>
              <table:table-cell office:value-type="float" office:value="0.055752">
                <text:p>0.05575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5024">
                <text:p>0.05024</text:p>
              </table:table-cell>
              <table:table-cell office:value-type="float" office:value="0.052901">
                <text:p>0.05290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54791">
                <text:p>0.054791</text:p>
              </table:table-cell>
              <table:table-cell office:value-type="float" office:value="0.054462">
                <text:p>0.05446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51523">
                <text:p>0.051523</text:p>
              </table:table-cell>
              <table:table-cell office:value-type="float" office:value="0.051503">
                <text:p>0.05150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52946">
                <text:p>0.052946</text:p>
              </table:table-cell>
              <table:table-cell office:value-type="float" office:value="0.053799">
                <text:p>0.05379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5542">
                <text:p>0.05542</text:p>
              </table:table-cell>
              <table:table-cell office:value-type="float" office:value="0.055275">
                <text:p>0.05527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54427">
                <text:p>0.054427</text:p>
              </table:table-cell>
              <table:table-cell office:value-type="float" office:value="0.053435">
                <text:p>0.05343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55755">
                <text:p>0.055755</text:p>
              </table:table-cell>
              <table:table-cell office:value-type="float" office:value="0.052082">
                <text:p>0.05208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53062">
                <text:p>0.053062</text:p>
              </table:table-cell>
              <table:table-cell office:value-type="float" office:value="0.055935">
                <text:p>0.05593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51731">
                <text:p>0.051731</text:p>
              </table:table-cell>
              <table:table-cell office:value-type="float" office:value="0.058158">
                <text:p>0.05815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54886">
                <text:p>0.054886</text:p>
              </table:table-cell>
              <table:table-cell office:value-type="float" office:value="0.05549">
                <text:p>0.0554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54515">
                <text:p>0.054515</text:p>
              </table:table-cell>
              <table:table-cell office:value-type="float" office:value="0.054627">
                <text:p>0.05462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53372">
                <text:p>0.053372</text:p>
              </table:table-cell>
              <table:table-cell office:value-type="float" office:value="0.05572">
                <text:p>0.0557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49952">
                <text:p>0.049952</text:p>
              </table:table-cell>
              <table:table-cell office:value-type="float" office:value="0.051494">
                <text:p>0.05149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54231">
                <text:p>0.054231</text:p>
              </table:table-cell>
              <table:table-cell office:value-type="float" office:value="0.056275">
                <text:p>0.0562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57156">
                <text:p>0.057156</text:p>
              </table:table-cell>
              <table:table-cell office:value-type="float" office:value="0.055959">
                <text:p>0.05595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5813">
                <text:p>0.05813</text:p>
              </table:table-cell>
              <table:table-cell office:value-type="float" office:value="0.054084">
                <text:p>0.05408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54136">
                <text:p>0.054136</text:p>
              </table:table-cell>
              <table:table-cell office:value-type="float" office:value="0.058596">
                <text:p>0.05859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58578">
                <text:p>0.058578</text:p>
              </table:table-cell>
              <table:table-cell office:value-type="float" office:value="0.055098">
                <text:p>0.05509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59893">
                <text:p>0.059893</text:p>
              </table:table-cell>
              <table:table-cell office:value-type="float" office:value="0.059757">
                <text:p>0.05975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59297">
                <text:p>0.059297</text:p>
              </table:table-cell>
              <table:table-cell office:value-type="float" office:value="0.057786">
                <text:p>0.05778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56333">
                <text:p>0.056333</text:p>
              </table:table-cell>
              <table:table-cell office:value-type="float" office:value="0.05952">
                <text:p>0.0595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58209">
                <text:p>0.058209</text:p>
              </table:table-cell>
              <table:table-cell office:value-type="float" office:value="0.056934">
                <text:p>0.05693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56918">
                <text:p>0.056918</text:p>
              </table:table-cell>
              <table:table-cell office:value-type="float" office:value="0.057284">
                <text:p>0.05728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60232">
                <text:p>0.060232</text:p>
              </table:table-cell>
              <table:table-cell office:value-type="float" office:value="0.057661">
                <text:p>0.05766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59296">
                <text:p>0.059296</text:p>
              </table:table-cell>
              <table:table-cell office:value-type="float" office:value="0.061319">
                <text:p>0.06131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57881">
                <text:p>0.057881</text:p>
              </table:table-cell>
              <table:table-cell office:value-type="float" office:value="0.057853">
                <text:p>0.05785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58012">
                <text:p>0.058012</text:p>
              </table:table-cell>
              <table:table-cell office:value-type="float" office:value="0.058939">
                <text:p>0.05893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6161">
                <text:p>0.06161</text:p>
              </table:table-cell>
              <table:table-cell office:value-type="float" office:value="0.067309">
                <text:p>0.06730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62072">
                <text:p>0.062072</text:p>
              </table:table-cell>
              <table:table-cell office:value-type="float" office:value="0.066144">
                <text:p>0.06614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62382">
                <text:p>0.062382</text:p>
              </table:table-cell>
              <table:table-cell office:value-type="float" office:value="0.065405">
                <text:p>0.06540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61414">
                <text:p>0.061414</text:p>
              </table:table-cell>
              <table:table-cell office:value-type="float" office:value="0.060277">
                <text:p>0.06027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59443">
                <text:p>0.059443</text:p>
              </table:table-cell>
              <table:table-cell office:value-type="float" office:value="0.061468">
                <text:p>0.06146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63791">
                <text:p>0.063791</text:p>
              </table:table-cell>
              <table:table-cell office:value-type="float" office:value="0.063744">
                <text:p>0.06374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62678">
                <text:p>0.062678</text:p>
              </table:table-cell>
              <table:table-cell office:value-type="float" office:value="0.062289">
                <text:p>0.06228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62009">
                <text:p>0.062009</text:p>
              </table:table-cell>
              <table:table-cell office:value-type="float" office:value="0.0626">
                <text:p>0.062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63407">
                <text:p>0.063407</text:p>
              </table:table-cell>
              <table:table-cell office:value-type="float" office:value="0.065273">
                <text:p>0.06527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59419">
                <text:p>0.059419</text:p>
              </table:table-cell>
              <table:table-cell office:value-type="float" office:value="0.064856">
                <text:p>0.06485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64163">
                <text:p>0.064163</text:p>
              </table:table-cell>
              <table:table-cell office:value-type="float" office:value="0.065972">
                <text:p>0.06597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66594">
                <text:p>0.066594</text:p>
              </table:table-cell>
              <table:table-cell office:value-type="float" office:value="0.062979">
                <text:p>0.06297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63409">
                <text:p>0.063409</text:p>
              </table:table-cell>
              <table:table-cell office:value-type="float" office:value="0.060021">
                <text:p>0.06002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64073">
                <text:p>0.064073</text:p>
              </table:table-cell>
              <table:table-cell office:value-type="float" office:value="0.072542">
                <text:p>0.07254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67925">
                <text:p>0.067925</text:p>
              </table:table-cell>
              <table:table-cell office:value-type="float" office:value="0.067412">
                <text:p>0.06741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64516">
                <text:p>0.064516</text:p>
              </table:table-cell>
              <table:table-cell office:value-type="float" office:value="0.067132">
                <text:p>0.06713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66066">
                <text:p>0.066066</text:p>
              </table:table-cell>
              <table:table-cell office:value-type="float" office:value="0.063603">
                <text:p>0.06360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65588">
                <text:p>0.065588</text:p>
              </table:table-cell>
              <table:table-cell office:value-type="float" office:value="0.060154">
                <text:p>0.06015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64371">
                <text:p>0.064371</text:p>
              </table:table-cell>
              <table:table-cell office:value-type="float" office:value="0.069592">
                <text:p>0.06959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61021">
                <text:p>0.061021</text:p>
              </table:table-cell>
              <table:table-cell office:value-type="float" office:value="0.068474">
                <text:p>0.06847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65326">
                <text:p>0.065326</text:p>
              </table:table-cell>
              <table:table-cell office:value-type="float" office:value="0.07135">
                <text:p>0.0713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66692">
                <text:p>0.066692</text:p>
              </table:table-cell>
              <table:table-cell office:value-type="float" office:value="0.063709">
                <text:p>0.06370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65135">
                <text:p>0.065135</text:p>
              </table:table-cell>
              <table:table-cell office:value-type="float" office:value="0.068662">
                <text:p>0.06866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6912">
                <text:p>0.06912</text:p>
              </table:table-cell>
              <table:table-cell office:value-type="float" office:value="0.062182">
                <text:p>0.06218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61953">
                <text:p>0.061953</text:p>
              </table:table-cell>
              <table:table-cell office:value-type="float" office:value="0.070421">
                <text:p>0.07042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65766">
                <text:p>0.065766</text:p>
              </table:table-cell>
              <table:table-cell office:value-type="float" office:value="0.069101">
                <text:p>0.06910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65152">
                <text:p>0.065152</text:p>
              </table:table-cell>
              <table:table-cell office:value-type="float" office:value="0.064426">
                <text:p>0.06442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65848">
                <text:p>0.065848</text:p>
              </table:table-cell>
              <table:table-cell office:value-type="float" office:value="0.06298">
                <text:p>0.0629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68621">
                <text:p>0.068621</text:p>
              </table:table-cell>
              <table:table-cell office:value-type="float" office:value="0.059985">
                <text:p>0.05998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66894">
                <text:p>0.066894</text:p>
              </table:table-cell>
              <table:table-cell office:value-type="float" office:value="0.06857">
                <text:p>0.0685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64235">
                <text:p>0.064235</text:p>
              </table:table-cell>
              <table:table-cell office:value-type="float" office:value="0.069264">
                <text:p>0.06926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64352">
                <text:p>0.064352</text:p>
              </table:table-cell>
              <table:table-cell office:value-type="float" office:value="0.068355">
                <text:p>0.06835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63698">
                <text:p>0.063698</text:p>
              </table:table-cell>
              <table:table-cell office:value-type="float" office:value="0.059742">
                <text:p>0.05974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62865">
                <text:p>0.062865</text:p>
              </table:table-cell>
              <table:table-cell office:value-type="float" office:value="0.064678">
                <text:p>0.06467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62472">
                <text:p>0.062472</text:p>
              </table:table-cell>
              <table:table-cell office:value-type="float" office:value="0.068248">
                <text:p>0.06824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62482">
                <text:p>0.062482</text:p>
              </table:table-cell>
              <table:table-cell office:value-type="float" office:value="0.064838">
                <text:p>0.06483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64571">
                <text:p>0.064571</text:p>
              </table:table-cell>
              <table:table-cell office:value-type="float" office:value="0.061367">
                <text:p>0.06136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64448">
                <text:p>0.064448</text:p>
              </table:table-cell>
              <table:table-cell office:value-type="float" office:value="0.06679">
                <text:p>0.0667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61837">
                <text:p>0.061837</text:p>
              </table:table-cell>
              <table:table-cell office:value-type="float" office:value="0.063656">
                <text:p>0.06365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61315">
                <text:p>0.061315</text:p>
              </table:table-cell>
              <table:table-cell office:value-type="float" office:value="0.060073">
                <text:p>0.06007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63523">
                <text:p>0.063523</text:p>
              </table:table-cell>
              <table:table-cell office:value-type="float" office:value="0.060231">
                <text:p>0.06023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64079">
                <text:p>0.064079</text:p>
              </table:table-cell>
              <table:table-cell office:value-type="float" office:value="0.060999">
                <text:p>0.06099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60785">
                <text:p>0.060785</text:p>
              </table:table-cell>
              <table:table-cell office:value-type="float" office:value="0.060407">
                <text:p>0.06040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58903">
                <text:p>0.058903</text:p>
              </table:table-cell>
              <table:table-cell office:value-type="float" office:value="0.057297">
                <text:p>0.05729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6117">
                <text:p>0.06117</text:p>
              </table:table-cell>
              <table:table-cell office:value-type="float" office:value="0.061737">
                <text:p>0.06173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58287">
                <text:p>0.058287</text:p>
              </table:table-cell>
              <table:table-cell office:value-type="float" office:value="0.060753">
                <text:p>0.06075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57431">
                <text:p>0.057431</text:p>
              </table:table-cell>
              <table:table-cell office:value-type="float" office:value="0.05942">
                <text:p>0.0594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59158">
                <text:p>0.059158</text:p>
              </table:table-cell>
              <table:table-cell office:value-type="float" office:value="0.058891">
                <text:p>0.05889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58574">
                <text:p>0.058574</text:p>
              </table:table-cell>
              <table:table-cell office:value-type="float" office:value="0.054584">
                <text:p>0.05458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53113">
                <text:p>0.053113</text:p>
              </table:table-cell>
              <table:table-cell office:value-type="float" office:value="0.056644">
                <text:p>0.05664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5717">
                <text:p>0.05717</text:p>
              </table:table-cell>
              <table:table-cell office:value-type="float" office:value="0.057422">
                <text:p>0.05742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57564">
                <text:p>0.057564</text:p>
              </table:table-cell>
              <table:table-cell office:value-type="float" office:value="0.057894">
                <text:p>0.05789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56054">
                <text:p>0.056054</text:p>
              </table:table-cell>
              <table:table-cell office:value-type="float" office:value="0.056866">
                <text:p>0.05686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58204">
                <text:p>0.058204</text:p>
              </table:table-cell>
              <table:table-cell office:value-type="float" office:value="0.058047">
                <text:p>0.05804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54532">
                <text:p>0.054532</text:p>
              </table:table-cell>
              <table:table-cell office:value-type="float" office:value="0.05899">
                <text:p>0.0589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54094">
                <text:p>0.054094</text:p>
              </table:table-cell>
              <table:table-cell office:value-type="float" office:value="0.048944">
                <text:p>0.04894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55568">
                <text:p>0.055568</text:p>
              </table:table-cell>
              <table:table-cell office:value-type="float" office:value="0.051346">
                <text:p>0.05134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54766">
                <text:p>0.054766</text:p>
              </table:table-cell>
              <table:table-cell office:value-type="float" office:value="0.058419">
                <text:p>0.05841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54331">
                <text:p>0.054331</text:p>
              </table:table-cell>
              <table:table-cell office:value-type="float" office:value="0.053432">
                <text:p>0.05343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53293">
                <text:p>0.053293</text:p>
              </table:table-cell>
              <table:table-cell office:value-type="float" office:value="0.051587">
                <text:p>0.05158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50328">
                <text:p>0.050328</text:p>
              </table:table-cell>
              <table:table-cell office:value-type="float" office:value="0.049071">
                <text:p>0.04907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51223">
                <text:p>0.051223</text:p>
              </table:table-cell>
              <table:table-cell office:value-type="float" office:value="0.051631">
                <text:p>0.05163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48761">
                <text:p>0.048761</text:p>
              </table:table-cell>
              <table:table-cell office:value-type="float" office:value="0.055474">
                <text:p>0.05547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48597">
                <text:p>0.048597</text:p>
              </table:table-cell>
              <table:table-cell office:value-type="float" office:value="0.050849">
                <text:p>0.05084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49349">
                <text:p>0.049349</text:p>
              </table:table-cell>
              <table:table-cell office:value-type="float" office:value="0.048206">
                <text:p>0.04820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53676">
                <text:p>0.053676</text:p>
              </table:table-cell>
              <table:table-cell office:value-type="float" office:value="0.053332">
                <text:p>0.05333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47899">
                <text:p>0.047899</text:p>
              </table:table-cell>
              <table:table-cell office:value-type="float" office:value="0.048361">
                <text:p>0.04836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47601">
                <text:p>0.047601</text:p>
              </table:table-cell>
              <table:table-cell office:value-type="float" office:value="0.048698">
                <text:p>0.04869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48485">
                <text:p>0.048485</text:p>
              </table:table-cell>
              <table:table-cell office:value-type="float" office:value="0.049593">
                <text:p>0.04959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4796">
                <text:p>0.04796</text:p>
              </table:table-cell>
              <table:table-cell office:value-type="float" office:value="0.050957">
                <text:p>0.05095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46531">
                <text:p>0.046531</text:p>
              </table:table-cell>
              <table:table-cell office:value-type="float" office:value="0.049218">
                <text:p>0.04921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46535">
                <text:p>0.046535</text:p>
              </table:table-cell>
              <table:table-cell office:value-type="float" office:value="0.051831">
                <text:p>0.05183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44225">
                <text:p>0.044225</text:p>
              </table:table-cell>
              <table:table-cell office:value-type="float" office:value="0.047705">
                <text:p>0.04770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50982">
                <text:p>0.050982</text:p>
              </table:table-cell>
              <table:table-cell office:value-type="float" office:value="0.045544">
                <text:p>0.04554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48228">
                <text:p>0.048228</text:p>
              </table:table-cell>
              <table:table-cell office:value-type="float" office:value="0.045538">
                <text:p>0.04553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48511">
                <text:p>0.048511</text:p>
              </table:table-cell>
              <table:table-cell office:value-type="float" office:value="0.043276">
                <text:p>0.04327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4528">
                <text:p>0.04528</text:p>
              </table:table-cell>
              <table:table-cell office:value-type="float" office:value="0.04963">
                <text:p>0.0496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45586">
                <text:p>0.045586</text:p>
              </table:table-cell>
              <table:table-cell office:value-type="float" office:value="0.041176">
                <text:p>0.04117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4801">
                <text:p>0.04801</text:p>
              </table:table-cell>
              <table:table-cell office:value-type="float" office:value="0.04364">
                <text:p>0.0436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47262">
                <text:p>0.047262</text:p>
              </table:table-cell>
              <table:table-cell office:value-type="float" office:value="0.045758">
                <text:p>0.04575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44713">
                <text:p>0.044713</text:p>
              </table:table-cell>
              <table:table-cell office:value-type="float" office:value="0.043484">
                <text:p>0.04348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47668">
                <text:p>0.047668</text:p>
              </table:table-cell>
              <table:table-cell office:value-type="float" office:value="0.04631">
                <text:p>0.0463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4608">
                <text:p>0.04608</text:p>
              </table:table-cell>
              <table:table-cell office:value-type="float" office:value="0.047936">
                <text:p>0.04793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44825">
                <text:p>0.044825</text:p>
              </table:table-cell>
              <table:table-cell office:value-type="float" office:value="0.04481">
                <text:p>0.0448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45345">
                <text:p>0.045345</text:p>
              </table:table-cell>
              <table:table-cell office:value-type="float" office:value="0.040835">
                <text:p>0.04083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4369">
                <text:p>0.04369</text:p>
              </table:table-cell>
              <table:table-cell office:value-type="float" office:value="0.043726">
                <text:p>0.04372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48109">
                <text:p>0.048109</text:p>
              </table:table-cell>
              <table:table-cell office:value-type="float" office:value="0.046021">
                <text:p>0.04602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44697">
                <text:p>0.044697</text:p>
              </table:table-cell>
              <table:table-cell office:value-type="float" office:value="0.044628">
                <text:p>0.04462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44379">
                <text:p>0.044379</text:p>
              </table:table-cell>
              <table:table-cell office:value-type="float" office:value="0.043349">
                <text:p>0.04334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47073">
                <text:p>0.047073</text:p>
              </table:table-cell>
              <table:table-cell office:value-type="float" office:value="0.041151">
                <text:p>0.04115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44939">
                <text:p>0.044939</text:p>
              </table:table-cell>
              <table:table-cell office:value-type="float" office:value="0.043515">
                <text:p>0.04351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424">
                <text:p>0.0424</text:p>
              </table:table-cell>
              <table:table-cell office:value-type="float" office:value="0.043053">
                <text:p>0.04305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4439">
                <text:p>0.04439</text:p>
              </table:table-cell>
              <table:table-cell office:value-type="float" office:value="0.047519">
                <text:p>0.04751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45424">
                <text:p>0.045424</text:p>
              </table:table-cell>
              <table:table-cell office:value-type="float" office:value="0.044871">
                <text:p>0.04487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43403">
                <text:p>0.043403</text:p>
              </table:table-cell>
              <table:table-cell office:value-type="float" office:value="0.04301">
                <text:p>0.0430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43954">
                <text:p>0.043954</text:p>
              </table:table-cell>
              <table:table-cell office:value-type="float" office:value="0.049302">
                <text:p>0.04930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44232">
                <text:p>0.044232</text:p>
              </table:table-cell>
              <table:table-cell office:value-type="float" office:value="0.044203">
                <text:p>0.04420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47409">
                <text:p>0.047409</text:p>
              </table:table-cell>
              <table:table-cell office:value-type="float" office:value="0.039812">
                <text:p>0.03981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45726">
                <text:p>0.045726</text:p>
              </table:table-cell>
              <table:table-cell office:value-type="float" office:value="0.043874">
                <text:p>0.04387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43449">
                <text:p>0.043449</text:p>
              </table:table-cell>
              <table:table-cell office:value-type="float" office:value="0.041477">
                <text:p>0.04147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43934">
                <text:p>0.043934</text:p>
              </table:table-cell>
              <table:table-cell office:value-type="float" office:value="0.042873">
                <text:p>0.04287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46421">
                <text:p>0.046421</text:p>
              </table:table-cell>
              <table:table-cell office:value-type="float" office:value="0.043609">
                <text:p>0.04360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46143">
                <text:p>0.046143</text:p>
              </table:table-cell>
              <table:table-cell office:value-type="float" office:value="0.046546">
                <text:p>0.04654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44809">
                <text:p>0.044809</text:p>
              </table:table-cell>
              <table:table-cell office:value-type="float" office:value="0.043239">
                <text:p>0.04323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42343">
                <text:p>0.042343</text:p>
              </table:table-cell>
              <table:table-cell office:value-type="float" office:value="0.047708">
                <text:p>0.04770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44027">
                <text:p>0.044027</text:p>
              </table:table-cell>
              <table:table-cell office:value-type="float" office:value="0.044406">
                <text:p>0.04440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44505">
                <text:p>0.044505</text:p>
              </table:table-cell>
              <table:table-cell office:value-type="float" office:value="0.044294">
                <text:p>0.04429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45454">
                <text:p>0.045454</text:p>
              </table:table-cell>
              <table:table-cell office:value-type="float" office:value="0.044384">
                <text:p>0.04438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40812">
                <text:p>0.040812</text:p>
              </table:table-cell>
              <table:table-cell office:value-type="float" office:value="0.047134">
                <text:p>0.04713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4075">
                <text:p>0.04075</text:p>
              </table:table-cell>
              <table:table-cell office:value-type="float" office:value="0.044394">
                <text:p>0.04439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45885">
                <text:p>0.045885</text:p>
              </table:table-cell>
              <table:table-cell office:value-type="float" office:value="0.045691">
                <text:p>0.04569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44709">
                <text:p>0.044709</text:p>
              </table:table-cell>
              <table:table-cell office:value-type="float" office:value="0.045268">
                <text:p>0.04526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44437">
                <text:p>0.044437</text:p>
              </table:table-cell>
              <table:table-cell office:value-type="float" office:value="0.04229">
                <text:p>0.0422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43697">
                <text:p>0.043697</text:p>
              </table:table-cell>
              <table:table-cell office:value-type="float" office:value="0.044272">
                <text:p>0.04427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45433">
                <text:p>0.045433</text:p>
              </table:table-cell>
              <table:table-cell office:value-type="float" office:value="0.04551">
                <text:p>0.0455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4549">
                <text:p>0.04549</text:p>
              </table:table-cell>
              <table:table-cell office:value-type="float" office:value="0.043391">
                <text:p>0.04339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43418">
                <text:p>0.043418</text:p>
              </table:table-cell>
              <table:table-cell office:value-type="float" office:value="0.047911">
                <text:p>0.04791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41168">
                <text:p>0.041168</text:p>
              </table:table-cell>
              <table:table-cell office:value-type="float" office:value="0.045502">
                <text:p>0.04550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44648">
                <text:p>0.044648</text:p>
              </table:table-cell>
              <table:table-cell office:value-type="float" office:value="0.041667">
                <text:p>0.04166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47163">
                <text:p>0.047163</text:p>
              </table:table-cell>
              <table:table-cell office:value-type="float" office:value="0.039304">
                <text:p>0.03930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43667">
                <text:p>0.043667</text:p>
              </table:table-cell>
              <table:table-cell office:value-type="float" office:value="0.042148">
                <text:p>0.04214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41465">
                <text:p>0.041465</text:p>
              </table:table-cell>
              <table:table-cell office:value-type="float" office:value="0.045885">
                <text:p>0.04588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4425">
                <text:p>0.04425</text:p>
              </table:table-cell>
              <table:table-cell office:value-type="float" office:value="0.04395">
                <text:p>0.0439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45888">
                <text:p>0.045888</text:p>
              </table:table-cell>
              <table:table-cell office:value-type="float" office:value="0.043299">
                <text:p>0.04329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4118">
                <text:p>0.04118</text:p>
              </table:table-cell>
              <table:table-cell office:value-type="float" office:value="0.044954">
                <text:p>0.04495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42939">
                <text:p>0.042939</text:p>
              </table:table-cell>
              <table:table-cell office:value-type="float" office:value="0.044909">
                <text:p>0.04490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45702">
                <text:p>0.045702</text:p>
              </table:table-cell>
              <table:table-cell office:value-type="float" office:value="0.044789">
                <text:p>0.04478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4494">
                <text:p>0.04494</text:p>
              </table:table-cell>
              <table:table-cell office:value-type="float" office:value="0.043815">
                <text:p>0.04381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45279">
                <text:p>0.045279</text:p>
              </table:table-cell>
              <table:table-cell office:value-type="float" office:value="0.039748">
                <text:p>0.03974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44535">
                <text:p>0.044535</text:p>
              </table:table-cell>
              <table:table-cell office:value-type="float" office:value="0.044494">
                <text:p>0.04449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4411">
                <text:p>0.04411</text:p>
              </table:table-cell>
              <table:table-cell office:value-type="float" office:value="0.04594">
                <text:p>0.0459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43022">
                <text:p>0.043022</text:p>
              </table:table-cell>
              <table:table-cell office:value-type="float" office:value="0.041651">
                <text:p>0.04165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44134">
                <text:p>0.044134</text:p>
              </table:table-cell>
              <table:table-cell office:value-type="float" office:value="0.041242">
                <text:p>0.04124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43087">
                <text:p>0.043087</text:p>
              </table:table-cell>
              <table:table-cell office:value-type="float" office:value="0.045085">
                <text:p>0.04508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41509">
                <text:p>0.041509</text:p>
              </table:table-cell>
              <table:table-cell office:value-type="float" office:value="0.043189">
                <text:p>0.04318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43524">
                <text:p>0.043524</text:p>
              </table:table-cell>
              <table:table-cell office:value-type="float" office:value="0.041243">
                <text:p>0.04124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42882">
                <text:p>0.042882</text:p>
              </table:table-cell>
              <table:table-cell office:value-type="float" office:value="0.042352">
                <text:p>0.04235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40635">
                <text:p>0.040635</text:p>
              </table:table-cell>
              <table:table-cell office:value-type="float" office:value="0.039392">
                <text:p>0.03939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44147">
                <text:p>0.044147</text:p>
              </table:table-cell>
              <table:table-cell office:value-type="float" office:value="0.043565">
                <text:p>0.04356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44599">
                <text:p>0.044599</text:p>
              </table:table-cell>
              <table:table-cell office:value-type="float" office:value="0.045974">
                <text:p>0.04597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4022">
                <text:p>0.04022</text:p>
              </table:table-cell>
              <table:table-cell office:value-type="float" office:value="0.043608">
                <text:p>0.04360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42728">
                <text:p>0.042728</text:p>
              </table:table-cell>
              <table:table-cell office:value-type="float" office:value="0.043244">
                <text:p>0.04324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40386">
                <text:p>0.040386</text:p>
              </table:table-cell>
              <table:table-cell office:value-type="float" office:value="0.03857">
                <text:p>0.0385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39489">
                <text:p>0.039489</text:p>
              </table:table-cell>
              <table:table-cell office:value-type="float" office:value="0.044405">
                <text:p>0.04440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39266">
                <text:p>0.039266</text:p>
              </table:table-cell>
              <table:table-cell office:value-type="float" office:value="0.037702">
                <text:p>0.03770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40047">
                <text:p>0.040047</text:p>
              </table:table-cell>
              <table:table-cell office:value-type="float" office:value="0.043201">
                <text:p>0.04320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40293">
                <text:p>0.040293</text:p>
              </table:table-cell>
              <table:table-cell office:value-type="float" office:value="0.040865">
                <text:p>0.04086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42684">
                <text:p>0.042684</text:p>
              </table:table-cell>
              <table:table-cell office:value-type="float" office:value="0.041961">
                <text:p>0.04196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40238">
                <text:p>0.040238</text:p>
              </table:table-cell>
              <table:table-cell office:value-type="float" office:value="0.042057">
                <text:p>0.04205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39098">
                <text:p>0.039098</text:p>
              </table:table-cell>
              <table:table-cell office:value-type="float" office:value="0.040772">
                <text:p>0.04077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3939">
                <text:p>0.03939</text:p>
              </table:table-cell>
              <table:table-cell office:value-type="float" office:value="0.033105">
                <text:p>0.03310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39036">
                <text:p>0.039036</text:p>
              </table:table-cell>
              <table:table-cell office:value-type="float" office:value="0.039065">
                <text:p>0.03906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37783">
                <text:p>0.037783</text:p>
              </table:table-cell>
              <table:table-cell office:value-type="float" office:value="0.037011">
                <text:p>0.03701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39649">
                <text:p>0.039649</text:p>
              </table:table-cell>
              <table:table-cell office:value-type="float" office:value="0.037589">
                <text:p>0.03758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37464">
                <text:p>0.037464</text:p>
              </table:table-cell>
              <table:table-cell office:value-type="float" office:value="0.039468">
                <text:p>0.03946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37303">
                <text:p>0.037303</text:p>
              </table:table-cell>
              <table:table-cell office:value-type="float" office:value="0.038542">
                <text:p>0.03854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38798">
                <text:p>0.038798</text:p>
              </table:table-cell>
              <table:table-cell office:value-type="float" office:value="0.036796">
                <text:p>0.03679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36449">
                <text:p>0.036449</text:p>
              </table:table-cell>
              <table:table-cell office:value-type="float" office:value="0.040649">
                <text:p>0.04064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38826">
                <text:p>0.038826</text:p>
              </table:table-cell>
              <table:table-cell office:value-type="float" office:value="0.037727">
                <text:p>0.03772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39466">
                <text:p>0.039466</text:p>
              </table:table-cell>
              <table:table-cell office:value-type="float" office:value="0.035793">
                <text:p>0.03579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38717">
                <text:p>0.038717</text:p>
              </table:table-cell>
              <table:table-cell office:value-type="float" office:value="0.039274">
                <text:p>0.03927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37192">
                <text:p>0.037192</text:p>
              </table:table-cell>
              <table:table-cell office:value-type="float" office:value="0.034481">
                <text:p>0.03448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34071">
                <text:p>0.034071</text:p>
              </table:table-cell>
              <table:table-cell office:value-type="float" office:value="0.040886">
                <text:p>0.04088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36497">
                <text:p>0.036497</text:p>
              </table:table-cell>
              <table:table-cell office:value-type="float" office:value="0.039039">
                <text:p>0.03903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38834">
                <text:p>0.038834</text:p>
              </table:table-cell>
              <table:table-cell office:value-type="float" office:value="0.034191">
                <text:p>0.03419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35237">
                <text:p>0.035237</text:p>
              </table:table-cell>
              <table:table-cell office:value-type="float" office:value="0.034838">
                <text:p>0.03483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33766">
                <text:p>0.033766</text:p>
              </table:table-cell>
              <table:table-cell office:value-type="float" office:value="0.033619">
                <text:p>0.03361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34611">
                <text:p>0.034611</text:p>
              </table:table-cell>
              <table:table-cell office:value-type="float" office:value="0.034632">
                <text:p>0.03463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34515">
                <text:p>0.034515</text:p>
              </table:table-cell>
              <table:table-cell office:value-type="float" office:value="0.032515">
                <text:p>0.03251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34575">
                <text:p>0.034575</text:p>
              </table:table-cell>
              <table:table-cell office:value-type="float" office:value="0.033212">
                <text:p>0.03321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34306">
                <text:p>0.034306</text:p>
              </table:table-cell>
              <table:table-cell office:value-type="float" office:value="0.028333">
                <text:p>0.02833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31611">
                <text:p>0.031611</text:p>
              </table:table-cell>
              <table:table-cell office:value-type="float" office:value="0.033037">
                <text:p>0.03303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33502">
                <text:p>0.033502</text:p>
              </table:table-cell>
              <table:table-cell office:value-type="float" office:value="0.033796">
                <text:p>0.03379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32532">
                <text:p>0.032532</text:p>
              </table:table-cell>
              <table:table-cell office:value-type="float" office:value="0.031318">
                <text:p>0.03131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33766">
                <text:p>0.033766</text:p>
              </table:table-cell>
              <table:table-cell office:value-type="float" office:value="0.034413">
                <text:p>0.03441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33909">
                <text:p>0.033909</text:p>
              </table:table-cell>
              <table:table-cell office:value-type="float" office:value="0.035553">
                <text:p>0.03555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34154">
                <text:p>0.034154</text:p>
              </table:table-cell>
              <table:table-cell office:value-type="float" office:value="0.032008">
                <text:p>0.03200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3473">
                <text:p>0.03473</text:p>
              </table:table-cell>
              <table:table-cell office:value-type="float" office:value="0.033242">
                <text:p>0.03324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35629">
                <text:p>0.035629</text:p>
              </table:table-cell>
              <table:table-cell office:value-type="float" office:value="0.030832">
                <text:p>0.03083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33628">
                <text:p>0.033628</text:p>
              </table:table-cell>
              <table:table-cell office:value-type="float" office:value="0.031819">
                <text:p>0.03181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31597">
                <text:p>0.031597</text:p>
              </table:table-cell>
              <table:table-cell office:value-type="float" office:value="0.030846">
                <text:p>0.03084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33009">
                <text:p>0.033009</text:p>
              </table:table-cell>
              <table:table-cell office:value-type="float" office:value="0.031842">
                <text:p>0.03184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30688">
                <text:p>0.030688</text:p>
              </table:table-cell>
              <table:table-cell office:value-type="float" office:value="0.036352">
                <text:p>0.03635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31817">
                <text:p>0.031817</text:p>
              </table:table-cell>
              <table:table-cell office:value-type="float" office:value="0.02999">
                <text:p>0.0299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32992">
                <text:p>0.032992</text:p>
              </table:table-cell>
              <table:table-cell office:value-type="float" office:value="0.029867">
                <text:p>0.02986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31343">
                <text:p>0.031343</text:p>
              </table:table-cell>
              <table:table-cell office:value-type="float" office:value="0.032238">
                <text:p>0.03223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28872">
                <text:p>0.028872</text:p>
              </table:table-cell>
              <table:table-cell office:value-type="float" office:value="0.031696">
                <text:p>0.03169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31747">
                <text:p>0.031747</text:p>
              </table:table-cell>
              <table:table-cell office:value-type="float" office:value="0.028836">
                <text:p>0.02883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31019">
                <text:p>0.031019</text:p>
              </table:table-cell>
              <table:table-cell office:value-type="float" office:value="0.03181">
                <text:p>0.0318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30865">
                <text:p>0.030865</text:p>
              </table:table-cell>
              <table:table-cell office:value-type="float" office:value="0.029201">
                <text:p>0.02920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30076">
                <text:p>0.030076</text:p>
              </table:table-cell>
              <table:table-cell office:value-type="float" office:value="0.030697">
                <text:p>0.03069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318">
                <text:p>0.0318</text:p>
              </table:table-cell>
              <table:table-cell office:value-type="float" office:value="0.030583">
                <text:p>0.03058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28635">
                <text:p>0.028635</text:p>
              </table:table-cell>
              <table:table-cell office:value-type="float" office:value="0.032765">
                <text:p>0.03276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30052">
                <text:p>0.030052</text:p>
              </table:table-cell>
              <table:table-cell office:value-type="float" office:value="0.030954">
                <text:p>0.03095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30044">
                <text:p>0.030044</text:p>
              </table:table-cell>
              <table:table-cell office:value-type="float" office:value="0.031859">
                <text:p>0.03185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27333">
                <text:p>0.027333</text:p>
              </table:table-cell>
              <table:table-cell office:value-type="float" office:value="0.028006">
                <text:p>0.02800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31204">
                <text:p>0.031204</text:p>
              </table:table-cell>
              <table:table-cell office:value-type="float" office:value="0.028441">
                <text:p>0.02844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31849">
                <text:p>0.031849</text:p>
              </table:table-cell>
              <table:table-cell office:value-type="float" office:value="0.030678">
                <text:p>0.03067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2811">
                <text:p>0.02811</text:p>
              </table:table-cell>
              <table:table-cell office:value-type="float" office:value="0.028377">
                <text:p>0.02837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30711">
                <text:p>0.030711</text:p>
              </table:table-cell>
              <table:table-cell office:value-type="float" office:value="0.029727">
                <text:p>0.02972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29147">
                <text:p>0.029147</text:p>
              </table:table-cell>
              <table:table-cell office:value-type="float" office:value="0.027132">
                <text:p>0.02713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28692">
                <text:p>0.028692</text:p>
              </table:table-cell>
              <table:table-cell office:value-type="float" office:value="0.031801">
                <text:p>0.03180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2761">
                <text:p>0.02761</text:p>
              </table:table-cell>
              <table:table-cell office:value-type="float" office:value="0.027799">
                <text:p>0.02779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26797">
                <text:p>0.026797</text:p>
              </table:table-cell>
              <table:table-cell office:value-type="float" office:value="0.029658">
                <text:p>0.02965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29905">
                <text:p>0.029905</text:p>
              </table:table-cell>
              <table:table-cell office:value-type="float" office:value="0.027793">
                <text:p>0.02779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26891">
                <text:p>0.026891</text:p>
              </table:table-cell>
              <table:table-cell office:value-type="float" office:value="0.027804">
                <text:p>0.02780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28358">
                <text:p>0.028358</text:p>
              </table:table-cell>
              <table:table-cell office:value-type="float" office:value="0.026057">
                <text:p>0.02605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28087">
                <text:p>0.028087</text:p>
              </table:table-cell>
              <table:table-cell office:value-type="float" office:value="0.027363">
                <text:p>0.02736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28163">
                <text:p>0.028163</text:p>
              </table:table-cell>
              <table:table-cell office:value-type="float" office:value="0.025927">
                <text:p>0.02592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29094">
                <text:p>0.029094</text:p>
              </table:table-cell>
              <table:table-cell office:value-type="float" office:value="0.027785">
                <text:p>0.02778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27907">
                <text:p>0.027907</text:p>
              </table:table-cell>
              <table:table-cell office:value-type="float" office:value="0.02685">
                <text:p>0.0268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25717">
                <text:p>0.025717</text:p>
              </table:table-cell>
              <table:table-cell office:value-type="float" office:value="0.027839">
                <text:p>0.02783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28521">
                <text:p>0.028521</text:p>
              </table:table-cell>
              <table:table-cell office:value-type="float" office:value="0.025796">
                <text:p>0.02579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2936">
                <text:p>0.02936</text:p>
              </table:table-cell>
              <table:table-cell office:value-type="float" office:value="0.025188">
                <text:p>0.02518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27231">
                <text:p>0.027231</text:p>
              </table:table-cell>
              <table:table-cell office:value-type="float" office:value="0.02844">
                <text:p>0.0284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28318">
                <text:p>0.028318</text:p>
              </table:table-cell>
              <table:table-cell office:value-type="float" office:value="0.02594">
                <text:p>0.0259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27963">
                <text:p>0.027963</text:p>
              </table:table-cell>
              <table:table-cell office:value-type="float" office:value="0.028086">
                <text:p>0.02808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27663">
                <text:p>0.027663</text:p>
              </table:table-cell>
              <table:table-cell office:value-type="float" office:value="0.026282">
                <text:p>0.02628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26804">
                <text:p>0.026804</text:p>
              </table:table-cell>
              <table:table-cell office:value-type="float" office:value="0.028275">
                <text:p>0.02827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2693">
                <text:p>0.02693</text:p>
              </table:table-cell>
              <table:table-cell office:value-type="float" office:value="0.031858">
                <text:p>0.03185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25927">
                <text:p>0.025927</text:p>
              </table:table-cell>
              <table:table-cell office:value-type="float" office:value="0.026488">
                <text:p>0.02648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27284">
                <text:p>0.027284</text:p>
              </table:table-cell>
              <table:table-cell office:value-type="float" office:value="0.027959">
                <text:p>0.02795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29116">
                <text:p>0.029116</text:p>
              </table:table-cell>
              <table:table-cell office:value-type="float" office:value="0.026584">
                <text:p>0.02658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26164">
                <text:p>0.026164</text:p>
              </table:table-cell>
              <table:table-cell office:value-type="float" office:value="0.025889">
                <text:p>0.02588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26393">
                <text:p>0.026393</text:p>
              </table:table-cell>
              <table:table-cell office:value-type="float" office:value="0.027172">
                <text:p>0.02717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25097">
                <text:p>0.025097</text:p>
              </table:table-cell>
              <table:table-cell office:value-type="float" office:value="0.027482">
                <text:p>0.02748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26755">
                <text:p>0.026755</text:p>
              </table:table-cell>
              <table:table-cell office:value-type="float" office:value="0.024816">
                <text:p>0.02481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27403">
                <text:p>0.027403</text:p>
              </table:table-cell>
              <table:table-cell office:value-type="float" office:value="0.025758">
                <text:p>0.02575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27496">
                <text:p>0.027496</text:p>
              </table:table-cell>
              <table:table-cell office:value-type="float" office:value="0.024276">
                <text:p>0.02427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27824">
                <text:p>0.027824</text:p>
              </table:table-cell>
              <table:table-cell office:value-type="float" office:value="0.024496">
                <text:p>0.02449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24839">
                <text:p>0.024839</text:p>
              </table:table-cell>
              <table:table-cell office:value-type="float" office:value="0.027245">
                <text:p>0.02724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26716">
                <text:p>0.026716</text:p>
              </table:table-cell>
              <table:table-cell office:value-type="float" office:value="0.027544">
                <text:p>0.02754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26134">
                <text:p>0.026134</text:p>
              </table:table-cell>
              <table:table-cell office:value-type="float" office:value="0.025859">
                <text:p>0.02585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27705">
                <text:p>0.027705</text:p>
              </table:table-cell>
              <table:table-cell office:value-type="float" office:value="0.026358">
                <text:p>0.02635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26652">
                <text:p>0.026652</text:p>
              </table:table-cell>
              <table:table-cell office:value-type="float" office:value="0.02492">
                <text:p>0.0249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2961">
                <text:p>0.02961</text:p>
              </table:table-cell>
              <table:table-cell office:value-type="float" office:value="0.029311">
                <text:p>0.02931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25845">
                <text:p>0.025845</text:p>
              </table:table-cell>
              <table:table-cell office:value-type="float" office:value="0.025686">
                <text:p>0.02568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27836">
                <text:p>0.027836</text:p>
              </table:table-cell>
              <table:table-cell office:value-type="float" office:value="0.02568">
                <text:p>0.0256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27182">
                <text:p>0.027182</text:p>
              </table:table-cell>
              <table:table-cell office:value-type="float" office:value="0.025894">
                <text:p>0.02589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24752">
                <text:p>0.024752</text:p>
              </table:table-cell>
              <table:table-cell office:value-type="float" office:value="0.025443">
                <text:p>0.02544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27006">
                <text:p>0.027006</text:p>
              </table:table-cell>
              <table:table-cell office:value-type="float" office:value="0.026073">
                <text:p>0.02607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26712">
                <text:p>0.026712</text:p>
              </table:table-cell>
              <table:table-cell office:value-type="float" office:value="0.026429">
                <text:p>0.02642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28227">
                <text:p>0.028227</text:p>
              </table:table-cell>
              <table:table-cell office:value-type="float" office:value="0.027826">
                <text:p>0.02782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26131">
                <text:p>0.026131</text:p>
              </table:table-cell>
              <table:table-cell office:value-type="float" office:value="0.024776">
                <text:p>0.02477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24914">
                <text:p>0.024914</text:p>
              </table:table-cell>
              <table:table-cell office:value-type="float" office:value="0.025351">
                <text:p>0.02535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27563">
                <text:p>0.027563</text:p>
              </table:table-cell>
              <table:table-cell office:value-type="float" office:value="0.027075">
                <text:p>0.02707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25745">
                <text:p>0.025745</text:p>
              </table:table-cell>
              <table:table-cell office:value-type="float" office:value="0.024738">
                <text:p>0.02473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24946">
                <text:p>0.024946</text:p>
              </table:table-cell>
              <table:table-cell office:value-type="float" office:value="0.025379">
                <text:p>0.02537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26478">
                <text:p>0.026478</text:p>
              </table:table-cell>
              <table:table-cell office:value-type="float" office:value="0.027316">
                <text:p>0.02731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25462">
                <text:p>0.025462</text:p>
              </table:table-cell>
              <table:table-cell office:value-type="float" office:value="0.024436">
                <text:p>0.02443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28385">
                <text:p>0.028385</text:p>
              </table:table-cell>
              <table:table-cell office:value-type="float" office:value="0.025328">
                <text:p>0.0253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675cm" svg:height="15.968cm" xlink:href=".." xlink:type="simple" chart:class="chart:line" chart:style-name="ch1">
        <chart:title svg:x="3.291cm" svg:y="0.455cm" chart:style-name="ch2">
          <text:p>MSE</text:p>
        </chart:title>
        <chart:subtitle svg:x="2.907cm" svg:y="1.553cm" chart:style-name="ch3">
          <text:p>Network 2</text:p>
        </chart:subtitle>
        <chart:legend chart:legend-position="bottom" svg:x="1.867cm" svg:y="14.635cm" style:legend-expansion="wide" chart:style-name="ch4"/>
        <chart:plot-area chart:style-name="ch5" table:cell-range-address="Arkusz1.C1:Arkusz1.D501" chart:data-source-has-labels="row" svg:x="0.603cm" svg:y="2.874cm" svg:width="6.766cm" svg:height="11.022cm">
          <chartooo:coordinate-region svg:x="1.515cm" svg:y="3.086cm" svg:width="5.63cm" svg:height="9.713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Arkusz1.C2:Arkusz1.C501" chart:label-cell-address="Arkusz1.C1:Arkusz1.C1" chart:class="chart:line">
            <chart:data-point chart:repeated="500"/>
          </chart:series>
          <chart:series chart:style-name="ch9" chart:values-cell-range-address="Arkusz1.D2:Arkusz1.D501" chart:label-cell-address="Arkusz1.D1:Arkusz1.D1" chart:class="chart:line">
            <chart:data-point chart:repeated="5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 Set Error</text:p>
                <draw:g>
                  <svg:desc>Arkusz1.C1:Arkusz1.C1</svg:desc>
                </draw:g>
              </table:table-cell>
              <table:table-cell office:value-type="string">
                <text:p>Verifying Set Error</text:p>
                <draw:g>
                  <svg:desc>Arkusz1.D1:Arkusz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97048">
                <text:p>0.397048</text:p>
                <draw:g>
                  <svg:desc>Arkusz1.C2:Arkusz1.C501</svg:desc>
                </draw:g>
              </table:table-cell>
              <table:table-cell office:value-type="float" office:value="0.188181">
                <text:p>0.188181</text:p>
                <draw:g>
                  <svg:desc>Arkusz1.D2:Arkusz1.D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86936">
                <text:p>0.186936</text:p>
              </table:table-cell>
              <table:table-cell office:value-type="float" office:value="0.178612">
                <text:p>0.1786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69322">
                <text:p>0.169322</text:p>
              </table:table-cell>
              <table:table-cell office:value-type="float" office:value="0.1753">
                <text:p>0.17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67959">
                <text:p>0.167959</text:p>
              </table:table-cell>
              <table:table-cell office:value-type="float" office:value="0.161532">
                <text:p>0.1615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63505">
                <text:p>0.163505</text:p>
              </table:table-cell>
              <table:table-cell office:value-type="float" office:value="0.152802">
                <text:p>0.1528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5158">
                <text:p>0.155158</text:p>
              </table:table-cell>
              <table:table-cell office:value-type="float" office:value="0.15225">
                <text:p>0.152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4742">
                <text:p>0.14742</text:p>
              </table:table-cell>
              <table:table-cell office:value-type="float" office:value="0.136751">
                <text:p>0.1367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7271">
                <text:p>0.147271</text:p>
              </table:table-cell>
              <table:table-cell office:value-type="float" office:value="0.144717">
                <text:p>0.1447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43931">
                <text:p>0.143931</text:p>
              </table:table-cell>
              <table:table-cell office:value-type="float" office:value="0.137948">
                <text:p>0.1379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37882">
                <text:p>0.137882</text:p>
              </table:table-cell>
              <table:table-cell office:value-type="float" office:value="0.13201">
                <text:p>0.132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32658">
                <text:p>0.132658</text:p>
              </table:table-cell>
              <table:table-cell office:value-type="float" office:value="0.133441">
                <text:p>0.1334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30115">
                <text:p>0.130115</text:p>
              </table:table-cell>
              <table:table-cell office:value-type="float" office:value="0.130867">
                <text:p>0.1308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4437">
                <text:p>0.124437</text:p>
              </table:table-cell>
              <table:table-cell office:value-type="float" office:value="0.132929">
                <text:p>0.1329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29012">
                <text:p>0.129012</text:p>
              </table:table-cell>
              <table:table-cell office:value-type="float" office:value="0.117875">
                <text:p>0.117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21037">
                <text:p>0.121037</text:p>
              </table:table-cell>
              <table:table-cell office:value-type="float" office:value="0.120629">
                <text:p>0.1206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19026">
                <text:p>0.119026</text:p>
              </table:table-cell>
              <table:table-cell office:value-type="float" office:value="0.118562">
                <text:p>0.1185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14775">
                <text:p>0.114775</text:p>
              </table:table-cell>
              <table:table-cell office:value-type="float" office:value="0.123269">
                <text:p>0.1232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14149">
                <text:p>0.114149</text:p>
              </table:table-cell>
              <table:table-cell office:value-type="float" office:value="0.112289">
                <text:p>0.1122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15623">
                <text:p>0.115623</text:p>
              </table:table-cell>
              <table:table-cell office:value-type="float" office:value="0.113975">
                <text:p>0.1139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12042">
                <text:p>0.112042</text:p>
              </table:table-cell>
              <table:table-cell office:value-type="float" office:value="0.107089">
                <text:p>0.1070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08645">
                <text:p>0.108645</text:p>
              </table:table-cell>
              <table:table-cell office:value-type="float" office:value="0.105997">
                <text:p>0.1059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11798">
                <text:p>0.111798</text:p>
              </table:table-cell>
              <table:table-cell office:value-type="float" office:value="0.101598">
                <text:p>0.1015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04017">
                <text:p>0.104017</text:p>
              </table:table-cell>
              <table:table-cell office:value-type="float" office:value="0.099604">
                <text:p>0.0996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01019">
                <text:p>0.101019</text:p>
              </table:table-cell>
              <table:table-cell office:value-type="float" office:value="0.101624">
                <text:p>0.1016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99583">
                <text:p>0.099583</text:p>
              </table:table-cell>
              <table:table-cell office:value-type="float" office:value="0.099973">
                <text:p>0.0999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97218">
                <text:p>0.097218</text:p>
              </table:table-cell>
              <table:table-cell office:value-type="float" office:value="0.100789">
                <text:p>0.1007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9798">
                <text:p>0.09798</text:p>
              </table:table-cell>
              <table:table-cell office:value-type="float" office:value="0.093347">
                <text:p>0.0933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94587">
                <text:p>0.094587</text:p>
              </table:table-cell>
              <table:table-cell office:value-type="float" office:value="0.099074">
                <text:p>0.0990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92639">
                <text:p>0.092639</text:p>
              </table:table-cell>
              <table:table-cell office:value-type="float" office:value="0.094406">
                <text:p>0.0944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93245">
                <text:p>0.093245</text:p>
              </table:table-cell>
              <table:table-cell office:value-type="float" office:value="0.094862">
                <text:p>0.0948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90155">
                <text:p>0.090155</text:p>
              </table:table-cell>
              <table:table-cell office:value-type="float" office:value="0.089647">
                <text:p>0.0896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88534">
                <text:p>0.088534</text:p>
              </table:table-cell>
              <table:table-cell office:value-type="float" office:value="0.08623">
                <text:p>0.086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86751">
                <text:p>0.086751</text:p>
              </table:table-cell>
              <table:table-cell office:value-type="float" office:value="0.086334">
                <text:p>0.0863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85372">
                <text:p>0.085372</text:p>
              </table:table-cell>
              <table:table-cell office:value-type="float" office:value="0.0873">
                <text:p>0.08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81073">
                <text:p>0.081073</text:p>
              </table:table-cell>
              <table:table-cell office:value-type="float" office:value="0.081894">
                <text:p>0.0818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78372">
                <text:p>0.078372</text:p>
              </table:table-cell>
              <table:table-cell office:value-type="float" office:value="0.081531">
                <text:p>0.0815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81268">
                <text:p>0.081268</text:p>
              </table:table-cell>
              <table:table-cell office:value-type="float" office:value="0.078425">
                <text:p>0.0784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77557">
                <text:p>0.077557</text:p>
              </table:table-cell>
              <table:table-cell office:value-type="float" office:value="0.075438">
                <text:p>0.0754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76602">
                <text:p>0.076602</text:p>
              </table:table-cell>
              <table:table-cell office:value-type="float" office:value="0.071445">
                <text:p>0.0714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71526">
                <text:p>0.071526</text:p>
              </table:table-cell>
              <table:table-cell office:value-type="float" office:value="0.071247">
                <text:p>0.0712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73141">
                <text:p>0.073141</text:p>
              </table:table-cell>
              <table:table-cell office:value-type="float" office:value="0.070362">
                <text:p>0.0703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74357">
                <text:p>0.074357</text:p>
              </table:table-cell>
              <table:table-cell office:value-type="float" office:value="0.069311">
                <text:p>0.0693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69023">
                <text:p>0.069023</text:p>
              </table:table-cell>
              <table:table-cell office:value-type="float" office:value="0.06192">
                <text:p>0.061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67886">
                <text:p>0.067886</text:p>
              </table:table-cell>
              <table:table-cell office:value-type="float" office:value="0.065377">
                <text:p>0.0653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65523">
                <text:p>0.065523</text:p>
              </table:table-cell>
              <table:table-cell office:value-type="float" office:value="0.071622">
                <text:p>0.0716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63929">
                <text:p>0.063929</text:p>
              </table:table-cell>
              <table:table-cell office:value-type="float" office:value="0.065761">
                <text:p>0.0657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64644">
                <text:p>0.064644</text:p>
              </table:table-cell>
              <table:table-cell office:value-type="float" office:value="0.063757">
                <text:p>0.0637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62983">
                <text:p>0.062983</text:p>
              </table:table-cell>
              <table:table-cell office:value-type="float" office:value="0.064978">
                <text:p>0.0649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61771">
                <text:p>0.061771</text:p>
              </table:table-cell>
              <table:table-cell office:value-type="float" office:value="0.059928">
                <text:p>0.0599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60617">
                <text:p>0.060617</text:p>
              </table:table-cell>
              <table:table-cell office:value-type="float" office:value="0.059722">
                <text:p>0.0597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6092">
                <text:p>0.06092</text:p>
              </table:table-cell>
              <table:table-cell office:value-type="float" office:value="0.05825">
                <text:p>0.058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58184">
                <text:p>0.058184</text:p>
              </table:table-cell>
              <table:table-cell office:value-type="float" office:value="0.059386">
                <text:p>0.0593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57547">
                <text:p>0.057547</text:p>
              </table:table-cell>
              <table:table-cell office:value-type="float" office:value="0.053635">
                <text:p>0.0536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8411">
                <text:p>0.058411</text:p>
              </table:table-cell>
              <table:table-cell office:value-type="float" office:value="0.055425">
                <text:p>0.0554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54914">
                <text:p>0.054914</text:p>
              </table:table-cell>
              <table:table-cell office:value-type="float" office:value="0.053937">
                <text:p>0.0539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5209">
                <text:p>0.05209</text:p>
              </table:table-cell>
              <table:table-cell office:value-type="float" office:value="0.05591">
                <text:p>0.055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54379">
                <text:p>0.054379</text:p>
              </table:table-cell>
              <table:table-cell office:value-type="float" office:value="0.056875">
                <text:p>0.0568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52114">
                <text:p>0.052114</text:p>
              </table:table-cell>
              <table:table-cell office:value-type="float" office:value="0.055286">
                <text:p>0.0552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54964">
                <text:p>0.054964</text:p>
              </table:table-cell>
              <table:table-cell office:value-type="float" office:value="0.050405">
                <text:p>0.0504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52114">
                <text:p>0.052114</text:p>
              </table:table-cell>
              <table:table-cell office:value-type="float" office:value="0.051648">
                <text:p>0.0516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5158">
                <text:p>0.05158</text:p>
              </table:table-cell>
              <table:table-cell office:value-type="float" office:value="0.053424">
                <text:p>0.0534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5138">
                <text:p>0.05138</text:p>
              </table:table-cell>
              <table:table-cell office:value-type="float" office:value="0.047261">
                <text:p>0.0472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49276">
                <text:p>0.049276</text:p>
              </table:table-cell>
              <table:table-cell office:value-type="float" office:value="0.05334">
                <text:p>0.053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49467">
                <text:p>0.049467</text:p>
              </table:table-cell>
              <table:table-cell office:value-type="float" office:value="0.052668">
                <text:p>0.0526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49729">
                <text:p>0.049729</text:p>
              </table:table-cell>
              <table:table-cell office:value-type="float" office:value="0.051118">
                <text:p>0.0511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46095">
                <text:p>0.046095</text:p>
              </table:table-cell>
              <table:table-cell office:value-type="float" office:value="0.046907">
                <text:p>0.0469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46685">
                <text:p>0.046685</text:p>
              </table:table-cell>
              <table:table-cell office:value-type="float" office:value="0.045959">
                <text:p>0.04595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49634">
                <text:p>0.049634</text:p>
              </table:table-cell>
              <table:table-cell office:value-type="float" office:value="0.046496">
                <text:p>0.0464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46818">
                <text:p>0.046818</text:p>
              </table:table-cell>
              <table:table-cell office:value-type="float" office:value="0.042183">
                <text:p>0.0421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49041">
                <text:p>0.049041</text:p>
              </table:table-cell>
              <table:table-cell office:value-type="float" office:value="0.044834">
                <text:p>0.04483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45731">
                <text:p>0.045731</text:p>
              </table:table-cell>
              <table:table-cell office:value-type="float" office:value="0.042872">
                <text:p>0.0428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46745">
                <text:p>0.046745</text:p>
              </table:table-cell>
              <table:table-cell office:value-type="float" office:value="0.042843">
                <text:p>0.04284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43803">
                <text:p>0.043803</text:p>
              </table:table-cell>
              <table:table-cell office:value-type="float" office:value="0.044237">
                <text:p>0.0442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45594">
                <text:p>0.045594</text:p>
              </table:table-cell>
              <table:table-cell office:value-type="float" office:value="0.039321">
                <text:p>0.0393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45842">
                <text:p>0.045842</text:p>
              </table:table-cell>
              <table:table-cell office:value-type="float" office:value="0.041074">
                <text:p>0.0410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41728">
                <text:p>0.041728</text:p>
              </table:table-cell>
              <table:table-cell office:value-type="float" office:value="0.045044">
                <text:p>0.0450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45022">
                <text:p>0.045022</text:p>
              </table:table-cell>
              <table:table-cell office:value-type="float" office:value="0.044115">
                <text:p>0.0441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44334">
                <text:p>0.044334</text:p>
              </table:table-cell>
              <table:table-cell office:value-type="float" office:value="0.040817">
                <text:p>0.0408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41565">
                <text:p>0.041565</text:p>
              </table:table-cell>
              <table:table-cell office:value-type="float" office:value="0.043753">
                <text:p>0.0437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43814">
                <text:p>0.043814</text:p>
              </table:table-cell>
              <table:table-cell office:value-type="float" office:value="0.041683">
                <text:p>0.0416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39553">
                <text:p>0.039553</text:p>
              </table:table-cell>
              <table:table-cell office:value-type="float" office:value="0.041516">
                <text:p>0.0415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40248">
                <text:p>0.040248</text:p>
              </table:table-cell>
              <table:table-cell office:value-type="float" office:value="0.043823">
                <text:p>0.0438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42137">
                <text:p>0.042137</text:p>
              </table:table-cell>
              <table:table-cell office:value-type="float" office:value="0.041303">
                <text:p>0.0413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39315">
                <text:p>0.039315</text:p>
              </table:table-cell>
              <table:table-cell office:value-type="float" office:value="0.040545">
                <text:p>0.0405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40908">
                <text:p>0.040908</text:p>
              </table:table-cell>
              <table:table-cell office:value-type="float" office:value="0.038095">
                <text:p>0.0380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42978">
                <text:p>0.042978</text:p>
              </table:table-cell>
              <table:table-cell office:value-type="float" office:value="0.04369">
                <text:p>0.043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40873">
                <text:p>0.040873</text:p>
              </table:table-cell>
              <table:table-cell office:value-type="float" office:value="0.037508">
                <text:p>0.0375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40398">
                <text:p>0.040398</text:p>
              </table:table-cell>
              <table:table-cell office:value-type="float" office:value="0.040409">
                <text:p>0.0404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39723">
                <text:p>0.039723</text:p>
              </table:table-cell>
              <table:table-cell office:value-type="float" office:value="0.042609">
                <text:p>0.0426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41242">
                <text:p>0.041242</text:p>
              </table:table-cell>
              <table:table-cell office:value-type="float" office:value="0.041258">
                <text:p>0.0412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37536">
                <text:p>0.037536</text:p>
              </table:table-cell>
              <table:table-cell office:value-type="float" office:value="0.039662">
                <text:p>0.03966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4015">
                <text:p>0.04015</text:p>
              </table:table-cell>
              <table:table-cell office:value-type="float" office:value="0.039311">
                <text:p>0.0393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3948">
                <text:p>0.03948</text:p>
              </table:table-cell>
              <table:table-cell office:value-type="float" office:value="0.038336">
                <text:p>0.0383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38373">
                <text:p>0.038373</text:p>
              </table:table-cell>
              <table:table-cell office:value-type="float" office:value="0.039278">
                <text:p>0.03927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38773">
                <text:p>0.038773</text:p>
              </table:table-cell>
              <table:table-cell office:value-type="float" office:value="0.039042">
                <text:p>0.0390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38501">
                <text:p>0.038501</text:p>
              </table:table-cell>
              <table:table-cell office:value-type="float" office:value="0.040827">
                <text:p>0.0408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38766">
                <text:p>0.038766</text:p>
              </table:table-cell>
              <table:table-cell office:value-type="float" office:value="0.0389">
                <text:p>0.03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35873">
                <text:p>0.035873</text:p>
              </table:table-cell>
              <table:table-cell office:value-type="float" office:value="0.033678">
                <text:p>0.03367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38057">
                <text:p>0.038057</text:p>
              </table:table-cell>
              <table:table-cell office:value-type="float" office:value="0.03227">
                <text:p>0.032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36329">
                <text:p>0.036329</text:p>
              </table:table-cell>
              <table:table-cell office:value-type="float" office:value="0.036417">
                <text:p>0.0364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38287">
                <text:p>0.038287</text:p>
              </table:table-cell>
              <table:table-cell office:value-type="float" office:value="0.033671">
                <text:p>0.03367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37408">
                <text:p>0.037408</text:p>
              </table:table-cell>
              <table:table-cell office:value-type="float" office:value="0.031765">
                <text:p>0.03176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37134">
                <text:p>0.037134</text:p>
              </table:table-cell>
              <table:table-cell office:value-type="float" office:value="0.034319">
                <text:p>0.03431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36843">
                <text:p>0.036843</text:p>
              </table:table-cell>
              <table:table-cell office:value-type="float" office:value="0.035632">
                <text:p>0.0356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36432">
                <text:p>0.036432</text:p>
              </table:table-cell>
              <table:table-cell office:value-type="float" office:value="0.039907">
                <text:p>0.03990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3679">
                <text:p>0.03679</text:p>
              </table:table-cell>
              <table:table-cell office:value-type="float" office:value="0.036099">
                <text:p>0.0360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35139">
                <text:p>0.035139</text:p>
              </table:table-cell>
              <table:table-cell office:value-type="float" office:value="0.035829">
                <text:p>0.03582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34062">
                <text:p>0.034062</text:p>
              </table:table-cell>
              <table:table-cell office:value-type="float" office:value="0.03244">
                <text:p>0.0324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3572">
                <text:p>0.03572</text:p>
              </table:table-cell>
              <table:table-cell office:value-type="float" office:value="0.038719">
                <text:p>0.03871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3515">
                <text:p>0.03515</text:p>
              </table:table-cell>
              <table:table-cell office:value-type="float" office:value="0.040374">
                <text:p>0.04037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33355">
                <text:p>0.033355</text:p>
              </table:table-cell>
              <table:table-cell office:value-type="float" office:value="0.036255">
                <text:p>0.0362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34767">
                <text:p>0.034767</text:p>
              </table:table-cell>
              <table:table-cell office:value-type="float" office:value="0.038505">
                <text:p>0.03850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34714">
                <text:p>0.034714</text:p>
              </table:table-cell>
              <table:table-cell office:value-type="float" office:value="0.031783">
                <text:p>0.03178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35278">
                <text:p>0.035278</text:p>
              </table:table-cell>
              <table:table-cell office:value-type="float" office:value="0.035949">
                <text:p>0.03594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33081">
                <text:p>0.033081</text:p>
              </table:table-cell>
              <table:table-cell office:value-type="float" office:value="0.033296">
                <text:p>0.03329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36766">
                <text:p>0.036766</text:p>
              </table:table-cell>
              <table:table-cell office:value-type="float" office:value="0.037946">
                <text:p>0.03794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3366">
                <text:p>0.03366</text:p>
              </table:table-cell>
              <table:table-cell office:value-type="float" office:value="0.03368">
                <text:p>0.0336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34554">
                <text:p>0.034554</text:p>
              </table:table-cell>
              <table:table-cell office:value-type="float" office:value="0.032721">
                <text:p>0.03272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35497">
                <text:p>0.035497</text:p>
              </table:table-cell>
              <table:table-cell office:value-type="float" office:value="0.033101">
                <text:p>0.03310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33789">
                <text:p>0.033789</text:p>
              </table:table-cell>
              <table:table-cell office:value-type="float" office:value="0.035162">
                <text:p>0.03516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35108">
                <text:p>0.035108</text:p>
              </table:table-cell>
              <table:table-cell office:value-type="float" office:value="0.034336">
                <text:p>0.03433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3371">
                <text:p>0.03371</text:p>
              </table:table-cell>
              <table:table-cell office:value-type="float" office:value="0.035886">
                <text:p>0.03588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3533">
                <text:p>0.03533</text:p>
              </table:table-cell>
              <table:table-cell office:value-type="float" office:value="0.030792">
                <text:p>0.03079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34019">
                <text:p>0.034019</text:p>
              </table:table-cell>
              <table:table-cell office:value-type="float" office:value="0.035816">
                <text:p>0.03581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34938">
                <text:p>0.034938</text:p>
              </table:table-cell>
              <table:table-cell office:value-type="float" office:value="0.035016">
                <text:p>0.0350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34088">
                <text:p>0.034088</text:p>
              </table:table-cell>
              <table:table-cell office:value-type="float" office:value="0.035657">
                <text:p>0.03565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34468">
                <text:p>0.034468</text:p>
              </table:table-cell>
              <table:table-cell office:value-type="float" office:value="0.033042">
                <text:p>0.03304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3444">
                <text:p>0.03444</text:p>
              </table:table-cell>
              <table:table-cell office:value-type="float" office:value="0.033027">
                <text:p>0.03302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32479">
                <text:p>0.032479</text:p>
              </table:table-cell>
              <table:table-cell office:value-type="float" office:value="0.031761">
                <text:p>0.03176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32852">
                <text:p>0.032852</text:p>
              </table:table-cell>
              <table:table-cell office:value-type="float" office:value="0.030835">
                <text:p>0.03083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33087">
                <text:p>0.033087</text:p>
              </table:table-cell>
              <table:table-cell office:value-type="float" office:value="0.033276">
                <text:p>0.03327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31342">
                <text:p>0.031342</text:p>
              </table:table-cell>
              <table:table-cell office:value-type="float" office:value="0.034307">
                <text:p>0.03430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33086">
                <text:p>0.033086</text:p>
              </table:table-cell>
              <table:table-cell office:value-type="float" office:value="0.030858">
                <text:p>0.0308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34151">
                <text:p>0.034151</text:p>
              </table:table-cell>
              <table:table-cell office:value-type="float" office:value="0.03615">
                <text:p>0.036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32757">
                <text:p>0.032757</text:p>
              </table:table-cell>
              <table:table-cell office:value-type="float" office:value="0.032575">
                <text:p>0.0325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33251">
                <text:p>0.033251</text:p>
              </table:table-cell>
              <table:table-cell office:value-type="float" office:value="0.033511">
                <text:p>0.03351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32811">
                <text:p>0.032811</text:p>
              </table:table-cell>
              <table:table-cell office:value-type="float" office:value="0.035521">
                <text:p>0.03552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34662">
                <text:p>0.034662</text:p>
              </table:table-cell>
              <table:table-cell office:value-type="float" office:value="0.031484">
                <text:p>0.03148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34663">
                <text:p>0.034663</text:p>
              </table:table-cell>
              <table:table-cell office:value-type="float" office:value="0.030903">
                <text:p>0.03090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33104">
                <text:p>0.033104</text:p>
              </table:table-cell>
              <table:table-cell office:value-type="float" office:value="0.029781">
                <text:p>0.02978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3325">
                <text:p>0.03325</text:p>
              </table:table-cell>
              <table:table-cell office:value-type="float" office:value="0.032643">
                <text:p>0.03264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32147">
                <text:p>0.032147</text:p>
              </table:table-cell>
              <table:table-cell office:value-type="float" office:value="0.028947">
                <text:p>0.02894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32379">
                <text:p>0.032379</text:p>
              </table:table-cell>
              <table:table-cell office:value-type="float" office:value="0.029564">
                <text:p>0.02956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3152">
                <text:p>0.03152</text:p>
              </table:table-cell>
              <table:table-cell office:value-type="float" office:value="0.03445">
                <text:p>0.0344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31275">
                <text:p>0.031275</text:p>
              </table:table-cell>
              <table:table-cell office:value-type="float" office:value="0.033883">
                <text:p>0.03388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30992">
                <text:p>0.030992</text:p>
              </table:table-cell>
              <table:table-cell office:value-type="float" office:value="0.033384">
                <text:p>0.03338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30957">
                <text:p>0.030957</text:p>
              </table:table-cell>
              <table:table-cell office:value-type="float" office:value="0.032562">
                <text:p>0.03256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30227">
                <text:p>0.030227</text:p>
              </table:table-cell>
              <table:table-cell office:value-type="float" office:value="0.03311">
                <text:p>0.0331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33403">
                <text:p>0.033403</text:p>
              </table:table-cell>
              <table:table-cell office:value-type="float" office:value="0.035064">
                <text:p>0.03506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32333">
                <text:p>0.032333</text:p>
              </table:table-cell>
              <table:table-cell office:value-type="float" office:value="0.030922">
                <text:p>0.03092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32175">
                <text:p>0.032175</text:p>
              </table:table-cell>
              <table:table-cell office:value-type="float" office:value="0.035365">
                <text:p>0.03536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32486">
                <text:p>0.032486</text:p>
              </table:table-cell>
              <table:table-cell office:value-type="float" office:value="0.03535">
                <text:p>0.0353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32227">
                <text:p>0.032227</text:p>
              </table:table-cell>
              <table:table-cell office:value-type="float" office:value="0.031539">
                <text:p>0.03153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3034">
                <text:p>0.03034</text:p>
              </table:table-cell>
              <table:table-cell office:value-type="float" office:value="0.030163">
                <text:p>0.03016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30976">
                <text:p>0.030976</text:p>
              </table:table-cell>
              <table:table-cell office:value-type="float" office:value="0.031482">
                <text:p>0.03148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32946">
                <text:p>0.032946</text:p>
              </table:table-cell>
              <table:table-cell office:value-type="float" office:value="0.033794">
                <text:p>0.03379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32189">
                <text:p>0.032189</text:p>
              </table:table-cell>
              <table:table-cell office:value-type="float" office:value="0.031675">
                <text:p>0.0316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3074">
                <text:p>0.03074</text:p>
              </table:table-cell>
              <table:table-cell office:value-type="float" office:value="0.032563">
                <text:p>0.03256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32538">
                <text:p>0.032538</text:p>
              </table:table-cell>
              <table:table-cell office:value-type="float" office:value="0.032502">
                <text:p>0.03250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2918">
                <text:p>0.02918</text:p>
              </table:table-cell>
              <table:table-cell office:value-type="float" office:value="0.033638">
                <text:p>0.03363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29922">
                <text:p>0.029922</text:p>
              </table:table-cell>
              <table:table-cell office:value-type="float" office:value="0.029193">
                <text:p>0.02919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32476">
                <text:p>0.032476</text:p>
              </table:table-cell>
              <table:table-cell office:value-type="float" office:value="0.031748">
                <text:p>0.03174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31739">
                <text:p>0.031739</text:p>
              </table:table-cell>
              <table:table-cell office:value-type="float" office:value="0.031612">
                <text:p>0.03161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3035">
                <text:p>0.03035</text:p>
              </table:table-cell>
              <table:table-cell office:value-type="float" office:value="0.030456">
                <text:p>0.03045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30861">
                <text:p>0.030861</text:p>
              </table:table-cell>
              <table:table-cell office:value-type="float" office:value="0.032273">
                <text:p>0.03227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31987">
                <text:p>0.031987</text:p>
              </table:table-cell>
              <table:table-cell office:value-type="float" office:value="0.034135">
                <text:p>0.03413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33728">
                <text:p>0.033728</text:p>
              </table:table-cell>
              <table:table-cell office:value-type="float" office:value="0.030519">
                <text:p>0.03051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31812">
                <text:p>0.031812</text:p>
              </table:table-cell>
              <table:table-cell office:value-type="float" office:value="0.032591">
                <text:p>0.03259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32258">
                <text:p>0.032258</text:p>
              </table:table-cell>
              <table:table-cell office:value-type="float" office:value="0.03006">
                <text:p>0.0300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34135">
                <text:p>0.034135</text:p>
              </table:table-cell>
              <table:table-cell office:value-type="float" office:value="0.033808">
                <text:p>0.03380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31904">
                <text:p>0.031904</text:p>
              </table:table-cell>
              <table:table-cell office:value-type="float" office:value="0.032229">
                <text:p>0.03222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29535">
                <text:p>0.029535</text:p>
              </table:table-cell>
              <table:table-cell office:value-type="float" office:value="0.030101">
                <text:p>0.0301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29116">
                <text:p>0.029116</text:p>
              </table:table-cell>
              <table:table-cell office:value-type="float" office:value="0.031388">
                <text:p>0.03138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31063">
                <text:p>0.031063</text:p>
              </table:table-cell>
              <table:table-cell office:value-type="float" office:value="0.029693">
                <text:p>0.02969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29034">
                <text:p>0.029034</text:p>
              </table:table-cell>
              <table:table-cell office:value-type="float" office:value="0.03191">
                <text:p>0.0319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31867">
                <text:p>0.031867</text:p>
              </table:table-cell>
              <table:table-cell office:value-type="float" office:value="0.033821">
                <text:p>0.03382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30559">
                <text:p>0.030559</text:p>
              </table:table-cell>
              <table:table-cell office:value-type="float" office:value="0.031551">
                <text:p>0.03155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31336">
                <text:p>0.031336</text:p>
              </table:table-cell>
              <table:table-cell office:value-type="float" office:value="0.031945">
                <text:p>0.03194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3194">
                <text:p>0.03194</text:p>
              </table:table-cell>
              <table:table-cell office:value-type="float" office:value="0.030599">
                <text:p>0.03059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33097">
                <text:p>0.033097</text:p>
              </table:table-cell>
              <table:table-cell office:value-type="float" office:value="0.030778">
                <text:p>0.03077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30198">
                <text:p>0.030198</text:p>
              </table:table-cell>
              <table:table-cell office:value-type="float" office:value="0.033002">
                <text:p>0.0330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32284">
                <text:p>0.032284</text:p>
              </table:table-cell>
              <table:table-cell office:value-type="float" office:value="0.031349">
                <text:p>0.03134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30318">
                <text:p>0.030318</text:p>
              </table:table-cell>
              <table:table-cell office:value-type="float" office:value="0.03376">
                <text:p>0.0337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3119">
                <text:p>0.03119</text:p>
              </table:table-cell>
              <table:table-cell office:value-type="float" office:value="0.02947">
                <text:p>0.0294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30553">
                <text:p>0.030553</text:p>
              </table:table-cell>
              <table:table-cell office:value-type="float" office:value="0.033539">
                <text:p>0.03353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32155">
                <text:p>0.032155</text:p>
              </table:table-cell>
              <table:table-cell office:value-type="float" office:value="0.029487">
                <text:p>0.02948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30899">
                <text:p>0.030899</text:p>
              </table:table-cell>
              <table:table-cell office:value-type="float" office:value="0.030043">
                <text:p>0.03004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30847">
                <text:p>0.030847</text:p>
              </table:table-cell>
              <table:table-cell office:value-type="float" office:value="0.034328">
                <text:p>0.03432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31883">
                <text:p>0.031883</text:p>
              </table:table-cell>
              <table:table-cell office:value-type="float" office:value="0.029307">
                <text:p>0.02930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28554">
                <text:p>0.028554</text:p>
              </table:table-cell>
              <table:table-cell office:value-type="float" office:value="0.028648">
                <text:p>0.02864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30065">
                <text:p>0.030065</text:p>
              </table:table-cell>
              <table:table-cell office:value-type="float" office:value="0.035017">
                <text:p>0.03501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31275">
                <text:p>0.031275</text:p>
              </table:table-cell>
              <table:table-cell office:value-type="float" office:value="0.030946">
                <text:p>0.03094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30291">
                <text:p>0.030291</text:p>
              </table:table-cell>
              <table:table-cell office:value-type="float" office:value="0.032612">
                <text:p>0.03261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28854">
                <text:p>0.028854</text:p>
              </table:table-cell>
              <table:table-cell office:value-type="float" office:value="0.029572">
                <text:p>0.02957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318">
                <text:p>0.0318</text:p>
              </table:table-cell>
              <table:table-cell office:value-type="float" office:value="0.028518">
                <text:p>0.02851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31911">
                <text:p>0.031911</text:p>
              </table:table-cell>
              <table:table-cell office:value-type="float" office:value="0.028258">
                <text:p>0.02825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29578">
                <text:p>0.029578</text:p>
              </table:table-cell>
              <table:table-cell office:value-type="float" office:value="0.031289">
                <text:p>0.03128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32541">
                <text:p>0.032541</text:p>
              </table:table-cell>
              <table:table-cell office:value-type="float" office:value="0.030204">
                <text:p>0.03020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30533">
                <text:p>0.030533</text:p>
              </table:table-cell>
              <table:table-cell office:value-type="float" office:value="0.031415">
                <text:p>0.03141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30245">
                <text:p>0.030245</text:p>
              </table:table-cell>
              <table:table-cell office:value-type="float" office:value="0.032012">
                <text:p>0.03201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29673">
                <text:p>0.029673</text:p>
              </table:table-cell>
              <table:table-cell office:value-type="float" office:value="0.028704">
                <text:p>0.02870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30267">
                <text:p>0.030267</text:p>
              </table:table-cell>
              <table:table-cell office:value-type="float" office:value="0.032869">
                <text:p>0.03286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2933">
                <text:p>0.02933</text:p>
              </table:table-cell>
              <table:table-cell office:value-type="float" office:value="0.029034">
                <text:p>0.02903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28845">
                <text:p>0.028845</text:p>
              </table:table-cell>
              <table:table-cell office:value-type="float" office:value="0.029465">
                <text:p>0.02946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30999">
                <text:p>0.030999</text:p>
              </table:table-cell>
              <table:table-cell office:value-type="float" office:value="0.030889">
                <text:p>0.03088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29274">
                <text:p>0.029274</text:p>
              </table:table-cell>
              <table:table-cell office:value-type="float" office:value="0.029926">
                <text:p>0.02992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31007">
                <text:p>0.031007</text:p>
              </table:table-cell>
              <table:table-cell office:value-type="float" office:value="0.031279">
                <text:p>0.03127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31571">
                <text:p>0.031571</text:p>
              </table:table-cell>
              <table:table-cell office:value-type="float" office:value="0.027308">
                <text:p>0.02730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29354">
                <text:p>0.029354</text:p>
              </table:table-cell>
              <table:table-cell office:value-type="float" office:value="0.034335">
                <text:p>0.03433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31343">
                <text:p>0.031343</text:p>
              </table:table-cell>
              <table:table-cell office:value-type="float" office:value="0.030001">
                <text:p>0.03000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29789">
                <text:p>0.029789</text:p>
              </table:table-cell>
              <table:table-cell office:value-type="float" office:value="0.028494">
                <text:p>0.02849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30559">
                <text:p>0.030559</text:p>
              </table:table-cell>
              <table:table-cell office:value-type="float" office:value="0.031055">
                <text:p>0.03105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2943">
                <text:p>0.02943</text:p>
              </table:table-cell>
              <table:table-cell office:value-type="float" office:value="0.029911">
                <text:p>0.02991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30977">
                <text:p>0.030977</text:p>
              </table:table-cell>
              <table:table-cell office:value-type="float" office:value="0.031522">
                <text:p>0.03152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29599">
                <text:p>0.029599</text:p>
              </table:table-cell>
              <table:table-cell office:value-type="float" office:value="0.027864">
                <text:p>0.02786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2986">
                <text:p>0.02986</text:p>
              </table:table-cell>
              <table:table-cell office:value-type="float" office:value="0.028993">
                <text:p>0.02899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30782">
                <text:p>0.030782</text:p>
              </table:table-cell>
              <table:table-cell office:value-type="float" office:value="0.028265">
                <text:p>0.02826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29355">
                <text:p>0.029355</text:p>
              </table:table-cell>
              <table:table-cell office:value-type="float" office:value="0.030157">
                <text:p>0.03015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29942">
                <text:p>0.029942</text:p>
              </table:table-cell>
              <table:table-cell office:value-type="float" office:value="0.033337">
                <text:p>0.03333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30478">
                <text:p>0.030478</text:p>
              </table:table-cell>
              <table:table-cell office:value-type="float" office:value="0.028529">
                <text:p>0.02852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29527">
                <text:p>0.029527</text:p>
              </table:table-cell>
              <table:table-cell office:value-type="float" office:value="0.029111">
                <text:p>0.02911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30557">
                <text:p>0.030557</text:p>
              </table:table-cell>
              <table:table-cell office:value-type="float" office:value="0.029955">
                <text:p>0.02995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31502">
                <text:p>0.031502</text:p>
              </table:table-cell>
              <table:table-cell office:value-type="float" office:value="0.029244">
                <text:p>0.02924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32171">
                <text:p>0.032171</text:p>
              </table:table-cell>
              <table:table-cell office:value-type="float" office:value="0.031686">
                <text:p>0.03168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28117">
                <text:p>0.028117</text:p>
              </table:table-cell>
              <table:table-cell office:value-type="float" office:value="0.030648">
                <text:p>0.03064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29264">
                <text:p>0.029264</text:p>
              </table:table-cell>
              <table:table-cell office:value-type="float" office:value="0.030188">
                <text:p>0.03018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30098">
                <text:p>0.030098</text:p>
              </table:table-cell>
              <table:table-cell office:value-type="float" office:value="0.028539">
                <text:p>0.02853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30165">
                <text:p>0.030165</text:p>
              </table:table-cell>
              <table:table-cell office:value-type="float" office:value="0.030205">
                <text:p>0.03020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28906">
                <text:p>0.028906</text:p>
              </table:table-cell>
              <table:table-cell office:value-type="float" office:value="0.028315">
                <text:p>0.02831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28122">
                <text:p>0.028122</text:p>
              </table:table-cell>
              <table:table-cell office:value-type="float" office:value="0.030071">
                <text:p>0.03007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3045">
                <text:p>0.03045</text:p>
              </table:table-cell>
              <table:table-cell office:value-type="float" office:value="0.027049">
                <text:p>0.02704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30138">
                <text:p>0.030138</text:p>
              </table:table-cell>
              <table:table-cell office:value-type="float" office:value="0.029088">
                <text:p>0.02908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31482">
                <text:p>0.031482</text:p>
              </table:table-cell>
              <table:table-cell office:value-type="float" office:value="0.029334">
                <text:p>0.02933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2985">
                <text:p>0.02985</text:p>
              </table:table-cell>
              <table:table-cell office:value-type="float" office:value="0.027947">
                <text:p>0.02794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28519">
                <text:p>0.028519</text:p>
              </table:table-cell>
              <table:table-cell office:value-type="float" office:value="0.031564">
                <text:p>0.03156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30682">
                <text:p>0.030682</text:p>
              </table:table-cell>
              <table:table-cell office:value-type="float" office:value="0.029478">
                <text:p>0.02947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29952">
                <text:p>0.029952</text:p>
              </table:table-cell>
              <table:table-cell office:value-type="float" office:value="0.028688">
                <text:p>0.02868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29091">
                <text:p>0.029091</text:p>
              </table:table-cell>
              <table:table-cell office:value-type="float" office:value="0.030309">
                <text:p>0.03030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30687">
                <text:p>0.030687</text:p>
              </table:table-cell>
              <table:table-cell office:value-type="float" office:value="0.029747">
                <text:p>0.02974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30008">
                <text:p>0.030008</text:p>
              </table:table-cell>
              <table:table-cell office:value-type="float" office:value="0.02566">
                <text:p>0.0256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28405">
                <text:p>0.028405</text:p>
              </table:table-cell>
              <table:table-cell office:value-type="float" office:value="0.031714">
                <text:p>0.03171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30669">
                <text:p>0.030669</text:p>
              </table:table-cell>
              <table:table-cell office:value-type="float" office:value="0.029092">
                <text:p>0.02909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29207">
                <text:p>0.029207</text:p>
              </table:table-cell>
              <table:table-cell office:value-type="float" office:value="0.028603">
                <text:p>0.02860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3003">
                <text:p>0.03003</text:p>
              </table:table-cell>
              <table:table-cell office:value-type="float" office:value="0.032346">
                <text:p>0.03234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27836">
                <text:p>0.027836</text:p>
              </table:table-cell>
              <table:table-cell office:value-type="float" office:value="0.030615">
                <text:p>0.03061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31329">
                <text:p>0.031329</text:p>
              </table:table-cell>
              <table:table-cell office:value-type="float" office:value="0.028118">
                <text:p>0.02811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30222">
                <text:p>0.030222</text:p>
              </table:table-cell>
              <table:table-cell office:value-type="float" office:value="0.030183">
                <text:p>0.03018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29798">
                <text:p>0.029798</text:p>
              </table:table-cell>
              <table:table-cell office:value-type="float" office:value="0.028384">
                <text:p>0.02838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30014">
                <text:p>0.030014</text:p>
              </table:table-cell>
              <table:table-cell office:value-type="float" office:value="0.027042">
                <text:p>0.02704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29046">
                <text:p>0.029046</text:p>
              </table:table-cell>
              <table:table-cell office:value-type="float" office:value="0.03062">
                <text:p>0.0306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30138">
                <text:p>0.030138</text:p>
              </table:table-cell>
              <table:table-cell office:value-type="float" office:value="0.030014">
                <text:p>0.03001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29215">
                <text:p>0.029215</text:p>
              </table:table-cell>
              <table:table-cell office:value-type="float" office:value="0.028982">
                <text:p>0.02898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29587">
                <text:p>0.029587</text:p>
              </table:table-cell>
              <table:table-cell office:value-type="float" office:value="0.028234">
                <text:p>0.02823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28737">
                <text:p>0.028737</text:p>
              </table:table-cell>
              <table:table-cell office:value-type="float" office:value="0.031626">
                <text:p>0.03162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27734">
                <text:p>0.027734</text:p>
              </table:table-cell>
              <table:table-cell office:value-type="float" office:value="0.029545">
                <text:p>0.02954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29256">
                <text:p>0.029256</text:p>
              </table:table-cell>
              <table:table-cell office:value-type="float" office:value="0.027072">
                <text:p>0.02707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29716">
                <text:p>0.029716</text:p>
              </table:table-cell>
              <table:table-cell office:value-type="float" office:value="0.031455">
                <text:p>0.03145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28202">
                <text:p>0.028202</text:p>
              </table:table-cell>
              <table:table-cell office:value-type="float" office:value="0.031187">
                <text:p>0.03118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29318">
                <text:p>0.029318</text:p>
              </table:table-cell>
              <table:table-cell office:value-type="float" office:value="0.028965">
                <text:p>0.02896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30036">
                <text:p>0.030036</text:p>
              </table:table-cell>
              <table:table-cell office:value-type="float" office:value="0.029474">
                <text:p>0.02947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30078">
                <text:p>0.030078</text:p>
              </table:table-cell>
              <table:table-cell office:value-type="float" office:value="0.028395">
                <text:p>0.02839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28463">
                <text:p>0.028463</text:p>
              </table:table-cell>
              <table:table-cell office:value-type="float" office:value="0.027886">
                <text:p>0.02788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2903">
                <text:p>0.02903</text:p>
              </table:table-cell>
              <table:table-cell office:value-type="float" office:value="0.028092">
                <text:p>0.02809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29681">
                <text:p>0.029681</text:p>
              </table:table-cell>
              <table:table-cell office:value-type="float" office:value="0.027995">
                <text:p>0.02799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31009">
                <text:p>0.031009</text:p>
              </table:table-cell>
              <table:table-cell office:value-type="float" office:value="0.032375">
                <text:p>0.03237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28482">
                <text:p>0.028482</text:p>
              </table:table-cell>
              <table:table-cell office:value-type="float" office:value="0.031053">
                <text:p>0.03105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29133">
                <text:p>0.029133</text:p>
              </table:table-cell>
              <table:table-cell office:value-type="float" office:value="0.029145">
                <text:p>0.02914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31437">
                <text:p>0.031437</text:p>
              </table:table-cell>
              <table:table-cell office:value-type="float" office:value="0.031263">
                <text:p>0.03126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29297">
                <text:p>0.029297</text:p>
              </table:table-cell>
              <table:table-cell office:value-type="float" office:value="0.027513">
                <text:p>0.02751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30976">
                <text:p>0.030976</text:p>
              </table:table-cell>
              <table:table-cell office:value-type="float" office:value="0.029597">
                <text:p>0.02959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27948">
                <text:p>0.027948</text:p>
              </table:table-cell>
              <table:table-cell office:value-type="float" office:value="0.032428">
                <text:p>0.03242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29509">
                <text:p>0.029509</text:p>
              </table:table-cell>
              <table:table-cell office:value-type="float" office:value="0.030458">
                <text:p>0.03045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29777">
                <text:p>0.029777</text:p>
              </table:table-cell>
              <table:table-cell office:value-type="float" office:value="0.034007">
                <text:p>0.03400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32956">
                <text:p>0.032956</text:p>
              </table:table-cell>
              <table:table-cell office:value-type="float" office:value="0.026917">
                <text:p>0.02691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30433">
                <text:p>0.030433</text:p>
              </table:table-cell>
              <table:table-cell office:value-type="float" office:value="0.030335">
                <text:p>0.03033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27218">
                <text:p>0.027218</text:p>
              </table:table-cell>
              <table:table-cell office:value-type="float" office:value="0.028453">
                <text:p>0.02845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3162">
                <text:p>0.03162</text:p>
              </table:table-cell>
              <table:table-cell office:value-type="float" office:value="0.030387">
                <text:p>0.03038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30659">
                <text:p>0.030659</text:p>
              </table:table-cell>
              <table:table-cell office:value-type="float" office:value="0.031986">
                <text:p>0.03198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29065">
                <text:p>0.029065</text:p>
              </table:table-cell>
              <table:table-cell office:value-type="float" office:value="0.027397">
                <text:p>0.02739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31674">
                <text:p>0.031674</text:p>
              </table:table-cell>
              <table:table-cell office:value-type="float" office:value="0.027437">
                <text:p>0.02743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29711">
                <text:p>0.029711</text:p>
              </table:table-cell>
              <table:table-cell office:value-type="float" office:value="0.026767">
                <text:p>0.02676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29964">
                <text:p>0.029964</text:p>
              </table:table-cell>
              <table:table-cell office:value-type="float" office:value="0.026607">
                <text:p>0.02660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31337">
                <text:p>0.031337</text:p>
              </table:table-cell>
              <table:table-cell office:value-type="float" office:value="0.03119">
                <text:p>0.0311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30736">
                <text:p>0.030736</text:p>
              </table:table-cell>
              <table:table-cell office:value-type="float" office:value="0.029871">
                <text:p>0.02987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28999">
                <text:p>0.028999</text:p>
              </table:table-cell>
              <table:table-cell office:value-type="float" office:value="0.031542">
                <text:p>0.03154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30655">
                <text:p>0.030655</text:p>
              </table:table-cell>
              <table:table-cell office:value-type="float" office:value="0.030035">
                <text:p>0.03003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30359">
                <text:p>0.030359</text:p>
              </table:table-cell>
              <table:table-cell office:value-type="float" office:value="0.033501">
                <text:p>0.03350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30204">
                <text:p>0.030204</text:p>
              </table:table-cell>
              <table:table-cell office:value-type="float" office:value="0.028058">
                <text:p>0.02805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31266">
                <text:p>0.031266</text:p>
              </table:table-cell>
              <table:table-cell office:value-type="float" office:value="0.026676">
                <text:p>0.02667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28941">
                <text:p>0.028941</text:p>
              </table:table-cell>
              <table:table-cell office:value-type="float" office:value="0.030957">
                <text:p>0.03095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28668">
                <text:p>0.028668</text:p>
              </table:table-cell>
              <table:table-cell office:value-type="float" office:value="0.027854">
                <text:p>0.02785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30671">
                <text:p>0.030671</text:p>
              </table:table-cell>
              <table:table-cell office:value-type="float" office:value="0.029227">
                <text:p>0.02922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29227">
                <text:p>0.029227</text:p>
              </table:table-cell>
              <table:table-cell office:value-type="float" office:value="0.027643">
                <text:p>0.02764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2773">
                <text:p>0.02773</text:p>
              </table:table-cell>
              <table:table-cell office:value-type="float" office:value="0.031638">
                <text:p>0.03163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29078">
                <text:p>0.029078</text:p>
              </table:table-cell>
              <table:table-cell office:value-type="float" office:value="0.027949">
                <text:p>0.02794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3044">
                <text:p>0.03044</text:p>
              </table:table-cell>
              <table:table-cell office:value-type="float" office:value="0.029649">
                <text:p>0.02964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28426">
                <text:p>0.028426</text:p>
              </table:table-cell>
              <table:table-cell office:value-type="float" office:value="0.030706">
                <text:p>0.03070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31274">
                <text:p>0.031274</text:p>
              </table:table-cell>
              <table:table-cell office:value-type="float" office:value="0.028748">
                <text:p>0.02874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27933">
                <text:p>0.027933</text:p>
              </table:table-cell>
              <table:table-cell office:value-type="float" office:value="0.02871">
                <text:p>0.0287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29645">
                <text:p>0.029645</text:p>
              </table:table-cell>
              <table:table-cell office:value-type="float" office:value="0.030606">
                <text:p>0.03060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31711">
                <text:p>0.031711</text:p>
              </table:table-cell>
              <table:table-cell office:value-type="float" office:value="0.028445">
                <text:p>0.02844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32421">
                <text:p>0.032421</text:p>
              </table:table-cell>
              <table:table-cell office:value-type="float" office:value="0.026832">
                <text:p>0.02683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30972">
                <text:p>0.030972</text:p>
              </table:table-cell>
              <table:table-cell office:value-type="float" office:value="0.029785">
                <text:p>0.02978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29597">
                <text:p>0.029597</text:p>
              </table:table-cell>
              <table:table-cell office:value-type="float" office:value="0.029218">
                <text:p>0.02921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29274">
                <text:p>0.029274</text:p>
              </table:table-cell>
              <table:table-cell office:value-type="float" office:value="0.029489">
                <text:p>0.02948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31827">
                <text:p>0.031827</text:p>
              </table:table-cell>
              <table:table-cell office:value-type="float" office:value="0.032165">
                <text:p>0.03216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30855">
                <text:p>0.030855</text:p>
              </table:table-cell>
              <table:table-cell office:value-type="float" office:value="0.02786">
                <text:p>0.0278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29676">
                <text:p>0.029676</text:p>
              </table:table-cell>
              <table:table-cell office:value-type="float" office:value="0.027689">
                <text:p>0.02768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27945">
                <text:p>0.027945</text:p>
              </table:table-cell>
              <table:table-cell office:value-type="float" office:value="0.026851">
                <text:p>0.02685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3022">
                <text:p>0.03022</text:p>
              </table:table-cell>
              <table:table-cell office:value-type="float" office:value="0.032109">
                <text:p>0.03210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29101">
                <text:p>0.029101</text:p>
              </table:table-cell>
              <table:table-cell office:value-type="float" office:value="0.028896">
                <text:p>0.02889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2933">
                <text:p>0.02933</text:p>
              </table:table-cell>
              <table:table-cell office:value-type="float" office:value="0.030849">
                <text:p>0.03084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30532">
                <text:p>0.030532</text:p>
              </table:table-cell>
              <table:table-cell office:value-type="float" office:value="0.030301">
                <text:p>0.03030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30385">
                <text:p>0.030385</text:p>
              </table:table-cell>
              <table:table-cell office:value-type="float" office:value="0.029894">
                <text:p>0.02989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29135">
                <text:p>0.029135</text:p>
              </table:table-cell>
              <table:table-cell office:value-type="float" office:value="0.030296">
                <text:p>0.03029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29843">
                <text:p>0.029843</text:p>
              </table:table-cell>
              <table:table-cell office:value-type="float" office:value="0.031419">
                <text:p>0.03141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30421">
                <text:p>0.030421</text:p>
              </table:table-cell>
              <table:table-cell office:value-type="float" office:value="0.029113">
                <text:p>0.02911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30062">
                <text:p>0.030062</text:p>
              </table:table-cell>
              <table:table-cell office:value-type="float" office:value="0.029491">
                <text:p>0.02949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29364">
                <text:p>0.029364</text:p>
              </table:table-cell>
              <table:table-cell office:value-type="float" office:value="0.031323">
                <text:p>0.03132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29838">
                <text:p>0.029838</text:p>
              </table:table-cell>
              <table:table-cell office:value-type="float" office:value="0.031405">
                <text:p>0.03140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31691">
                <text:p>0.031691</text:p>
              </table:table-cell>
              <table:table-cell office:value-type="float" office:value="0.030139">
                <text:p>0.03013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31282">
                <text:p>0.031282</text:p>
              </table:table-cell>
              <table:table-cell office:value-type="float" office:value="0.035329">
                <text:p>0.03532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30319">
                <text:p>0.030319</text:p>
              </table:table-cell>
              <table:table-cell office:value-type="float" office:value="0.028116">
                <text:p>0.02811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31204">
                <text:p>0.031204</text:p>
              </table:table-cell>
              <table:table-cell office:value-type="float" office:value="0.02705">
                <text:p>0.0270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31079">
                <text:p>0.031079</text:p>
              </table:table-cell>
              <table:table-cell office:value-type="float" office:value="0.030522">
                <text:p>0.03052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3224">
                <text:p>0.03224</text:p>
              </table:table-cell>
              <table:table-cell office:value-type="float" office:value="0.027406">
                <text:p>0.02740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29131">
                <text:p>0.029131</text:p>
              </table:table-cell>
              <table:table-cell office:value-type="float" office:value="0.028546">
                <text:p>0.02854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30399">
                <text:p>0.030399</text:p>
              </table:table-cell>
              <table:table-cell office:value-type="float" office:value="0.0272">
                <text:p>0.027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29285">
                <text:p>0.029285</text:p>
              </table:table-cell>
              <table:table-cell office:value-type="float" office:value="0.029167">
                <text:p>0.02916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29439">
                <text:p>0.029439</text:p>
              </table:table-cell>
              <table:table-cell office:value-type="float" office:value="0.029751">
                <text:p>0.02975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31317">
                <text:p>0.031317</text:p>
              </table:table-cell>
              <table:table-cell office:value-type="float" office:value="0.027879">
                <text:p>0.02787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30297">
                <text:p>0.030297</text:p>
              </table:table-cell>
              <table:table-cell office:value-type="float" office:value="0.029321">
                <text:p>0.02932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30151">
                <text:p>0.030151</text:p>
              </table:table-cell>
              <table:table-cell office:value-type="float" office:value="0.029328">
                <text:p>0.02932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27856">
                <text:p>0.027856</text:p>
              </table:table-cell>
              <table:table-cell office:value-type="float" office:value="0.031295">
                <text:p>0.03129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29566">
                <text:p>0.029566</text:p>
              </table:table-cell>
              <table:table-cell office:value-type="float" office:value="0.027098">
                <text:p>0.02709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29175">
                <text:p>0.029175</text:p>
              </table:table-cell>
              <table:table-cell office:value-type="float" office:value="0.029274">
                <text:p>0.02927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30496">
                <text:p>0.030496</text:p>
              </table:table-cell>
              <table:table-cell office:value-type="float" office:value="0.030509">
                <text:p>0.03050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31129">
                <text:p>0.031129</text:p>
              </table:table-cell>
              <table:table-cell office:value-type="float" office:value="0.03139">
                <text:p>0.0313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32733">
                <text:p>0.032733</text:p>
              </table:table-cell>
              <table:table-cell office:value-type="float" office:value="0.029508">
                <text:p>0.02950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29504">
                <text:p>0.029504</text:p>
              </table:table-cell>
              <table:table-cell office:value-type="float" office:value="0.027662">
                <text:p>0.02766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31618">
                <text:p>0.031618</text:p>
              </table:table-cell>
              <table:table-cell office:value-type="float" office:value="0.029645">
                <text:p>0.02964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2823">
                <text:p>0.02823</text:p>
              </table:table-cell>
              <table:table-cell office:value-type="float" office:value="0.029521">
                <text:p>0.02952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29223">
                <text:p>0.029223</text:p>
              </table:table-cell>
              <table:table-cell office:value-type="float" office:value="0.029544">
                <text:p>0.02954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29359">
                <text:p>0.029359</text:p>
              </table:table-cell>
              <table:table-cell office:value-type="float" office:value="0.027468">
                <text:p>0.02746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30498">
                <text:p>0.030498</text:p>
              </table:table-cell>
              <table:table-cell office:value-type="float" office:value="0.031836">
                <text:p>0.03183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30103">
                <text:p>0.030103</text:p>
              </table:table-cell>
              <table:table-cell office:value-type="float" office:value="0.029908">
                <text:p>0.02990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31677">
                <text:p>0.031677</text:p>
              </table:table-cell>
              <table:table-cell office:value-type="float" office:value="0.02559">
                <text:p>0.0255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30521">
                <text:p>0.030521</text:p>
              </table:table-cell>
              <table:table-cell office:value-type="float" office:value="0.029076">
                <text:p>0.02907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32501">
                <text:p>0.032501</text:p>
              </table:table-cell>
              <table:table-cell office:value-type="float" office:value="0.028127">
                <text:p>0.02812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2759">
                <text:p>0.02759</text:p>
              </table:table-cell>
              <table:table-cell office:value-type="float" office:value="0.02879">
                <text:p>0.0287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29524">
                <text:p>0.029524</text:p>
              </table:table-cell>
              <table:table-cell office:value-type="float" office:value="0.031363">
                <text:p>0.03136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30363">
                <text:p>0.030363</text:p>
              </table:table-cell>
              <table:table-cell office:value-type="float" office:value="0.030225">
                <text:p>0.03022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28196">
                <text:p>0.028196</text:p>
              </table:table-cell>
              <table:table-cell office:value-type="float" office:value="0.029737">
                <text:p>0.02973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29906">
                <text:p>0.029906</text:p>
              </table:table-cell>
              <table:table-cell office:value-type="float" office:value="0.029316">
                <text:p>0.02931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30609">
                <text:p>0.030609</text:p>
              </table:table-cell>
              <table:table-cell office:value-type="float" office:value="0.027749">
                <text:p>0.02774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29845">
                <text:p>0.029845</text:p>
              </table:table-cell>
              <table:table-cell office:value-type="float" office:value="0.030901">
                <text:p>0.03090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29766">
                <text:p>0.029766</text:p>
              </table:table-cell>
              <table:table-cell office:value-type="float" office:value="0.030925">
                <text:p>0.03092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28172">
                <text:p>0.028172</text:p>
              </table:table-cell>
              <table:table-cell office:value-type="float" office:value="0.029886">
                <text:p>0.02988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28984">
                <text:p>0.028984</text:p>
              </table:table-cell>
              <table:table-cell office:value-type="float" office:value="0.028564">
                <text:p>0.02856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3067">
                <text:p>0.03067</text:p>
              </table:table-cell>
              <table:table-cell office:value-type="float" office:value="0.028557">
                <text:p>0.02855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29869">
                <text:p>0.029869</text:p>
              </table:table-cell>
              <table:table-cell office:value-type="float" office:value="0.028093">
                <text:p>0.02809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29066">
                <text:p>0.029066</text:p>
              </table:table-cell>
              <table:table-cell office:value-type="float" office:value="0.027428">
                <text:p>0.02742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30943">
                <text:p>0.030943</text:p>
              </table:table-cell>
              <table:table-cell office:value-type="float" office:value="0.027886">
                <text:p>0.02788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2965">
                <text:p>0.02965</text:p>
              </table:table-cell>
              <table:table-cell office:value-type="float" office:value="0.034403">
                <text:p>0.03440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3119">
                <text:p>0.03119</text:p>
              </table:table-cell>
              <table:table-cell office:value-type="float" office:value="0.029792">
                <text:p>0.02979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32176">
                <text:p>0.032176</text:p>
              </table:table-cell>
              <table:table-cell office:value-type="float" office:value="0.032577">
                <text:p>0.03257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29321">
                <text:p>0.029321</text:p>
              </table:table-cell>
              <table:table-cell office:value-type="float" office:value="0.029953">
                <text:p>0.02995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31476">
                <text:p>0.031476</text:p>
              </table:table-cell>
              <table:table-cell office:value-type="float" office:value="0.029155">
                <text:p>0.02915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29028">
                <text:p>0.029028</text:p>
              </table:table-cell>
              <table:table-cell office:value-type="float" office:value="0.028448">
                <text:p>0.02844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29822">
                <text:p>0.029822</text:p>
              </table:table-cell>
              <table:table-cell office:value-type="float" office:value="0.032408">
                <text:p>0.03240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29363">
                <text:p>0.029363</text:p>
              </table:table-cell>
              <table:table-cell office:value-type="float" office:value="0.029023">
                <text:p>0.02902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3231">
                <text:p>0.03231</text:p>
              </table:table-cell>
              <table:table-cell office:value-type="float" office:value="0.028201">
                <text:p>0.02820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28275">
                <text:p>0.028275</text:p>
              </table:table-cell>
              <table:table-cell office:value-type="float" office:value="0.027363">
                <text:p>0.02736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31493">
                <text:p>0.031493</text:p>
              </table:table-cell>
              <table:table-cell office:value-type="float" office:value="0.027014">
                <text:p>0.02701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29012">
                <text:p>0.029012</text:p>
              </table:table-cell>
              <table:table-cell office:value-type="float" office:value="0.028048">
                <text:p>0.02804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29183">
                <text:p>0.029183</text:p>
              </table:table-cell>
              <table:table-cell office:value-type="float" office:value="0.033244">
                <text:p>0.03324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31083">
                <text:p>0.031083</text:p>
              </table:table-cell>
              <table:table-cell office:value-type="float" office:value="0.03187">
                <text:p>0.0318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29315">
                <text:p>0.029315</text:p>
              </table:table-cell>
              <table:table-cell office:value-type="float" office:value="0.032447">
                <text:p>0.03244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28573">
                <text:p>0.028573</text:p>
              </table:table-cell>
              <table:table-cell office:value-type="float" office:value="0.030035">
                <text:p>0.03003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29149">
                <text:p>0.029149</text:p>
              </table:table-cell>
              <table:table-cell office:value-type="float" office:value="0.030661">
                <text:p>0.03066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29924">
                <text:p>0.029924</text:p>
              </table:table-cell>
              <table:table-cell office:value-type="float" office:value="0.031321">
                <text:p>0.03132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29159">
                <text:p>0.029159</text:p>
              </table:table-cell>
              <table:table-cell office:value-type="float" office:value="0.027016">
                <text:p>0.02701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3196">
                <text:p>0.03196</text:p>
              </table:table-cell>
              <table:table-cell office:value-type="float" office:value="0.02996">
                <text:p>0.0299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30125">
                <text:p>0.030125</text:p>
              </table:table-cell>
              <table:table-cell office:value-type="float" office:value="0.030856">
                <text:p>0.03085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30033">
                <text:p>0.030033</text:p>
              </table:table-cell>
              <table:table-cell office:value-type="float" office:value="0.03082">
                <text:p>0.0308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28594">
                <text:p>0.028594</text:p>
              </table:table-cell>
              <table:table-cell office:value-type="float" office:value="0.028906">
                <text:p>0.02890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30475">
                <text:p>0.030475</text:p>
              </table:table-cell>
              <table:table-cell office:value-type="float" office:value="0.030174">
                <text:p>0.03017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2967">
                <text:p>0.02967</text:p>
              </table:table-cell>
              <table:table-cell office:value-type="float" office:value="0.028612">
                <text:p>0.02861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30157">
                <text:p>0.030157</text:p>
              </table:table-cell>
              <table:table-cell office:value-type="float" office:value="0.028484">
                <text:p>0.02848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29949">
                <text:p>0.029949</text:p>
              </table:table-cell>
              <table:table-cell office:value-type="float" office:value="0.029541">
                <text:p>0.02954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30231">
                <text:p>0.030231</text:p>
              </table:table-cell>
              <table:table-cell office:value-type="float" office:value="0.027951">
                <text:p>0.02795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30194">
                <text:p>0.030194</text:p>
              </table:table-cell>
              <table:table-cell office:value-type="float" office:value="0.030179">
                <text:p>0.03017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2953">
                <text:p>0.02953</text:p>
              </table:table-cell>
              <table:table-cell office:value-type="float" office:value="0.027274">
                <text:p>0.02727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28667">
                <text:p>0.028667</text:p>
              </table:table-cell>
              <table:table-cell office:value-type="float" office:value="0.027502">
                <text:p>0.02750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31323">
                <text:p>0.031323</text:p>
              </table:table-cell>
              <table:table-cell office:value-type="float" office:value="0.0287">
                <text:p>0.028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29689">
                <text:p>0.029689</text:p>
              </table:table-cell>
              <table:table-cell office:value-type="float" office:value="0.028046">
                <text:p>0.02804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2876">
                <text:p>0.02876</text:p>
              </table:table-cell>
              <table:table-cell office:value-type="float" office:value="0.027901">
                <text:p>0.02790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32367">
                <text:p>0.032367</text:p>
              </table:table-cell>
              <table:table-cell office:value-type="float" office:value="0.029201">
                <text:p>0.02920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31513">
                <text:p>0.031513</text:p>
              </table:table-cell>
              <table:table-cell office:value-type="float" office:value="0.028815">
                <text:p>0.02881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31737">
                <text:p>0.031737</text:p>
              </table:table-cell>
              <table:table-cell office:value-type="float" office:value="0.028004">
                <text:p>0.02800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29163">
                <text:p>0.029163</text:p>
              </table:table-cell>
              <table:table-cell office:value-type="float" office:value="0.031849">
                <text:p>0.03184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30667">
                <text:p>0.030667</text:p>
              </table:table-cell>
              <table:table-cell office:value-type="float" office:value="0.028187">
                <text:p>0.02818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30191">
                <text:p>0.030191</text:p>
              </table:table-cell>
              <table:table-cell office:value-type="float" office:value="0.029467">
                <text:p>0.02946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2852">
                <text:p>0.02852</text:p>
              </table:table-cell>
              <table:table-cell office:value-type="float" office:value="0.028079">
                <text:p>0.02807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29623">
                <text:p>0.029623</text:p>
              </table:table-cell>
              <table:table-cell office:value-type="float" office:value="0.023732">
                <text:p>0.02373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30563">
                <text:p>0.030563</text:p>
              </table:table-cell>
              <table:table-cell office:value-type="float" office:value="0.032348">
                <text:p>0.03234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31291">
                <text:p>0.031291</text:p>
              </table:table-cell>
              <table:table-cell office:value-type="float" office:value="0.030187">
                <text:p>0.03018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28837">
                <text:p>0.028837</text:p>
              </table:table-cell>
              <table:table-cell office:value-type="float" office:value="0.029317">
                <text:p>0.02931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29904">
                <text:p>0.029904</text:p>
              </table:table-cell>
              <table:table-cell office:value-type="float" office:value="0.028304">
                <text:p>0.02830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30322">
                <text:p>0.030322</text:p>
              </table:table-cell>
              <table:table-cell office:value-type="float" office:value="0.032987">
                <text:p>0.03298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28956">
                <text:p>0.028956</text:p>
              </table:table-cell>
              <table:table-cell office:value-type="float" office:value="0.026678">
                <text:p>0.02667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29153">
                <text:p>0.029153</text:p>
              </table:table-cell>
              <table:table-cell office:value-type="float" office:value="0.033437">
                <text:p>0.03343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33028">
                <text:p>0.033028</text:p>
              </table:table-cell>
              <table:table-cell office:value-type="float" office:value="0.03166">
                <text:p>0.0316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29492">
                <text:p>0.029492</text:p>
              </table:table-cell>
              <table:table-cell office:value-type="float" office:value="0.030945">
                <text:p>0.03094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27402">
                <text:p>0.027402</text:p>
              </table:table-cell>
              <table:table-cell office:value-type="float" office:value="0.030764">
                <text:p>0.03076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29056">
                <text:p>0.029056</text:p>
              </table:table-cell>
              <table:table-cell office:value-type="float" office:value="0.029317">
                <text:p>0.02931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30138">
                <text:p>0.030138</text:p>
              </table:table-cell>
              <table:table-cell office:value-type="float" office:value="0.028229">
                <text:p>0.02822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28425">
                <text:p>0.028425</text:p>
              </table:table-cell>
              <table:table-cell office:value-type="float" office:value="0.032098">
                <text:p>0.03209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27252">
                <text:p>0.027252</text:p>
              </table:table-cell>
              <table:table-cell office:value-type="float" office:value="0.028266">
                <text:p>0.02826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29345">
                <text:p>0.029345</text:p>
              </table:table-cell>
              <table:table-cell office:value-type="float" office:value="0.031258">
                <text:p>0.03125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29725">
                <text:p>0.029725</text:p>
              </table:table-cell>
              <table:table-cell office:value-type="float" office:value="0.029791">
                <text:p>0.02979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28249">
                <text:p>0.028249</text:p>
              </table:table-cell>
              <table:table-cell office:value-type="float" office:value="0.032383">
                <text:p>0.03238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29963">
                <text:p>0.029963</text:p>
              </table:table-cell>
              <table:table-cell office:value-type="float" office:value="0.030966">
                <text:p>0.03096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31815">
                <text:p>0.031815</text:p>
              </table:table-cell>
              <table:table-cell office:value-type="float" office:value="0.031771">
                <text:p>0.03177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30441">
                <text:p>0.030441</text:p>
              </table:table-cell>
              <table:table-cell office:value-type="float" office:value="0.030747">
                <text:p>0.03074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32259">
                <text:p>0.032259</text:p>
              </table:table-cell>
              <table:table-cell office:value-type="float" office:value="0.030504">
                <text:p>0.03050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30556">
                <text:p>0.030556</text:p>
              </table:table-cell>
              <table:table-cell office:value-type="float" office:value="0.026721">
                <text:p>0.02672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29182">
                <text:p>0.029182</text:p>
              </table:table-cell>
              <table:table-cell office:value-type="float" office:value="0.03069">
                <text:p>0.0306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29859">
                <text:p>0.029859</text:p>
              </table:table-cell>
              <table:table-cell office:value-type="float" office:value="0.03086">
                <text:p>0.0308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28352">
                <text:p>0.028352</text:p>
              </table:table-cell>
              <table:table-cell office:value-type="float" office:value="0.02829">
                <text:p>0.0282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28219">
                <text:p>0.028219</text:p>
              </table:table-cell>
              <table:table-cell office:value-type="float" office:value="0.028028">
                <text:p>0.02802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29726">
                <text:p>0.029726</text:p>
              </table:table-cell>
              <table:table-cell office:value-type="float" office:value="0.027462">
                <text:p>0.02746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29497">
                <text:p>0.029497</text:p>
              </table:table-cell>
              <table:table-cell office:value-type="float" office:value="0.030454">
                <text:p>0.03045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28481">
                <text:p>0.028481</text:p>
              </table:table-cell>
              <table:table-cell office:value-type="float" office:value="0.032223">
                <text:p>0.03222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29822">
                <text:p>0.029822</text:p>
              </table:table-cell>
              <table:table-cell office:value-type="float" office:value="0.032453">
                <text:p>0.03245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28614">
                <text:p>0.028614</text:p>
              </table:table-cell>
              <table:table-cell office:value-type="float" office:value="0.030346">
                <text:p>0.03034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30903">
                <text:p>0.030903</text:p>
              </table:table-cell>
              <table:table-cell office:value-type="float" office:value="0.028684">
                <text:p>0.02868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29012">
                <text:p>0.029012</text:p>
              </table:table-cell>
              <table:table-cell office:value-type="float" office:value="0.030024">
                <text:p>0.03002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27856">
                <text:p>0.027856</text:p>
              </table:table-cell>
              <table:table-cell office:value-type="float" office:value="0.031501">
                <text:p>0.03150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31202">
                <text:p>0.031202</text:p>
              </table:table-cell>
              <table:table-cell office:value-type="float" office:value="0.028317">
                <text:p>0.02831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30583">
                <text:p>0.030583</text:p>
              </table:table-cell>
              <table:table-cell office:value-type="float" office:value="0.031279">
                <text:p>0.03127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28876">
                <text:p>0.028876</text:p>
              </table:table-cell>
              <table:table-cell office:value-type="float" office:value="0.0279">
                <text:p>0.027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28471">
                <text:p>0.028471</text:p>
              </table:table-cell>
              <table:table-cell office:value-type="float" office:value="0.034873">
                <text:p>0.03487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27787">
                <text:p>0.027787</text:p>
              </table:table-cell>
              <table:table-cell office:value-type="float" office:value="0.02789">
                <text:p>0.0278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28047">
                <text:p>0.028047</text:p>
              </table:table-cell>
              <table:table-cell office:value-type="float" office:value="0.029297">
                <text:p>0.02929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29031">
                <text:p>0.029031</text:p>
              </table:table-cell>
              <table:table-cell office:value-type="float" office:value="0.02956">
                <text:p>0.0295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28432">
                <text:p>0.028432</text:p>
              </table:table-cell>
              <table:table-cell office:value-type="float" office:value="0.031537">
                <text:p>0.03153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29801">
                <text:p>0.029801</text:p>
              </table:table-cell>
              <table:table-cell office:value-type="float" office:value="0.030445">
                <text:p>0.03044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27935">
                <text:p>0.027935</text:p>
              </table:table-cell>
              <table:table-cell office:value-type="float" office:value="0.027609">
                <text:p>0.02760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28395">
                <text:p>0.028395</text:p>
              </table:table-cell>
              <table:table-cell office:value-type="float" office:value="0.029394">
                <text:p>0.02939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27008">
                <text:p>0.027008</text:p>
              </table:table-cell>
              <table:table-cell office:value-type="float" office:value="0.031357">
                <text:p>0.03135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28371">
                <text:p>0.028371</text:p>
              </table:table-cell>
              <table:table-cell office:value-type="float" office:value="0.029952">
                <text:p>0.02995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29406">
                <text:p>0.029406</text:p>
              </table:table-cell>
              <table:table-cell office:value-type="float" office:value="0.027365">
                <text:p>0.02736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27625">
                <text:p>0.027625</text:p>
              </table:table-cell>
              <table:table-cell office:value-type="float" office:value="0.027448">
                <text:p>0.02744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3052">
                <text:p>0.03052</text:p>
              </table:table-cell>
              <table:table-cell office:value-type="float" office:value="0.034331">
                <text:p>0.03433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26381">
                <text:p>0.026381</text:p>
              </table:table-cell>
              <table:table-cell office:value-type="float" office:value="0.029404">
                <text:p>0.02940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29759">
                <text:p>0.029759</text:p>
              </table:table-cell>
              <table:table-cell office:value-type="float" office:value="0.029365">
                <text:p>0.02936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27045">
                <text:p>0.027045</text:p>
              </table:table-cell>
              <table:table-cell office:value-type="float" office:value="0.028709">
                <text:p>0.02870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29949">
                <text:p>0.029949</text:p>
              </table:table-cell>
              <table:table-cell office:value-type="float" office:value="0.028208">
                <text:p>0.02820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26694">
                <text:p>0.026694</text:p>
              </table:table-cell>
              <table:table-cell office:value-type="float" office:value="0.029918">
                <text:p>0.02991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2681">
                <text:p>0.02681</text:p>
              </table:table-cell>
              <table:table-cell office:value-type="float" office:value="0.026788">
                <text:p>0.02678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30913">
                <text:p>0.030913</text:p>
              </table:table-cell>
              <table:table-cell office:value-type="float" office:value="0.027247">
                <text:p>0.02724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27732">
                <text:p>0.027732</text:p>
              </table:table-cell>
              <table:table-cell office:value-type="float" office:value="0.028635">
                <text:p>0.02863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29991">
                <text:p>0.029991</text:p>
              </table:table-cell>
              <table:table-cell office:value-type="float" office:value="0.025505">
                <text:p>0.02550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26745">
                <text:p>0.026745</text:p>
              </table:table-cell>
              <table:table-cell office:value-type="float" office:value="0.027879">
                <text:p>0.02787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27469">
                <text:p>0.027469</text:p>
              </table:table-cell>
              <table:table-cell office:value-type="float" office:value="0.026765">
                <text:p>0.02676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26639">
                <text:p>0.026639</text:p>
              </table:table-cell>
              <table:table-cell office:value-type="float" office:value="0.02878">
                <text:p>0.0287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24459">
                <text:p>0.024459</text:p>
              </table:table-cell>
              <table:table-cell office:value-type="float" office:value="0.030204">
                <text:p>0.03020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25655">
                <text:p>0.025655</text:p>
              </table:table-cell>
              <table:table-cell office:value-type="float" office:value="0.033694">
                <text:p>0.03369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277">
                <text:p>0.0277</text:p>
              </table:table-cell>
              <table:table-cell office:value-type="float" office:value="0.027386">
                <text:p>0.02738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26956">
                <text:p>0.026956</text:p>
              </table:table-cell>
              <table:table-cell office:value-type="float" office:value="0.02901">
                <text:p>0.0290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29232">
                <text:p>0.029232</text:p>
              </table:table-cell>
              <table:table-cell office:value-type="float" office:value="0.028395">
                <text:p>0.02839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27926">
                <text:p>0.027926</text:p>
              </table:table-cell>
              <table:table-cell office:value-type="float" office:value="0.028054">
                <text:p>0.02805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26744">
                <text:p>0.026744</text:p>
              </table:table-cell>
              <table:table-cell office:value-type="float" office:value="0.029642">
                <text:p>0.02964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30302">
                <text:p>0.030302</text:p>
              </table:table-cell>
              <table:table-cell office:value-type="float" office:value="0.026837">
                <text:p>0.02683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26642">
                <text:p>0.026642</text:p>
              </table:table-cell>
              <table:table-cell office:value-type="float" office:value="0.032664">
                <text:p>0.03266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26732">
                <text:p>0.026732</text:p>
              </table:table-cell>
              <table:table-cell office:value-type="float" office:value="0.025822">
                <text:p>0.02582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28606">
                <text:p>0.028606</text:p>
              </table:table-cell>
              <table:table-cell office:value-type="float" office:value="0.025646">
                <text:p>0.02564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26376">
                <text:p>0.026376</text:p>
              </table:table-cell>
              <table:table-cell office:value-type="float" office:value="0.027878">
                <text:p>0.02787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26488">
                <text:p>0.026488</text:p>
              </table:table-cell>
              <table:table-cell office:value-type="float" office:value="0.025057">
                <text:p>0.02505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28885">
                <text:p>0.028885</text:p>
              </table:table-cell>
              <table:table-cell office:value-type="float" office:value="0.027497">
                <text:p>0.02749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26977">
                <text:p>0.026977</text:p>
              </table:table-cell>
              <table:table-cell office:value-type="float" office:value="0.028335">
                <text:p>0.02833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26494">
                <text:p>0.026494</text:p>
              </table:table-cell>
              <table:table-cell office:value-type="float" office:value="0.026027">
                <text:p>0.02602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28111">
                <text:p>0.028111</text:p>
              </table:table-cell>
              <table:table-cell office:value-type="float" office:value="0.0273">
                <text:p>0.027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26061">
                <text:p>0.026061</text:p>
              </table:table-cell>
              <table:table-cell office:value-type="float" office:value="0.03068">
                <text:p>0.0306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27766">
                <text:p>0.027766</text:p>
              </table:table-cell>
              <table:table-cell office:value-type="float" office:value="0.03077">
                <text:p>0.0307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28051">
                <text:p>0.028051</text:p>
              </table:table-cell>
              <table:table-cell office:value-type="float" office:value="0.027454">
                <text:p>0.02745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26695">
                <text:p>0.026695</text:p>
              </table:table-cell>
              <table:table-cell office:value-type="float" office:value="0.027822">
                <text:p>0.02782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26503">
                <text:p>0.026503</text:p>
              </table:table-cell>
              <table:table-cell office:value-type="float" office:value="0.02525">
                <text:p>0.0252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27976">
                <text:p>0.027976</text:p>
              </table:table-cell>
              <table:table-cell office:value-type="float" office:value="0.030796">
                <text:p>0.03079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2533">
                <text:p>0.02533</text:p>
              </table:table-cell>
              <table:table-cell office:value-type="float" office:value="0.030273">
                <text:p>0.03027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25587">
                <text:p>0.025587</text:p>
              </table:table-cell>
              <table:table-cell office:value-type="float" office:value="0.030104">
                <text:p>0.03010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26251">
                <text:p>0.026251</text:p>
              </table:table-cell>
              <table:table-cell office:value-type="float" office:value="0.027471">
                <text:p>0.02747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24488">
                <text:p>0.024488</text:p>
              </table:table-cell>
              <table:table-cell office:value-type="float" office:value="0.026498">
                <text:p>0.02649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27534">
                <text:p>0.027534</text:p>
              </table:table-cell>
              <table:table-cell office:value-type="float" office:value="0.027896">
                <text:p>0.02789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24652">
                <text:p>0.024652</text:p>
              </table:table-cell>
              <table:table-cell office:value-type="float" office:value="0.028014">
                <text:p>0.02801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27083">
                <text:p>0.027083</text:p>
              </table:table-cell>
              <table:table-cell office:value-type="float" office:value="0.028152">
                <text:p>0.02815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24644">
                <text:p>0.024644</text:p>
              </table:table-cell>
              <table:table-cell office:value-type="float" office:value="0.029439">
                <text:p>0.02943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265">
                <text:p>0.0265</text:p>
              </table:table-cell>
              <table:table-cell office:value-type="float" office:value="0.025452">
                <text:p>0.02545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24593">
                <text:p>0.024593</text:p>
              </table:table-cell>
              <table:table-cell office:value-type="float" office:value="0.025722">
                <text:p>0.0257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786cm" svg:height="16.286cm" xlink:href=".." xlink:type="simple" chart:class="chart:line" chart:style-name="ch1">
        <chart:title svg:x="3.347cm" svg:y="0.461cm" chart:style-name="ch2">
          <text:p>MSE</text:p>
        </chart:title>
        <chart:subtitle svg:x="2.963cm" svg:y="1.565cm" chart:style-name="ch3">
          <text:p>Network 3</text:p>
        </chart:subtitle>
        <chart:legend chart:legend-position="bottom" svg:x="1.923cm" svg:y="14.953cm" style:legend-expansion="wide" chart:style-name="ch4"/>
        <chart:plot-area chart:style-name="ch5" table:cell-range-address="Arkusz1.E1:Arkusz1.F501" chart:data-source-has-labels="row" svg:x="0.605cm" svg:y="2.898cm" svg:width="6.871cm" svg:height="11.31cm">
          <chartooo:coordinate-region svg:x="1.517cm" svg:y="3.111cm" svg:width="5.953cm" svg:height="10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Arkusz1.E2:Arkusz1.E501" chart:label-cell-address="Arkusz1.E1:Arkusz1.E1" chart:class="chart:line">
            <chart:data-point chart:repeated="500"/>
          </chart:series>
          <chart:series chart:style-name="ch9" chart:values-cell-range-address="Arkusz1.F2:Arkusz1.F501" chart:label-cell-address="Arkusz1.F1:Arkusz1.F1" chart:class="chart:line">
            <chart:data-point chart:repeated="5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 Set Error</text:p>
                <draw:g>
                  <svg:desc>Arkusz1.E1:Arkusz1.E1</svg:desc>
                </draw:g>
              </table:table-cell>
              <table:table-cell office:value-type="string">
                <text:p>Verifying Set Error</text:p>
                <draw:g>
                  <svg:desc>Arkusz1.F1:Arkusz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61748">
                <text:p>0.261748</text:p>
                <draw:g>
                  <svg:desc>Arkusz1.E2:Arkusz1.E501</svg:desc>
                </draw:g>
              </table:table-cell>
              <table:table-cell office:value-type="float" office:value="0.18104">
                <text:p>0.18104</text:p>
                <draw:g>
                  <svg:desc>Arkusz1.F2:Arkusz1.F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76385">
                <text:p>0.176385</text:p>
              </table:table-cell>
              <table:table-cell office:value-type="float" office:value="0.162245">
                <text:p>0.1622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6014">
                <text:p>0.16014</text:p>
              </table:table-cell>
              <table:table-cell office:value-type="float" office:value="0.163967">
                <text:p>0.1639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3378">
                <text:p>0.153378</text:p>
              </table:table-cell>
              <table:table-cell office:value-type="float" office:value="0.144159">
                <text:p>0.1441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47242">
                <text:p>0.147242</text:p>
              </table:table-cell>
              <table:table-cell office:value-type="float" office:value="0.139761">
                <text:p>0.1397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44453">
                <text:p>0.144453</text:p>
              </table:table-cell>
              <table:table-cell office:value-type="float" office:value="0.133948">
                <text:p>0.1339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34408">
                <text:p>0.134408</text:p>
              </table:table-cell>
              <table:table-cell office:value-type="float" office:value="0.13134">
                <text:p>0.131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27832">
                <text:p>0.127832</text:p>
              </table:table-cell>
              <table:table-cell office:value-type="float" office:value="0.133703">
                <text:p>0.1337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6112">
                <text:p>0.126112</text:p>
              </table:table-cell>
              <table:table-cell office:value-type="float" office:value="0.121249">
                <text:p>0.1212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21991">
                <text:p>0.121991</text:p>
              </table:table-cell>
              <table:table-cell office:value-type="float" office:value="0.117214">
                <text:p>0.1172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9607">
                <text:p>0.119607</text:p>
              </table:table-cell>
              <table:table-cell office:value-type="float" office:value="0.1122">
                <text:p>0.11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6338">
                <text:p>0.116338</text:p>
              </table:table-cell>
              <table:table-cell office:value-type="float" office:value="0.116198">
                <text:p>0.1161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10992">
                <text:p>0.110992</text:p>
              </table:table-cell>
              <table:table-cell office:value-type="float" office:value="0.110559">
                <text:p>0.1105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11004">
                <text:p>0.111004</text:p>
              </table:table-cell>
              <table:table-cell office:value-type="float" office:value="0.110625">
                <text:p>0.110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10441">
                <text:p>0.110441</text:p>
              </table:table-cell>
              <table:table-cell office:value-type="float" office:value="0.102952">
                <text:p>0.1029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01492">
                <text:p>0.101492</text:p>
              </table:table-cell>
              <table:table-cell office:value-type="float" office:value="0.101719">
                <text:p>0.1017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9748">
                <text:p>0.099748</text:p>
              </table:table-cell>
              <table:table-cell office:value-type="float" office:value="0.101852">
                <text:p>0.1018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98938">
                <text:p>0.098938</text:p>
              </table:table-cell>
              <table:table-cell office:value-type="float" office:value="0.098689">
                <text:p>0.0986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9127">
                <text:p>0.099127</text:p>
              </table:table-cell>
              <table:table-cell office:value-type="float" office:value="0.102093">
                <text:p>0.1020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96019">
                <text:p>0.096019</text:p>
              </table:table-cell>
              <table:table-cell office:value-type="float" office:value="0.090075">
                <text:p>0.0900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91616">
                <text:p>0.091616</text:p>
              </table:table-cell>
              <table:table-cell office:value-type="float" office:value="0.09007">
                <text:p>0.090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9082">
                <text:p>0.089082</text:p>
              </table:table-cell>
              <table:table-cell office:value-type="float" office:value="0.089681">
                <text:p>0.0896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89742">
                <text:p>0.089742</text:p>
              </table:table-cell>
              <table:table-cell office:value-type="float" office:value="0.088003">
                <text:p>0.0880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83527">
                <text:p>0.083527</text:p>
              </table:table-cell>
              <table:table-cell office:value-type="float" office:value="0.087283">
                <text:p>0.0872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84292">
                <text:p>0.084292</text:p>
              </table:table-cell>
              <table:table-cell office:value-type="float" office:value="0.086719">
                <text:p>0.0867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84221">
                <text:p>0.084221</text:p>
              </table:table-cell>
              <table:table-cell office:value-type="float" office:value="0.074966">
                <text:p>0.0749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84091">
                <text:p>0.084091</text:p>
              </table:table-cell>
              <table:table-cell office:value-type="float" office:value="0.077045">
                <text:p>0.0770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79446">
                <text:p>0.079446</text:p>
              </table:table-cell>
              <table:table-cell office:value-type="float" office:value="0.08217">
                <text:p>0.082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77749">
                <text:p>0.077749</text:p>
              </table:table-cell>
              <table:table-cell office:value-type="float" office:value="0.079003">
                <text:p>0.0790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74868">
                <text:p>0.074868</text:p>
              </table:table-cell>
              <table:table-cell office:value-type="float" office:value="0.079803">
                <text:p>0.0798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76297">
                <text:p>0.076297</text:p>
              </table:table-cell>
              <table:table-cell office:value-type="float" office:value="0.081514">
                <text:p>0.0815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75368">
                <text:p>0.075368</text:p>
              </table:table-cell>
              <table:table-cell office:value-type="float" office:value="0.073892">
                <text:p>0.0738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72834">
                <text:p>0.072834</text:p>
              </table:table-cell>
              <table:table-cell office:value-type="float" office:value="0.074152">
                <text:p>0.0741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71377">
                <text:p>0.071377</text:p>
              </table:table-cell>
              <table:table-cell office:value-type="float" office:value="0.072828">
                <text:p>0.0728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68978">
                <text:p>0.068978</text:p>
              </table:table-cell>
              <table:table-cell office:value-type="float" office:value="0.070814">
                <text:p>0.0708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68088">
                <text:p>0.068088</text:p>
              </table:table-cell>
              <table:table-cell office:value-type="float" office:value="0.071079">
                <text:p>0.0710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67647">
                <text:p>0.067647</text:p>
              </table:table-cell>
              <table:table-cell office:value-type="float" office:value="0.069053">
                <text:p>0.0690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6772">
                <text:p>0.06772</text:p>
              </table:table-cell>
              <table:table-cell office:value-type="float" office:value="0.066213">
                <text:p>0.0662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65176">
                <text:p>0.065176</text:p>
              </table:table-cell>
              <table:table-cell office:value-type="float" office:value="0.067631">
                <text:p>0.0676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66424">
                <text:p>0.066424</text:p>
              </table:table-cell>
              <table:table-cell office:value-type="float" office:value="0.065773">
                <text:p>0.0657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63618">
                <text:p>0.063618</text:p>
              </table:table-cell>
              <table:table-cell office:value-type="float" office:value="0.064253">
                <text:p>0.0642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63927">
                <text:p>0.063927</text:p>
              </table:table-cell>
              <table:table-cell office:value-type="float" office:value="0.061718">
                <text:p>0.0617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62977">
                <text:p>0.062977</text:p>
              </table:table-cell>
              <table:table-cell office:value-type="float" office:value="0.06062">
                <text:p>0.060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59126">
                <text:p>0.059126</text:p>
              </table:table-cell>
              <table:table-cell office:value-type="float" office:value="0.062582">
                <text:p>0.0625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59326">
                <text:p>0.059326</text:p>
              </table:table-cell>
              <table:table-cell office:value-type="float" office:value="0.064878">
                <text:p>0.0648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61216">
                <text:p>0.061216</text:p>
              </table:table-cell>
              <table:table-cell office:value-type="float" office:value="0.060724">
                <text:p>0.0607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57134">
                <text:p>0.057134</text:p>
              </table:table-cell>
              <table:table-cell office:value-type="float" office:value="0.062696">
                <text:p>0.0626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56728">
                <text:p>0.056728</text:p>
              </table:table-cell>
              <table:table-cell office:value-type="float" office:value="0.059146">
                <text:p>0.0591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57941">
                <text:p>0.057941</text:p>
              </table:table-cell>
              <table:table-cell office:value-type="float" office:value="0.057138">
                <text:p>0.0571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54818">
                <text:p>0.054818</text:p>
              </table:table-cell>
              <table:table-cell office:value-type="float" office:value="0.060006">
                <text:p>0.0600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7119">
                <text:p>0.057119</text:p>
              </table:table-cell>
              <table:table-cell office:value-type="float" office:value="0.057209">
                <text:p>0.0572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53406">
                <text:p>0.053406</text:p>
              </table:table-cell>
              <table:table-cell office:value-type="float" office:value="0.054348">
                <text:p>0.0543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55677">
                <text:p>0.055677</text:p>
              </table:table-cell>
              <table:table-cell office:value-type="float" office:value="0.053175">
                <text:p>0.0531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3122">
                <text:p>0.053122</text:p>
              </table:table-cell>
              <table:table-cell office:value-type="float" office:value="0.051041">
                <text:p>0.0510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54198">
                <text:p>0.054198</text:p>
              </table:table-cell>
              <table:table-cell office:value-type="float" office:value="0.054201">
                <text:p>0.0542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54427">
                <text:p>0.054427</text:p>
              </table:table-cell>
              <table:table-cell office:value-type="float" office:value="0.051959">
                <text:p>0.0519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53185">
                <text:p>0.053185</text:p>
              </table:table-cell>
              <table:table-cell office:value-type="float" office:value="0.051874">
                <text:p>0.0518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5042">
                <text:p>0.05042</text:p>
              </table:table-cell>
              <table:table-cell office:value-type="float" office:value="0.049493">
                <text:p>0.0494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53736">
                <text:p>0.053736</text:p>
              </table:table-cell>
              <table:table-cell office:value-type="float" office:value="0.050308">
                <text:p>0.0503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5021">
                <text:p>0.05021</text:p>
              </table:table-cell>
              <table:table-cell office:value-type="float" office:value="0.04934">
                <text:p>0.049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531">
                <text:p>0.0531</text:p>
              </table:table-cell>
              <table:table-cell office:value-type="float" office:value="0.050115">
                <text:p>0.0501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49576">
                <text:p>0.049576</text:p>
              </table:table-cell>
              <table:table-cell office:value-type="float" office:value="0.049202">
                <text:p>0.0492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46081">
                <text:p>0.046081</text:p>
              </table:table-cell>
              <table:table-cell office:value-type="float" office:value="0.050245">
                <text:p>0.0502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4607">
                <text:p>0.04607</text:p>
              </table:table-cell>
              <table:table-cell office:value-type="float" office:value="0.045837">
                <text:p>0.0458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47682">
                <text:p>0.047682</text:p>
              </table:table-cell>
              <table:table-cell office:value-type="float" office:value="0.045626">
                <text:p>0.0456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4906">
                <text:p>0.04906</text:p>
              </table:table-cell>
              <table:table-cell office:value-type="float" office:value="0.048111">
                <text:p>0.0481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48425">
                <text:p>0.048425</text:p>
              </table:table-cell>
              <table:table-cell office:value-type="float" office:value="0.049591">
                <text:p>0.0495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46456">
                <text:p>0.046456</text:p>
              </table:table-cell>
              <table:table-cell office:value-type="float" office:value="0.046639">
                <text:p>0.0466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47973">
                <text:p>0.047973</text:p>
              </table:table-cell>
              <table:table-cell office:value-type="float" office:value="0.045336">
                <text:p>0.0453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43544">
                <text:p>0.043544</text:p>
              </table:table-cell>
              <table:table-cell office:value-type="float" office:value="0.048228">
                <text:p>0.0482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47264">
                <text:p>0.047264</text:p>
              </table:table-cell>
              <table:table-cell office:value-type="float" office:value="0.046025">
                <text:p>0.0460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44925">
                <text:p>0.044925</text:p>
              </table:table-cell>
              <table:table-cell office:value-type="float" office:value="0.048786">
                <text:p>0.0487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45422">
                <text:p>0.045422</text:p>
              </table:table-cell>
              <table:table-cell office:value-type="float" office:value="0.044052">
                <text:p>0.0440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44922">
                <text:p>0.044922</text:p>
              </table:table-cell>
              <table:table-cell office:value-type="float" office:value="0.044194">
                <text:p>0.0441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41624">
                <text:p>0.041624</text:p>
              </table:table-cell>
              <table:table-cell office:value-type="float" office:value="0.043657">
                <text:p>0.0436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4502">
                <text:p>0.04502</text:p>
              </table:table-cell>
              <table:table-cell office:value-type="float" office:value="0.045031">
                <text:p>0.0450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42615">
                <text:p>0.042615</text:p>
              </table:table-cell>
              <table:table-cell office:value-type="float" office:value="0.045657">
                <text:p>0.0456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4203">
                <text:p>0.04203</text:p>
              </table:table-cell>
              <table:table-cell office:value-type="float" office:value="0.040023">
                <text:p>0.0400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42017">
                <text:p>0.042017</text:p>
              </table:table-cell>
              <table:table-cell office:value-type="float" office:value="0.041735">
                <text:p>0.0417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42967">
                <text:p>0.042967</text:p>
              </table:table-cell>
              <table:table-cell office:value-type="float" office:value="0.040655">
                <text:p>0.0406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43381">
                <text:p>0.043381</text:p>
              </table:table-cell>
              <table:table-cell office:value-type="float" office:value="0.043437">
                <text:p>0.0434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41083">
                <text:p>0.041083</text:p>
              </table:table-cell>
              <table:table-cell office:value-type="float" office:value="0.039186">
                <text:p>0.0391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42745">
                <text:p>0.042745</text:p>
              </table:table-cell>
              <table:table-cell office:value-type="float" office:value="0.042195">
                <text:p>0.0421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39732">
                <text:p>0.039732</text:p>
              </table:table-cell>
              <table:table-cell office:value-type="float" office:value="0.041485">
                <text:p>0.0414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42874">
                <text:p>0.042874</text:p>
              </table:table-cell>
              <table:table-cell office:value-type="float" office:value="0.041402">
                <text:p>0.0414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42351">
                <text:p>0.042351</text:p>
              </table:table-cell>
              <table:table-cell office:value-type="float" office:value="0.042162">
                <text:p>0.04216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41553">
                <text:p>0.041553</text:p>
              </table:table-cell>
              <table:table-cell office:value-type="float" office:value="0.040836">
                <text:p>0.0408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39585">
                <text:p>0.039585</text:p>
              </table:table-cell>
              <table:table-cell office:value-type="float" office:value="0.039177">
                <text:p>0.0391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42731">
                <text:p>0.042731</text:p>
              </table:table-cell>
              <table:table-cell office:value-type="float" office:value="0.038409">
                <text:p>0.0384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39593">
                <text:p>0.039593</text:p>
              </table:table-cell>
              <table:table-cell office:value-type="float" office:value="0.040578">
                <text:p>0.0405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39962">
                <text:p>0.039962</text:p>
              </table:table-cell>
              <table:table-cell office:value-type="float" office:value="0.040631">
                <text:p>0.0406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38721">
                <text:p>0.038721</text:p>
              </table:table-cell>
              <table:table-cell office:value-type="float" office:value="0.038159">
                <text:p>0.0381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37428">
                <text:p>0.037428</text:p>
              </table:table-cell>
              <table:table-cell office:value-type="float" office:value="0.03939">
                <text:p>0.039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39479">
                <text:p>0.039479</text:p>
              </table:table-cell>
              <table:table-cell office:value-type="float" office:value="0.039614">
                <text:p>0.0396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39492">
                <text:p>0.039492</text:p>
              </table:table-cell>
              <table:table-cell office:value-type="float" office:value="0.037708">
                <text:p>0.0377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41258">
                <text:p>0.041258</text:p>
              </table:table-cell>
              <table:table-cell office:value-type="float" office:value="0.039181">
                <text:p>0.03918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36217">
                <text:p>0.036217</text:p>
              </table:table-cell>
              <table:table-cell office:value-type="float" office:value="0.037103">
                <text:p>0.0371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37462">
                <text:p>0.037462</text:p>
              </table:table-cell>
              <table:table-cell office:value-type="float" office:value="0.03538">
                <text:p>0.035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36575">
                <text:p>0.036575</text:p>
              </table:table-cell>
              <table:table-cell office:value-type="float" office:value="0.036728">
                <text:p>0.0367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37364">
                <text:p>0.037364</text:p>
              </table:table-cell>
              <table:table-cell office:value-type="float" office:value="0.041738">
                <text:p>0.0417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37999">
                <text:p>0.037999</text:p>
              </table:table-cell>
              <table:table-cell office:value-type="float" office:value="0.038723">
                <text:p>0.0387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38047">
                <text:p>0.038047</text:p>
              </table:table-cell>
              <table:table-cell office:value-type="float" office:value="0.039168">
                <text:p>0.03916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40579">
                <text:p>0.040579</text:p>
              </table:table-cell>
              <table:table-cell office:value-type="float" office:value="0.038643">
                <text:p>0.03864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38904">
                <text:p>0.038904</text:p>
              </table:table-cell>
              <table:table-cell office:value-type="float" office:value="0.038041">
                <text:p>0.03804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37862">
                <text:p>0.037862</text:p>
              </table:table-cell>
              <table:table-cell office:value-type="float" office:value="0.03907">
                <text:p>0.0390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36981">
                <text:p>0.036981</text:p>
              </table:table-cell>
              <table:table-cell office:value-type="float" office:value="0.036521">
                <text:p>0.03652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38668">
                <text:p>0.038668</text:p>
              </table:table-cell>
              <table:table-cell office:value-type="float" office:value="0.041249">
                <text:p>0.04124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36919">
                <text:p>0.036919</text:p>
              </table:table-cell>
              <table:table-cell office:value-type="float" office:value="0.034909">
                <text:p>0.03490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37589">
                <text:p>0.037589</text:p>
              </table:table-cell>
              <table:table-cell office:value-type="float" office:value="0.038704">
                <text:p>0.0387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35272">
                <text:p>0.035272</text:p>
              </table:table-cell>
              <table:table-cell office:value-type="float" office:value="0.034957">
                <text:p>0.03495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37396">
                <text:p>0.037396</text:p>
              </table:table-cell>
              <table:table-cell office:value-type="float" office:value="0.036243">
                <text:p>0.0362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39177">
                <text:p>0.039177</text:p>
              </table:table-cell>
              <table:table-cell office:value-type="float" office:value="0.037555">
                <text:p>0.03755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39112">
                <text:p>0.039112</text:p>
              </table:table-cell>
              <table:table-cell office:value-type="float" office:value="0.037046">
                <text:p>0.03704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35587">
                <text:p>0.035587</text:p>
              </table:table-cell>
              <table:table-cell office:value-type="float" office:value="0.037128">
                <text:p>0.0371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38402">
                <text:p>0.038402</text:p>
              </table:table-cell>
              <table:table-cell office:value-type="float" office:value="0.037973">
                <text:p>0.0379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35562">
                <text:p>0.035562</text:p>
              </table:table-cell>
              <table:table-cell office:value-type="float" office:value="0.033761">
                <text:p>0.03376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37125">
                <text:p>0.037125</text:p>
              </table:table-cell>
              <table:table-cell office:value-type="float" office:value="0.034201">
                <text:p>0.0342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35551">
                <text:p>0.035551</text:p>
              </table:table-cell>
              <table:table-cell office:value-type="float" office:value="0.038389">
                <text:p>0.03838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35011">
                <text:p>0.035011</text:p>
              </table:table-cell>
              <table:table-cell office:value-type="float" office:value="0.035186">
                <text:p>0.03518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33819">
                <text:p>0.033819</text:p>
              </table:table-cell>
              <table:table-cell office:value-type="float" office:value="0.032898">
                <text:p>0.03289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36619">
                <text:p>0.036619</text:p>
              </table:table-cell>
              <table:table-cell office:value-type="float" office:value="0.036062">
                <text:p>0.03606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3359">
                <text:p>0.03359</text:p>
              </table:table-cell>
              <table:table-cell office:value-type="float" office:value="0.036212">
                <text:p>0.03621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36585">
                <text:p>0.036585</text:p>
              </table:table-cell>
              <table:table-cell office:value-type="float" office:value="0.034092">
                <text:p>0.03409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36166">
                <text:p>0.036166</text:p>
              </table:table-cell>
              <table:table-cell office:value-type="float" office:value="0.036491">
                <text:p>0.03649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32788">
                <text:p>0.032788</text:p>
              </table:table-cell>
              <table:table-cell office:value-type="float" office:value="0.034148">
                <text:p>0.03414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35444">
                <text:p>0.035444</text:p>
              </table:table-cell>
              <table:table-cell office:value-type="float" office:value="0.035915">
                <text:p>0.0359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35044">
                <text:p>0.035044</text:p>
              </table:table-cell>
              <table:table-cell office:value-type="float" office:value="0.036766">
                <text:p>0.03676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33751">
                <text:p>0.033751</text:p>
              </table:table-cell>
              <table:table-cell office:value-type="float" office:value="0.033296">
                <text:p>0.0332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37913">
                <text:p>0.037913</text:p>
              </table:table-cell>
              <table:table-cell office:value-type="float" office:value="0.033278">
                <text:p>0.03327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35301">
                <text:p>0.035301</text:p>
              </table:table-cell>
              <table:table-cell office:value-type="float" office:value="0.034223">
                <text:p>0.03422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34733">
                <text:p>0.034733</text:p>
              </table:table-cell>
              <table:table-cell office:value-type="float" office:value="0.034932">
                <text:p>0.03493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36024">
                <text:p>0.036024</text:p>
              </table:table-cell>
              <table:table-cell office:value-type="float" office:value="0.031422">
                <text:p>0.03142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35775">
                <text:p>0.035775</text:p>
              </table:table-cell>
              <table:table-cell office:value-type="float" office:value="0.038027">
                <text:p>0.03802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34322">
                <text:p>0.034322</text:p>
              </table:table-cell>
              <table:table-cell office:value-type="float" office:value="0.037447">
                <text:p>0.03744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35722">
                <text:p>0.035722</text:p>
              </table:table-cell>
              <table:table-cell office:value-type="float" office:value="0.035239">
                <text:p>0.03523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34822">
                <text:p>0.034822</text:p>
              </table:table-cell>
              <table:table-cell office:value-type="float" office:value="0.036401">
                <text:p>0.03640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35146">
                <text:p>0.035146</text:p>
              </table:table-cell>
              <table:table-cell office:value-type="float" office:value="0.034852">
                <text:p>0.03485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33426">
                <text:p>0.033426</text:p>
              </table:table-cell>
              <table:table-cell office:value-type="float" office:value="0.035914">
                <text:p>0.0359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32342">
                <text:p>0.032342</text:p>
              </table:table-cell>
              <table:table-cell office:value-type="float" office:value="0.035638">
                <text:p>0.03563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32621">
                <text:p>0.032621</text:p>
              </table:table-cell>
              <table:table-cell office:value-type="float" office:value="0.03436">
                <text:p>0.0343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34536">
                <text:p>0.034536</text:p>
              </table:table-cell>
              <table:table-cell office:value-type="float" office:value="0.035465">
                <text:p>0.0354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36608">
                <text:p>0.036608</text:p>
              </table:table-cell>
              <table:table-cell office:value-type="float" office:value="0.034261">
                <text:p>0.03426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33493">
                <text:p>0.033493</text:p>
              </table:table-cell>
              <table:table-cell office:value-type="float" office:value="0.034364">
                <text:p>0.03436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34049">
                <text:p>0.034049</text:p>
              </table:table-cell>
              <table:table-cell office:value-type="float" office:value="0.033338">
                <text:p>0.03333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33715">
                <text:p>0.033715</text:p>
              </table:table-cell>
              <table:table-cell office:value-type="float" office:value="0.033012">
                <text:p>0.03301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3363">
                <text:p>0.03363</text:p>
              </table:table-cell>
              <table:table-cell office:value-type="float" office:value="0.034925">
                <text:p>0.0349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34412">
                <text:p>0.034412</text:p>
              </table:table-cell>
              <table:table-cell office:value-type="float" office:value="0.032712">
                <text:p>0.03271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33223">
                <text:p>0.033223</text:p>
              </table:table-cell>
              <table:table-cell office:value-type="float" office:value="0.038127">
                <text:p>0.0381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32229">
                <text:p>0.032229</text:p>
              </table:table-cell>
              <table:table-cell office:value-type="float" office:value="0.033715">
                <text:p>0.03371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33238">
                <text:p>0.033238</text:p>
              </table:table-cell>
              <table:table-cell office:value-type="float" office:value="0.034621">
                <text:p>0.03462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35916">
                <text:p>0.035916</text:p>
              </table:table-cell>
              <table:table-cell office:value-type="float" office:value="0.037237">
                <text:p>0.03723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33957">
                <text:p>0.033957</text:p>
              </table:table-cell>
              <table:table-cell office:value-type="float" office:value="0.032887">
                <text:p>0.03288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31596">
                <text:p>0.031596</text:p>
              </table:table-cell>
              <table:table-cell office:value-type="float" office:value="0.036915">
                <text:p>0.0369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33892">
                <text:p>0.033892</text:p>
              </table:table-cell>
              <table:table-cell office:value-type="float" office:value="0.03521">
                <text:p>0.0352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33857">
                <text:p>0.033857</text:p>
              </table:table-cell>
              <table:table-cell office:value-type="float" office:value="0.031954">
                <text:p>0.03195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32915">
                <text:p>0.032915</text:p>
              </table:table-cell>
              <table:table-cell office:value-type="float" office:value="0.035085">
                <text:p>0.03508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32551">
                <text:p>0.032551</text:p>
              </table:table-cell>
              <table:table-cell office:value-type="float" office:value="0.032171">
                <text:p>0.03217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31782">
                <text:p>0.031782</text:p>
              </table:table-cell>
              <table:table-cell office:value-type="float" office:value="0.036625">
                <text:p>0.0366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34241">
                <text:p>0.034241</text:p>
              </table:table-cell>
              <table:table-cell office:value-type="float" office:value="0.034804">
                <text:p>0.03480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33215">
                <text:p>0.033215</text:p>
              </table:table-cell>
              <table:table-cell office:value-type="float" office:value="0.034222">
                <text:p>0.03422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33105">
                <text:p>0.033105</text:p>
              </table:table-cell>
              <table:table-cell office:value-type="float" office:value="0.03254">
                <text:p>0.0325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32924">
                <text:p>0.032924</text:p>
              </table:table-cell>
              <table:table-cell office:value-type="float" office:value="0.035124">
                <text:p>0.03512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3299">
                <text:p>0.03299</text:p>
              </table:table-cell>
              <table:table-cell office:value-type="float" office:value="0.035659">
                <text:p>0.03565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31199">
                <text:p>0.031199</text:p>
              </table:table-cell>
              <table:table-cell office:value-type="float" office:value="0.032921">
                <text:p>0.03292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32246">
                <text:p>0.032246</text:p>
              </table:table-cell>
              <table:table-cell office:value-type="float" office:value="0.033771">
                <text:p>0.03377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34647">
                <text:p>0.034647</text:p>
              </table:table-cell>
              <table:table-cell office:value-type="float" office:value="0.032456">
                <text:p>0.03245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33497">
                <text:p>0.033497</text:p>
              </table:table-cell>
              <table:table-cell office:value-type="float" office:value="0.035462">
                <text:p>0.03546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30931">
                <text:p>0.030931</text:p>
              </table:table-cell>
              <table:table-cell office:value-type="float" office:value="0.034489">
                <text:p>0.03448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33125">
                <text:p>0.033125</text:p>
              </table:table-cell>
              <table:table-cell office:value-type="float" office:value="0.033141">
                <text:p>0.03314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33427">
                <text:p>0.033427</text:p>
              </table:table-cell>
              <table:table-cell office:value-type="float" office:value="0.034435">
                <text:p>0.03443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3359">
                <text:p>0.03359</text:p>
              </table:table-cell>
              <table:table-cell office:value-type="float" office:value="0.03209">
                <text:p>0.0320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32952">
                <text:p>0.032952</text:p>
              </table:table-cell>
              <table:table-cell office:value-type="float" office:value="0.030205">
                <text:p>0.03020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32689">
                <text:p>0.032689</text:p>
              </table:table-cell>
              <table:table-cell office:value-type="float" office:value="0.033284">
                <text:p>0.03328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32565">
                <text:p>0.032565</text:p>
              </table:table-cell>
              <table:table-cell office:value-type="float" office:value="0.03325">
                <text:p>0.033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34445">
                <text:p>0.034445</text:p>
              </table:table-cell>
              <table:table-cell office:value-type="float" office:value="0.037194">
                <text:p>0.03719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32249">
                <text:p>0.032249</text:p>
              </table:table-cell>
              <table:table-cell office:value-type="float" office:value="0.035225">
                <text:p>0.0352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31472">
                <text:p>0.031472</text:p>
              </table:table-cell>
              <table:table-cell office:value-type="float" office:value="0.031485">
                <text:p>0.03148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33716">
                <text:p>0.033716</text:p>
              </table:table-cell>
              <table:table-cell office:value-type="float" office:value="0.029054">
                <text:p>0.02905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32595">
                <text:p>0.032595</text:p>
              </table:table-cell>
              <table:table-cell office:value-type="float" office:value="0.028412">
                <text:p>0.02841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33578">
                <text:p>0.033578</text:p>
              </table:table-cell>
              <table:table-cell office:value-type="float" office:value="0.032592">
                <text:p>0.03259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33433">
                <text:p>0.033433</text:p>
              </table:table-cell>
              <table:table-cell office:value-type="float" office:value="0.034102">
                <text:p>0.0341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32553">
                <text:p>0.032553</text:p>
              </table:table-cell>
              <table:table-cell office:value-type="float" office:value="0.031287">
                <text:p>0.03128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3424">
                <text:p>0.03424</text:p>
              </table:table-cell>
              <table:table-cell office:value-type="float" office:value="0.033487">
                <text:p>0.03348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32735">
                <text:p>0.032735</text:p>
              </table:table-cell>
              <table:table-cell office:value-type="float" office:value="0.030544">
                <text:p>0.03054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32922">
                <text:p>0.032922</text:p>
              </table:table-cell>
              <table:table-cell office:value-type="float" office:value="0.032698">
                <text:p>0.03269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34265">
                <text:p>0.034265</text:p>
              </table:table-cell>
              <table:table-cell office:value-type="float" office:value="0.035564">
                <text:p>0.03556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32385">
                <text:p>0.032385</text:p>
              </table:table-cell>
              <table:table-cell office:value-type="float" office:value="0.034411">
                <text:p>0.03441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31523">
                <text:p>0.031523</text:p>
              </table:table-cell>
              <table:table-cell office:value-type="float" office:value="0.031445">
                <text:p>0.03144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33022">
                <text:p>0.033022</text:p>
              </table:table-cell>
              <table:table-cell office:value-type="float" office:value="0.035023">
                <text:p>0.03502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32899">
                <text:p>0.032899</text:p>
              </table:table-cell>
              <table:table-cell office:value-type="float" office:value="0.034829">
                <text:p>0.03482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31578">
                <text:p>0.031578</text:p>
              </table:table-cell>
              <table:table-cell office:value-type="float" office:value="0.031939">
                <text:p>0.03193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3014">
                <text:p>0.03014</text:p>
              </table:table-cell>
              <table:table-cell office:value-type="float" office:value="0.03228">
                <text:p>0.0322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31144">
                <text:p>0.031144</text:p>
              </table:table-cell>
              <table:table-cell office:value-type="float" office:value="0.032037">
                <text:p>0.03203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32916">
                <text:p>0.032916</text:p>
              </table:table-cell>
              <table:table-cell office:value-type="float" office:value="0.032323">
                <text:p>0.03232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31971">
                <text:p>0.031971</text:p>
              </table:table-cell>
              <table:table-cell office:value-type="float" office:value="0.033244">
                <text:p>0.03324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31451">
                <text:p>0.031451</text:p>
              </table:table-cell>
              <table:table-cell office:value-type="float" office:value="0.031604">
                <text:p>0.03160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32619">
                <text:p>0.032619</text:p>
              </table:table-cell>
              <table:table-cell office:value-type="float" office:value="0.032081">
                <text:p>0.03208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33837">
                <text:p>0.033837</text:p>
              </table:table-cell>
              <table:table-cell office:value-type="float" office:value="0.030047">
                <text:p>0.03004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32898">
                <text:p>0.032898</text:p>
              </table:table-cell>
              <table:table-cell office:value-type="float" office:value="0.032001">
                <text:p>0.03200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309">
                <text:p>0.0309</text:p>
              </table:table-cell>
              <table:table-cell office:value-type="float" office:value="0.031507">
                <text:p>0.03150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30334">
                <text:p>0.030334</text:p>
              </table:table-cell>
              <table:table-cell office:value-type="float" office:value="0.031849">
                <text:p>0.03184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34304">
                <text:p>0.034304</text:p>
              </table:table-cell>
              <table:table-cell office:value-type="float" office:value="0.03042">
                <text:p>0.0304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29665">
                <text:p>0.029665</text:p>
              </table:table-cell>
              <table:table-cell office:value-type="float" office:value="0.034789">
                <text:p>0.03478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33532">
                <text:p>0.033532</text:p>
              </table:table-cell>
              <table:table-cell office:value-type="float" office:value="0.033327">
                <text:p>0.03332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30876">
                <text:p>0.030876</text:p>
              </table:table-cell>
              <table:table-cell office:value-type="float" office:value="0.03205">
                <text:p>0.0320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32201">
                <text:p>0.032201</text:p>
              </table:table-cell>
              <table:table-cell office:value-type="float" office:value="0.036189">
                <text:p>0.03618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32017">
                <text:p>0.032017</text:p>
              </table:table-cell>
              <table:table-cell office:value-type="float" office:value="0.032233">
                <text:p>0.03223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32512">
                <text:p>0.032512</text:p>
              </table:table-cell>
              <table:table-cell office:value-type="float" office:value="0.031997">
                <text:p>0.03199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31984">
                <text:p>0.031984</text:p>
              </table:table-cell>
              <table:table-cell office:value-type="float" office:value="0.032152">
                <text:p>0.03215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33313">
                <text:p>0.033313</text:p>
              </table:table-cell>
              <table:table-cell office:value-type="float" office:value="0.032234">
                <text:p>0.03223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33201">
                <text:p>0.033201</text:p>
              </table:table-cell>
              <table:table-cell office:value-type="float" office:value="0.031306">
                <text:p>0.03130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32061">
                <text:p>0.032061</text:p>
              </table:table-cell>
              <table:table-cell office:value-type="float" office:value="0.031489">
                <text:p>0.03148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32783">
                <text:p>0.032783</text:p>
              </table:table-cell>
              <table:table-cell office:value-type="float" office:value="0.032476">
                <text:p>0.03247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30385">
                <text:p>0.030385</text:p>
              </table:table-cell>
              <table:table-cell office:value-type="float" office:value="0.03044">
                <text:p>0.0304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33225">
                <text:p>0.033225</text:p>
              </table:table-cell>
              <table:table-cell office:value-type="float" office:value="0.030965">
                <text:p>0.03096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33313">
                <text:p>0.033313</text:p>
              </table:table-cell>
              <table:table-cell office:value-type="float" office:value="0.029484">
                <text:p>0.02948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32092">
                <text:p>0.032092</text:p>
              </table:table-cell>
              <table:table-cell office:value-type="float" office:value="0.031746">
                <text:p>0.03174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33638">
                <text:p>0.033638</text:p>
              </table:table-cell>
              <table:table-cell office:value-type="float" office:value="0.028605">
                <text:p>0.02860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30413">
                <text:p>0.030413</text:p>
              </table:table-cell>
              <table:table-cell office:value-type="float" office:value="0.031459">
                <text:p>0.03145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30489">
                <text:p>0.030489</text:p>
              </table:table-cell>
              <table:table-cell office:value-type="float" office:value="0.027322">
                <text:p>0.02732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30116">
                <text:p>0.030116</text:p>
              </table:table-cell>
              <table:table-cell office:value-type="float" office:value="0.033438">
                <text:p>0.03343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3146">
                <text:p>0.03146</text:p>
              </table:table-cell>
              <table:table-cell office:value-type="float" office:value="0.031027">
                <text:p>0.03102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30276">
                <text:p>0.030276</text:p>
              </table:table-cell>
              <table:table-cell office:value-type="float" office:value="0.032761">
                <text:p>0.03276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32121">
                <text:p>0.032121</text:p>
              </table:table-cell>
              <table:table-cell office:value-type="float" office:value="0.03084">
                <text:p>0.0308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31348">
                <text:p>0.031348</text:p>
              </table:table-cell>
              <table:table-cell office:value-type="float" office:value="0.028661">
                <text:p>0.02866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32564">
                <text:p>0.032564</text:p>
              </table:table-cell>
              <table:table-cell office:value-type="float" office:value="0.030941">
                <text:p>0.03094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31028">
                <text:p>0.031028</text:p>
              </table:table-cell>
              <table:table-cell office:value-type="float" office:value="0.029837">
                <text:p>0.02983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30877">
                <text:p>0.030877</text:p>
              </table:table-cell>
              <table:table-cell office:value-type="float" office:value="0.031416">
                <text:p>0.03141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31133">
                <text:p>0.031133</text:p>
              </table:table-cell>
              <table:table-cell office:value-type="float" office:value="0.031794">
                <text:p>0.03179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31618">
                <text:p>0.031618</text:p>
              </table:table-cell>
              <table:table-cell office:value-type="float" office:value="0.03155">
                <text:p>0.0315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31027">
                <text:p>0.031027</text:p>
              </table:table-cell>
              <table:table-cell office:value-type="float" office:value="0.028836">
                <text:p>0.02883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31704">
                <text:p>0.031704</text:p>
              </table:table-cell>
              <table:table-cell office:value-type="float" office:value="0.034239">
                <text:p>0.03423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31069">
                <text:p>0.031069</text:p>
              </table:table-cell>
              <table:table-cell office:value-type="float" office:value="0.03167">
                <text:p>0.0316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32484">
                <text:p>0.032484</text:p>
              </table:table-cell>
              <table:table-cell office:value-type="float" office:value="0.026088">
                <text:p>0.02608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31262">
                <text:p>0.031262</text:p>
              </table:table-cell>
              <table:table-cell office:value-type="float" office:value="0.028666">
                <text:p>0.02866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29942">
                <text:p>0.029942</text:p>
              </table:table-cell>
              <table:table-cell office:value-type="float" office:value="0.033018">
                <text:p>0.03301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29928">
                <text:p>0.029928</text:p>
              </table:table-cell>
              <table:table-cell office:value-type="float" office:value="0.02895">
                <text:p>0.0289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32166">
                <text:p>0.032166</text:p>
              </table:table-cell>
              <table:table-cell office:value-type="float" office:value="0.032231">
                <text:p>0.03223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2946">
                <text:p>0.02946</text:p>
              </table:table-cell>
              <table:table-cell office:value-type="float" office:value="0.029528">
                <text:p>0.02952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30349">
                <text:p>0.030349</text:p>
              </table:table-cell>
              <table:table-cell office:value-type="float" office:value="0.026909">
                <text:p>0.02690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29355">
                <text:p>0.029355</text:p>
              </table:table-cell>
              <table:table-cell office:value-type="float" office:value="0.030618">
                <text:p>0.03061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32326">
                <text:p>0.032326</text:p>
              </table:table-cell>
              <table:table-cell office:value-type="float" office:value="0.030545">
                <text:p>0.03054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30633">
                <text:p>0.030633</text:p>
              </table:table-cell>
              <table:table-cell office:value-type="float" office:value="0.030346">
                <text:p>0.03034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30764">
                <text:p>0.030764</text:p>
              </table:table-cell>
              <table:table-cell office:value-type="float" office:value="0.025916">
                <text:p>0.02591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31522">
                <text:p>0.031522</text:p>
              </table:table-cell>
              <table:table-cell office:value-type="float" office:value="0.029016">
                <text:p>0.02901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30593">
                <text:p>0.030593</text:p>
              </table:table-cell>
              <table:table-cell office:value-type="float" office:value="0.027617">
                <text:p>0.02761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31263">
                <text:p>0.031263</text:p>
              </table:table-cell>
              <table:table-cell office:value-type="float" office:value="0.028894">
                <text:p>0.02889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31804">
                <text:p>0.031804</text:p>
              </table:table-cell>
              <table:table-cell office:value-type="float" office:value="0.030253">
                <text:p>0.03025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28689">
                <text:p>0.028689</text:p>
              </table:table-cell>
              <table:table-cell office:value-type="float" office:value="0.03021">
                <text:p>0.0302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29353">
                <text:p>0.029353</text:p>
              </table:table-cell>
              <table:table-cell office:value-type="float" office:value="0.031506">
                <text:p>0.03150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31282">
                <text:p>0.031282</text:p>
              </table:table-cell>
              <table:table-cell office:value-type="float" office:value="0.031991">
                <text:p>0.03199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30287">
                <text:p>0.030287</text:p>
              </table:table-cell>
              <table:table-cell office:value-type="float" office:value="0.029976">
                <text:p>0.02997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3225">
                <text:p>0.03225</text:p>
              </table:table-cell>
              <table:table-cell office:value-type="float" office:value="0.032165">
                <text:p>0.03216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29998">
                <text:p>0.029998</text:p>
              </table:table-cell>
              <table:table-cell office:value-type="float" office:value="0.030069">
                <text:p>0.03006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30213">
                <text:p>0.030213</text:p>
              </table:table-cell>
              <table:table-cell office:value-type="float" office:value="0.031215">
                <text:p>0.03121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28478">
                <text:p>0.028478</text:p>
              </table:table-cell>
              <table:table-cell office:value-type="float" office:value="0.02696">
                <text:p>0.0269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30487">
                <text:p>0.030487</text:p>
              </table:table-cell>
              <table:table-cell office:value-type="float" office:value="0.027683">
                <text:p>0.02768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28835">
                <text:p>0.028835</text:p>
              </table:table-cell>
              <table:table-cell office:value-type="float" office:value="0.030364">
                <text:p>0.03036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30837">
                <text:p>0.030837</text:p>
              </table:table-cell>
              <table:table-cell office:value-type="float" office:value="0.029209">
                <text:p>0.02920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29018">
                <text:p>0.029018</text:p>
              </table:table-cell>
              <table:table-cell office:value-type="float" office:value="0.02987">
                <text:p>0.0298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30214">
                <text:p>0.030214</text:p>
              </table:table-cell>
              <table:table-cell office:value-type="float" office:value="0.030031">
                <text:p>0.03003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31285">
                <text:p>0.031285</text:p>
              </table:table-cell>
              <table:table-cell office:value-type="float" office:value="0.030011">
                <text:p>0.03001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29706">
                <text:p>0.029706</text:p>
              </table:table-cell>
              <table:table-cell office:value-type="float" office:value="0.029118">
                <text:p>0.02911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3075">
                <text:p>0.03075</text:p>
              </table:table-cell>
              <table:table-cell office:value-type="float" office:value="0.033167">
                <text:p>0.03316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31259">
                <text:p>0.031259</text:p>
              </table:table-cell>
              <table:table-cell office:value-type="float" office:value="0.03154">
                <text:p>0.0315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32316">
                <text:p>0.032316</text:p>
              </table:table-cell>
              <table:table-cell office:value-type="float" office:value="0.030854">
                <text:p>0.03085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29354">
                <text:p>0.029354</text:p>
              </table:table-cell>
              <table:table-cell office:value-type="float" office:value="0.030894">
                <text:p>0.03089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29947">
                <text:p>0.029947</text:p>
              </table:table-cell>
              <table:table-cell office:value-type="float" office:value="0.029593">
                <text:p>0.02959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286">
                <text:p>0.0286</text:p>
              </table:table-cell>
              <table:table-cell office:value-type="float" office:value="0.030463">
                <text:p>0.03046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3073">
                <text:p>0.03073</text:p>
              </table:table-cell>
              <table:table-cell office:value-type="float" office:value="0.028805">
                <text:p>0.02880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29698">
                <text:p>0.029698</text:p>
              </table:table-cell>
              <table:table-cell office:value-type="float" office:value="0.029606">
                <text:p>0.02960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30048">
                <text:p>0.030048</text:p>
              </table:table-cell>
              <table:table-cell office:value-type="float" office:value="0.029719">
                <text:p>0.02971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27626">
                <text:p>0.027626</text:p>
              </table:table-cell>
              <table:table-cell office:value-type="float" office:value="0.032159">
                <text:p>0.03215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29116">
                <text:p>0.029116</text:p>
              </table:table-cell>
              <table:table-cell office:value-type="float" office:value="0.029278">
                <text:p>0.02927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29833">
                <text:p>0.029833</text:p>
              </table:table-cell>
              <table:table-cell office:value-type="float" office:value="0.032486">
                <text:p>0.03248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29852">
                <text:p>0.029852</text:p>
              </table:table-cell>
              <table:table-cell office:value-type="float" office:value="0.030912">
                <text:p>0.03091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28956">
                <text:p>0.028956</text:p>
              </table:table-cell>
              <table:table-cell office:value-type="float" office:value="0.028528">
                <text:p>0.02852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2786">
                <text:p>0.02786</text:p>
              </table:table-cell>
              <table:table-cell office:value-type="float" office:value="0.031826">
                <text:p>0.03182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29857">
                <text:p>0.029857</text:p>
              </table:table-cell>
              <table:table-cell office:value-type="float" office:value="0.030833">
                <text:p>0.03083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28712">
                <text:p>0.028712</text:p>
              </table:table-cell>
              <table:table-cell office:value-type="float" office:value="0.029563">
                <text:p>0.02956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30856">
                <text:p>0.030856</text:p>
              </table:table-cell>
              <table:table-cell office:value-type="float" office:value="0.026163">
                <text:p>0.02616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28694">
                <text:p>0.028694</text:p>
              </table:table-cell>
              <table:table-cell office:value-type="float" office:value="0.030573">
                <text:p>0.03057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28529">
                <text:p>0.028529</text:p>
              </table:table-cell>
              <table:table-cell office:value-type="float" office:value="0.028669">
                <text:p>0.02866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28449">
                <text:p>0.028449</text:p>
              </table:table-cell>
              <table:table-cell office:value-type="float" office:value="0.028765">
                <text:p>0.02876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29657">
                <text:p>0.029657</text:p>
              </table:table-cell>
              <table:table-cell office:value-type="float" office:value="0.027992">
                <text:p>0.02799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29679">
                <text:p>0.029679</text:p>
              </table:table-cell>
              <table:table-cell office:value-type="float" office:value="0.029128">
                <text:p>0.02912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30421">
                <text:p>0.030421</text:p>
              </table:table-cell>
              <table:table-cell office:value-type="float" office:value="0.03177">
                <text:p>0.0317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27492">
                <text:p>0.027492</text:p>
              </table:table-cell>
              <table:table-cell office:value-type="float" office:value="0.030869">
                <text:p>0.03086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28726">
                <text:p>0.028726</text:p>
              </table:table-cell>
              <table:table-cell office:value-type="float" office:value="0.027697">
                <text:p>0.02769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28777">
                <text:p>0.028777</text:p>
              </table:table-cell>
              <table:table-cell office:value-type="float" office:value="0.03308">
                <text:p>0.0330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2804">
                <text:p>0.02804</text:p>
              </table:table-cell>
              <table:table-cell office:value-type="float" office:value="0.028363">
                <text:p>0.02836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31094">
                <text:p>0.031094</text:p>
              </table:table-cell>
              <table:table-cell office:value-type="float" office:value="0.029123">
                <text:p>0.02912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29635">
                <text:p>0.029635</text:p>
              </table:table-cell>
              <table:table-cell office:value-type="float" office:value="0.029723">
                <text:p>0.02972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28052">
                <text:p>0.028052</text:p>
              </table:table-cell>
              <table:table-cell office:value-type="float" office:value="0.032506">
                <text:p>0.03250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29049">
                <text:p>0.029049</text:p>
              </table:table-cell>
              <table:table-cell office:value-type="float" office:value="0.027117">
                <text:p>0.02711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29412">
                <text:p>0.029412</text:p>
              </table:table-cell>
              <table:table-cell office:value-type="float" office:value="0.028339">
                <text:p>0.02833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31325">
                <text:p>0.031325</text:p>
              </table:table-cell>
              <table:table-cell office:value-type="float" office:value="0.028574">
                <text:p>0.02857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28534">
                <text:p>0.028534</text:p>
              </table:table-cell>
              <table:table-cell office:value-type="float" office:value="0.03048">
                <text:p>0.0304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27333">
                <text:p>0.027333</text:p>
              </table:table-cell>
              <table:table-cell office:value-type="float" office:value="0.029049">
                <text:p>0.02904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29262">
                <text:p>0.029262</text:p>
              </table:table-cell>
              <table:table-cell office:value-type="float" office:value="0.02875">
                <text:p>0.0287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29346">
                <text:p>0.029346</text:p>
              </table:table-cell>
              <table:table-cell office:value-type="float" office:value="0.029977">
                <text:p>0.02997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278">
                <text:p>0.0278</text:p>
              </table:table-cell>
              <table:table-cell office:value-type="float" office:value="0.029666">
                <text:p>0.02966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29146">
                <text:p>0.029146</text:p>
              </table:table-cell>
              <table:table-cell office:value-type="float" office:value="0.032232">
                <text:p>0.03223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29665">
                <text:p>0.029665</text:p>
              </table:table-cell>
              <table:table-cell office:value-type="float" office:value="0.027992">
                <text:p>0.02799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29621">
                <text:p>0.029621</text:p>
              </table:table-cell>
              <table:table-cell office:value-type="float" office:value="0.030871">
                <text:p>0.03087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27131">
                <text:p>0.027131</text:p>
              </table:table-cell>
              <table:table-cell office:value-type="float" office:value="0.028332">
                <text:p>0.02833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27936">
                <text:p>0.027936</text:p>
              </table:table-cell>
              <table:table-cell office:value-type="float" office:value="0.025893">
                <text:p>0.02589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29191">
                <text:p>0.029191</text:p>
              </table:table-cell>
              <table:table-cell office:value-type="float" office:value="0.029186">
                <text:p>0.02918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29911">
                <text:p>0.029911</text:p>
              </table:table-cell>
              <table:table-cell office:value-type="float" office:value="0.029106">
                <text:p>0.02910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30109">
                <text:p>0.030109</text:p>
              </table:table-cell>
              <table:table-cell office:value-type="float" office:value="0.028748">
                <text:p>0.02874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28811">
                <text:p>0.028811</text:p>
              </table:table-cell>
              <table:table-cell office:value-type="float" office:value="0.029594">
                <text:p>0.02959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30078">
                <text:p>0.030078</text:p>
              </table:table-cell>
              <table:table-cell office:value-type="float" office:value="0.026543">
                <text:p>0.02654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29289">
                <text:p>0.029289</text:p>
              </table:table-cell>
              <table:table-cell office:value-type="float" office:value="0.027528">
                <text:p>0.02752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28389">
                <text:p>0.028389</text:p>
              </table:table-cell>
              <table:table-cell office:value-type="float" office:value="0.028349">
                <text:p>0.02834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2955">
                <text:p>0.02955</text:p>
              </table:table-cell>
              <table:table-cell office:value-type="float" office:value="0.030609">
                <text:p>0.03060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29774">
                <text:p>0.029774</text:p>
              </table:table-cell>
              <table:table-cell office:value-type="float" office:value="0.031203">
                <text:p>0.03120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29346">
                <text:p>0.029346</text:p>
              </table:table-cell>
              <table:table-cell office:value-type="float" office:value="0.028786">
                <text:p>0.02878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28743">
                <text:p>0.028743</text:p>
              </table:table-cell>
              <table:table-cell office:value-type="float" office:value="0.026369">
                <text:p>0.02636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28863">
                <text:p>0.028863</text:p>
              </table:table-cell>
              <table:table-cell office:value-type="float" office:value="0.027955">
                <text:p>0.02795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28255">
                <text:p>0.028255</text:p>
              </table:table-cell>
              <table:table-cell office:value-type="float" office:value="0.028494">
                <text:p>0.02849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29927">
                <text:p>0.029927</text:p>
              </table:table-cell>
              <table:table-cell office:value-type="float" office:value="0.026102">
                <text:p>0.02610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29922">
                <text:p>0.029922</text:p>
              </table:table-cell>
              <table:table-cell office:value-type="float" office:value="0.027154">
                <text:p>0.02715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27898">
                <text:p>0.027898</text:p>
              </table:table-cell>
              <table:table-cell office:value-type="float" office:value="0.023409">
                <text:p>0.02340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28017">
                <text:p>0.028017</text:p>
              </table:table-cell>
              <table:table-cell office:value-type="float" office:value="0.028665">
                <text:p>0.02866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27373">
                <text:p>0.027373</text:p>
              </table:table-cell>
              <table:table-cell office:value-type="float" office:value="0.030392">
                <text:p>0.03039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29466">
                <text:p>0.029466</text:p>
              </table:table-cell>
              <table:table-cell office:value-type="float" office:value="0.026135">
                <text:p>0.02613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26628">
                <text:p>0.026628</text:p>
              </table:table-cell>
              <table:table-cell office:value-type="float" office:value="0.029426">
                <text:p>0.02942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2819">
                <text:p>0.02819</text:p>
              </table:table-cell>
              <table:table-cell office:value-type="float" office:value="0.028273">
                <text:p>0.02827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30711">
                <text:p>0.030711</text:p>
              </table:table-cell>
              <table:table-cell office:value-type="float" office:value="0.030639">
                <text:p>0.03063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29684">
                <text:p>0.029684</text:p>
              </table:table-cell>
              <table:table-cell office:value-type="float" office:value="0.030092">
                <text:p>0.03009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28513">
                <text:p>0.028513</text:p>
              </table:table-cell>
              <table:table-cell office:value-type="float" office:value="0.026491">
                <text:p>0.02649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28714">
                <text:p>0.028714</text:p>
              </table:table-cell>
              <table:table-cell office:value-type="float" office:value="0.029029">
                <text:p>0.02902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29546">
                <text:p>0.029546</text:p>
              </table:table-cell>
              <table:table-cell office:value-type="float" office:value="0.027282">
                <text:p>0.02728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28859">
                <text:p>0.028859</text:p>
              </table:table-cell>
              <table:table-cell office:value-type="float" office:value="0.02523">
                <text:p>0.0252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27669">
                <text:p>0.027669</text:p>
              </table:table-cell>
              <table:table-cell office:value-type="float" office:value="0.027938">
                <text:p>0.02793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27304">
                <text:p>0.027304</text:p>
              </table:table-cell>
              <table:table-cell office:value-type="float" office:value="0.028569">
                <text:p>0.02856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29826">
                <text:p>0.029826</text:p>
              </table:table-cell>
              <table:table-cell office:value-type="float" office:value="0.028205">
                <text:p>0.02820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28687">
                <text:p>0.028687</text:p>
              </table:table-cell>
              <table:table-cell office:value-type="float" office:value="0.030855">
                <text:p>0.03085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26814">
                <text:p>0.026814</text:p>
              </table:table-cell>
              <table:table-cell office:value-type="float" office:value="0.028285">
                <text:p>0.02828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28708">
                <text:p>0.028708</text:p>
              </table:table-cell>
              <table:table-cell office:value-type="float" office:value="0.029147">
                <text:p>0.02914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30759">
                <text:p>0.030759</text:p>
              </table:table-cell>
              <table:table-cell office:value-type="float" office:value="0.023762">
                <text:p>0.02376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28141">
                <text:p>0.028141</text:p>
              </table:table-cell>
              <table:table-cell office:value-type="float" office:value="0.025349">
                <text:p>0.02534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30016">
                <text:p>0.030016</text:p>
              </table:table-cell>
              <table:table-cell office:value-type="float" office:value="0.028228">
                <text:p>0.02822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27362">
                <text:p>0.027362</text:p>
              </table:table-cell>
              <table:table-cell office:value-type="float" office:value="0.028034">
                <text:p>0.02803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29421">
                <text:p>0.029421</text:p>
              </table:table-cell>
              <table:table-cell office:value-type="float" office:value="0.026517">
                <text:p>0.02651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28125">
                <text:p>0.028125</text:p>
              </table:table-cell>
              <table:table-cell office:value-type="float" office:value="0.027876">
                <text:p>0.02787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28048">
                <text:p>0.028048</text:p>
              </table:table-cell>
              <table:table-cell office:value-type="float" office:value="0.029478">
                <text:p>0.02947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27582">
                <text:p>0.027582</text:p>
              </table:table-cell>
              <table:table-cell office:value-type="float" office:value="0.026092">
                <text:p>0.02609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27372">
                <text:p>0.027372</text:p>
              </table:table-cell>
              <table:table-cell office:value-type="float" office:value="0.02615">
                <text:p>0.0261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28919">
                <text:p>0.028919</text:p>
              </table:table-cell>
              <table:table-cell office:value-type="float" office:value="0.027722">
                <text:p>0.02772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28383">
                <text:p>0.028383</text:p>
              </table:table-cell>
              <table:table-cell office:value-type="float" office:value="0.026983">
                <text:p>0.02698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26458">
                <text:p>0.026458</text:p>
              </table:table-cell>
              <table:table-cell office:value-type="float" office:value="0.029999">
                <text:p>0.02999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27729">
                <text:p>0.027729</text:p>
              </table:table-cell>
              <table:table-cell office:value-type="float" office:value="0.027555">
                <text:p>0.02755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27807">
                <text:p>0.027807</text:p>
              </table:table-cell>
              <table:table-cell office:value-type="float" office:value="0.027837">
                <text:p>0.02783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27835">
                <text:p>0.027835</text:p>
              </table:table-cell>
              <table:table-cell office:value-type="float" office:value="0.028375">
                <text:p>0.02837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29044">
                <text:p>0.029044</text:p>
              </table:table-cell>
              <table:table-cell office:value-type="float" office:value="0.027894">
                <text:p>0.02789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27929">
                <text:p>0.027929</text:p>
              </table:table-cell>
              <table:table-cell office:value-type="float" office:value="0.025503">
                <text:p>0.02550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28265">
                <text:p>0.028265</text:p>
              </table:table-cell>
              <table:table-cell office:value-type="float" office:value="0.029666">
                <text:p>0.02966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28471">
                <text:p>0.028471</text:p>
              </table:table-cell>
              <table:table-cell office:value-type="float" office:value="0.02864">
                <text:p>0.0286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28294">
                <text:p>0.028294</text:p>
              </table:table-cell>
              <table:table-cell office:value-type="float" office:value="0.027179">
                <text:p>0.02717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27107">
                <text:p>0.027107</text:p>
              </table:table-cell>
              <table:table-cell office:value-type="float" office:value="0.028305">
                <text:p>0.02830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28642">
                <text:p>0.028642</text:p>
              </table:table-cell>
              <table:table-cell office:value-type="float" office:value="0.028959">
                <text:p>0.02895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29332">
                <text:p>0.029332</text:p>
              </table:table-cell>
              <table:table-cell office:value-type="float" office:value="0.028992">
                <text:p>0.02899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27512">
                <text:p>0.027512</text:p>
              </table:table-cell>
              <table:table-cell office:value-type="float" office:value="0.026352">
                <text:p>0.02635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2795">
                <text:p>0.02795</text:p>
              </table:table-cell>
              <table:table-cell office:value-type="float" office:value="0.026264">
                <text:p>0.02626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27292">
                <text:p>0.027292</text:p>
              </table:table-cell>
              <table:table-cell office:value-type="float" office:value="0.030338">
                <text:p>0.03033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26896">
                <text:p>0.026896</text:p>
              </table:table-cell>
              <table:table-cell office:value-type="float" office:value="0.026781">
                <text:p>0.02678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29248">
                <text:p>0.029248</text:p>
              </table:table-cell>
              <table:table-cell office:value-type="float" office:value="0.027537">
                <text:p>0.02753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29013">
                <text:p>0.029013</text:p>
              </table:table-cell>
              <table:table-cell office:value-type="float" office:value="0.028998">
                <text:p>0.02899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27429">
                <text:p>0.027429</text:p>
              </table:table-cell>
              <table:table-cell office:value-type="float" office:value="0.027298">
                <text:p>0.02729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27349">
                <text:p>0.027349</text:p>
              </table:table-cell>
              <table:table-cell office:value-type="float" office:value="0.025977">
                <text:p>0.02597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29222">
                <text:p>0.029222</text:p>
              </table:table-cell>
              <table:table-cell office:value-type="float" office:value="0.029606">
                <text:p>0.02960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28677">
                <text:p>0.028677</text:p>
              </table:table-cell>
              <table:table-cell office:value-type="float" office:value="0.027094">
                <text:p>0.02709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27606">
                <text:p>0.027606</text:p>
              </table:table-cell>
              <table:table-cell office:value-type="float" office:value="0.028969">
                <text:p>0.02896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26694">
                <text:p>0.026694</text:p>
              </table:table-cell>
              <table:table-cell office:value-type="float" office:value="0.027179">
                <text:p>0.02717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2794">
                <text:p>0.02794</text:p>
              </table:table-cell>
              <table:table-cell office:value-type="float" office:value="0.026477">
                <text:p>0.02647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27578">
                <text:p>0.027578</text:p>
              </table:table-cell>
              <table:table-cell office:value-type="float" office:value="0.026196">
                <text:p>0.02619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27182">
                <text:p>0.027182</text:p>
              </table:table-cell>
              <table:table-cell office:value-type="float" office:value="0.02815">
                <text:p>0.0281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26532">
                <text:p>0.026532</text:p>
              </table:table-cell>
              <table:table-cell office:value-type="float" office:value="0.029803">
                <text:p>0.02980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27301">
                <text:p>0.027301</text:p>
              </table:table-cell>
              <table:table-cell office:value-type="float" office:value="0.027479">
                <text:p>0.02747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28919">
                <text:p>0.028919</text:p>
              </table:table-cell>
              <table:table-cell office:value-type="float" office:value="0.029647">
                <text:p>0.02964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27991">
                <text:p>0.027991</text:p>
              </table:table-cell>
              <table:table-cell office:value-type="float" office:value="0.028194">
                <text:p>0.02819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27754">
                <text:p>0.027754</text:p>
              </table:table-cell>
              <table:table-cell office:value-type="float" office:value="0.0255">
                <text:p>0.025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27487">
                <text:p>0.027487</text:p>
              </table:table-cell>
              <table:table-cell office:value-type="float" office:value="0.025042">
                <text:p>0.02504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29498">
                <text:p>0.029498</text:p>
              </table:table-cell>
              <table:table-cell office:value-type="float" office:value="0.027368">
                <text:p>0.02736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27319">
                <text:p>0.027319</text:p>
              </table:table-cell>
              <table:table-cell office:value-type="float" office:value="0.028879">
                <text:p>0.02887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28853">
                <text:p>0.028853</text:p>
              </table:table-cell>
              <table:table-cell office:value-type="float" office:value="0.02667">
                <text:p>0.0266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29589">
                <text:p>0.029589</text:p>
              </table:table-cell>
              <table:table-cell office:value-type="float" office:value="0.026686">
                <text:p>0.02668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27313">
                <text:p>0.027313</text:p>
              </table:table-cell>
              <table:table-cell office:value-type="float" office:value="0.027889">
                <text:p>0.02788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27113">
                <text:p>0.027113</text:p>
              </table:table-cell>
              <table:table-cell office:value-type="float" office:value="0.025187">
                <text:p>0.02518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28635">
                <text:p>0.028635</text:p>
              </table:table-cell>
              <table:table-cell office:value-type="float" office:value="0.026502">
                <text:p>0.02650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28188">
                <text:p>0.028188</text:p>
              </table:table-cell>
              <table:table-cell office:value-type="float" office:value="0.025171">
                <text:p>0.02517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2885">
                <text:p>0.02885</text:p>
              </table:table-cell>
              <table:table-cell office:value-type="float" office:value="0.027569">
                <text:p>0.02756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29626">
                <text:p>0.029626</text:p>
              </table:table-cell>
              <table:table-cell office:value-type="float" office:value="0.025876">
                <text:p>0.02587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27542">
                <text:p>0.027542</text:p>
              </table:table-cell>
              <table:table-cell office:value-type="float" office:value="0.029043">
                <text:p>0.02904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27883">
                <text:p>0.027883</text:p>
              </table:table-cell>
              <table:table-cell office:value-type="float" office:value="0.025926">
                <text:p>0.02592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28774">
                <text:p>0.028774</text:p>
              </table:table-cell>
              <table:table-cell office:value-type="float" office:value="0.026436">
                <text:p>0.02643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27623">
                <text:p>0.027623</text:p>
              </table:table-cell>
              <table:table-cell office:value-type="float" office:value="0.029345">
                <text:p>0.02934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2858">
                <text:p>0.02858</text:p>
              </table:table-cell>
              <table:table-cell office:value-type="float" office:value="0.025511">
                <text:p>0.02551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24764">
                <text:p>0.024764</text:p>
              </table:table-cell>
              <table:table-cell office:value-type="float" office:value="0.027066">
                <text:p>0.02706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27686">
                <text:p>0.027686</text:p>
              </table:table-cell>
              <table:table-cell office:value-type="float" office:value="0.028654">
                <text:p>0.02865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27639">
                <text:p>0.027639</text:p>
              </table:table-cell>
              <table:table-cell office:value-type="float" office:value="0.02814">
                <text:p>0.0281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24262">
                <text:p>0.024262</text:p>
              </table:table-cell>
              <table:table-cell office:value-type="float" office:value="0.029783">
                <text:p>0.02978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26995">
                <text:p>0.026995</text:p>
              </table:table-cell>
              <table:table-cell office:value-type="float" office:value="0.026638">
                <text:p>0.02663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28251">
                <text:p>0.028251</text:p>
              </table:table-cell>
              <table:table-cell office:value-type="float" office:value="0.026863">
                <text:p>0.02686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27609">
                <text:p>0.027609</text:p>
              </table:table-cell>
              <table:table-cell office:value-type="float" office:value="0.026533">
                <text:p>0.02653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289">
                <text:p>0.0289</text:p>
              </table:table-cell>
              <table:table-cell office:value-type="float" office:value="0.027509">
                <text:p>0.02750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27202">
                <text:p>0.027202</text:p>
              </table:table-cell>
              <table:table-cell office:value-type="float" office:value="0.026886">
                <text:p>0.02688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26725">
                <text:p>0.026725</text:p>
              </table:table-cell>
              <table:table-cell office:value-type="float" office:value="0.02919">
                <text:p>0.0291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25541">
                <text:p>0.025541</text:p>
              </table:table-cell>
              <table:table-cell office:value-type="float" office:value="0.02827">
                <text:p>0.0282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27692">
                <text:p>0.027692</text:p>
              </table:table-cell>
              <table:table-cell office:value-type="float" office:value="0.025633">
                <text:p>0.02563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26247">
                <text:p>0.026247</text:p>
              </table:table-cell>
              <table:table-cell office:value-type="float" office:value="0.025872">
                <text:p>0.02587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27765">
                <text:p>0.027765</text:p>
              </table:table-cell>
              <table:table-cell office:value-type="float" office:value="0.029529">
                <text:p>0.02952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26676">
                <text:p>0.026676</text:p>
              </table:table-cell>
              <table:table-cell office:value-type="float" office:value="0.025827">
                <text:p>0.02582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27112">
                <text:p>0.027112</text:p>
              </table:table-cell>
              <table:table-cell office:value-type="float" office:value="0.029287">
                <text:p>0.02928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2793">
                <text:p>0.02793</text:p>
              </table:table-cell>
              <table:table-cell office:value-type="float" office:value="0.027656">
                <text:p>0.02765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25023">
                <text:p>0.025023</text:p>
              </table:table-cell>
              <table:table-cell office:value-type="float" office:value="0.025703">
                <text:p>0.02570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27815">
                <text:p>0.027815</text:p>
              </table:table-cell>
              <table:table-cell office:value-type="float" office:value="0.024882">
                <text:p>0.02488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28382">
                <text:p>0.028382</text:p>
              </table:table-cell>
              <table:table-cell office:value-type="float" office:value="0.0262">
                <text:p>0.026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27364">
                <text:p>0.027364</text:p>
              </table:table-cell>
              <table:table-cell office:value-type="float" office:value="0.02916">
                <text:p>0.0291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27192">
                <text:p>0.027192</text:p>
              </table:table-cell>
              <table:table-cell office:value-type="float" office:value="0.025477">
                <text:p>0.02547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26688">
                <text:p>0.026688</text:p>
              </table:table-cell>
              <table:table-cell office:value-type="float" office:value="0.028139">
                <text:p>0.02813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27873">
                <text:p>0.027873</text:p>
              </table:table-cell>
              <table:table-cell office:value-type="float" office:value="0.029499">
                <text:p>0.02949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27753">
                <text:p>0.027753</text:p>
              </table:table-cell>
              <table:table-cell office:value-type="float" office:value="0.027595">
                <text:p>0.02759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27991">
                <text:p>0.027991</text:p>
              </table:table-cell>
              <table:table-cell office:value-type="float" office:value="0.028893">
                <text:p>0.02889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28568">
                <text:p>0.028568</text:p>
              </table:table-cell>
              <table:table-cell office:value-type="float" office:value="0.030612">
                <text:p>0.03061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2707">
                <text:p>0.02707</text:p>
              </table:table-cell>
              <table:table-cell office:value-type="float" office:value="0.02556">
                <text:p>0.0255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26133">
                <text:p>0.026133</text:p>
              </table:table-cell>
              <table:table-cell office:value-type="float" office:value="0.02618">
                <text:p>0.0261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25997">
                <text:p>0.025997</text:p>
              </table:table-cell>
              <table:table-cell office:value-type="float" office:value="0.025412">
                <text:p>0.02541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26322">
                <text:p>0.026322</text:p>
              </table:table-cell>
              <table:table-cell office:value-type="float" office:value="0.029436">
                <text:p>0.02943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28178">
                <text:p>0.028178</text:p>
              </table:table-cell>
              <table:table-cell office:value-type="float" office:value="0.029518">
                <text:p>0.02951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26186">
                <text:p>0.026186</text:p>
              </table:table-cell>
              <table:table-cell office:value-type="float" office:value="0.026499">
                <text:p>0.02649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25421">
                <text:p>0.025421</text:p>
              </table:table-cell>
              <table:table-cell office:value-type="float" office:value="0.023912">
                <text:p>0.02391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26202">
                <text:p>0.026202</text:p>
              </table:table-cell>
              <table:table-cell office:value-type="float" office:value="0.02555">
                <text:p>0.0255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26063">
                <text:p>0.026063</text:p>
              </table:table-cell>
              <table:table-cell office:value-type="float" office:value="0.025752">
                <text:p>0.02575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26647">
                <text:p>0.026647</text:p>
              </table:table-cell>
              <table:table-cell office:value-type="float" office:value="0.025324">
                <text:p>0.02532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27227">
                <text:p>0.027227</text:p>
              </table:table-cell>
              <table:table-cell office:value-type="float" office:value="0.027603">
                <text:p>0.02760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26924">
                <text:p>0.026924</text:p>
              </table:table-cell>
              <table:table-cell office:value-type="float" office:value="0.023773">
                <text:p>0.02377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28619">
                <text:p>0.028619</text:p>
              </table:table-cell>
              <table:table-cell office:value-type="float" office:value="0.02743">
                <text:p>0.0274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28806">
                <text:p>0.028806</text:p>
              </table:table-cell>
              <table:table-cell office:value-type="float" office:value="0.026698">
                <text:p>0.02669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26238">
                <text:p>0.026238</text:p>
              </table:table-cell>
              <table:table-cell office:value-type="float" office:value="0.027757">
                <text:p>0.02775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26978">
                <text:p>0.026978</text:p>
              </table:table-cell>
              <table:table-cell office:value-type="float" office:value="0.029225">
                <text:p>0.02922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2725">
                <text:p>0.02725</text:p>
              </table:table-cell>
              <table:table-cell office:value-type="float" office:value="0.026055">
                <text:p>0.02605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27284">
                <text:p>0.027284</text:p>
              </table:table-cell>
              <table:table-cell office:value-type="float" office:value="0.025088">
                <text:p>0.02508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28517">
                <text:p>0.028517</text:p>
              </table:table-cell>
              <table:table-cell office:value-type="float" office:value="0.02737">
                <text:p>0.0273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26054">
                <text:p>0.026054</text:p>
              </table:table-cell>
              <table:table-cell office:value-type="float" office:value="0.027752">
                <text:p>0.02775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27097">
                <text:p>0.027097</text:p>
              </table:table-cell>
              <table:table-cell office:value-type="float" office:value="0.027463">
                <text:p>0.02746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28342">
                <text:p>0.028342</text:p>
              </table:table-cell>
              <table:table-cell office:value-type="float" office:value="0.027534">
                <text:p>0.02753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3094">
                <text:p>0.03094</text:p>
              </table:table-cell>
              <table:table-cell office:value-type="float" office:value="0.026181">
                <text:p>0.02618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28685">
                <text:p>0.028685</text:p>
              </table:table-cell>
              <table:table-cell office:value-type="float" office:value="0.027135">
                <text:p>0.02713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26732">
                <text:p>0.026732</text:p>
              </table:table-cell>
              <table:table-cell office:value-type="float" office:value="0.028467">
                <text:p>0.02846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29056">
                <text:p>0.029056</text:p>
              </table:table-cell>
              <table:table-cell office:value-type="float" office:value="0.027247">
                <text:p>0.02724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26865">
                <text:p>0.026865</text:p>
              </table:table-cell>
              <table:table-cell office:value-type="float" office:value="0.029603">
                <text:p>0.02960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28665">
                <text:p>0.028665</text:p>
              </table:table-cell>
              <table:table-cell office:value-type="float" office:value="0.026792">
                <text:p>0.02679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28846">
                <text:p>0.028846</text:p>
              </table:table-cell>
              <table:table-cell office:value-type="float" office:value="0.027025">
                <text:p>0.02702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28165">
                <text:p>0.028165</text:p>
              </table:table-cell>
              <table:table-cell office:value-type="float" office:value="0.026239">
                <text:p>0.02623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27585">
                <text:p>0.027585</text:p>
              </table:table-cell>
              <table:table-cell office:value-type="float" office:value="0.024954">
                <text:p>0.02495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27706">
                <text:p>0.027706</text:p>
              </table:table-cell>
              <table:table-cell office:value-type="float" office:value="0.025867">
                <text:p>0.02586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27881">
                <text:p>0.027881</text:p>
              </table:table-cell>
              <table:table-cell office:value-type="float" office:value="0.027253">
                <text:p>0.02725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28518">
                <text:p>0.028518</text:p>
              </table:table-cell>
              <table:table-cell office:value-type="float" office:value="0.025624">
                <text:p>0.02562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28765">
                <text:p>0.028765</text:p>
              </table:table-cell>
              <table:table-cell office:value-type="float" office:value="0.026196">
                <text:p>0.02619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27064">
                <text:p>0.027064</text:p>
              </table:table-cell>
              <table:table-cell office:value-type="float" office:value="0.027546">
                <text:p>0.02754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26536">
                <text:p>0.026536</text:p>
              </table:table-cell>
              <table:table-cell office:value-type="float" office:value="0.027435">
                <text:p>0.02743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26899">
                <text:p>0.026899</text:p>
              </table:table-cell>
              <table:table-cell office:value-type="float" office:value="0.024407">
                <text:p>0.02440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27412">
                <text:p>0.027412</text:p>
              </table:table-cell>
              <table:table-cell office:value-type="float" office:value="0.027591">
                <text:p>0.02759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26806">
                <text:p>0.026806</text:p>
              </table:table-cell>
              <table:table-cell office:value-type="float" office:value="0.023423">
                <text:p>0.02342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25889">
                <text:p>0.025889</text:p>
              </table:table-cell>
              <table:table-cell office:value-type="float" office:value="0.028557">
                <text:p>0.02855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26577">
                <text:p>0.026577</text:p>
              </table:table-cell>
              <table:table-cell office:value-type="float" office:value="0.026713">
                <text:p>0.02671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27972">
                <text:p>0.027972</text:p>
              </table:table-cell>
              <table:table-cell office:value-type="float" office:value="0.026828">
                <text:p>0.02682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25019">
                <text:p>0.025019</text:p>
              </table:table-cell>
              <table:table-cell office:value-type="float" office:value="0.027179">
                <text:p>0.02717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27425">
                <text:p>0.027425</text:p>
              </table:table-cell>
              <table:table-cell office:value-type="float" office:value="0.028154">
                <text:p>0.02815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257">
                <text:p>0.0257</text:p>
              </table:table-cell>
              <table:table-cell office:value-type="float" office:value="0.024284">
                <text:p>0.02428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27417">
                <text:p>0.027417</text:p>
              </table:table-cell>
              <table:table-cell office:value-type="float" office:value="0.027492">
                <text:p>0.02749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27073">
                <text:p>0.027073</text:p>
              </table:table-cell>
              <table:table-cell office:value-type="float" office:value="0.025928">
                <text:p>0.02592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26339">
                <text:p>0.026339</text:p>
              </table:table-cell>
              <table:table-cell office:value-type="float" office:value="0.027055">
                <text:p>0.02705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30113">
                <text:p>0.030113</text:p>
              </table:table-cell>
              <table:table-cell office:value-type="float" office:value="0.026991">
                <text:p>0.02699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27156">
                <text:p>0.027156</text:p>
              </table:table-cell>
              <table:table-cell office:value-type="float" office:value="0.025209">
                <text:p>0.02520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26905">
                <text:p>0.026905</text:p>
              </table:table-cell>
              <table:table-cell office:value-type="float" office:value="0.026609">
                <text:p>0.02660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27124">
                <text:p>0.027124</text:p>
              </table:table-cell>
              <table:table-cell office:value-type="float" office:value="0.027394">
                <text:p>0.02739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2592">
                <text:p>0.02592</text:p>
              </table:table-cell>
              <table:table-cell office:value-type="float" office:value="0.026713">
                <text:p>0.02671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27009">
                <text:p>0.027009</text:p>
              </table:table-cell>
              <table:table-cell office:value-type="float" office:value="0.027709">
                <text:p>0.02770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27752">
                <text:p>0.027752</text:p>
              </table:table-cell>
              <table:table-cell office:value-type="float" office:value="0.027442">
                <text:p>0.02744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25872">
                <text:p>0.025872</text:p>
              </table:table-cell>
              <table:table-cell office:value-type="float" office:value="0.027294">
                <text:p>0.02729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28596">
                <text:p>0.028596</text:p>
              </table:table-cell>
              <table:table-cell office:value-type="float" office:value="0.027277">
                <text:p>0.02727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26442">
                <text:p>0.026442</text:p>
              </table:table-cell>
              <table:table-cell office:value-type="float" office:value="0.024155">
                <text:p>0.02415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28312">
                <text:p>0.028312</text:p>
              </table:table-cell>
              <table:table-cell office:value-type="float" office:value="0.027017">
                <text:p>0.02701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26729">
                <text:p>0.026729</text:p>
              </table:table-cell>
              <table:table-cell office:value-type="float" office:value="0.022299">
                <text:p>0.02229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25952">
                <text:p>0.025952</text:p>
              </table:table-cell>
              <table:table-cell office:value-type="float" office:value="0.028856">
                <text:p>0.02885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28995">
                <text:p>0.028995</text:p>
              </table:table-cell>
              <table:table-cell office:value-type="float" office:value="0.023669">
                <text:p>0.02366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26917">
                <text:p>0.026917</text:p>
              </table:table-cell>
              <table:table-cell office:value-type="float" office:value="0.027206">
                <text:p>0.02720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261">
                <text:p>0.0261</text:p>
              </table:table-cell>
              <table:table-cell office:value-type="float" office:value="0.029256">
                <text:p>0.02925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28423">
                <text:p>0.028423</text:p>
              </table:table-cell>
              <table:table-cell office:value-type="float" office:value="0.026867">
                <text:p>0.02686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25837">
                <text:p>0.025837</text:p>
              </table:table-cell>
              <table:table-cell office:value-type="float" office:value="0.026537">
                <text:p>0.02653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2649">
                <text:p>0.02649</text:p>
              </table:table-cell>
              <table:table-cell office:value-type="float" office:value="0.027895">
                <text:p>0.02789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2752">
                <text:p>0.02752</text:p>
              </table:table-cell>
              <table:table-cell office:value-type="float" office:value="0.028342">
                <text:p>0.02834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27219">
                <text:p>0.027219</text:p>
              </table:table-cell>
              <table:table-cell office:value-type="float" office:value="0.024625">
                <text:p>0.02462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25711">
                <text:p>0.025711</text:p>
              </table:table-cell>
              <table:table-cell office:value-type="float" office:value="0.025868">
                <text:p>0.02586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27036">
                <text:p>0.027036</text:p>
              </table:table-cell>
              <table:table-cell office:value-type="float" office:value="0.028386">
                <text:p>0.02838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26235">
                <text:p>0.026235</text:p>
              </table:table-cell>
              <table:table-cell office:value-type="float" office:value="0.026829">
                <text:p>0.02682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27269">
                <text:p>0.027269</text:p>
              </table:table-cell>
              <table:table-cell office:value-type="float" office:value="0.026236">
                <text:p>0.0262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897cm" svg:height="15.967cm" xlink:href=".." xlink:type="simple" chart:class="chart:line" chart:style-name="ch1">
        <chart:title svg:x="3.402cm" svg:y="0.455cm" chart:style-name="ch2">
          <text:p>MSE</text:p>
        </chart:title>
        <chart:subtitle svg:x="3.018cm" svg:y="1.553cm" chart:style-name="ch3">
          <text:p>Network 4</text:p>
        </chart:subtitle>
        <chart:legend chart:legend-position="bottom" svg:x="1.978cm" svg:y="14.634cm" style:legend-expansion="wide" chart:style-name="ch4"/>
        <chart:plot-area chart:style-name="ch5" table:cell-range-address="Arkusz1.G1:Arkusz1.H501" chart:data-source-has-labels="row" svg:x="0.607cm" svg:y="2.874cm" svg:width="6.976cm" svg:height="11.021cm">
          <chartooo:coordinate-region svg:x="1.334cm" svg:y="3.087cm" svg:width="6.197cm" svg:height="9.711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Arkusz1.G2:Arkusz1.G501" chart:label-cell-address="Arkusz1.G1:Arkusz1.G1" chart:class="chart:line">
            <chart:data-point chart:repeated="500"/>
          </chart:series>
          <chart:series chart:style-name="ch9" chart:values-cell-range-address="Arkusz1.H2:Arkusz1.H501" chart:label-cell-address="Arkusz1.H1:Arkusz1.H1" chart:class="chart:line">
            <chart:data-point chart:repeated="5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 Set Error</text:p>
                <draw:g>
                  <svg:desc>Arkusz1.G1:Arkusz1.G1</svg:desc>
                </draw:g>
              </table:table-cell>
              <table:table-cell office:value-type="string">
                <text:p>Verifying Set Error</text:p>
                <draw:g>
                  <svg:desc>Arkusz1.H1:Arkusz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98353">
                <text:p>0.298353</text:p>
                <draw:g>
                  <svg:desc>Arkusz1.G2:Arkusz1.G501</svg:desc>
                </draw:g>
              </table:table-cell>
              <table:table-cell office:value-type="float" office:value="0.235073">
                <text:p>0.235073</text:p>
                <draw:g>
                  <svg:desc>Arkusz1.H2:Arkusz1.H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89297">
                <text:p>0.189297</text:p>
              </table:table-cell>
              <table:table-cell office:value-type="float" office:value="0.153061">
                <text:p>0.1530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33073">
                <text:p>0.133073</text:p>
              </table:table-cell>
              <table:table-cell office:value-type="float" office:value="0.113579">
                <text:p>0.1135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09077">
                <text:p>0.109077</text:p>
              </table:table-cell>
              <table:table-cell office:value-type="float" office:value="0.088347">
                <text:p>0.0883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93022">
                <text:p>0.093022</text:p>
              </table:table-cell>
              <table:table-cell office:value-type="float" office:value="0.094008">
                <text:p>0.0940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779">
                <text:p>0.08779</text:p>
              </table:table-cell>
              <table:table-cell office:value-type="float" office:value="0.089023">
                <text:p>0.0890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0703">
                <text:p>0.090703</text:p>
              </table:table-cell>
              <table:table-cell office:value-type="float" office:value="0.089602">
                <text:p>0.0896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5672">
                <text:p>0.085672</text:p>
              </table:table-cell>
              <table:table-cell office:value-type="float" office:value="0.092746">
                <text:p>0.0927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654">
                <text:p>0.08654</text:p>
              </table:table-cell>
              <table:table-cell office:value-type="float" office:value="0.086802">
                <text:p>0.0868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7983">
                <text:p>0.087983</text:p>
              </table:table-cell>
              <table:table-cell office:value-type="float" office:value="0.087756">
                <text:p>0.0877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87364">
                <text:p>0.087364</text:p>
              </table:table-cell>
              <table:table-cell office:value-type="float" office:value="0.086869">
                <text:p>0.0868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80731">
                <text:p>0.080731</text:p>
              </table:table-cell>
              <table:table-cell office:value-type="float" office:value="0.091148">
                <text:p>0.0911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419">
                <text:p>0.08419</text:p>
              </table:table-cell>
              <table:table-cell office:value-type="float" office:value="0.08263">
                <text:p>0.082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1306">
                <text:p>0.081306</text:p>
              </table:table-cell>
              <table:table-cell office:value-type="float" office:value="0.085136">
                <text:p>0.0851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9971">
                <text:p>0.079971</text:p>
              </table:table-cell>
              <table:table-cell office:value-type="float" office:value="0.074847">
                <text:p>0.0748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688">
                <text:p>0.07688</text:p>
              </table:table-cell>
              <table:table-cell office:value-type="float" office:value="0.080125">
                <text:p>0.080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79854">
                <text:p>0.079854</text:p>
              </table:table-cell>
              <table:table-cell office:value-type="float" office:value="0.072738">
                <text:p>0.0727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1014">
                <text:p>0.071014</text:p>
              </table:table-cell>
              <table:table-cell office:value-type="float" office:value="0.080318">
                <text:p>0.0803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8364">
                <text:p>0.078364</text:p>
              </table:table-cell>
              <table:table-cell office:value-type="float" office:value="0.073958">
                <text:p>0.0739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4858">
                <text:p>0.074858</text:p>
              </table:table-cell>
              <table:table-cell office:value-type="float" office:value="0.084833">
                <text:p>0.0848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76128">
                <text:p>0.076128</text:p>
              </table:table-cell>
              <table:table-cell office:value-type="float" office:value="0.074243">
                <text:p>0.0742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70712">
                <text:p>0.070712</text:p>
              </table:table-cell>
              <table:table-cell office:value-type="float" office:value="0.078496">
                <text:p>0.0784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76941">
                <text:p>0.076941</text:p>
              </table:table-cell>
              <table:table-cell office:value-type="float" office:value="0.075032">
                <text:p>0.0750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73295">
                <text:p>0.073295</text:p>
              </table:table-cell>
              <table:table-cell office:value-type="float" office:value="0.067528">
                <text:p>0.0675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70592">
                <text:p>0.070592</text:p>
              </table:table-cell>
              <table:table-cell office:value-type="float" office:value="0.065779">
                <text:p>0.0657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74536">
                <text:p>0.074536</text:p>
              </table:table-cell>
              <table:table-cell office:value-type="float" office:value="0.076052">
                <text:p>0.0760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70918">
                <text:p>0.070918</text:p>
              </table:table-cell>
              <table:table-cell office:value-type="float" office:value="0.076922">
                <text:p>0.0769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75157">
                <text:p>0.075157</text:p>
              </table:table-cell>
              <table:table-cell office:value-type="float" office:value="0.073754">
                <text:p>0.0737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7149">
                <text:p>0.07149</text:p>
              </table:table-cell>
              <table:table-cell office:value-type="float" office:value="0.07792">
                <text:p>0.077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76473">
                <text:p>0.076473</text:p>
              </table:table-cell>
              <table:table-cell office:value-type="float" office:value="0.084917">
                <text:p>0.0849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74771">
                <text:p>0.074771</text:p>
              </table:table-cell>
              <table:table-cell office:value-type="float" office:value="0.081091">
                <text:p>0.0810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82694">
                <text:p>0.082694</text:p>
              </table:table-cell>
              <table:table-cell office:value-type="float" office:value="0.074642">
                <text:p>0.0746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81284">
                <text:p>0.081284</text:p>
              </table:table-cell>
              <table:table-cell office:value-type="float" office:value="0.0899">
                <text:p>0.08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90253">
                <text:p>0.090253</text:p>
              </table:table-cell>
              <table:table-cell office:value-type="float" office:value="0.087875">
                <text:p>0.0878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94308">
                <text:p>0.094308</text:p>
              </table:table-cell>
              <table:table-cell office:value-type="float" office:value="0.100392">
                <text:p>0.1003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10599">
                <text:p>0.110599</text:p>
              </table:table-cell>
              <table:table-cell office:value-type="float" office:value="0.124422">
                <text:p>0.1244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52623">
                <text:p>0.152623</text:p>
              </table:table-cell>
              <table:table-cell office:value-type="float" office:value="0.189232">
                <text:p>0.1892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66859">
                <text:p>0.266859</text:p>
              </table:table-cell>
              <table:table-cell office:value-type="float" office:value="0.397241">
                <text:p>0.3972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01326">
                <text:p>0.601326</text:p>
              </table:table-cell>
              <table:table-cell office:value-type="float" office:value="0.660095">
                <text:p>0.6600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23512">
                <text:p>0.623512</text:p>
              </table:table-cell>
              <table:table-cell office:value-type="float" office:value="0.580173">
                <text:p>0.5801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52047">
                <text:p>0.552047</text:p>
              </table:table-cell>
              <table:table-cell office:value-type="float" office:value="0.500813">
                <text:p>0.5008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7101">
                <text:p>0.47101</text:p>
              </table:table-cell>
              <table:table-cell office:value-type="float" office:value="0.473135">
                <text:p>0.4731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14888">
                <text:p>0.514888</text:p>
              </table:table-cell>
              <table:table-cell office:value-type="float" office:value="0.581455">
                <text:p>0.5814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63574">
                <text:p>0.663574</text:p>
              </table:table-cell>
              <table:table-cell office:value-type="float" office:value="0.683347">
                <text:p>0.6833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36408">
                <text:p>0.536408</text:p>
              </table:table-cell>
              <table:table-cell office:value-type="float" office:value="0.374666">
                <text:p>0.3746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00404">
                <text:p>0.300404</text:p>
              </table:table-cell>
              <table:table-cell office:value-type="float" office:value="0.256609">
                <text:p>0.2566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31053">
                <text:p>0.231053</text:p>
              </table:table-cell>
              <table:table-cell office:value-type="float" office:value="0.212522">
                <text:p>0.2125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95782">
                <text:p>0.195782</text:p>
              </table:table-cell>
              <table:table-cell office:value-type="float" office:value="0.196753">
                <text:p>0.1967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9492">
                <text:p>0.19492</text:p>
              </table:table-cell>
              <table:table-cell office:value-type="float" office:value="0.193341">
                <text:p>0.1933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82077">
                <text:p>0.182077</text:p>
              </table:table-cell>
              <table:table-cell office:value-type="float" office:value="0.180127">
                <text:p>0.1801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80837">
                <text:p>0.180837</text:p>
              </table:table-cell>
              <table:table-cell office:value-type="float" office:value="0.186628">
                <text:p>0.1866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92691">
                <text:p>0.192691</text:p>
              </table:table-cell>
              <table:table-cell office:value-type="float" office:value="0.210038">
                <text:p>0.2100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82308">
                <text:p>0.282308</text:p>
              </table:table-cell>
              <table:table-cell office:value-type="float" office:value="0.384329">
                <text:p>0.3843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43253">
                <text:p>0.443253</text:p>
              </table:table-cell>
              <table:table-cell office:value-type="float" office:value="0.458768">
                <text:p>0.4587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34395">
                <text:p>0.434395</text:p>
              </table:table-cell>
              <table:table-cell office:value-type="float" office:value="0.399345">
                <text:p>0.3993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75303">
                <text:p>0.375303</text:p>
              </table:table-cell>
              <table:table-cell office:value-type="float" office:value="0.353443">
                <text:p>0.3534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77076">
                <text:p>0.377076</text:p>
              </table:table-cell>
              <table:table-cell office:value-type="float" office:value="0.519268">
                <text:p>0.5192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001138">
                <text:p>1.001138</text:p>
              </table:table-cell>
              <table:table-cell office:value-type="float" office:value="1.187392">
                <text:p>1.1873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21688">
                <text:p>0.921688</text:p>
              </table:table-cell>
              <table:table-cell office:value-type="float" office:value="0.512627">
                <text:p>0.5126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58298">
                <text:p>0.358298</text:p>
              </table:table-cell>
              <table:table-cell office:value-type="float" office:value="0.256497">
                <text:p>0.2564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88418">
                <text:p>0.188418</text:p>
              </table:table-cell>
              <table:table-cell office:value-type="float" office:value="0.137277">
                <text:p>0.1372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19598">
                <text:p>0.119598</text:p>
              </table:table-cell>
              <table:table-cell office:value-type="float" office:value="0.103001">
                <text:p>0.1030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90677">
                <text:p>0.090677</text:p>
              </table:table-cell>
              <table:table-cell office:value-type="float" office:value="0.082907">
                <text:p>0.0829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7922">
                <text:p>0.07922</text:p>
              </table:table-cell>
              <table:table-cell office:value-type="float" office:value="0.074476">
                <text:p>0.0744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73481">
                <text:p>0.073481</text:p>
              </table:table-cell>
              <table:table-cell office:value-type="float" office:value="0.072274">
                <text:p>0.0722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70013">
                <text:p>0.070013</text:p>
              </table:table-cell>
              <table:table-cell office:value-type="float" office:value="0.068172">
                <text:p>0.0681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71845">
                <text:p>0.071845</text:p>
              </table:table-cell>
              <table:table-cell office:value-type="float" office:value="0.067627">
                <text:p>0.0676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6968">
                <text:p>0.06968</text:p>
              </table:table-cell>
              <table:table-cell office:value-type="float" office:value="0.069702">
                <text:p>0.0697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71836">
                <text:p>0.071836</text:p>
              </table:table-cell>
              <table:table-cell office:value-type="float" office:value="0.06623">
                <text:p>0.066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69409">
                <text:p>0.069409</text:p>
              </table:table-cell>
              <table:table-cell office:value-type="float" office:value="0.064189">
                <text:p>0.0641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66182">
                <text:p>0.066182</text:p>
              </table:table-cell>
              <table:table-cell office:value-type="float" office:value="0.066901">
                <text:p>0.0669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67597">
                <text:p>0.067597</text:p>
              </table:table-cell>
              <table:table-cell office:value-type="float" office:value="0.066064">
                <text:p>0.06606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67086">
                <text:p>0.067086</text:p>
              </table:table-cell>
              <table:table-cell office:value-type="float" office:value="0.064538">
                <text:p>0.0645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62604">
                <text:p>0.062604</text:p>
              </table:table-cell>
              <table:table-cell office:value-type="float" office:value="0.060542">
                <text:p>0.0605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64117">
                <text:p>0.064117</text:p>
              </table:table-cell>
              <table:table-cell office:value-type="float" office:value="0.064239">
                <text:p>0.0642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6294">
                <text:p>0.06294</text:p>
              </table:table-cell>
              <table:table-cell office:value-type="float" office:value="0.061572">
                <text:p>0.0615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67139">
                <text:p>0.067139</text:p>
              </table:table-cell>
              <table:table-cell office:value-type="float" office:value="0.059429">
                <text:p>0.05942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60879">
                <text:p>0.060879</text:p>
              </table:table-cell>
              <table:table-cell office:value-type="float" office:value="0.063501">
                <text:p>0.0635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60605">
                <text:p>0.060605</text:p>
              </table:table-cell>
              <table:table-cell office:value-type="float" office:value="0.062237">
                <text:p>0.06223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61609">
                <text:p>0.061609</text:p>
              </table:table-cell>
              <table:table-cell office:value-type="float" office:value="0.060637">
                <text:p>0.0606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62037">
                <text:p>0.062037</text:p>
              </table:table-cell>
              <table:table-cell office:value-type="float" office:value="0.061316">
                <text:p>0.0613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58623">
                <text:p>0.058623</text:p>
              </table:table-cell>
              <table:table-cell office:value-type="float" office:value="0.061259">
                <text:p>0.0612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62495">
                <text:p>0.062495</text:p>
              </table:table-cell>
              <table:table-cell office:value-type="float" office:value="0.066556">
                <text:p>0.0665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57738">
                <text:p>0.057738</text:p>
              </table:table-cell>
              <table:table-cell office:value-type="float" office:value="0.058853">
                <text:p>0.0588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61304">
                <text:p>0.061304</text:p>
              </table:table-cell>
              <table:table-cell office:value-type="float" office:value="0.05964">
                <text:p>0.059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60188">
                <text:p>0.060188</text:p>
              </table:table-cell>
              <table:table-cell office:value-type="float" office:value="0.056372">
                <text:p>0.0563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53638">
                <text:p>0.053638</text:p>
              </table:table-cell>
              <table:table-cell office:value-type="float" office:value="0.056504">
                <text:p>0.0565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57418">
                <text:p>0.057418</text:p>
              </table:table-cell>
              <table:table-cell office:value-type="float" office:value="0.057212">
                <text:p>0.0572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5953">
                <text:p>0.05953</text:p>
              </table:table-cell>
              <table:table-cell office:value-type="float" office:value="0.060378">
                <text:p>0.0603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54157">
                <text:p>0.054157</text:p>
              </table:table-cell>
              <table:table-cell office:value-type="float" office:value="0.055226">
                <text:p>0.0552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56477">
                <text:p>0.056477</text:p>
              </table:table-cell>
              <table:table-cell office:value-type="float" office:value="0.052442">
                <text:p>0.0524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55962">
                <text:p>0.055962</text:p>
              </table:table-cell>
              <table:table-cell office:value-type="float" office:value="0.055962">
                <text:p>0.05596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56509">
                <text:p>0.056509</text:p>
              </table:table-cell>
              <table:table-cell office:value-type="float" office:value="0.057052">
                <text:p>0.0570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5398">
                <text:p>0.05398</text:p>
              </table:table-cell>
              <table:table-cell office:value-type="float" office:value="0.055243">
                <text:p>0.0552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55534">
                <text:p>0.055534</text:p>
              </table:table-cell>
              <table:table-cell office:value-type="float" office:value="0.055819">
                <text:p>0.0558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52704">
                <text:p>0.052704</text:p>
              </table:table-cell>
              <table:table-cell office:value-type="float" office:value="0.05523">
                <text:p>0.055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55824">
                <text:p>0.055824</text:p>
              </table:table-cell>
              <table:table-cell office:value-type="float" office:value="0.049841">
                <text:p>0.04984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51339">
                <text:p>0.051339</text:p>
              </table:table-cell>
              <table:table-cell office:value-type="float" office:value="0.052083">
                <text:p>0.05208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51869">
                <text:p>0.051869</text:p>
              </table:table-cell>
              <table:table-cell office:value-type="float" office:value="0.054653">
                <text:p>0.05465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53749">
                <text:p>0.053749</text:p>
              </table:table-cell>
              <table:table-cell office:value-type="float" office:value="0.05294">
                <text:p>0.0529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51601">
                <text:p>0.051601</text:p>
              </table:table-cell>
              <table:table-cell office:value-type="float" office:value="0.049024">
                <text:p>0.04902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53559">
                <text:p>0.053559</text:p>
              </table:table-cell>
              <table:table-cell office:value-type="float" office:value="0.055099">
                <text:p>0.0550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51283">
                <text:p>0.051283</text:p>
              </table:table-cell>
              <table:table-cell office:value-type="float" office:value="0.050799">
                <text:p>0.0507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50221">
                <text:p>0.050221</text:p>
              </table:table-cell>
              <table:table-cell office:value-type="float" office:value="0.049156">
                <text:p>0.0491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51078">
                <text:p>0.051078</text:p>
              </table:table-cell>
              <table:table-cell office:value-type="float" office:value="0.04899">
                <text:p>0.048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51309">
                <text:p>0.051309</text:p>
              </table:table-cell>
              <table:table-cell office:value-type="float" office:value="0.051986">
                <text:p>0.05198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4929">
                <text:p>0.04929</text:p>
              </table:table-cell>
              <table:table-cell office:value-type="float" office:value="0.050682">
                <text:p>0.05068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50103">
                <text:p>0.050103</text:p>
              </table:table-cell>
              <table:table-cell office:value-type="float" office:value="0.045203">
                <text:p>0.04520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51823">
                <text:p>0.051823</text:p>
              </table:table-cell>
              <table:table-cell office:value-type="float" office:value="0.048475">
                <text:p>0.0484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47473">
                <text:p>0.047473</text:p>
              </table:table-cell>
              <table:table-cell office:value-type="float" office:value="0.049944">
                <text:p>0.04994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47539">
                <text:p>0.047539</text:p>
              </table:table-cell>
              <table:table-cell office:value-type="float" office:value="0.052595">
                <text:p>0.05259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47531">
                <text:p>0.047531</text:p>
              </table:table-cell>
              <table:table-cell office:value-type="float" office:value="0.05079">
                <text:p>0.0507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4794">
                <text:p>0.04794</text:p>
              </table:table-cell>
              <table:table-cell office:value-type="float" office:value="0.051612">
                <text:p>0.0516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46954">
                <text:p>0.046954</text:p>
              </table:table-cell>
              <table:table-cell office:value-type="float" office:value="0.050057">
                <text:p>0.05005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46801">
                <text:p>0.046801</text:p>
              </table:table-cell>
              <table:table-cell office:value-type="float" office:value="0.04635">
                <text:p>0.0463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46611">
                <text:p>0.046611</text:p>
              </table:table-cell>
              <table:table-cell office:value-type="float" office:value="0.050543">
                <text:p>0.05054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46689">
                <text:p>0.046689</text:p>
              </table:table-cell>
              <table:table-cell office:value-type="float" office:value="0.053562">
                <text:p>0.0535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46794">
                <text:p>0.046794</text:p>
              </table:table-cell>
              <table:table-cell office:value-type="float" office:value="0.048835">
                <text:p>0.04883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47817">
                <text:p>0.047817</text:p>
              </table:table-cell>
              <table:table-cell office:value-type="float" office:value="0.047124">
                <text:p>0.0471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44428">
                <text:p>0.044428</text:p>
              </table:table-cell>
              <table:table-cell office:value-type="float" office:value="0.047626">
                <text:p>0.0476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4284">
                <text:p>0.04284</text:p>
              </table:table-cell>
              <table:table-cell office:value-type="float" office:value="0.044568">
                <text:p>0.0445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43958">
                <text:p>0.043958</text:p>
              </table:table-cell>
              <table:table-cell office:value-type="float" office:value="0.046288">
                <text:p>0.04628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44513">
                <text:p>0.044513</text:p>
              </table:table-cell>
              <table:table-cell office:value-type="float" office:value="0.0477">
                <text:p>0.047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4731">
                <text:p>0.04731</text:p>
              </table:table-cell>
              <table:table-cell office:value-type="float" office:value="0.048266">
                <text:p>0.04826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45399">
                <text:p>0.045399</text:p>
              </table:table-cell>
              <table:table-cell office:value-type="float" office:value="0.044668">
                <text:p>0.04466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45827">
                <text:p>0.045827</text:p>
              </table:table-cell>
              <table:table-cell office:value-type="float" office:value="0.046616">
                <text:p>0.0466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44612">
                <text:p>0.044612</text:p>
              </table:table-cell>
              <table:table-cell office:value-type="float" office:value="0.045998">
                <text:p>0.04599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4708">
                <text:p>0.04708</text:p>
              </table:table-cell>
              <table:table-cell office:value-type="float" office:value="0.043813">
                <text:p>0.04381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42812">
                <text:p>0.042812</text:p>
              </table:table-cell>
              <table:table-cell office:value-type="float" office:value="0.042576">
                <text:p>0.04257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42833">
                <text:p>0.042833</text:p>
              </table:table-cell>
              <table:table-cell office:value-type="float" office:value="0.043234">
                <text:p>0.04323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44326">
                <text:p>0.044326</text:p>
              </table:table-cell>
              <table:table-cell office:value-type="float" office:value="0.047101">
                <text:p>0.04710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41646">
                <text:p>0.041646</text:p>
              </table:table-cell>
              <table:table-cell office:value-type="float" office:value="0.044996">
                <text:p>0.04499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41049">
                <text:p>0.041049</text:p>
              </table:table-cell>
              <table:table-cell office:value-type="float" office:value="0.040808">
                <text:p>0.04080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42154">
                <text:p>0.042154</text:p>
              </table:table-cell>
              <table:table-cell office:value-type="float" office:value="0.042397">
                <text:p>0.04239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44098">
                <text:p>0.044098</text:p>
              </table:table-cell>
              <table:table-cell office:value-type="float" office:value="0.048951">
                <text:p>0.04895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44517">
                <text:p>0.044517</text:p>
              </table:table-cell>
              <table:table-cell office:value-type="float" office:value="0.038534">
                <text:p>0.03853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4173">
                <text:p>0.04173</text:p>
              </table:table-cell>
              <table:table-cell office:value-type="float" office:value="0.042278">
                <text:p>0.04227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42022">
                <text:p>0.042022</text:p>
              </table:table-cell>
              <table:table-cell office:value-type="float" office:value="0.040621">
                <text:p>0.04062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42146">
                <text:p>0.042146</text:p>
              </table:table-cell>
              <table:table-cell office:value-type="float" office:value="0.036209">
                <text:p>0.03620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42013">
                <text:p>0.042013</text:p>
              </table:table-cell>
              <table:table-cell office:value-type="float" office:value="0.039266">
                <text:p>0.03926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423">
                <text:p>0.0423</text:p>
              </table:table-cell>
              <table:table-cell office:value-type="float" office:value="0.03865">
                <text:p>0.038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42725">
                <text:p>0.042725</text:p>
              </table:table-cell>
              <table:table-cell office:value-type="float" office:value="0.038853">
                <text:p>0.03885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4056">
                <text:p>0.04056</text:p>
              </table:table-cell>
              <table:table-cell office:value-type="float" office:value="0.039993">
                <text:p>0.03999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41344">
                <text:p>0.041344</text:p>
              </table:table-cell>
              <table:table-cell office:value-type="float" office:value="0.035638">
                <text:p>0.03563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37956">
                <text:p>0.037956</text:p>
              </table:table-cell>
              <table:table-cell office:value-type="float" office:value="0.033421">
                <text:p>0.03342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38754">
                <text:p>0.038754</text:p>
              </table:table-cell>
              <table:table-cell office:value-type="float" office:value="0.039372">
                <text:p>0.03937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40086">
                <text:p>0.040086</text:p>
              </table:table-cell>
              <table:table-cell office:value-type="float" office:value="0.040107">
                <text:p>0.04010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40018">
                <text:p>0.040018</text:p>
              </table:table-cell>
              <table:table-cell office:value-type="float" office:value="0.040454">
                <text:p>0.04045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37293">
                <text:p>0.037293</text:p>
              </table:table-cell>
              <table:table-cell office:value-type="float" office:value="0.039028">
                <text:p>0.03902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38715">
                <text:p>0.038715</text:p>
              </table:table-cell>
              <table:table-cell office:value-type="float" office:value="0.040481">
                <text:p>0.04048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38469">
                <text:p>0.038469</text:p>
              </table:table-cell>
              <table:table-cell office:value-type="float" office:value="0.034879">
                <text:p>0.03487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39473">
                <text:p>0.039473</text:p>
              </table:table-cell>
              <table:table-cell office:value-type="float" office:value="0.034638">
                <text:p>0.03463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40136">
                <text:p>0.040136</text:p>
              </table:table-cell>
              <table:table-cell office:value-type="float" office:value="0.040868">
                <text:p>0.04086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36054">
                <text:p>0.036054</text:p>
              </table:table-cell>
              <table:table-cell office:value-type="float" office:value="0.040027">
                <text:p>0.04002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37015">
                <text:p>0.037015</text:p>
              </table:table-cell>
              <table:table-cell office:value-type="float" office:value="0.036554">
                <text:p>0.03655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36731">
                <text:p>0.036731</text:p>
              </table:table-cell>
              <table:table-cell office:value-type="float" office:value="0.039758">
                <text:p>0.03975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39561">
                <text:p>0.039561</text:p>
              </table:table-cell>
              <table:table-cell office:value-type="float" office:value="0.04098">
                <text:p>0.0409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38649">
                <text:p>0.038649</text:p>
              </table:table-cell>
              <table:table-cell office:value-type="float" office:value="0.038844">
                <text:p>0.0388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34702">
                <text:p>0.034702</text:p>
              </table:table-cell>
              <table:table-cell office:value-type="float" office:value="0.036737">
                <text:p>0.03673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37905">
                <text:p>0.037905</text:p>
              </table:table-cell>
              <table:table-cell office:value-type="float" office:value="0.037286">
                <text:p>0.03728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37691">
                <text:p>0.037691</text:p>
              </table:table-cell>
              <table:table-cell office:value-type="float" office:value="0.038646">
                <text:p>0.03864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39076">
                <text:p>0.039076</text:p>
              </table:table-cell>
              <table:table-cell office:value-type="float" office:value="0.035309">
                <text:p>0.03530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35842">
                <text:p>0.035842</text:p>
              </table:table-cell>
              <table:table-cell office:value-type="float" office:value="0.038355">
                <text:p>0.03835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39285">
                <text:p>0.039285</text:p>
              </table:table-cell>
              <table:table-cell office:value-type="float" office:value="0.040321">
                <text:p>0.04032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36835">
                <text:p>0.036835</text:p>
              </table:table-cell>
              <table:table-cell office:value-type="float" office:value="0.038054">
                <text:p>0.03805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36528">
                <text:p>0.036528</text:p>
              </table:table-cell>
              <table:table-cell office:value-type="float" office:value="0.03431">
                <text:p>0.0343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35462">
                <text:p>0.035462</text:p>
              </table:table-cell>
              <table:table-cell office:value-type="float" office:value="0.036283">
                <text:p>0.03628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33821">
                <text:p>0.033821</text:p>
              </table:table-cell>
              <table:table-cell office:value-type="float" office:value="0.036476">
                <text:p>0.03647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34317">
                <text:p>0.034317</text:p>
              </table:table-cell>
              <table:table-cell office:value-type="float" office:value="0.041373">
                <text:p>0.04137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35822">
                <text:p>0.035822</text:p>
              </table:table-cell>
              <table:table-cell office:value-type="float" office:value="0.036337">
                <text:p>0.03633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35505">
                <text:p>0.035505</text:p>
              </table:table-cell>
              <table:table-cell office:value-type="float" office:value="0.032553">
                <text:p>0.03255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34515">
                <text:p>0.034515</text:p>
              </table:table-cell>
              <table:table-cell office:value-type="float" office:value="0.037833">
                <text:p>0.0378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37017">
                <text:p>0.037017</text:p>
              </table:table-cell>
              <table:table-cell office:value-type="float" office:value="0.029797">
                <text:p>0.02979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34576">
                <text:p>0.034576</text:p>
              </table:table-cell>
              <table:table-cell office:value-type="float" office:value="0.03346">
                <text:p>0.0334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35855">
                <text:p>0.035855</text:p>
              </table:table-cell>
              <table:table-cell office:value-type="float" office:value="0.036154">
                <text:p>0.03615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32485">
                <text:p>0.032485</text:p>
              </table:table-cell>
              <table:table-cell office:value-type="float" office:value="0.037017">
                <text:p>0.03701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35492">
                <text:p>0.035492</text:p>
              </table:table-cell>
              <table:table-cell office:value-type="float" office:value="0.032376">
                <text:p>0.03237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37436">
                <text:p>0.037436</text:p>
              </table:table-cell>
              <table:table-cell office:value-type="float" office:value="0.036586">
                <text:p>0.03658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33102">
                <text:p>0.033102</text:p>
              </table:table-cell>
              <table:table-cell office:value-type="float" office:value="0.035454">
                <text:p>0.03545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3696">
                <text:p>0.03696</text:p>
              </table:table-cell>
              <table:table-cell office:value-type="float" office:value="0.035865">
                <text:p>0.03586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35938">
                <text:p>0.035938</text:p>
              </table:table-cell>
              <table:table-cell office:value-type="float" office:value="0.035551">
                <text:p>0.03555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36455">
                <text:p>0.036455</text:p>
              </table:table-cell>
              <table:table-cell office:value-type="float" office:value="0.036878">
                <text:p>0.03687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34002">
                <text:p>0.034002</text:p>
              </table:table-cell>
              <table:table-cell office:value-type="float" office:value="0.032729">
                <text:p>0.03272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33958">
                <text:p>0.033958</text:p>
              </table:table-cell>
              <table:table-cell office:value-type="float" office:value="0.03124">
                <text:p>0.0312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3472">
                <text:p>0.03472</text:p>
              </table:table-cell>
              <table:table-cell office:value-type="float" office:value="0.035358">
                <text:p>0.03535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36907">
                <text:p>0.036907</text:p>
              </table:table-cell>
              <table:table-cell office:value-type="float" office:value="0.035068">
                <text:p>0.03506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35044">
                <text:p>0.035044</text:p>
              </table:table-cell>
              <table:table-cell office:value-type="float" office:value="0.034071">
                <text:p>0.03407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32564">
                <text:p>0.032564</text:p>
              </table:table-cell>
              <table:table-cell office:value-type="float" office:value="0.036632">
                <text:p>0.03663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32524">
                <text:p>0.032524</text:p>
              </table:table-cell>
              <table:table-cell office:value-type="float" office:value="0.034151">
                <text:p>0.03415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3411">
                <text:p>0.03411</text:p>
              </table:table-cell>
              <table:table-cell office:value-type="float" office:value="0.031802">
                <text:p>0.03180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35636">
                <text:p>0.035636</text:p>
              </table:table-cell>
              <table:table-cell office:value-type="float" office:value="0.030893">
                <text:p>0.03089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31306">
                <text:p>0.031306</text:p>
              </table:table-cell>
              <table:table-cell office:value-type="float" office:value="0.031756">
                <text:p>0.03175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33895">
                <text:p>0.033895</text:p>
              </table:table-cell>
              <table:table-cell office:value-type="float" office:value="0.035402">
                <text:p>0.03540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31563">
                <text:p>0.031563</text:p>
              </table:table-cell>
              <table:table-cell office:value-type="float" office:value="0.034169">
                <text:p>0.03416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32242">
                <text:p>0.032242</text:p>
              </table:table-cell>
              <table:table-cell office:value-type="float" office:value="0.035619">
                <text:p>0.03561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33478">
                <text:p>0.033478</text:p>
              </table:table-cell>
              <table:table-cell office:value-type="float" office:value="0.033599">
                <text:p>0.03359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32808">
                <text:p>0.032808</text:p>
              </table:table-cell>
              <table:table-cell office:value-type="float" office:value="0.032431">
                <text:p>0.03243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32548">
                <text:p>0.032548</text:p>
              </table:table-cell>
              <table:table-cell office:value-type="float" office:value="0.029285">
                <text:p>0.02928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31289">
                <text:p>0.031289</text:p>
              </table:table-cell>
              <table:table-cell office:value-type="float" office:value="0.03493">
                <text:p>0.0349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31662">
                <text:p>0.031662</text:p>
              </table:table-cell>
              <table:table-cell office:value-type="float" office:value="0.033235">
                <text:p>0.03323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31688">
                <text:p>0.031688</text:p>
              </table:table-cell>
              <table:table-cell office:value-type="float" office:value="0.030634">
                <text:p>0.03063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30767">
                <text:p>0.030767</text:p>
              </table:table-cell>
              <table:table-cell office:value-type="float" office:value="0.036114">
                <text:p>0.03611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33089">
                <text:p>0.033089</text:p>
              </table:table-cell>
              <table:table-cell office:value-type="float" office:value="0.032297">
                <text:p>0.03229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32129">
                <text:p>0.032129</text:p>
              </table:table-cell>
              <table:table-cell office:value-type="float" office:value="0.034653">
                <text:p>0.03465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34141">
                <text:p>0.034141</text:p>
              </table:table-cell>
              <table:table-cell office:value-type="float" office:value="0.036371">
                <text:p>0.03637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3434">
                <text:p>0.03434</text:p>
              </table:table-cell>
              <table:table-cell office:value-type="float" office:value="0.029368">
                <text:p>0.02936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31296">
                <text:p>0.031296</text:p>
              </table:table-cell>
              <table:table-cell office:value-type="float" office:value="0.034508">
                <text:p>0.03450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3172">
                <text:p>0.03172</text:p>
              </table:table-cell>
              <table:table-cell office:value-type="float" office:value="0.035105">
                <text:p>0.03510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33841">
                <text:p>0.033841</text:p>
              </table:table-cell>
              <table:table-cell office:value-type="float" office:value="0.030992">
                <text:p>0.03099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32769">
                <text:p>0.032769</text:p>
              </table:table-cell>
              <table:table-cell office:value-type="float" office:value="0.029746">
                <text:p>0.02974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33071">
                <text:p>0.033071</text:p>
              </table:table-cell>
              <table:table-cell office:value-type="float" office:value="0.032173">
                <text:p>0.03217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32361">
                <text:p>0.032361</text:p>
              </table:table-cell>
              <table:table-cell office:value-type="float" office:value="0.030638">
                <text:p>0.03063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3149">
                <text:p>0.03149</text:p>
              </table:table-cell>
              <table:table-cell office:value-type="float" office:value="0.032833">
                <text:p>0.03283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35745">
                <text:p>0.035745</text:p>
              </table:table-cell>
              <table:table-cell office:value-type="float" office:value="0.032071">
                <text:p>0.03207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3065">
                <text:p>0.03065</text:p>
              </table:table-cell>
              <table:table-cell office:value-type="float" office:value="0.032329">
                <text:p>0.03232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33254">
                <text:p>0.033254</text:p>
              </table:table-cell>
              <table:table-cell office:value-type="float" office:value="0.031555">
                <text:p>0.03155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31758">
                <text:p>0.031758</text:p>
              </table:table-cell>
              <table:table-cell office:value-type="float" office:value="0.032531">
                <text:p>0.03253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31172">
                <text:p>0.031172</text:p>
              </table:table-cell>
              <table:table-cell office:value-type="float" office:value="0.030318">
                <text:p>0.03031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31922">
                <text:p>0.031922</text:p>
              </table:table-cell>
              <table:table-cell office:value-type="float" office:value="0.031888">
                <text:p>0.03188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30543">
                <text:p>0.030543</text:p>
              </table:table-cell>
              <table:table-cell office:value-type="float" office:value="0.033061">
                <text:p>0.03306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30292">
                <text:p>0.030292</text:p>
              </table:table-cell>
              <table:table-cell office:value-type="float" office:value="0.030152">
                <text:p>0.03015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3254">
                <text:p>0.03254</text:p>
              </table:table-cell>
              <table:table-cell office:value-type="float" office:value="0.034096">
                <text:p>0.03409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31137">
                <text:p>0.031137</text:p>
              </table:table-cell>
              <table:table-cell office:value-type="float" office:value="0.03079">
                <text:p>0.0307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31055">
                <text:p>0.031055</text:p>
              </table:table-cell>
              <table:table-cell office:value-type="float" office:value="0.032699">
                <text:p>0.03269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33144">
                <text:p>0.033144</text:p>
              </table:table-cell>
              <table:table-cell office:value-type="float" office:value="0.033386">
                <text:p>0.03338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29851">
                <text:p>0.029851</text:p>
              </table:table-cell>
              <table:table-cell office:value-type="float" office:value="0.031619">
                <text:p>0.03161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30609">
                <text:p>0.030609</text:p>
              </table:table-cell>
              <table:table-cell office:value-type="float" office:value="0.030166">
                <text:p>0.03016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32311">
                <text:p>0.032311</text:p>
              </table:table-cell>
              <table:table-cell office:value-type="float" office:value="0.024891">
                <text:p>0.02489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33013">
                <text:p>0.033013</text:p>
              </table:table-cell>
              <table:table-cell office:value-type="float" office:value="0.030396">
                <text:p>0.03039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32881">
                <text:p>0.032881</text:p>
              </table:table-cell>
              <table:table-cell office:value-type="float" office:value="0.029439">
                <text:p>0.02943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30855">
                <text:p>0.030855</text:p>
              </table:table-cell>
              <table:table-cell office:value-type="float" office:value="0.036074">
                <text:p>0.03607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30717">
                <text:p>0.030717</text:p>
              </table:table-cell>
              <table:table-cell office:value-type="float" office:value="0.031236">
                <text:p>0.03123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31838">
                <text:p>0.031838</text:p>
              </table:table-cell>
              <table:table-cell office:value-type="float" office:value="0.031302">
                <text:p>0.03130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28407">
                <text:p>0.028407</text:p>
              </table:table-cell>
              <table:table-cell office:value-type="float" office:value="0.030889">
                <text:p>0.03088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32239">
                <text:p>0.032239</text:p>
              </table:table-cell>
              <table:table-cell office:value-type="float" office:value="0.030473">
                <text:p>0.03047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32759">
                <text:p>0.032759</text:p>
              </table:table-cell>
              <table:table-cell office:value-type="float" office:value="0.0309">
                <text:p>0.030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30607">
                <text:p>0.030607</text:p>
              </table:table-cell>
              <table:table-cell office:value-type="float" office:value="0.034634">
                <text:p>0.03463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31736">
                <text:p>0.031736</text:p>
              </table:table-cell>
              <table:table-cell office:value-type="float" office:value="0.031276">
                <text:p>0.03127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32291">
                <text:p>0.032291</text:p>
              </table:table-cell>
              <table:table-cell office:value-type="float" office:value="0.033103">
                <text:p>0.03310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31297">
                <text:p>0.031297</text:p>
              </table:table-cell>
              <table:table-cell office:value-type="float" office:value="0.033699">
                <text:p>0.03369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3174">
                <text:p>0.03174</text:p>
              </table:table-cell>
              <table:table-cell office:value-type="float" office:value="0.031482">
                <text:p>0.03148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30976">
                <text:p>0.030976</text:p>
              </table:table-cell>
              <table:table-cell office:value-type="float" office:value="0.029944">
                <text:p>0.02994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29476">
                <text:p>0.029476</text:p>
              </table:table-cell>
              <table:table-cell office:value-type="float" office:value="0.030334">
                <text:p>0.03033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29462">
                <text:p>0.029462</text:p>
              </table:table-cell>
              <table:table-cell office:value-type="float" office:value="0.029342">
                <text:p>0.02934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30128">
                <text:p>0.030128</text:p>
              </table:table-cell>
              <table:table-cell office:value-type="float" office:value="0.031382">
                <text:p>0.03138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30665">
                <text:p>0.030665</text:p>
              </table:table-cell>
              <table:table-cell office:value-type="float" office:value="0.029353">
                <text:p>0.02935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28196">
                <text:p>0.028196</text:p>
              </table:table-cell>
              <table:table-cell office:value-type="float" office:value="0.034648">
                <text:p>0.03464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3185">
                <text:p>0.03185</text:p>
              </table:table-cell>
              <table:table-cell office:value-type="float" office:value="0.030501">
                <text:p>0.03050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29999">
                <text:p>0.029999</text:p>
              </table:table-cell>
              <table:table-cell office:value-type="float" office:value="0.032014">
                <text:p>0.03201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29443">
                <text:p>0.029443</text:p>
              </table:table-cell>
              <table:table-cell office:value-type="float" office:value="0.02643">
                <text:p>0.0264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30216">
                <text:p>0.030216</text:p>
              </table:table-cell>
              <table:table-cell office:value-type="float" office:value="0.028499">
                <text:p>0.02849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3035">
                <text:p>0.03035</text:p>
              </table:table-cell>
              <table:table-cell office:value-type="float" office:value="0.027463">
                <text:p>0.02746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31092">
                <text:p>0.031092</text:p>
              </table:table-cell>
              <table:table-cell office:value-type="float" office:value="0.029116">
                <text:p>0.02911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28599">
                <text:p>0.028599</text:p>
              </table:table-cell>
              <table:table-cell office:value-type="float" office:value="0.033412">
                <text:p>0.03341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28646">
                <text:p>0.028646</text:p>
              </table:table-cell>
              <table:table-cell office:value-type="float" office:value="0.026346">
                <text:p>0.02634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3076">
                <text:p>0.03076</text:p>
              </table:table-cell>
              <table:table-cell office:value-type="float" office:value="0.030004">
                <text:p>0.03000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31435">
                <text:p>0.031435</text:p>
              </table:table-cell>
              <table:table-cell office:value-type="float" office:value="0.032105">
                <text:p>0.03210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28311">
                <text:p>0.028311</text:p>
              </table:table-cell>
              <table:table-cell office:value-type="float" office:value="0.030412">
                <text:p>0.03041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31159">
                <text:p>0.031159</text:p>
              </table:table-cell>
              <table:table-cell office:value-type="float" office:value="0.029945">
                <text:p>0.02994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29314">
                <text:p>0.029314</text:p>
              </table:table-cell>
              <table:table-cell office:value-type="float" office:value="0.028761">
                <text:p>0.02876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31307">
                <text:p>0.031307</text:p>
              </table:table-cell>
              <table:table-cell office:value-type="float" office:value="0.031195">
                <text:p>0.03119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31028">
                <text:p>0.031028</text:p>
              </table:table-cell>
              <table:table-cell office:value-type="float" office:value="0.031708">
                <text:p>0.03170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29341">
                <text:p>0.029341</text:p>
              </table:table-cell>
              <table:table-cell office:value-type="float" office:value="0.030913">
                <text:p>0.03091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31226">
                <text:p>0.031226</text:p>
              </table:table-cell>
              <table:table-cell office:value-type="float" office:value="0.031237">
                <text:p>0.03123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29573">
                <text:p>0.029573</text:p>
              </table:table-cell>
              <table:table-cell office:value-type="float" office:value="0.034178">
                <text:p>0.03417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31313">
                <text:p>0.031313</text:p>
              </table:table-cell>
              <table:table-cell office:value-type="float" office:value="0.027883">
                <text:p>0.02788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3194">
                <text:p>0.03194</text:p>
              </table:table-cell>
              <table:table-cell office:value-type="float" office:value="0.029369">
                <text:p>0.02936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30018">
                <text:p>0.030018</text:p>
              </table:table-cell>
              <table:table-cell office:value-type="float" office:value="0.030944">
                <text:p>0.03094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30772">
                <text:p>0.030772</text:p>
              </table:table-cell>
              <table:table-cell office:value-type="float" office:value="0.028543">
                <text:p>0.02854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31919">
                <text:p>0.031919</text:p>
              </table:table-cell>
              <table:table-cell office:value-type="float" office:value="0.029819">
                <text:p>0.02981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30173">
                <text:p>0.030173</text:p>
              </table:table-cell>
              <table:table-cell office:value-type="float" office:value="0.025775">
                <text:p>0.02577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29857">
                <text:p>0.029857</text:p>
              </table:table-cell>
              <table:table-cell office:value-type="float" office:value="0.032185">
                <text:p>0.03218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29711">
                <text:p>0.029711</text:p>
              </table:table-cell>
              <table:table-cell office:value-type="float" office:value="0.029769">
                <text:p>0.02976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30254">
                <text:p>0.030254</text:p>
              </table:table-cell>
              <table:table-cell office:value-type="float" office:value="0.03177">
                <text:p>0.0317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29673">
                <text:p>0.029673</text:p>
              </table:table-cell>
              <table:table-cell office:value-type="float" office:value="0.031602">
                <text:p>0.03160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32032">
                <text:p>0.032032</text:p>
              </table:table-cell>
              <table:table-cell office:value-type="float" office:value="0.028997">
                <text:p>0.02899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29327">
                <text:p>0.029327</text:p>
              </table:table-cell>
              <table:table-cell office:value-type="float" office:value="0.0304">
                <text:p>0.030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31473">
                <text:p>0.031473</text:p>
              </table:table-cell>
              <table:table-cell office:value-type="float" office:value="0.033949">
                <text:p>0.03394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30131">
                <text:p>0.030131</text:p>
              </table:table-cell>
              <table:table-cell office:value-type="float" office:value="0.028107">
                <text:p>0.02810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29624">
                <text:p>0.029624</text:p>
              </table:table-cell>
              <table:table-cell office:value-type="float" office:value="0.028677">
                <text:p>0.02867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29231">
                <text:p>0.029231</text:p>
              </table:table-cell>
              <table:table-cell office:value-type="float" office:value="0.03167">
                <text:p>0.0316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30897">
                <text:p>0.030897</text:p>
              </table:table-cell>
              <table:table-cell office:value-type="float" office:value="0.029816">
                <text:p>0.02981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29419">
                <text:p>0.029419</text:p>
              </table:table-cell>
              <table:table-cell office:value-type="float" office:value="0.033356">
                <text:p>0.03335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30281">
                <text:p>0.030281</text:p>
              </table:table-cell>
              <table:table-cell office:value-type="float" office:value="0.028124">
                <text:p>0.02812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30019">
                <text:p>0.030019</text:p>
              </table:table-cell>
              <table:table-cell office:value-type="float" office:value="0.027656">
                <text:p>0.02765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28933">
                <text:p>0.028933</text:p>
              </table:table-cell>
              <table:table-cell office:value-type="float" office:value="0.026838">
                <text:p>0.02683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30045">
                <text:p>0.030045</text:p>
              </table:table-cell>
              <table:table-cell office:value-type="float" office:value="0.029889">
                <text:p>0.02988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30845">
                <text:p>0.030845</text:p>
              </table:table-cell>
              <table:table-cell office:value-type="float" office:value="0.028939">
                <text:p>0.02893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32109">
                <text:p>0.032109</text:p>
              </table:table-cell>
              <table:table-cell office:value-type="float" office:value="0.029207">
                <text:p>0.02920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27635">
                <text:p>0.027635</text:p>
              </table:table-cell>
              <table:table-cell office:value-type="float" office:value="0.031981">
                <text:p>0.03198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31027">
                <text:p>0.031027</text:p>
              </table:table-cell>
              <table:table-cell office:value-type="float" office:value="0.028886">
                <text:p>0.02888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30123">
                <text:p>0.030123</text:p>
              </table:table-cell>
              <table:table-cell office:value-type="float" office:value="0.030167">
                <text:p>0.03016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30626">
                <text:p>0.030626</text:p>
              </table:table-cell>
              <table:table-cell office:value-type="float" office:value="0.029303">
                <text:p>0.02930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27959">
                <text:p>0.027959</text:p>
              </table:table-cell>
              <table:table-cell office:value-type="float" office:value="0.029606">
                <text:p>0.02960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31687">
                <text:p>0.031687</text:p>
              </table:table-cell>
              <table:table-cell office:value-type="float" office:value="0.028957">
                <text:p>0.02895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29488">
                <text:p>0.029488</text:p>
              </table:table-cell>
              <table:table-cell office:value-type="float" office:value="0.030389">
                <text:p>0.03038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28753">
                <text:p>0.028753</text:p>
              </table:table-cell>
              <table:table-cell office:value-type="float" office:value="0.030609">
                <text:p>0.03060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30849">
                <text:p>0.030849</text:p>
              </table:table-cell>
              <table:table-cell office:value-type="float" office:value="0.031252">
                <text:p>0.03125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29747">
                <text:p>0.029747</text:p>
              </table:table-cell>
              <table:table-cell office:value-type="float" office:value="0.032554">
                <text:p>0.03255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28556">
                <text:p>0.028556</text:p>
              </table:table-cell>
              <table:table-cell office:value-type="float" office:value="0.029857">
                <text:p>0.02985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28874">
                <text:p>0.028874</text:p>
              </table:table-cell>
              <table:table-cell office:value-type="float" office:value="0.032181">
                <text:p>0.03218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29754">
                <text:p>0.029754</text:p>
              </table:table-cell>
              <table:table-cell office:value-type="float" office:value="0.029167">
                <text:p>0.02916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29947">
                <text:p>0.029947</text:p>
              </table:table-cell>
              <table:table-cell office:value-type="float" office:value="0.030169">
                <text:p>0.03016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27593">
                <text:p>0.027593</text:p>
              </table:table-cell>
              <table:table-cell office:value-type="float" office:value="0.032258">
                <text:p>0.03225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30158">
                <text:p>0.030158</text:p>
              </table:table-cell>
              <table:table-cell office:value-type="float" office:value="0.029552">
                <text:p>0.02955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28744">
                <text:p>0.028744</text:p>
              </table:table-cell>
              <table:table-cell office:value-type="float" office:value="0.027873">
                <text:p>0.02787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29775">
                <text:p>0.029775</text:p>
              </table:table-cell>
              <table:table-cell office:value-type="float" office:value="0.030822">
                <text:p>0.03082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29073">
                <text:p>0.029073</text:p>
              </table:table-cell>
              <table:table-cell office:value-type="float" office:value="0.025972">
                <text:p>0.02597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30386">
                <text:p>0.030386</text:p>
              </table:table-cell>
              <table:table-cell office:value-type="float" office:value="0.026832">
                <text:p>0.02683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28636">
                <text:p>0.028636</text:p>
              </table:table-cell>
              <table:table-cell office:value-type="float" office:value="0.028657">
                <text:p>0.02865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28793">
                <text:p>0.028793</text:p>
              </table:table-cell>
              <table:table-cell office:value-type="float" office:value="0.030903">
                <text:p>0.03090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30906">
                <text:p>0.030906</text:p>
              </table:table-cell>
              <table:table-cell office:value-type="float" office:value="0.029377">
                <text:p>0.02937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29237">
                <text:p>0.029237</text:p>
              </table:table-cell>
              <table:table-cell office:value-type="float" office:value="0.031912">
                <text:p>0.03191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32647">
                <text:p>0.032647</text:p>
              </table:table-cell>
              <table:table-cell office:value-type="float" office:value="0.031219">
                <text:p>0.03121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29228">
                <text:p>0.029228</text:p>
              </table:table-cell>
              <table:table-cell office:value-type="float" office:value="0.02724">
                <text:p>0.0272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30063">
                <text:p>0.030063</text:p>
              </table:table-cell>
              <table:table-cell office:value-type="float" office:value="0.026121">
                <text:p>0.02612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29032">
                <text:p>0.029032</text:p>
              </table:table-cell>
              <table:table-cell office:value-type="float" office:value="0.026382">
                <text:p>0.02638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31213">
                <text:p>0.031213</text:p>
              </table:table-cell>
              <table:table-cell office:value-type="float" office:value="0.030049">
                <text:p>0.03004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28508">
                <text:p>0.028508</text:p>
              </table:table-cell>
              <table:table-cell office:value-type="float" office:value="0.031668">
                <text:p>0.03166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30779">
                <text:p>0.030779</text:p>
              </table:table-cell>
              <table:table-cell office:value-type="float" office:value="0.032677">
                <text:p>0.03267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28026">
                <text:p>0.028026</text:p>
              </table:table-cell>
              <table:table-cell office:value-type="float" office:value="0.029095">
                <text:p>0.02909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28672">
                <text:p>0.028672</text:p>
              </table:table-cell>
              <table:table-cell office:value-type="float" office:value="0.028764">
                <text:p>0.02876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26954">
                <text:p>0.026954</text:p>
              </table:table-cell>
              <table:table-cell office:value-type="float" office:value="0.03342">
                <text:p>0.0334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27811">
                <text:p>0.027811</text:p>
              </table:table-cell>
              <table:table-cell office:value-type="float" office:value="0.029664">
                <text:p>0.02966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28141">
                <text:p>0.028141</text:p>
              </table:table-cell>
              <table:table-cell office:value-type="float" office:value="0.029186">
                <text:p>0.02918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29339">
                <text:p>0.029339</text:p>
              </table:table-cell>
              <table:table-cell office:value-type="float" office:value="0.029775">
                <text:p>0.02977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29976">
                <text:p>0.029976</text:p>
              </table:table-cell>
              <table:table-cell office:value-type="float" office:value="0.025913">
                <text:p>0.02591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31728">
                <text:p>0.031728</text:p>
              </table:table-cell>
              <table:table-cell office:value-type="float" office:value="0.027904">
                <text:p>0.02790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28791">
                <text:p>0.028791</text:p>
              </table:table-cell>
              <table:table-cell office:value-type="float" office:value="0.032678">
                <text:p>0.03267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29416">
                <text:p>0.029416</text:p>
              </table:table-cell>
              <table:table-cell office:value-type="float" office:value="0.033608">
                <text:p>0.03360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30624">
                <text:p>0.030624</text:p>
              </table:table-cell>
              <table:table-cell office:value-type="float" office:value="0.031894">
                <text:p>0.03189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33311">
                <text:p>0.033311</text:p>
              </table:table-cell>
              <table:table-cell office:value-type="float" office:value="0.028137">
                <text:p>0.02813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297">
                <text:p>0.0297</text:p>
              </table:table-cell>
              <table:table-cell office:value-type="float" office:value="0.030781">
                <text:p>0.03078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30244">
                <text:p>0.030244</text:p>
              </table:table-cell>
              <table:table-cell office:value-type="float" office:value="0.030134">
                <text:p>0.03013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29571">
                <text:p>0.029571</text:p>
              </table:table-cell>
              <table:table-cell office:value-type="float" office:value="0.026735">
                <text:p>0.02673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28572">
                <text:p>0.028572</text:p>
              </table:table-cell>
              <table:table-cell office:value-type="float" office:value="0.033187">
                <text:p>0.03318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28855">
                <text:p>0.028855</text:p>
              </table:table-cell>
              <table:table-cell office:value-type="float" office:value="0.031954">
                <text:p>0.03195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29637">
                <text:p>0.029637</text:p>
              </table:table-cell>
              <table:table-cell office:value-type="float" office:value="0.030273">
                <text:p>0.03027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28923">
                <text:p>0.028923</text:p>
              </table:table-cell>
              <table:table-cell office:value-type="float" office:value="0.030469">
                <text:p>0.03046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28719">
                <text:p>0.028719</text:p>
              </table:table-cell>
              <table:table-cell office:value-type="float" office:value="0.025796">
                <text:p>0.02579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28614">
                <text:p>0.028614</text:p>
              </table:table-cell>
              <table:table-cell office:value-type="float" office:value="0.029143">
                <text:p>0.02914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30554">
                <text:p>0.030554</text:p>
              </table:table-cell>
              <table:table-cell office:value-type="float" office:value="0.030221">
                <text:p>0.03022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2815">
                <text:p>0.02815</text:p>
              </table:table-cell>
              <table:table-cell office:value-type="float" office:value="0.032228">
                <text:p>0.03222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30703">
                <text:p>0.030703</text:p>
              </table:table-cell>
              <table:table-cell office:value-type="float" office:value="0.033064">
                <text:p>0.03306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30342">
                <text:p>0.030342</text:p>
              </table:table-cell>
              <table:table-cell office:value-type="float" office:value="0.026526">
                <text:p>0.02652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2922">
                <text:p>0.02922</text:p>
              </table:table-cell>
              <table:table-cell office:value-type="float" office:value="0.030387">
                <text:p>0.03038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30459">
                <text:p>0.030459</text:p>
              </table:table-cell>
              <table:table-cell office:value-type="float" office:value="0.028365">
                <text:p>0.02836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29474">
                <text:p>0.029474</text:p>
              </table:table-cell>
              <table:table-cell office:value-type="float" office:value="0.029782">
                <text:p>0.02978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29704">
                <text:p>0.029704</text:p>
              </table:table-cell>
              <table:table-cell office:value-type="float" office:value="0.031658">
                <text:p>0.03165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30988">
                <text:p>0.030988</text:p>
              </table:table-cell>
              <table:table-cell office:value-type="float" office:value="0.025744">
                <text:p>0.02574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29681">
                <text:p>0.029681</text:p>
              </table:table-cell>
              <table:table-cell office:value-type="float" office:value="0.028421">
                <text:p>0.02842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2878">
                <text:p>0.02878</text:p>
              </table:table-cell>
              <table:table-cell office:value-type="float" office:value="0.029367">
                <text:p>0.02936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3023">
                <text:p>0.03023</text:p>
              </table:table-cell>
              <table:table-cell office:value-type="float" office:value="0.026016">
                <text:p>0.02601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31049">
                <text:p>0.031049</text:p>
              </table:table-cell>
              <table:table-cell office:value-type="float" office:value="0.026297">
                <text:p>0.02629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30628">
                <text:p>0.030628</text:p>
              </table:table-cell>
              <table:table-cell office:value-type="float" office:value="0.029683">
                <text:p>0.02968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27759">
                <text:p>0.027759</text:p>
              </table:table-cell>
              <table:table-cell office:value-type="float" office:value="0.027602">
                <text:p>0.02760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27991">
                <text:p>0.027991</text:p>
              </table:table-cell>
              <table:table-cell office:value-type="float" office:value="0.029741">
                <text:p>0.02974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29105">
                <text:p>0.029105</text:p>
              </table:table-cell>
              <table:table-cell office:value-type="float" office:value="0.029976">
                <text:p>0.02997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32508">
                <text:p>0.032508</text:p>
              </table:table-cell>
              <table:table-cell office:value-type="float" office:value="0.026745">
                <text:p>0.02674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30096">
                <text:p>0.030096</text:p>
              </table:table-cell>
              <table:table-cell office:value-type="float" office:value="0.030979">
                <text:p>0.03097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30496">
                <text:p>0.030496</text:p>
              </table:table-cell>
              <table:table-cell office:value-type="float" office:value="0.025729">
                <text:p>0.02572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2892">
                <text:p>0.02892</text:p>
              </table:table-cell>
              <table:table-cell office:value-type="float" office:value="0.027209">
                <text:p>0.02720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30037">
                <text:p>0.030037</text:p>
              </table:table-cell>
              <table:table-cell office:value-type="float" office:value="0.028808">
                <text:p>0.02880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29774">
                <text:p>0.029774</text:p>
              </table:table-cell>
              <table:table-cell office:value-type="float" office:value="0.031099">
                <text:p>0.03109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3038">
                <text:p>0.03038</text:p>
              </table:table-cell>
              <table:table-cell office:value-type="float" office:value="0.033657">
                <text:p>0.03365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30705">
                <text:p>0.030705</text:p>
              </table:table-cell>
              <table:table-cell office:value-type="float" office:value="0.029241">
                <text:p>0.02924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2824">
                <text:p>0.02824</text:p>
              </table:table-cell>
              <table:table-cell office:value-type="float" office:value="0.029195">
                <text:p>0.02919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30545">
                <text:p>0.030545</text:p>
              </table:table-cell>
              <table:table-cell office:value-type="float" office:value="0.032495">
                <text:p>0.03249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31644">
                <text:p>0.031644</text:p>
              </table:table-cell>
              <table:table-cell office:value-type="float" office:value="0.027085">
                <text:p>0.02708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31377">
                <text:p>0.031377</text:p>
              </table:table-cell>
              <table:table-cell office:value-type="float" office:value="0.031484">
                <text:p>0.03148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30557">
                <text:p>0.030557</text:p>
              </table:table-cell>
              <table:table-cell office:value-type="float" office:value="0.028836">
                <text:p>0.02883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30105">
                <text:p>0.030105</text:p>
              </table:table-cell>
              <table:table-cell office:value-type="float" office:value="0.03179">
                <text:p>0.0317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30281">
                <text:p>0.030281</text:p>
              </table:table-cell>
              <table:table-cell office:value-type="float" office:value="0.030338">
                <text:p>0.03033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31976">
                <text:p>0.031976</text:p>
              </table:table-cell>
              <table:table-cell office:value-type="float" office:value="0.025129">
                <text:p>0.02512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30675">
                <text:p>0.030675</text:p>
              </table:table-cell>
              <table:table-cell office:value-type="float" office:value="0.028693">
                <text:p>0.02869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29134">
                <text:p>0.029134</text:p>
              </table:table-cell>
              <table:table-cell office:value-type="float" office:value="0.029359">
                <text:p>0.02935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2947">
                <text:p>0.02947</text:p>
              </table:table-cell>
              <table:table-cell office:value-type="float" office:value="0.028763">
                <text:p>0.02876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30358">
                <text:p>0.030358</text:p>
              </table:table-cell>
              <table:table-cell office:value-type="float" office:value="0.030992">
                <text:p>0.03099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30987">
                <text:p>0.030987</text:p>
              </table:table-cell>
              <table:table-cell office:value-type="float" office:value="0.028429">
                <text:p>0.02842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28259">
                <text:p>0.028259</text:p>
              </table:table-cell>
              <table:table-cell office:value-type="float" office:value="0.029301">
                <text:p>0.02930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29897">
                <text:p>0.029897</text:p>
              </table:table-cell>
              <table:table-cell office:value-type="float" office:value="0.029872">
                <text:p>0.02987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2885">
                <text:p>0.02885</text:p>
              </table:table-cell>
              <table:table-cell office:value-type="float" office:value="0.032904">
                <text:p>0.03290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29325">
                <text:p>0.029325</text:p>
              </table:table-cell>
              <table:table-cell office:value-type="float" office:value="0.029898">
                <text:p>0.02989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27267">
                <text:p>0.027267</text:p>
              </table:table-cell>
              <table:table-cell office:value-type="float" office:value="0.031643">
                <text:p>0.03164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26881">
                <text:p>0.026881</text:p>
              </table:table-cell>
              <table:table-cell office:value-type="float" office:value="0.028413">
                <text:p>0.02841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29943">
                <text:p>0.029943</text:p>
              </table:table-cell>
              <table:table-cell office:value-type="float" office:value="0.031329">
                <text:p>0.03132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26941">
                <text:p>0.026941</text:p>
              </table:table-cell>
              <table:table-cell office:value-type="float" office:value="0.030748">
                <text:p>0.03074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30537">
                <text:p>0.030537</text:p>
              </table:table-cell>
              <table:table-cell office:value-type="float" office:value="0.025379">
                <text:p>0.02537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29212">
                <text:p>0.029212</text:p>
              </table:table-cell>
              <table:table-cell office:value-type="float" office:value="0.028585">
                <text:p>0.02858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32116">
                <text:p>0.032116</text:p>
              </table:table-cell>
              <table:table-cell office:value-type="float" office:value="0.029137">
                <text:p>0.02913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29524">
                <text:p>0.029524</text:p>
              </table:table-cell>
              <table:table-cell office:value-type="float" office:value="0.028702">
                <text:p>0.02870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30556">
                <text:p>0.030556</text:p>
              </table:table-cell>
              <table:table-cell office:value-type="float" office:value="0.030903">
                <text:p>0.03090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28763">
                <text:p>0.028763</text:p>
              </table:table-cell>
              <table:table-cell office:value-type="float" office:value="0.030678">
                <text:p>0.03067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28019">
                <text:p>0.028019</text:p>
              </table:table-cell>
              <table:table-cell office:value-type="float" office:value="0.032718">
                <text:p>0.03271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31496">
                <text:p>0.031496</text:p>
              </table:table-cell>
              <table:table-cell office:value-type="float" office:value="0.031092">
                <text:p>0.03109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29969">
                <text:p>0.029969</text:p>
              </table:table-cell>
              <table:table-cell office:value-type="float" office:value="0.029403">
                <text:p>0.02940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32489">
                <text:p>0.032489</text:p>
              </table:table-cell>
              <table:table-cell office:value-type="float" office:value="0.031622">
                <text:p>0.03162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28605">
                <text:p>0.028605</text:p>
              </table:table-cell>
              <table:table-cell office:value-type="float" office:value="0.030872">
                <text:p>0.03087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27748">
                <text:p>0.027748</text:p>
              </table:table-cell>
              <table:table-cell office:value-type="float" office:value="0.030047">
                <text:p>0.03004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30385">
                <text:p>0.030385</text:p>
              </table:table-cell>
              <table:table-cell office:value-type="float" office:value="0.027462">
                <text:p>0.02746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28803">
                <text:p>0.028803</text:p>
              </table:table-cell>
              <table:table-cell office:value-type="float" office:value="0.029253">
                <text:p>0.02925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30048">
                <text:p>0.030048</text:p>
              </table:table-cell>
              <table:table-cell office:value-type="float" office:value="0.031463">
                <text:p>0.03146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29689">
                <text:p>0.029689</text:p>
              </table:table-cell>
              <table:table-cell office:value-type="float" office:value="0.028965">
                <text:p>0.02896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27605">
                <text:p>0.027605</text:p>
              </table:table-cell>
              <table:table-cell office:value-type="float" office:value="0.035056">
                <text:p>0.03505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29944">
                <text:p>0.029944</text:p>
              </table:table-cell>
              <table:table-cell office:value-type="float" office:value="0.030681">
                <text:p>0.03068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31604">
                <text:p>0.031604</text:p>
              </table:table-cell>
              <table:table-cell office:value-type="float" office:value="0.029642">
                <text:p>0.02964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31191">
                <text:p>0.031191</text:p>
              </table:table-cell>
              <table:table-cell office:value-type="float" office:value="0.029529">
                <text:p>0.02952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28672">
                <text:p>0.028672</text:p>
              </table:table-cell>
              <table:table-cell office:value-type="float" office:value="0.030968">
                <text:p>0.03096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27998">
                <text:p>0.027998</text:p>
              </table:table-cell>
              <table:table-cell office:value-type="float" office:value="0.032101">
                <text:p>0.03210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33806">
                <text:p>0.033806</text:p>
              </table:table-cell>
              <table:table-cell office:value-type="float" office:value="0.02884">
                <text:p>0.0288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3121">
                <text:p>0.03121</text:p>
              </table:table-cell>
              <table:table-cell office:value-type="float" office:value="0.031178">
                <text:p>0.03117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27597">
                <text:p>0.027597</text:p>
              </table:table-cell>
              <table:table-cell office:value-type="float" office:value="0.025457">
                <text:p>0.02545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31148">
                <text:p>0.031148</text:p>
              </table:table-cell>
              <table:table-cell office:value-type="float" office:value="0.02895">
                <text:p>0.0289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29886">
                <text:p>0.029886</text:p>
              </table:table-cell>
              <table:table-cell office:value-type="float" office:value="0.029717">
                <text:p>0.02971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29996">
                <text:p>0.029996</text:p>
              </table:table-cell>
              <table:table-cell office:value-type="float" office:value="0.027389">
                <text:p>0.02738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2982">
                <text:p>0.02982</text:p>
              </table:table-cell>
              <table:table-cell office:value-type="float" office:value="0.032942">
                <text:p>0.03294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27317">
                <text:p>0.027317</text:p>
              </table:table-cell>
              <table:table-cell office:value-type="float" office:value="0.033202">
                <text:p>0.03320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31202">
                <text:p>0.031202</text:p>
              </table:table-cell>
              <table:table-cell office:value-type="float" office:value="0.033173">
                <text:p>0.03317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30758">
                <text:p>0.030758</text:p>
              </table:table-cell>
              <table:table-cell office:value-type="float" office:value="0.032718">
                <text:p>0.03271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30845">
                <text:p>0.030845</text:p>
              </table:table-cell>
              <table:table-cell office:value-type="float" office:value="0.033152">
                <text:p>0.03315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30902">
                <text:p>0.030902</text:p>
              </table:table-cell>
              <table:table-cell office:value-type="float" office:value="0.032903">
                <text:p>0.03290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30571">
                <text:p>0.030571</text:p>
              </table:table-cell>
              <table:table-cell office:value-type="float" office:value="0.032804">
                <text:p>0.03280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29693">
                <text:p>0.029693</text:p>
              </table:table-cell>
              <table:table-cell office:value-type="float" office:value="0.028384">
                <text:p>0.02838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30583">
                <text:p>0.030583</text:p>
              </table:table-cell>
              <table:table-cell office:value-type="float" office:value="0.029919">
                <text:p>0.02991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28152">
                <text:p>0.028152</text:p>
              </table:table-cell>
              <table:table-cell office:value-type="float" office:value="0.035382">
                <text:p>0.03538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32102">
                <text:p>0.032102</text:p>
              </table:table-cell>
              <table:table-cell office:value-type="float" office:value="0.025617">
                <text:p>0.02561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29776">
                <text:p>0.029776</text:p>
              </table:table-cell>
              <table:table-cell office:value-type="float" office:value="0.029861">
                <text:p>0.02986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29788">
                <text:p>0.029788</text:p>
              </table:table-cell>
              <table:table-cell office:value-type="float" office:value="0.032723">
                <text:p>0.03272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28676">
                <text:p>0.028676</text:p>
              </table:table-cell>
              <table:table-cell office:value-type="float" office:value="0.028925">
                <text:p>0.02892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318">
                <text:p>0.0318</text:p>
              </table:table-cell>
              <table:table-cell office:value-type="float" office:value="0.03153">
                <text:p>0.0315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30721">
                <text:p>0.030721</text:p>
              </table:table-cell>
              <table:table-cell office:value-type="float" office:value="0.031673">
                <text:p>0.03167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2952">
                <text:p>0.02952</text:p>
              </table:table-cell>
              <table:table-cell office:value-type="float" office:value="0.033862">
                <text:p>0.03386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29639">
                <text:p>0.029639</text:p>
              </table:table-cell>
              <table:table-cell office:value-type="float" office:value="0.030671">
                <text:p>0.03067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30829">
                <text:p>0.030829</text:p>
              </table:table-cell>
              <table:table-cell office:value-type="float" office:value="0.030036">
                <text:p>0.03003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30839">
                <text:p>0.030839</text:p>
              </table:table-cell>
              <table:table-cell office:value-type="float" office:value="0.028705">
                <text:p>0.02870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2972">
                <text:p>0.02972</text:p>
              </table:table-cell>
              <table:table-cell office:value-type="float" office:value="0.029427">
                <text:p>0.02942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31189">
                <text:p>0.031189</text:p>
              </table:table-cell>
              <table:table-cell office:value-type="float" office:value="0.030045">
                <text:p>0.03004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30943">
                <text:p>0.030943</text:p>
              </table:table-cell>
              <table:table-cell office:value-type="float" office:value="0.028085">
                <text:p>0.02808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32969">
                <text:p>0.032969</text:p>
              </table:table-cell>
              <table:table-cell office:value-type="float" office:value="0.027838">
                <text:p>0.02783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31687">
                <text:p>0.031687</text:p>
              </table:table-cell>
              <table:table-cell office:value-type="float" office:value="0.029871">
                <text:p>0.02987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29416">
                <text:p>0.029416</text:p>
              </table:table-cell>
              <table:table-cell office:value-type="float" office:value="0.029028">
                <text:p>0.02902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29905">
                <text:p>0.029905</text:p>
              </table:table-cell>
              <table:table-cell office:value-type="float" office:value="0.026226">
                <text:p>0.02622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31109">
                <text:p>0.031109</text:p>
              </table:table-cell>
              <table:table-cell office:value-type="float" office:value="0.027252">
                <text:p>0.02725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29993">
                <text:p>0.029993</text:p>
              </table:table-cell>
              <table:table-cell office:value-type="float" office:value="0.029789">
                <text:p>0.02978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28969">
                <text:p>0.028969</text:p>
              </table:table-cell>
              <table:table-cell office:value-type="float" office:value="0.030117">
                <text:p>0.03011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28928">
                <text:p>0.028928</text:p>
              </table:table-cell>
              <table:table-cell office:value-type="float" office:value="0.032701">
                <text:p>0.03270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30227">
                <text:p>0.030227</text:p>
              </table:table-cell>
              <table:table-cell office:value-type="float" office:value="0.031893">
                <text:p>0.03189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3142">
                <text:p>0.03142</text:p>
              </table:table-cell>
              <table:table-cell office:value-type="float" office:value="0.03079">
                <text:p>0.0307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32056">
                <text:p>0.032056</text:p>
              </table:table-cell>
              <table:table-cell office:value-type="float" office:value="0.028776">
                <text:p>0.02877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29361">
                <text:p>0.029361</text:p>
              </table:table-cell>
              <table:table-cell office:value-type="float" office:value="0.03123">
                <text:p>0.0312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32668">
                <text:p>0.032668</text:p>
              </table:table-cell>
              <table:table-cell office:value-type="float" office:value="0.031211">
                <text:p>0.03121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30869">
                <text:p>0.030869</text:p>
              </table:table-cell>
              <table:table-cell office:value-type="float" office:value="0.02824">
                <text:p>0.0282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28869">
                <text:p>0.028869</text:p>
              </table:table-cell>
              <table:table-cell office:value-type="float" office:value="0.027324">
                <text:p>0.02732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32777">
                <text:p>0.032777</text:p>
              </table:table-cell>
              <table:table-cell office:value-type="float" office:value="0.028545">
                <text:p>0.02854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31194">
                <text:p>0.031194</text:p>
              </table:table-cell>
              <table:table-cell office:value-type="float" office:value="0.026045">
                <text:p>0.02604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28416">
                <text:p>0.028416</text:p>
              </table:table-cell>
              <table:table-cell office:value-type="float" office:value="0.032015">
                <text:p>0.03201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28059">
                <text:p>0.028059</text:p>
              </table:table-cell>
              <table:table-cell office:value-type="float" office:value="0.031861">
                <text:p>0.03186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28537">
                <text:p>0.028537</text:p>
              </table:table-cell>
              <table:table-cell office:value-type="float" office:value="0.032415">
                <text:p>0.03241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29813">
                <text:p>0.029813</text:p>
              </table:table-cell>
              <table:table-cell office:value-type="float" office:value="0.032844">
                <text:p>0.03284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32136">
                <text:p>0.032136</text:p>
              </table:table-cell>
              <table:table-cell office:value-type="float" office:value="0.03378">
                <text:p>0.0337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29984">
                <text:p>0.029984</text:p>
              </table:table-cell>
              <table:table-cell office:value-type="float" office:value="0.030141">
                <text:p>0.03014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28632">
                <text:p>0.028632</text:p>
              </table:table-cell>
              <table:table-cell office:value-type="float" office:value="0.029943">
                <text:p>0.02994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28433">
                <text:p>0.028433</text:p>
              </table:table-cell>
              <table:table-cell office:value-type="float" office:value="0.035459">
                <text:p>0.03545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30167">
                <text:p>0.030167</text:p>
              </table:table-cell>
              <table:table-cell office:value-type="float" office:value="0.031917">
                <text:p>0.03191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28761">
                <text:p>0.028761</text:p>
              </table:table-cell>
              <table:table-cell office:value-type="float" office:value="0.027152">
                <text:p>0.02715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32403">
                <text:p>0.032403</text:p>
              </table:table-cell>
              <table:table-cell office:value-type="float" office:value="0.029367">
                <text:p>0.02936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28527">
                <text:p>0.028527</text:p>
              </table:table-cell>
              <table:table-cell office:value-type="float" office:value="0.029698">
                <text:p>0.02969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29596">
                <text:p>0.029596</text:p>
              </table:table-cell>
              <table:table-cell office:value-type="float" office:value="0.032607">
                <text:p>0.03260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30365">
                <text:p>0.030365</text:p>
              </table:table-cell>
              <table:table-cell office:value-type="float" office:value="0.034627">
                <text:p>0.03462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29927">
                <text:p>0.029927</text:p>
              </table:table-cell>
              <table:table-cell office:value-type="float" office:value="0.029784">
                <text:p>0.02978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29757">
                <text:p>0.029757</text:p>
              </table:table-cell>
              <table:table-cell office:value-type="float" office:value="0.029282">
                <text:p>0.02928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3268">
                <text:p>0.03268</text:p>
              </table:table-cell>
              <table:table-cell office:value-type="float" office:value="0.028554">
                <text:p>0.02855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31054">
                <text:p>0.031054</text:p>
              </table:table-cell>
              <table:table-cell office:value-type="float" office:value="0.033574">
                <text:p>0.03357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30412">
                <text:p>0.030412</text:p>
              </table:table-cell>
              <table:table-cell office:value-type="float" office:value="0.035126">
                <text:p>0.03512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30652">
                <text:p>0.030652</text:p>
              </table:table-cell>
              <table:table-cell office:value-type="float" office:value="0.032148">
                <text:p>0.03214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29636">
                <text:p>0.029636</text:p>
              </table:table-cell>
              <table:table-cell office:value-type="float" office:value="0.030316">
                <text:p>0.03031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29513">
                <text:p>0.029513</text:p>
              </table:table-cell>
              <table:table-cell office:value-type="float" office:value="0.028764">
                <text:p>0.02876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30468">
                <text:p>0.030468</text:p>
              </table:table-cell>
              <table:table-cell office:value-type="float" office:value="0.031442">
                <text:p>0.03144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33175">
                <text:p>0.033175</text:p>
              </table:table-cell>
              <table:table-cell office:value-type="float" office:value="0.030269">
                <text:p>0.03026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29917">
                <text:p>0.029917</text:p>
              </table:table-cell>
              <table:table-cell office:value-type="float" office:value="0.031751">
                <text:p>0.03175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31098">
                <text:p>0.031098</text:p>
              </table:table-cell>
              <table:table-cell office:value-type="float" office:value="0.027478">
                <text:p>0.02747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32183">
                <text:p>0.032183</text:p>
              </table:table-cell>
              <table:table-cell office:value-type="float" office:value="0.031641">
                <text:p>0.03164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32935">
                <text:p>0.032935</text:p>
              </table:table-cell>
              <table:table-cell office:value-type="float" office:value="0.031512">
                <text:p>0.03151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3111">
                <text:p>0.03111</text:p>
              </table:table-cell>
              <table:table-cell office:value-type="float" office:value="0.030968">
                <text:p>0.03096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31507">
                <text:p>0.031507</text:p>
              </table:table-cell>
              <table:table-cell office:value-type="float" office:value="0.032657">
                <text:p>0.03265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29115">
                <text:p>0.029115</text:p>
              </table:table-cell>
              <table:table-cell office:value-type="float" office:value="0.036491">
                <text:p>0.03649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3181">
                <text:p>0.03181</text:p>
              </table:table-cell>
              <table:table-cell office:value-type="float" office:value="0.029518">
                <text:p>0.02951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30756">
                <text:p>0.030756</text:p>
              </table:table-cell>
              <table:table-cell office:value-type="float" office:value="0.031524">
                <text:p>0.03152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33923">
                <text:p>0.033923</text:p>
              </table:table-cell>
              <table:table-cell office:value-type="float" office:value="0.032275">
                <text:p>0.03227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31463">
                <text:p>0.031463</text:p>
              </table:table-cell>
              <table:table-cell office:value-type="float" office:value="0.030287">
                <text:p>0.03028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31204">
                <text:p>0.031204</text:p>
              </table:table-cell>
              <table:table-cell office:value-type="float" office:value="0.03138">
                <text:p>0.0313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31261">
                <text:p>0.031261</text:p>
              </table:table-cell>
              <table:table-cell office:value-type="float" office:value="0.032769">
                <text:p>0.03276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30284">
                <text:p>0.030284</text:p>
              </table:table-cell>
              <table:table-cell office:value-type="float" office:value="0.031551">
                <text:p>0.03155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3347">
                <text:p>0.03347</text:p>
              </table:table-cell>
              <table:table-cell office:value-type="float" office:value="0.030863">
                <text:p>0.03086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29932">
                <text:p>0.029932</text:p>
              </table:table-cell>
              <table:table-cell office:value-type="float" office:value="0.031145">
                <text:p>0.03114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32866">
                <text:p>0.032866</text:p>
              </table:table-cell>
              <table:table-cell office:value-type="float" office:value="0.029506">
                <text:p>0.02950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28056">
                <text:p>0.028056</text:p>
              </table:table-cell>
              <table:table-cell office:value-type="float" office:value="0.028305">
                <text:p>0.02830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31244">
                <text:p>0.031244</text:p>
              </table:table-cell>
              <table:table-cell office:value-type="float" office:value="0.033923">
                <text:p>0.03392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32839">
                <text:p>0.032839</text:p>
              </table:table-cell>
              <table:table-cell office:value-type="float" office:value="0.028919">
                <text:p>0.02891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33481">
                <text:p>0.033481</text:p>
              </table:table-cell>
              <table:table-cell office:value-type="float" office:value="0.028853">
                <text:p>0.02885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479cm" svg:height="16.127cm" xlink:href=".." xlink:type="simple" chart:class="chart:line" chart:style-name="ch1">
        <chart:title svg:x="3.693cm" svg:y="0.458cm" chart:style-name="ch2">
          <text:p>MSE</text:p>
        </chart:title>
        <chart:subtitle svg:x="3.309cm" svg:y="1.559cm" chart:style-name="ch3">
          <text:p>Network 5</text:p>
        </chart:subtitle>
        <chart:legend chart:legend-position="bottom" svg:x="0.366cm" svg:y="15.318cm" style:legend-expansion="wide" chart:style-name="ch4"/>
        <chart:plot-area chart:style-name="ch5" table:cell-range-address="Arkusz1.I1:Arkusz1.J501" chart:data-source-has-labels="row" svg:x="0.619cm" svg:y="2.886cm" svg:width="7.522cm" svg:height="11.69cm">
          <chartooo:coordinate-region svg:x="1.346cm" svg:y="3.099cm" svg:width="6.711cm" svg:height="10.38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Arkusz1.I2:Arkusz1.I501" chart:label-cell-address="Arkusz1.I1:Arkusz1.I1" chart:class="chart:line">
            <chart:data-point chart:repeated="500"/>
          </chart:series>
          <chart:series chart:style-name="ch9" chart:values-cell-range-address="Arkusz1.J2:Arkusz1.J501" chart:label-cell-address="Arkusz1.J1:Arkusz1.J1" chart:class="chart:line">
            <chart:data-point chart:repeated="5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 Set Error</text:p>
                <draw:g>
                  <svg:desc>Arkusz1.I1:Arkusz1.I1</svg:desc>
                </draw:g>
              </table:table-cell>
              <table:table-cell office:value-type="string">
                <text:p>Verifying Set Error</text:p>
                <draw:g>
                  <svg:desc>Arkusz1.J1:Arkusz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67722">
                <text:p>0.267722</text:p>
                <draw:g>
                  <svg:desc>Arkusz1.I2:Arkusz1.I501</svg:desc>
                </draw:g>
              </table:table-cell>
              <table:table-cell office:value-type="float" office:value="0.228375">
                <text:p>0.228375</text:p>
                <draw:g>
                  <svg:desc>Arkusz1.J2:Arkusz1.J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5341">
                <text:p>0.205341</text:p>
              </table:table-cell>
              <table:table-cell office:value-type="float" office:value="0.180056">
                <text:p>0.1800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9471">
                <text:p>0.179471</text:p>
              </table:table-cell>
              <table:table-cell office:value-type="float" office:value="0.166752">
                <text:p>0.1667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60349">
                <text:p>0.160349</text:p>
              </table:table-cell>
              <table:table-cell office:value-type="float" office:value="0.151059">
                <text:p>0.1510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45749">
                <text:p>0.145749</text:p>
              </table:table-cell>
              <table:table-cell office:value-type="float" office:value="0.140919">
                <text:p>0.1409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42263">
                <text:p>0.142263</text:p>
              </table:table-cell>
              <table:table-cell office:value-type="float" office:value="0.142835">
                <text:p>0.1428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40212">
                <text:p>0.140212</text:p>
              </table:table-cell>
              <table:table-cell office:value-type="float" office:value="0.140923">
                <text:p>0.1409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377">
                <text:p>0.1377</text:p>
              </table:table-cell>
              <table:table-cell office:value-type="float" office:value="0.135018">
                <text:p>0.1350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36408">
                <text:p>0.136408</text:p>
              </table:table-cell>
              <table:table-cell office:value-type="float" office:value="0.134447">
                <text:p>0.1344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37945">
                <text:p>0.137945</text:p>
              </table:table-cell>
              <table:table-cell office:value-type="float" office:value="0.124977">
                <text:p>0.1249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30707">
                <text:p>0.130707</text:p>
              </table:table-cell>
              <table:table-cell office:value-type="float" office:value="0.131494">
                <text:p>0.1314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33709">
                <text:p>0.133709</text:p>
              </table:table-cell>
              <table:table-cell office:value-type="float" office:value="0.125584">
                <text:p>0.1255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9463">
                <text:p>0.129463</text:p>
              </table:table-cell>
              <table:table-cell office:value-type="float" office:value="0.125452">
                <text:p>0.1254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1762">
                <text:p>0.131762</text:p>
              </table:table-cell>
              <table:table-cell office:value-type="float" office:value="0.120679">
                <text:p>0.1206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27266">
                <text:p>0.127266</text:p>
              </table:table-cell>
              <table:table-cell office:value-type="float" office:value="0.130842">
                <text:p>0.1308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30814">
                <text:p>0.130814</text:p>
              </table:table-cell>
              <table:table-cell office:value-type="float" office:value="0.135413">
                <text:p>0.1354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26275">
                <text:p>0.126275</text:p>
              </table:table-cell>
              <table:table-cell office:value-type="float" office:value="0.13658">
                <text:p>0.136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31614">
                <text:p>0.131614</text:p>
              </table:table-cell>
              <table:table-cell office:value-type="float" office:value="0.134206">
                <text:p>0.1342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33308">
                <text:p>0.133308</text:p>
              </table:table-cell>
              <table:table-cell office:value-type="float" office:value="0.135424">
                <text:p>0.1354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33803">
                <text:p>0.133803</text:p>
              </table:table-cell>
              <table:table-cell office:value-type="float" office:value="0.134005">
                <text:p>0.1340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41121">
                <text:p>0.141121</text:p>
              </table:table-cell>
              <table:table-cell office:value-type="float" office:value="0.135976">
                <text:p>0.1359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43176">
                <text:p>0.143176</text:p>
              </table:table-cell>
              <table:table-cell office:value-type="float" office:value="0.143629">
                <text:p>0.1436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35774">
                <text:p>0.135774</text:p>
              </table:table-cell>
              <table:table-cell office:value-type="float" office:value="0.138209">
                <text:p>0.1382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38714">
                <text:p>0.138714</text:p>
              </table:table-cell>
              <table:table-cell office:value-type="float" office:value="0.135844">
                <text:p>0.1358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31931">
                <text:p>0.131931</text:p>
              </table:table-cell>
              <table:table-cell office:value-type="float" office:value="0.133331">
                <text:p>0.1333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3491">
                <text:p>0.13491</text:p>
              </table:table-cell>
              <table:table-cell office:value-type="float" office:value="0.133659">
                <text:p>0.1336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31921">
                <text:p>0.131921</text:p>
              </table:table-cell>
              <table:table-cell office:value-type="float" office:value="0.139933">
                <text:p>0.1399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36303">
                <text:p>0.136303</text:p>
              </table:table-cell>
              <table:table-cell office:value-type="float" office:value="0.124678">
                <text:p>0.1246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28056">
                <text:p>0.128056</text:p>
              </table:table-cell>
              <table:table-cell office:value-type="float" office:value="0.130945">
                <text:p>0.1309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29774">
                <text:p>0.129774</text:p>
              </table:table-cell>
              <table:table-cell office:value-type="float" office:value="0.132257">
                <text:p>0.1322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8324">
                <text:p>0.128324</text:p>
              </table:table-cell>
              <table:table-cell office:value-type="float" office:value="0.125944">
                <text:p>0.1259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24074">
                <text:p>0.124074</text:p>
              </table:table-cell>
              <table:table-cell office:value-type="float" office:value="0.128236">
                <text:p>0.1282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24604">
                <text:p>0.124604</text:p>
              </table:table-cell>
              <table:table-cell office:value-type="float" office:value="0.11639">
                <text:p>0.116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16406">
                <text:p>0.116406</text:p>
              </table:table-cell>
              <table:table-cell office:value-type="float" office:value="0.109609">
                <text:p>0.1096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14927">
                <text:p>0.114927</text:p>
              </table:table-cell>
              <table:table-cell office:value-type="float" office:value="0.119068">
                <text:p>0.1190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0916">
                <text:p>0.10916</text:p>
              </table:table-cell>
              <table:table-cell office:value-type="float" office:value="0.106944">
                <text:p>0.1069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05786">
                <text:p>0.105786</text:p>
              </table:table-cell>
              <table:table-cell office:value-type="float" office:value="0.102673">
                <text:p>0.1026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04347">
                <text:p>0.104347</text:p>
              </table:table-cell>
              <table:table-cell office:value-type="float" office:value="0.105264">
                <text:p>0.1052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98167">
                <text:p>0.098167</text:p>
              </table:table-cell>
              <table:table-cell office:value-type="float" office:value="0.093046">
                <text:p>0.0930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95221">
                <text:p>0.095221</text:p>
              </table:table-cell>
              <table:table-cell office:value-type="float" office:value="0.099475">
                <text:p>0.0994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9128">
                <text:p>0.09128</text:p>
              </table:table-cell>
              <table:table-cell office:value-type="float" office:value="0.092477">
                <text:p>0.0924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86449">
                <text:p>0.086449</text:p>
              </table:table-cell>
              <table:table-cell office:value-type="float" office:value="0.085643">
                <text:p>0.0856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83182">
                <text:p>0.083182</text:p>
              </table:table-cell>
              <table:table-cell office:value-type="float" office:value="0.080499">
                <text:p>0.0804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84333">
                <text:p>0.084333</text:p>
              </table:table-cell>
              <table:table-cell office:value-type="float" office:value="0.079382">
                <text:p>0.0793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79215">
                <text:p>0.079215</text:p>
              </table:table-cell>
              <table:table-cell office:value-type="float" office:value="0.076778">
                <text:p>0.0767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7455">
                <text:p>0.07455</text:p>
              </table:table-cell>
              <table:table-cell office:value-type="float" office:value="0.073451">
                <text:p>0.0734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72329">
                <text:p>0.072329</text:p>
              </table:table-cell>
              <table:table-cell office:value-type="float" office:value="0.073974">
                <text:p>0.0739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70014">
                <text:p>0.070014</text:p>
              </table:table-cell>
              <table:table-cell office:value-type="float" office:value="0.066988">
                <text:p>0.0669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68493">
                <text:p>0.068493</text:p>
              </table:table-cell>
              <table:table-cell office:value-type="float" office:value="0.071525">
                <text:p>0.0715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66321">
                <text:p>0.066321</text:p>
              </table:table-cell>
              <table:table-cell office:value-type="float" office:value="0.065852">
                <text:p>0.0658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65543">
                <text:p>0.065543</text:p>
              </table:table-cell>
              <table:table-cell office:value-type="float" office:value="0.065431">
                <text:p>0.0654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63225">
                <text:p>0.063225</text:p>
              </table:table-cell>
              <table:table-cell office:value-type="float" office:value="0.061954">
                <text:p>0.0619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64541">
                <text:p>0.064541</text:p>
              </table:table-cell>
              <table:table-cell office:value-type="float" office:value="0.063138">
                <text:p>0.0631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63023">
                <text:p>0.063023</text:p>
              </table:table-cell>
              <table:table-cell office:value-type="float" office:value="0.063102">
                <text:p>0.0631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66399">
                <text:p>0.066399</text:p>
              </table:table-cell>
              <table:table-cell office:value-type="float" office:value="0.063425">
                <text:p>0.0634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69771">
                <text:p>0.069771</text:p>
              </table:table-cell>
              <table:table-cell office:value-type="float" office:value="0.081207">
                <text:p>0.0812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85751">
                <text:p>0.085751</text:p>
              </table:table-cell>
              <table:table-cell office:value-type="float" office:value="0.100012">
                <text:p>0.1000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41319">
                <text:p>0.141319</text:p>
              </table:table-cell>
              <table:table-cell office:value-type="float" office:value="0.211445">
                <text:p>0.2114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60344">
                <text:p>0.360344</text:p>
              </table:table-cell>
              <table:table-cell office:value-type="float" office:value="0.415238">
                <text:p>0.4152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54009">
                <text:p>0.354009</text:p>
              </table:table-cell>
              <table:table-cell office:value-type="float" office:value="0.320446">
                <text:p>0.3204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01754">
                <text:p>0.301754</text:p>
              </table:table-cell>
              <table:table-cell office:value-type="float" office:value="0.281033">
                <text:p>0.2810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75437">
                <text:p>0.275437</text:p>
              </table:table-cell>
              <table:table-cell office:value-type="float" office:value="0.286923">
                <text:p>0.2869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98196">
                <text:p>0.298196</text:p>
              </table:table-cell>
              <table:table-cell office:value-type="float" office:value="0.360121">
                <text:p>0.36012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95079">
                <text:p>0.495079</text:p>
              </table:table-cell>
              <table:table-cell office:value-type="float" office:value="0.507183">
                <text:p>0.50718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13135">
                <text:p>0.413135</text:p>
              </table:table-cell>
              <table:table-cell office:value-type="float" office:value="0.341372">
                <text:p>0.3413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08212">
                <text:p>0.308212</text:p>
              </table:table-cell>
              <table:table-cell office:value-type="float" office:value="0.294163">
                <text:p>0.29416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81362">
                <text:p>0.281362</text:p>
              </table:table-cell>
              <table:table-cell office:value-type="float" office:value="0.265959">
                <text:p>0.26595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5241">
                <text:p>0.25241</text:p>
              </table:table-cell>
              <table:table-cell office:value-type="float" office:value="0.244109">
                <text:p>0.2441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41687">
                <text:p>0.241687</text:p>
              </table:table-cell>
              <table:table-cell office:value-type="float" office:value="0.227815">
                <text:p>0.2278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33553">
                <text:p>0.233553</text:p>
              </table:table-cell>
              <table:table-cell office:value-type="float" office:value="0.232753">
                <text:p>0.2327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16322">
                <text:p>0.216322</text:p>
              </table:table-cell>
              <table:table-cell office:value-type="float" office:value="0.208755">
                <text:p>0.2087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08191">
                <text:p>0.208191</text:p>
              </table:table-cell>
              <table:table-cell office:value-type="float" office:value="0.214702">
                <text:p>0.2147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9868">
                <text:p>0.19868</text:p>
              </table:table-cell>
              <table:table-cell office:value-type="float" office:value="0.185874">
                <text:p>0.1858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77878">
                <text:p>0.177878</text:p>
              </table:table-cell>
              <table:table-cell office:value-type="float" office:value="0.160986">
                <text:p>0.1609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73496">
                <text:p>0.173496</text:p>
              </table:table-cell>
              <table:table-cell office:value-type="float" office:value="0.165933">
                <text:p>0.1659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57299">
                <text:p>0.157299</text:p>
              </table:table-cell>
              <table:table-cell office:value-type="float" office:value="0.149616">
                <text:p>0.1496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5041">
                <text:p>0.15041</text:p>
              </table:table-cell>
              <table:table-cell office:value-type="float" office:value="0.144655">
                <text:p>0.1446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36974">
                <text:p>0.136974</text:p>
              </table:table-cell>
              <table:table-cell office:value-type="float" office:value="0.144834">
                <text:p>0.1448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43666">
                <text:p>0.143666</text:p>
              </table:table-cell>
              <table:table-cell office:value-type="float" office:value="0.146809">
                <text:p>0.1468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51939">
                <text:p>0.151939</text:p>
              </table:table-cell>
              <table:table-cell office:value-type="float" office:value="0.170828">
                <text:p>0.1708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86913">
                <text:p>0.186913</text:p>
              </table:table-cell>
              <table:table-cell office:value-type="float" office:value="0.182321">
                <text:p>0.1823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95755">
                <text:p>0.195755</text:p>
              </table:table-cell>
              <table:table-cell office:value-type="float" office:value="0.195076">
                <text:p>0.1950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79386">
                <text:p>0.179386</text:p>
              </table:table-cell>
              <table:table-cell office:value-type="float" office:value="0.169269">
                <text:p>0.1692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62499">
                <text:p>0.162499</text:p>
              </table:table-cell>
              <table:table-cell office:value-type="float" office:value="0.136004">
                <text:p>0.1360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41502">
                <text:p>0.141502</text:p>
              </table:table-cell>
              <table:table-cell office:value-type="float" office:value="0.137494">
                <text:p>0.1374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31904">
                <text:p>0.131904</text:p>
              </table:table-cell>
              <table:table-cell office:value-type="float" office:value="0.128518">
                <text:p>0.1285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16696">
                <text:p>0.116696</text:p>
              </table:table-cell>
              <table:table-cell office:value-type="float" office:value="0.116342">
                <text:p>0.1163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12036">
                <text:p>0.112036</text:p>
              </table:table-cell>
              <table:table-cell office:value-type="float" office:value="0.111672">
                <text:p>0.1116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08841">
                <text:p>0.108841</text:p>
              </table:table-cell>
              <table:table-cell office:value-type="float" office:value="0.109032">
                <text:p>0.1090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05002">
                <text:p>0.105002</text:p>
              </table:table-cell>
              <table:table-cell office:value-type="float" office:value="0.104034">
                <text:p>0.1040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02423">
                <text:p>0.102423</text:p>
              </table:table-cell>
              <table:table-cell office:value-type="float" office:value="0.101581">
                <text:p>0.1015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95191">
                <text:p>0.095191</text:p>
              </table:table-cell>
              <table:table-cell office:value-type="float" office:value="0.101159">
                <text:p>0.1011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94725">
                <text:p>0.094725</text:p>
              </table:table-cell>
              <table:table-cell office:value-type="float" office:value="0.096496">
                <text:p>0.0964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91684">
                <text:p>0.091684</text:p>
              </table:table-cell>
              <table:table-cell office:value-type="float" office:value="0.092405">
                <text:p>0.0924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91164">
                <text:p>0.091164</text:p>
              </table:table-cell>
              <table:table-cell office:value-type="float" office:value="0.097862">
                <text:p>0.09786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89789">
                <text:p>0.089789</text:p>
              </table:table-cell>
              <table:table-cell office:value-type="float" office:value="0.083567">
                <text:p>0.0835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88682">
                <text:p>0.088682</text:p>
              </table:table-cell>
              <table:table-cell office:value-type="float" office:value="0.084946">
                <text:p>0.0849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82079">
                <text:p>0.082079</text:p>
              </table:table-cell>
              <table:table-cell office:value-type="float" office:value="0.082801">
                <text:p>0.0828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81324">
                <text:p>0.081324</text:p>
              </table:table-cell>
              <table:table-cell office:value-type="float" office:value="0.079446">
                <text:p>0.0794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80746">
                <text:p>0.080746</text:p>
              </table:table-cell>
              <table:table-cell office:value-type="float" office:value="0.080769">
                <text:p>0.08076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83744">
                <text:p>0.083744</text:p>
              </table:table-cell>
              <table:table-cell office:value-type="float" office:value="0.076226">
                <text:p>0.0762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78091">
                <text:p>0.078091</text:p>
              </table:table-cell>
              <table:table-cell office:value-type="float" office:value="0.074821">
                <text:p>0.07482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72494">
                <text:p>0.072494</text:p>
              </table:table-cell>
              <table:table-cell office:value-type="float" office:value="0.076776">
                <text:p>0.07677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70584">
                <text:p>0.070584</text:p>
              </table:table-cell>
              <table:table-cell office:value-type="float" office:value="0.072675">
                <text:p>0.0726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7415">
                <text:p>0.07415</text:p>
              </table:table-cell>
              <table:table-cell office:value-type="float" office:value="0.073212">
                <text:p>0.0732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71696">
                <text:p>0.071696</text:p>
              </table:table-cell>
              <table:table-cell office:value-type="float" office:value="0.067462">
                <text:p>0.06746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73475">
                <text:p>0.073475</text:p>
              </table:table-cell>
              <table:table-cell office:value-type="float" office:value="0.070498">
                <text:p>0.0704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6809">
                <text:p>0.06809</text:p>
              </table:table-cell>
              <table:table-cell office:value-type="float" office:value="0.068498">
                <text:p>0.0684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67106">
                <text:p>0.067106</text:p>
              </table:table-cell>
              <table:table-cell office:value-type="float" office:value="0.068343">
                <text:p>0.06834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67406">
                <text:p>0.067406</text:p>
              </table:table-cell>
              <table:table-cell office:value-type="float" office:value="0.067251">
                <text:p>0.06725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66882">
                <text:p>0.066882</text:p>
              </table:table-cell>
              <table:table-cell office:value-type="float" office:value="0.068367">
                <text:p>0.0683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65159">
                <text:p>0.065159</text:p>
              </table:table-cell>
              <table:table-cell office:value-type="float" office:value="0.065063">
                <text:p>0.06506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63621">
                <text:p>0.063621</text:p>
              </table:table-cell>
              <table:table-cell office:value-type="float" office:value="0.064751">
                <text:p>0.06475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61557">
                <text:p>0.061557</text:p>
              </table:table-cell>
              <table:table-cell office:value-type="float" office:value="0.063836">
                <text:p>0.06383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64901">
                <text:p>0.064901</text:p>
              </table:table-cell>
              <table:table-cell office:value-type="float" office:value="0.061264">
                <text:p>0.06126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60435">
                <text:p>0.060435</text:p>
              </table:table-cell>
              <table:table-cell office:value-type="float" office:value="0.064567">
                <text:p>0.0645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60964">
                <text:p>0.060964</text:p>
              </table:table-cell>
              <table:table-cell office:value-type="float" office:value="0.065165">
                <text:p>0.06516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63054">
                <text:p>0.063054</text:p>
              </table:table-cell>
              <table:table-cell office:value-type="float" office:value="0.060048">
                <text:p>0.0600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6112">
                <text:p>0.06112</text:p>
              </table:table-cell>
              <table:table-cell office:value-type="float" office:value="0.062435">
                <text:p>0.0624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59784">
                <text:p>0.059784</text:p>
              </table:table-cell>
              <table:table-cell office:value-type="float" office:value="0.061224">
                <text:p>0.0612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61302">
                <text:p>0.061302</text:p>
              </table:table-cell>
              <table:table-cell office:value-type="float" office:value="0.056909">
                <text:p>0.05690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57524">
                <text:p>0.057524</text:p>
              </table:table-cell>
              <table:table-cell office:value-type="float" office:value="0.056754">
                <text:p>0.05675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58515">
                <text:p>0.058515</text:p>
              </table:table-cell>
              <table:table-cell office:value-type="float" office:value="0.057967">
                <text:p>0.05796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59012">
                <text:p>0.059012</text:p>
              </table:table-cell>
              <table:table-cell office:value-type="float" office:value="0.057734">
                <text:p>0.05773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57145">
                <text:p>0.057145</text:p>
              </table:table-cell>
              <table:table-cell office:value-type="float" office:value="0.059678">
                <text:p>0.0596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58241">
                <text:p>0.058241</text:p>
              </table:table-cell>
              <table:table-cell office:value-type="float" office:value="0.055221">
                <text:p>0.05522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54349">
                <text:p>0.054349</text:p>
              </table:table-cell>
              <table:table-cell office:value-type="float" office:value="0.059817">
                <text:p>0.05981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58186">
                <text:p>0.058186</text:p>
              </table:table-cell>
              <table:table-cell office:value-type="float" office:value="0.05893">
                <text:p>0.0589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57926">
                <text:p>0.057926</text:p>
              </table:table-cell>
              <table:table-cell office:value-type="float" office:value="0.054957">
                <text:p>0.05495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53474">
                <text:p>0.053474</text:p>
              </table:table-cell>
              <table:table-cell office:value-type="float" office:value="0.053349">
                <text:p>0.05334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53123">
                <text:p>0.053123</text:p>
              </table:table-cell>
              <table:table-cell office:value-type="float" office:value="0.054511">
                <text:p>0.05451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5602">
                <text:p>0.05602</text:p>
              </table:table-cell>
              <table:table-cell office:value-type="float" office:value="0.053222">
                <text:p>0.05322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49718">
                <text:p>0.049718</text:p>
              </table:table-cell>
              <table:table-cell office:value-type="float" office:value="0.050153">
                <text:p>0.0501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53457">
                <text:p>0.053457</text:p>
              </table:table-cell>
              <table:table-cell office:value-type="float" office:value="0.053668">
                <text:p>0.05366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51522">
                <text:p>0.051522</text:p>
              </table:table-cell>
              <table:table-cell office:value-type="float" office:value="0.053217">
                <text:p>0.05321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52546">
                <text:p>0.052546</text:p>
              </table:table-cell>
              <table:table-cell office:value-type="float" office:value="0.052664">
                <text:p>0.0526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5476">
                <text:p>0.05476</text:p>
              </table:table-cell>
              <table:table-cell office:value-type="float" office:value="0.052743">
                <text:p>0.05274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49703">
                <text:p>0.049703</text:p>
              </table:table-cell>
              <table:table-cell office:value-type="float" office:value="0.046823">
                <text:p>0.04682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49213">
                <text:p>0.049213</text:p>
              </table:table-cell>
              <table:table-cell office:value-type="float" office:value="0.049477">
                <text:p>0.04947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50038">
                <text:p>0.050038</text:p>
              </table:table-cell>
              <table:table-cell office:value-type="float" office:value="0.048257">
                <text:p>0.04825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50046">
                <text:p>0.050046</text:p>
              </table:table-cell>
              <table:table-cell office:value-type="float" office:value="0.047754">
                <text:p>0.04775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50528">
                <text:p>0.050528</text:p>
              </table:table-cell>
              <table:table-cell office:value-type="float" office:value="0.046868">
                <text:p>0.04686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51859">
                <text:p>0.051859</text:p>
              </table:table-cell>
              <table:table-cell office:value-type="float" office:value="0.050837">
                <text:p>0.05083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47988">
                <text:p>0.047988</text:p>
              </table:table-cell>
              <table:table-cell office:value-type="float" office:value="0.049529">
                <text:p>0.04952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48279">
                <text:p>0.048279</text:p>
              </table:table-cell>
              <table:table-cell office:value-type="float" office:value="0.047716">
                <text:p>0.04771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46296">
                <text:p>0.046296</text:p>
              </table:table-cell>
              <table:table-cell office:value-type="float" office:value="0.051977">
                <text:p>0.05197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48952">
                <text:p>0.048952</text:p>
              </table:table-cell>
              <table:table-cell office:value-type="float" office:value="0.049354">
                <text:p>0.0493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49256">
                <text:p>0.049256</text:p>
              </table:table-cell>
              <table:table-cell office:value-type="float" office:value="0.048752">
                <text:p>0.04875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49047">
                <text:p>0.049047</text:p>
              </table:table-cell>
              <table:table-cell office:value-type="float" office:value="0.047222">
                <text:p>0.04722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48247">
                <text:p>0.048247</text:p>
              </table:table-cell>
              <table:table-cell office:value-type="float" office:value="0.046725">
                <text:p>0.0467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46029">
                <text:p>0.046029</text:p>
              </table:table-cell>
              <table:table-cell office:value-type="float" office:value="0.050482">
                <text:p>0.05048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46049">
                <text:p>0.046049</text:p>
              </table:table-cell>
              <table:table-cell office:value-type="float" office:value="0.048092">
                <text:p>0.04809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44533">
                <text:p>0.044533</text:p>
              </table:table-cell>
              <table:table-cell office:value-type="float" office:value="0.046704">
                <text:p>0.04670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44157">
                <text:p>0.044157</text:p>
              </table:table-cell>
              <table:table-cell office:value-type="float" office:value="0.049416">
                <text:p>0.04941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44861">
                <text:p>0.044861</text:p>
              </table:table-cell>
              <table:table-cell office:value-type="float" office:value="0.047039">
                <text:p>0.04703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43257">
                <text:p>0.043257</text:p>
              </table:table-cell>
              <table:table-cell office:value-type="float" office:value="0.045831">
                <text:p>0.04583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43401">
                <text:p>0.043401</text:p>
              </table:table-cell>
              <table:table-cell office:value-type="float" office:value="0.045134">
                <text:p>0.04513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44581">
                <text:p>0.044581</text:p>
              </table:table-cell>
              <table:table-cell office:value-type="float" office:value="0.043327">
                <text:p>0.04332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45553">
                <text:p>0.045553</text:p>
              </table:table-cell>
              <table:table-cell office:value-type="float" office:value="0.045087">
                <text:p>0.04508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44688">
                <text:p>0.044688</text:p>
              </table:table-cell>
              <table:table-cell office:value-type="float" office:value="0.0449">
                <text:p>0.044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44009">
                <text:p>0.044009</text:p>
              </table:table-cell>
              <table:table-cell office:value-type="float" office:value="0.041379">
                <text:p>0.04137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43121">
                <text:p>0.043121</text:p>
              </table:table-cell>
              <table:table-cell office:value-type="float" office:value="0.045825">
                <text:p>0.0458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4162">
                <text:p>0.04162</text:p>
              </table:table-cell>
              <table:table-cell office:value-type="float" office:value="0.044201">
                <text:p>0.04420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44878">
                <text:p>0.044878</text:p>
              </table:table-cell>
              <table:table-cell office:value-type="float" office:value="0.041293">
                <text:p>0.04129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4223">
                <text:p>0.04223</text:p>
              </table:table-cell>
              <table:table-cell office:value-type="float" office:value="0.044365">
                <text:p>0.04436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4337">
                <text:p>0.04337</text:p>
              </table:table-cell>
              <table:table-cell office:value-type="float" office:value="0.042382">
                <text:p>0.04238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4167">
                <text:p>0.04167</text:p>
              </table:table-cell>
              <table:table-cell office:value-type="float" office:value="0.0443">
                <text:p>0.044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41932">
                <text:p>0.041932</text:p>
              </table:table-cell>
              <table:table-cell office:value-type="float" office:value="0.042978">
                <text:p>0.04297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4384">
                <text:p>0.04384</text:p>
              </table:table-cell>
              <table:table-cell office:value-type="float" office:value="0.042988">
                <text:p>0.04298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4185">
                <text:p>0.04185</text:p>
              </table:table-cell>
              <table:table-cell office:value-type="float" office:value="0.042814">
                <text:p>0.04281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4233">
                <text:p>0.04233</text:p>
              </table:table-cell>
              <table:table-cell office:value-type="float" office:value="0.04101">
                <text:p>0.0410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43617">
                <text:p>0.043617</text:p>
              </table:table-cell>
              <table:table-cell office:value-type="float" office:value="0.040558">
                <text:p>0.04055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42145">
                <text:p>0.042145</text:p>
              </table:table-cell>
              <table:table-cell office:value-type="float" office:value="0.042165">
                <text:p>0.04216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42349">
                <text:p>0.042349</text:p>
              </table:table-cell>
              <table:table-cell office:value-type="float" office:value="0.039198">
                <text:p>0.03919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41189">
                <text:p>0.041189</text:p>
              </table:table-cell>
              <table:table-cell office:value-type="float" office:value="0.039965">
                <text:p>0.03996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40995">
                <text:p>0.040995</text:p>
              </table:table-cell>
              <table:table-cell office:value-type="float" office:value="0.042782">
                <text:p>0.04278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43614">
                <text:p>0.043614</text:p>
              </table:table-cell>
              <table:table-cell office:value-type="float" office:value="0.036362">
                <text:p>0.03636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4074">
                <text:p>0.04074</text:p>
              </table:table-cell>
              <table:table-cell office:value-type="float" office:value="0.038526">
                <text:p>0.03852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41829">
                <text:p>0.041829</text:p>
              </table:table-cell>
              <table:table-cell office:value-type="float" office:value="0.040075">
                <text:p>0.04007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4005">
                <text:p>0.04005</text:p>
              </table:table-cell>
              <table:table-cell office:value-type="float" office:value="0.039738">
                <text:p>0.03973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4109">
                <text:p>0.04109</text:p>
              </table:table-cell>
              <table:table-cell office:value-type="float" office:value="0.040655">
                <text:p>0.04065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40143">
                <text:p>0.040143</text:p>
              </table:table-cell>
              <table:table-cell office:value-type="float" office:value="0.040493">
                <text:p>0.04049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38078">
                <text:p>0.038078</text:p>
              </table:table-cell>
              <table:table-cell office:value-type="float" office:value="0.038173">
                <text:p>0.03817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39141">
                <text:p>0.039141</text:p>
              </table:table-cell>
              <table:table-cell office:value-type="float" office:value="0.041087">
                <text:p>0.04108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40516">
                <text:p>0.040516</text:p>
              </table:table-cell>
              <table:table-cell office:value-type="float" office:value="0.041253">
                <text:p>0.04125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40604">
                <text:p>0.040604</text:p>
              </table:table-cell>
              <table:table-cell office:value-type="float" office:value="0.037723">
                <text:p>0.03772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38179">
                <text:p>0.038179</text:p>
              </table:table-cell>
              <table:table-cell office:value-type="float" office:value="0.03765">
                <text:p>0.0376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39344">
                <text:p>0.039344</text:p>
              </table:table-cell>
              <table:table-cell office:value-type="float" office:value="0.036977">
                <text:p>0.03697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35125">
                <text:p>0.035125</text:p>
              </table:table-cell>
              <table:table-cell office:value-type="float" office:value="0.040768">
                <text:p>0.04076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38589">
                <text:p>0.038589</text:p>
              </table:table-cell>
              <table:table-cell office:value-type="float" office:value="0.039825">
                <text:p>0.0398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38199">
                <text:p>0.038199</text:p>
              </table:table-cell>
              <table:table-cell office:value-type="float" office:value="0.039372">
                <text:p>0.03937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38775">
                <text:p>0.038775</text:p>
              </table:table-cell>
              <table:table-cell office:value-type="float" office:value="0.039265">
                <text:p>0.03926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37527">
                <text:p>0.037527</text:p>
              </table:table-cell>
              <table:table-cell office:value-type="float" office:value="0.038734">
                <text:p>0.03873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40146">
                <text:p>0.040146</text:p>
              </table:table-cell>
              <table:table-cell office:value-type="float" office:value="0.040659">
                <text:p>0.04065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38272">
                <text:p>0.038272</text:p>
              </table:table-cell>
              <table:table-cell office:value-type="float" office:value="0.03759">
                <text:p>0.0375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37099">
                <text:p>0.037099</text:p>
              </table:table-cell>
              <table:table-cell office:value-type="float" office:value="0.03582">
                <text:p>0.0358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38288">
                <text:p>0.038288</text:p>
              </table:table-cell>
              <table:table-cell office:value-type="float" office:value="0.039764">
                <text:p>0.03976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39187">
                <text:p>0.039187</text:p>
              </table:table-cell>
              <table:table-cell office:value-type="float" office:value="0.039691">
                <text:p>0.03969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36841">
                <text:p>0.036841</text:p>
              </table:table-cell>
              <table:table-cell office:value-type="float" office:value="0.043124">
                <text:p>0.04312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39082">
                <text:p>0.039082</text:p>
              </table:table-cell>
              <table:table-cell office:value-type="float" office:value="0.039257">
                <text:p>0.03925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37325">
                <text:p>0.037325</text:p>
              </table:table-cell>
              <table:table-cell office:value-type="float" office:value="0.039182">
                <text:p>0.03918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37461">
                <text:p>0.037461</text:p>
              </table:table-cell>
              <table:table-cell office:value-type="float" office:value="0.038203">
                <text:p>0.03820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37174">
                <text:p>0.037174</text:p>
              </table:table-cell>
              <table:table-cell office:value-type="float" office:value="0.035526">
                <text:p>0.03552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3763">
                <text:p>0.03763</text:p>
              </table:table-cell>
              <table:table-cell office:value-type="float" office:value="0.034417">
                <text:p>0.03441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35453">
                <text:p>0.035453</text:p>
              </table:table-cell>
              <table:table-cell office:value-type="float" office:value="0.037475">
                <text:p>0.03747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36379">
                <text:p>0.036379</text:p>
              </table:table-cell>
              <table:table-cell office:value-type="float" office:value="0.035776">
                <text:p>0.03577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3736">
                <text:p>0.03736</text:p>
              </table:table-cell>
              <table:table-cell office:value-type="float" office:value="0.035522">
                <text:p>0.03552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35908">
                <text:p>0.035908</text:p>
              </table:table-cell>
              <table:table-cell office:value-type="float" office:value="0.03811">
                <text:p>0.0381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36002">
                <text:p>0.036002</text:p>
              </table:table-cell>
              <table:table-cell office:value-type="float" office:value="0.035916">
                <text:p>0.03591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37588">
                <text:p>0.037588</text:p>
              </table:table-cell>
              <table:table-cell office:value-type="float" office:value="0.038471">
                <text:p>0.03847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35803">
                <text:p>0.035803</text:p>
              </table:table-cell>
              <table:table-cell office:value-type="float" office:value="0.035921">
                <text:p>0.03592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36489">
                <text:p>0.036489</text:p>
              </table:table-cell>
              <table:table-cell office:value-type="float" office:value="0.03629">
                <text:p>0.0362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36948">
                <text:p>0.036948</text:p>
              </table:table-cell>
              <table:table-cell office:value-type="float" office:value="0.035175">
                <text:p>0.03517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36505">
                <text:p>0.036505</text:p>
              </table:table-cell>
              <table:table-cell office:value-type="float" office:value="0.037004">
                <text:p>0.03700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37694">
                <text:p>0.037694</text:p>
              </table:table-cell>
              <table:table-cell office:value-type="float" office:value="0.037561">
                <text:p>0.03756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36422">
                <text:p>0.036422</text:p>
              </table:table-cell>
              <table:table-cell office:value-type="float" office:value="0.036394">
                <text:p>0.03639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37518">
                <text:p>0.037518</text:p>
              </table:table-cell>
              <table:table-cell office:value-type="float" office:value="0.033817">
                <text:p>0.03381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36051">
                <text:p>0.036051</text:p>
              </table:table-cell>
              <table:table-cell office:value-type="float" office:value="0.034764">
                <text:p>0.03476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36263">
                <text:p>0.036263</text:p>
              </table:table-cell>
              <table:table-cell office:value-type="float" office:value="0.035214">
                <text:p>0.03521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36608">
                <text:p>0.036608</text:p>
              </table:table-cell>
              <table:table-cell office:value-type="float" office:value="0.035565">
                <text:p>0.03556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37145">
                <text:p>0.037145</text:p>
              </table:table-cell>
              <table:table-cell office:value-type="float" office:value="0.034813">
                <text:p>0.03481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37374">
                <text:p>0.037374</text:p>
              </table:table-cell>
              <table:table-cell office:value-type="float" office:value="0.03443">
                <text:p>0.0344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35689">
                <text:p>0.035689</text:p>
              </table:table-cell>
              <table:table-cell office:value-type="float" office:value="0.036553">
                <text:p>0.03655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35841">
                <text:p>0.035841</text:p>
              </table:table-cell>
              <table:table-cell office:value-type="float" office:value="0.035707">
                <text:p>0.03570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36168">
                <text:p>0.036168</text:p>
              </table:table-cell>
              <table:table-cell office:value-type="float" office:value="0.03434">
                <text:p>0.0343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36026">
                <text:p>0.036026</text:p>
              </table:table-cell>
              <table:table-cell office:value-type="float" office:value="0.035645">
                <text:p>0.03564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34281">
                <text:p>0.034281</text:p>
              </table:table-cell>
              <table:table-cell office:value-type="float" office:value="0.037147">
                <text:p>0.03714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36532">
                <text:p>0.036532</text:p>
              </table:table-cell>
              <table:table-cell office:value-type="float" office:value="0.037844">
                <text:p>0.03784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35473">
                <text:p>0.035473</text:p>
              </table:table-cell>
              <table:table-cell office:value-type="float" office:value="0.031997">
                <text:p>0.03199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35524">
                <text:p>0.035524</text:p>
              </table:table-cell>
              <table:table-cell office:value-type="float" office:value="0.035656">
                <text:p>0.03565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34318">
                <text:p>0.034318</text:p>
              </table:table-cell>
              <table:table-cell office:value-type="float" office:value="0.035207">
                <text:p>0.03520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35541">
                <text:p>0.035541</text:p>
              </table:table-cell>
              <table:table-cell office:value-type="float" office:value="0.032084">
                <text:p>0.03208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35867">
                <text:p>0.035867</text:p>
              </table:table-cell>
              <table:table-cell office:value-type="float" office:value="0.032561">
                <text:p>0.03256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33732">
                <text:p>0.033732</text:p>
              </table:table-cell>
              <table:table-cell office:value-type="float" office:value="0.037281">
                <text:p>0.03728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3533">
                <text:p>0.03533</text:p>
              </table:table-cell>
              <table:table-cell office:value-type="float" office:value="0.034836">
                <text:p>0.03483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34434">
                <text:p>0.034434</text:p>
              </table:table-cell>
              <table:table-cell office:value-type="float" office:value="0.03733">
                <text:p>0.0373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35373">
                <text:p>0.035373</text:p>
              </table:table-cell>
              <table:table-cell office:value-type="float" office:value="0.033665">
                <text:p>0.03366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36527">
                <text:p>0.036527</text:p>
              </table:table-cell>
              <table:table-cell office:value-type="float" office:value="0.033476">
                <text:p>0.03347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33757">
                <text:p>0.033757</text:p>
              </table:table-cell>
              <table:table-cell office:value-type="float" office:value="0.034504">
                <text:p>0.03450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32607">
                <text:p>0.032607</text:p>
              </table:table-cell>
              <table:table-cell office:value-type="float" office:value="0.034781">
                <text:p>0.03478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34915">
                <text:p>0.034915</text:p>
              </table:table-cell>
              <table:table-cell office:value-type="float" office:value="0.033576">
                <text:p>0.03357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33435">
                <text:p>0.033435</text:p>
              </table:table-cell>
              <table:table-cell office:value-type="float" office:value="0.031053">
                <text:p>0.03105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35107">
                <text:p>0.035107</text:p>
              </table:table-cell>
              <table:table-cell office:value-type="float" office:value="0.036111">
                <text:p>0.03611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34786">
                <text:p>0.034786</text:p>
              </table:table-cell>
              <table:table-cell office:value-type="float" office:value="0.035765">
                <text:p>0.03576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34795">
                <text:p>0.034795</text:p>
              </table:table-cell>
              <table:table-cell office:value-type="float" office:value="0.035948">
                <text:p>0.03594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33453">
                <text:p>0.033453</text:p>
              </table:table-cell>
              <table:table-cell office:value-type="float" office:value="0.034875">
                <text:p>0.03487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33757">
                <text:p>0.033757</text:p>
              </table:table-cell>
              <table:table-cell office:value-type="float" office:value="0.033825">
                <text:p>0.03382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33487">
                <text:p>0.033487</text:p>
              </table:table-cell>
              <table:table-cell office:value-type="float" office:value="0.035326">
                <text:p>0.03532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33442">
                <text:p>0.033442</text:p>
              </table:table-cell>
              <table:table-cell office:value-type="float" office:value="0.034154">
                <text:p>0.03415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32681">
                <text:p>0.032681</text:p>
              </table:table-cell>
              <table:table-cell office:value-type="float" office:value="0.034393">
                <text:p>0.03439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33446">
                <text:p>0.033446</text:p>
              </table:table-cell>
              <table:table-cell office:value-type="float" office:value="0.031391">
                <text:p>0.03139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34017">
                <text:p>0.034017</text:p>
              </table:table-cell>
              <table:table-cell office:value-type="float" office:value="0.031659">
                <text:p>0.03165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33974">
                <text:p>0.033974</text:p>
              </table:table-cell>
              <table:table-cell office:value-type="float" office:value="0.036371">
                <text:p>0.03637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34">
                <text:p>0.034</text:p>
              </table:table-cell>
              <table:table-cell office:value-type="float" office:value="0.031529">
                <text:p>0.03152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32752">
                <text:p>0.032752</text:p>
              </table:table-cell>
              <table:table-cell office:value-type="float" office:value="0.032431">
                <text:p>0.03243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32505">
                <text:p>0.032505</text:p>
              </table:table-cell>
              <table:table-cell office:value-type="float" office:value="0.034036">
                <text:p>0.03403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33088">
                <text:p>0.033088</text:p>
              </table:table-cell>
              <table:table-cell office:value-type="float" office:value="0.034454">
                <text:p>0.03445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3302">
                <text:p>0.03302</text:p>
              </table:table-cell>
              <table:table-cell office:value-type="float" office:value="0.032131">
                <text:p>0.03213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32031">
                <text:p>0.032031</text:p>
              </table:table-cell>
              <table:table-cell office:value-type="float" office:value="0.031829">
                <text:p>0.03182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33647">
                <text:p>0.033647</text:p>
              </table:table-cell>
              <table:table-cell office:value-type="float" office:value="0.031387">
                <text:p>0.03138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34664">
                <text:p>0.034664</text:p>
              </table:table-cell>
              <table:table-cell office:value-type="float" office:value="0.034047">
                <text:p>0.03404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34928">
                <text:p>0.034928</text:p>
              </table:table-cell>
              <table:table-cell office:value-type="float" office:value="0.033617">
                <text:p>0.03361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32533">
                <text:p>0.032533</text:p>
              </table:table-cell>
              <table:table-cell office:value-type="float" office:value="0.035253">
                <text:p>0.03525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32167">
                <text:p>0.032167</text:p>
              </table:table-cell>
              <table:table-cell office:value-type="float" office:value="0.034428">
                <text:p>0.03442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32536">
                <text:p>0.032536</text:p>
              </table:table-cell>
              <table:table-cell office:value-type="float" office:value="0.0333">
                <text:p>0.033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30689">
                <text:p>0.030689</text:p>
              </table:table-cell>
              <table:table-cell office:value-type="float" office:value="0.036347">
                <text:p>0.03634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32572">
                <text:p>0.032572</text:p>
              </table:table-cell>
              <table:table-cell office:value-type="float" office:value="0.032332">
                <text:p>0.03233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33409">
                <text:p>0.033409</text:p>
              </table:table-cell>
              <table:table-cell office:value-type="float" office:value="0.035356">
                <text:p>0.03535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33088">
                <text:p>0.033088</text:p>
              </table:table-cell>
              <table:table-cell office:value-type="float" office:value="0.032161">
                <text:p>0.03216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31468">
                <text:p>0.031468</text:p>
              </table:table-cell>
              <table:table-cell office:value-type="float" office:value="0.032742">
                <text:p>0.03274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31666">
                <text:p>0.031666</text:p>
              </table:table-cell>
              <table:table-cell office:value-type="float" office:value="0.032044">
                <text:p>0.03204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33125">
                <text:p>0.033125</text:p>
              </table:table-cell>
              <table:table-cell office:value-type="float" office:value="0.034932">
                <text:p>0.03493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3302">
                <text:p>0.03302</text:p>
              </table:table-cell>
              <table:table-cell office:value-type="float" office:value="0.032371">
                <text:p>0.03237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32506">
                <text:p>0.032506</text:p>
              </table:table-cell>
              <table:table-cell office:value-type="float" office:value="0.034466">
                <text:p>0.03446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31945">
                <text:p>0.031945</text:p>
              </table:table-cell>
              <table:table-cell office:value-type="float" office:value="0.031793">
                <text:p>0.03179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31554">
                <text:p>0.031554</text:p>
              </table:table-cell>
              <table:table-cell office:value-type="float" office:value="0.035595">
                <text:p>0.03559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31711">
                <text:p>0.031711</text:p>
              </table:table-cell>
              <table:table-cell office:value-type="float" office:value="0.035803">
                <text:p>0.03580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34447">
                <text:p>0.034447</text:p>
              </table:table-cell>
              <table:table-cell office:value-type="float" office:value="0.032748">
                <text:p>0.03274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3289">
                <text:p>0.03289</text:p>
              </table:table-cell>
              <table:table-cell office:value-type="float" office:value="0.034968">
                <text:p>0.03496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30069">
                <text:p>0.030069</text:p>
              </table:table-cell>
              <table:table-cell office:value-type="float" office:value="0.031423">
                <text:p>0.03142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32252">
                <text:p>0.032252</text:p>
              </table:table-cell>
              <table:table-cell office:value-type="float" office:value="0.031711">
                <text:p>0.03171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31141">
                <text:p>0.031141</text:p>
              </table:table-cell>
              <table:table-cell office:value-type="float" office:value="0.032217">
                <text:p>0.03221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31756">
                <text:p>0.031756</text:p>
              </table:table-cell>
              <table:table-cell office:value-type="float" office:value="0.030509">
                <text:p>0.03050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32313">
                <text:p>0.032313</text:p>
              </table:table-cell>
              <table:table-cell office:value-type="float" office:value="0.031678">
                <text:p>0.03167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3237">
                <text:p>0.03237</text:p>
              </table:table-cell>
              <table:table-cell office:value-type="float" office:value="0.032625">
                <text:p>0.03262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33286">
                <text:p>0.033286</text:p>
              </table:table-cell>
              <table:table-cell office:value-type="float" office:value="0.03557">
                <text:p>0.0355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30996">
                <text:p>0.030996</text:p>
              </table:table-cell>
              <table:table-cell office:value-type="float" office:value="0.033943">
                <text:p>0.03394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32671">
                <text:p>0.032671</text:p>
              </table:table-cell>
              <table:table-cell office:value-type="float" office:value="0.033075">
                <text:p>0.03307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30687">
                <text:p>0.030687</text:p>
              </table:table-cell>
              <table:table-cell office:value-type="float" office:value="0.031628">
                <text:p>0.03162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31145">
                <text:p>0.031145</text:p>
              </table:table-cell>
              <table:table-cell office:value-type="float" office:value="0.030025">
                <text:p>0.03002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31748">
                <text:p>0.031748</text:p>
              </table:table-cell>
              <table:table-cell office:value-type="float" office:value="0.02795">
                <text:p>0.0279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32026">
                <text:p>0.032026</text:p>
              </table:table-cell>
              <table:table-cell office:value-type="float" office:value="0.032094">
                <text:p>0.03209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31995">
                <text:p>0.031995</text:p>
              </table:table-cell>
              <table:table-cell office:value-type="float" office:value="0.032207">
                <text:p>0.03220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31894">
                <text:p>0.031894</text:p>
              </table:table-cell>
              <table:table-cell office:value-type="float" office:value="0.030392">
                <text:p>0.03039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29981">
                <text:p>0.029981</text:p>
              </table:table-cell>
              <table:table-cell office:value-type="float" office:value="0.028615">
                <text:p>0.02861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32191">
                <text:p>0.032191</text:p>
              </table:table-cell>
              <table:table-cell office:value-type="float" office:value="0.030242">
                <text:p>0.03024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30689">
                <text:p>0.030689</text:p>
              </table:table-cell>
              <table:table-cell office:value-type="float" office:value="0.032542">
                <text:p>0.03254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30566">
                <text:p>0.030566</text:p>
              </table:table-cell>
              <table:table-cell office:value-type="float" office:value="0.027613">
                <text:p>0.02761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32363">
                <text:p>0.032363</text:p>
              </table:table-cell>
              <table:table-cell office:value-type="float" office:value="0.032776">
                <text:p>0.03277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33947">
                <text:p>0.033947</text:p>
              </table:table-cell>
              <table:table-cell office:value-type="float" office:value="0.03111">
                <text:p>0.0311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31527">
                <text:p>0.031527</text:p>
              </table:table-cell>
              <table:table-cell office:value-type="float" office:value="0.030244">
                <text:p>0.03024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29348">
                <text:p>0.029348</text:p>
              </table:table-cell>
              <table:table-cell office:value-type="float" office:value="0.031047">
                <text:p>0.03104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30319">
                <text:p>0.030319</text:p>
              </table:table-cell>
              <table:table-cell office:value-type="float" office:value="0.032187">
                <text:p>0.03218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31045">
                <text:p>0.031045</text:p>
              </table:table-cell>
              <table:table-cell office:value-type="float" office:value="0.030901">
                <text:p>0.03090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28964">
                <text:p>0.028964</text:p>
              </table:table-cell>
              <table:table-cell office:value-type="float" office:value="0.032024">
                <text:p>0.03202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32346">
                <text:p>0.032346</text:p>
              </table:table-cell>
              <table:table-cell office:value-type="float" office:value="0.031066">
                <text:p>0.03106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31224">
                <text:p>0.031224</text:p>
              </table:table-cell>
              <table:table-cell office:value-type="float" office:value="0.02934">
                <text:p>0.0293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30616">
                <text:p>0.030616</text:p>
              </table:table-cell>
              <table:table-cell office:value-type="float" office:value="0.029606">
                <text:p>0.02960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31133">
                <text:p>0.031133</text:p>
              </table:table-cell>
              <table:table-cell office:value-type="float" office:value="0.031202">
                <text:p>0.03120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30133">
                <text:p>0.030133</text:p>
              </table:table-cell>
              <table:table-cell office:value-type="float" office:value="0.030644">
                <text:p>0.03064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31653">
                <text:p>0.031653</text:p>
              </table:table-cell>
              <table:table-cell office:value-type="float" office:value="0.032413">
                <text:p>0.03241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30231">
                <text:p>0.030231</text:p>
              </table:table-cell>
              <table:table-cell office:value-type="float" office:value="0.031327">
                <text:p>0.03132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29383">
                <text:p>0.029383</text:p>
              </table:table-cell>
              <table:table-cell office:value-type="float" office:value="0.028136">
                <text:p>0.02813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29809">
                <text:p>0.029809</text:p>
              </table:table-cell>
              <table:table-cell office:value-type="float" office:value="0.026587">
                <text:p>0.02658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29607">
                <text:p>0.029607</text:p>
              </table:table-cell>
              <table:table-cell office:value-type="float" office:value="0.03137">
                <text:p>0.0313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29168">
                <text:p>0.029168</text:p>
              </table:table-cell>
              <table:table-cell office:value-type="float" office:value="0.030954">
                <text:p>0.03095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29931">
                <text:p>0.029931</text:p>
              </table:table-cell>
              <table:table-cell office:value-type="float" office:value="0.031626">
                <text:p>0.03162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31453">
                <text:p>0.031453</text:p>
              </table:table-cell>
              <table:table-cell office:value-type="float" office:value="0.032339">
                <text:p>0.03233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29238">
                <text:p>0.029238</text:p>
              </table:table-cell>
              <table:table-cell office:value-type="float" office:value="0.029449">
                <text:p>0.02944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29714">
                <text:p>0.029714</text:p>
              </table:table-cell>
              <table:table-cell office:value-type="float" office:value="0.030468">
                <text:p>0.03046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28736">
                <text:p>0.028736</text:p>
              </table:table-cell>
              <table:table-cell office:value-type="float" office:value="0.030418">
                <text:p>0.03041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30113">
                <text:p>0.030113</text:p>
              </table:table-cell>
              <table:table-cell office:value-type="float" office:value="0.028156">
                <text:p>0.02815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30457">
                <text:p>0.030457</text:p>
              </table:table-cell>
              <table:table-cell office:value-type="float" office:value="0.031681">
                <text:p>0.03168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30152">
                <text:p>0.030152</text:p>
              </table:table-cell>
              <table:table-cell office:value-type="float" office:value="0.031593">
                <text:p>0.03159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30306">
                <text:p>0.030306</text:p>
              </table:table-cell>
              <table:table-cell office:value-type="float" office:value="0.030357">
                <text:p>0.03035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31611">
                <text:p>0.031611</text:p>
              </table:table-cell>
              <table:table-cell office:value-type="float" office:value="0.031031">
                <text:p>0.03103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31085">
                <text:p>0.031085</text:p>
              </table:table-cell>
              <table:table-cell office:value-type="float" office:value="0.027955">
                <text:p>0.02795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29285">
                <text:p>0.029285</text:p>
              </table:table-cell>
              <table:table-cell office:value-type="float" office:value="0.028734">
                <text:p>0.02873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31036">
                <text:p>0.031036</text:p>
              </table:table-cell>
              <table:table-cell office:value-type="float" office:value="0.031867">
                <text:p>0.03186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3017">
                <text:p>0.03017</text:p>
              </table:table-cell>
              <table:table-cell office:value-type="float" office:value="0.030825">
                <text:p>0.03082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28306">
                <text:p>0.028306</text:p>
              </table:table-cell>
              <table:table-cell office:value-type="float" office:value="0.029192">
                <text:p>0.02919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2733">
                <text:p>0.02733</text:p>
              </table:table-cell>
              <table:table-cell office:value-type="float" office:value="0.031736">
                <text:p>0.03173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28216">
                <text:p>0.028216</text:p>
              </table:table-cell>
              <table:table-cell office:value-type="float" office:value="0.030264">
                <text:p>0.03026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27713">
                <text:p>0.027713</text:p>
              </table:table-cell>
              <table:table-cell office:value-type="float" office:value="0.030335">
                <text:p>0.03033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31649">
                <text:p>0.031649</text:p>
              </table:table-cell>
              <table:table-cell office:value-type="float" office:value="0.030934">
                <text:p>0.03093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29618">
                <text:p>0.029618</text:p>
              </table:table-cell>
              <table:table-cell office:value-type="float" office:value="0.028867">
                <text:p>0.02886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2914">
                <text:p>0.02914</text:p>
              </table:table-cell>
              <table:table-cell office:value-type="float" office:value="0.030465">
                <text:p>0.03046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29324">
                <text:p>0.029324</text:p>
              </table:table-cell>
              <table:table-cell office:value-type="float" office:value="0.028754">
                <text:p>0.02875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28736">
                <text:p>0.028736</text:p>
              </table:table-cell>
              <table:table-cell office:value-type="float" office:value="0.027201">
                <text:p>0.02720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29617">
                <text:p>0.029617</text:p>
              </table:table-cell>
              <table:table-cell office:value-type="float" office:value="0.029758">
                <text:p>0.02975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30496">
                <text:p>0.030496</text:p>
              </table:table-cell>
              <table:table-cell office:value-type="float" office:value="0.027863">
                <text:p>0.02786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29183">
                <text:p>0.029183</text:p>
              </table:table-cell>
              <table:table-cell office:value-type="float" office:value="0.029175">
                <text:p>0.02917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30031">
                <text:p>0.030031</text:p>
              </table:table-cell>
              <table:table-cell office:value-type="float" office:value="0.028471">
                <text:p>0.02847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29444">
                <text:p>0.029444</text:p>
              </table:table-cell>
              <table:table-cell office:value-type="float" office:value="0.030275">
                <text:p>0.03027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30347">
                <text:p>0.030347</text:p>
              </table:table-cell>
              <table:table-cell office:value-type="float" office:value="0.027193">
                <text:p>0.02719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29041">
                <text:p>0.029041</text:p>
              </table:table-cell>
              <table:table-cell office:value-type="float" office:value="0.02682">
                <text:p>0.0268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29081">
                <text:p>0.029081</text:p>
              </table:table-cell>
              <table:table-cell office:value-type="float" office:value="0.029896">
                <text:p>0.02989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27906">
                <text:p>0.027906</text:p>
              </table:table-cell>
              <table:table-cell office:value-type="float" office:value="0.027677">
                <text:p>0.02767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30587">
                <text:p>0.030587</text:p>
              </table:table-cell>
              <table:table-cell office:value-type="float" office:value="0.026787">
                <text:p>0.02678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27524">
                <text:p>0.027524</text:p>
              </table:table-cell>
              <table:table-cell office:value-type="float" office:value="0.029453">
                <text:p>0.02945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28332">
                <text:p>0.028332</text:p>
              </table:table-cell>
              <table:table-cell office:value-type="float" office:value="0.02668">
                <text:p>0.0266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29914">
                <text:p>0.029914</text:p>
              </table:table-cell>
              <table:table-cell office:value-type="float" office:value="0.029521">
                <text:p>0.02952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27453">
                <text:p>0.027453</text:p>
              </table:table-cell>
              <table:table-cell office:value-type="float" office:value="0.030361">
                <text:p>0.03036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28919">
                <text:p>0.028919</text:p>
              </table:table-cell>
              <table:table-cell office:value-type="float" office:value="0.02904">
                <text:p>0.0290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29912">
                <text:p>0.029912</text:p>
              </table:table-cell>
              <table:table-cell office:value-type="float" office:value="0.030762">
                <text:p>0.03076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28195">
                <text:p>0.028195</text:p>
              </table:table-cell>
              <table:table-cell office:value-type="float" office:value="0.025076">
                <text:p>0.02507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29597">
                <text:p>0.029597</text:p>
              </table:table-cell>
              <table:table-cell office:value-type="float" office:value="0.027282">
                <text:p>0.02728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29048">
                <text:p>0.029048</text:p>
              </table:table-cell>
              <table:table-cell office:value-type="float" office:value="0.02889">
                <text:p>0.0288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29291">
                <text:p>0.029291</text:p>
              </table:table-cell>
              <table:table-cell office:value-type="float" office:value="0.029872">
                <text:p>0.02987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2848">
                <text:p>0.02848</text:p>
              </table:table-cell>
              <table:table-cell office:value-type="float" office:value="0.02889">
                <text:p>0.0288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26807">
                <text:p>0.026807</text:p>
              </table:table-cell>
              <table:table-cell office:value-type="float" office:value="0.030186">
                <text:p>0.03018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30026">
                <text:p>0.030026</text:p>
              </table:table-cell>
              <table:table-cell office:value-type="float" office:value="0.028302">
                <text:p>0.02830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28673">
                <text:p>0.028673</text:p>
              </table:table-cell>
              <table:table-cell office:value-type="float" office:value="0.029662">
                <text:p>0.02966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28395">
                <text:p>0.028395</text:p>
              </table:table-cell>
              <table:table-cell office:value-type="float" office:value="0.028007">
                <text:p>0.02800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28756">
                <text:p>0.028756</text:p>
              </table:table-cell>
              <table:table-cell office:value-type="float" office:value="0.027097">
                <text:p>0.02709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29762">
                <text:p>0.029762</text:p>
              </table:table-cell>
              <table:table-cell office:value-type="float" office:value="0.027204">
                <text:p>0.02720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29134">
                <text:p>0.029134</text:p>
              </table:table-cell>
              <table:table-cell office:value-type="float" office:value="0.029862">
                <text:p>0.02986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29037">
                <text:p>0.029037</text:p>
              </table:table-cell>
              <table:table-cell office:value-type="float" office:value="0.026378">
                <text:p>0.02637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29695">
                <text:p>0.029695</text:p>
              </table:table-cell>
              <table:table-cell office:value-type="float" office:value="0.029614">
                <text:p>0.02961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30824">
                <text:p>0.030824</text:p>
              </table:table-cell>
              <table:table-cell office:value-type="float" office:value="0.027441">
                <text:p>0.02744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29241">
                <text:p>0.029241</text:p>
              </table:table-cell>
              <table:table-cell office:value-type="float" office:value="0.027962">
                <text:p>0.02796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29563">
                <text:p>0.029563</text:p>
              </table:table-cell>
              <table:table-cell office:value-type="float" office:value="0.030954">
                <text:p>0.03095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28873">
                <text:p>0.028873</text:p>
              </table:table-cell>
              <table:table-cell office:value-type="float" office:value="0.027646">
                <text:p>0.02764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27929">
                <text:p>0.027929</text:p>
              </table:table-cell>
              <table:table-cell office:value-type="float" office:value="0.028593">
                <text:p>0.02859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29088">
                <text:p>0.029088</text:p>
              </table:table-cell>
              <table:table-cell office:value-type="float" office:value="0.028586">
                <text:p>0.02858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29594">
                <text:p>0.029594</text:p>
              </table:table-cell>
              <table:table-cell office:value-type="float" office:value="0.029035">
                <text:p>0.02903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28176">
                <text:p>0.028176</text:p>
              </table:table-cell>
              <table:table-cell office:value-type="float" office:value="0.029818">
                <text:p>0.02981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28193">
                <text:p>0.028193</text:p>
              </table:table-cell>
              <table:table-cell office:value-type="float" office:value="0.030389">
                <text:p>0.03038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30469">
                <text:p>0.030469</text:p>
              </table:table-cell>
              <table:table-cell office:value-type="float" office:value="0.029992">
                <text:p>0.02999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27877">
                <text:p>0.027877</text:p>
              </table:table-cell>
              <table:table-cell office:value-type="float" office:value="0.028119">
                <text:p>0.02811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29024">
                <text:p>0.029024</text:p>
              </table:table-cell>
              <table:table-cell office:value-type="float" office:value="0.027147">
                <text:p>0.02714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2878">
                <text:p>0.02878</text:p>
              </table:table-cell>
              <table:table-cell office:value-type="float" office:value="0.028337">
                <text:p>0.02833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27534">
                <text:p>0.027534</text:p>
              </table:table-cell>
              <table:table-cell office:value-type="float" office:value="0.031391">
                <text:p>0.03139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2886">
                <text:p>0.02886</text:p>
              </table:table-cell>
              <table:table-cell office:value-type="float" office:value="0.028403">
                <text:p>0.02840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2975">
                <text:p>0.02975</text:p>
              </table:table-cell>
              <table:table-cell office:value-type="float" office:value="0.029681">
                <text:p>0.02968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27826">
                <text:p>0.027826</text:p>
              </table:table-cell>
              <table:table-cell office:value-type="float" office:value="0.026491">
                <text:p>0.02649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29242">
                <text:p>0.029242</text:p>
              </table:table-cell>
              <table:table-cell office:value-type="float" office:value="0.028818">
                <text:p>0.02881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28571">
                <text:p>0.028571</text:p>
              </table:table-cell>
              <table:table-cell office:value-type="float" office:value="0.028001">
                <text:p>0.02800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29246">
                <text:p>0.029246</text:p>
              </table:table-cell>
              <table:table-cell office:value-type="float" office:value="0.027298">
                <text:p>0.02729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27249">
                <text:p>0.027249</text:p>
              </table:table-cell>
              <table:table-cell office:value-type="float" office:value="0.028655">
                <text:p>0.02865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28018">
                <text:p>0.028018</text:p>
              </table:table-cell>
              <table:table-cell office:value-type="float" office:value="0.027797">
                <text:p>0.02779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28733">
                <text:p>0.028733</text:p>
              </table:table-cell>
              <table:table-cell office:value-type="float" office:value="0.024999">
                <text:p>0.02499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29989">
                <text:p>0.029989</text:p>
              </table:table-cell>
              <table:table-cell office:value-type="float" office:value="0.028107">
                <text:p>0.02810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26453">
                <text:p>0.026453</text:p>
              </table:table-cell>
              <table:table-cell office:value-type="float" office:value="0.028692">
                <text:p>0.02869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28164">
                <text:p>0.028164</text:p>
              </table:table-cell>
              <table:table-cell office:value-type="float" office:value="0.029223">
                <text:p>0.02922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28775">
                <text:p>0.028775</text:p>
              </table:table-cell>
              <table:table-cell office:value-type="float" office:value="0.027957">
                <text:p>0.02795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27919">
                <text:p>0.027919</text:p>
              </table:table-cell>
              <table:table-cell office:value-type="float" office:value="0.028348">
                <text:p>0.02834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30741">
                <text:p>0.030741</text:p>
              </table:table-cell>
              <table:table-cell office:value-type="float" office:value="0.028044">
                <text:p>0.02804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28591">
                <text:p>0.028591</text:p>
              </table:table-cell>
              <table:table-cell office:value-type="float" office:value="0.028106">
                <text:p>0.02810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28314">
                <text:p>0.028314</text:p>
              </table:table-cell>
              <table:table-cell office:value-type="float" office:value="0.028353">
                <text:p>0.02835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27849">
                <text:p>0.027849</text:p>
              </table:table-cell>
              <table:table-cell office:value-type="float" office:value="0.027543">
                <text:p>0.02754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26858">
                <text:p>0.026858</text:p>
              </table:table-cell>
              <table:table-cell office:value-type="float" office:value="0.027009">
                <text:p>0.02700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28021">
                <text:p>0.028021</text:p>
              </table:table-cell>
              <table:table-cell office:value-type="float" office:value="0.029274">
                <text:p>0.02927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26283">
                <text:p>0.026283</text:p>
              </table:table-cell>
              <table:table-cell office:value-type="float" office:value="0.02905">
                <text:p>0.0290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27893">
                <text:p>0.027893</text:p>
              </table:table-cell>
              <table:table-cell office:value-type="float" office:value="0.029182">
                <text:p>0.02918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28937">
                <text:p>0.028937</text:p>
              </table:table-cell>
              <table:table-cell office:value-type="float" office:value="0.026902">
                <text:p>0.02690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29264">
                <text:p>0.029264</text:p>
              </table:table-cell>
              <table:table-cell office:value-type="float" office:value="0.027923">
                <text:p>0.02792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27273">
                <text:p>0.027273</text:p>
              </table:table-cell>
              <table:table-cell office:value-type="float" office:value="0.027488">
                <text:p>0.02748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25894">
                <text:p>0.025894</text:p>
              </table:table-cell>
              <table:table-cell office:value-type="float" office:value="0.029541">
                <text:p>0.02954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29213">
                <text:p>0.029213</text:p>
              </table:table-cell>
              <table:table-cell office:value-type="float" office:value="0.027487">
                <text:p>0.02748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28814">
                <text:p>0.028814</text:p>
              </table:table-cell>
              <table:table-cell office:value-type="float" office:value="0.029416">
                <text:p>0.02941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27761">
                <text:p>0.027761</text:p>
              </table:table-cell>
              <table:table-cell office:value-type="float" office:value="0.026253">
                <text:p>0.02625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28204">
                <text:p>0.028204</text:p>
              </table:table-cell>
              <table:table-cell office:value-type="float" office:value="0.027938">
                <text:p>0.02793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3002">
                <text:p>0.03002</text:p>
              </table:table-cell>
              <table:table-cell office:value-type="float" office:value="0.026544">
                <text:p>0.02654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28791">
                <text:p>0.028791</text:p>
              </table:table-cell>
              <table:table-cell office:value-type="float" office:value="0.029274">
                <text:p>0.02927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27653">
                <text:p>0.027653</text:p>
              </table:table-cell>
              <table:table-cell office:value-type="float" office:value="0.027376">
                <text:p>0.02737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29716">
                <text:p>0.029716</text:p>
              </table:table-cell>
              <table:table-cell office:value-type="float" office:value="0.031172">
                <text:p>0.03117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27077">
                <text:p>0.027077</text:p>
              </table:table-cell>
              <table:table-cell office:value-type="float" office:value="0.026157">
                <text:p>0.02615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28464">
                <text:p>0.028464</text:p>
              </table:table-cell>
              <table:table-cell office:value-type="float" office:value="0.02967">
                <text:p>0.0296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29869">
                <text:p>0.029869</text:p>
              </table:table-cell>
              <table:table-cell office:value-type="float" office:value="0.025949">
                <text:p>0.02594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27981">
                <text:p>0.027981</text:p>
              </table:table-cell>
              <table:table-cell office:value-type="float" office:value="0.028399">
                <text:p>0.02839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27305">
                <text:p>0.027305</text:p>
              </table:table-cell>
              <table:table-cell office:value-type="float" office:value="0.026958">
                <text:p>0.02695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29807">
                <text:p>0.029807</text:p>
              </table:table-cell>
              <table:table-cell office:value-type="float" office:value="0.024758">
                <text:p>0.02475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2912">
                <text:p>0.02912</text:p>
              </table:table-cell>
              <table:table-cell office:value-type="float" office:value="0.027236">
                <text:p>0.02723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28566">
                <text:p>0.028566</text:p>
              </table:table-cell>
              <table:table-cell office:value-type="float" office:value="0.026627">
                <text:p>0.02662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30653">
                <text:p>0.030653</text:p>
              </table:table-cell>
              <table:table-cell office:value-type="float" office:value="0.026313">
                <text:p>0.02631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27815">
                <text:p>0.027815</text:p>
              </table:table-cell>
              <table:table-cell office:value-type="float" office:value="0.0248">
                <text:p>0.024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27746">
                <text:p>0.027746</text:p>
              </table:table-cell>
              <table:table-cell office:value-type="float" office:value="0.028779">
                <text:p>0.02877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2909">
                <text:p>0.02909</text:p>
              </table:table-cell>
              <table:table-cell office:value-type="float" office:value="0.026668">
                <text:p>0.02666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29479">
                <text:p>0.029479</text:p>
              </table:table-cell>
              <table:table-cell office:value-type="float" office:value="0.031131">
                <text:p>0.03113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27169">
                <text:p>0.027169</text:p>
              </table:table-cell>
              <table:table-cell office:value-type="float" office:value="0.02821">
                <text:p>0.0282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26764">
                <text:p>0.026764</text:p>
              </table:table-cell>
              <table:table-cell office:value-type="float" office:value="0.028297">
                <text:p>0.02829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28141">
                <text:p>0.028141</text:p>
              </table:table-cell>
              <table:table-cell office:value-type="float" office:value="0.026363">
                <text:p>0.02636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28849">
                <text:p>0.028849</text:p>
              </table:table-cell>
              <table:table-cell office:value-type="float" office:value="0.030421">
                <text:p>0.03042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27734">
                <text:p>0.027734</text:p>
              </table:table-cell>
              <table:table-cell office:value-type="float" office:value="0.027361">
                <text:p>0.02736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28641">
                <text:p>0.028641</text:p>
              </table:table-cell>
              <table:table-cell office:value-type="float" office:value="0.028651">
                <text:p>0.02865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28177">
                <text:p>0.028177</text:p>
              </table:table-cell>
              <table:table-cell office:value-type="float" office:value="0.028517">
                <text:p>0.02851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29931">
                <text:p>0.029931</text:p>
              </table:table-cell>
              <table:table-cell office:value-type="float" office:value="0.027211">
                <text:p>0.02721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29334">
                <text:p>0.029334</text:p>
              </table:table-cell>
              <table:table-cell office:value-type="float" office:value="0.026903">
                <text:p>0.02690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27118">
                <text:p>0.027118</text:p>
              </table:table-cell>
              <table:table-cell office:value-type="float" office:value="0.026306">
                <text:p>0.02630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26209">
                <text:p>0.026209</text:p>
              </table:table-cell>
              <table:table-cell office:value-type="float" office:value="0.025688">
                <text:p>0.02568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26411">
                <text:p>0.026411</text:p>
              </table:table-cell>
              <table:table-cell office:value-type="float" office:value="0.028329">
                <text:p>0.02832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26334">
                <text:p>0.026334</text:p>
              </table:table-cell>
              <table:table-cell office:value-type="float" office:value="0.028046">
                <text:p>0.02804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27782">
                <text:p>0.027782</text:p>
              </table:table-cell>
              <table:table-cell office:value-type="float" office:value="0.02753">
                <text:p>0.0275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25739">
                <text:p>0.025739</text:p>
              </table:table-cell>
              <table:table-cell office:value-type="float" office:value="0.027757">
                <text:p>0.02775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28414">
                <text:p>0.028414</text:p>
              </table:table-cell>
              <table:table-cell office:value-type="float" office:value="0.027939">
                <text:p>0.02793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28724">
                <text:p>0.028724</text:p>
              </table:table-cell>
              <table:table-cell office:value-type="float" office:value="0.031093">
                <text:p>0.03109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29434">
                <text:p>0.029434</text:p>
              </table:table-cell>
              <table:table-cell office:value-type="float" office:value="0.0294">
                <text:p>0.029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29284">
                <text:p>0.029284</text:p>
              </table:table-cell>
              <table:table-cell office:value-type="float" office:value="0.028908">
                <text:p>0.02890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27959">
                <text:p>0.027959</text:p>
              </table:table-cell>
              <table:table-cell office:value-type="float" office:value="0.026182">
                <text:p>0.02618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27288">
                <text:p>0.027288</text:p>
              </table:table-cell>
              <table:table-cell office:value-type="float" office:value="0.027234">
                <text:p>0.02723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27453">
                <text:p>0.027453</text:p>
              </table:table-cell>
              <table:table-cell office:value-type="float" office:value="0.028154">
                <text:p>0.02815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27822">
                <text:p>0.027822</text:p>
              </table:table-cell>
              <table:table-cell office:value-type="float" office:value="0.029738">
                <text:p>0.02973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2819">
                <text:p>0.02819</text:p>
              </table:table-cell>
              <table:table-cell office:value-type="float" office:value="0.025598">
                <text:p>0.02559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29102">
                <text:p>0.029102</text:p>
              </table:table-cell>
              <table:table-cell office:value-type="float" office:value="0.026915">
                <text:p>0.02691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27878">
                <text:p>0.027878</text:p>
              </table:table-cell>
              <table:table-cell office:value-type="float" office:value="0.027908">
                <text:p>0.02790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27434">
                <text:p>0.027434</text:p>
              </table:table-cell>
              <table:table-cell office:value-type="float" office:value="0.02761">
                <text:p>0.0276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28034">
                <text:p>0.028034</text:p>
              </table:table-cell>
              <table:table-cell office:value-type="float" office:value="0.03232">
                <text:p>0.0323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28989">
                <text:p>0.028989</text:p>
              </table:table-cell>
              <table:table-cell office:value-type="float" office:value="0.029251">
                <text:p>0.02925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2925">
                <text:p>0.02925</text:p>
              </table:table-cell>
              <table:table-cell office:value-type="float" office:value="0.028164">
                <text:p>0.02816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27445">
                <text:p>0.027445</text:p>
              </table:table-cell>
              <table:table-cell office:value-type="float" office:value="0.029884">
                <text:p>0.02988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28458">
                <text:p>0.028458</text:p>
              </table:table-cell>
              <table:table-cell office:value-type="float" office:value="0.024652">
                <text:p>0.02465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28423">
                <text:p>0.028423</text:p>
              </table:table-cell>
              <table:table-cell office:value-type="float" office:value="0.028118">
                <text:p>0.02811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2903">
                <text:p>0.02903</text:p>
              </table:table-cell>
              <table:table-cell office:value-type="float" office:value="0.029018">
                <text:p>0.02901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28314">
                <text:p>0.028314</text:p>
              </table:table-cell>
              <table:table-cell office:value-type="float" office:value="0.032287">
                <text:p>0.03228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29522">
                <text:p>0.029522</text:p>
              </table:table-cell>
              <table:table-cell office:value-type="float" office:value="0.028049">
                <text:p>0.02804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2872">
                <text:p>0.02872</text:p>
              </table:table-cell>
              <table:table-cell office:value-type="float" office:value="0.027255">
                <text:p>0.02725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2742">
                <text:p>0.02742</text:p>
              </table:table-cell>
              <table:table-cell office:value-type="float" office:value="0.030026">
                <text:p>0.03002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25821">
                <text:p>0.025821</text:p>
              </table:table-cell>
              <table:table-cell office:value-type="float" office:value="0.026248">
                <text:p>0.02624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30046">
                <text:p>0.030046</text:p>
              </table:table-cell>
              <table:table-cell office:value-type="float" office:value="0.029747">
                <text:p>0.02974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29904">
                <text:p>0.029904</text:p>
              </table:table-cell>
              <table:table-cell office:value-type="float" office:value="0.027552">
                <text:p>0.02755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27081">
                <text:p>0.027081</text:p>
              </table:table-cell>
              <table:table-cell office:value-type="float" office:value="0.027714">
                <text:p>0.02771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28457">
                <text:p>0.028457</text:p>
              </table:table-cell>
              <table:table-cell office:value-type="float" office:value="0.027234">
                <text:p>0.02723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27941">
                <text:p>0.027941</text:p>
              </table:table-cell>
              <table:table-cell office:value-type="float" office:value="0.030932">
                <text:p>0.03093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26544">
                <text:p>0.026544</text:p>
              </table:table-cell>
              <table:table-cell office:value-type="float" office:value="0.029356">
                <text:p>0.02935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28718">
                <text:p>0.028718</text:p>
              </table:table-cell>
              <table:table-cell office:value-type="float" office:value="0.028383">
                <text:p>0.02838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27303">
                <text:p>0.027303</text:p>
              </table:table-cell>
              <table:table-cell office:value-type="float" office:value="0.030756">
                <text:p>0.03075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2763">
                <text:p>0.02763</text:p>
              </table:table-cell>
              <table:table-cell office:value-type="float" office:value="0.028321">
                <text:p>0.02832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30482">
                <text:p>0.030482</text:p>
              </table:table-cell>
              <table:table-cell office:value-type="float" office:value="0.027471">
                <text:p>0.02747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28686">
                <text:p>0.028686</text:p>
              </table:table-cell>
              <table:table-cell office:value-type="float" office:value="0.032013">
                <text:p>0.03201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26149">
                <text:p>0.026149</text:p>
              </table:table-cell>
              <table:table-cell office:value-type="float" office:value="0.028445">
                <text:p>0.02844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30335">
                <text:p>0.030335</text:p>
              </table:table-cell>
              <table:table-cell office:value-type="float" office:value="0.026824">
                <text:p>0.02682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27939">
                <text:p>0.027939</text:p>
              </table:table-cell>
              <table:table-cell office:value-type="float" office:value="0.028748">
                <text:p>0.02874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28183">
                <text:p>0.028183</text:p>
              </table:table-cell>
              <table:table-cell office:value-type="float" office:value="0.025978">
                <text:p>0.02597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31283">
                <text:p>0.031283</text:p>
              </table:table-cell>
              <table:table-cell office:value-type="float" office:value="0.027136">
                <text:p>0.02713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28511">
                <text:p>0.028511</text:p>
              </table:table-cell>
              <table:table-cell office:value-type="float" office:value="0.027739">
                <text:p>0.02773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30038">
                <text:p>0.030038</text:p>
              </table:table-cell>
              <table:table-cell office:value-type="float" office:value="0.028097">
                <text:p>0.02809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25818">
                <text:p>0.025818</text:p>
              </table:table-cell>
              <table:table-cell office:value-type="float" office:value="0.030407">
                <text:p>0.03040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28952">
                <text:p>0.028952</text:p>
              </table:table-cell>
              <table:table-cell office:value-type="float" office:value="0.026889">
                <text:p>0.02688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2684">
                <text:p>0.02684</text:p>
              </table:table-cell>
              <table:table-cell office:value-type="float" office:value="0.029388">
                <text:p>0.02938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29008">
                <text:p>0.029008</text:p>
              </table:table-cell>
              <table:table-cell office:value-type="float" office:value="0.025505">
                <text:p>0.02550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28004">
                <text:p>0.028004</text:p>
              </table:table-cell>
              <table:table-cell office:value-type="float" office:value="0.02854">
                <text:p>0.0285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28461">
                <text:p>0.028461</text:p>
              </table:table-cell>
              <table:table-cell office:value-type="float" office:value="0.029157">
                <text:p>0.02915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27319">
                <text:p>0.027319</text:p>
              </table:table-cell>
              <table:table-cell office:value-type="float" office:value="0.026712">
                <text:p>0.02671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28001">
                <text:p>0.028001</text:p>
              </table:table-cell>
              <table:table-cell office:value-type="float" office:value="0.026987">
                <text:p>0.02698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29329">
                <text:p>0.029329</text:p>
              </table:table-cell>
              <table:table-cell office:value-type="float" office:value="0.029369">
                <text:p>0.02936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28654">
                <text:p>0.028654</text:p>
              </table:table-cell>
              <table:table-cell office:value-type="float" office:value="0.031325">
                <text:p>0.03132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30487">
                <text:p>0.030487</text:p>
              </table:table-cell>
              <table:table-cell office:value-type="float" office:value="0.029914">
                <text:p>0.02991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28477">
                <text:p>0.028477</text:p>
              </table:table-cell>
              <table:table-cell office:value-type="float" office:value="0.03112">
                <text:p>0.0311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2998">
                <text:p>0.02998</text:p>
              </table:table-cell>
              <table:table-cell office:value-type="float" office:value="0.030814">
                <text:p>0.03081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